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10.82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4.537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5.431cm"/>
    </style:style>
    <style:style style:name="co10" style:family="table-column">
      <style:table-column-properties fo:break-before="auto" style:column-width="6.664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7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0.794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1.191cm" fo:break-before="auto" style:use-optimal-row-height="true"/>
    </style:style>
    <style:style style:name="ro9" style:family="table-row">
      <style:table-row-properties style:row-height="1.217cm" fo:break-before="auto" style:use-optimal-row-height="true"/>
    </style:style>
    <style:style style:name="ro10" style:family="table-row">
      <style:table-row-properties style:row-height="0.766cm" fo:break-before="auto" style:use-optimal-row-height="true"/>
    </style:style>
    <style:style style:name="ro11" style:family="table-row">
      <style:table-row-properties style:row-height="0.926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1.864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ro15" style:family="table-row">
      <style:table-row-properties style:row-height="1.166cm" fo:break-before="auto" style:use-optimal-row-height="true"/>
    </style:style>
    <style:style style:name="ro16" style:family="table-row">
      <style:table-row-properties style:row-height="0.822cm" fo:break-before="auto" style:use-optimal-row-height="false"/>
    </style:style>
    <style:style style:name="ro17" style:family="table-row">
      <style:table-row-properties style:row-height="1.513cm" fo:break-before="auto" style:use-optimal-row-height="true"/>
    </style:style>
    <style:style style:name="ro18" style:family="table-row">
      <style:table-row-properties style:row-height="0.591cm" fo:break-before="auto" style:use-optimal-row-height="true"/>
    </style:style>
    <style:style style:name="ro19" style:family="table-row">
      <style:table-row-properties style:row-height="0.624cm" fo:break-before="auto" style:use-optimal-row-height="true"/>
    </style:style>
    <style:style style:name="ta1" style:family="table" style:master-page-name="PageStyle_5f_INV_5f_global">
      <style:table-properties table:display="true" style:writing-mode="lr-tb"/>
    </style:style>
    <style:style style:name="ta2" style:family="table" style:master-page-name="PageStyle_5f_INV_5f_renov_5f_geste">
      <style:table-properties table:display="true" style:writing-mode="lr-tb"/>
    </style:style>
    <style:style style:name="ta3" style:family="table" style:master-page-name="PageStyle_5f_INV_5f_sy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Normal_5f_INV_5f_global">
      <style:table-cell-properties fo:background-color="transparent" style:rotation-align="none"/>
    </style:style>
    <style:style style:name="ce3" style:family="table-cell" style:parent-style-name="Default" style:data-style-name="N2"/>
    <style:style style:name="ce4" style:family="table-cell" style:parent-style-name="Default" style:data-style-name="N61">
      <style:table-cell-properties fo:padding="0.071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5b9bd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12">
      <style:table-cell-properties style:rotation-align="none"/>
    </style:style>
    <style:style style:name="ce18" style:family="table-cell" style:parent-style-name="Default" style:data-style-name="N112"/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rotation-align="non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XLConnect.Header">
      <style:table-cell-properties style:rotation-align="none"/>
    </style:style>
    <style:style style:name="ce27" style:family="table-cell" style:parent-style-name="XLConnect.String">
      <style:table-cell-properties style:rotation-align="none"/>
    </style:style>
    <style:style style:name="ce28" style:family="table-cell" style:parent-style-name="XLConnect.String">
      <style:table-cell-properties fo:background-color="transparent" style:rotation-align="none"/>
    </style:style>
    <style:style style:name="ce29" style:family="table-cell" style:parent-style-name="Default" style:data-style-name="N2">
      <style:table-cell-properties style:rotation-align="none"/>
    </style:style>
    <style:style style:name="ce30" style:family="table-cell" style:parent-style-name="XLConnect.Numeric" style:data-style-name="N2">
      <style:table-cell-properties style:rotation-align="none"/>
    </style:style>
    <style:style style:name="ce31" style:family="table-cell" style:parent-style-name="Default" style:data-style-name="N141">
      <style:table-cell-properties style:rotation-align="none"/>
    </style:style>
    <style:style style:name="ce32" style:family="table-cell" style:parent-style-name="Default" style:data-style-name="N1"/>
    <style:style style:name="ce33" style:family="table-cell" style:parent-style-name="Default" style:data-style-name="N139">
      <style:table-cell-properties style:rotation-align="none"/>
    </style:style>
    <style:style style:name="T1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style-complex="normal" style:font-name="Calibri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_glob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vestissements en milliards d'euro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_Inv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1" office:value-type="float" office:value="0.64842200780046" calcext:value-type="float">
            <text:p>0,6484220078</text:p>
          </table:table-cell>
          <table:table-cell table:style-name="ce1" office:value-type="float" office:value="0.682750939355387" calcext:value-type="float">
            <text:p>0,6827509394</text:p>
          </table:table-cell>
          <table:table-cell table:style-name="ce1" office:value-type="float" office:value="0.73162368351973" calcext:value-type="float">
            <text:p>0,7316236835</text:p>
          </table:table-cell>
          <table:table-cell table:style-name="ce1" office:value-type="float" office:value="0.731784440616344" calcext:value-type="float">
            <text:p>0,7317844406</text:p>
          </table:table-cell>
          <table:table-cell table:style-name="ce1" office:value-type="float" office:value="0.717232619775548" calcext:value-type="float">
            <text:p>0,7172326198</text:p>
          </table:table-cell>
          <table:table-cell table:style-name="ce1" office:value-type="float" office:value="0.709853568435359" calcext:value-type="float">
            <text:p>0,7098535684</text:p>
          </table:table-cell>
          <table:table-cell table:style-name="ce1" office:value-type="float" office:value="0.72975271080318" calcext:value-type="float">
            <text:p>0,7297527108</text:p>
          </table:table-cell>
          <table:table-cell table:style-name="ce1" office:value-type="float" office:value="0.742784843051339" calcext:value-type="float">
            <text:p>0,7427848431</text:p>
          </table:table-cell>
          <table:table-cell table:style-name="ce1" office:value-type="float" office:value="0.762781834789254" calcext:value-type="float">
            <text:p>0,7627818348</text:p>
          </table:table-cell>
          <table:table-cell table:style-name="ce1" office:value-type="float" office:value="0.769427630104406" calcext:value-type="float">
            <text:p>0,7694276301</text:p>
          </table:table-cell>
          <table:table-cell table:style-name="ce1" office:value-type="float" office:value="0.773416707820902" calcext:value-type="float">
            <text:p>0,7734167078</text:p>
          </table:table-cell>
          <table:table-cell table:style-name="ce1" office:value-type="float" office:value="0.735386352472208" calcext:value-type="float">
            <text:p>0,7353863525</text:p>
          </table:table-cell>
          <table:table-cell table:style-name="ce1" office:value-type="float" office:value="0.739021500924314" calcext:value-type="float">
            <text:p>0,7390215009</text:p>
          </table:table-cell>
          <table:table-cell table:style-name="ce1" office:value-type="float" office:value="0.745099883118258" calcext:value-type="float">
            <text:p>0,7450998831</text:p>
          </table:table-cell>
          <table:table-cell table:style-name="ce1" office:value-type="float" office:value="0.749912437172654" calcext:value-type="float">
            <text:p>0,7499124372</text:p>
          </table:table-cell>
          <table:table-cell table:style-name="ce1" office:value-type="float" office:value="0.75949427287357" calcext:value-type="float">
            <text:p>0,7594942729</text:p>
          </table:table-cell>
          <table:table-cell table:style-name="ce1" office:value-type="float" office:value="0.767661358892088" calcext:value-type="float">
            <text:p>0,7676613589</text:p>
          </table:table-cell>
          <table:table-cell table:style-name="ce1" office:value-type="float" office:value="0.773755509558815" calcext:value-type="float">
            <text:p>0,7737555096</text:p>
          </table:table-cell>
          <table:table-cell table:style-name="ce1" office:value-type="float" office:value="0.778380740440993" calcext:value-type="float">
            <text:p>0,7783807404</text:p>
          </table:table-cell>
          <table:table-cell table:style-name="ce1" office:value-type="float" office:value="0.78348247471027" calcext:value-type="float">
            <text:p>0,7834824747</text:p>
          </table:table-cell>
          <table:table-cell table:style-name="ce1" office:value-type="float" office:value="0.786011313207201" calcext:value-type="float">
            <text:p>0,7860113132</text:p>
          </table:table-cell>
          <table:table-cell table:style-name="ce1" office:value-type="float" office:value="0.779248398508" calcext:value-type="float">
            <text:p>0,7792483985</text:p>
          </table:table-cell>
          <table:table-cell table:style-name="ce1" office:value-type="float" office:value="0.776859301856384" calcext:value-type="float">
            <text:p>0,7768593019</text:p>
          </table:table-cell>
          <table:table-cell table:style-name="ce1" office:value-type="float" office:value="0.777871700177561" calcext:value-type="float">
            <text:p>0,7778717002</text:p>
          </table:table-cell>
          <table:table-cell table:style-name="ce1" office:value-type="float" office:value="0.783050695779895" calcext:value-type="float">
            <text:p>0,7830506958</text:p>
          </table:table-cell>
          <table:table-cell table:style-name="ce1" office:value-type="float" office:value="0.922731086581552" calcext:value-type="float">
            <text:p>0,9227310866</text:p>
          </table:table-cell>
          <table:table-cell table:style-name="ce1" office:value-type="float" office:value="0.923159986905156" calcext:value-type="float">
            <text:p>0,9231599869</text:p>
          </table:table-cell>
          <table:table-cell table:style-name="ce1" office:value-type="float" office:value="0.939190569254112" calcext:value-type="float">
            <text:p>0,9391905693</text:p>
          </table:table-cell>
          <table:table-cell table:style-name="ce1" office:value-type="float" office:value="0.933180367377336" calcext:value-type="float">
            <text:p>0,9331803674</text:p>
          </table:table-cell>
          <table:table-cell table:style-name="ce1" office:value-type="float" office:value="0.927845042547467" calcext:value-type="float">
            <text:p>0,9278450425</text:p>
          </table:table-cell>
          <table:table-cell table:style-name="ce1" office:value-type="float" office:value="0.917469416223377" calcext:value-type="float">
            <text:p>0,9174694162</text:p>
          </table:table-cell>
          <table:table-cell table:style-name="ce1" office:value-type="float" office:value="0.835374613387525" calcext:value-type="float">
            <text:p>0,8353746134</text:p>
          </table:table-cell>
          <table:table-cell table:style-name="ce1" office:value-type="float" office:value="0.838306599150379" calcext:value-type="float">
            <text:p>0,8383065992</text:p>
          </table:table-cell>
          <table:table-cell table:style-name="ce1" office:value-type="float" office:value="0.836963892616455" calcext:value-type="float">
            <text:p>0,8369638926</text:p>
          </table:table-cell>
          <table:table-cell table:style-name="ce1" office:value-type="float" office:value="0.83512591987044" calcext:value-type="float">
            <text:p>0,8351259199</text:p>
          </table:table-cell>
          <table:table-cell table:style-name="ce1" office:value-type="float" office:value="0.831768802825729" calcext:value-type="float">
            <text:p>0,8317688028</text:p>
          </table:table-cell>
          <table:table-cell table:style-name="ce1" office:value-type="float" office:value="0.798760807957816" calcext:value-type="float">
            <text:p>0,798760808</text:p>
          </table:table-cell>
          <table:table-cell table:style-name="ce1" office:value-type="float" office:value="0.797910874143283" calcext:value-type="float">
            <text:p>0,7979108741</text:p>
          </table:table-cell>
          <table:table-cell table:style-name="ce1" office:value-type="float" office:value="0.793559367461262" calcext:value-type="float">
            <text:p>0,7935593675</text:p>
          </table:table-cell>
          <table:table-cell table:style-name="ce1" office:value-type="float" office:value="0.789284093535807" calcext:value-type="float">
            <text:p>0,7892840935</text:p>
          </table:table-cell>
          <table:table-cell table:style-name="ce1" office:value-type="float" office:value="0.784880593328346" calcext:value-type="float">
            <text:p>0,7848805933</text:p>
          </table:table-cell>
          <table:table-cell table:style-name="ce5" table:formula="of:=SUM([.C3:.AQ3])" office:value-type="float" office:value="32.4405789589302" calcext:value-type="float">
            <text:p>32,4405789589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este sur le bâti</text:p>
          </table:table-cell>
          <table:table-cell table:style-name="ce1" office:value-type="float" office:value="0.166421453234493" calcext:value-type="float">
            <text:p>0,1664214532</text:p>
          </table:table-cell>
          <table:table-cell table:style-name="ce1" office:value-type="float" office:value="0.23175234329586" calcext:value-type="float">
            <text:p>0,2317523433</text:p>
          </table:table-cell>
          <table:table-cell table:style-name="ce1" office:value-type="float" office:value="0.28725307786616" calcext:value-type="float">
            <text:p>0,2872530779</text:p>
          </table:table-cell>
          <table:table-cell table:style-name="ce1" office:value-type="float" office:value="0.24050272426312" calcext:value-type="float">
            <text:p>0,2405027243</text:p>
          </table:table-cell>
          <table:table-cell table:style-name="ce1" office:value-type="float" office:value="0.247273256690852" calcext:value-type="float">
            <text:p>0,2472732567</text:p>
          </table:table-cell>
          <table:table-cell table:style-name="ce1" office:value-type="float" office:value="0.26379077092719" calcext:value-type="float">
            <text:p>0,2637907709</text:p>
          </table:table-cell>
          <table:table-cell table:style-name="ce1" office:value-type="float" office:value="0.824682377734793" calcext:value-type="float">
            <text:p>0,8246823777</text:p>
          </table:table-cell>
          <table:table-cell table:style-name="ce1" office:value-type="float" office:value="0.81783242708406" calcext:value-type="float">
            <text:p>0,8178324271</text:p>
          </table:table-cell>
          <table:table-cell table:style-name="ce1" office:value-type="float" office:value="0.91196463240973" calcext:value-type="float">
            <text:p>0,9119646324</text:p>
          </table:table-cell>
          <table:table-cell table:style-name="ce1" office:value-type="float" office:value="0.90873807630245" calcext:value-type="float">
            <text:p>0,9087380763</text:p>
          </table:table-cell>
          <table:table-cell table:style-name="ce1" office:value-type="float" office:value="0.905339979877628" calcext:value-type="float">
            <text:p>0,9053399799</text:p>
          </table:table-cell>
          <table:table-cell table:style-name="ce1" office:value-type="float" office:value="0.936487865890906" calcext:value-type="float">
            <text:p>0,9364878659</text:p>
          </table:table-cell>
          <table:table-cell table:style-name="ce1" office:value-type="float" office:value="0.944474551042857" calcext:value-type="float">
            <text:p>0,944474551</text:p>
          </table:table-cell>
          <table:table-cell table:style-name="ce1" office:value-type="float" office:value="0.951185595264042" calcext:value-type="float">
            <text:p>0,9511855953</text:p>
          </table:table-cell>
          <table:table-cell table:style-name="ce1" office:value-type="float" office:value="0.958684597053783" calcext:value-type="float">
            <text:p>0,9586845971</text:p>
          </table:table-cell>
          <table:table-cell table:style-name="ce1" office:value-type="float" office:value="0.970987581242827" calcext:value-type="float">
            <text:p>0,9709875812</text:p>
          </table:table-cell>
          <table:table-cell table:style-name="ce1" office:value-type="float" office:value="1.00614776927493" calcext:value-type="float">
            <text:p>1,0061477693</text:p>
          </table:table-cell>
          <table:table-cell table:style-name="ce1" office:value-type="float" office:value="1.00570312642309" calcext:value-type="float">
            <text:p>1,0057031264</text:p>
          </table:table-cell>
          <table:table-cell table:style-name="ce1" office:value-type="float" office:value="1.04624815504323" calcext:value-type="float">
            <text:p>1,046248155</text:p>
          </table:table-cell>
          <table:table-cell table:style-name="ce1" office:value-type="float" office:value="1.06506845855088" calcext:value-type="float">
            <text:p>1,0650684586</text:p>
          </table:table-cell>
          <table:table-cell table:style-name="ce1" office:value-type="float" office:value="1.17763149618991" calcext:value-type="float">
            <text:p>1,1776314962</text:p>
          </table:table-cell>
          <table:table-cell table:style-name="ce1" office:value-type="float" office:value="1.09247298068643" calcext:value-type="float">
            <text:p>1,0924729807</text:p>
          </table:table-cell>
          <table:table-cell table:style-name="ce1" office:value-type="float" office:value="1.09454954760202" calcext:value-type="float">
            <text:p>1,0945495476</text:p>
          </table:table-cell>
          <table:table-cell table:style-name="ce1" office:value-type="float" office:value="1.08970501928535" calcext:value-type="float">
            <text:p>1,0897050193</text:p>
          </table:table-cell>
          <table:table-cell table:style-name="ce1" office:value-type="float" office:value="1.04698537530265" calcext:value-type="float">
            <text:p>1,0469853753</text:p>
          </table:table-cell>
          <table:table-cell table:style-name="ce1" office:value-type="float" office:value="1.03300037814136" calcext:value-type="float">
            <text:p>1,0330003781</text:p>
          </table:table-cell>
          <table:table-cell table:style-name="ce1" office:value-type="float" office:value="1.0102281450089" calcext:value-type="float">
            <text:p>1,010228145</text:p>
          </table:table-cell>
          <table:table-cell table:style-name="ce1" office:value-type="float" office:value="0.989816127645179" calcext:value-type="float">
            <text:p>0,9898161276</text:p>
          </table:table-cell>
          <table:table-cell table:style-name="ce1" office:value-type="float" office:value="0.972380958766286" calcext:value-type="float">
            <text:p>0,9723809588</text:p>
          </table:table-cell>
          <table:table-cell table:style-name="ce1" office:value-type="float" office:value="0.953506114674558" calcext:value-type="float">
            <text:p>0,9535061147</text:p>
          </table:table-cell>
          <table:table-cell table:style-name="ce1" office:value-type="float" office:value="1.04506637291505" calcext:value-type="float">
            <text:p>1,0450663729</text:p>
          </table:table-cell>
          <table:table-cell table:style-name="ce1" office:value-type="float" office:value="1.08812307857863" calcext:value-type="float">
            <text:p>1,0881230786</text:p>
          </table:table-cell>
          <table:table-cell table:style-name="ce1" office:value-type="float" office:value="1.12543772594605" calcext:value-type="float">
            <text:p>1,1254377259</text:p>
          </table:table-cell>
          <table:table-cell table:style-name="ce1" office:value-type="float" office:value="1.0674792076809" calcext:value-type="float">
            <text:p>1,0674792077</text:p>
          </table:table-cell>
          <table:table-cell table:style-name="ce1" office:value-type="float" office:value="1.05744882496166" calcext:value-type="float">
            <text:p>1,057448825</text:p>
          </table:table-cell>
          <table:table-cell table:style-name="ce1" office:value-type="float" office:value="1.06463312829436" calcext:value-type="float">
            <text:p>1,0646331283</text:p>
          </table:table-cell>
          <table:table-cell table:style-name="ce1" office:value-type="float" office:value="1.89961354846423" calcext:value-type="float">
            <text:p>1,8996135485</text:p>
          </table:table-cell>
          <table:table-cell table:style-name="ce1" office:value-type="float" office:value="1.8798324718062" calcext:value-type="float">
            <text:p>1,8798324718</text:p>
          </table:table-cell>
          <table:table-cell table:style-name="ce1" office:value-type="float" office:value="1.92562030426358" calcext:value-type="float">
            <text:p>1,9256203043</text:p>
          </table:table-cell>
          <table:table-cell table:style-name="ce1" office:value-type="float" office:value="1.91060684600284" calcext:value-type="float">
            <text:p>1,910606846</text:p>
          </table:table-cell>
          <table:table-cell table:style-name="ce1" office:value-type="float" office:value="1.88070461450641" calcext:value-type="float">
            <text:p>1,8807046145</text:p>
          </table:table-cell>
          <table:table-cell table:style-name="ce5" table:formula="of:=SUM([.C4:.AQ4])" office:value-type="float" office:value="41.0953810861954" calcext:value-type="float">
            <text:p>41,0953810862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1" table:number-columns-repeated="5"/>
          <table:table-cell table:style-name="ce1" office:value-type="float" office:value="0.0001035294709943" calcext:value-type="float">
            <text:p>0,0001035295</text:p>
          </table:table-cell>
          <table:table-cell table:style-name="ce1" office:value-type="float" office:value="0.181473009748228" calcext:value-type="float">
            <text:p>0,1814730097</text:p>
          </table:table-cell>
          <table:table-cell table:style-name="ce1" office:value-type="float" office:value="0.175258995012502" calcext:value-type="float">
            <text:p>0,175258995</text:p>
          </table:table-cell>
          <table:table-cell table:style-name="ce1" office:value-type="float" office:value="0.162593596978576" calcext:value-type="float">
            <text:p>0,162593597</text:p>
          </table:table-cell>
          <table:table-cell table:style-name="ce1" office:value-type="float" office:value="0.156804171906993" calcext:value-type="float">
            <text:p>0,1568041719</text:p>
          </table:table-cell>
          <table:table-cell table:style-name="ce1" office:value-type="float" office:value="0.160246285065343" calcext:value-type="float">
            <text:p>0,1602462851</text:p>
          </table:table-cell>
          <table:table-cell table:style-name="ce1" office:value-type="float" office:value="0.299448966224868" calcext:value-type="float">
            <text:p>0,2994489662</text:p>
          </table:table-cell>
          <table:table-cell table:style-name="ce1" office:value-type="float" office:value="0.281747333282141" calcext:value-type="float">
            <text:p>0,2817473333</text:p>
          </table:table-cell>
          <table:table-cell table:style-name="ce1" office:value-type="float" office:value="0.271061566595679" calcext:value-type="float">
            <text:p>0,2710615666</text:p>
          </table:table-cell>
          <table:table-cell table:style-name="ce1" office:value-type="float" office:value="0.258805663585719" calcext:value-type="float">
            <text:p>0,2588056636</text:p>
          </table:table-cell>
          <table:table-cell table:style-name="ce1" office:value-type="float" office:value="0.242105739455189" calcext:value-type="float">
            <text:p>0,2421057395</text:p>
          </table:table-cell>
          <table:table-cell table:style-name="ce1" office:value-type="float" office:value="0.219406594034789" calcext:value-type="float">
            <text:p>0,219406594</text:p>
          </table:table-cell>
          <table:table-cell table:style-name="ce1" office:value-type="float" office:value="0.198925475761213" calcext:value-type="float">
            <text:p>0,1989254758</text:p>
          </table:table-cell>
          <table:table-cell table:style-name="ce1" office:value-type="float" office:value="0.179742861430926" calcext:value-type="float">
            <text:p>0,1797428614</text:p>
          </table:table-cell>
          <table:table-cell table:style-name="ce1" office:value-type="float" office:value="0.160559781181561" calcext:value-type="float">
            <text:p>0,1605597812</text:p>
          </table:table-cell>
          <table:table-cell table:style-name="ce1" office:value-type="float" office:value="0.144184292906478" calcext:value-type="float">
            <text:p>0,1441842929</text:p>
          </table:table-cell>
          <table:table-cell table:style-name="ce1" office:value-type="float" office:value="0.128689508182434" calcext:value-type="float">
            <text:p>0,1286895082</text:p>
          </table:table-cell>
          <table:table-cell table:style-name="ce1" office:value-type="float" office:value="0.112157005683736" calcext:value-type="float">
            <text:p>0,1121570057</text:p>
          </table:table-cell>
          <table:table-cell table:style-name="ce1" office:value-type="float" office:value="0.0931277093137264" calcext:value-type="float">
            <text:p>0,0931277093</text:p>
          </table:table-cell>
          <table:table-cell table:style-name="ce1" office:value-type="float" office:value="0.0747133010264825" calcext:value-type="float">
            <text:p>0,074713301</text:p>
          </table:table-cell>
          <table:table-cell table:style-name="ce1" office:value-type="float" office:value="0.023682434713236" calcext:value-type="float">
            <text:p>0,0236824347</text:p>
          </table:table-cell>
          <table:table-cell table:style-name="ce1" office:value-type="float" office:value="0.018487136732441" calcext:value-type="float">
            <text:p>0,0184871367</text:p>
          </table:table-cell>
          <table:table-cell table:style-name="ce1" office:value-type="float" office:value="0.012994808380088" calcext:value-type="float">
            <text:p>0,0129948084</text:p>
          </table:table-cell>
          <table:table-cell table:style-name="ce1" office:value-type="float" office:value="0.011974499872353" calcext:value-type="float">
            <text:p>0,0119744999</text:p>
          </table:table-cell>
          <table:table-cell table:style-name="ce1" office:value-type="float" office:value="0.013730699706587" calcext:value-type="float">
            <text:p>0,0137306997</text:p>
          </table:table-cell>
          <table:table-cell table:style-name="ce1" office:value-type="float" office:value="0.0197206103116468" calcext:value-type="float">
            <text:p>0,0197206103</text:p>
          </table:table-cell>
          <table:table-cell table:style-name="ce1" office:value-type="float" office:value="0.015620615942897" calcext:value-type="float">
            <text:p>0,0156206159</text:p>
          </table:table-cell>
          <table:table-cell table:style-name="ce1" office:value-type="float" office:value="0.0165170380054079" calcext:value-type="float">
            <text:p>0,016517038</text:p>
          </table:table-cell>
          <table:table-cell table:style-name="ce1" office:value-type="float" office:value="0.0135693819111504" calcext:value-type="float">
            <text:p>0,0135693819</text:p>
          </table:table-cell>
          <table:table-cell table:style-name="ce1" office:value-type="float" office:value="0.0135401650368195" calcext:value-type="float">
            <text:p>0,013540165</text:p>
          </table:table-cell>
          <table:table-cell table:style-name="ce1" office:value-type="float" office:value="0.0141730682875676" calcext:value-type="float">
            <text:p>0,0141730683</text:p>
          </table:table-cell>
          <table:table-cell table:style-name="ce1" office:value-type="float" office:value="0.0396232746694102" calcext:value-type="float">
            <text:p>0,0396232747</text:p>
          </table:table-cell>
          <table:table-cell table:style-name="ce1" office:value-type="float" office:value="0.0396085362550349" calcext:value-type="float">
            <text:p>0,0396085363</text:p>
          </table:table-cell>
          <table:table-cell table:style-name="ce1" office:value-type="float" office:value="0.0422931246245944" calcext:value-type="float">
            <text:p>0,0422931246</text:p>
          </table:table-cell>
          <table:table-cell table:style-name="ce1" office:value-type="float" office:value="0.04238442861642" calcext:value-type="float">
            <text:p>0,0423844286</text:p>
          </table:table-cell>
          <table:table-cell table:style-name="ce1" office:value-type="float" office:value="0.042449185414847" calcext:value-type="float">
            <text:p>0,0424491854</text:p>
          </table:table-cell>
          <table:table-cell table:style-name="ce5" table:formula="of:=SUM([.C5:.AQ5])" office:value-type="float" office:value="3.88152439532808" calcext:value-type="float">
            <text:p>3,8815243953</text:p>
          </table:table-cell>
          <table:table-cell table:number-columns-repeated="980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$C$3:.$C$5])" office:value-type="float" office:value="0.814843461034953" calcext:value-type="float">
            <text:p>0,81</text:p>
          </table:table-cell>
          <table:table-cell table:style-name="ce3" table:formula="of:=SUM([.$D$3:.$D$5])" office:value-type="float" office:value="0.914503282651247" calcext:value-type="float">
            <text:p>0,91</text:p>
          </table:table-cell>
          <table:table-cell table:style-name="ce3" table:formula="of:=SUM([.$E$3:.$E$5])" office:value-type="float" office:value="1.01887676138589" calcext:value-type="float">
            <text:p>1,02</text:p>
          </table:table-cell>
          <table:table-cell table:style-name="ce3" table:formula="of:=SUM([.$F$3:.$F$5])" office:value-type="float" office:value="0.972287164879464" calcext:value-type="float">
            <text:p>0,97</text:p>
          </table:table-cell>
          <table:table-cell table:style-name="ce3" table:formula="of:=SUM([.$G$3:.$G$5])" office:value-type="float" office:value="0.9645058764664" calcext:value-type="float">
            <text:p>0,96</text:p>
          </table:table-cell>
          <table:table-cell table:style-name="ce3" table:formula="of:=SUM([.$H$3:.$H$5])" office:value-type="float" office:value="0.973747868833543" calcext:value-type="float">
            <text:p>0,97</text:p>
          </table:table-cell>
          <table:table-cell table:style-name="ce3" table:formula="of:=SUM([.$I$3:.$I$5])" office:value-type="float" office:value="1.7359080982862" calcext:value-type="float">
            <text:p>1,74</text:p>
          </table:table-cell>
          <table:table-cell table:style-name="ce3" table:formula="of:=SUM([.$J$3:.$J$5])" office:value-type="float" office:value="1.7358762651479" calcext:value-type="float">
            <text:p>1,74</text:p>
          </table:table-cell>
          <table:table-cell table:style-name="ce3" table:formula="of:=SUM([.$K$3:.$K$5])" office:value-type="float" office:value="1.83734006417756" calcext:value-type="float">
            <text:p>1,84</text:p>
          </table:table-cell>
          <table:table-cell table:style-name="ce3" table:formula="of:=SUM([.$L$3:.$L$5])" office:value-type="float" office:value="1.83496987831385" calcext:value-type="float">
            <text:p>1,83</text:p>
          </table:table-cell>
          <table:table-cell table:style-name="ce3" table:formula="of:=SUM([.$M$3:.$M$5])" office:value-type="float" office:value="1.83900297276387" calcext:value-type="float">
            <text:p>1,84</text:p>
          </table:table-cell>
          <table:table-cell table:style-name="ce3" table:formula="of:=SUM([.$N$3:.$N$5])" office:value-type="float" office:value="1.97132318458798" calcext:value-type="float">
            <text:p>1,97</text:p>
          </table:table-cell>
          <table:table-cell table:style-name="ce3" table:formula="of:=SUM([.$O$3:.$O$5])" office:value-type="float" office:value="1.96524338524931" calcext:value-type="float">
            <text:p>1,97</text:p>
          </table:table-cell>
          <table:table-cell table:style-name="ce3" table:formula="of:=SUM([.$P$3:.$P$5])" office:value-type="float" office:value="1.96734704497798" calcext:value-type="float">
            <text:p>1,97</text:p>
          </table:table-cell>
          <table:table-cell table:style-name="ce3" table:formula="of:=SUM([.$Q$3:.$Q$5])" office:value-type="float" office:value="1.96740269781216" calcext:value-type="float">
            <text:p>1,97</text:p>
          </table:table-cell>
          <table:table-cell table:style-name="ce3" table:formula="of:=SUM([.$R$3:.$R$5])" office:value-type="float" office:value="1.97258759357159" calcext:value-type="float">
            <text:p>1,97</text:p>
          </table:table-cell>
          <table:table-cell table:style-name="ce3" table:formula="of:=SUM([.$S$3:.$S$5])" office:value-type="float" office:value="1.99321572220181" calcext:value-type="float">
            <text:p>1,99</text:p>
          </table:table-cell>
          <table:table-cell table:style-name="ce3" table:formula="of:=SUM([.$T$3:.$T$5])" office:value-type="float" office:value="1.97838411174312" calcext:value-type="float">
            <text:p>1,98</text:p>
          </table:table-cell>
          <table:table-cell table:style-name="ce3" table:formula="of:=SUM([.$U$3:.$U$5])" office:value-type="float" office:value="2.00437175691515" calcext:value-type="float">
            <text:p>2,00</text:p>
          </table:table-cell>
          <table:table-cell table:style-name="ce3" table:formula="of:=SUM([.$V$3:.$V$5])" office:value-type="float" office:value="2.00911071444271" calcext:value-type="float">
            <text:p>2,01</text:p>
          </table:table-cell>
          <table:table-cell table:style-name="ce3" table:formula="of:=SUM([.$W$3:.$W$5])" office:value-type="float" office:value="2.10782710230359" calcext:value-type="float">
            <text:p>2,11</text:p>
          </table:table-cell>
          <table:table-cell table:style-name="ce3" table:formula="of:=SUM([.$X$3:.$X$5])" office:value-type="float" office:value="2.00041088737686" calcext:value-type="float">
            <text:p>2,00</text:p>
          </table:table-cell>
          <table:table-cell table:style-name="ce3" table:formula="of:=SUM([.$Y$3:.$Y$5])" office:value-type="float" office:value="1.98356585514214" calcext:value-type="float">
            <text:p>1,98</text:p>
          </table:table-cell>
          <table:table-cell table:style-name="ce3" table:formula="of:=SUM([.$Z$3:.$Z$5])" office:value-type="float" office:value="1.96070442877664" calcext:value-type="float">
            <text:p>1,96</text:p>
          </table:table-cell>
          <table:table-cell table:style-name="ce3" table:formula="of:=SUM([.$AA$3:.$AA$5])" office:value-type="float" office:value="1.90474937210903" calcext:value-type="float">
            <text:p>1,90</text:p>
          </table:table-cell>
          <table:table-cell table:style-name="ce3" table:formula="of:=SUM([.$AB$3:.$AB$5])" office:value-type="float" office:value="1.97941389943615" calcext:value-type="float">
            <text:p>1,98</text:p>
          </table:table-cell>
          <table:table-cell table:style-name="ce3" table:formula="of:=SUM([.$AC$3:.$AC$5])" office:value-type="float" office:value="1.9518752686465" calcext:value-type="float">
            <text:p>1,95</text:p>
          </table:table-cell>
          <table:table-cell table:style-name="ce3" table:formula="of:=SUM([.$AD$3:.$AD$5])" office:value-type="float" office:value="1.94200150527938" calcext:value-type="float">
            <text:p>1,94</text:p>
          </table:table-cell>
          <table:table-cell table:style-name="ce3" table:formula="of:=SUM([.$AE$3:.$AE$5])" office:value-type="float" office:value="1.91753582601598" calcext:value-type="float">
            <text:p>1,92</text:p>
          </table:table-cell>
          <table:table-cell table:style-name="ce3" table:formula="of:=SUM([.$AF$3:.$AF$5])" office:value-type="float" office:value="1.89508185692861" calcext:value-type="float">
            <text:p>1,90</text:p>
          </table:table-cell>
          <table:table-cell table:style-name="ce3" table:formula="of:=SUM([.$AG$3:.$AG$5])" office:value-type="float" office:value="1.98225639945007" calcext:value-type="float">
            <text:p>1,98</text:p>
          </table:table-cell>
          <table:table-cell table:style-name="ce3" table:formula="of:=SUM([.$AH$3:.$AH$5])" office:value-type="float" office:value="1.93911830790905" calcext:value-type="float">
            <text:p>1,94</text:p>
          </table:table-cell>
          <table:table-cell table:style-name="ce3" table:formula="of:=SUM([.$AI$3:.$AI$5])" office:value-type="float" office:value="1.98026136310184" calcext:value-type="float">
            <text:p>1,98</text:p>
          </table:table-cell>
          <table:table-cell table:style-name="ce3" table:formula="of:=SUM([.$AJ$3:.$AJ$5])" office:value-type="float" office:value="1.91801248220851" calcext:value-type="float">
            <text:p>1,92</text:p>
          </table:table-cell>
          <table:table-cell table:style-name="ce3" table:formula="of:=SUM([.$AK$3:.$AK$5])" office:value-type="float" office:value="1.90611490986892" calcext:value-type="float">
            <text:p>1,91</text:p>
          </table:table-cell>
          <table:table-cell table:style-name="ce3" table:formula="of:=SUM([.$AL$3:.$AL$5])" office:value-type="float" office:value="1.91057499940766" calcext:value-type="float">
            <text:p>1,91</text:p>
          </table:table-cell>
          <table:table-cell table:style-name="ce3" table:formula="of:=SUM([.$AM$3:.$AM$5])" office:value-type="float" office:value="2.73799763109146" calcext:value-type="float">
            <text:p>2,74</text:p>
          </table:table-cell>
          <table:table-cell table:style-name="ce3" table:formula="of:=SUM([.$AN$3:.$AN$5])" office:value-type="float" office:value="2.71735188220452" calcext:value-type="float">
            <text:p>2,72</text:p>
          </table:table-cell>
          <table:table-cell table:style-name="ce3" table:formula="of:=SUM([.$AO$3:.$AO$5])" office:value-type="float" office:value="2.76147279634944" calcext:value-type="float">
            <text:p>2,76</text:p>
          </table:table-cell>
          <table:table-cell table:style-name="ce3" table:formula="of:=SUM([.$AP$3:.$AP$5])" office:value-type="float" office:value="2.74227536815507" calcext:value-type="float">
            <text:p>2,74</text:p>
          </table:table-cell>
          <table:table-cell table:style-name="ce3" table:formula="of:=SUM([.$AQ$3:.$AQ$5])" office:value-type="float" office:value="2.7080343932496" calcext:value-type="float">
            <text:p>2,71</text:p>
          </table:table-cell>
          <table:table-cell table:style-name="ce5" table:formula="of:=SUM([.$C$6:.$AQ$6])" office:value-type="float" office:value="77.4174844404537" calcext:value-type="float">
            <text:p>77,4174844405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_Inv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1" office:value-type="float" office:value="0.64836815735378" calcext:value-type="float">
            <text:p>0,6483681574</text:p>
          </table:table-cell>
          <table:table-cell table:style-name="ce1" office:value-type="float" office:value="0.687510068490897" calcext:value-type="float">
            <text:p>0,6875100685</text:p>
          </table:table-cell>
          <table:table-cell table:style-name="ce1" office:value-type="float" office:value="0.727084097943307" calcext:value-type="float">
            <text:p>0,7270840979</text:p>
          </table:table-cell>
          <table:table-cell table:style-name="ce1" office:value-type="float" office:value="0.727697082896226" calcext:value-type="float">
            <text:p>0,7276970829</text:p>
          </table:table-cell>
          <table:table-cell table:style-name="ce1" office:value-type="float" office:value="0.715657694673096" calcext:value-type="float">
            <text:p>0,7156576947</text:p>
          </table:table-cell>
          <table:table-cell table:style-name="ce1" office:value-type="float" office:value="0.701180788745897" calcext:value-type="float">
            <text:p>0,7011807887</text:p>
          </table:table-cell>
          <table:table-cell table:style-name="ce1" office:value-type="float" office:value="0.706984008435783" calcext:value-type="float">
            <text:p>0,7069840084</text:p>
          </table:table-cell>
          <table:table-cell table:style-name="ce1" office:value-type="float" office:value="0.712929468286657" calcext:value-type="float">
            <text:p>0,7129294683</text:p>
          </table:table-cell>
          <table:table-cell table:style-name="ce1" office:value-type="float" office:value="0.744343152322145" calcext:value-type="float">
            <text:p>0,7443431523</text:p>
          </table:table-cell>
          <table:table-cell table:style-name="ce1" office:value-type="float" office:value="0.740734159493274" calcext:value-type="float">
            <text:p>0,7407341595</text:p>
          </table:table-cell>
          <table:table-cell table:style-name="ce1" office:value-type="float" office:value="0.746146265151648" calcext:value-type="float">
            <text:p>0,7461462652</text:p>
          </table:table-cell>
          <table:table-cell table:style-name="ce1" office:value-type="float" office:value="0.73358290770717" calcext:value-type="float">
            <text:p>0,7335829077</text:p>
          </table:table-cell>
          <table:table-cell table:style-name="ce1" office:value-type="float" office:value="0.746732108969906" calcext:value-type="float">
            <text:p>0,746732109</text:p>
          </table:table-cell>
          <table:table-cell table:style-name="ce1" office:value-type="float" office:value="0.763987770253266" calcext:value-type="float">
            <text:p>0,7639877703</text:p>
          </table:table-cell>
          <table:table-cell table:style-name="ce1" office:value-type="float" office:value="0.780726540210134" calcext:value-type="float">
            <text:p>0,7807265402</text:p>
          </table:table-cell>
          <table:table-cell table:style-name="ce1" office:value-type="float" office:value="0.792900129196631" calcext:value-type="float">
            <text:p>0,7929001292</text:p>
          </table:table-cell>
          <table:table-cell table:style-name="ce1" office:value-type="float" office:value="0.80937362969765" calcext:value-type="float">
            <text:p>0,8093736297</text:p>
          </table:table-cell>
          <table:table-cell table:style-name="ce1" office:value-type="float" office:value="0.813929124100427" calcext:value-type="float">
            <text:p>0,8139291241</text:p>
          </table:table-cell>
          <table:table-cell table:style-name="ce1" office:value-type="float" office:value="0.822832987698876" calcext:value-type="float">
            <text:p>0,8228329877</text:p>
          </table:table-cell>
          <table:table-cell table:style-name="ce1" office:value-type="float" office:value="0.826431034644873" calcext:value-type="float">
            <text:p>0,8264310346</text:p>
          </table:table-cell>
          <table:table-cell table:style-name="ce1" office:value-type="float" office:value="0.835453355871326" calcext:value-type="float">
            <text:p>0,8354533559</text:p>
          </table:table-cell>
          <table:table-cell table:style-name="ce1" office:value-type="float" office:value="0.844206427223271" calcext:value-type="float">
            <text:p>0,8442064272</text:p>
          </table:table-cell>
          <table:table-cell table:style-name="ce1" office:value-type="float" office:value="0.846244652032947" calcext:value-type="float">
            <text:p>0,846244652</text:p>
          </table:table-cell>
          <table:table-cell table:style-name="ce1" office:value-type="float" office:value="0.848222520977231" calcext:value-type="float">
            <text:p>0,848222521</text:p>
          </table:table-cell>
          <table:table-cell table:style-name="ce1" office:value-type="float" office:value="0.853108895678573" calcext:value-type="float">
            <text:p>0,8531088957</text:p>
          </table:table-cell>
          <table:table-cell table:style-name="ce1" office:value-type="float" office:value="1.01427294772316" calcext:value-type="float">
            <text:p>1,0142729477</text:p>
          </table:table-cell>
          <table:table-cell table:style-name="ce1" office:value-type="float" office:value="1.01342873477835" calcext:value-type="float">
            <text:p>1,0134287348</text:p>
          </table:table-cell>
          <table:table-cell table:style-name="ce1" office:value-type="float" office:value="1.03114582373066" calcext:value-type="float">
            <text:p>1,0311458237</text:p>
          </table:table-cell>
          <table:table-cell table:style-name="ce1" office:value-type="float" office:value="1.04097445004705" calcext:value-type="float">
            <text:p>1,04097445</text:p>
          </table:table-cell>
          <table:table-cell table:style-name="ce1" office:value-type="float" office:value="1.04778004872778" calcext:value-type="float">
            <text:p>1,0477800487</text:p>
          </table:table-cell>
          <table:table-cell table:style-name="ce1" office:value-type="float" office:value="1.04742006546023" calcext:value-type="float">
            <text:p>1,0474200655</text:p>
          </table:table-cell>
          <table:table-cell table:style-name="ce1" office:value-type="float" office:value="0.980811786002782" calcext:value-type="float">
            <text:p>0,980811786</text:p>
          </table:table-cell>
          <table:table-cell table:style-name="ce1" office:value-type="float" office:value="1.0052740533453" calcext:value-type="float">
            <text:p>1,0052740533</text:p>
          </table:table-cell>
          <table:table-cell table:style-name="ce1" office:value-type="float" office:value="1.02358360499818" calcext:value-type="float">
            <text:p>1,023583605</text:p>
          </table:table-cell>
          <table:table-cell table:style-name="ce1" office:value-type="float" office:value="1.0399269123728" calcext:value-type="float">
            <text:p>1,0399269124</text:p>
          </table:table-cell>
          <table:table-cell table:style-name="ce1" office:value-type="float" office:value="1.06247878656562" calcext:value-type="float">
            <text:p>1,0624787866</text:p>
          </table:table-cell>
          <table:table-cell table:style-name="ce1" office:value-type="float" office:value="1.02722098025532" calcext:value-type="float">
            <text:p>1,0272209803</text:p>
          </table:table-cell>
          <table:table-cell table:style-name="ce1" office:value-type="float" office:value="1.06178809086803" calcext:value-type="float">
            <text:p>1,0617880909</text:p>
          </table:table-cell>
          <table:table-cell table:style-name="ce1" office:value-type="float" office:value="1.08506775726657" calcext:value-type="float">
            <text:p>1,0850677573</text:p>
          </table:table-cell>
          <table:table-cell table:style-name="ce1" office:value-type="float" office:value="1.1062452983927" calcext:value-type="float">
            <text:p>1,1062452984</text:p>
          </table:table-cell>
          <table:table-cell table:style-name="ce1" office:value-type="float" office:value="1.13073083089351" calcext:value-type="float">
            <text:p>1,1307308309</text:p>
          </table:table-cell>
          <table:table-cell table:style-name="ce5" table:formula="of:=SUM([.C9:.AQ9])" office:value-type="float" office:value="35.894517199483" calcext:value-type="float">
            <text:p>35,8945171995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este sur le bâti</text:p>
          </table:table-cell>
          <table:table-cell table:style-name="ce1" office:value-type="float" office:value="0.199513159992413" calcext:value-type="float">
            <text:p>0,19951316</text:p>
          </table:table-cell>
          <table:table-cell table:style-name="ce1" office:value-type="float" office:value="0.21766519316197" calcext:value-type="float">
            <text:p>0,2176651932</text:p>
          </table:table-cell>
          <table:table-cell table:style-name="ce1" office:value-type="float" office:value="0.33227618212071" calcext:value-type="float">
            <text:p>0,3322761821</text:p>
          </table:table-cell>
          <table:table-cell table:style-name="ce1" office:value-type="float" office:value="0.258816318332111" calcext:value-type="float">
            <text:p>0,2588163183</text:p>
          </table:table-cell>
          <table:table-cell table:style-name="ce1" office:value-type="float" office:value="0.253977028517209" calcext:value-type="float">
            <text:p>0,2539770285</text:p>
          </table:table-cell>
          <table:table-cell table:style-name="ce1" office:value-type="float" office:value="0.26395751243849" calcext:value-type="float">
            <text:p>0,2639575124</text:p>
          </table:table-cell>
          <table:table-cell table:style-name="ce1" office:value-type="float" office:value="0.940203382517544" calcext:value-type="float">
            <text:p>0,9402033825</text:p>
          </table:table-cell>
          <table:table-cell table:style-name="ce1" office:value-type="float" office:value="0.899682825536348" calcext:value-type="float">
            <text:p>0,8996828255</text:p>
          </table:table-cell>
          <table:table-cell table:style-name="ce1" office:value-type="float" office:value="0.994634918051909" calcext:value-type="float">
            <text:p>0,9946349181</text:p>
          </table:table-cell>
          <table:table-cell table:style-name="ce1" office:value-type="float" office:value="1.09259548442764" calcext:value-type="float">
            <text:p>1,0925954844</text:p>
          </table:table-cell>
          <table:table-cell table:style-name="ce1" office:value-type="float" office:value="1.00732760165953" calcext:value-type="float">
            <text:p>1,0073276017</text:p>
          </table:table-cell>
          <table:table-cell table:style-name="ce1" office:value-type="float" office:value="1.29541941135719" calcext:value-type="float">
            <text:p>1,2954194114</text:p>
          </table:table-cell>
          <table:table-cell table:style-name="ce1" office:value-type="float" office:value="1.30699096123656" calcext:value-type="float">
            <text:p>1,3069909612</text:p>
          </table:table-cell>
          <table:table-cell table:style-name="ce1" office:value-type="float" office:value="1.33787800784343" calcext:value-type="float">
            <text:p>1,3378780078</text:p>
          </table:table-cell>
          <table:table-cell table:style-name="ce1" office:value-type="float" office:value="1.363768775794" calcext:value-type="float">
            <text:p>1,3637687758</text:p>
          </table:table-cell>
          <table:table-cell table:style-name="ce1" office:value-type="float" office:value="1.38340825171737" calcext:value-type="float">
            <text:p>1,3834082517</text:p>
          </table:table-cell>
          <table:table-cell table:style-name="ce1" office:value-type="float" office:value="1.3702721391835" calcext:value-type="float">
            <text:p>1,3702721392</text:p>
          </table:table-cell>
          <table:table-cell table:style-name="ce1" office:value-type="float" office:value="1.41761349432111" calcext:value-type="float">
            <text:p>1,4176134943</text:p>
          </table:table-cell>
          <table:table-cell table:style-name="ce1" office:value-type="float" office:value="1.45459158839414" calcext:value-type="float">
            <text:p>1,4545915884</text:p>
          </table:table-cell>
          <table:table-cell table:style-name="ce1" office:value-type="float" office:value="1.5011210675301" calcext:value-type="float">
            <text:p>1,5011210675</text:p>
          </table:table-cell>
          <table:table-cell table:style-name="ce1" office:value-type="float" office:value="1.49940298356454" calcext:value-type="float">
            <text:p>1,4994029836</text:p>
          </table:table-cell>
          <table:table-cell table:style-name="ce1" office:value-type="float" office:value="1.51520838593883" calcext:value-type="float">
            <text:p>1,5152083859</text:p>
          </table:table-cell>
          <table:table-cell table:style-name="ce1" office:value-type="float" office:value="1.60857168457351" calcext:value-type="float">
            <text:p>1,6085716846</text:p>
          </table:table-cell>
          <table:table-cell table:style-name="ce1" office:value-type="float" office:value="1.64333128931854" calcext:value-type="float">
            <text:p>1,6433312893</text:p>
          </table:table-cell>
          <table:table-cell table:style-name="ce1" office:value-type="float" office:value="1.67714903002139" calcext:value-type="float">
            <text:p>1,67714903</text:p>
          </table:table-cell>
          <table:table-cell table:style-name="ce1" office:value-type="float" office:value="1.64026992662656" calcext:value-type="float">
            <text:p>1,6402699266</text:p>
          </table:table-cell>
          <table:table-cell table:style-name="ce1" office:value-type="float" office:value="1.50015485809854" calcext:value-type="float">
            <text:p>1,5001548581</text:p>
          </table:table-cell>
          <table:table-cell table:style-name="ce1" office:value-type="float" office:value="1.39633663977854" calcext:value-type="float">
            <text:p>1,3963366398</text:p>
          </table:table-cell>
          <table:table-cell table:style-name="ce1" office:value-type="float" office:value="1.33904051358427" calcext:value-type="float">
            <text:p>1,3390405136</text:p>
          </table:table-cell>
          <table:table-cell table:style-name="ce1" office:value-type="float" office:value="1.30579924749006" calcext:value-type="float">
            <text:p>1,3057992475</text:p>
          </table:table-cell>
          <table:table-cell table:style-name="ce1" office:value-type="float" office:value="1.43037802428458" calcext:value-type="float">
            <text:p>1,4303780243</text:p>
          </table:table-cell>
          <table:table-cell table:style-name="ce1" office:value-type="float" office:value="1.43896332397156" calcext:value-type="float">
            <text:p>1,438963324</text:p>
          </table:table-cell>
          <table:table-cell table:style-name="ce1" office:value-type="float" office:value="1.54578746773956" calcext:value-type="float">
            <text:p>1,5457874677</text:p>
          </table:table-cell>
          <table:table-cell table:style-name="ce1" office:value-type="float" office:value="1.47523159355221" calcext:value-type="float">
            <text:p>1,4752315936</text:p>
          </table:table-cell>
          <table:table-cell table:style-name="ce1" office:value-type="float" office:value="1.49161499460926" calcext:value-type="float">
            <text:p>1,4916149946</text:p>
          </table:table-cell>
          <table:table-cell table:style-name="ce1" office:value-type="float" office:value="1.53786397732652" calcext:value-type="float">
            <text:p>1,5378639773</text:p>
          </table:table-cell>
          <table:table-cell table:style-name="ce1" office:value-type="float" office:value="2.46371674707384" calcext:value-type="float">
            <text:p>2,4637167471</text:p>
          </table:table-cell>
          <table:table-cell table:style-name="ce1" office:value-type="float" office:value="2.44449251142606" calcext:value-type="float">
            <text:p>2,4444925114</text:p>
          </table:table-cell>
          <table:table-cell table:style-name="ce1" office:value-type="float" office:value="2.50379170242985" calcext:value-type="float">
            <text:p>2,5037917024</text:p>
          </table:table-cell>
          <table:table-cell table:style-name="ce1" office:value-type="float" office:value="2.7438032904655" calcext:value-type="float">
            <text:p>2,7438032905</text:p>
          </table:table-cell>
          <table:table-cell table:style-name="ce1" office:value-type="float" office:value="2.8517858674868" calcext:value-type="float">
            <text:p>2,8517858675</text:p>
          </table:table-cell>
          <table:table-cell table:style-name="ce5" table:formula="of:=SUM([.C10:.AQ10])" office:value-type="float" office:value="55.9444073634938" calcext:value-type="float">
            <text:p>55,9444073635</text:p>
          </table:table-cell>
          <table:table-cell table:number-columns-repeated="980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1" table:number-columns-repeated="5"/>
          <table:table-cell table:style-name="ce4" office:value-type="float" office:value="0.0000927570728434" calcext:value-type="float">
            <text:p>9,28E-05</text:p>
          </table:table-cell>
          <table:table-cell table:style-name="ce1" office:value-type="float" office:value="0.224228710346959" calcext:value-type="float">
            <text:p>0,2242287103</text:p>
          </table:table-cell>
          <table:table-cell table:style-name="ce1" office:value-type="float" office:value="0.217000603893693" calcext:value-type="float">
            <text:p>0,2170006039</text:p>
          </table:table-cell>
          <table:table-cell table:style-name="ce1" office:value-type="float" office:value="0.199081794389066" calcext:value-type="float">
            <text:p>0,1990817944</text:p>
          </table:table-cell>
          <table:table-cell table:style-name="ce1" office:value-type="float" office:value="0.254861122705234" calcext:value-type="float">
            <text:p>0,2548611227</text:p>
          </table:table-cell>
          <table:table-cell table:style-name="ce1" office:value-type="float" office:value="0.272333596114868" calcext:value-type="float">
            <text:p>0,2723335961</text:p>
          </table:table-cell>
          <table:table-cell table:style-name="ce1" office:value-type="float" office:value="0.402365527005349" calcext:value-type="float">
            <text:p>0,402365527</text:p>
          </table:table-cell>
          <table:table-cell table:style-name="ce1" office:value-type="float" office:value="0.401108664517728" calcext:value-type="float">
            <text:p>0,4011086645</text:p>
          </table:table-cell>
          <table:table-cell table:style-name="ce1" office:value-type="float" office:value="0.387496850505601" calcext:value-type="float">
            <text:p>0,3874968505</text:p>
          </table:table-cell>
          <table:table-cell table:style-name="ce1" office:value-type="float" office:value="0.381626493214755" calcext:value-type="float">
            <text:p>0,3816264932</text:p>
          </table:table-cell>
          <table:table-cell table:style-name="ce1" office:value-type="float" office:value="0.376710161974113" calcext:value-type="float">
            <text:p>0,376710162</text:p>
          </table:table-cell>
          <table:table-cell table:style-name="ce1" office:value-type="float" office:value="0.348094689121916" calcext:value-type="float">
            <text:p>0,3480946891</text:p>
          </table:table-cell>
          <table:table-cell table:style-name="ce1" office:value-type="float" office:value="0.330884590782504" calcext:value-type="float">
            <text:p>0,3308845908</text:p>
          </table:table-cell>
          <table:table-cell table:style-name="ce1" office:value-type="float" office:value="0.322377764044941" calcext:value-type="float">
            <text:p>0,322377764</text:p>
          </table:table-cell>
          <table:table-cell table:style-name="ce1" office:value-type="float" office:value="0.327102195587598" calcext:value-type="float">
            <text:p>0,3271021956</text:p>
          </table:table-cell>
          <table:table-cell table:style-name="ce1" office:value-type="float" office:value="0.315336179112286" calcext:value-type="float">
            <text:p>0,3153361791</text:p>
          </table:table-cell>
          <table:table-cell table:style-name="ce1" office:value-type="float" office:value="0.305739448553027" calcext:value-type="float">
            <text:p>0,3057394486</text:p>
          </table:table-cell>
          <table:table-cell table:style-name="ce1" office:value-type="float" office:value="0.297441195041367" calcext:value-type="float">
            <text:p>0,297441195</text:p>
          </table:table-cell>
          <table:table-cell table:style-name="ce1" office:value-type="float" office:value="0.284752701488031" calcext:value-type="float">
            <text:p>0,2847527015</text:p>
          </table:table-cell>
          <table:table-cell table:style-name="ce1" office:value-type="float" office:value="0.28669964552158" calcext:value-type="float">
            <text:p>0,2866996455</text:p>
          </table:table-cell>
          <table:table-cell table:style-name="ce1" office:value-type="float" office:value="0.0381852140228204" calcext:value-type="float">
            <text:p>0,038185214</text:p>
          </table:table-cell>
          <table:table-cell table:style-name="ce1" office:value-type="float" office:value="0.0316528270777456" calcext:value-type="float">
            <text:p>0,0316528271</text:p>
          </table:table-cell>
          <table:table-cell table:style-name="ce1" office:value-type="float" office:value="0.0262778448498267" calcext:value-type="float">
            <text:p>0,0262778448</text:p>
          </table:table-cell>
          <table:table-cell table:style-name="ce1" office:value-type="float" office:value="0.025398074023042" calcext:value-type="float">
            <text:p>0,025398074</text:p>
          </table:table-cell>
          <table:table-cell table:style-name="ce1" office:value-type="float" office:value="0.0258406188830732" calcext:value-type="float">
            <text:p>0,0258406189</text:p>
          </table:table-cell>
          <table:table-cell table:style-name="ce1" office:value-type="float" office:value="0.0345250395630205" calcext:value-type="float">
            <text:p>0,0345250396</text:p>
          </table:table-cell>
          <table:table-cell table:style-name="ce1" office:value-type="float" office:value="0.0298020328817546" calcext:value-type="float">
            <text:p>0,0298020329</text:p>
          </table:table-cell>
          <table:table-cell table:style-name="ce1" office:value-type="float" office:value="0.0344030793102652" calcext:value-type="float">
            <text:p>0,0344030793</text:p>
          </table:table-cell>
          <table:table-cell table:style-name="ce1" office:value-type="float" office:value="0.0296681478618044" calcext:value-type="float">
            <text:p>0,0296681479</text:p>
          </table:table-cell>
          <table:table-cell table:style-name="ce1" office:value-type="float" office:value="0.0287715367600909" calcext:value-type="float">
            <text:p>0,0287715368</text:p>
          </table:table-cell>
          <table:table-cell table:style-name="ce1" office:value-type="float" office:value="0.0286522741713876" calcext:value-type="float">
            <text:p>0,0286522742</text:p>
          </table:table-cell>
          <table:table-cell table:style-name="ce1" office:value-type="float" office:value="0.0519956487989238" calcext:value-type="float">
            <text:p>0,0519956488</text:p>
          </table:table-cell>
          <table:table-cell table:style-name="ce1" office:value-type="float" office:value="0.0492297482540994" calcext:value-type="float">
            <text:p>0,0492297483</text:p>
          </table:table-cell>
          <table:table-cell table:style-name="ce1" office:value-type="float" office:value="0.0511498840111631" calcext:value-type="float">
            <text:p>0,051149884</text:p>
          </table:table-cell>
          <table:table-cell table:style-name="ce1" office:value-type="float" office:value="0.0549691274386004" calcext:value-type="float">
            <text:p>0,0549691274</text:p>
          </table:table-cell>
          <table:table-cell table:style-name="ce1" office:value-type="float" office:value="0.0526210663182475" calcext:value-type="float">
            <text:p>0,0526210663</text:p>
          </table:table-cell>
          <table:table-cell table:style-name="ce5" table:formula="of:=SUM([.C11:.AQ11])" office:value-type="float" office:value="6.52847685521932" calcext:value-type="float">
            <text:p>6,5284768552</text:p>
          </table:table-cell>
          <table:table-cell table:number-columns-repeated="980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$C$9:.$C$11])" office:value-type="float" office:value="0.847881317346193" calcext:value-type="float">
            <text:p>0,85</text:p>
          </table:table-cell>
          <table:table-cell table:style-name="ce3" table:formula="of:=SUM([.$D$9:.$D$11])" office:value-type="float" office:value="0.905175261652867" calcext:value-type="float">
            <text:p>0,91</text:p>
          </table:table-cell>
          <table:table-cell table:style-name="ce3" table:formula="of:=SUM([.$E$9:.$E$11])" office:value-type="float" office:value="1.05936028006402" calcext:value-type="float">
            <text:p>1,06</text:p>
          </table:table-cell>
          <table:table-cell table:style-name="ce3" table:formula="of:=SUM([.$F$9:.$F$11])" office:value-type="float" office:value="0.986513401228337" calcext:value-type="float">
            <text:p>0,99</text:p>
          </table:table-cell>
          <table:table-cell table:style-name="ce3" table:formula="of:=SUM([.$G$9:.$G$11])" office:value-type="float" office:value="0.969634723190305" calcext:value-type="float">
            <text:p>0,97</text:p>
          </table:table-cell>
          <table:table-cell table:style-name="ce3" table:formula="of:=SUM([.$H$9:.$H$11])" office:value-type="float" office:value="0.96523105825723" calcext:value-type="float">
            <text:p>0,97</text:p>
          </table:table-cell>
          <table:table-cell table:style-name="ce3" table:formula="of:=SUM([.$I$9:.$I$11])" office:value-type="float" office:value="1.87141610130029" calcext:value-type="float">
            <text:p>1,87</text:p>
          </table:table-cell>
          <table:table-cell table:style-name="ce3" table:formula="of:=SUM([.$J$9:.$J$11])" office:value-type="float" office:value="1.8296128977167" calcext:value-type="float">
            <text:p>1,83</text:p>
          </table:table-cell>
          <table:table-cell table:style-name="ce3" table:formula="of:=SUM([.$K$9:.$K$11])" office:value-type="float" office:value="1.93805986476312" calcext:value-type="float">
            <text:p>1,94</text:p>
          </table:table-cell>
          <table:table-cell table:style-name="ce3" table:formula="of:=SUM([.$L$9:.$L$11])" office:value-type="float" office:value="2.08819076662615" calcext:value-type="float">
            <text:p>2,09</text:p>
          </table:table-cell>
          <table:table-cell table:style-name="ce3" table:formula="of:=SUM([.$M$9:.$M$11])" office:value-type="float" office:value="2.02580746292605" calcext:value-type="float">
            <text:p>2,03</text:p>
          </table:table-cell>
          <table:table-cell table:style-name="ce3" table:formula="of:=SUM([.$N$9:.$N$11])" office:value-type="float" office:value="2.43136784606971" calcext:value-type="float">
            <text:p>2,43</text:p>
          </table:table-cell>
          <table:table-cell table:style-name="ce3" table:formula="of:=SUM([.$O$9:.$O$11])" office:value-type="float" office:value="2.45483173472419" calcext:value-type="float">
            <text:p>2,45</text:p>
          </table:table-cell>
          <table:table-cell table:style-name="ce3" table:formula="of:=SUM([.$P$9:.$P$11])" office:value-type="float" office:value="2.4893626286023" calcext:value-type="float">
            <text:p>2,49</text:p>
          </table:table-cell>
          <table:table-cell table:style-name="ce3" table:formula="of:=SUM([.$Q$9:.$Q$11])" office:value-type="float" office:value="2.52612180921889" calcext:value-type="float">
            <text:p>2,53</text:p>
          </table:table-cell>
          <table:table-cell table:style-name="ce3" table:formula="of:=SUM([.$R$9:.$R$11])" office:value-type="float" office:value="2.55301854288811" calcext:value-type="float">
            <text:p>2,55</text:p>
          </table:table-cell>
          <table:table-cell table:style-name="ce3" table:formula="of:=SUM([.$S$9:.$S$11])" office:value-type="float" office:value="2.52774045800307" calcext:value-type="float">
            <text:p>2,53</text:p>
          </table:table-cell>
          <table:table-cell table:style-name="ce3" table:formula="of:=SUM([.$T$9:.$T$11])" office:value-type="float" office:value="2.56242720920404" calcext:value-type="float">
            <text:p>2,56</text:p>
          </table:table-cell>
          <table:table-cell table:style-name="ce3" table:formula="of:=SUM([.$U$9:.$U$11])" office:value-type="float" office:value="2.59980234013796" calcext:value-type="float">
            <text:p>2,60</text:p>
          </table:table-cell>
          <table:table-cell table:style-name="ce3" table:formula="of:=SUM([.$V$9:.$V$11])" office:value-type="float" office:value="2.65465429776257" calcext:value-type="float">
            <text:p>2,65</text:p>
          </table:table-cell>
          <table:table-cell table:style-name="ce3" table:formula="of:=SUM([.$W$9:.$W$11])" office:value-type="float" office:value="2.65019251854815" calcext:value-type="float">
            <text:p>2,65</text:p>
          </table:table-cell>
          <table:table-cell table:style-name="ce3" table:formula="of:=SUM([.$X$9:.$X$11])" office:value-type="float" office:value="2.66515426171513" calcext:value-type="float">
            <text:p>2,67</text:p>
          </table:table-cell>
          <table:table-cell table:style-name="ce3" table:formula="of:=SUM([.$Y$9:.$Y$11])" office:value-type="float" office:value="2.75225753164782" calcext:value-type="float">
            <text:p>2,75</text:p>
          </table:table-cell>
          <table:table-cell table:style-name="ce3" table:formula="of:=SUM([.$Z$9:.$Z$11])" office:value-type="float" office:value="2.7763065117838" calcext:value-type="float">
            <text:p>2,78</text:p>
          </table:table-cell>
          <table:table-cell table:style-name="ce3" table:formula="of:=SUM([.$AA$9:.$AA$11])" office:value-type="float" office:value="2.81695757122154" calcext:value-type="float">
            <text:p>2,82</text:p>
          </table:table-cell>
          <table:table-cell table:style-name="ce3" table:formula="of:=SUM([.$AB$9:.$AB$11])" office:value-type="float" office:value="2.69272808837254" calcext:value-type="float">
            <text:p>2,69</text:p>
          </table:table-cell>
          <table:table-cell table:style-name="ce3" table:formula="of:=SUM([.$AC$9:.$AC$11])" office:value-type="float" office:value="2.54523641995464" calcext:value-type="float">
            <text:p>2,55</text:p>
          </table:table-cell>
          <table:table-cell table:style-name="ce3" table:formula="of:=SUM([.$AD$9:.$AD$11])" office:value-type="float" office:value="2.45376030835903" calcext:value-type="float">
            <text:p>2,45</text:p>
          </table:table-cell>
          <table:table-cell table:style-name="ce3" table:formula="of:=SUM([.$AE$9:.$AE$11])" office:value-type="float" office:value="2.40541303765436" calcext:value-type="float">
            <text:p>2,41</text:p>
          </table:table-cell>
          <table:table-cell table:style-name="ce3" table:formula="of:=SUM([.$AF$9:.$AF$11])" office:value-type="float" office:value="2.37941991510091" calcext:value-type="float">
            <text:p>2,38</text:p>
          </table:table-cell>
          <table:table-cell table:style-name="ce3" table:formula="of:=SUM([.$AG$9:.$AG$11])" office:value-type="float" office:value="2.51232312930783" calcext:value-type="float">
            <text:p>2,51</text:p>
          </table:table-cell>
          <table:table-cell table:style-name="ce3" table:formula="of:=SUM([.$AH$9:.$AH$11])" office:value-type="float" office:value="2.4495771428561" calcext:value-type="float">
            <text:p>2,45</text:p>
          </table:table-cell>
          <table:table-cell table:style-name="ce3" table:formula="of:=SUM([.$AI$9:.$AI$11])" office:value-type="float" office:value="2.58546460039513" calcext:value-type="float">
            <text:p>2,59</text:p>
          </table:table-cell>
          <table:table-cell table:style-name="ce3" table:formula="of:=SUM([.$AJ$9:.$AJ$11])" office:value-type="float" office:value="2.52848334641219" calcext:value-type="float">
            <text:p>2,53</text:p>
          </table:table-cell>
          <table:table-cell table:style-name="ce3" table:formula="of:=SUM([.$AK$9:.$AK$11])" office:value-type="float" office:value="2.56031344374215" calcext:value-type="float">
            <text:p>2,56</text:p>
          </table:table-cell>
          <table:table-cell table:style-name="ce3" table:formula="of:=SUM([.$AL$9:.$AL$11])" office:value-type="float" office:value="2.62899503806353" calcext:value-type="float">
            <text:p>2,63</text:p>
          </table:table-cell>
          <table:table-cell table:style-name="ce3" table:formula="of:=SUM([.$AM$9:.$AM$11])" office:value-type="float" office:value="3.54293337612808" calcext:value-type="float">
            <text:p>3,54</text:p>
          </table:table-cell>
          <table:table-cell table:style-name="ce3" table:formula="of:=SUM([.$AN$9:.$AN$11])" office:value-type="float" office:value="3.55551035054819" calcext:value-type="float">
            <text:p>3,56</text:p>
          </table:table-cell>
          <table:table-cell table:style-name="ce3" table:formula="of:=SUM([.$AO$9:.$AO$11])" office:value-type="float" office:value="3.64000934370758" calcext:value-type="float">
            <text:p>3,64</text:p>
          </table:table-cell>
          <table:table-cell table:style-name="ce3" table:formula="of:=SUM([.$AP$9:.$AP$11])" office:value-type="float" office:value="3.9050177162968" calcext:value-type="float">
            <text:p>3,91</text:p>
          </table:table-cell>
          <table:table-cell table:style-name="ce3" table:formula="of:=SUM([.$AQ$9:.$AQ$11])" office:value-type="float" office:value="4.03513776469856" calcext:value-type="float">
            <text:p>4,04</text:p>
          </table:table-cell>
          <table:table-cell table:style-name="ce5" table:formula="of:=SUM([.C$12:.AQ$12])" office:value-type="float" office:value="98.3674014181962" calcext:value-type="float">
            <text:p>98,3674014182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9" table:default-cell-style-name="Default"/>
        <table:table-row table:style-name="ro3">
          <table:table-cell table:style-name="ce6" office:value-type="string" calcext:value-type="string">
            <text:p>Gest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  <text:span text:style-name="T1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1.32786391619" calcext:value-type="float">
            <text:p>31,3278639162</text:p>
          </table:table-cell>
          <table:table-cell table:style-name="ce1" office:value-type="float" office:value="60.69063331111" calcext:value-type="float">
            <text:p>60,6906333111</text:p>
          </table:table-cell>
          <table:table-cell table:style-name="ce1" office:value-type="float" office:value="73.11212987188" calcext:value-type="float">
            <text:p>73,1121298719</text:p>
          </table:table-cell>
          <table:table-cell table:style-name="ce1" office:value-type="float" office:value="36.6307667791" calcext:value-type="float">
            <text:p>36,6307667791</text:p>
          </table:table-cell>
          <table:table-cell table:style-name="ce1" office:value-type="float" office:value="38.9949766806" calcext:value-type="float">
            <text:p>38,9949766806</text:p>
          </table:table-cell>
          <table:table-cell table:style-name="ce1" office:value-type="float" office:value="38.60569819544" calcext:value-type="float">
            <text:p>38,6056981954</text:p>
          </table:table-cell>
          <table:table-cell table:style-name="ce1" office:value-type="float" office:value="122.70042988563" calcext:value-type="float">
            <text:p>122,7004298856</text:p>
          </table:table-cell>
          <table:table-cell table:style-name="ce1" office:value-type="float" office:value="121.55077373126" calcext:value-type="float">
            <text:p>121,5507737313</text:p>
          </table:table-cell>
          <table:table-cell table:style-name="ce1" office:value-type="float" office:value="134.786878589258" calcext:value-type="float">
            <text:p>134,7868785893</text:p>
          </table:table-cell>
          <table:table-cell table:style-name="ce1" office:value-type="float" office:value="138.52202156288" calcext:value-type="float">
            <text:p>138,5220215629</text:p>
          </table:table-cell>
          <table:table-cell table:style-name="ce1" office:value-type="float" office:value="146.79230880358" calcext:value-type="float">
            <text:p>146,7923088036</text:p>
          </table:table-cell>
          <table:table-cell table:style-name="ce1" office:value-type="float" office:value="64.878467268898" calcext:value-type="float">
            <text:p>64,8784672689</text:p>
          </table:table-cell>
          <table:table-cell table:style-name="ce1" office:value-type="float" office:value="68.089945634286" calcext:value-type="float">
            <text:p>68,0899456343</text:p>
          </table:table-cell>
          <table:table-cell table:style-name="ce1" office:value-type="float" office:value="78.531605209905" calcext:value-type="float">
            <text:p>78,5316052099</text:p>
          </table:table-cell>
          <table:table-cell table:style-name="ce1" office:value-type="float" office:value="83.609606132495" calcext:value-type="float">
            <text:p>83,6096061325</text:p>
          </table:table-cell>
          <table:table-cell table:style-name="ce1" office:value-type="float" office:value="92.1790174695" calcext:value-type="float">
            <text:p>92,1790174695</text:p>
          </table:table-cell>
          <table:table-cell table:style-name="ce1" office:value-type="float" office:value="112.96562652821" calcext:value-type="float">
            <text:p>112,9656265282</text:p>
          </table:table-cell>
          <table:table-cell table:style-name="ce1" office:value-type="float" office:value="100.84872122284" calcext:value-type="float">
            <text:p>100,8487212228</text:p>
          </table:table-cell>
          <table:table-cell table:style-name="ce1" office:value-type="float" office:value="127.51422218902" calcext:value-type="float">
            <text:p>127,514222189</text:p>
          </table:table-cell>
          <table:table-cell table:style-name="ce1" office:value-type="float" office:value="132.03337831854" calcext:value-type="float">
            <text:p>132,0333783185</text:p>
          </table:table-cell>
          <table:table-cell table:style-name="ce1" office:value-type="float" office:value="215.55945719623" calcext:value-type="float">
            <text:p>215,5594571962</text:p>
          </table:table-cell>
          <table:table-cell table:style-name="ce1" office:value-type="float" office:value="140.32856078015" calcext:value-type="float">
            <text:p>140,3285607802</text:p>
          </table:table-cell>
          <table:table-cell table:style-name="ce1" office:value-type="float" office:value="145.68255425331" calcext:value-type="float">
            <text:p>145,6825542533</text:p>
          </table:table-cell>
          <table:table-cell table:style-name="ce1" office:value-type="float" office:value="143.68633270795" calcext:value-type="float">
            <text:p>143,686332708</text:p>
          </table:table-cell>
          <table:table-cell table:style-name="ce1" office:value-type="float" office:value="107.58669964202" calcext:value-type="float">
            <text:p>107,586699642</text:p>
          </table:table-cell>
          <table:table-cell table:style-name="ce1" office:value-type="float" office:value="104.72773738441" calcext:value-type="float">
            <text:p>104,7277373844</text:p>
          </table:table-cell>
          <table:table-cell table:style-name="ce1" office:value-type="float" office:value="104.19289079282" calcext:value-type="float">
            <text:p>104,1928907928</text:p>
          </table:table-cell>
          <table:table-cell table:style-name="ce1" office:value-type="float" office:value="102.90534076376" calcext:value-type="float">
            <text:p>102,9053407638</text:p>
          </table:table-cell>
          <table:table-cell table:style-name="ce1" office:value-type="float" office:value="102.03309726021" calcext:value-type="float">
            <text:p>102,0330972602</text:p>
          </table:table-cell>
          <table:table-cell table:style-name="ce1" office:value-type="float" office:value="101.70600752448" calcext:value-type="float">
            <text:p>101,7060075245</text:p>
          </table:table-cell>
          <table:table-cell table:style-name="ce1" office:value-type="float" office:value="192.353695933843" calcext:value-type="float">
            <text:p>192,3536959338</text:p>
          </table:table-cell>
          <table:table-cell table:style-name="ce1" office:value-type="float" office:value="241.046781913258" calcext:value-type="float">
            <text:p>241,0467819133</text:p>
          </table:table-cell>
          <table:table-cell table:style-name="ce1" office:value-type="float" office:value="279.511201594792" calcext:value-type="float">
            <text:p>279,5112015948</text:p>
          </table:table-cell>
          <table:table-cell table:style-name="ce1" office:value-type="float" office:value="236.855313724226" calcext:value-type="float">
            <text:p>236,8553137242</text:p>
          </table:table-cell>
          <table:table-cell table:style-name="ce1" office:value-type="float" office:value="240.074642235655" calcext:value-type="float">
            <text:p>240,0746422357</text:p>
          </table:table-cell>
          <table:table-cell table:style-name="ce1" office:value-type="float" office:value="253.453815539752" calcext:value-type="float">
            <text:p>253,4538155398</text:p>
          </table:table-cell>
          <table:table-cell table:style-name="ce1" office:value-type="float" office:value="840.152932762752" calcext:value-type="float">
            <text:p>840,1529327628</text:p>
          </table:table-cell>
          <table:table-cell table:style-name="ce1" office:value-type="float" office:value="836.938836645355" calcext:value-type="float">
            <text:p>836,9388366454</text:p>
          </table:table-cell>
          <table:table-cell table:style-name="ce1" office:value-type="float" office:value="861.225923784479" calcext:value-type="float">
            <text:p>861,2259237845</text:p>
          </table:table-cell>
          <table:table-cell table:style-name="ce1" office:value-type="float" office:value="863.77603015195" calcext:value-type="float">
            <text:p>863,776030152</text:p>
          </table:table-cell>
          <table:table-cell table:style-name="ce1" office:value-type="float" office:value="851.327967670346" calcext:value-type="float">
            <text:p>851,32796767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2.24580031313" calcext:value-type="float">
            <text:p>22,2458003131</text:p>
          </table:table-cell>
          <table:table-cell table:style-name="ce1" office:value-type="float" office:value="31.02170510994" calcext:value-type="float">
            <text:p>31,0217051099</text:p>
          </table:table-cell>
          <table:table-cell table:style-name="ce1" office:value-type="float" office:value="38.06519636656" calcext:value-type="float">
            <text:p>38,0651963666</text:p>
          </table:table-cell>
          <table:table-cell table:style-name="ce1" office:value-type="float" office:value="37.90218075459" calcext:value-type="float">
            <text:p>37,9021807546</text:p>
          </table:table-cell>
          <table:table-cell table:style-name="ce1" office:value-type="float" office:value="39.21670363663" calcext:value-type="float">
            <text:p>39,2167036366</text:p>
          </table:table-cell>
          <table:table-cell table:style-name="ce1" office:value-type="float" office:value="43.7021442678655" calcext:value-type="float">
            <text:p>43,7021442679</text:p>
          </table:table-cell>
          <table:table-cell table:style-name="ce1" office:value-type="float" office:value="401.732883839403" calcext:value-type="float">
            <text:p>401,7328838394</text:p>
          </table:table-cell>
          <table:table-cell table:style-name="ce1" office:value-type="float" office:value="393.250973362889" calcext:value-type="float">
            <text:p>393,2509733629</text:p>
          </table:table-cell>
          <table:table-cell table:style-name="ce1" office:value-type="float" office:value="427.378356913836" calcext:value-type="float">
            <text:p>427,3783569138</text:p>
          </table:table-cell>
          <table:table-cell table:style-name="ce1" office:value-type="float" office:value="418.200594776064" calcext:value-type="float">
            <text:p>418,2005947761</text:p>
          </table:table-cell>
          <table:table-cell table:style-name="ce1" office:value-type="float" office:value="409.318089644284" calcext:value-type="float">
            <text:p>409,3180896443</text:p>
          </table:table-cell>
          <table:table-cell table:style-name="ce1" office:value-type="float" office:value="313.800777552213" calcext:value-type="float">
            <text:p>313,8007775522</text:p>
          </table:table-cell>
          <table:table-cell table:style-name="ce1" office:value-type="float" office:value="306.944805921603" calcext:value-type="float">
            <text:p>306,9448059216</text:p>
          </table:table-cell>
          <table:table-cell table:style-name="ce1" office:value-type="float" office:value="299.951620898826" calcext:value-type="float">
            <text:p>299,9516208988</text:p>
          </table:table-cell>
          <table:table-cell table:style-name="ce1" office:value-type="float" office:value="294.665919773928" calcext:value-type="float">
            <text:p>294,6659197739</text:p>
          </table:table-cell>
          <table:table-cell table:style-name="ce1" office:value-type="float" office:value="286.714032729657" calcext:value-type="float">
            <text:p>286,7140327297</text:p>
          </table:table-cell>
          <table:table-cell table:style-name="ce1" office:value-type="float" office:value="285.159201129189" calcext:value-type="float">
            <text:p>285,1592011292</text:p>
          </table:table-cell>
          <table:table-cell table:style-name="ce1" office:value-type="float" office:value="279.62180802396" calcext:value-type="float">
            <text:p>279,621808024</text:p>
          </table:table-cell>
          <table:table-cell table:style-name="ce1" office:value-type="float" office:value="274.793973024977" calcext:value-type="float">
            <text:p>274,793973025</text:p>
          </table:table-cell>
          <table:table-cell table:style-name="ce1" office:value-type="float" office:value="268.876875888343" calcext:value-type="float">
            <text:p>268,8768758883</text:p>
          </table:table-cell>
          <table:table-cell table:style-name="ce1" office:value-type="float" office:value="265.347158456352" calcext:value-type="float">
            <text:p>265,3471584564</text:p>
          </table:table-cell>
          <table:table-cell table:style-name="ce1" office:value-type="float" office:value="254.658667957847" calcext:value-type="float">
            <text:p>254,6586679578</text:p>
          </table:table-cell>
          <table:table-cell table:style-name="ce1" office:value-type="float" office:value="243.046274152168" calcext:value-type="float">
            <text:p>243,0462741522</text:p>
          </table:table-cell>
          <table:table-cell table:style-name="ce1" office:value-type="float" office:value="231.587443242879" calcext:value-type="float">
            <text:p>231,5874432429</text:p>
          </table:table-cell>
          <table:table-cell table:style-name="ce1" office:value-type="float" office:value="220.459136783744" calcext:value-type="float">
            <text:p>220,4591367837</text:p>
          </table:table-cell>
          <table:table-cell table:style-name="ce1" office:value-type="float" office:value="209.633854026864" calcext:value-type="float">
            <text:p>209,6338540269</text:p>
          </table:table-cell>
          <table:table-cell table:style-name="ce1" office:value-type="float" office:value="201.313501863755" calcext:value-type="float">
            <text:p>201,3135018638</text:p>
          </table:table-cell>
          <table:table-cell table:style-name="ce1" office:value-type="float" office:value="194.255032152711" calcext:value-type="float">
            <text:p>194,2550321527</text:p>
          </table:table-cell>
          <table:table-cell table:style-name="ce1" office:value-type="float" office:value="187.998415342879" calcext:value-type="float">
            <text:p>187,9984153429</text:p>
          </table:table-cell>
          <table:table-cell table:style-name="ce1" office:value-type="float" office:value="180.544498504475" calcext:value-type="float">
            <text:p>180,5444985045</text:p>
          </table:table-cell>
          <table:table-cell table:style-name="ce1" office:value-type="float" office:value="190.477920071113" calcext:value-type="float">
            <text:p>190,4779200711</text:p>
          </table:table-cell>
          <table:table-cell table:style-name="ce1" office:value-type="float" office:value="189.806068518445" calcext:value-type="float">
            <text:p>189,8060685184</text:p>
          </table:table-cell>
          <table:table-cell table:style-name="ce1" office:value-type="float" office:value="188.344384179744" calcext:value-type="float">
            <text:p>188,3443841797</text:p>
          </table:table-cell>
          <table:table-cell table:style-name="ce1" office:value-type="float" office:value="182.876056659008" calcext:value-type="float">
            <text:p>182,876056659</text:p>
          </table:table-cell>
          <table:table-cell table:style-name="ce1" office:value-type="float" office:value="181.304600597393" calcext:value-type="float">
            <text:p>181,3046005974</text:p>
          </table:table-cell>
          <table:table-cell table:style-name="ce1" office:value-type="float" office:value="182.064133879368" calcext:value-type="float">
            <text:p>182,0641338794</text:p>
          </table:table-cell>
          <table:table-cell table:style-name="ce1" office:value-type="float" office:value="353.12557941089" calcext:value-type="float">
            <text:p>353,1255794109</text:p>
          </table:table-cell>
          <table:table-cell table:style-name="ce1" office:value-type="float" office:value="347.650634700455" calcext:value-type="float">
            <text:p>347,6506347005</text:p>
          </table:table-cell>
          <table:table-cell table:style-name="ce1" office:value-type="float" office:value="374.905155340653" calcext:value-type="float">
            <text:p>374,9051553407</text:p>
          </table:table-cell>
          <table:table-cell table:style-name="ce1" office:value-type="float" office:value="366.359847784288" calcext:value-type="float">
            <text:p>366,3598477843</text:p>
          </table:table-cell>
          <table:table-cell table:style-name="ce1" office:value-type="float" office:value="357.150218653993" calcext:value-type="float">
            <text:p>357,15021865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7.19481105394" calcext:value-type="float">
            <text:p>7,1948110539</text:p>
          </table:table-cell>
          <table:table-cell table:style-name="ce1" office:value-type="float" office:value="7.45629186053" calcext:value-type="float">
            <text:p>7,4562918605</text:p>
          </table:table-cell>
          <table:table-cell table:style-name="ce1" office:value-type="float" office:value="8.70201856748" calcext:value-type="float">
            <text:p>8,7020185675</text:p>
          </table:table-cell>
          <table:table-cell table:style-name="ce1" office:value-type="float" office:value="8.93752326081" calcext:value-type="float">
            <text:p>8,9375232608</text:p>
          </table:table-cell>
          <table:table-cell table:style-name="ce1" office:value-type="float" office:value="8.945845575762" calcext:value-type="float">
            <text:p>8,9458455758</text:p>
          </table:table-cell>
          <table:table-cell table:style-name="ce1" office:value-type="float" office:value="10.33870059855" calcext:value-type="float">
            <text:p>10,3387005986</text:p>
          </table:table-cell>
          <table:table-cell table:style-name="ce1" office:value-type="float" office:value="11.57693048409" calcext:value-type="float">
            <text:p>11,5769304841</text:p>
          </table:table-cell>
          <table:table-cell table:style-name="ce1" office:value-type="float" office:value="11.77503328639" calcext:value-type="float">
            <text:p>11,7750332864</text:p>
          </table:table-cell>
          <table:table-cell table:style-name="ce1" office:value-type="float" office:value="11.64301407227" calcext:value-type="float">
            <text:p>11,6430140723</text:p>
          </table:table-cell>
          <table:table-cell table:style-name="ce1" office:value-type="float" office:value="11.58938636351" calcext:value-type="float">
            <text:p>11,5893863635</text:p>
          </table:table-cell>
          <table:table-cell table:style-name="ce1" office:value-type="float" office:value="11.60695625504" calcext:value-type="float">
            <text:p>11,606956255</text:p>
          </table:table-cell>
          <table:table-cell table:style-name="ce1" office:value-type="float" office:value="10.74062981282" calcext:value-type="float">
            <text:p>10,7406298128</text:p>
          </table:table-cell>
          <table:table-cell table:style-name="ce1" office:value-type="float" office:value="10.36330445995" calcext:value-type="float">
            <text:p>10,36330446</text:p>
          </table:table-cell>
          <table:table-cell table:style-name="ce1" office:value-type="float" office:value="10.45289638764" calcext:value-type="float">
            <text:p>10,4528963876</text:p>
          </table:table-cell>
          <table:table-cell table:style-name="ce1" office:value-type="float" office:value="10.773949349" calcext:value-type="float">
            <text:p>10,773949349</text:p>
          </table:table-cell>
          <table:table-cell table:style-name="ce1" office:value-type="float" office:value="10.62620490166" calcext:value-type="float">
            <text:p>10,6262049017</text:p>
          </table:table-cell>
          <table:table-cell table:style-name="ce1" office:value-type="float" office:value="10.37236396938" calcext:value-type="float">
            <text:p>10,3723639694</text:p>
          </table:table-cell>
          <table:table-cell table:style-name="ce1" office:value-type="float" office:value="10.720555470058" calcext:value-type="float">
            <text:p>10,7205554701</text:p>
          </table:table-cell>
          <table:table-cell table:style-name="ce1" office:value-type="float" office:value="10.824479505432" calcext:value-type="float">
            <text:p>10,8244795054</text:p>
          </table:table-cell>
          <table:table-cell table:style-name="ce1" office:value-type="float" office:value="10.831513939446" calcext:value-type="float">
            <text:p>10,8315139394</text:p>
          </table:table-cell>
          <table:table-cell table:style-name="ce1" office:value-type="float" office:value="12.20471245203" calcext:value-type="float">
            <text:p>12,204712452</text:p>
          </table:table-cell>
          <table:table-cell table:style-name="ce1" office:value-type="float" office:value="12.54514302905" calcext:value-type="float">
            <text:p>12,5451430291</text:p>
          </table:table-cell>
          <table:table-cell table:style-name="ce1" office:value-type="float" office:value="12.87355797579" calcext:value-type="float">
            <text:p>12,8735579758</text:p>
          </table:table-cell>
          <table:table-cell table:style-name="ce1" office:value-type="float" office:value="12.62971676674" calcext:value-type="float">
            <text:p>12,6297167667</text:p>
          </table:table-cell>
          <table:table-cell table:style-name="ce1" office:value-type="float" office:value="12.57836098065" calcext:value-type="float">
            <text:p>12,5783609807</text:p>
          </table:table-cell>
          <table:table-cell table:style-name="ce1" office:value-type="float" office:value="12.00121578764" calcext:value-type="float">
            <text:p>12,0012157876</text:p>
          </table:table-cell>
          <table:table-cell table:style-name="ce1" office:value-type="float" office:value="11.838079698518" calcext:value-type="float">
            <text:p>11,8380796985</text:p>
          </table:table-cell>
          <table:table-cell table:style-name="ce1" office:value-type="float" office:value="11.499747297626" calcext:value-type="float">
            <text:p>11,4997472976</text:p>
          </table:table-cell>
          <table:table-cell table:style-name="ce1" office:value-type="float" office:value="11.27188929528" calcext:value-type="float">
            <text:p>11,2718892953</text:p>
          </table:table-cell>
          <table:table-cell table:style-name="ce1" office:value-type="float" office:value="11.03754915931" calcext:value-type="float">
            <text:p>11,0375491593</text:p>
          </table:table-cell>
          <table:table-cell table:style-name="ce1" office:value-type="float" office:value="10.69733107305" calcext:value-type="float">
            <text:p>10,6973310731</text:p>
          </table:table-cell>
          <table:table-cell table:style-name="ce1" office:value-type="float" office:value="10.47755251016" calcext:value-type="float">
            <text:p>10,4775525102</text:p>
          </table:table-cell>
          <table:table-cell table:style-name="ce1" office:value-type="float" office:value="10.31284025579" calcext:value-type="float">
            <text:p>10,3128402558</text:p>
          </table:table-cell>
          <table:table-cell table:style-name="ce1" office:value-type="float" office:value="10.30192901513" calcext:value-type="float">
            <text:p>10,3019290151</text:p>
          </table:table-cell>
          <table:table-cell table:style-name="ce1" office:value-type="float" office:value="10.259827259958" calcext:value-type="float">
            <text:p>10,25982726</text:p>
          </table:table-cell>
          <table:table-cell table:style-name="ce1" office:value-type="float" office:value="10.234177639821" calcext:value-type="float">
            <text:p>10,2341776398</text:p>
          </table:table-cell>
          <table:table-cell table:style-name="ce1" office:value-type="float" office:value="10.53958405259" calcext:value-type="float">
            <text:p>10,5395840526</text:p>
          </table:table-cell>
          <table:table-cell table:style-name="ce1" office:value-type="float" office:value="10.46429122507" calcext:value-type="float">
            <text:p>10,4642912251</text:p>
          </table:table-cell>
          <table:table-cell table:style-name="ce1" office:value-type="float" office:value="10.3541936165" calcext:value-type="float">
            <text:p>10,3541936165</text:p>
          </table:table-cell>
          <table:table-cell table:style-name="ce1" office:value-type="float" office:value="10.33113937247" calcext:value-type="float">
            <text:p>10,3311393725</text:p>
          </table:table-cell>
          <table:table-cell table:style-name="ce1" office:value-type="float" office:value="10.93352307035" calcext:value-type="float">
            <text:p>10,933523070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9.96115764205" calcext:value-type="float">
            <text:p>39,9611576421</text:p>
          </table:table-cell>
          <table:table-cell table:style-name="ce1" office:value-type="float" office:value="55.84420871165" calcext:value-type="float">
            <text:p>55,8442087117</text:p>
          </table:table-cell>
          <table:table-cell table:style-name="ce1" office:value-type="float" office:value="81.43017671459" calcext:value-type="float">
            <text:p>81,4301767146</text:p>
          </table:table-cell>
          <table:table-cell table:style-name="ce1" office:value-type="float" office:value="68.63739409089" calcext:value-type="float">
            <text:p>68,6373940909</text:p>
          </table:table-cell>
          <table:table-cell table:style-name="ce1" office:value-type="float" office:value="69.03578277616" calcext:value-type="float">
            <text:p>69,0357827762</text:p>
          </table:table-cell>
          <table:table-cell table:style-name="ce1" office:value-type="float" office:value="73.2344404452488" calcext:value-type="float">
            <text:p>73,2344404452</text:p>
          </table:table-cell>
          <table:table-cell table:style-name="ce1" office:value-type="float" office:value="358.527715696712" calcext:value-type="float">
            <text:p>358,5277156967</text:p>
          </table:table-cell>
          <table:table-cell table:style-name="ce1" office:value-type="float" office:value="354.432438189953" calcext:value-type="float">
            <text:p>354,43243819</text:p>
          </table:table-cell>
          <table:table-cell table:style-name="ce1" office:value-type="float" office:value="379.838456393592" calcext:value-type="float">
            <text:p>379,8384563936</text:p>
          </table:table-cell>
          <table:table-cell table:style-name="ce1" office:value-type="float" office:value="375.870035265649" calcext:value-type="float">
            <text:p>375,8700352656</text:p>
          </table:table-cell>
          <table:table-cell table:style-name="ce1" office:value-type="float" office:value="372.667699556709" calcext:value-type="float">
            <text:p>372,6676995567</text:p>
          </table:table-cell>
          <table:table-cell table:style-name="ce1" office:value-type="float" office:value="732.543051511169" calcext:value-type="float">
            <text:p>732,5430515112</text:p>
          </table:table-cell>
          <table:table-cell table:style-name="ce1" office:value-type="float" office:value="723.288137896702" calcext:value-type="float">
            <text:p>723,2881378967</text:p>
          </table:table-cell>
          <table:table-cell table:style-name="ce1" office:value-type="float" office:value="713.715325738131" calcext:value-type="float">
            <text:p>713,7153257381</text:p>
          </table:table-cell>
          <table:table-cell table:style-name="ce1" office:value-type="float" office:value="706.124604600536" calcext:value-type="float">
            <text:p>706,1246046005</text:p>
          </table:table-cell>
          <table:table-cell table:style-name="ce1" office:value-type="float" office:value="697.952009482502" calcext:value-type="float">
            <text:p>697,9520094825</text:p>
          </table:table-cell>
          <table:table-cell table:style-name="ce1" office:value-type="float" office:value="689.55049130903" calcext:value-type="float">
            <text:p>689,550491309</text:p>
          </table:table-cell>
          <table:table-cell table:style-name="ce1" office:value-type="float" office:value="681.247477414633" calcext:value-type="float">
            <text:p>681,2474774146</text:p>
          </table:table-cell>
          <table:table-cell table:style-name="ce1" office:value-type="float" office:value="673.15400636665" calcext:value-type="float">
            <text:p>673,1540063667</text:p>
          </table:table-cell>
          <table:table-cell table:style-name="ce1" office:value-type="float" office:value="664.476421420683" calcext:value-type="float">
            <text:p>664,4764214207</text:p>
          </table:table-cell>
          <table:table-cell table:style-name="ce1" office:value-type="float" office:value="663.305916713284" calcext:value-type="float">
            <text:p>663,3059167133</text:p>
          </table:table-cell>
          <table:table-cell table:style-name="ce1" office:value-type="float" office:value="637.575472731578" calcext:value-type="float">
            <text:p>637,5754727316</text:p>
          </table:table-cell>
          <table:table-cell table:style-name="ce1" office:value-type="float" office:value="620.869027666934" calcext:value-type="float">
            <text:p>620,8690276669</text:p>
          </table:table-cell>
          <table:table-cell table:style-name="ce1" office:value-type="float" office:value="605.862226129681" calcext:value-type="float">
            <text:p>605,8622261297</text:p>
          </table:table-cell>
          <table:table-cell table:style-name="ce1" office:value-type="float" office:value="590.933105067651" calcext:value-type="float">
            <text:p>590,9331050677</text:p>
          </table:table-cell>
          <table:table-cell table:style-name="ce1" office:value-type="float" office:value="576.007490873372" calcext:value-type="float">
            <text:p>576,0074908734</text:p>
          </table:table-cell>
          <table:table-cell table:style-name="ce1" office:value-type="float" office:value="564.215172127416" calcext:value-type="float">
            <text:p>564,2151721274</text:p>
          </table:table-cell>
          <table:table-cell table:style-name="ce1" office:value-type="float" office:value="554.27843291797" calcext:value-type="float">
            <text:p>554,278432918</text:p>
          </table:table-cell>
          <table:table-cell table:style-name="ce1" office:value-type="float" office:value="546.157908441914" calcext:value-type="float">
            <text:p>546,1579084419</text:p>
          </table:table-cell>
          <table:table-cell table:style-name="ce1" office:value-type="float" office:value="538.45050376131" calcext:value-type="float">
            <text:p>538,4505037613</text:p>
          </table:table-cell>
          <table:table-cell table:style-name="ce1" office:value-type="float" office:value="534.318863317673" calcext:value-type="float">
            <text:p>534,3188633177</text:p>
          </table:table-cell>
          <table:table-cell table:style-name="ce1" office:value-type="float" office:value="529.954830196954" calcext:value-type="float">
            <text:p>529,954830197</text:p>
          </table:table-cell>
          <table:table-cell table:style-name="ce1" office:value-type="float" office:value="531.970758476907" calcext:value-type="float">
            <text:p>531,9707584769</text:p>
          </table:table-cell>
          <table:table-cell table:style-name="ce1" office:value-type="float" office:value="520.65323647999" calcext:value-type="float">
            <text:p>520,65323648</text:p>
          </table:table-cell>
          <table:table-cell table:style-name="ce1" office:value-type="float" office:value="512.235030876569" calcext:value-type="float">
            <text:p>512,2350308766</text:p>
          </table:table-cell>
          <table:table-cell table:style-name="ce1" office:value-type="float" office:value="506.466226245284" calcext:value-type="float">
            <text:p>506,4662262453</text:p>
          </table:table-cell>
          <table:table-cell table:style-name="ce1" office:value-type="float" office:value="602.094368777613" calcext:value-type="float">
            <text:p>602,0943687776</text:p>
          </table:table-cell>
          <table:table-cell table:style-name="ce1" office:value-type="float" office:value="591.770022019074" calcext:value-type="float">
            <text:p>591,7700220191</text:p>
          </table:table-cell>
          <table:table-cell table:style-name="ce1" office:value-type="float" office:value="589.20932607305" calcext:value-type="float">
            <text:p>589,2093260731</text:p>
          </table:table-cell>
          <table:table-cell table:style-name="ce1" office:value-type="float" office:value="578.901740614848" calcext:value-type="float">
            <text:p>578,9017406148</text:p>
          </table:table-cell>
          <table:table-cell table:style-name="ce1" office:value-type="float" office:value="571.698760758277" calcext:value-type="float">
            <text:p>571,698760758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.23564686675" calcext:value-type="float">
            <text:p>9,2356468668</text:p>
          </table:table-cell>
          <table:table-cell table:style-name="ce1" office:value-type="float" office:value="12.27329088586" calcext:value-type="float">
            <text:p>12,2732908859</text:p>
          </table:table-cell>
          <table:table-cell table:style-name="ce1" office:value-type="float" office:value="17.55578950322" calcext:value-type="float">
            <text:p>17,5557895032</text:p>
          </table:table-cell>
          <table:table-cell table:style-name="ce1" office:value-type="float" office:value="18.04700897216" calcext:value-type="float">
            <text:p>18,0470089722</text:p>
          </table:table-cell>
          <table:table-cell table:style-name="ce1" office:value-type="float" office:value="17.91543173138" calcext:value-type="float">
            <text:p>17,9154317314</text:p>
          </table:table-cell>
          <table:table-cell table:style-name="ce1" office:value-type="float" office:value="19.07916582298" calcext:value-type="float">
            <text:p>19,079165823</text:p>
          </table:table-cell>
          <table:table-cell table:style-name="ce1" office:value-type="float" office:value="31.499208747053" calcext:value-type="float">
            <text:p>31,4992087471</text:p>
          </table:table-cell>
          <table:table-cell table:style-name="ce1" office:value-type="float" office:value="32.56232274998" calcext:value-type="float">
            <text:p>32,56232275</text:p>
          </table:table-cell>
          <table:table-cell table:style-name="ce1" office:value-type="float" office:value="40.94286298972" calcext:value-type="float">
            <text:p>40,9428629897</text:p>
          </table:table-cell>
          <table:table-cell table:style-name="ce1" office:value-type="float" office:value="42.52135314045" calcext:value-type="float">
            <text:p>42,5213531405</text:p>
          </table:table-cell>
          <table:table-cell table:style-name="ce1" office:value-type="float" office:value="46.50253538926" calcext:value-type="float">
            <text:p>46,5025353893</text:p>
          </table:table-cell>
          <table:table-cell table:style-name="ce1" office:value-type="float" office:value="32.01513145075" calcext:value-type="float">
            <text:p>32,0151314508</text:p>
          </table:table-cell>
          <table:table-cell table:style-name="ce1" office:value-type="float" office:value="33.93000613934" calcext:value-type="float">
            <text:p>33,9300061393</text:p>
          </table:table-cell>
          <table:table-cell table:style-name="ce1" office:value-type="float" office:value="35.49805696845" calcext:value-type="float">
            <text:p>35,4980569685</text:p>
          </table:table-cell>
          <table:table-cell table:style-name="ce1" office:value-type="float" office:value="37.54157958217" calcext:value-type="float">
            <text:p>37,5415795822</text:p>
          </table:table-cell>
          <table:table-cell table:style-name="ce1" office:value-type="float" office:value="39.91470465636" calcext:value-type="float">
            <text:p>39,9147046564</text:p>
          </table:table-cell>
          <table:table-cell table:style-name="ce1" office:value-type="float" office:value="40.15088572347" calcext:value-type="float">
            <text:p>40,1508857235</text:p>
          </table:table-cell>
          <table:table-cell table:style-name="ce1" office:value-type="float" office:value="42.12168078742" calcext:value-type="float">
            <text:p>42,1216807874</text:p>
          </table:table-cell>
          <table:table-cell table:style-name="ce1" office:value-type="float" office:value="46.16220297771" calcext:value-type="float">
            <text:p>46,1622029777</text:p>
          </table:table-cell>
          <table:table-cell table:style-name="ce1" office:value-type="float" office:value="49.99417632574" calcext:value-type="float">
            <text:p>49,9941763257</text:p>
          </table:table-cell>
          <table:table-cell table:style-name="ce1" office:value-type="float" office:value="53.7812940134" calcext:value-type="float">
            <text:p>53,7812940134</text:p>
          </table:table-cell>
          <table:table-cell table:style-name="ce1" office:value-type="float" office:value="52.47905025572" calcext:value-type="float">
            <text:p>52,4790502557</text:p>
          </table:table-cell>
          <table:table-cell table:style-name="ce1" office:value-type="float" office:value="51.70604039905" calcext:value-type="float">
            <text:p>51,7060403991</text:p>
          </table:table-cell>
          <table:table-cell table:style-name="ce1" office:value-type="float" office:value="50.90769926875" calcext:value-type="float">
            <text:p>50,9076992688</text:p>
          </table:table-cell>
          <table:table-cell table:style-name="ce1" office:value-type="float" office:value="48.345062724" calcext:value-type="float">
            <text:p>48,345062724</text:p>
          </table:table-cell>
          <table:table-cell table:style-name="ce1" office:value-type="float" office:value="46.5456997096" calcext:value-type="float">
            <text:p>46,5456997096</text:p>
          </table:table-cell>
          <table:table-cell table:style-name="ce1" office:value-type="float" office:value="45.12768918732" calcext:value-type="float">
            <text:p>45,1276891873</text:p>
          </table:table-cell>
          <table:table-cell table:style-name="ce1" office:value-type="float" office:value="43.8345947238" calcext:value-type="float">
            <text:p>43,8345947238</text:p>
          </table:table-cell>
          <table:table-cell table:style-name="ce1" office:value-type="float" office:value="42.84246439786" calcext:value-type="float">
            <text:p>42,8424643979</text:p>
          </table:table-cell>
          <table:table-cell table:style-name="ce1" office:value-type="float" office:value="41.69592634235" calcext:value-type="float">
            <text:p>41,6959263424</text:p>
          </table:table-cell>
          <table:table-cell table:style-name="ce1" office:value-type="float" office:value="43.107878145927" calcext:value-type="float">
            <text:p>43,1078781459</text:p>
          </table:table-cell>
          <table:table-cell table:style-name="ce1" office:value-type="float" office:value="43.799136035252" calcext:value-type="float">
            <text:p>43,7991360353</text:p>
          </table:table-cell>
          <table:table-cell table:style-name="ce1" office:value-type="float" office:value="45.54075155298" calcext:value-type="float">
            <text:p>45,540751553</text:p>
          </table:table-cell>
          <table:table-cell table:style-name="ce1" office:value-type="float" office:value="45.57842642208" calcext:value-type="float">
            <text:p>45,5784264221</text:p>
          </table:table-cell>
          <table:table-cell table:style-name="ce1" office:value-type="float" office:value="43.986400097368" calcext:value-type="float">
            <text:p>43,9864000974</text:p>
          </table:table-cell>
          <table:table-cell table:style-name="ce1" office:value-type="float" office:value="44.57143646831" calcext:value-type="float">
            <text:p>44,5714364683</text:p>
          </table:table-cell>
          <table:table-cell table:style-name="ce1" office:value-type="float" office:value="51.43566226406" calcext:value-type="float">
            <text:p>51,4356622641</text:p>
          </table:table-cell>
          <table:table-cell table:style-name="ce1" office:value-type="float" office:value="51.72066328329" calcext:value-type="float">
            <text:p>51,7206632833</text:p>
          </table:table-cell>
          <table:table-cell table:style-name="ce1" office:value-type="float" office:value="52.283433257508" calcext:value-type="float">
            <text:p>52,2834332575</text:p>
          </table:table-cell>
          <table:table-cell table:style-name="ce1" office:value-type="float" office:value="54.51240424535" calcext:value-type="float">
            <text:p>54,5124042454</text:p>
          </table:table-cell>
          <table:table-cell table:style-name="ce1" office:value-type="float" office:value="53.97062490324" calcext:value-type="float">
            <text:p>53,970624903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.17689883111" calcext:value-type="float">
            <text:p>4,1768988311</text:p>
          </table:table-cell>
          <table:table-cell table:style-name="ce1" office:value-type="float" office:value="5.28929940087" calcext:value-type="float">
            <text:p>5,2892994009</text:p>
          </table:table-cell>
          <table:table-cell table:style-name="ce1" office:value-type="float" office:value="6.51006291163" calcext:value-type="float">
            <text:p>6,5100629116</text:p>
          </table:table-cell>
          <table:table-cell table:style-name="ce1" office:value-type="float" office:value="6.78730439656" calcext:value-type="float">
            <text:p>6,7873043966</text:p>
          </table:table-cell>
          <table:table-cell table:style-name="ce1" office:value-type="float" office:value="6.96205330398" calcext:value-type="float">
            <text:p>6,962053304</text:p>
          </table:table-cell>
          <table:table-cell table:style-name="ce1" office:value-type="float" office:value="7.32642400877" calcext:value-type="float">
            <text:p>7,3264240088</text:p>
          </table:table-cell>
          <table:table-cell table:style-name="ce1" office:value-type="float" office:value="9.13167440889" calcext:value-type="float">
            <text:p>9,1316744089</text:p>
          </table:table-cell>
          <table:table-cell table:style-name="ce1" office:value-type="float" office:value="9.59699639067" calcext:value-type="float">
            <text:p>9,5969963907</text:p>
          </table:table-cell>
          <table:table-cell table:style-name="ce1" office:value-type="float" office:value="10.93015331197" calcext:value-type="float">
            <text:p>10,930153312</text:p>
          </table:table-cell>
          <table:table-cell table:style-name="ce1" office:value-type="float" office:value="11.42203591807" calcext:value-type="float">
            <text:p>11,4220359181</text:p>
          </table:table-cell>
          <table:table-cell table:style-name="ce1" office:value-type="float" office:value="11.787699086918" calcext:value-type="float">
            <text:p>11,7876990869</text:p>
          </table:table-cell>
          <table:table-cell table:style-name="ce1" office:value-type="float" office:value="10.480017833414" calcext:value-type="float">
            <text:p>10,4800178334</text:p>
          </table:table-cell>
          <table:table-cell table:style-name="ce1" office:value-type="float" office:value="10.686493898877" calcext:value-type="float">
            <text:p>10,6864938989</text:p>
          </table:table-cell>
          <table:table-cell table:style-name="ce1" office:value-type="float" office:value="10.956982480475" calcext:value-type="float">
            <text:p>10,9569824805</text:p>
          </table:table-cell>
          <table:table-cell table:style-name="ce1" office:value-type="float" office:value="11.22898342921" calcext:value-type="float">
            <text:p>11,2289834292</text:p>
          </table:table-cell>
          <table:table-cell table:style-name="ce1" office:value-type="float" office:value="11.484731250583" calcext:value-type="float">
            <text:p>11,4847312506</text:p>
          </table:table-cell>
          <table:table-cell table:style-name="ce1" office:value-type="float" office:value="11.776875605834" calcext:value-type="float">
            <text:p>11,7768756058</text:p>
          </table:table-cell>
          <table:table-cell table:style-name="ce1" office:value-type="float" office:value="12.10861537158" calcext:value-type="float">
            <text:p>12,1086153716</text:p>
          </table:table-cell>
          <table:table-cell table:style-name="ce1" office:value-type="float" office:value="12.53911965792" calcext:value-type="float">
            <text:p>12,5391196579</text:p>
          </table:table-cell>
          <table:table-cell table:style-name="ce1" office:value-type="float" office:value="12.76469173878" calcext:value-type="float">
            <text:p>12,7646917388</text:p>
          </table:table-cell>
          <table:table-cell table:style-name="ce1" office:value-type="float" office:value="13.360147928413" calcext:value-type="float">
            <text:p>13,3601479284</text:p>
          </table:table-cell>
          <table:table-cell table:style-name="ce1" office:value-type="float" office:value="13.200531662142" calcext:value-type="float">
            <text:p>13,2005316621</text:p>
          </table:table-cell>
          <table:table-cell table:style-name="ce1" office:value-type="float" office:value="13.07929560693" calcext:value-type="float">
            <text:p>13,0792956069</text:p>
          </table:table-cell>
          <table:table-cell table:style-name="ce1" office:value-type="float" office:value="12.9969812688048" calcext:value-type="float">
            <text:p>12,9969812688</text:p>
          </table:table-cell>
          <table:table-cell table:style-name="ce1" office:value-type="float" office:value="12.892151637891" calcext:value-type="float">
            <text:p>12,8921516379</text:p>
          </table:table-cell>
          <table:table-cell table:style-name="ce1" office:value-type="float" office:value="12.429300792878" calcext:value-type="float">
            <text:p>12,4293007929</text:p>
          </table:table-cell>
          <table:table-cell table:style-name="ce1" office:value-type="float" office:value="12.04213893552" calcext:value-type="float">
            <text:p>12,0421389355</text:p>
          </table:table-cell>
          <table:table-cell table:style-name="ce1" office:value-type="float" office:value="11.70744412383" calcext:value-type="float">
            <text:p>11,7074441238</text:p>
          </table:table-cell>
          <table:table-cell table:style-name="ce1" office:value-type="float" office:value="11.49692247031" calcext:value-type="float">
            <text:p>11,4969224703</text:p>
          </table:table-cell>
          <table:table-cell table:style-name="ce1" office:value-type="float" office:value="11.24870029589" calcext:value-type="float">
            <text:p>11,2487002959</text:p>
          </table:table-cell>
          <table:table-cell table:style-name="ce1" office:value-type="float" office:value="10.96914275226" calcext:value-type="float">
            <text:p>10,9691427523</text:p>
          </table:table-cell>
          <table:table-cell table:style-name="ce1" office:value-type="float" office:value="10.704284960951" calcext:value-type="float">
            <text:p>10,704284961</text:p>
          </table:table-cell>
          <table:table-cell table:style-name="ce1" office:value-type="float" office:value="10.541652082699" calcext:value-type="float">
            <text:p>10,5416520827</text:p>
          </table:table-cell>
          <table:table-cell table:style-name="ce1" office:value-type="float" office:value="10.37030476127" calcext:value-type="float">
            <text:p>10,3703047613</text:p>
          </table:table-cell>
          <table:table-cell table:style-name="ce1" office:value-type="float" office:value="10.19492484273" calcext:value-type="float">
            <text:p>10,1949248427</text:p>
          </table:table-cell>
          <table:table-cell table:style-name="ce1" office:value-type="float" office:value="10.049029885027" calcext:value-type="float">
            <text:p>10,049029885</text:p>
          </table:table-cell>
          <table:table-cell table:style-name="ce1" office:value-type="float" office:value="10.03483298404" calcext:value-type="float">
            <text:p>10,034832984</text:p>
          </table:table-cell>
          <table:table-cell table:style-name="ce1" office:value-type="float" office:value="9.92345390706" calcext:value-type="float">
            <text:p>9,9234539071</text:p>
          </table:table-cell>
          <table:table-cell table:style-name="ce1" office:value-type="float" office:value="9.81136759387" calcext:value-type="float">
            <text:p>9,8113675939</text:p>
          </table:table-cell>
          <table:table-cell table:style-name="ce1" office:value-type="float" office:value="9.72763768281" calcext:value-type="float">
            <text:p>9,7276376828</text:p>
          </table:table-cell>
          <table:table-cell table:style-name="ce1" office:value-type="float" office:value="9.5411205344361" calcext:value-type="float">
            <text:p>9,541120534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52.279274611323" calcext:value-type="float">
            <text:p>52,2792746113</text:p>
          </table:table-cell>
          <table:table-cell table:style-name="ce1" office:value-type="float" office:value="59.1769140159" calcext:value-type="float">
            <text:p>59,1769140159</text:p>
          </table:table-cell>
          <table:table-cell table:style-name="ce1" office:value-type="float" office:value="61.8777039308" calcext:value-type="float">
            <text:p>61,8777039308</text:p>
          </table:table-cell>
          <table:table-cell table:style-name="ce1" office:value-type="float" office:value="63.56054600901" calcext:value-type="float">
            <text:p>63,560546009</text:p>
          </table:table-cell>
          <table:table-cell table:style-name="ce1" office:value-type="float" office:value="66.20246298634" calcext:value-type="float">
            <text:p>66,2024629863</text:p>
          </table:table-cell>
          <table:table-cell table:style-name="ce1" office:value-type="float" office:value="71.60772705933" calcext:value-type="float">
            <text:p>71,6077270593</text:p>
          </table:table-cell>
          <table:table-cell table:style-name="ce1" office:value-type="float" office:value="70.986544421243" calcext:value-type="float">
            <text:p>70,9865444212</text:p>
          </table:table-cell>
          <table:table-cell table:style-name="ce1" office:value-type="float" office:value="69.92288438542" calcext:value-type="float">
            <text:p>69,9228843854</text:p>
          </table:table-cell>
          <table:table-cell table:style-name="ce1" office:value-type="float" office:value="69.03850711766" calcext:value-type="float">
            <text:p>69,0385071177</text:p>
          </table:table-cell>
          <table:table-cell table:style-name="ce1" office:value-type="float" office:value="67.41682118282" calcext:value-type="float">
            <text:p>67,4168211828</text:p>
          </table:table-cell>
          <table:table-cell table:style-name="ce1" office:value-type="float" office:value="66.91097620718" calcext:value-type="float">
            <text:p>66,9109762072</text:p>
          </table:table-cell>
          <table:table-cell table:style-name="ce1" office:value-type="float" office:value="71.47875668651" calcext:value-type="float">
            <text:p>71,4787566865</text:p>
          </table:table-cell>
          <table:table-cell table:style-name="ce1" office:value-type="float" office:value="72.91919037424" calcext:value-type="float">
            <text:p>72,9191903742</text:p>
          </table:table-cell>
          <table:table-cell table:style-name="ce1" office:value-type="float" office:value="73.140674176294" calcext:value-type="float">
            <text:p>73,1406741763</text:p>
          </table:table-cell>
          <table:table-cell table:style-name="ce1" office:value-type="float" office:value="73.545617772163" calcext:value-type="float">
            <text:p>73,5456177722</text:p>
          </table:table-cell>
          <table:table-cell table:style-name="ce1" office:value-type="float" office:value="74.222620207754" calcext:value-type="float">
            <text:p>74,2226202078</text:p>
          </table:table-cell>
          <table:table-cell table:style-name="ce1" office:value-type="float" office:value="75.57891904461" calcext:value-type="float">
            <text:p>75,5789190446</text:p>
          </table:table-cell>
          <table:table-cell table:style-name="ce1" office:value-type="float" office:value="77.959743893809" calcext:value-type="float">
            <text:p>77,9597438938</text:p>
          </table:table-cell>
          <table:table-cell table:style-name="ce1" office:value-type="float" office:value="81.003012752448" calcext:value-type="float">
            <text:p>81,0030127524</text:p>
          </table:table-cell>
          <table:table-cell table:style-name="ce1" office:value-type="float" office:value="86.651182100905" calcext:value-type="float">
            <text:p>86,6511821009</text:p>
          </table:table-cell>
          <table:table-cell table:style-name="ce1" office:value-type="float" office:value="98.257102336681" calcext:value-type="float">
            <text:p>98,2571023367</text:p>
          </table:table-cell>
          <table:table-cell table:style-name="ce1" office:value-type="float" office:value="110.375062452378" calcext:value-type="float">
            <text:p>110,3750624524</text:p>
          </table:table-cell>
          <table:table-cell table:style-name="ce1" office:value-type="float" office:value="119.449803231573" calcext:value-type="float">
            <text:p>119,4498032316</text:p>
          </table:table-cell>
          <table:table-cell table:style-name="ce1" office:value-type="float" office:value="125.162329214272" calcext:value-type="float">
            <text:p>125,1623292143</text:p>
          </table:table-cell>
          <table:table-cell table:style-name="ce1" office:value-type="float" office:value="128.904159493179" calcext:value-type="float">
            <text:p>128,9041594932</text:p>
          </table:table-cell>
          <table:table-cell table:style-name="ce1" office:value-type="float" office:value="95.337514279831" calcext:value-type="float">
            <text:p>95,3375142798</text:p>
          </table:table-cell>
          <table:table-cell table:style-name="ce1" office:value-type="float" office:value="89.98580913599" calcext:value-type="float">
            <text:p>89,985809136</text:p>
          </table:table-cell>
          <table:table-cell table:style-name="ce1" office:value-type="float" office:value="84.33034404557" calcext:value-type="float">
            <text:p>84,3303440456</text:p>
          </table:table-cell>
          <table:table-cell table:style-name="ce1" office:value-type="float" office:value="82.554761430186" calcext:value-type="float">
            <text:p>82,5547614302</text:p>
          </table:table-cell>
          <table:table-cell table:style-name="ce1" office:value-type="float" office:value="82.55362879333" calcext:value-type="float">
            <text:p>82,5536287933</text:p>
          </table:table-cell>
          <table:table-cell table:style-name="ce1" office:value-type="float" office:value="82.8621519328321" calcext:value-type="float">
            <text:p>82,8621519328</text:p>
          </table:table-cell>
          <table:table-cell table:style-name="ce1" office:value-type="float" office:value="77.9550403865031" calcext:value-type="float">
            <text:p>77,9550403865</text:p>
          </table:table-cell>
          <table:table-cell table:style-name="ce1" office:value-type="float" office:value="75.733175808547" calcext:value-type="float">
            <text:p>75,7331758085</text:p>
          </table:table-cell>
          <table:table-cell table:style-name="ce1" office:value-type="float" office:value="74.413322530345" calcext:value-type="float">
            <text:p>74,4133225303</text:p>
          </table:table-cell>
          <table:table-cell table:style-name="ce1" office:value-type="float" office:value="72.9335640888081" calcext:value-type="float">
            <text:p>72,9335640888</text:p>
          </table:table-cell>
          <table:table-cell table:style-name="ce1" office:value-type="float" office:value="71.9673769243651" calcext:value-type="float">
            <text:p>71,9673769244</text:p>
          </table:table-cell>
          <table:table-cell table:style-name="ce1" office:value-type="float" office:value="71.853862881691" calcext:value-type="float">
            <text:p>71,8538628817</text:p>
          </table:table-cell>
          <table:table-cell table:style-name="ce1" office:value-type="float" office:value="70.973106280934" calcext:value-type="float">
            <text:p>70,9731062809</text:p>
          </table:table-cell>
          <table:table-cell table:style-name="ce1" office:value-type="float" office:value="70.124029222117" calcext:value-type="float">
            <text:p>70,1240292221</text:p>
          </table:table-cell>
          <table:table-cell table:style-name="ce1" office:value-type="float" office:value="69.382474767548" calcext:value-type="float">
            <text:p>69,3824747675</text:p>
          </table:table-cell>
          <table:table-cell table:style-name="ce1" office:value-type="float" office:value="68.531584330611" calcext:value-type="float">
            <text:p>68,531584330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7" table:formula="of:=SUM([.C4:.C10])" office:value-type="float" office:value="166.421453234493" calcext:value-type="float">
            <text:p>166,4</text:p>
          </table:table-cell>
          <table:table-cell table:style-name="ce17" table:formula="of:=SUM([.D4:.D10])" office:value-type="float" office:value="231.75234329586" calcext:value-type="float">
            <text:p>231,8</text:p>
          </table:table-cell>
          <table:table-cell table:style-name="ce17" table:formula="of:=SUM([.E4:.E10])" office:value-type="float" office:value="287.25307786616" calcext:value-type="float">
            <text:p>287,3</text:p>
          </table:table-cell>
          <table:table-cell table:style-name="ce17" table:formula="of:=SUM([.F4:.F10])" office:value-type="float" office:value="240.50272426312" calcext:value-type="float">
            <text:p>240,5</text:p>
          </table:table-cell>
          <table:table-cell table:style-name="ce17" table:formula="of:=SUM([.G4:.G10])" office:value-type="float" office:value="247.273256690852" calcext:value-type="float">
            <text:p>247,3</text:p>
          </table:table-cell>
          <table:table-cell table:style-name="ce17" table:formula="of:=SUM([.H4:.H10])" office:value-type="float" office:value="263.894300398184" calcext:value-type="float">
            <text:p>263,9</text:p>
          </table:table-cell>
          <table:table-cell table:style-name="ce17" table:formula="of:=SUM([.I4:.I10])" office:value-type="float" office:value="1006.15538748302" calcext:value-type="float">
            <text:p>1006,2</text:p>
          </table:table-cell>
          <table:table-cell table:style-name="ce17" table:formula="of:=SUM([.J4:.J10])" office:value-type="float" office:value="993.091422096562" calcext:value-type="float">
            <text:p>993,1</text:p>
          </table:table-cell>
          <table:table-cell table:style-name="ce17" table:formula="of:=SUM([.K4:.K10])" office:value-type="float" office:value="1074.55822938831" calcext:value-type="float">
            <text:p>1074,6</text:p>
          </table:table-cell>
          <table:table-cell table:style-name="ce17" table:formula="of:=SUM([.L4:.L10])" office:value-type="float" office:value="1065.54224820944" calcext:value-type="float">
            <text:p>1065,5</text:p>
          </table:table-cell>
          <table:table-cell table:style-name="ce17" table:formula="of:=SUM([.M4:.M10])" office:value-type="float" office:value="1065.58626494297" calcext:value-type="float">
            <text:p>1065,6</text:p>
          </table:table-cell>
          <table:table-cell table:style-name="ce17" table:formula="of:=SUM([.N4:.N10])" office:value-type="float" office:value="1235.93683211577" calcext:value-type="float">
            <text:p>1235,9</text:p>
          </table:table-cell>
          <table:table-cell table:style-name="ce17" table:formula="of:=SUM([.O4:.O10])" office:value-type="float" office:value="1226.221884325" calcext:value-type="float">
            <text:p>1226,2</text:p>
          </table:table-cell>
          <table:table-cell table:style-name="ce17" table:formula="of:=SUM([.P4:.P10])" office:value-type="float" office:value="1222.24716185972" calcext:value-type="float">
            <text:p>1222,2</text:p>
          </table:table-cell>
          <table:table-cell table:style-name="ce17" table:formula="of:=SUM([.Q4:.Q10])" office:value-type="float" office:value="1217.4902606395" calcext:value-type="float">
            <text:p>1217,5</text:p>
          </table:table-cell>
          <table:table-cell table:style-name="ce17" table:formula="of:=SUM([.R4:.R10])" office:value-type="float" office:value="1213.09332069802" calcext:value-type="float">
            <text:p>1213,1</text:p>
          </table:table-cell>
          <table:table-cell table:style-name="ce17" table:formula="of:=SUM([.S4:.S10])" office:value-type="float" office:value="1225.55436330972" calcext:value-type="float">
            <text:p>1225,6</text:p>
          </table:table-cell>
          <table:table-cell table:style-name="ce17" table:formula="of:=SUM([.T4:.T10])" office:value-type="float" office:value="1204.6286021843" calcext:value-type="float">
            <text:p>1204,6</text:p>
          </table:table-cell>
          <table:table-cell table:style-name="ce17" table:formula="of:=SUM([.U4:.U10])" office:value-type="float" office:value="1225.99101647416" calcext:value-type="float">
            <text:p>1226,0</text:p>
          </table:table-cell>
          <table:table-cell table:style-name="ce17" table:formula="of:=SUM([.V4:.V10])" office:value-type="float" office:value="1225.62823973244" calcext:value-type="float">
            <text:p>1225,6</text:p>
          </table:table-cell>
          <table:table-cell table:style-name="ce17" table:formula="of:=SUM([.W4:.W10])" office:value-type="float" office:value="1321.81578909639" calcext:value-type="float">
            <text:p>1321,8</text:p>
          </table:table-cell>
          <table:table-cell table:style-name="ce17" table:formula="of:=SUM([.X4:.X10])" office:value-type="float" office:value="1221.16248886887" calcext:value-type="float">
            <text:p>1221,2</text:p>
          </table:table-cell>
          <table:table-cell table:style-name="ce17" table:formula="of:=SUM([.Y4:.Y10])" office:value-type="float" office:value="1206.70655328575" calcext:value-type="float">
            <text:p>1206,7</text:p>
          </table:table-cell>
          <table:table-cell table:style-name="ce17" table:formula="of:=SUM([.Z4:.Z10])" office:value-type="float" office:value="1182.83272859908" calcext:value-type="float">
            <text:p>1182,8</text:p>
          </table:table-cell>
          <table:table-cell table:style-name="ce17" table:formula="of:=SUM([.AA4:.AA10])" office:value-type="float" office:value="1121.69867632913" calcext:value-type="float">
            <text:p>1121,7</text:p>
          </table:table-cell>
          <table:table-cell table:style-name="ce17" table:formula="of:=SUM([.AB4:.AB10])" office:value-type="float" office:value="1056.6828128546" calcext:value-type="float">
            <text:p>1056,7</text:p>
          </table:table-cell>
          <table:table-cell table:style-name="ce17" table:formula="of:=SUM([.AC4:.AC10])" office:value-type="float" office:value="1028.71528174134" calcext:value-type="float">
            <text:p>1028,7</text:p>
          </table:table-cell>
          <table:table-cell table:style-name="ce17" table:formula="of:=SUM([.AD4:.AD10])" office:value-type="float" office:value="1002.81093602527" calcext:value-type="float">
            <text:p>1002,8</text:p>
          </table:table-cell>
          <table:table-cell table:style-name="ce17" table:formula="of:=SUM([.AE4:.AE10])" office:value-type="float" office:value="984.355458638639" calcext:value-type="float">
            <text:p>984,4</text:p>
          </table:table-cell>
          <table:table-cell table:style-name="ce17" table:formula="of:=SUM([.AF4:.AF10])" office:value-type="float" office:value="967.236814381145" calcext:value-type="float">
            <text:p>967,2</text:p>
          </table:table-cell>
          <table:table-cell table:style-name="ce17" table:formula="of:=SUM([.AG4:.AG10])" office:value-type="float" office:value="1064.7869832267" calcext:value-type="float">
            <text:p>1064,8</text:p>
          </table:table-cell>
          <table:table-cell table:style-name="ce17" table:formula="of:=SUM([.AH4:.AH10])" office:value-type="float" office:value="1103.74369452152" calcext:value-type="float">
            <text:p>1103,7</text:p>
          </table:table-cell>
          <table:table-cell table:style-name="ce17" table:formula="of:=SUM([.AI4:.AI10])" office:value-type="float" office:value="1141.95476395146" calcext:value-type="float">
            <text:p>1142,0</text:p>
          </table:table-cell>
          <table:table-cell table:style-name="ce17" table:formula="of:=SUM([.AJ4:.AJ10])" office:value-type="float" office:value="1081.04858959205" calcext:value-type="float">
            <text:p>1081,0</text:p>
          </table:table-cell>
          <table:table-cell table:style-name="ce17" table:formula="of:=SUM([.AK4:.AK10])" office:value-type="float" office:value="1070.98898999848" calcext:value-type="float">
            <text:p>1071,0</text:p>
          </table:table-cell>
          <table:table-cell table:style-name="ce17" table:formula="of:=SUM([.AL4:.AL10])" office:value-type="float" office:value="1078.80619658193" calcext:value-type="float">
            <text:p>1078,8</text:p>
          </table:table-cell>
          <table:table-cell table:style-name="ce17" table:formula="of:=SUM([.AM4:.AM10])" office:value-type="float" office:value="1939.23682313364" calcext:value-type="float">
            <text:p>1939,2</text:p>
          </table:table-cell>
          <table:table-cell table:style-name="ce17" table:formula="of:=SUM([.AN4:.AN10])" office:value-type="float" office:value="1919.44100806124" calcext:value-type="float">
            <text:p>1919,4</text:p>
          </table:table-cell>
          <table:table-cell table:style-name="ce17" table:formula="of:=SUM([.AO4:.AO10])" office:value-type="float" office:value="1967.91342888818" calcext:value-type="float">
            <text:p>1967,9</text:p>
          </table:table-cell>
          <table:table-cell table:style-name="ce17" table:formula="of:=SUM([.AP4:.AP10])" office:value-type="float" office:value="1952.99127461926" calcext:value-type="float">
            <text:p>1953,0</text:p>
          </table:table-cell>
          <table:table-cell table:style-name="ce17" table:formula="of:=SUM([.AQ4:.AQ10])" office:value-type="float" office:value="1923.15379992125" calcext:value-type="float">
            <text:p>1923,2</text:p>
          </table:table-cell>
          <table:table-cell table:formula="of:=SUM([.C11:.AQ11])/10^3" office:value-type="float" office:value="44.9769054815235" calcext:value-type="float">
            <text:p>44,9769054815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18" table:number-columns-repeated="41"/>
          <table:table-cell table:number-columns-repeated="981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/>
          <table:table-cell table:style-name="ce18" table:number-columns-repeated="41"/>
          <table:table-cell table:number-columns-repeated="981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0.287476564836552" calcext:value-type="float">
            <text:p>0,2874765648</text:p>
          </table:table-cell>
          <table:table-cell table:style-name="ce1" office:value-type="float" office:value="0.575010097730086" calcext:value-type="float">
            <text:p>0,5750100977</text:p>
          </table:table-cell>
          <table:table-cell table:style-name="ce1" office:value-type="float" office:value="0.484006846430601" calcext:value-type="float">
            <text:p>0,4840068464</text:p>
          </table:table-cell>
          <table:table-cell table:style-name="ce1" office:value-type="float" office:value="0.234905221075397" calcext:value-type="float">
            <text:p>0,2349052211</text:p>
          </table:table-cell>
          <table:table-cell table:style-name="ce1" office:value-type="float" office:value="0.265308935999546" calcext:value-type="float">
            <text:p>0,265308936</text:p>
          </table:table-cell>
          <table:table-cell table:style-name="ce1" office:value-type="float" office:value="0.266253692192154" calcext:value-type="float">
            <text:p>0,2662536922</text:p>
          </table:table-cell>
          <table:table-cell table:style-name="ce1" office:value-type="float" office:value="0.850859773951757" calcext:value-type="float">
            <text:p>0,850859774</text:p>
          </table:table-cell>
          <table:table-cell table:style-name="ce1" office:value-type="float" office:value="0.856026562438536" calcext:value-type="float">
            <text:p>0,8560265624</text:p>
          </table:table-cell>
          <table:table-cell table:style-name="ce1" office:value-type="float" office:value="0.950782757124715" calcext:value-type="float">
            <text:p>0,9507827571</text:p>
          </table:table-cell>
          <table:table-cell table:style-name="ce1" office:value-type="float" office:value="0.981445295354613" calcext:value-type="float">
            <text:p>0,9814452954</text:p>
          </table:table-cell>
          <table:table-cell table:style-name="ce1" office:value-type="float" office:value="1.04786297063698" calcext:value-type="float">
            <text:p>1,0478629706</text:p>
          </table:table-cell>
          <table:table-cell table:style-name="ce1" office:value-type="float" office:value="0.452785886854622" calcext:value-type="float">
            <text:p>0,4527858869</text:p>
          </table:table-cell>
          <table:table-cell table:style-name="ce1" office:value-type="float" office:value="0.495502579592469" calcext:value-type="float">
            <text:p>0,4955025796</text:p>
          </table:table-cell>
          <table:table-cell table:style-name="ce1" office:value-type="float" office:value="0.586570047556974" calcext:value-type="float">
            <text:p>0,5865700476</text:p>
          </table:table-cell>
          <table:table-cell table:style-name="ce1" office:value-type="float" office:value="0.646733538094361" calcext:value-type="float">
            <text:p>0,6467335381</text:p>
          </table:table-cell>
          <table:table-cell table:style-name="ce1" office:value-type="float" office:value="0.729450193193568" calcext:value-type="float">
            <text:p>0,7294501932</text:p>
          </table:table-cell>
          <table:table-cell table:style-name="ce1" office:value-type="float" office:value="0.877758923445767" calcext:value-type="float">
            <text:p>0,8777589234</text:p>
          </table:table-cell>
          <table:table-cell table:style-name="ce1" office:value-type="float" office:value="0.824152879208057" calcext:value-type="float">
            <text:p>0,8241528792</text:p>
          </table:table-cell>
          <table:table-cell table:style-name="ce1" office:value-type="float" office:value="1.01638544450337" calcext:value-type="float">
            <text:p>1,0163854445</text:p>
          </table:table-cell>
          <table:table-cell table:style-name="ce1" office:value-type="float" office:value="1.09550010930129" calcext:value-type="float">
            <text:p>1,0955001093</text:p>
          </table:table-cell>
          <table:table-cell table:style-name="ce1" office:value-type="float" office:value="1.60444406857075" calcext:value-type="float">
            <text:p>1,6044440686</text:p>
          </table:table-cell>
          <table:table-cell table:style-name="ce1" office:value-type="float" office:value="1.23560483158613" calcext:value-type="float">
            <text:p>1,2356048316</text:p>
          </table:table-cell>
          <table:table-cell table:style-name="ce1" office:value-type="float" office:value="1.2942925658741" calcext:value-type="float">
            <text:p>1,2942925659</text:p>
          </table:table-cell>
          <table:table-cell table:style-name="ce1" office:value-type="float" office:value="1.30701098451767" calcext:value-type="float">
            <text:p>1,3070109845</text:p>
          </table:table-cell>
          <table:table-cell table:style-name="ce1" office:value-type="float" office:value="1.08884462823414" calcext:value-type="float">
            <text:p>1,0888446282</text:p>
          </table:table-cell>
          <table:table-cell table:style-name="ce1" office:value-type="float" office:value="1.12439721830373" calcext:value-type="float">
            <text:p>1,1243972183</text:p>
          </table:table-cell>
          <table:table-cell table:style-name="ce1" office:value-type="float" office:value="1.13928904180598" calcext:value-type="float">
            <text:p>1,1392890418</text:p>
          </table:table-cell>
          <table:table-cell table:style-name="ce1" office:value-type="float" office:value="1.1387139702182" calcext:value-type="float">
            <text:p>1,1387139702</text:p>
          </table:table-cell>
          <table:table-cell table:style-name="ce1" office:value-type="float" office:value="1.1442366394463" calcext:value-type="float">
            <text:p>1,1442366394</text:p>
          </table:table-cell>
          <table:table-cell table:style-name="ce1" office:value-type="float" office:value="1.14819322806485" calcext:value-type="float">
            <text:p>1,1481932281</text:p>
          </table:table-cell>
          <table:table-cell table:style-name="ce1" office:value-type="float" office:value="1.7609125859708" calcext:value-type="float">
            <text:p>1,760912586</text:p>
          </table:table-cell>
          <table:table-cell table:style-name="ce1" office:value-type="float" office:value="2.20175179950494" calcext:value-type="float">
            <text:p>2,2017517995</text:p>
          </table:table-cell>
          <table:table-cell table:style-name="ce1" office:value-type="float" office:value="2.1851471986523" calcext:value-type="float">
            <text:p>2,1851471987</text:p>
          </table:table-cell>
          <table:table-cell table:style-name="ce1" office:value-type="float" office:value="1.88852690594644" calcext:value-type="float">
            <text:p>1,8885269059</text:p>
          </table:table-cell>
          <table:table-cell table:style-name="ce1" office:value-type="float" office:value="1.91311280433468" calcext:value-type="float">
            <text:p>1,9131128043</text:p>
          </table:table-cell>
          <table:table-cell table:style-name="ce1" office:value-type="float" office:value="1.95692058489155" calcext:value-type="float">
            <text:p>1,9569205849</text:p>
          </table:table-cell>
          <table:table-cell table:style-name="ce1" office:value-type="float" office:value="4.13278165112539" calcext:value-type="float">
            <text:p>4,1327816511</text:p>
          </table:table-cell>
          <table:table-cell table:style-name="ce1" office:value-type="float" office:value="4.12398208480404" calcext:value-type="float">
            <text:p>4,1239820848</text:p>
          </table:table-cell>
          <table:table-cell table:style-name="ce1" office:value-type="float" office:value="4.25972613899129" calcext:value-type="float">
            <text:p>4,259726139</text:p>
          </table:table-cell>
          <table:table-cell table:style-name="ce1" office:value-type="float" office:value="4.27181539242739" calcext:value-type="float">
            <text:p>4,2718153924</text:p>
          </table:table-cell>
          <table:table-cell table:style-name="ce1" office:value-type="float" office:value="4.20544341947745" calcext:value-type="float">
            <text:p>4,205443419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0.275697014794604" calcext:value-type="float">
            <text:p>0,2756970148</text:p>
          </table:table-cell>
          <table:table-cell table:style-name="ce1" office:value-type="float" office:value="0.365936502110645" calcext:value-type="float">
            <text:p>0,3659365021</text:p>
          </table:table-cell>
          <table:table-cell table:style-name="ce1" office:value-type="float" office:value="0.439071690022223" calcext:value-type="float">
            <text:p>0,43907169</text:p>
          </table:table-cell>
          <table:table-cell table:style-name="ce1" office:value-type="float" office:value="0.439211716081436" calcext:value-type="float">
            <text:p>0,4392117161</text:p>
          </table:table-cell>
          <table:table-cell table:style-name="ce1" office:value-type="float" office:value="0.461915303544033" calcext:value-type="float">
            <text:p>0,4619153035</text:p>
          </table:table-cell>
          <table:table-cell table:style-name="ce1" office:value-type="float" office:value="0.524249600585696" calcext:value-type="float">
            <text:p>0,5242496006</text:p>
          </table:table-cell>
          <table:table-cell table:style-name="ce1" office:value-type="float" office:value="3.58931566901971" calcext:value-type="float">
            <text:p>3,589315669</text:p>
          </table:table-cell>
          <table:table-cell table:style-name="ce1" office:value-type="float" office:value="3.54876881463872" calcext:value-type="float">
            <text:p>3,5487688146</text:p>
          </table:table-cell>
          <table:table-cell table:style-name="ce1" office:value-type="float" office:value="4.1637025601261" calcext:value-type="float">
            <text:p>4,1637025601</text:p>
          </table:table-cell>
          <table:table-cell table:style-name="ce1" office:value-type="float" office:value="4.09894609555008" calcext:value-type="float">
            <text:p>4,0989460956</text:p>
          </table:table-cell>
          <table:table-cell table:style-name="ce1" office:value-type="float" office:value="4.0392499273151" calcext:value-type="float">
            <text:p>4,0392499273</text:p>
          </table:table-cell>
          <table:table-cell table:style-name="ce1" office:value-type="float" office:value="2.70701720778721" calcext:value-type="float">
            <text:p>2,7070172078</text:p>
          </table:table-cell>
          <table:table-cell table:style-name="ce1" office:value-type="float" office:value="2.65199303611622" calcext:value-type="float">
            <text:p>2,6519930361</text:p>
          </table:table-cell>
          <table:table-cell table:style-name="ce1" office:value-type="float" office:value="2.5889065832456" calcext:value-type="float">
            <text:p>2,5889065832</text:p>
          </table:table-cell>
          <table:table-cell table:style-name="ce1" office:value-type="float" office:value="2.54197817126554" calcext:value-type="float">
            <text:p>2,5419781713</text:p>
          </table:table-cell>
          <table:table-cell table:style-name="ce1" office:value-type="float" office:value="2.49622204818638" calcext:value-type="float">
            <text:p>2,4962220482</text:p>
          </table:table-cell>
          <table:table-cell table:style-name="ce1" office:value-type="float" office:value="2.54352925201385" calcext:value-type="float">
            <text:p>2,543529252</text:p>
          </table:table-cell>
          <table:table-cell table:style-name="ce1" office:value-type="float" office:value="2.52000080893495" calcext:value-type="float">
            <text:p>2,5200008089</text:p>
          </table:table-cell>
          <table:table-cell table:style-name="ce1" office:value-type="float" office:value="2.50061485743645" calcext:value-type="float">
            <text:p>2,5006148574</text:p>
          </table:table-cell>
          <table:table-cell table:style-name="ce1" office:value-type="float" office:value="2.48595597512455" calcext:value-type="float">
            <text:p>2,4859559751</text:p>
          </table:table-cell>
          <table:table-cell table:style-name="ce1" office:value-type="float" office:value="2.51022855621037" calcext:value-type="float">
            <text:p>2,5102285562</text:p>
          </table:table-cell>
          <table:table-cell table:style-name="ce1" office:value-type="float" office:value="2.43937786382859" calcext:value-type="float">
            <text:p>2,4393778638</text:p>
          </table:table-cell>
          <table:table-cell table:style-name="ce1" office:value-type="float" office:value="2.33747360568193" calcext:value-type="float">
            <text:p>2,3374736057</text:p>
          </table:table-cell>
          <table:table-cell table:style-name="ce1" office:value-type="float" office:value="2.23770839002069" calcext:value-type="float">
            <text:p>2,23770839</text:p>
          </table:table-cell>
          <table:table-cell table:style-name="ce1" office:value-type="float" office:value="2.13790858979076" calcext:value-type="float">
            <text:p>2,1379085898</text:p>
          </table:table-cell>
          <table:table-cell table:style-name="ce1" office:value-type="float" office:value="2.0387241589279" calcext:value-type="float">
            <text:p>2,0387241589</text:p>
          </table:table-cell>
          <table:table-cell table:style-name="ce1" office:value-type="float" office:value="1.9598034088383" calcext:value-type="float">
            <text:p>1,9598034088</text:p>
          </table:table-cell>
          <table:table-cell table:style-name="ce1" office:value-type="float" office:value="1.899698063609" calcext:value-type="float">
            <text:p>1,8996980636</text:p>
          </table:table-cell>
          <table:table-cell table:style-name="ce1" office:value-type="float" office:value="1.843842198005" calcext:value-type="float">
            <text:p>1,843842198</text:p>
          </table:table-cell>
          <table:table-cell table:style-name="ce1" office:value-type="float" office:value="1.767691931736" calcext:value-type="float">
            <text:p>1,7676919317</text:p>
          </table:table-cell>
          <table:table-cell table:style-name="ce1" office:value-type="float" office:value="1.8962186742891" calcext:value-type="float">
            <text:p>1,8962186743</text:p>
          </table:table-cell>
          <table:table-cell table:style-name="ce1" office:value-type="float" office:value="1.8893162809197" calcext:value-type="float">
            <text:p>1,8893162809</text:p>
          </table:table-cell>
          <table:table-cell table:style-name="ce1" office:value-type="float" office:value="1.8867520369315" calcext:value-type="float">
            <text:p>1,8867520369</text:p>
          </table:table-cell>
          <table:table-cell table:style-name="ce1" office:value-type="float" office:value="1.83517902683403" calcext:value-type="float">
            <text:p>1,8351790268</text:p>
          </table:table-cell>
          <table:table-cell table:style-name="ce1" office:value-type="float" office:value="1.83884211206264" calcext:value-type="float">
            <text:p>1,8388421121</text:p>
          </table:table-cell>
          <table:table-cell table:style-name="ce1" office:value-type="float" office:value="1.8798401662666" calcext:value-type="float">
            <text:p>1,8798401663</text:p>
          </table:table-cell>
          <table:table-cell table:style-name="ce1" office:value-type="float" office:value="3.3789823173225" calcext:value-type="float">
            <text:p>3,3789823173</text:p>
          </table:table-cell>
          <table:table-cell table:style-name="ce1" office:value-type="float" office:value="3.3660365671199" calcext:value-type="float">
            <text:p>3,3660365671</text:p>
          </table:table-cell>
          <table:table-cell table:style-name="ce1" office:value-type="float" office:value="3.86108298176239" calcext:value-type="float">
            <text:p>3,8610829818</text:p>
          </table:table-cell>
          <table:table-cell table:style-name="ce1" office:value-type="float" office:value="3.792307998654" calcext:value-type="float">
            <text:p>3,7923079987</text:p>
          </table:table-cell>
          <table:table-cell table:style-name="ce1" office:value-type="float" office:value="3.71354046611773" calcext:value-type="float">
            <text:p>3,713540466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0.424525081294339" calcext:value-type="float">
            <text:p>0,4245250813</text:p>
          </table:table-cell>
          <table:table-cell table:style-name="ce1" office:value-type="float" office:value="0.427156747179165" calcext:value-type="float">
            <text:p>0,4271567472</text:p>
          </table:table-cell>
          <table:table-cell table:style-name="ce1" office:value-type="float" office:value="0.42736499838" calcext:value-type="float">
            <text:p>0,4273649984</text:p>
          </table:table-cell>
          <table:table-cell table:style-name="ce1" office:value-type="float" office:value="0.424020333182742" calcext:value-type="float">
            <text:p>0,4240203332</text:p>
          </table:table-cell>
          <table:table-cell table:style-name="ce1" office:value-type="float" office:value="0.433257284942767" calcext:value-type="float">
            <text:p>0,4332572849</text:p>
          </table:table-cell>
          <table:table-cell table:style-name="ce1" office:value-type="float" office:value="0.468259237979622" calcext:value-type="float">
            <text:p>0,468259238</text:p>
          </table:table-cell>
          <table:table-cell table:style-name="ce1" office:value-type="float" office:value="0.485086295961645" calcext:value-type="float">
            <text:p>0,485086296</text:p>
          </table:table-cell>
          <table:table-cell table:style-name="ce1" office:value-type="float" office:value="0.463641199167271" calcext:value-type="float">
            <text:p>0,4636411992</text:p>
          </table:table-cell>
          <table:table-cell table:style-name="ce1" office:value-type="float" office:value="0.452737238782689" calcext:value-type="float">
            <text:p>0,4527372388</text:p>
          </table:table-cell>
          <table:table-cell table:style-name="ce1" office:value-type="float" office:value="0.437226875687464" calcext:value-type="float">
            <text:p>0,4372268757</text:p>
          </table:table-cell>
          <table:table-cell table:style-name="ce1" office:value-type="float" office:value="0.418732762214605" calcext:value-type="float">
            <text:p>0,4187327622</text:p>
          </table:table-cell>
          <table:table-cell table:style-name="ce1" office:value-type="float" office:value="0.38290177177433" calcext:value-type="float">
            <text:p>0,3829017718</text:p>
          </table:table-cell>
          <table:table-cell table:style-name="ce1" office:value-type="float" office:value="0.369864893054052" calcext:value-type="float">
            <text:p>0,3698648931</text:p>
          </table:table-cell>
          <table:table-cell table:style-name="ce1" office:value-type="float" office:value="0.362222276419476" calcext:value-type="float">
            <text:p>0,3622222764</text:p>
          </table:table-cell>
          <table:table-cell table:style-name="ce1" office:value-type="float" office:value="0.3621992727138" calcext:value-type="float">
            <text:p>0,3621992727</text:p>
          </table:table-cell>
          <table:table-cell table:style-name="ce1" office:value-type="float" office:value="0.351633459253819" calcext:value-type="float">
            <text:p>0,3516334593</text:p>
          </table:table-cell>
          <table:table-cell table:style-name="ce1" office:value-type="float" office:value="0.341825731225061" calcext:value-type="float">
            <text:p>0,3418257312</text:p>
          </table:table-cell>
          <table:table-cell table:style-name="ce1" office:value-type="float" office:value="0.341414983360282" calcext:value-type="float">
            <text:p>0,3414149834</text:p>
          </table:table-cell>
          <table:table-cell table:style-name="ce1" office:value-type="float" office:value="0.338564238114035" calcext:value-type="float">
            <text:p>0,3385642381</text:p>
          </table:table-cell>
          <table:table-cell table:style-name="ce1" office:value-type="float" office:value="0.334258233790758" calcext:value-type="float">
            <text:p>0,3342582338</text:p>
          </table:table-cell>
          <table:table-cell table:style-name="ce1" office:value-type="float" office:value="0.516856496263716" calcext:value-type="float">
            <text:p>0,5168564963</text:p>
          </table:table-cell>
          <table:table-cell table:style-name="ce1" office:value-type="float" office:value="0.529708571304392" calcext:value-type="float">
            <text:p>0,5297085713</text:p>
          </table:table-cell>
          <table:table-cell table:style-name="ce1" office:value-type="float" office:value="0.526643264743107" calcext:value-type="float">
            <text:p>0,5266432647</text:p>
          </table:table-cell>
          <table:table-cell table:style-name="ce1" office:value-type="float" office:value="0.521754744251572" calcext:value-type="float">
            <text:p>0,5217547443</text:p>
          </table:table-cell>
          <table:table-cell table:style-name="ce1" office:value-type="float" office:value="0.523842957005581" calcext:value-type="float">
            <text:p>0,523842957</text:p>
          </table:table-cell>
          <table:table-cell table:style-name="ce1" office:value-type="float" office:value="0.5106698439072" calcext:value-type="float">
            <text:p>0,5106698439</text:p>
          </table:table-cell>
          <table:table-cell table:style-name="ce1" office:value-type="float" office:value="0.495182610542839" calcext:value-type="float">
            <text:p>0,4951826105</text:p>
          </table:table-cell>
          <table:table-cell table:style-name="ce1" office:value-type="float" office:value="0.464785545018286" calcext:value-type="float">
            <text:p>0,464785545</text:p>
          </table:table-cell>
          <table:table-cell table:style-name="ce1" office:value-type="float" office:value="0.45306936339587" calcext:value-type="float">
            <text:p>0,4530693634</text:p>
          </table:table-cell>
          <table:table-cell table:style-name="ce1" office:value-type="float" office:value="0.436554636577691" calcext:value-type="float">
            <text:p>0,4365546366</text:p>
          </table:table-cell>
          <table:table-cell table:style-name="ce1" office:value-type="float" office:value="0.415673022962769" calcext:value-type="float">
            <text:p>0,415673023</text:p>
          </table:table-cell>
          <table:table-cell table:style-name="ce1" office:value-type="float" office:value="0.397225787426975" calcext:value-type="float">
            <text:p>0,3972257874</text:p>
          </table:table-cell>
          <table:table-cell table:style-name="ce1" office:value-type="float" office:value="0.386220643332901" calcext:value-type="float">
            <text:p>0,3862206433</text:p>
          </table:table-cell>
          <table:table-cell table:style-name="ce1" office:value-type="float" office:value="0.381524827797713" calcext:value-type="float">
            <text:p>0,3815248278</text:p>
          </table:table-cell>
          <table:table-cell table:style-name="ce1" office:value-type="float" office:value="0.378096181639274" calcext:value-type="float">
            <text:p>0,3780961816</text:p>
          </table:table-cell>
          <table:table-cell table:style-name="ce1" office:value-type="float" office:value="0.36984612585644" calcext:value-type="float">
            <text:p>0,3698461259</text:p>
          </table:table-cell>
          <table:table-cell table:style-name="ce1" office:value-type="float" office:value="0.363701741082729" calcext:value-type="float">
            <text:p>0,3637017411</text:p>
          </table:table-cell>
          <table:table-cell table:style-name="ce1" office:value-type="float" office:value="0.3583593075206" calcext:value-type="float">
            <text:p>0,3583593075</text:p>
          </table:table-cell>
          <table:table-cell table:style-name="ce1" office:value-type="float" office:value="0.3522303032892" calcext:value-type="float">
            <text:p>0,3522303033</text:p>
          </table:table-cell>
          <table:table-cell table:style-name="ce1" office:value-type="float" office:value="0.346747720934947" calcext:value-type="float">
            <text:p>0,3467477209</text:p>
          </table:table-cell>
          <table:table-cell table:style-name="ce1" office:value-type="float" office:value="0.4569199844126" calcext:value-type="float">
            <text:p>0,456919984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0.397689828607231" calcext:value-type="float">
            <text:p>0,3976898286</text:p>
          </table:table-cell>
          <table:table-cell table:style-name="ce1" office:value-type="float" office:value="0.556151331695987" calcext:value-type="float">
            <text:p>0,5561513317</text:p>
          </table:table-cell>
          <table:table-cell table:style-name="ce1" office:value-type="float" office:value="0.713230652573773" calcext:value-type="float">
            <text:p>0,7132306526</text:p>
          </table:table-cell>
          <table:table-cell table:style-name="ce1" office:value-type="float" office:value="0.613653273482743" calcext:value-type="float">
            <text:p>0,6136532735</text:p>
          </table:table-cell>
          <table:table-cell table:style-name="ce1" office:value-type="float" office:value="0.62330625156827" calcext:value-type="float">
            <text:p>0,6233062516</text:p>
          </table:table-cell>
          <table:table-cell table:style-name="ce1" office:value-type="float" office:value="0.68385633726432" calcext:value-type="float">
            <text:p>0,6838563373</text:p>
          </table:table-cell>
          <table:table-cell table:style-name="ce1" office:value-type="float" office:value="2.66387005102499" calcext:value-type="float">
            <text:p>2,663870051</text:p>
          </table:table-cell>
          <table:table-cell table:style-name="ce1" office:value-type="float" office:value="2.6325481117763" calcext:value-type="float">
            <text:p>2,6325481118</text:p>
          </table:table-cell>
          <table:table-cell table:style-name="ce1" office:value-type="float" office:value="2.62332644645799" calcext:value-type="float">
            <text:p>2,6233264465</text:p>
          </table:table-cell>
          <table:table-cell table:style-name="ce1" office:value-type="float" office:value="2.60178322704606" calcext:value-type="float">
            <text:p>2,601783227</text:p>
          </table:table-cell>
          <table:table-cell table:style-name="ce1" office:value-type="float" office:value="2.57982267210894" calcext:value-type="float">
            <text:p>2,5798226721</text:p>
          </table:table-cell>
          <table:table-cell table:style-name="ce1" office:value-type="float" office:value="4.97780061654113" calcext:value-type="float">
            <text:p>4,9778006165</text:p>
          </table:table-cell>
          <table:table-cell table:style-name="ce1" office:value-type="float" office:value="4.92840250411424" calcext:value-type="float">
            <text:p>4,9284025041</text:p>
          </table:table-cell>
          <table:table-cell table:style-name="ce1" office:value-type="float" office:value="4.87343949926284" calcext:value-type="float">
            <text:p>4,8734394993</text:p>
          </table:table-cell>
          <table:table-cell table:style-name="ce1" office:value-type="float" office:value="4.82983621367266" calcext:value-type="float">
            <text:p>4,8298362137</text:p>
          </table:table-cell>
          <table:table-cell table:style-name="ce1" office:value-type="float" office:value="4.7894489965943" calcext:value-type="float">
            <text:p>4,7894489966</text:p>
          </table:table-cell>
          <table:table-cell table:style-name="ce1" office:value-type="float" office:value="4.75657259093345" calcext:value-type="float">
            <text:p>4,7565725909</text:p>
          </table:table-cell>
          <table:table-cell table:style-name="ce1" office:value-type="float" office:value="4.72840903767605" calcext:value-type="float">
            <text:p>4,7284090377</text:p>
          </table:table-cell>
          <table:table-cell table:style-name="ce1" office:value-type="float" office:value="4.7013466700252" calcext:value-type="float">
            <text:p>4,70134667</text:p>
          </table:table-cell>
          <table:table-cell table:style-name="ce1" office:value-type="float" office:value="4.67045563047628" calcext:value-type="float">
            <text:p>4,6704556305</text:p>
          </table:table-cell>
          <table:table-cell table:style-name="ce1" office:value-type="float" office:value="4.6796223633386" calcext:value-type="float">
            <text:p>4,6796223633</text:p>
          </table:table-cell>
          <table:table-cell table:style-name="ce1" office:value-type="float" office:value="4.52183219181403" calcext:value-type="float">
            <text:p>4,5218321918</text:p>
          </table:table-cell>
          <table:table-cell table:style-name="ce1" office:value-type="float" office:value="4.41796364382672" calcext:value-type="float">
            <text:p>4,4179636438</text:p>
          </table:table-cell>
          <table:table-cell table:style-name="ce1" office:value-type="float" office:value="4.34273454287295" calcext:value-type="float">
            <text:p>4,3427345429</text:p>
          </table:table-cell>
          <table:table-cell table:style-name="ce1" office:value-type="float" office:value="4.27767689984864" calcext:value-type="float">
            <text:p>4,2776768998</text:p>
          </table:table-cell>
          <table:table-cell table:style-name="ce1" office:value-type="float" office:value="4.18823459554157" calcext:value-type="float">
            <text:p>4,1882345955</text:p>
          </table:table-cell>
          <table:table-cell table:style-name="ce1" office:value-type="float" office:value="4.10407581478969" calcext:value-type="float">
            <text:p>4,1040758148</text:p>
          </table:table-cell>
          <table:table-cell table:style-name="ce1" office:value-type="float" office:value="4.03873917667721" calcext:value-type="float">
            <text:p>4,0387391767</text:p>
          </table:table-cell>
          <table:table-cell table:style-name="ce1" office:value-type="float" office:value="3.98722259833068" calcext:value-type="float">
            <text:p>3,9872225983</text:p>
          </table:table-cell>
          <table:table-cell table:style-name="ce1" office:value-type="float" office:value="3.93851343460175" calcext:value-type="float">
            <text:p>3,9385134346</text:p>
          </table:table-cell>
          <table:table-cell table:style-name="ce1" office:value-type="float" office:value="3.9202382334835" calcext:value-type="float">
            <text:p>3,9202382335</text:p>
          </table:table-cell>
          <table:table-cell table:style-name="ce1" office:value-type="float" office:value="3.90922920454327" calcext:value-type="float">
            <text:p>3,9092292045</text:p>
          </table:table-cell>
          <table:table-cell table:style-name="ce1" office:value-type="float" office:value="3.92601342662456" calcext:value-type="float">
            <text:p>3,9260134266</text:p>
          </table:table-cell>
          <table:table-cell table:style-name="ce1" office:value-type="float" office:value="3.85248311473718" calcext:value-type="float">
            <text:p>3,8524831147</text:p>
          </table:table-cell>
          <table:table-cell table:style-name="ce1" office:value-type="float" office:value="3.7980568360214" calcext:value-type="float">
            <text:p>3,798056836</text:p>
          </table:table-cell>
          <table:table-cell table:style-name="ce1" office:value-type="float" office:value="3.76328661331875" calcext:value-type="float">
            <text:p>3,7632866133</text:p>
          </table:table-cell>
          <table:table-cell table:style-name="ce1" office:value-type="float" office:value="4.50694888263467" calcext:value-type="float">
            <text:p>4,5069488826</text:p>
          </table:table-cell>
          <table:table-cell table:style-name="ce1" office:value-type="float" office:value="4.43854100159379" calcext:value-type="float">
            <text:p>4,4385410016</text:p>
          </table:table-cell>
          <table:table-cell table:style-name="ce1" office:value-type="float" office:value="4.44374274807814" calcext:value-type="float">
            <text:p>4,4437427481</text:p>
          </table:table-cell>
          <table:table-cell table:style-name="ce1" office:value-type="float" office:value="4.3657342786612" calcext:value-type="float">
            <text:p>4,3657342787</text:p>
          </table:table-cell>
          <table:table-cell table:style-name="ce1" office:value-type="float" office:value="4.26724585488809" calcext:value-type="float">
            <text:p>4,267245854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0.0898141422457665" calcext:value-type="float">
            <text:p>0,0898141422</text:p>
          </table:table-cell>
          <table:table-cell table:style-name="ce1" office:value-type="float" office:value="0.117490757500741" calcext:value-type="float">
            <text:p>0,1174907575</text:p>
          </table:table-cell>
          <table:table-cell table:style-name="ce1" office:value-type="float" office:value="0.165269658529672" calcext:value-type="float">
            <text:p>0,1652696585</text:p>
          </table:table-cell>
          <table:table-cell table:style-name="ce1" office:value-type="float" office:value="0.16981470959395" calcext:value-type="float">
            <text:p>0,1698147096</text:p>
          </table:table-cell>
          <table:table-cell table:style-name="ce1" office:value-type="float" office:value="0.171756466614288" calcext:value-type="float">
            <text:p>0,1717564666</text:p>
          </table:table-cell>
          <table:table-cell table:style-name="ce1" office:value-type="float" office:value="0.184030619011204" calcext:value-type="float">
            <text:p>0,184030619</text:p>
          </table:table-cell>
          <table:table-cell table:style-name="ce1" office:value-type="float" office:value="0.303023720169891" calcext:value-type="float">
            <text:p>0,3030237202</text:p>
          </table:table-cell>
          <table:table-cell table:style-name="ce1" office:value-type="float" office:value="0.312921473901706" calcext:value-type="float">
            <text:p>0,3129214739</text:p>
          </table:table-cell>
          <table:table-cell table:style-name="ce1" office:value-type="float" office:value="0.392776897804272" calcext:value-type="float">
            <text:p>0,3927768978</text:p>
          </table:table-cell>
          <table:table-cell table:style-name="ce1" office:value-type="float" office:value="0.405697392299591" calcext:value-type="float">
            <text:p>0,4056973923</text:p>
          </table:table-cell>
          <table:table-cell table:style-name="ce1" office:value-type="float" office:value="0.45236763326535" calcext:value-type="float">
            <text:p>0,4523676333</text:p>
          </table:table-cell>
          <table:table-cell table:style-name="ce1" office:value-type="float" office:value="0.297894690239146" calcext:value-type="float">
            <text:p>0,2978946902</text:p>
          </table:table-cell>
          <table:table-cell table:style-name="ce1" office:value-type="float" office:value="0.321114495981869" calcext:value-type="float">
            <text:p>0,321114496</text:p>
          </table:table-cell>
          <table:table-cell table:style-name="ce1" office:value-type="float" office:value="0.33784822397646" calcext:value-type="float">
            <text:p>0,337848224</text:p>
          </table:table-cell>
          <table:table-cell table:style-name="ce1" office:value-type="float" office:value="0.36005513566369" calcext:value-type="float">
            <text:p>0,3600551357</text:p>
          </table:table-cell>
          <table:table-cell table:style-name="ce1" office:value-type="float" office:value="0.387401577659382" calcext:value-type="float">
            <text:p>0,3874015777</text:p>
          </table:table-cell>
          <table:table-cell table:style-name="ce1" office:value-type="float" office:value="0.382832335601432" calcext:value-type="float">
            <text:p>0,3828323356</text:p>
          </table:table-cell>
          <table:table-cell table:style-name="ce1" office:value-type="float" office:value="0.402790071793337" calcext:value-type="float">
            <text:p>0,4027900718</text:p>
          </table:table-cell>
          <table:table-cell table:style-name="ce1" office:value-type="float" office:value="0.448732096870269" calcext:value-type="float">
            <text:p>0,4487320969</text:p>
          </table:table-cell>
          <table:table-cell table:style-name="ce1" office:value-type="float" office:value="0.495629957583396" calcext:value-type="float">
            <text:p>0,4956299576</text:p>
          </table:table-cell>
          <table:table-cell table:style-name="ce1" office:value-type="float" office:value="0.53493806658098" calcext:value-type="float">
            <text:p>0,5349380666</text:p>
          </table:table-cell>
          <table:table-cell table:style-name="ce1" office:value-type="float" office:value="0.528568107539841" calcext:value-type="float">
            <text:p>0,5285681075</text:p>
          </table:table-cell>
          <table:table-cell table:style-name="ce1" office:value-type="float" office:value="0.528756344075377" calcext:value-type="float">
            <text:p>0,5287563441</text:p>
          </table:table-cell>
          <table:table-cell table:style-name="ce1" office:value-type="float" office:value="0.526182432418129" calcext:value-type="float">
            <text:p>0,5261824324</text:p>
          </table:table-cell>
          <table:table-cell table:style-name="ce1" office:value-type="float" office:value="0.507910275541807" calcext:value-type="float">
            <text:p>0,5079102755</text:p>
          </table:table-cell>
          <table:table-cell table:style-name="ce1" office:value-type="float" office:value="0.49453855318197" calcext:value-type="float">
            <text:p>0,4945385532</text:p>
          </table:table-cell>
          <table:table-cell table:style-name="ce1" office:value-type="float" office:value="0.486340386216776" calcext:value-type="float">
            <text:p>0,4863403862</text:p>
          </table:table-cell>
          <table:table-cell table:style-name="ce1" office:value-type="float" office:value="0.478612828572539" calcext:value-type="float">
            <text:p>0,4786128286</text:p>
          </table:table-cell>
          <table:table-cell table:style-name="ce1" office:value-type="float" office:value="0.473576333998364" calcext:value-type="float">
            <text:p>0,473576334</text:p>
          </table:table-cell>
          <table:table-cell table:style-name="ce1" office:value-type="float" office:value="0.467130172901334" calcext:value-type="float">
            <text:p>0,4671301729</text:p>
          </table:table-cell>
          <table:table-cell table:style-name="ce1" office:value-type="float" office:value="0.480630218464317" calcext:value-type="float">
            <text:p>0,4806302185</text:p>
          </table:table-cell>
          <table:table-cell table:style-name="ce1" office:value-type="float" office:value="0.489952192286413" calcext:value-type="float">
            <text:p>0,4899521923</text:p>
          </table:table-cell>
          <table:table-cell table:style-name="ce1" office:value-type="float" office:value="0.507349752869799" calcext:value-type="float">
            <text:p>0,5073497529</text:p>
          </table:table-cell>
          <table:table-cell table:style-name="ce1" office:value-type="float" office:value="0.511629191765726" calcext:value-type="float">
            <text:p>0,5116291918</text:p>
          </table:table-cell>
          <table:table-cell table:style-name="ce1" office:value-type="float" office:value="0.500810158928461" calcext:value-type="float">
            <text:p>0,5008101589</text:p>
          </table:table-cell>
          <table:table-cell table:style-name="ce1" office:value-type="float" office:value="0.504743626362024" calcext:value-type="float">
            <text:p>0,5047436264</text:p>
          </table:table-cell>
          <table:table-cell table:style-name="ce1" office:value-type="float" office:value="0.555019733368895" calcext:value-type="float">
            <text:p>0,5550197334</text:p>
          </table:table-cell>
          <table:table-cell table:style-name="ce1" office:value-type="float" office:value="0.557902021129529" calcext:value-type="float">
            <text:p>0,5579020211</text:p>
          </table:table-cell>
          <table:table-cell table:style-name="ce1" office:value-type="float" office:value="0.565734594654255" calcext:value-type="float">
            <text:p>0,5657345947</text:p>
          </table:table-cell>
          <table:table-cell table:style-name="ce1" office:value-type="float" office:value="0.594242464055214" calcext:value-type="float">
            <text:p>0,5942424641</text:p>
          </table:table-cell>
          <table:table-cell table:style-name="ce1" office:value-type="float" office:value="0.580477990268722" calcext:value-type="float">
            <text:p>0,58047799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0.0769198434767846" calcext:value-type="float">
            <text:p>0,0769198435</text:p>
          </table:table-cell>
          <table:table-cell table:style-name="ce1" office:value-type="float" office:value="0.0907946795711705" calcext:value-type="float">
            <text:p>0,0907946796</text:p>
          </table:table-cell>
          <table:table-cell table:style-name="ce1" office:value-type="float" office:value="0.109168485992408" calcext:value-type="float">
            <text:p>0,109168486</text:p>
          </table:table-cell>
          <table:table-cell table:style-name="ce1" office:value-type="float" office:value="0.115683123899065" calcext:value-type="float">
            <text:p>0,1156831239</text:p>
          </table:table-cell>
          <table:table-cell table:style-name="ce1" office:value-type="float" office:value="0.120706815575169" calcext:value-type="float">
            <text:p>0,1207068156</text:p>
          </table:table-cell>
          <table:table-cell table:style-name="ce1" office:value-type="float" office:value="0.129034407203178" calcext:value-type="float">
            <text:p>0,1290344072</text:p>
          </table:table-cell>
          <table:table-cell table:style-name="ce1" office:value-type="float" office:value="0.153114255561735" calcext:value-type="float">
            <text:p>0,1531142556</text:p>
          </table:table-cell>
          <table:table-cell table:style-name="ce1" office:value-type="float" office:value="0.162264166597288" calcext:value-type="float">
            <text:p>0,1622641666</text:p>
          </table:table-cell>
          <table:table-cell table:style-name="ce1" office:value-type="float" office:value="0.180653329881609" calcext:value-type="float">
            <text:p>0,1806533299</text:p>
          </table:table-cell>
          <table:table-cell table:style-name="ce1" office:value-type="float" office:value="0.189232001841364" calcext:value-type="float">
            <text:p>0,1892320018</text:p>
          </table:table-cell>
          <table:table-cell table:style-name="ce1" office:value-type="float" office:value="0.196536255059391" calcext:value-type="float">
            <text:p>0,1965362551</text:p>
          </table:table-cell>
          <table:table-cell table:style-name="ce1" office:value-type="float" office:value="0.182364902823999" calcext:value-type="float">
            <text:p>0,1823649028</text:p>
          </table:table-cell>
          <table:table-cell table:style-name="ce1" office:value-type="float" office:value="0.18767644789458" calcext:value-type="float">
            <text:p>0,1876764479</text:p>
          </table:table-cell>
          <table:table-cell table:style-name="ce1" office:value-type="float" office:value="0.194174033040072" calcext:value-type="float">
            <text:p>0,194174033</text:p>
          </table:table-cell>
          <table:table-cell table:style-name="ce1" office:value-type="float" office:value="0.200591169283778" calcext:value-type="float">
            <text:p>0,2005911693</text:p>
          </table:table-cell>
          <table:table-cell table:style-name="ce1" office:value-type="float" office:value="0.207369851038116" calcext:value-type="float">
            <text:p>0,207369851</text:p>
          </table:table-cell>
          <table:table-cell table:style-name="ce1" office:value-type="float" office:value="0.214241493839747" calcext:value-type="float">
            <text:p>0,2142414938</text:p>
          </table:table-cell>
          <table:table-cell table:style-name="ce1" office:value-type="float" office:value="0.221431349469426" calcext:value-type="float">
            <text:p>0,2214313495</text:p>
          </table:table-cell>
          <table:table-cell table:style-name="ce1" office:value-type="float" office:value="0.230012698462472" calcext:value-type="float">
            <text:p>0,2300126985</text:p>
          </table:table-cell>
          <table:table-cell table:style-name="ce1" office:value-type="float" office:value="0.236374212564544" calcext:value-type="float">
            <text:p>0,2363742126</text:p>
          </table:table-cell>
          <table:table-cell table:style-name="ce1" office:value-type="float" office:value="0.255473846820047" calcext:value-type="float">
            <text:p>0,2554738468</text:p>
          </table:table-cell>
          <table:table-cell table:style-name="ce1" office:value-type="float" office:value="0.257514167300168" calcext:value-type="float">
            <text:p>0,2575141673</text:p>
          </table:table-cell>
          <table:table-cell table:style-name="ce1" office:value-type="float" office:value="0.260679707855461" calcext:value-type="float">
            <text:p>0,2606797079</text:p>
          </table:table-cell>
          <table:table-cell table:style-name="ce1" office:value-type="float" office:value="0.263193831451039" calcext:value-type="float">
            <text:p>0,2631938315</text:p>
          </table:table-cell>
          <table:table-cell table:style-name="ce1" office:value-type="float" office:value="0.267847672803605" calcext:value-type="float">
            <text:p>0,2678476728</text:p>
          </table:table-cell>
          <table:table-cell table:style-name="ce1" office:value-type="float" office:value="0.2610212393348" calcext:value-type="float">
            <text:p>0,2610212393</text:p>
          </table:table-cell>
          <table:table-cell table:style-name="ce1" office:value-type="float" office:value="0.255196573821486" calcext:value-type="float">
            <text:p>0,2551965738</text:p>
          </table:table-cell>
          <table:table-cell table:style-name="ce1" office:value-type="float" office:value="0.251437871434025" calcext:value-type="float">
            <text:p>0,2514378714</text:p>
          </table:table-cell>
          <table:table-cell table:style-name="ce1" office:value-type="float" office:value="0.250315863819195" calcext:value-type="float">
            <text:p>0,2503158638</text:p>
          </table:table-cell>
          <table:table-cell table:style-name="ce1" office:value-type="float" office:value="0.247458070321338" calcext:value-type="float">
            <text:p>0,2474580703</text:p>
          </table:table-cell>
          <table:table-cell table:style-name="ce1" office:value-type="float" office:value="0.24405360456999" calcext:value-type="float">
            <text:p>0,2440536046</text:p>
          </table:table-cell>
          <table:table-cell table:style-name="ce1" office:value-type="float" office:value="0.240532694186437" calcext:value-type="float">
            <text:p>0,2405326942</text:p>
          </table:table-cell>
          <table:table-cell table:style-name="ce1" office:value-type="float" office:value="0.238177182966689" calcext:value-type="float">
            <text:p>0,238177183</text:p>
          </table:table-cell>
          <table:table-cell table:style-name="ce1" office:value-type="float" office:value="0.23541309281967" calcext:value-type="float">
            <text:p>0,2354130928</text:p>
          </table:table-cell>
          <table:table-cell table:style-name="ce1" office:value-type="float" office:value="0.23277518634383" calcext:value-type="float">
            <text:p>0,2327751863</text:p>
          </table:table-cell>
          <table:table-cell table:style-name="ce1" office:value-type="float" office:value="0.231000965044607" calcext:value-type="float">
            <text:p>0,231000965</text:p>
          </table:table-cell>
          <table:table-cell table:style-name="ce1" office:value-type="float" office:value="0.229569261333036" calcext:value-type="float">
            <text:p>0,2295692613</text:p>
          </table:table-cell>
          <table:table-cell table:style-name="ce1" office:value-type="float" office:value="0.227777590776771" calcext:value-type="float">
            <text:p>0,2277775908</text:p>
          </table:table-cell>
          <table:table-cell table:style-name="ce1" office:value-type="float" office:value="0.226495075597451" calcext:value-type="float">
            <text:p>0,2264950756</text:p>
          </table:table-cell>
          <table:table-cell table:style-name="ce1" office:value-type="float" office:value="0.224721310375702" calcext:value-type="float">
            <text:p>0,2247213104</text:p>
          </table:table-cell>
          <table:table-cell table:style-name="ce1" office:value-type="float" office:value="0.222782347480793" calcext:value-type="float">
            <text:p>0,222782347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.61396363421218" calcext:value-type="float">
            <text:p>2,6139636342</text:p>
          </table:table-cell>
          <table:table-cell table:style-name="ce1" office:value-type="float" office:value="2.95884568076756" calcext:value-type="float">
            <text:p>2,9588456808</text:p>
          </table:table-cell>
          <table:table-cell table:style-name="ce1" office:value-type="float" office:value="3.09388545716937" calcext:value-type="float">
            <text:p>3,0938854572</text:p>
          </table:table-cell>
          <table:table-cell table:style-name="ce1" office:value-type="float" office:value="3.17802746348467" calcext:value-type="float">
            <text:p>3,1780274635</text:p>
          </table:table-cell>
          <table:table-cell table:style-name="ce1" office:value-type="float" office:value="3.31012311182746" calcext:value-type="float">
            <text:p>3,3101231118</text:p>
          </table:table-cell>
          <table:table-cell table:style-name="ce1" office:value-type="float" office:value="3.58038640970233" calcext:value-type="float">
            <text:p>3,5803864097</text:p>
          </table:table-cell>
          <table:table-cell table:style-name="ce1" office:value-type="float" office:value="3.54932722815674" calcext:value-type="float">
            <text:p>3,5493272282</text:p>
          </table:table-cell>
          <table:table-cell table:style-name="ce1" office:value-type="float" office:value="3.49614489261754" calcext:value-type="float">
            <text:p>3,4961448926</text:p>
          </table:table-cell>
          <table:table-cell table:style-name="ce1" office:value-type="float" office:value="3.45192464407501" calcext:value-type="float">
            <text:p>3,4519246441</text:p>
          </table:table-cell>
          <table:table-cell table:style-name="ce1" office:value-type="float" office:value="3.37084052183891" calcext:value-type="float">
            <text:p>3,3708405218</text:p>
          </table:table-cell>
          <table:table-cell table:style-name="ce1" office:value-type="float" office:value="3.34554938876505" calcext:value-type="float">
            <text:p>3,3455493888</text:p>
          </table:table-cell>
          <table:table-cell table:style-name="ce1" office:value-type="float" office:value="3.57393813807587" calcext:value-type="float">
            <text:p>3,5739381381</text:p>
          </table:table-cell>
          <table:table-cell table:style-name="ce1" office:value-type="float" office:value="3.64551112812235" calcext:value-type="float">
            <text:p>3,6455111281</text:p>
          </table:table-cell>
          <table:table-cell table:style-name="ce1" office:value-type="float" office:value="3.65662101496947" calcext:value-type="float">
            <text:p>3,656621015</text:p>
          </table:table-cell>
          <table:table-cell table:style-name="ce1" office:value-type="float" office:value="3.67667320282168" calcext:value-type="float">
            <text:p>3,6766732028</text:p>
          </table:table-cell>
          <table:table-cell table:style-name="ce1" office:value-type="float" office:value="3.71064132856131" calcext:value-type="float">
            <text:p>3,7106413286</text:p>
          </table:table-cell>
          <table:table-cell table:style-name="ce1" office:value-type="float" office:value="3.72927493617111" calcext:value-type="float">
            <text:p>3,7292749362</text:p>
          </table:table-cell>
          <table:table-cell table:style-name="ce1" office:value-type="float" office:value="3.78307978844298" calcext:value-type="float">
            <text:p>3,7830797884</text:p>
          </table:table-cell>
          <table:table-cell table:style-name="ce1" office:value-type="float" office:value="3.85718773125736" calcext:value-type="float">
            <text:p>3,8571877313</text:p>
          </table:table-cell>
          <table:table-cell table:style-name="ce1" office:value-type="float" office:value="3.98936510589997" calcext:value-type="float">
            <text:p>3,9893651059</text:p>
          </table:table-cell>
          <table:table-cell table:style-name="ce1" office:value-type="float" office:value="4.29217560000607" calcext:value-type="float">
            <text:p>4,2921756</text:p>
          </table:table-cell>
          <table:table-cell table:style-name="ce1" office:value-type="float" office:value="4.49812261258116" calcext:value-type="float">
            <text:p>4,4981226126</text:p>
          </table:table-cell>
          <table:table-cell table:style-name="ce1" office:value-type="float" office:value="4.67403207692338" calcext:value-type="float">
            <text:p>4,6740320769</text:p>
          </table:table-cell>
          <table:table-cell table:style-name="ce1" office:value-type="float" office:value="4.75825191303691" calcext:value-type="float">
            <text:p>4,758251913</text:p>
          </table:table-cell>
          <table:table-cell table:style-name="ce1" office:value-type="float" office:value="4.79078515188772" calcext:value-type="float">
            <text:p>4,7907851519</text:p>
          </table:table-cell>
          <table:table-cell table:style-name="ce1" office:value-type="float" office:value="4.18697217808375" calcext:value-type="float">
            <text:p>4,1869721781</text:p>
          </table:table-cell>
          <table:table-cell table:style-name="ce1" office:value-type="float" office:value="4.04660365557689" calcext:value-type="float">
            <text:p>4,0466036556</text:p>
          </table:table-cell>
          <table:table-cell table:style-name="ce1" office:value-type="float" office:value="3.89332815062089" calcext:value-type="float">
            <text:p>3,8933281506</text:p>
          </table:table-cell>
          <table:table-cell table:style-name="ce1" office:value-type="float" office:value="3.82792185124494" calcext:value-type="float">
            <text:p>3,8279218512</text:p>
          </table:table-cell>
          <table:table-cell table:style-name="ce1" office:value-type="float" office:value="3.78156687161012" calcext:value-type="float">
            <text:p>3,7815668716</text:p>
          </table:table-cell>
          <table:table-cell table:style-name="ce1" office:value-type="float" office:value="3.77023880796087" calcext:value-type="float">
            <text:p>3,770238808</text:p>
          </table:table-cell>
          <table:table-cell table:style-name="ce1" office:value-type="float" office:value="3.65000515400026" calcext:value-type="float">
            <text:p>3,650005154</text:p>
          </table:table-cell>
          <table:table-cell table:style-name="ce1" office:value-type="float" office:value="3.57007949737503" calcext:value-type="float">
            <text:p>3,5700794974</text:p>
          </table:table-cell>
          <table:table-cell table:style-name="ce1" office:value-type="float" office:value="3.51989773659241" calcext:value-type="float">
            <text:p>3,5198977366</text:p>
          </table:table-cell>
          <table:table-cell table:style-name="ce1" office:value-type="float" office:value="3.4668103110011" calcext:value-type="float">
            <text:p>3,466810311</text:p>
          </table:table-cell>
          <table:table-cell table:style-name="ce1" office:value-type="float" office:value="3.43011728709884" calcext:value-type="float">
            <text:p>3,4301172871</text:p>
          </table:table-cell>
          <table:table-cell table:style-name="ce1" office:value-type="float" office:value="3.42774296739641" calcext:value-type="float">
            <text:p>3,4277429674</text:p>
          </table:table-cell>
          <table:table-cell table:style-name="ce1" office:value-type="float" office:value="3.3880119092171" calcext:value-type="float">
            <text:p>3,3880119092</text:p>
          </table:table-cell>
          <table:table-cell table:style-name="ce1" office:value-type="float" office:value="3.35080466984173" calcext:value-type="float">
            <text:p>3,3508046698</text:p>
          </table:table-cell>
          <table:table-cell table:style-name="ce1" office:value-type="float" office:value="3.31600318941363" calcext:value-type="float">
            <text:p>3,3160031894</text:p>
          </table:table-cell>
          <table:table-cell table:style-name="ce1" office:value-type="float" office:value="3.27476914662737" calcext:value-type="float">
            <text:p>3,274769146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8" table:formula="of:=SUM([.C15:.C21])" office:value-type="float" office:value="4.16608610946746" calcext:value-type="float">
            <text:p>4,2</text:p>
          </table:table-cell>
          <table:table-cell table:style-name="ce18" table:formula="of:=SUM([.D15:.D21])" office:value-type="float" office:value="5.09138579655536" calcext:value-type="float">
            <text:p>5,1</text:p>
          </table:table-cell>
          <table:table-cell table:style-name="ce18" table:formula="of:=SUM([.E15:.E21])" office:value-type="float" office:value="5.43199778909805" calcext:value-type="float">
            <text:p>5,4</text:p>
          </table:table-cell>
          <table:table-cell table:style-name="ce18" table:formula="of:=SUM([.F15:.F21])" office:value-type="float" office:value="5.1753158408" calcext:value-type="float">
            <text:p>5,2</text:p>
          </table:table-cell>
          <table:table-cell table:style-name="ce18" table:formula="of:=SUM([.G15:.G21])" office:value-type="float" office:value="5.38637417007153" calcext:value-type="float">
            <text:p>5,4</text:p>
          </table:table-cell>
          <table:table-cell table:style-name="ce18" table:formula="of:=SUM([.H15:.H21])" office:value-type="float" office:value="5.8360703039385" calcext:value-type="float">
            <text:p>5,8</text:p>
          </table:table-cell>
          <table:table-cell table:style-name="ce18" table:formula="of:=SUM([.I15:.I21])" office:value-type="float" office:value="11.5945969938465" calcext:value-type="float">
            <text:p>11,6</text:p>
          </table:table-cell>
          <table:table-cell table:style-name="ce18" table:formula="of:=SUM([.J15:.J21])" office:value-type="float" office:value="11.4723152211374" calcext:value-type="float">
            <text:p>11,5</text:p>
          </table:table-cell>
          <table:table-cell table:style-name="ce18" table:formula="of:=SUM([.K15:.K21])" office:value-type="float" office:value="12.2159038742524" calcext:value-type="float">
            <text:p>12,2</text:p>
          </table:table-cell>
          <table:table-cell table:style-name="ce18" table:formula="of:=SUM([.L15:.L21])" office:value-type="float" office:value="12.0851714096181" calcext:value-type="float">
            <text:p>12,1</text:p>
          </table:table-cell>
          <table:table-cell table:style-name="ce18" table:formula="of:=SUM([.M15:.M21])" office:value-type="float" office:value="12.0801216093654" calcext:value-type="float">
            <text:p>12,1</text:p>
          </table:table-cell>
          <table:table-cell table:style-name="ce18" table:formula="of:=SUM([.N15:.N21])" office:value-type="float" office:value="12.5747032140963" calcext:value-type="float">
            <text:p>12,6</text:p>
          </table:table-cell>
          <table:table-cell table:style-name="ce18" table:formula="of:=SUM([.O15:.O21])" office:value-type="float" office:value="12.6000650848758" calcext:value-type="float">
            <text:p>12,6</text:p>
          </table:table-cell>
          <table:table-cell table:style-name="ce18" table:formula="of:=SUM([.P15:.P21])" office:value-type="float" office:value="12.5997816784709" calcext:value-type="float">
            <text:p>12,6</text:p>
          </table:table-cell>
          <table:table-cell table:style-name="ce18" table:formula="of:=SUM([.Q15:.Q21])" office:value-type="float" office:value="12.6180667035155" calcext:value-type="float">
            <text:p>12,6</text:p>
          </table:table-cell>
          <table:table-cell table:style-name="ce18" table:formula="of:=SUM([.R15:.R21])" office:value-type="float" office:value="12.6721674544869" calcext:value-type="float">
            <text:p>12,7</text:p>
          </table:table-cell>
          <table:table-cell table:style-name="ce18" table:formula="of:=SUM([.S15:.S21])" office:value-type="float" office:value="12.8460352632304" calcext:value-type="float">
            <text:p>12,8</text:p>
          </table:table-cell>
          <table:table-cell table:style-name="ce18" table:formula="of:=SUM([.T15:.T21])" office:value-type="float" office:value="12.8212789188851" calcext:value-type="float">
            <text:p>12,8</text:p>
          </table:table-cell>
          <table:table-cell table:style-name="ce18" table:formula="of:=SUM([.U15:.U21])" office:value-type="float" office:value="13.0928437366692" calcext:value-type="float">
            <text:p>13,1</text:p>
          </table:table-cell>
          <table:table-cell table:style-name="ce18" table:formula="of:=SUM([.V15:.V21])" office:value-type="float" office:value="13.3075392247408" calcext:value-type="float">
            <text:p>13,3</text:p>
          </table:table-cell>
          <table:table-cell table:style-name="ce18" table:formula="of:=SUM([.W15:.W21])" office:value-type="float" office:value="14.3937389977905" calcext:value-type="float">
            <text:p>14,4</text:p>
          </table:table-cell>
          <table:table-cell table:style-name="ce18" table:formula="of:=SUM([.X15:.X21])" office:value-type="float" office:value="14.0107283459543" calcext:value-type="float">
            <text:p>14,0</text:p>
          </table:table-cell>
          <table:table-cell table:style-name="ce18" table:formula="of:=SUM([.Y15:.Y21])" office:value-type="float" office:value="14.0398412089801" calcext:value-type="float">
            <text:p>14,0</text:p>
          </table:table-cell>
          <table:table-cell table:style-name="ce18" table:formula="of:=SUM([.Z15:.Z21])" office:value-type="float" office:value="13.956836838569" calcext:value-type="float">
            <text:p>14,0</text:p>
          </table:table-cell>
          <table:table-cell table:style-name="ce18" table:formula="of:=SUM([.AA15:.AA21])" office:value-type="float" office:value="13.5948161751123" calcext:value-type="float">
            <text:p>13,6</text:p>
          </table:table-cell>
          <table:table-cell table:style-name="ce18" table:formula="of:=SUM([.AB15:.AB21])" office:value-type="float" office:value="12.8045577872809" calcext:value-type="float">
            <text:p>12,8</text:p>
          </table:table-cell>
          <table:table-cell table:style-name="ce18" table:formula="of:=SUM([.AC15:.AC21])" office:value-type="float" office:value="12.486491491592" calcext:value-type="float">
            <text:p>12,5</text:p>
          </table:table-cell>
          <table:table-cell table:style-name="ce18" table:formula="of:=SUM([.AD15:.AD21])" office:value-type="float" office:value="12.1653156061502" calcext:value-type="float">
            <text:p>12,2</text:p>
          </table:table-cell>
          <table:table-cell table:style-name="ce18" table:formula="of:=SUM([.AE15:.AE21])" office:value-type="float" office:value="11.9801848482404" calcext:value-type="float">
            <text:p>12,0</text:p>
          </table:table-cell>
          <table:table-cell table:style-name="ce18" table:formula="of:=SUM([.AF15:.AF21])" office:value-type="float" office:value="11.7871083458131" calcext:value-type="float">
            <text:p>11,8</text:p>
          </table:table-cell>
          <table:table-cell table:style-name="ce18" table:formula="of:=SUM([.AG15:.AG21])" office:value-type="float" office:value="12.4879651477013" calcext:value-type="float">
            <text:p>12,5</text:p>
          </table:table-cell>
          <table:table-cell table:style-name="ce18" table:formula="of:=SUM([.AH15:.AH21])" office:value-type="float" office:value="12.778013112868" calcext:value-type="float">
            <text:p>12,8</text:p>
          </table:table-cell>
          <table:table-cell table:style-name="ce18" table:formula="of:=SUM([.AI15:.AI21])" office:value-type="float" office:value="12.6997397387528" calcext:value-type="float">
            <text:p>12,7</text:p>
          </table:table-cell>
          <table:table-cell table:style-name="ce18" table:formula="of:=SUM([.AJ15:.AJ21])" office:value-type="float" office:value="12.2246538964932" calcext:value-type="float">
            <text:p>12,2</text:p>
          </table:table-cell>
          <table:table-cell table:style-name="ce18" table:formula="of:=SUM([.AK15:.AK21])" office:value-type="float" office:value="12.1285035903314" calcext:value-type="float">
            <text:p>12,1</text:p>
          </table:table-cell>
          <table:table-cell table:style-name="ce18" table:formula="of:=SUM([.AL15:.AL21])" office:value-type="float" office:value="12.1357553688388" calcext:value-type="float">
            <text:p>12,1</text:p>
          </table:table-cell>
          <table:table-cell table:style-name="ce18" table:formula="of:=SUM([.AM15:.AM21])" office:value-type="float" office:value="16.5947465542636" calcext:value-type="float">
            <text:p>16,6</text:p>
          </table:table-cell>
          <table:table-cell table:style-name="ce18" table:formula="of:=SUM([.AN15:.AN21])" office:value-type="float" office:value="16.4606104821617" calcext:value-type="float">
            <text:p>16,5</text:p>
          </table:table-cell>
          <table:table-cell table:style-name="ce18" table:formula="of:=SUM([.AO15:.AO21])" office:value-type="float" office:value="17.0598165122145" calcext:value-type="float">
            <text:p>17,1</text:p>
          </table:table-cell>
          <table:table-cell table:style-name="ce18" table:formula="of:=SUM([.AP15:.AP21])" office:value-type="float" office:value="16.9115723545221" calcext:value-type="float">
            <text:p>16,9</text:p>
          </table:table-cell>
          <table:table-cell table:style-name="ce18" table:formula="of:=SUM([.AQ15:.AQ21])" office:value-type="float" office:value="16.7211792092728" calcext:value-type="float">
            <text:p>16,7</text:p>
          </table:table-cell>
          <table:table-cell table:formula="of:=SUM([.C22:.AQ22])" office:value-type="float" office:value="495.089996010024" calcext:value-type="float">
            <text:p>495,08999601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ESTE</text:p>
          </table:table-cell>
          <table:table-cell table:style-name="ce12" office:value-type="string" calcext:value-type="string">
            <text:p>Gain moyen sur les consommations de chauffage (%)</text:p>
          </table:table-cell>
          <table:table-cell table:style-name="ce12" office:value-type="string" calcext:value-type="string">
            <text:p>Gain unitaire moyen sur les consommations de chauffage (kWh par m²)</text:p>
          </table:table-cell>
          <table:table-cell table:style-name="ce12" office:value-type="string" calcext:value-type="string">
            <text:p>Cout moyen au m² </text:p>
          </table:table-cell>
          <table:table-cell table:style-name="ce25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BBC</text:p>
          </table:table-cell>
          <table:table-cell table:style-name="ce19" office:value-type="percentage" office:value="0.786607131732744" calcext:value-type="percentage">
            <text:p>79%</text:p>
          </table:table-cell>
          <table:table-cell table:style-name="ce20" office:value-type="float" office:value="96.5452710863977" calcext:value-type="float">
            <text:p>97</text:p>
          </table:table-cell>
          <table:table-cell table:style-name="ce20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SMOD</text:p>
          </table:table-cell>
          <table:table-cell table:style-name="ce19" office:value-type="percentage" office:value="0.53914158322128" calcext:value-type="percentage">
            <text:p>54%</text:p>
          </table:table-cell>
          <table:table-cell table:style-name="ce20" office:value-type="float" office:value="75.5797381586187" calcext:value-type="float">
            <text:p>76</text:p>
          </table:table-cell>
          <table:table-cell table:style-name="ce20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BBC</text:p>
          </table:table-cell>
          <table:table-cell table:style-name="ce19" office:value-type="percentage" office:value="0.29972783601767" calcext:value-type="percentage">
            <text:p>30%</text:p>
          </table:table-cell>
          <table:table-cell table:style-name="ce20" office:value-type="float" office:value="36.7566861563108" calcext:value-type="float">
            <text:p>37</text:p>
          </table:table-cell>
          <table:table-cell table:style-name="ce20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MOD</text:p>
          </table:table-cell>
          <table:table-cell table:style-name="ce19" office:value-type="percentage" office:value="0.233138436157816" calcext:value-type="percentage">
            <text:p>23%</text:p>
          </table:table-cell>
          <table:table-cell table:style-name="ce20" office:value-type="float" office:value="35.3526344181236" calcext:value-type="float">
            <text:p>35</text:p>
          </table:table-cell>
          <table:table-cell table:style-name="ce20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BBC</text:p>
          </table:table-cell>
          <table:table-cell table:style-name="ce19" office:value-type="percentage" office:value="0.188724298638144" calcext:value-type="percentage">
            <text:p>19%</text:p>
          </table:table-cell>
          <table:table-cell table:style-name="ce20" office:value-type="float" office:value="23.0448518643214" calcext:value-type="float">
            <text:p>23</text:p>
          </table:table-cell>
          <table:table-cell table:style-name="ce20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MOD</text:p>
          </table:table-cell>
          <table:table-cell table:style-name="ce19" office:value-type="percentage" office:value="0.142181737749703" calcext:value-type="percentage">
            <text:p>14%</text:p>
          </table:table-cell>
          <table:table-cell table:style-name="ce20" office:value-type="float" office:value="21.1717491653839" calcext:value-type="float">
            <text:p>21</text:p>
          </table:table-cell>
          <table:table-cell table:style-name="ce20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20" office:value-type="float" office:value="18.365131846284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Gest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20" table:formula="of:=[.C10]+[.C9]+[.C6]" office:value-type="float" office:value="63.650984496373" calcext:value-type="float">
            <text:p>64</text:p>
          </table:table-cell>
          <table:table-cell table:style-name="ce20" table:formula="of:=[.D10]+[.D9]+[.D6]" office:value-type="float" office:value="71.9225052773" calcext:value-type="float">
            <text:p>72</text:p>
          </table:table-cell>
          <table:table-cell table:style-name="ce20" table:formula="of:=[.E10]+[.E9]+[.E6]" office:value-type="float" office:value="77.08978540991" calcext:value-type="float">
            <text:p>77</text:p>
          </table:table-cell>
          <table:table-cell table:style-name="ce20" table:formula="of:=[.F10]+[.F9]+[.F6]" office:value-type="float" office:value="79.28537366638" calcext:value-type="float">
            <text:p>79</text:p>
          </table:table-cell>
          <table:table-cell table:style-name="ce20" table:formula="of:=[.G10]+[.G9]+[.G6]" office:value-type="float" office:value="82.110361866082" calcext:value-type="float">
            <text:p>82</text:p>
          </table:table-cell>
          <table:table-cell table:style-name="ce20" table:formula="of:=[.H10]+[.H9]+[.H6]" office:value-type="float" office:value="89.27285166665" calcext:value-type="float">
            <text:p>89</text:p>
          </table:table-cell>
          <table:table-cell table:style-name="ce20" table:formula="of:=[.I10]+[.I9]+[.I6]" office:value-type="float" office:value="91.695149314223" calcext:value-type="float">
            <text:p>92</text:p>
          </table:table-cell>
          <table:table-cell table:style-name="ce20" table:formula="of:=[.J10]+[.J9]+[.J6]" office:value-type="float" office:value="91.29491406248" calcext:value-type="float">
            <text:p>91</text:p>
          </table:table-cell>
          <table:table-cell table:style-name="ce20" table:formula="of:=[.K10]+[.K9]+[.K6]" office:value-type="float" office:value="91.6116745019" calcext:value-type="float">
            <text:p>92</text:p>
          </table:table-cell>
          <table:table-cell table:style-name="ce20" table:formula="of:=[.L10]+[.L9]+[.L6]" office:value-type="float" office:value="90.4282434644" calcext:value-type="float">
            <text:p>90</text:p>
          </table:table-cell>
          <table:table-cell table:style-name="ce20" table:formula="of:=[.M10]+[.M9]+[.M6]" office:value-type="float" office:value="90.305631549138" calcext:value-type="float">
            <text:p>90</text:p>
          </table:table-cell>
          <table:table-cell table:style-name="ce20" table:formula="of:=[.N10]+[.N9]+[.N6]" office:value-type="float" office:value="92.699404332744" calcext:value-type="float">
            <text:p>93</text:p>
          </table:table-cell>
          <table:table-cell table:style-name="ce20" table:formula="of:=[.O10]+[.O9]+[.O6]" office:value-type="float" office:value="93.968988733067" calcext:value-type="float">
            <text:p>94</text:p>
          </table:table-cell>
          <table:table-cell table:style-name="ce20" table:formula="of:=[.P10]+[.P9]+[.P6]" office:value-type="float" office:value="94.550553044409" calcext:value-type="float">
            <text:p>95</text:p>
          </table:table-cell>
          <table:table-cell table:style-name="ce20" table:formula="of:=[.Q10]+[.Q9]+[.Q6]" office:value-type="float" office:value="95.548550550373" calcext:value-type="float">
            <text:p>96</text:p>
          </table:table-cell>
          <table:table-cell table:style-name="ce20" table:formula="of:=[.R10]+[.R9]+[.R6]" office:value-type="float" office:value="96.333556359997" calcext:value-type="float">
            <text:p>96</text:p>
          </table:table-cell>
          <table:table-cell table:style-name="ce20" table:formula="of:=[.S10]+[.S9]+[.S6]" office:value-type="float" office:value="97.728158619824" calcext:value-type="float">
            <text:p>98</text:p>
          </table:table-cell>
          <table:table-cell table:style-name="ce20" table:formula="of:=[.T10]+[.T9]+[.T6]" office:value-type="float" office:value="100.788914735447" calcext:value-type="float">
            <text:p>101</text:p>
          </table:table-cell>
          <table:table-cell table:style-name="ce20" table:formula="of:=[.U10]+[.U9]+[.U6]" office:value-type="float" office:value="104.3666119158" calcext:value-type="float">
            <text:p>104</text:p>
          </table:table-cell>
          <table:table-cell table:style-name="ce20" table:formula="of:=[.V10]+[.V9]+[.V6]" office:value-type="float" office:value="110.247387779131" calcext:value-type="float">
            <text:p>110</text:p>
          </table:table-cell>
          <table:table-cell table:style-name="ce20" table:formula="of:=[.W10]+[.W9]+[.W6]" office:value-type="float" office:value="123.821962717124" calcext:value-type="float">
            <text:p>124</text:p>
          </table:table-cell>
          <table:table-cell table:style-name="ce20" table:formula="of:=[.X10]+[.X9]+[.X6]" office:value-type="float" office:value="136.12073714357" calcext:value-type="float">
            <text:p>136</text:p>
          </table:table-cell>
          <table:table-cell table:style-name="ce20" table:formula="of:=[.Y10]+[.Y9]+[.Y6]" office:value-type="float" office:value="145.402656814293" calcext:value-type="float">
            <text:p>145</text:p>
          </table:table-cell>
          <table:table-cell table:style-name="ce20" table:formula="of:=[.Z10]+[.Z9]+[.Z6]" office:value-type="float" office:value="150.789027249817" calcext:value-type="float">
            <text:p>151</text:p>
          </table:table-cell>
          <table:table-cell table:style-name="ce20" table:formula="of:=[.AA10]+[.AA9]+[.AA6]" office:value-type="float" office:value="154.37467211172" calcext:value-type="float">
            <text:p>154</text:p>
          </table:table-cell>
          <table:table-cell table:style-name="ce20" table:formula="of:=[.AB10]+[.AB9]+[.AB6]" office:value-type="float" office:value="119.768030860349" calcext:value-type="float">
            <text:p>120</text:p>
          </table:table-cell>
          <table:table-cell table:style-name="ce20" table:formula="of:=[.AC10]+[.AC9]+[.AC6]" office:value-type="float" office:value="113.866027770028" calcext:value-type="float">
            <text:p>114</text:p>
          </table:table-cell>
          <table:table-cell table:style-name="ce20" table:formula="of:=[.AD10]+[.AD9]+[.AD6]" office:value-type="float" office:value="107.537535467026" calcext:value-type="float">
            <text:p>108</text:p>
          </table:table-cell>
          <table:table-cell table:style-name="ce20" table:formula="of:=[.AE10]+[.AE9]+[.AE6]" office:value-type="float" office:value="105.323573195776" calcext:value-type="float">
            <text:p>105</text:p>
          </table:table-cell>
          <table:table-cell table:style-name="ce20" table:formula="of:=[.AF10]+[.AF9]+[.AF6]" office:value-type="float" office:value="104.83987824853" calcext:value-type="float">
            <text:p>105</text:p>
          </table:table-cell>
          <table:table-cell table:style-name="ce20" table:formula="of:=[.AG10]+[.AG9]+[.AG6]" office:value-type="float" office:value="104.528625758142" calcext:value-type="float">
            <text:p>105</text:p>
          </table:table-cell>
          <table:table-cell table:style-name="ce20" table:formula="of:=[.AH10]+[.AH9]+[.AH6]" office:value-type="float" office:value="99.1368778576141" calcext:value-type="float">
            <text:p>99</text:p>
          </table:table-cell>
          <table:table-cell table:style-name="ce20" table:formula="of:=[.AI10]+[.AI9]+[.AI6]" office:value-type="float" office:value="96.587668147036" calcext:value-type="float">
            <text:p>97</text:p>
          </table:table-cell>
          <table:table-cell table:style-name="ce20" table:formula="of:=[.AJ10]+[.AJ9]+[.AJ6]" office:value-type="float" office:value="95.085556306745" calcext:value-type="float">
            <text:p>95</text:p>
          </table:table-cell>
          <table:table-cell table:style-name="ce20" table:formula="of:=[.AK10]+[.AK9]+[.AK6]" office:value-type="float" office:value="93.3883161914961" calcext:value-type="float">
            <text:p>93</text:p>
          </table:table-cell>
          <table:table-cell table:style-name="ce20" table:formula="of:=[.AL10]+[.AL9]+[.AL6]" office:value-type="float" office:value="92.2505844492131" calcext:value-type="float">
            <text:p>92</text:p>
          </table:table-cell>
          <table:table-cell table:style-name="ce20" table:formula="of:=[.AM10]+[.AM9]+[.AM6]" office:value-type="float" office:value="92.428279918321" calcext:value-type="float">
            <text:p>92</text:p>
          </table:table-cell>
          <table:table-cell table:style-name="ce20" table:formula="of:=[.AN10]+[.AN9]+[.AN6]" office:value-type="float" office:value="91.360851413064" calcext:value-type="float">
            <text:p>91</text:p>
          </table:table-cell>
          <table:table-cell table:style-name="ce20" table:formula="of:=[.AO10]+[.AO9]+[.AO6]" office:value-type="float" office:value="90.289590432487" calcext:value-type="float">
            <text:p>90</text:p>
          </table:table-cell>
          <table:table-cell table:style-name="ce20" table:formula="of:=[.AP10]+[.AP9]+[.AP6]" office:value-type="float" office:value="89.441251822828" calcext:value-type="float">
            <text:p>89</text:p>
          </table:table-cell>
          <table:table-cell table:style-name="ce20" table:formula="of:=[.AQ10]+[.AQ9]+[.AQ6]" office:value-type="float" office:value="89.0062279353971" calcext:value-type="float">
            <text:p>89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style-name="ce20" table:formula="of:=[.C8]+[.C5]+[.C7]" office:value-type="float" office:value="71.44260482193" calcext:value-type="float">
            <text:p>71</text:p>
          </table:table-cell>
          <table:table-cell table:style-name="ce20" table:formula="of:=[.D8]+[.D5]+[.D7]" office:value-type="float" office:value="99.13920470745" calcext:value-type="float">
            <text:p>99</text:p>
          </table:table-cell>
          <table:table-cell table:style-name="ce20" table:formula="of:=[.E8]+[.E5]+[.E7]" office:value-type="float" office:value="137.05116258437" calcext:value-type="float">
            <text:p>137</text:p>
          </table:table-cell>
          <table:table-cell table:style-name="ce20" table:formula="of:=[.F8]+[.F5]+[.F7]" office:value-type="float" office:value="124.58658381764" calcext:value-type="float">
            <text:p>125</text:p>
          </table:table-cell>
          <table:table-cell table:style-name="ce20" table:formula="of:=[.G8]+[.G5]+[.G7]" office:value-type="float" office:value="126.16791814417" calcext:value-type="float">
            <text:p>126</text:p>
          </table:table-cell>
          <table:table-cell table:style-name="ce20" table:formula="of:=[.H8]+[.H5]+[.H7]" office:value-type="float" office:value="136.015750536094" calcext:value-type="float">
            <text:p>136</text:p>
          </table:table-cell>
          <table:table-cell table:style-name="ce20" table:formula="of:=[.I8]+[.I5]+[.I7]" office:value-type="float" office:value="791.759808283168" calcext:value-type="float">
            <text:p>792</text:p>
          </table:table-cell>
          <table:table-cell table:style-name="ce20" table:formula="of:=[.J8]+[.J5]+[.J7]" office:value-type="float" office:value="780.245734302822" calcext:value-type="float">
            <text:p>780</text:p>
          </table:table-cell>
          <table:table-cell table:style-name="ce20" table:formula="of:=[.K8]+[.K5]+[.K7]" office:value-type="float" office:value="848.159676297148" calcext:value-type="float">
            <text:p>848</text:p>
          </table:table-cell>
          <table:table-cell table:style-name="ce20" table:formula="of:=[.L8]+[.L5]+[.L7]" office:value-type="float" office:value="836.591983182163" calcext:value-type="float">
            <text:p>837</text:p>
          </table:table-cell>
          <table:table-cell table:style-name="ce20" table:formula="of:=[.M8]+[.M5]+[.M7]" office:value-type="float" office:value="828.488324590253" calcext:value-type="float">
            <text:p>828</text:p>
          </table:table-cell>
          <table:table-cell table:style-name="ce20" table:formula="of:=[.N8]+[.N5]+[.N7]" office:value-type="float" office:value="1078.35896051413" calcext:value-type="float">
            <text:p>1078</text:p>
          </table:table-cell>
          <table:table-cell table:style-name="ce20" table:formula="of:=[.O8]+[.O5]+[.O7]" office:value-type="float" office:value="1064.16294995765" calcext:value-type="float">
            <text:p>1064</text:p>
          </table:table-cell>
          <table:table-cell table:style-name="ce20" table:formula="of:=[.P8]+[.P5]+[.P7]" office:value-type="float" office:value="1049.16500360541" calcext:value-type="float">
            <text:p>1049</text:p>
          </table:table-cell>
          <table:table-cell table:style-name="ce20" table:formula="of:=[.Q8]+[.Q5]+[.Q7]" office:value-type="float" office:value="1038.33210395663" calcext:value-type="float">
            <text:p>1038</text:p>
          </table:table-cell>
          <table:table-cell table:style-name="ce20" table:formula="of:=[.R8]+[.R5]+[.R7]" office:value-type="float" office:value="1024.58074686852" calcext:value-type="float">
            <text:p>1025</text:p>
          </table:table-cell>
          <table:table-cell table:style-name="ce20" table:formula="of:=[.S8]+[.S5]+[.S7]" office:value-type="float" office:value="1014.86057816169" calcext:value-type="float">
            <text:p>1015</text:p>
          </table:table-cell>
          <table:table-cell table:style-name="ce20" table:formula="of:=[.T8]+[.T5]+[.T7]" office:value-type="float" office:value="1002.99096622601" calcext:value-type="float">
            <text:p>1003</text:p>
          </table:table-cell>
          <table:table-cell table:style-name="ce20" table:formula="of:=[.U8]+[.U5]+[.U7]" office:value-type="float" office:value="994.110182369337" calcext:value-type="float">
            <text:p>994</text:p>
          </table:table-cell>
          <table:table-cell table:style-name="ce20" table:formula="of:=[.V8]+[.V5]+[.V7]" office:value-type="float" office:value="983.347473634766" calcext:value-type="float">
            <text:p>983</text:p>
          </table:table-cell>
          <table:table-cell table:style-name="ce20" table:formula="of:=[.W8]+[.W5]+[.W7]" office:value-type="float" office:value="982.434369183036" calcext:value-type="float">
            <text:p>982</text:p>
          </table:table-cell>
          <table:table-cell table:style-name="ce20" table:formula="of:=[.X8]+[.X5]+[.X7]" office:value-type="float" office:value="944.713190945145" calcext:value-type="float">
            <text:p>945</text:p>
          </table:table-cell>
          <table:table-cell table:style-name="ce20" table:formula="of:=[.Y8]+[.Y5]+[.Y7]" office:value-type="float" office:value="915.621342218152" calcext:value-type="float">
            <text:p>916</text:p>
          </table:table-cell>
          <table:table-cell table:style-name="ce20" table:formula="of:=[.Z8]+[.Z5]+[.Z7]" office:value-type="float" office:value="888.35736864131" calcext:value-type="float">
            <text:p>888</text:p>
          </table:table-cell>
          <table:table-cell table:style-name="ce20" table:formula="of:=[.AA8]+[.AA5]+[.AA7]" office:value-type="float" office:value="859.737304575395" calcext:value-type="float">
            <text:p>860</text:p>
          </table:table-cell>
          <table:table-cell table:style-name="ce20" table:formula="of:=[.AB8]+[.AB5]+[.AB7]" office:value-type="float" office:value="832.187044609836" calcext:value-type="float">
            <text:p>832</text:p>
          </table:table-cell>
          <table:table-cell table:style-name="ce20" table:formula="of:=[.AC8]+[.AC5]+[.AC7]" office:value-type="float" office:value="810.656363178491" calcext:value-type="float">
            <text:p>811</text:p>
          </table:table-cell>
          <table:table-cell table:style-name="ce20" table:formula="of:=[.AD8]+[.AD5]+[.AD7]" office:value-type="float" office:value="792.368059794481" calcext:value-type="float">
            <text:p>792</text:p>
          </table:table-cell>
          <table:table-cell table:style-name="ce20" table:formula="of:=[.AE8]+[.AE5]+[.AE7]" office:value-type="float" office:value="776.998788182653" calcext:value-type="float">
            <text:p>777</text:p>
          </table:table-cell>
          <table:table-cell table:style-name="ce20" table:formula="of:=[.AF8]+[.AF5]+[.AF7]" office:value-type="float" office:value="760.690928608135" calcext:value-type="float">
            <text:p>761</text:p>
          </table:table-cell>
          <table:table-cell table:style-name="ce20" table:formula="of:=[.AG8]+[.AG5]+[.AG7]" office:value-type="float" office:value="767.904661534713" calcext:value-type="float">
            <text:p>768</text:p>
          </table:table-cell>
          <table:table-cell table:style-name="ce20" table:formula="of:=[.AH8]+[.AH5]+[.AH7]" office:value-type="float" office:value="763.560034750651" calcext:value-type="float">
            <text:p>764</text:p>
          </table:table-cell>
          <table:table-cell table:style-name="ce20" table:formula="of:=[.AI8]+[.AI5]+[.AI7]" office:value-type="float" office:value="765.855894209631" calcext:value-type="float">
            <text:p>766</text:p>
          </table:table-cell>
          <table:table-cell table:style-name="ce20" table:formula="of:=[.AJ8]+[.AJ5]+[.AJ7]" office:value-type="float" office:value="749.107719561078" calcext:value-type="float">
            <text:p>749</text:p>
          </table:table-cell>
          <table:table-cell table:style-name="ce20" table:formula="of:=[.AK8]+[.AK5]+[.AK7]" office:value-type="float" office:value="737.52603157133" calcext:value-type="float">
            <text:p>738</text:p>
          </table:table-cell>
          <table:table-cell table:style-name="ce20" table:formula="of:=[.AL8]+[.AL5]+[.AL7]" office:value-type="float" office:value="733.101796592962" calcext:value-type="float">
            <text:p>733</text:p>
          </table:table-cell>
          <table:table-cell table:style-name="ce20" table:formula="of:=[.AM8]+[.AM5]+[.AM7]" office:value-type="float" office:value="1006.65561045256" calcext:value-type="float">
            <text:p>1007</text:p>
          </table:table-cell>
          <table:table-cell table:style-name="ce20" table:formula="of:=[.AN8]+[.AN5]+[.AN7]" office:value-type="float" office:value="991.141320002819" calcext:value-type="float">
            <text:p>991</text:p>
          </table:table-cell>
          <table:table-cell table:style-name="ce20" table:formula="of:=[.AO8]+[.AO5]+[.AO7]" office:value-type="float" office:value="1016.39791467121" calcext:value-type="float">
            <text:p>1016</text:p>
          </table:table-cell>
          <table:table-cell table:style-name="ce20" table:formula="of:=[.AP8]+[.AP5]+[.AP7]" office:value-type="float" office:value="999.773992644486" calcext:value-type="float">
            <text:p>1000</text:p>
          </table:table-cell>
          <table:table-cell table:style-name="ce20" table:formula="of:=[.AQ8]+[.AQ5]+[.AQ7]" office:value-type="float" office:value="982.81960431551" calcext:value-type="float">
            <text:p>983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20" table:formula="of:=[.C4]" office:value-type="float" office:value="31.32786391619" calcext:value-type="float">
            <text:p>31</text:p>
          </table:table-cell>
          <table:table-cell table:style-name="ce20" table:formula="of:=[.D4]" office:value-type="float" office:value="60.69063331111" calcext:value-type="float">
            <text:p>61</text:p>
          </table:table-cell>
          <table:table-cell table:style-name="ce20" table:formula="of:=[.E4]" office:value-type="float" office:value="73.11212987188" calcext:value-type="float">
            <text:p>73</text:p>
          </table:table-cell>
          <table:table-cell table:style-name="ce20" table:formula="of:=[.F4]" office:value-type="float" office:value="36.6307667791" calcext:value-type="float">
            <text:p>37</text:p>
          </table:table-cell>
          <table:table-cell table:style-name="ce20" table:formula="of:=[.G4]" office:value-type="float" office:value="38.9949766806" calcext:value-type="float">
            <text:p>39</text:p>
          </table:table-cell>
          <table:table-cell table:style-name="ce20" table:formula="of:=[.H4]" office:value-type="float" office:value="38.60569819544" calcext:value-type="float">
            <text:p>39</text:p>
          </table:table-cell>
          <table:table-cell table:style-name="ce20" table:formula="of:=[.I4]" office:value-type="float" office:value="122.70042988563" calcext:value-type="float">
            <text:p>123</text:p>
          </table:table-cell>
          <table:table-cell table:style-name="ce20" table:formula="of:=[.J4]" office:value-type="float" office:value="121.55077373126" calcext:value-type="float">
            <text:p>122</text:p>
          </table:table-cell>
          <table:table-cell table:style-name="ce20" table:formula="of:=[.K4]" office:value-type="float" office:value="134.786878589258" calcext:value-type="float">
            <text:p>135</text:p>
          </table:table-cell>
          <table:table-cell table:style-name="ce20" table:formula="of:=[.L4]" office:value-type="float" office:value="138.52202156288" calcext:value-type="float">
            <text:p>139</text:p>
          </table:table-cell>
          <table:table-cell table:style-name="ce20" table:formula="of:=[.M4]" office:value-type="float" office:value="146.79230880358" calcext:value-type="float">
            <text:p>147</text:p>
          </table:table-cell>
          <table:table-cell table:style-name="ce20" table:formula="of:=[.N4]" office:value-type="float" office:value="64.878467268898" calcext:value-type="float">
            <text:p>65</text:p>
          </table:table-cell>
          <table:table-cell table:style-name="ce20" table:formula="of:=[.O4]" office:value-type="float" office:value="68.089945634286" calcext:value-type="float">
            <text:p>68</text:p>
          </table:table-cell>
          <table:table-cell table:style-name="ce20" table:formula="of:=[.P4]" office:value-type="float" office:value="78.531605209905" calcext:value-type="float">
            <text:p>79</text:p>
          </table:table-cell>
          <table:table-cell table:style-name="ce20" table:formula="of:=[.Q4]" office:value-type="float" office:value="83.609606132495" calcext:value-type="float">
            <text:p>84</text:p>
          </table:table-cell>
          <table:table-cell table:style-name="ce20" table:formula="of:=[.R4]" office:value-type="float" office:value="92.1790174695" calcext:value-type="float">
            <text:p>92</text:p>
          </table:table-cell>
          <table:table-cell table:style-name="ce20" table:formula="of:=[.S4]" office:value-type="float" office:value="112.96562652821" calcext:value-type="float">
            <text:p>113</text:p>
          </table:table-cell>
          <table:table-cell table:style-name="ce20" table:formula="of:=[.T4]" office:value-type="float" office:value="100.84872122284" calcext:value-type="float">
            <text:p>101</text:p>
          </table:table-cell>
          <table:table-cell table:style-name="ce20" table:formula="of:=[.U4]" office:value-type="float" office:value="127.51422218902" calcext:value-type="float">
            <text:p>128</text:p>
          </table:table-cell>
          <table:table-cell table:style-name="ce20" table:formula="of:=[.V4]" office:value-type="float" office:value="132.03337831854" calcext:value-type="float">
            <text:p>132</text:p>
          </table:table-cell>
          <table:table-cell table:style-name="ce20" table:formula="of:=[.W4]" office:value-type="float" office:value="215.55945719623" calcext:value-type="float">
            <text:p>216</text:p>
          </table:table-cell>
          <table:table-cell table:style-name="ce20" table:formula="of:=[.X4]" office:value-type="float" office:value="140.32856078015" calcext:value-type="float">
            <text:p>140</text:p>
          </table:table-cell>
          <table:table-cell table:style-name="ce20" table:formula="of:=[.Y4]" office:value-type="float" office:value="145.68255425331" calcext:value-type="float">
            <text:p>146</text:p>
          </table:table-cell>
          <table:table-cell table:style-name="ce20" table:formula="of:=[.Z4]" office:value-type="float" office:value="143.68633270795" calcext:value-type="float">
            <text:p>144</text:p>
          </table:table-cell>
          <table:table-cell table:style-name="ce20" table:formula="of:=[.AA4]" office:value-type="float" office:value="107.58669964202" calcext:value-type="float">
            <text:p>108</text:p>
          </table:table-cell>
          <table:table-cell table:style-name="ce20" table:formula="of:=[.AB4]" office:value-type="float" office:value="104.72773738441" calcext:value-type="float">
            <text:p>105</text:p>
          </table:table-cell>
          <table:table-cell table:style-name="ce20" table:formula="of:=[.AC4]" office:value-type="float" office:value="104.19289079282" calcext:value-type="float">
            <text:p>104</text:p>
          </table:table-cell>
          <table:table-cell table:style-name="ce20" table:formula="of:=[.AD4]" office:value-type="float" office:value="102.90534076376" calcext:value-type="float">
            <text:p>103</text:p>
          </table:table-cell>
          <table:table-cell table:style-name="ce20" table:formula="of:=[.AE4]" office:value-type="float" office:value="102.03309726021" calcext:value-type="float">
            <text:p>102</text:p>
          </table:table-cell>
          <table:table-cell table:style-name="ce20" table:formula="of:=[.AF4]" office:value-type="float" office:value="101.70600752448" calcext:value-type="float">
            <text:p>102</text:p>
          </table:table-cell>
          <table:table-cell table:style-name="ce20" table:formula="of:=[.AG4]" office:value-type="float" office:value="192.353695933843" calcext:value-type="float">
            <text:p>192</text:p>
          </table:table-cell>
          <table:table-cell table:style-name="ce20" table:formula="of:=[.AH4]" office:value-type="float" office:value="241.046781913258" calcext:value-type="float">
            <text:p>241</text:p>
          </table:table-cell>
          <table:table-cell table:style-name="ce20" table:formula="of:=[.AI4]" office:value-type="float" office:value="279.511201594792" calcext:value-type="float">
            <text:p>280</text:p>
          </table:table-cell>
          <table:table-cell table:style-name="ce20" table:formula="of:=[.AJ4]" office:value-type="float" office:value="236.855313724226" calcext:value-type="float">
            <text:p>237</text:p>
          </table:table-cell>
          <table:table-cell table:style-name="ce20" table:formula="of:=[.AK4]" office:value-type="float" office:value="240.074642235655" calcext:value-type="float">
            <text:p>240</text:p>
          </table:table-cell>
          <table:table-cell table:style-name="ce20" table:formula="of:=[.AL4]" office:value-type="float" office:value="253.453815539752" calcext:value-type="float">
            <text:p>253</text:p>
          </table:table-cell>
          <table:table-cell table:style-name="ce20" table:formula="of:=[.AM4]" office:value-type="float" office:value="840.152932762752" calcext:value-type="float">
            <text:p>840</text:p>
          </table:table-cell>
          <table:table-cell table:style-name="ce20" table:formula="of:=[.AN4]" office:value-type="float" office:value="836.938836645355" calcext:value-type="float">
            <text:p>837</text:p>
          </table:table-cell>
          <table:table-cell table:style-name="ce20" table:formula="of:=[.AO4]" office:value-type="float" office:value="861.225923784479" calcext:value-type="float">
            <text:p>861</text:p>
          </table:table-cell>
          <table:table-cell table:style-name="ce20" table:formula="of:=[.AP4]" office:value-type="float" office:value="863.77603015195" calcext:value-type="float">
            <text:p>864</text:p>
          </table:table-cell>
          <table:table-cell table:style-name="ce20" table:formula="of:=[.AQ4]" office:value-type="float" office:value="851.327967670346" calcext:value-type="float">
            <text:p>851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énovation faible</text:p>
          </table:table-cell>
          <table:table-cell table:formula="of:=[.C21]+[.C20]+[.C17]" office:value-type="float" office:value="3.1154085589833" calcext:value-type="float">
            <text:p>3,115408559</text:p>
          </table:table-cell>
          <table:table-cell table:formula="of:=[.D21]+[.D20]+[.D17]" office:value-type="float" office:value="3.4767971075179" calcext:value-type="float">
            <text:p>3,4767971075</text:p>
          </table:table-cell>
          <table:table-cell table:formula="of:=[.E21]+[.E20]+[.E17]" office:value-type="float" office:value="3.63041894154178" calcext:value-type="float">
            <text:p>3,6304189415</text:p>
          </table:table-cell>
          <table:table-cell table:formula="of:=[.F21]+[.F20]+[.F17]" office:value-type="float" office:value="3.71773092056648" calcext:value-type="float">
            <text:p>3,7177309206</text:p>
          </table:table-cell>
          <table:table-cell table:formula="of:=[.G21]+[.G20]+[.G17]" office:value-type="float" office:value="3.8640872123454" calcext:value-type="float">
            <text:p>3,8640872123</text:p>
          </table:table-cell>
          <table:table-cell table:formula="of:=[.H21]+[.H20]+[.H17]" office:value-type="float" office:value="4.17768005488513" calcext:value-type="float">
            <text:p>4,1776800549</text:p>
          </table:table-cell>
          <table:table-cell table:formula="of:=[.I21]+[.I20]+[.I17]" office:value-type="float" office:value="4.18752777968012" calcext:value-type="float">
            <text:p>4,1875277797</text:p>
          </table:table-cell>
          <table:table-cell table:formula="of:=[.J21]+[.J20]+[.J17]" office:value-type="float" office:value="4.1220502583821" calcext:value-type="float">
            <text:p>4,1220502584</text:p>
          </table:table-cell>
          <table:table-cell table:formula="of:=[.K21]+[.K20]+[.K17]" office:value-type="float" office:value="4.08531521273931" calcext:value-type="float">
            <text:p>4,0853152127</text:p>
          </table:table-cell>
          <table:table-cell table:formula="of:=[.L21]+[.L20]+[.L17]" office:value-type="float" office:value="3.99729939936774" calcext:value-type="float">
            <text:p>3,9972993994</text:p>
          </table:table-cell>
          <table:table-cell table:formula="of:=[.M21]+[.M20]+[.M17]" office:value-type="float" office:value="3.96081840603905" calcext:value-type="float">
            <text:p>3,960818406</text:p>
          </table:table-cell>
          <table:table-cell table:formula="of:=[.N21]+[.N20]+[.N17]" office:value-type="float" office:value="4.1392048126742" calcext:value-type="float">
            <text:p>4,1392048127</text:p>
          </table:table-cell>
          <table:table-cell table:formula="of:=[.O21]+[.O20]+[.O17]" office:value-type="float" office:value="4.20305246907098" calcext:value-type="float">
            <text:p>4,2030524691</text:p>
          </table:table-cell>
          <table:table-cell table:formula="of:=[.P21]+[.P20]+[.P17]" office:value-type="float" office:value="4.21301732442902" calcext:value-type="float">
            <text:p>4,2130173244</text:p>
          </table:table-cell>
          <table:table-cell table:formula="of:=[.Q21]+[.Q20]+[.Q17]" office:value-type="float" office:value="4.23946364481926" calcext:value-type="float">
            <text:p>4,2394636448</text:p>
          </table:table-cell>
          <table:table-cell table:formula="of:=[.R21]+[.R20]+[.R17]" office:value-type="float" office:value="4.26964463885324" calcext:value-type="float">
            <text:p>4,2696446389</text:p>
          </table:table-cell>
          <table:table-cell table:formula="of:=[.S21]+[.S20]+[.S17]" office:value-type="float" office:value="4.28534216123592" calcext:value-type="float">
            <text:p>4,2853421612</text:p>
          </table:table-cell>
          <table:table-cell table:formula="of:=[.T21]+[.T20]+[.T17]" office:value-type="float" office:value="4.34592612127269" calcext:value-type="float">
            <text:p>4,3459261213</text:p>
          </table:table-cell>
          <table:table-cell table:formula="of:=[.U21]+[.U20]+[.U17]" office:value-type="float" office:value="4.42576466783387" calcext:value-type="float">
            <text:p>4,4257646678</text:p>
          </table:table-cell>
          <table:table-cell table:formula="of:=[.V21]+[.V20]+[.V17]" office:value-type="float" office:value="4.55999755225527" calcext:value-type="float">
            <text:p>4,5599975523</text:p>
          </table:table-cell>
          <table:table-cell table:formula="of:=[.W21]+[.W20]+[.W17]" office:value-type="float" office:value="5.06450594308983" calcext:value-type="float">
            <text:p>5,0645059431</text:p>
          </table:table-cell>
          <table:table-cell table:formula="of:=[.X21]+[.X20]+[.X17]" office:value-type="float" office:value="5.28534535118572" calcext:value-type="float">
            <text:p>5,2853453512</text:p>
          </table:table-cell>
          <table:table-cell table:formula="of:=[.Y21]+[.Y20]+[.Y17]" office:value-type="float" office:value="5.46135504952195" calcext:value-type="float">
            <text:p>5,4613550495</text:p>
          </table:table-cell>
          <table:table-cell table:formula="of:=[.Z21]+[.Z20]+[.Z17]" office:value-type="float" office:value="5.54320048873952" calcext:value-type="float">
            <text:p>5,5432004887</text:p>
          </table:table-cell>
          <table:table-cell table:formula="of:=[.AA21]+[.AA20]+[.AA17]" office:value-type="float" office:value="5.58247578169691" calcext:value-type="float">
            <text:p>5,5824757817</text:p>
          </table:table-cell>
          <table:table-cell table:formula="of:=[.AB21]+[.AB20]+[.AB17]" office:value-type="float" office:value="4.95866326132575" calcext:value-type="float">
            <text:p>4,9586632613</text:p>
          </table:table-cell>
          <table:table-cell table:formula="of:=[.AC21]+[.AC20]+[.AC17]" office:value-type="float" office:value="4.79698283994122" calcext:value-type="float">
            <text:p>4,7969828399</text:p>
          </table:table-cell>
          <table:table-cell table:formula="of:=[.AD21]+[.AD20]+[.AD17]" office:value-type="float" office:value="4.6095515670732" calcext:value-type="float">
            <text:p>4,6095515671</text:p>
          </table:table-cell>
          <table:table-cell table:formula="of:=[.AE21]+[.AE20]+[.AE17]" office:value-type="float" office:value="4.53130707846001" calcext:value-type="float">
            <text:p>4,5313070785</text:p>
          </table:table-cell>
          <table:table-cell table:formula="of:=[.AF21]+[.AF20]+[.AF17]" office:value-type="float" office:value="4.46557957850915" calcext:value-type="float">
            <text:p>4,4655795785</text:p>
          </table:table-cell>
          <table:table-cell table:formula="of:=[.AG21]+[.AG20]+[.AG17]" office:value-type="float" office:value="4.42996543549363" calcext:value-type="float">
            <text:p>4,4299654355</text:p>
          </table:table-cell>
          <table:table-cell table:formula="of:=[.AH21]+[.AH20]+[.AH17]" office:value-type="float" office:value="4.28776363561367" calcext:value-type="float">
            <text:p>4,2877636356</text:p>
          </table:table-cell>
          <table:table-cell table:formula="of:=[.AI21]+[.AI20]+[.AI17]" office:value-type="float" office:value="4.19447732367462" calcext:value-type="float">
            <text:p>4,1944773237</text:p>
          </table:table-cell>
          <table:table-cell table:formula="of:=[.AJ21]+[.AJ20]+[.AJ17]" office:value-type="float" office:value="4.13683565720979" calcext:value-type="float">
            <text:p>4,1368356572</text:p>
          </table:table-cell>
          <table:table-cell table:formula="of:=[.AK21]+[.AK20]+[.AK17]" office:value-type="float" office:value="4.0776816789842" calcext:value-type="float">
            <text:p>4,077681679</text:p>
          </table:table-cell>
          <table:table-cell table:formula="of:=[.AL21]+[.AL20]+[.AL17]" office:value-type="float" office:value="4.03096437799989" calcext:value-type="float">
            <text:p>4,030964378</text:p>
          </table:table-cell>
          <table:table-cell table:formula="of:=[.AM21]+[.AM20]+[.AM17]" office:value-type="float" office:value="4.02101396981218" calcext:value-type="float">
            <text:p>4,0210139698</text:p>
          </table:table-cell>
          <table:table-cell table:formula="of:=[.AN21]+[.AN20]+[.AN17]" office:value-type="float" office:value="3.97414880751447" calcext:value-type="float">
            <text:p>3,9741488075</text:p>
          </table:table-cell>
          <table:table-cell table:formula="of:=[.AO21]+[.AO20]+[.AO17]" office:value-type="float" office:value="3.92953004872838" calcext:value-type="float">
            <text:p>3,9295300487</text:p>
          </table:table-cell>
          <table:table-cell table:formula="of:=[.AP21]+[.AP20]+[.AP17]" office:value-type="float" office:value="3.88747222072428" calcext:value-type="float">
            <text:p>3,8874722207</text:p>
          </table:table-cell>
          <table:table-cell table:formula="of:=[.AQ21]+[.AQ20]+[.AQ17]" office:value-type="float" office:value="3.95447147852076" calcext:value-type="float">
            <text:p>3,9544714785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formula="of:=[.C19]+[.C16]+[.C18]" office:value-type="float" office:value="0.763200985647601" calcext:value-type="float">
            <text:p>0,7632009856</text:p>
          </table:table-cell>
          <table:table-cell table:formula="of:=[.D19]+[.D16]+[.D18]" office:value-type="float" office:value="1.03957859130737" calcext:value-type="float">
            <text:p>1,0395785913</text:p>
          </table:table-cell>
          <table:table-cell table:formula="of:=[.E19]+[.E16]+[.E18]" office:value-type="float" office:value="1.31757200112567" calcext:value-type="float">
            <text:p>1,3175720011</text:p>
          </table:table-cell>
          <table:table-cell table:formula="of:=[.F19]+[.F16]+[.F18]" office:value-type="float" office:value="1.22267969915813" calcext:value-type="float">
            <text:p>1,2226796992</text:p>
          </table:table-cell>
          <table:table-cell table:formula="of:=[.G19]+[.G16]+[.G18]" office:value-type="float" office:value="1.25697802172659" calcext:value-type="float">
            <text:p>1,2569780217</text:p>
          </table:table-cell>
          <table:table-cell table:formula="of:=[.H19]+[.H16]+[.H18]" office:value-type="float" office:value="1.39213655686122" calcext:value-type="float">
            <text:p>1,3921365569</text:p>
          </table:table-cell>
          <table:table-cell table:formula="of:=[.I19]+[.I16]+[.I18]" office:value-type="float" office:value="6.55620944021459" calcext:value-type="float">
            <text:p>6,5562094402</text:p>
          </table:table-cell>
          <table:table-cell table:formula="of:=[.J19]+[.J16]+[.J18]" office:value-type="float" office:value="6.49423840031673" calcext:value-type="float">
            <text:p>6,4942384003</text:p>
          </table:table-cell>
          <table:table-cell table:formula="of:=[.K19]+[.K16]+[.K18]" office:value-type="float" office:value="7.17980590438836" calcext:value-type="float">
            <text:p>7,1798059044</text:p>
          </table:table-cell>
          <table:table-cell table:formula="of:=[.L19]+[.L16]+[.L18]" office:value-type="float" office:value="7.10642671489573" calcext:value-type="float">
            <text:p>7,1064267149</text:p>
          </table:table-cell>
          <table:table-cell table:formula="of:=[.M19]+[.M16]+[.M18]" office:value-type="float" office:value="7.07144023268939" calcext:value-type="float">
            <text:p>7,0714402327</text:p>
          </table:table-cell>
          <table:table-cell table:formula="of:=[.N19]+[.N16]+[.N18]" office:value-type="float" office:value="7.98271251456749" calcext:value-type="float">
            <text:p>7,9827125146</text:p>
          </table:table-cell>
          <table:table-cell table:formula="of:=[.O19]+[.O16]+[.O18]" office:value-type="float" office:value="7.90151003621233" calcext:value-type="float">
            <text:p>7,9015100362</text:p>
          </table:table-cell>
          <table:table-cell table:formula="of:=[.P19]+[.P16]+[.P18]" office:value-type="float" office:value="7.8001943064849" calcext:value-type="float">
            <text:p>7,8001943065</text:p>
          </table:table-cell>
          <table:table-cell table:formula="of:=[.Q19]+[.Q16]+[.Q18]" office:value-type="float" office:value="7.73186952060189" calcext:value-type="float">
            <text:p>7,7318695206</text:p>
          </table:table-cell>
          <table:table-cell table:formula="of:=[.R19]+[.R16]+[.R18]" office:value-type="float" office:value="7.67307262244006" calcext:value-type="float">
            <text:p>7,6730726224</text:p>
          </table:table-cell>
          <table:table-cell table:formula="of:=[.S19]+[.S16]+[.S18]" office:value-type="float" office:value="7.68293417854873" calcext:value-type="float">
            <text:p>7,6829341785</text:p>
          </table:table-cell>
          <table:table-cell table:formula="of:=[.T19]+[.T16]+[.T18]" office:value-type="float" office:value="7.65119991840434" calcext:value-type="float">
            <text:p>7,6511999184</text:p>
          </table:table-cell>
          <table:table-cell table:formula="of:=[.U19]+[.U16]+[.U18]" office:value-type="float" office:value="7.65069362433192" calcext:value-type="float">
            <text:p>7,6506936243</text:p>
          </table:table-cell>
          <table:table-cell table:formula="of:=[.V19]+[.V16]+[.V18]" office:value-type="float" office:value="7.65204156318423" calcext:value-type="float">
            <text:p>7,6520415632</text:p>
          </table:table-cell>
          <table:table-cell table:formula="of:=[.W19]+[.W16]+[.W18]" office:value-type="float" office:value="7.72478898612995" calcext:value-type="float">
            <text:p>7,7247889861</text:p>
          </table:table-cell>
          <table:table-cell table:formula="of:=[.X19]+[.X16]+[.X18]" office:value-type="float" office:value="7.48977816318246" calcext:value-type="float">
            <text:p>7,4897781632</text:p>
          </table:table-cell>
          <table:table-cell table:formula="of:=[.Y19]+[.Y16]+[.Y18]" office:value-type="float" office:value="7.28419359358403" calcext:value-type="float">
            <text:p>7,2841935936</text:p>
          </table:table-cell>
          <table:table-cell table:formula="of:=[.Z19]+[.Z16]+[.Z18]" office:value-type="float" office:value="7.10662536531177" calcext:value-type="float">
            <text:p>7,1066253653</text:p>
          </table:table-cell>
          <table:table-cell table:formula="of:=[.AA19]+[.AA16]+[.AA18]" office:value-type="float" office:value="6.92349576518121" calcext:value-type="float">
            <text:p>6,9234957652</text:p>
          </table:table-cell>
          <table:table-cell table:formula="of:=[.AB19]+[.AB16]+[.AB18]" office:value-type="float" office:value="6.72149730765144" calcext:value-type="float">
            <text:p>6,7214973077</text:p>
          </table:table-cell>
          <table:table-cell table:formula="of:=[.AC19]+[.AC16]+[.AC18]" office:value-type="float" office:value="6.55021960984477" calcext:value-type="float">
            <text:p>6,5502196098</text:p>
          </table:table-cell>
          <table:table-cell table:formula="of:=[.AD19]+[.AD16]+[.AD18]" office:value-type="float" office:value="6.41705006885875" calcext:value-type="float">
            <text:p>6,4170500689</text:p>
          </table:table-cell>
          <table:table-cell table:formula="of:=[.AE19]+[.AE16]+[.AE18]" office:value-type="float" office:value="6.30464113033404" calcext:value-type="float">
            <text:p>6,3046411303</text:p>
          </table:table-cell>
          <table:table-cell table:formula="of:=[.AF19]+[.AF16]+[.AF18]" office:value-type="float" office:value="6.17333553923908" calcext:value-type="float">
            <text:p>6,1733355392</text:p>
          </table:table-cell>
          <table:table-cell table:formula="of:=[.AG19]+[.AG16]+[.AG18]" office:value-type="float" office:value="6.29708712623692" calcext:value-type="float">
            <text:p>6,2970871262</text:p>
          </table:table-cell>
          <table:table-cell table:formula="of:=[.AH19]+[.AH16]+[.AH18]" office:value-type="float" office:value="6.28849767774938" calcext:value-type="float">
            <text:p>6,2884976777</text:p>
          </table:table-cell>
          <table:table-cell table:formula="of:=[.AI19]+[.AI16]+[.AI18]" office:value-type="float" office:value="6.32011521642586" calcext:value-type="float">
            <text:p>6,3201152164</text:p>
          </table:table-cell>
          <table:table-cell table:formula="of:=[.AJ19]+[.AJ16]+[.AJ18]" office:value-type="float" office:value="6.19929133333694" calcext:value-type="float">
            <text:p>6,1992913333</text:p>
          </table:table-cell>
          <table:table-cell table:formula="of:=[.AK19]+[.AK16]+[.AK18]" office:value-type="float" office:value="6.1377091070125" calcext:value-type="float">
            <text:p>6,137709107</text:p>
          </table:table-cell>
          <table:table-cell table:formula="of:=[.AL19]+[.AL16]+[.AL18]" office:value-type="float" office:value="6.14787040594737" calcext:value-type="float">
            <text:p>6,1478704059</text:p>
          </table:table-cell>
          <table:table-cell table:formula="of:=[.AM19]+[.AM16]+[.AM18]" office:value-type="float" office:value="8.44095093332606" calcext:value-type="float">
            <text:p>8,4409509333</text:p>
          </table:table-cell>
          <table:table-cell table:formula="of:=[.AN19]+[.AN16]+[.AN18]" office:value-type="float" office:value="8.36247958984322" calcext:value-type="float">
            <text:p>8,3624795898</text:p>
          </table:table-cell>
          <table:table-cell table:formula="of:=[.AO19]+[.AO16]+[.AO18]" office:value-type="float" office:value="8.87056032449479" calcext:value-type="float">
            <text:p>8,8705603245</text:p>
          </table:table-cell>
          <table:table-cell table:formula="of:=[.AP19]+[.AP16]+[.AP18]" office:value-type="float" office:value="8.75228474137041" calcext:value-type="float">
            <text:p>8,7522847414</text:p>
          </table:table-cell>
          <table:table-cell table:formula="of:=[.AQ19]+[.AQ16]+[.AQ18]" office:value-type="float" office:value="8.56126431127454" calcext:value-type="float">
            <text:p>8,5612643113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importante</text:p>
          </table:table-cell>
          <table:table-cell table:style-name="ce18" table:formula="of:=[.C15]" office:value-type="float" office:value="0.287476564836552" calcext:value-type="float">
            <text:p>0,3</text:p>
          </table:table-cell>
          <table:table-cell table:style-name="ce18" table:formula="of:=[.D15]" office:value-type="float" office:value="0.575010097730086" calcext:value-type="float">
            <text:p>0,6</text:p>
          </table:table-cell>
          <table:table-cell table:style-name="ce18" table:formula="of:=[.E15]" office:value-type="float" office:value="0.484006846430601" calcext:value-type="float">
            <text:p>0,5</text:p>
          </table:table-cell>
          <table:table-cell table:style-name="ce18" table:formula="of:=[.F15]" office:value-type="float" office:value="0.234905221075397" calcext:value-type="float">
            <text:p>0,2</text:p>
          </table:table-cell>
          <table:table-cell table:style-name="ce18" table:formula="of:=[.G15]" office:value-type="float" office:value="0.265308935999546" calcext:value-type="float">
            <text:p>0,3</text:p>
          </table:table-cell>
          <table:table-cell table:style-name="ce18" table:formula="of:=[.H15]" office:value-type="float" office:value="0.266253692192154" calcext:value-type="float">
            <text:p>0,3</text:p>
          </table:table-cell>
          <table:table-cell table:style-name="ce18" table:formula="of:=[.I15]" office:value-type="float" office:value="0.850859773951757" calcext:value-type="float">
            <text:p>0,9</text:p>
          </table:table-cell>
          <table:table-cell table:style-name="ce18" table:formula="of:=[.J15]" office:value-type="float" office:value="0.856026562438536" calcext:value-type="float">
            <text:p>0,9</text:p>
          </table:table-cell>
          <table:table-cell table:style-name="ce18" table:formula="of:=[.K15]" office:value-type="float" office:value="0.950782757124715" calcext:value-type="float">
            <text:p>1,0</text:p>
          </table:table-cell>
          <table:table-cell table:style-name="ce18" table:formula="of:=[.L15]" office:value-type="float" office:value="0.981445295354613" calcext:value-type="float">
            <text:p>1,0</text:p>
          </table:table-cell>
          <table:table-cell table:style-name="ce18" table:formula="of:=[.M15]" office:value-type="float" office:value="1.04786297063698" calcext:value-type="float">
            <text:p>1,0</text:p>
          </table:table-cell>
          <table:table-cell table:style-name="ce18" table:formula="of:=[.N15]" office:value-type="float" office:value="0.452785886854622" calcext:value-type="float">
            <text:p>0,5</text:p>
          </table:table-cell>
          <table:table-cell table:style-name="ce18" table:formula="of:=[.O15]" office:value-type="float" office:value="0.495502579592469" calcext:value-type="float">
            <text:p>0,5</text:p>
          </table:table-cell>
          <table:table-cell table:style-name="ce18" table:formula="of:=[.P15]" office:value-type="float" office:value="0.586570047556974" calcext:value-type="float">
            <text:p>0,6</text:p>
          </table:table-cell>
          <table:table-cell table:style-name="ce18" table:formula="of:=[.Q15]" office:value-type="float" office:value="0.646733538094361" calcext:value-type="float">
            <text:p>0,6</text:p>
          </table:table-cell>
          <table:table-cell table:style-name="ce18" table:formula="of:=[.R15]" office:value-type="float" office:value="0.729450193193568" calcext:value-type="float">
            <text:p>0,7</text:p>
          </table:table-cell>
          <table:table-cell table:style-name="ce18" table:formula="of:=[.S15]" office:value-type="float" office:value="0.877758923445767" calcext:value-type="float">
            <text:p>0,9</text:p>
          </table:table-cell>
          <table:table-cell table:style-name="ce18" table:formula="of:=[.T15]" office:value-type="float" office:value="0.824152879208057" calcext:value-type="float">
            <text:p>0,8</text:p>
          </table:table-cell>
          <table:table-cell table:style-name="ce18" table:formula="of:=[.U15]" office:value-type="float" office:value="1.01638544450337" calcext:value-type="float">
            <text:p>1,0</text:p>
          </table:table-cell>
          <table:table-cell table:style-name="ce18" table:formula="of:=[.V15]" office:value-type="float" office:value="1.09550010930129" calcext:value-type="float">
            <text:p>1,1</text:p>
          </table:table-cell>
          <table:table-cell table:style-name="ce18" table:formula="of:=[.W15]" office:value-type="float" office:value="1.60444406857075" calcext:value-type="float">
            <text:p>1,6</text:p>
          </table:table-cell>
          <table:table-cell table:style-name="ce18" table:formula="of:=[.X15]" office:value-type="float" office:value="1.23560483158613" calcext:value-type="float">
            <text:p>1,2</text:p>
          </table:table-cell>
          <table:table-cell table:style-name="ce18" table:formula="of:=[.Y15]" office:value-type="float" office:value="1.2942925658741" calcext:value-type="float">
            <text:p>1,3</text:p>
          </table:table-cell>
          <table:table-cell table:style-name="ce18" table:formula="of:=[.Z15]" office:value-type="float" office:value="1.30701098451767" calcext:value-type="float">
            <text:p>1,3</text:p>
          </table:table-cell>
          <table:table-cell table:style-name="ce18" table:formula="of:=[.AA15]" office:value-type="float" office:value="1.08884462823414" calcext:value-type="float">
            <text:p>1,1</text:p>
          </table:table-cell>
          <table:table-cell table:style-name="ce18" table:formula="of:=[.AB15]" office:value-type="float" office:value="1.12439721830373" calcext:value-type="float">
            <text:p>1,1</text:p>
          </table:table-cell>
          <table:table-cell table:style-name="ce18" table:formula="of:=[.AC15]" office:value-type="float" office:value="1.13928904180598" calcext:value-type="float">
            <text:p>1,1</text:p>
          </table:table-cell>
          <table:table-cell table:style-name="ce18" table:formula="of:=[.AD15]" office:value-type="float" office:value="1.1387139702182" calcext:value-type="float">
            <text:p>1,1</text:p>
          </table:table-cell>
          <table:table-cell table:style-name="ce18" table:formula="of:=[.AE15]" office:value-type="float" office:value="1.1442366394463" calcext:value-type="float">
            <text:p>1,1</text:p>
          </table:table-cell>
          <table:table-cell table:style-name="ce18" table:formula="of:=[.AF15]" office:value-type="float" office:value="1.14819322806485" calcext:value-type="float">
            <text:p>1,1</text:p>
          </table:table-cell>
          <table:table-cell table:style-name="ce18" table:formula="of:=[.AG15]" office:value-type="float" office:value="1.7609125859708" calcext:value-type="float">
            <text:p>1,8</text:p>
          </table:table-cell>
          <table:table-cell table:style-name="ce18" table:formula="of:=[.AH15]" office:value-type="float" office:value="2.20175179950494" calcext:value-type="float">
            <text:p>2,2</text:p>
          </table:table-cell>
          <table:table-cell table:style-name="ce18" table:formula="of:=[.AI15]" office:value-type="float" office:value="2.1851471986523" calcext:value-type="float">
            <text:p>2,2</text:p>
          </table:table-cell>
          <table:table-cell table:style-name="ce18" table:formula="of:=[.AJ15]" office:value-type="float" office:value="1.88852690594644" calcext:value-type="float">
            <text:p>1,9</text:p>
          </table:table-cell>
          <table:table-cell table:style-name="ce18" table:formula="of:=[.AK15]" office:value-type="float" office:value="1.91311280433468" calcext:value-type="float">
            <text:p>1,9</text:p>
          </table:table-cell>
          <table:table-cell table:style-name="ce18" table:formula="of:=[.AL15]" office:value-type="float" office:value="1.95692058489155" calcext:value-type="float">
            <text:p>2,0</text:p>
          </table:table-cell>
          <table:table-cell table:style-name="ce18" table:formula="of:=[.AM15]" office:value-type="float" office:value="4.13278165112539" calcext:value-type="float">
            <text:p>4,1</text:p>
          </table:table-cell>
          <table:table-cell table:style-name="ce18" table:formula="of:=[.AN15]" office:value-type="float" office:value="4.12398208480404" calcext:value-type="float">
            <text:p>4,1</text:p>
          </table:table-cell>
          <table:table-cell table:style-name="ce18" table:formula="of:=[.AO15]" office:value-type="float" office:value="4.25972613899129" calcext:value-type="float">
            <text:p>4,3</text:p>
          </table:table-cell>
          <table:table-cell table:style-name="ce18" table:formula="of:=[.AP15]" office:value-type="float" office:value="4.27181539242739" calcext:value-type="float">
            <text:p>4,3</text:p>
          </table:table-cell>
          <table:table-cell table:style-name="ce18" table:formula="of:=[.AQ15]" office:value-type="float" office:value="4.20544341947745" calcext:value-type="float">
            <text:p>4,2</text:p>
          </table:table-cell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7" office:value-type="string" calcext:value-type="string">
            <text:p>Geste</text:p>
          </table:table-cell>
          <table:table-cell table:style-name="ce12" office:value-type="string" calcext:value-type="string">
            <text:p>Gestes individuels dans le modèle</text:p>
          </table:table-cell>
          <table:table-cell table:style-name="ce12" office:value-type="string" calcext:value-type="string">
            <text:p>Gain moyen sur les consommations de chauffage</text:p>
          </table:table-cell>
          <table:table-cell table:style-name="ce12" office:value-type="string" calcext:value-type="string">
            <text:p>Cout moyen au m² </text:p>
          </table:table-cell>
          <table:table-cell table:style-name="ce12" office:value-type="string" calcext:value-type="string">
            <text:p>Gain unitaire moyen sur les consommations de chauffage (kWh par m²)</text:p>
          </table:table-cell>
          <table:table-cell table:style-name="ce25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4">
            <text:p>Rénovation faible</text:p>
          </table:table-cell>
          <table:table-cell table:style-name="ce13" office:value-type="string" calcext:value-type="string">
            <text:p>GTB</text:p>
          </table:table-cell>
          <table:table-cell table:style-name="ce21" office:value-type="string" calcext:value-type="string" table:number-columns-spanned="1" table:number-rows-spanned="4">
            <text:p>16<text:span text:style-name="T2"> </text:span><text:span text:style-name="T3">%</text:span></text:p>
          </table:table-cell>
          <table:table-cell table:style-name="ce21" office:value-type="float" office:value="59" calcext:value-type="float" table:number-columns-spanned="1" table:number-rows-spanned="4">
            <text:p>59</text:p>
          </table:table-cell>
          <table:table-cell table:style-name="ce21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6">
          <table:covered-table-cell table:style-name="ce9"/>
          <table:table-cell table:style-name="ce14" office:value-type="string" calcext:value-type="string">
            <text:p>Fenêtres niveau RT par élément (FENMOD)</text:p>
          </table:table-cell>
          <table:covered-table-cell table:number-columns-repeated="3" table:style-name="ce22"/>
          <table:table-cell table:number-columns-repeated="1019"/>
        </table:table-row>
        <table:table-row table:style-name="ro6">
          <table:covered-table-cell table:style-name="ce9"/>
          <table:table-cell table:style-name="ce14" office:value-type="string" calcext:value-type="string">
            <text:p>Fenêtre niveau BBC rénovation (FENBBC)</text:p>
          </table:table-cell>
          <table:covered-table-cell table:number-columns-repeated="3" table:style-name="ce22"/>
          <table:table-cell table:number-columns-repeated="1019"/>
        </table:table-row>
        <table:table-row table:style-name="ro7">
          <table:covered-table-cell table:style-name="ce10"/>
          <table:table-cell table:style-name="ce15" office:value-type="string" calcext:value-type="string">
            <text:p><text:s/></text:p>
          </table:table-cell>
          <table:covered-table-cell table:number-columns-repeated="3" table:style-name="ce23"/>
          <table:table-cell table:number-columns-repeated="1019"/>
        </table:table-row>
        <table:table-row table:style-name="ro8">
          <table:table-cell table:style-name="ce8" office:value-type="string" calcext:value-type="string" table:number-columns-spanned="1" table:number-rows-spanned="3">
            <text:p>Rénovation moyenne</text:p>
          </table:table-cell>
          <table:table-cell table:style-name="ce14" office:value-type="string" calcext:value-type="string">
            <text:p>Fenêtres et murs niveau RT par élément (FEN_MURMOD)</text:p>
          </table:table-cell>
          <table:table-cell table:style-name="ce21" office:value-type="string" calcext:value-type="string" table:number-columns-spanned="1" table:number-rows-spanned="3">
            <text:p>36 %</text:p>
          </table:table-cell>
          <table:table-cell table:style-name="ce21" office:value-type="float" office:value="108" calcext:value-type="float" table:number-columns-spanned="1" table:number-rows-spanned="3">
            <text:p>108</text:p>
          </table:table-cell>
          <table:table-cell table:style-name="ce21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8">
          <table:covered-table-cell table:style-name="ce9"/>
          <table:table-cell table:style-name="ce14" office:value-type="string" calcext:value-type="string">
            <text:p>Fenêtres et murs niveau BBC rénovation (FEN_MURBBC)</text:p>
          </table:table-cell>
          <table:covered-table-cell table:number-columns-repeated="3" table:style-name="ce22"/>
          <table:table-cell table:number-columns-repeated="1019"/>
        </table:table-row>
        <table:table-row table:style-name="ro9">
          <table:covered-table-cell table:style-name="ce10"/>
          <table:table-cell table:style-name="ce16" office:value-type="string" calcext:value-type="string">
            <text:p>Fenêtres, murs toiture et plancher niveau RT par élément (ENSMOD) </text:p>
          </table:table-cell>
          <table:covered-table-cell table:number-columns-repeated="3" table:style-name="ce23"/>
          <table:table-cell table:number-columns-repeated="1019"/>
        </table:table-row>
        <table:table-row table:style-name="ro9">
          <table:table-cell table:style-name="ce11" office:value-type="string" calcext:value-type="string">
            <text:p>Rénovation importante</text:p>
          </table:table-cell>
          <table:table-cell table:style-name="ce16" office:value-type="string" calcext:value-type="string">
            <text:p>Fenêtres, murs toiture et plancher niveau BBC rénovation (ENSBBC)</text:p>
          </table:table-cell>
          <table:table-cell table:style-name="ce24" office:value-type="string" calcext:value-type="string">
            <text:p>79 %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syst_AME" table:style-name="ta3">
        <table:table-column table:style-name="co9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10">
          <table:table-cell table:style-name="ce6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4.8663218104" calcext:value-type="float">
            <text:p>24,8663218104</text:p>
          </table:table-cell>
          <table:table-cell table:style-name="ce1" office:value-type="float" office:value="24.8232095471" calcext:value-type="float">
            <text:p>24,8232095471</text:p>
          </table:table-cell>
          <table:table-cell table:style-name="ce1" office:value-type="float" office:value="24.7801580611" calcext:value-type="float">
            <text:p>24,7801580611</text:p>
          </table:table-cell>
          <table:table-cell table:style-name="ce1" office:value-type="float" office:value="24.7371669607" calcext:value-type="float">
            <text:p>24,7371669607</text:p>
          </table:table-cell>
          <table:table-cell table:style-name="ce1" office:value-type="float" office:value="24.6942463387" calcext:value-type="float">
            <text:p>24,6942463387</text:p>
          </table:table-cell>
          <table:table-cell table:style-name="ce1" office:value-type="float" office:value="24.6513635612" calcext:value-type="float">
            <text:p>24,6513635612</text:p>
          </table:table-cell>
          <table:table-cell table:style-name="ce1" office:value-type="float" office:value="30.1930361599" calcext:value-type="float">
            <text:p>30,1930361599</text:p>
          </table:table-cell>
          <table:table-cell table:style-name="ce1" office:value-type="float" office:value="29.9756891891" calcext:value-type="float">
            <text:p>29,9756891891</text:p>
          </table:table-cell>
          <table:table-cell table:style-name="ce1" office:value-type="float" office:value="31.0128252773" calcext:value-type="float">
            <text:p>31,0128252773</text:p>
          </table:table-cell>
          <table:table-cell table:style-name="ce1" office:value-type="float" office:value="31.3143725388" calcext:value-type="float">
            <text:p>31,3143725388</text:p>
          </table:table-cell>
          <table:table-cell table:style-name="ce1" office:value-type="float" office:value="31.2798635118" calcext:value-type="float">
            <text:p>31,2798635118</text:p>
          </table:table-cell>
          <table:table-cell table:style-name="ce1" office:value-type="float" office:value="36.1179320825" calcext:value-type="float">
            <text:p>36,1179320825</text:p>
          </table:table-cell>
          <table:table-cell table:style-name="ce1" office:value-type="float" office:value="35.549361692" calcext:value-type="float">
            <text:p>35,549361692</text:p>
          </table:table-cell>
          <table:table-cell table:style-name="ce1" office:value-type="float" office:value="35.0895958805" calcext:value-type="float">
            <text:p>35,0895958805</text:p>
          </table:table-cell>
          <table:table-cell table:style-name="ce1" office:value-type="float" office:value="34.8406771136" calcext:value-type="float">
            <text:p>34,8406771136</text:p>
          </table:table-cell>
          <table:table-cell table:style-name="ce1" office:value-type="float" office:value="34.3524250153" calcext:value-type="float">
            <text:p>34,3524250153</text:p>
          </table:table-cell>
          <table:table-cell table:style-name="ce1" office:value-type="float" office:value="33.849947893" calcext:value-type="float">
            <text:p>33,849947893</text:p>
          </table:table-cell>
          <table:table-cell table:style-name="ce1" office:value-type="float" office:value="33.6426824346" calcext:value-type="float">
            <text:p>33,6426824346</text:p>
          </table:table-cell>
          <table:table-cell table:style-name="ce1" office:value-type="float" office:value="33.0428406519" calcext:value-type="float">
            <text:p>33,0428406519</text:p>
          </table:table-cell>
          <table:table-cell table:style-name="ce1" office:value-type="float" office:value="32.6616431205" calcext:value-type="float">
            <text:p>32,6616431205</text:p>
          </table:table-cell>
          <table:table-cell table:style-name="ce1" office:value-type="float" office:value="32.30581293716" calcext:value-type="float">
            <text:p>32,3058129372</text:p>
          </table:table-cell>
          <table:table-cell table:style-name="ce1" office:value-type="float" office:value="31.6991123899" calcext:value-type="float">
            <text:p>31,6991123899</text:p>
          </table:table-cell>
          <table:table-cell table:style-name="ce1" office:value-type="float" office:value="31.1994169144" calcext:value-type="float">
            <text:p>31,1994169144</text:p>
          </table:table-cell>
          <table:table-cell table:style-name="ce1" office:value-type="float" office:value="30.79326017985" calcext:value-type="float">
            <text:p>30,7932601799</text:p>
          </table:table-cell>
          <table:table-cell table:style-name="ce1" office:value-type="float" office:value="29.98258601803" calcext:value-type="float">
            <text:p>29,982586018</text:p>
          </table:table-cell>
          <table:table-cell table:style-name="ce1" office:value-type="float" office:value="36.83623646811" calcext:value-type="float">
            <text:p>36,8362364681</text:p>
          </table:table-cell>
          <table:table-cell table:style-name="ce1" office:value-type="float" office:value="36.61647324304" calcext:value-type="float">
            <text:p>36,616473243</text:p>
          </table:table-cell>
          <table:table-cell table:style-name="ce1" office:value-type="float" office:value="36.498561148" calcext:value-type="float">
            <text:p>36,498561148</text:p>
          </table:table-cell>
          <table:table-cell table:style-name="ce1" office:value-type="float" office:value="36.40692631036" calcext:value-type="float">
            <text:p>36,4069263104</text:p>
          </table:table-cell>
          <table:table-cell table:style-name="ce1" office:value-type="float" office:value="36.30816718078" calcext:value-type="float">
            <text:p>36,3081671808</text:p>
          </table:table-cell>
          <table:table-cell table:style-name="ce1" office:value-type="float" office:value="36.31455924324" calcext:value-type="float">
            <text:p>36,3145592432</text:p>
          </table:table-cell>
          <table:table-cell table:style-name="ce1" office:value-type="float" office:value="36.239883658325" calcext:value-type="float">
            <text:p>36,2398836583</text:p>
          </table:table-cell>
          <table:table-cell table:style-name="ce1" office:value-type="float" office:value="36.119564017252" calcext:value-type="float">
            <text:p>36,1195640173</text:p>
          </table:table-cell>
          <table:table-cell table:style-name="ce1" office:value-type="float" office:value="35.799826124048" calcext:value-type="float">
            <text:p>35,799826124</text:p>
          </table:table-cell>
          <table:table-cell table:style-name="ce1" office:value-type="float" office:value="35.684008311478" calcext:value-type="float">
            <text:p>35,6840083115</text:p>
          </table:table-cell>
          <table:table-cell table:style-name="ce1" office:value-type="float" office:value="35.519004144195" calcext:value-type="float">
            <text:p>35,5190041442</text:p>
          </table:table-cell>
          <table:table-cell table:style-name="ce1" office:value-type="float" office:value="32.514835117908" calcext:value-type="float">
            <text:p>32,5148351179</text:p>
          </table:table-cell>
          <table:table-cell table:style-name="ce1" office:value-type="float" office:value="32.362001515851" calcext:value-type="float">
            <text:p>32,3620015159</text:p>
          </table:table-cell>
          <table:table-cell table:style-name="ce1" office:value-type="float" office:value="32.408222139718" calcext:value-type="float">
            <text:p>32,4082221397</text:p>
          </table:table-cell>
          <table:table-cell table:style-name="ce1" office:value-type="float" office:value="32.36779164154" calcext:value-type="float">
            <text:p>32,3677916415</text:p>
          </table:table-cell>
          <table:table-cell table:style-name="ce1" office:value-type="float" office:value="32.281446023565" calcext:value-type="float">
            <text:p>32,281446023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2.5644072151" calcext:value-type="float">
            <text:p>2,5644072151</text:p>
          </table:table-cell>
          <table:table-cell table:style-name="ce1" office:value-type="float" office:value="2.632112307" calcext:value-type="float">
            <text:p>2,632112307</text:p>
          </table:table-cell>
          <table:table-cell table:style-name="ce1" office:value-type="float" office:value="2.6423361795" calcext:value-type="float">
            <text:p>2,6423361795</text:p>
          </table:table-cell>
          <table:table-cell table:style-name="ce1" office:value-type="float" office:value="2.5520563947" calcext:value-type="float">
            <text:p>2,5520563947</text:p>
          </table:table-cell>
          <table:table-cell table:style-name="ce1" office:value-type="float" office:value="2.441802309" calcext:value-type="float">
            <text:p>2,441802309</text:p>
          </table:table-cell>
          <table:table-cell table:style-name="ce1" office:value-type="float" office:value="2.7933833295478" calcext:value-type="float">
            <text:p>2,7933833295</text:p>
          </table:table-cell>
          <table:table-cell table:style-name="ce1" office:value-type="float" office:value="3.200906554599" calcext:value-type="float">
            <text:p>3,2009065546</text:p>
          </table:table-cell>
          <table:table-cell table:style-name="ce1" office:value-type="float" office:value="3.016334677493" calcext:value-type="float">
            <text:p>3,0163346775</text:p>
          </table:table-cell>
          <table:table-cell table:style-name="ce1" office:value-type="float" office:value="2.691210604791" calcext:value-type="float">
            <text:p>2,6912106048</text:p>
          </table:table-cell>
          <table:table-cell table:style-name="ce1" office:value-type="float" office:value="2.619645254007" calcext:value-type="float">
            <text:p>2,619645254</text:p>
          </table:table-cell>
          <table:table-cell table:style-name="ce1" office:value-type="float" office:value="2.538695563427" calcext:value-type="float">
            <text:p>2,5386955634</text:p>
          </table:table-cell>
          <table:table-cell table:style-name="ce1" office:value-type="float" office:value="3.695030014646" calcext:value-type="float">
            <text:p>3,6950300146</text:p>
          </table:table-cell>
          <table:table-cell table:style-name="ce1" office:value-type="float" office:value="4.033103420186" calcext:value-type="float">
            <text:p>4,0331034202</text:p>
          </table:table-cell>
          <table:table-cell table:style-name="ce1" office:value-type="float" office:value="5.064117469275" calcext:value-type="float">
            <text:p>5,0641174693</text:p>
          </table:table-cell>
          <table:table-cell table:style-name="ce1" office:value-type="float" office:value="6.138674012705" calcext:value-type="float">
            <text:p>6,1386740127</text:p>
          </table:table-cell>
          <table:table-cell table:style-name="ce1" office:value-type="float" office:value="6.39366327541" calcext:value-type="float">
            <text:p>6,3936632754</text:p>
          </table:table-cell>
          <table:table-cell table:style-name="ce1" office:value-type="float" office:value="6.5607192235" calcext:value-type="float">
            <text:p>6,5607192235</text:p>
          </table:table-cell>
          <table:table-cell table:style-name="ce1" office:value-type="float" office:value="6.00749206282" calcext:value-type="float">
            <text:p>6,0074920628</text:p>
          </table:table-cell>
          <table:table-cell table:style-name="ce1" office:value-type="float" office:value="5.94903401956" calcext:value-type="float">
            <text:p>5,9490340196</text:p>
          </table:table-cell>
          <table:table-cell table:style-name="ce1" office:value-type="float" office:value="6.19651784756" calcext:value-type="float">
            <text:p>6,1965178476</text:p>
          </table:table-cell>
          <table:table-cell table:style-name="ce1" office:value-type="float" office:value="7.53305497693" calcext:value-type="float">
            <text:p>7,5330549769</text:p>
          </table:table-cell>
          <table:table-cell table:style-name="ce1" office:value-type="float" office:value="7.60861727189" calcext:value-type="float">
            <text:p>7,6086172719</text:p>
          </table:table-cell>
          <table:table-cell table:style-name="ce1" office:value-type="float" office:value="9.67614434222" calcext:value-type="float">
            <text:p>9,6761443422</text:p>
          </table:table-cell>
          <table:table-cell table:style-name="ce1" office:value-type="float" office:value="17.46847421433" calcext:value-type="float">
            <text:p>17,4684742143</text:p>
          </table:table-cell>
          <table:table-cell table:style-name="ce1" office:value-type="float" office:value="23.2091792003" calcext:value-type="float">
            <text:p>23,2091792003</text:p>
          </table:table-cell>
          <table:table-cell table:style-name="ce1" office:value-type="float" office:value="13.28916442277" calcext:value-type="float">
            <text:p>13,2891644228</text:p>
          </table:table-cell>
          <table:table-cell table:style-name="ce1" office:value-type="float" office:value="11.33888302387" calcext:value-type="float">
            <text:p>11,3388830239</text:p>
          </table:table-cell>
          <table:table-cell table:style-name="ce1" office:value-type="float" office:value="10.08763711134" calcext:value-type="float">
            <text:p>10,0876371113</text:p>
          </table:table-cell>
          <table:table-cell table:style-name="ce1" office:value-type="float" office:value="10.18463817624" calcext:value-type="float">
            <text:p>10,1846381762</text:p>
          </table:table-cell>
          <table:table-cell table:style-name="ce1" office:value-type="float" office:value="11.10356030471" calcext:value-type="float">
            <text:p>11,1035603047</text:p>
          </table:table-cell>
          <table:table-cell table:style-name="ce1" office:value-type="float" office:value="11.6042076706896" calcext:value-type="float">
            <text:p>11,6042076707</text:p>
          </table:table-cell>
          <table:table-cell table:style-name="ce1" office:value-type="float" office:value="8.907956288993" calcext:value-type="float">
            <text:p>8,907956289</text:p>
          </table:table-cell>
          <table:table-cell table:style-name="ce1" office:value-type="float" office:value="9.15010662345" calcext:value-type="float">
            <text:p>9,1501066235</text:p>
          </table:table-cell>
          <table:table-cell table:style-name="ce1" office:value-type="float" office:value="8.141350040706" calcext:value-type="float">
            <text:p>8,1413500407</text:p>
          </table:table-cell>
          <table:table-cell table:style-name="ce1" office:value-type="float" office:value="8.25669644742" calcext:value-type="float">
            <text:p>8,2566964474</text:p>
          </table:table-cell>
          <table:table-cell table:style-name="ce1" office:value-type="float" office:value="8.36495921335" calcext:value-type="float">
            <text:p>8,3649592134</text:p>
          </table:table-cell>
          <table:table-cell table:style-name="ce1" office:value-type="float" office:value="9.56715619921" calcext:value-type="float">
            <text:p>9,5671561992</text:p>
          </table:table-cell>
          <table:table-cell table:style-name="ce1" office:value-type="float" office:value="9.69363190455" calcext:value-type="float">
            <text:p>9,6936319046</text:p>
          </table:table-cell>
          <table:table-cell table:style-name="ce1" office:value-type="float" office:value="10.214659679731" calcext:value-type="float">
            <text:p>10,2146596797</text:p>
          </table:table-cell>
          <table:table-cell table:style-name="ce1" office:value-type="float" office:value="10.18642805482" calcext:value-type="float">
            <text:p>10,1864280548</text:p>
          </table:table-cell>
          <table:table-cell table:style-name="ce1" office:value-type="float" office:value="10.505252398496" calcext:value-type="float">
            <text:p>10,505252398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138.1308728663" calcext:value-type="float">
            <text:p>138,1308728663</text:p>
          </table:table-cell>
          <table:table-cell table:style-name="ce1" office:value-type="float" office:value="164.8516501032" calcext:value-type="float">
            <text:p>164,8516501032</text:p>
          </table:table-cell>
          <table:table-cell table:style-name="ce1" office:value-type="float" office:value="179.2324288322" calcext:value-type="float">
            <text:p>179,2324288322</text:p>
          </table:table-cell>
          <table:table-cell table:style-name="ce1" office:value-type="float" office:value="170.28528186" calcext:value-type="float">
            <text:p>170,28528186</text:p>
          </table:table-cell>
          <table:table-cell table:style-name="ce1" office:value-type="float" office:value="156.422564339" calcext:value-type="float">
            <text:p>156,422564339</text:p>
          </table:table-cell>
          <table:table-cell table:style-name="ce1" office:value-type="float" office:value="176.472012893874" calcext:value-type="float">
            <text:p>176,4720128939</text:p>
          </table:table-cell>
          <table:table-cell table:style-name="ce1" office:value-type="float" office:value="171.538731847243" calcext:value-type="float">
            <text:p>171,5387318472</text:p>
          </table:table-cell>
          <table:table-cell table:style-name="ce1" office:value-type="float" office:value="177.63322732857" calcext:value-type="float">
            <text:p>177,6332273286</text:p>
          </table:table-cell>
          <table:table-cell table:style-name="ce1" office:value-type="float" office:value="168.394234216587" calcext:value-type="float">
            <text:p>168,3942342166</text:p>
          </table:table-cell>
          <table:table-cell table:style-name="ce1" office:value-type="float" office:value="170.306776534638" calcext:value-type="float">
            <text:p>170,3067765346</text:p>
          </table:table-cell>
          <table:table-cell table:style-name="ce1" office:value-type="float" office:value="169.058491257934" calcext:value-type="float">
            <text:p>169,0584912579</text:p>
          </table:table-cell>
          <table:table-cell table:style-name="ce1" office:value-type="float" office:value="219.914929436028" calcext:value-type="float">
            <text:p>219,914929436</text:p>
          </table:table-cell>
          <table:table-cell table:style-name="ce1" office:value-type="float" office:value="217.907275488486" calcext:value-type="float">
            <text:p>217,9072754885</text:p>
          </table:table-cell>
          <table:table-cell table:style-name="ce1" office:value-type="float" office:value="215.407595213956" calcext:value-type="float">
            <text:p>215,407595214</text:p>
          </table:table-cell>
          <table:table-cell table:style-name="ce1" office:value-type="float" office:value="212.20349999411" calcext:value-type="float">
            <text:p>212,2034999941</text:p>
          </table:table-cell>
          <table:table-cell table:style-name="ce1" office:value-type="float" office:value="213.07778261901" calcext:value-type="float">
            <text:p>213,077782619</text:p>
          </table:table-cell>
          <table:table-cell table:style-name="ce1" office:value-type="float" office:value="214.70019878269" calcext:value-type="float">
            <text:p>214,7001987827</text:p>
          </table:table-cell>
          <table:table-cell table:style-name="ce1" office:value-type="float" office:value="216.60117400438" calcext:value-type="float">
            <text:p>216,6011740044</text:p>
          </table:table-cell>
          <table:table-cell table:style-name="ce1" office:value-type="float" office:value="221.01970853777" calcext:value-type="float">
            <text:p>221,0197085378</text:p>
          </table:table-cell>
          <table:table-cell table:style-name="ce1" office:value-type="float" office:value="226.24445992481" calcext:value-type="float">
            <text:p>226,2444599248</text:p>
          </table:table-cell>
          <table:table-cell table:style-name="ce1" office:value-type="float" office:value="227.80009390341" calcext:value-type="float">
            <text:p>227,8000939034</text:p>
          </table:table-cell>
          <table:table-cell table:style-name="ce1" office:value-type="float" office:value="225.81675269094" calcext:value-type="float">
            <text:p>225,8167526909</text:p>
          </table:table-cell>
          <table:table-cell table:style-name="ce1" office:value-type="float" office:value="224.23875611475" calcext:value-type="float">
            <text:p>224,2387561148</text:p>
          </table:table-cell>
          <table:table-cell table:style-name="ce1" office:value-type="float" office:value="222.98966289144" calcext:value-type="float">
            <text:p>222,9896628914</text:p>
          </table:table-cell>
          <table:table-cell table:style-name="ce1" office:value-type="float" office:value="219.64323191548" calcext:value-type="float">
            <text:p>219,6432319155</text:p>
          </table:table-cell>
          <table:table-cell table:style-name="ce1" office:value-type="float" office:value="267.653086569117" calcext:value-type="float">
            <text:p>267,6530865691</text:p>
          </table:table-cell>
          <table:table-cell table:style-name="ce1" office:value-type="float" office:value="264.74630509687" calcext:value-type="float">
            <text:p>264,7463050969</text:p>
          </table:table-cell>
          <table:table-cell table:style-name="ce1" office:value-type="float" office:value="265.8742962735" calcext:value-type="float">
            <text:p>265,8742962735</text:p>
          </table:table-cell>
          <table:table-cell table:style-name="ce1" office:value-type="float" office:value="263.83846705707" calcext:value-type="float">
            <text:p>263,8384670571</text:p>
          </table:table-cell>
          <table:table-cell table:style-name="ce1" office:value-type="float" office:value="269.064197054" calcext:value-type="float">
            <text:p>269,064197054</text:p>
          </table:table-cell>
          <table:table-cell table:style-name="ce1" office:value-type="float" office:value="268.962171586043" calcext:value-type="float">
            <text:p>268,962171586</text:p>
          </table:table-cell>
          <table:table-cell table:style-name="ce1" office:value-type="float" office:value="237.590424831225" calcext:value-type="float">
            <text:p>237,5904248312</text:p>
          </table:table-cell>
          <table:table-cell table:style-name="ce1" office:value-type="float" office:value="232.698556555115" calcext:value-type="float">
            <text:p>232,6985565551</text:p>
          </table:table-cell>
          <table:table-cell table:style-name="ce1" office:value-type="float" office:value="226.942694229999" calcext:value-type="float">
            <text:p>226,94269423</text:p>
          </table:table-cell>
          <table:table-cell table:style-name="ce1" office:value-type="float" office:value="224.251728503271" calcext:value-type="float">
            <text:p>224,2517285033</text:p>
          </table:table-cell>
          <table:table-cell table:style-name="ce1" office:value-type="float" office:value="219.960330926713" calcext:value-type="float">
            <text:p>219,9603309267</text:p>
          </table:table-cell>
          <table:table-cell table:style-name="ce1" office:value-type="float" office:value="208.384023930019" calcext:value-type="float">
            <text:p>208,38402393</text:p>
          </table:table-cell>
          <table:table-cell table:style-name="ce1" office:value-type="float" office:value="206.54318085455" calcext:value-type="float">
            <text:p>206,5431808546</text:p>
          </table:table-cell>
          <table:table-cell table:style-name="ce1" office:value-type="float" office:value="203.917083367238" calcext:value-type="float">
            <text:p>203,9170833672</text:p>
          </table:table-cell>
          <table:table-cell table:style-name="ce1" office:value-type="float" office:value="200.668080688531" calcext:value-type="float">
            <text:p>200,6680806885</text:p>
          </table:table-cell>
          <table:table-cell table:style-name="ce1" office:value-type="float" office:value="198.571385550128" calcext:value-type="float">
            <text:p>198,571385550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1" office:value-type="float" office:value="0.004301155" calcext:value-type="float">
            <text:p>0,004301155</text:p>
          </table:table-cell>
          <table:table-cell table:style-name="ce1" office:value-type="float" office:value="0.002804968" calcext:value-type="float">
            <text:p>0,002804968</text:p>
          </table:table-cell>
          <table:table-cell table:style-name="ce1" office:value-type="float" office:value="0.002817157" calcext:value-type="float">
            <text:p>0,002817157</text:p>
          </table:table-cell>
          <table:table-cell table:style-name="ce1" office:value-type="float" office:value="0.002819902" calcext:value-type="float">
            <text:p>0,002819902</text:p>
          </table:table-cell>
          <table:table-cell table:style-name="ce1" office:value-type="float" office:value="0.002362836" calcext:value-type="float">
            <text:p>0,002362836</text:p>
          </table:table-cell>
          <table:table-cell table:style-name="ce1" office:value-type="float" office:value="0.012967321" calcext:value-type="float">
            <text:p>0,012967321</text:p>
          </table:table-cell>
          <table:table-cell table:style-name="ce1" office:value-type="float" office:value="0.145627602" calcext:value-type="float">
            <text:p>0,145627602</text:p>
          </table:table-cell>
          <table:table-cell table:style-name="ce1" office:value-type="float" office:value="0.1689641146" calcext:value-type="float">
            <text:p>0,1689641146</text:p>
          </table:table-cell>
          <table:table-cell table:style-name="ce1" office:value-type="float" office:value="0.2242364893" calcext:value-type="float">
            <text:p>0,2242364893</text:p>
          </table:table-cell>
          <table:table-cell table:style-name="ce1" office:value-type="float" office:value="0.455422104" calcext:value-type="float">
            <text:p>0,455422104</text:p>
          </table:table-cell>
          <table:table-cell table:style-name="ce1" office:value-type="float" office:value="0.418558394" calcext:value-type="float">
            <text:p>0,418558394</text:p>
          </table:table-cell>
          <table:table-cell table:style-name="ce1" office:value-type="float" office:value="0.438116464" calcext:value-type="float">
            <text:p>0,438116464</text:p>
          </table:table-cell>
          <table:table-cell table:style-name="ce1" office:value-type="float" office:value="0.440726038" calcext:value-type="float">
            <text:p>0,440726038</text:p>
          </table:table-cell>
          <table:table-cell table:style-name="ce1" office:value-type="float" office:value="0.473650299" calcext:value-type="float">
            <text:p>0,473650299</text:p>
          </table:table-cell>
          <table:table-cell table:style-name="ce1" office:value-type="float" office:value="0.52826868" calcext:value-type="float">
            <text:p>0,52826868</text:p>
          </table:table-cell>
          <table:table-cell table:style-name="ce1" office:value-type="float" office:value="0.54954276" calcext:value-type="float">
            <text:p>0,54954276</text:p>
          </table:table-cell>
          <table:table-cell table:style-name="ce1" office:value-type="float" office:value="0.71023812" calcext:value-type="float">
            <text:p>0,71023812</text:p>
          </table:table-cell>
          <table:table-cell table:style-name="ce1" office:value-type="float" office:value="0.713723427" calcext:value-type="float">
            <text:p>0,713723427</text:p>
          </table:table-cell>
          <table:table-cell table:style-name="ce1" office:value-type="float" office:value="0.707244594" calcext:value-type="float">
            <text:p>0,707244594</text:p>
          </table:table-cell>
          <table:table-cell table:style-name="ce1" office:value-type="float" office:value="0.718708958" calcext:value-type="float">
            <text:p>0,718708958</text:p>
          </table:table-cell>
          <table:table-cell table:style-name="ce1" office:value-type="float" office:value="0.692570795" calcext:value-type="float">
            <text:p>0,692570795</text:p>
          </table:table-cell>
          <table:table-cell table:style-name="ce1" office:value-type="float" office:value="0.690402672" calcext:value-type="float">
            <text:p>0,690402672</text:p>
          </table:table-cell>
          <table:table-cell table:style-name="ce1" office:value-type="float" office:value="0.778179928" calcext:value-type="float">
            <text:p>0,778179928</text:p>
          </table:table-cell>
          <table:table-cell table:style-name="ce1" office:value-type="float" office:value="1.3568415137" calcext:value-type="float">
            <text:p>1,3568415137</text:p>
          </table:table-cell>
          <table:table-cell table:style-name="ce1" office:value-type="float" office:value="1.394728563" calcext:value-type="float">
            <text:p>1,394728563</text:p>
          </table:table-cell>
          <table:table-cell table:style-name="ce1" office:value-type="float" office:value="1.435194783" calcext:value-type="float">
            <text:p>1,435194783</text:p>
          </table:table-cell>
          <table:table-cell table:style-name="ce1" office:value-type="float" office:value="1.663792976" calcext:value-type="float">
            <text:p>1,663792976</text:p>
          </table:table-cell>
          <table:table-cell table:style-name="ce1" office:value-type="float" office:value="1.523577683" calcext:value-type="float">
            <text:p>1,523577683</text:p>
          </table:table-cell>
          <table:table-cell table:style-name="ce1" office:value-type="float" office:value="1.341114231" calcext:value-type="float">
            <text:p>1,341114231</text:p>
          </table:table-cell>
          <table:table-cell table:style-name="ce1" office:value-type="float" office:value="1.2638931443" calcext:value-type="float">
            <text:p>1,2638931443</text:p>
          </table:table-cell>
          <table:table-cell table:style-name="ce1" office:value-type="float" office:value="1.169859887" calcext:value-type="float">
            <text:p>1,169859887</text:p>
          </table:table-cell>
          <table:table-cell table:style-name="ce1" office:value-type="float" office:value="1.068991134" calcext:value-type="float">
            <text:p>1,068991134</text:p>
          </table:table-cell>
          <table:table-cell table:style-name="ce1" office:value-type="float" office:value="1.313348714" calcext:value-type="float">
            <text:p>1,313348714</text:p>
          </table:table-cell>
          <table:table-cell table:style-name="ce1" office:value-type="float" office:value="1.255065518" calcext:value-type="float">
            <text:p>1,255065518</text:p>
          </table:table-cell>
          <table:table-cell table:style-name="ce1" office:value-type="float" office:value="1.315921942" calcext:value-type="float">
            <text:p>1,315921942</text:p>
          </table:table-cell>
          <table:table-cell table:style-name="ce1" office:value-type="float" office:value="1.245056873" calcext:value-type="float">
            <text:p>1,245056873</text:p>
          </table:table-cell>
          <table:table-cell table:style-name="ce1" office:value-type="float" office:value="1.215805342" calcext:value-type="float">
            <text:p>1,215805342</text:p>
          </table:table-cell>
          <table:table-cell table:style-name="ce1" office:value-type="float" office:value="1.265644673" calcext:value-type="float">
            <text:p>1,265644673</text:p>
          </table:table-cell>
          <table:table-cell table:style-name="ce1" office:value-type="float" office:value="1.238622612" calcext:value-type="float">
            <text:p>1,238622612</text:p>
          </table:table-cell>
          <table:table-cell table:style-name="ce1" office:value-type="float" office:value="1.133835156" calcext:value-type="float">
            <text:p>1,13383515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1.18846018" calcext:value-type="float">
            <text:p>1,18846018</text:p>
          </table:table-cell>
          <table:table-cell table:style-name="ce1" office:value-type="float" office:value="1.37180417" calcext:value-type="float">
            <text:p>1,37180417</text:p>
          </table:table-cell>
          <table:table-cell table:style-name="ce1" office:value-type="float" office:value="1.7524525129" calcext:value-type="float">
            <text:p>1,7524525129</text:p>
          </table:table-cell>
          <table:table-cell table:style-name="ce1" office:value-type="float" office:value="2.0892802299" calcext:value-type="float">
            <text:p>2,0892802299</text:p>
          </table:table-cell>
          <table:table-cell table:style-name="ce1" office:value-type="float" office:value="2.1582451448" calcext:value-type="float">
            <text:p>2,1582451448</text:p>
          </table:table-cell>
          <table:table-cell table:style-name="ce1" office:value-type="float" office:value="0.983083813638" calcext:value-type="float">
            <text:p>0,9830838136</text:p>
          </table:table-cell>
          <table:table-cell table:style-name="ce1" office:value-type="float" office:value="4.109531068063" calcext:value-type="float">
            <text:p>4,1095310681</text:p>
          </table:table-cell>
          <table:table-cell table:style-name="ce1" office:value-type="float" office:value="8.101938876853" calcext:value-type="float">
            <text:p>8,1019388769</text:p>
          </table:table-cell>
          <table:table-cell table:style-name="ce1" office:value-type="float" office:value="10.381937421285" calcext:value-type="float">
            <text:p>10,3819374213</text:p>
          </table:table-cell>
          <table:table-cell table:style-name="ce1" office:value-type="float" office:value="13.687060422613" calcext:value-type="float">
            <text:p>13,6870604226</text:p>
          </table:table-cell>
          <table:table-cell table:style-name="ce1" office:value-type="float" office:value="14.825407368442" calcext:value-type="float">
            <text:p>14,8254073684</text:p>
          </table:table-cell>
          <table:table-cell table:style-name="ce1" office:value-type="float" office:value="14.84101060973" calcext:value-type="float">
            <text:p>14,8410106097</text:p>
          </table:table-cell>
          <table:table-cell table:style-name="ce1" office:value-type="float" office:value="16.11217749109" calcext:value-type="float">
            <text:p>16,1121774911</text:p>
          </table:table-cell>
          <table:table-cell table:style-name="ce1" office:value-type="float" office:value="16.29081743553" calcext:value-type="float">
            <text:p>16,2908174355</text:p>
          </table:table-cell>
          <table:table-cell table:style-name="ce1" office:value-type="float" office:value="16.73241201033" calcext:value-type="float">
            <text:p>16,7324120103</text:p>
          </table:table-cell>
          <table:table-cell table:style-name="ce1" office:value-type="float" office:value="16.91430028459" calcext:value-type="float">
            <text:p>16,9143002846</text:p>
          </table:table-cell>
          <table:table-cell table:style-name="ce1" office:value-type="float" office:value="17.29927278185" calcext:value-type="float">
            <text:p>17,2992727819</text:p>
          </table:table-cell>
          <table:table-cell table:style-name="ce1" office:value-type="float" office:value="17.48800299804" calcext:value-type="float">
            <text:p>17,488002998</text:p>
          </table:table-cell>
          <table:table-cell table:style-name="ce1" office:value-type="float" office:value="17.8794384079" calcext:value-type="float">
            <text:p>17,8794384079</text:p>
          </table:table-cell>
          <table:table-cell table:style-name="ce1" office:value-type="float" office:value="17.42845941233" calcext:value-type="float">
            <text:p>17,4284594123</text:p>
          </table:table-cell>
          <table:table-cell table:style-name="ce1" office:value-type="float" office:value="17.5308859613" calcext:value-type="float">
            <text:p>17,5308859613</text:p>
          </table:table-cell>
          <table:table-cell table:style-name="ce1" office:value-type="float" office:value="17.196981379" calcext:value-type="float">
            <text:p>17,196981379</text:p>
          </table:table-cell>
          <table:table-cell table:style-name="ce1" office:value-type="float" office:value="16.7325662343" calcext:value-type="float">
            <text:p>16,7325662343</text:p>
          </table:table-cell>
          <table:table-cell table:style-name="ce1" office:value-type="float" office:value="16.0408266715" calcext:value-type="float">
            <text:p>16,0408266715</text:p>
          </table:table-cell>
          <table:table-cell table:style-name="ce1" office:value-type="float" office:value="15.3488628327" calcext:value-type="float">
            <text:p>15,3488628327</text:p>
          </table:table-cell>
          <table:table-cell table:style-name="ce1" office:value-type="float" office:value="14.8490919104" calcext:value-type="float">
            <text:p>14,8490919104</text:p>
          </table:table-cell>
          <table:table-cell table:style-name="ce1" office:value-type="float" office:value="14.6528069046" calcext:value-type="float">
            <text:p>14,6528069046</text:p>
          </table:table-cell>
          <table:table-cell table:style-name="ce1" office:value-type="float" office:value="14.4796502075" calcext:value-type="float">
            <text:p>14,4796502075</text:p>
          </table:table-cell>
          <table:table-cell table:style-name="ce1" office:value-type="float" office:value="14.538138983" calcext:value-type="float">
            <text:p>14,538138983</text:p>
          </table:table-cell>
          <table:table-cell table:style-name="ce1" office:value-type="float" office:value="14.5530779222" calcext:value-type="float">
            <text:p>14,5530779222</text:p>
          </table:table-cell>
          <table:table-cell table:style-name="ce1" office:value-type="float" office:value="14.36690939178" calcext:value-type="float">
            <text:p>14,3669093918</text:p>
          </table:table-cell>
          <table:table-cell table:style-name="ce1" office:value-type="float" office:value="14.12249151866" calcext:value-type="float">
            <text:p>14,1224915187</text:p>
          </table:table-cell>
          <table:table-cell table:style-name="ce1" office:value-type="float" office:value="14.2417203915556" calcext:value-type="float">
            <text:p>14,2417203916</text:p>
          </table:table-cell>
          <table:table-cell table:style-name="ce1" office:value-type="float" office:value="14.3908067836926" calcext:value-type="float">
            <text:p>14,3908067837</text:p>
          </table:table-cell>
          <table:table-cell table:style-name="ce1" office:value-type="float" office:value="14.178717221051" calcext:value-type="float">
            <text:p>14,1787172211</text:p>
          </table:table-cell>
          <table:table-cell table:style-name="ce1" office:value-type="float" office:value="14.0422344284706" calcext:value-type="float">
            <text:p>14,0422344285</text:p>
          </table:table-cell>
          <table:table-cell table:style-name="ce1" office:value-type="float" office:value="13.5454078659379" calcext:value-type="float">
            <text:p>13,5454078659</text:p>
          </table:table-cell>
          <table:table-cell table:style-name="ce1" office:value-type="float" office:value="13.5040185494101" calcext:value-type="float">
            <text:p>13,5040185494</text:p>
          </table:table-cell>
          <table:table-cell table:style-name="ce1" office:value-type="float" office:value="13.12296700282" calcext:value-type="float">
            <text:p>13,1229670028</text:p>
          </table:table-cell>
          <table:table-cell table:style-name="ce1" office:value-type="float" office:value="13.07863627523" calcext:value-type="float">
            <text:p>13,0786362752</text:p>
          </table:table-cell>
          <table:table-cell table:style-name="ce1" office:value-type="float" office:value="12.6799712868867" calcext:value-type="float">
            <text:p>12,679971286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11"/>
          <table:table-cell table:style-name="ce1" office:value-type="float" office:value="0.00071639" calcext:value-type="float">
            <text:p>0,00071639</text:p>
          </table:table-cell>
          <table:table-cell table:style-name="ce1"/>
          <table:table-cell table:style-name="ce1" office:value-type="float" office:value="0.005454554" calcext:value-type="float">
            <text:p>0,005454554</text:p>
          </table:table-cell>
          <table:table-cell table:style-name="ce1" office:value-type="float" office:value="0.0304457341" calcext:value-type="float">
            <text:p>0,0304457341</text:p>
          </table:table-cell>
          <table:table-cell table:style-name="ce1" office:value-type="float" office:value="0.0480354814" calcext:value-type="float">
            <text:p>0,0480354814</text:p>
          </table:table-cell>
          <table:table-cell table:style-name="ce1" office:value-type="float" office:value="0.0669968384" calcext:value-type="float">
            <text:p>0,0669968384</text:p>
          </table:table-cell>
          <table:table-cell table:style-name="ce1" office:value-type="float" office:value="0.090565948" calcext:value-type="float">
            <text:p>0,090565948</text:p>
          </table:table-cell>
          <table:table-cell table:style-name="ce1" office:value-type="float" office:value="0.1283881863" calcext:value-type="float">
            <text:p>0,1283881863</text:p>
          </table:table-cell>
          <table:table-cell table:style-name="ce1" office:value-type="float" office:value="0.1651661798" calcext:value-type="float">
            <text:p>0,1651661798</text:p>
          </table:table-cell>
          <table:table-cell table:style-name="ce1" office:value-type="float" office:value="0.1613054698" calcext:value-type="float">
            <text:p>0,1613054698</text:p>
          </table:table-cell>
          <table:table-cell table:style-name="ce1" office:value-type="float" office:value="0.1570665444" calcext:value-type="float">
            <text:p>0,1570665444</text:p>
          </table:table-cell>
          <table:table-cell table:style-name="ce1" office:value-type="float" office:value="0.1961043563" calcext:value-type="float">
            <text:p>0,1961043563</text:p>
          </table:table-cell>
          <table:table-cell table:style-name="ce1" office:value-type="float" office:value="0.2339489349" calcext:value-type="float">
            <text:p>0,2339489349</text:p>
          </table:table-cell>
          <table:table-cell table:style-name="ce1" office:value-type="float" office:value="0.2263515926" calcext:value-type="float">
            <text:p>0,2263515926</text:p>
          </table:table-cell>
          <table:table-cell table:style-name="ce1" office:value-type="float" office:value="0.1905769911" calcext:value-type="float">
            <text:p>0,1905769911</text:p>
          </table:table-cell>
          <table:table-cell table:style-name="ce1" office:value-type="float" office:value="0.1896178421" calcext:value-type="float">
            <text:p>0,1896178421</text:p>
          </table:table-cell>
          <table:table-cell table:style-name="ce1" office:value-type="float" office:value="0.2159960782" calcext:value-type="float">
            <text:p>0,2159960782</text:p>
          </table:table-cell>
          <table:table-cell table:style-name="ce1" office:value-type="float" office:value="0.2098869101" calcext:value-type="float">
            <text:p>0,2098869101</text:p>
          </table:table-cell>
          <table:table-cell table:style-name="ce1" office:value-type="float" office:value="0.2146760191" calcext:value-type="float">
            <text:p>0,2146760191</text:p>
          </table:table-cell>
          <table:table-cell table:style-name="ce1" office:value-type="float" office:value="0.3418110927" calcext:value-type="float">
            <text:p>0,3418110927</text:p>
          </table:table-cell>
          <table:table-cell table:style-name="ce1" office:value-type="float" office:value="0.4600826102" calcext:value-type="float">
            <text:p>0,4600826102</text:p>
          </table:table-cell>
          <table:table-cell table:style-name="ce1" office:value-type="float" office:value="0.2791628119" calcext:value-type="float">
            <text:p>0,2791628119</text:p>
          </table:table-cell>
          <table:table-cell table:style-name="ce1" office:value-type="float" office:value="0.220282581" calcext:value-type="float">
            <text:p>0,220282581</text:p>
          </table:table-cell>
          <table:table-cell table:style-name="ce1" office:value-type="float" office:value="0.237326547" calcext:value-type="float">
            <text:p>0,237326547</text:p>
          </table:table-cell>
          <table:table-cell table:style-name="ce1" office:value-type="float" office:value="0.228243868" calcext:value-type="float">
            <text:p>0,228243868</text:p>
          </table:table-cell>
          <table:table-cell table:style-name="ce1" office:value-type="float" office:value="0.226107055" calcext:value-type="float">
            <text:p>0,226107055</text:p>
          </table:table-cell>
          <table:table-cell table:style-name="ce1" office:value-type="float" office:value="0.22910777" calcext:value-type="float">
            <text:p>0,22910777</text:p>
          </table:table-cell>
          <table:table-cell table:style-name="ce1" office:value-type="float" office:value="0.222158505" calcext:value-type="float">
            <text:p>0,222158505</text:p>
          </table:table-cell>
          <table:table-cell table:style-name="ce1" office:value-type="float" office:value="0.212663876" calcext:value-type="float">
            <text:p>0,212663876</text:p>
          </table:table-cell>
          <table:table-cell table:style-name="ce1" office:value-type="float" office:value="0.208175419" calcext:value-type="float">
            <text:p>0,20817541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256056146" calcext:value-type="float">
            <text:p>0,0256056146</text:p>
          </table:table-cell>
          <table:table-cell table:style-name="ce1" office:value-type="float" office:value="0.0366180477" calcext:value-type="float">
            <text:p>0,0366180477</text:p>
          </table:table-cell>
          <table:table-cell table:style-name="ce1" office:value-type="float" office:value="0.0609183564" calcext:value-type="float">
            <text:p>0,0609183564</text:p>
          </table:table-cell>
          <table:table-cell table:style-name="ce1" office:value-type="float" office:value="0.0691438875" calcext:value-type="float">
            <text:p>0,0691438875</text:p>
          </table:table-cell>
          <table:table-cell table:style-name="ce1" office:value-type="float" office:value="0.0703369658" calcext:value-type="float">
            <text:p>0,0703369658</text:p>
          </table:table-cell>
          <table:table-cell table:style-name="ce1" office:value-type="float" office:value="0.0774368462" calcext:value-type="float">
            <text:p>0,0774368462</text:p>
          </table:table-cell>
          <table:table-cell table:style-name="ce1" office:value-type="float" office:value="0.0842778732" calcext:value-type="float">
            <text:p>0,0842778732</text:p>
          </table:table-cell>
          <table:table-cell table:style-name="ce1" office:value-type="float" office:value="0.091899397" calcext:value-type="float">
            <text:p>0,091899397</text:p>
          </table:table-cell>
          <table:table-cell table:style-name="ce1" office:value-type="float" office:value="0.127542332" calcext:value-type="float">
            <text:p>0,127542332</text:p>
          </table:table-cell>
          <table:table-cell table:style-name="ce1" office:value-type="float" office:value="0.146516743" calcext:value-type="float">
            <text:p>0,146516743</text:p>
          </table:table-cell>
          <table:table-cell table:style-name="ce1" office:value-type="float" office:value="0.1547367" calcext:value-type="float">
            <text:p>0,1547367</text:p>
          </table:table-cell>
          <table:table-cell table:style-name="ce1" office:value-type="float" office:value="0.187599373" calcext:value-type="float">
            <text:p>0,187599373</text:p>
          </table:table-cell>
          <table:table-cell table:style-name="ce1" office:value-type="float" office:value="0.215912316" calcext:value-type="float">
            <text:p>0,215912316</text:p>
          </table:table-cell>
          <table:table-cell table:style-name="ce1" office:value-type="float" office:value="0.232017164" calcext:value-type="float">
            <text:p>0,232017164</text:p>
          </table:table-cell>
          <table:table-cell table:style-name="ce1" office:value-type="float" office:value="0.457355015" calcext:value-type="float">
            <text:p>0,457355015</text:p>
          </table:table-cell>
          <table:table-cell table:style-name="ce1" office:value-type="float" office:value="0.565924328" calcext:value-type="float">
            <text:p>0,565924328</text:p>
          </table:table-cell>
          <table:table-cell table:style-name="ce1" office:value-type="float" office:value="0.53711465824" calcext:value-type="float">
            <text:p>0,5371146582</text:p>
          </table:table-cell>
          <table:table-cell table:style-name="ce1" office:value-type="float" office:value="0.5123958557" calcext:value-type="float">
            <text:p>0,5123958557</text:p>
          </table:table-cell>
          <table:table-cell table:style-name="ce1" office:value-type="float" office:value="0.4584602117" calcext:value-type="float">
            <text:p>0,4584602117</text:p>
          </table:table-cell>
          <table:table-cell table:style-name="ce1" office:value-type="float" office:value="0.45377040023" calcext:value-type="float">
            <text:p>0,4537704002</text:p>
          </table:table-cell>
          <table:table-cell table:style-name="ce1" office:value-type="float" office:value="0.4901173243" calcext:value-type="float">
            <text:p>0,4901173243</text:p>
          </table:table-cell>
          <table:table-cell table:style-name="ce1" office:value-type="float" office:value="0.47608496944" calcext:value-type="float">
            <text:p>0,4760849694</text:p>
          </table:table-cell>
          <table:table-cell table:style-name="ce1" office:value-type="float" office:value="0.45353315953" calcext:value-type="float">
            <text:p>0,4535331595</text:p>
          </table:table-cell>
          <table:table-cell table:style-name="ce1" office:value-type="float" office:value="0.45247065267" calcext:value-type="float">
            <text:p>0,4524706527</text:p>
          </table:table-cell>
          <table:table-cell table:style-name="ce1" office:value-type="float" office:value="0.38448941234" calcext:value-type="float">
            <text:p>0,3844894123</text:p>
          </table:table-cell>
          <table:table-cell table:style-name="ce1" office:value-type="float" office:value="0.36157316597" calcext:value-type="float">
            <text:p>0,361573166</text:p>
          </table:table-cell>
          <table:table-cell table:style-name="ce1" office:value-type="float" office:value="0.40737443968" calcext:value-type="float">
            <text:p>0,4073744397</text:p>
          </table:table-cell>
          <table:table-cell table:style-name="ce1" office:value-type="float" office:value="0.41741004366" calcext:value-type="float">
            <text:p>0,4174100437</text:p>
          </table:table-cell>
          <table:table-cell table:style-name="ce1" office:value-type="float" office:value="0.2477090749" calcext:value-type="float">
            <text:p>0,2477090749</text:p>
          </table:table-cell>
          <table:table-cell table:style-name="ce1" office:value-type="float" office:value="0.2057956716" calcext:value-type="float">
            <text:p>0,2057956716</text:p>
          </table:table-cell>
          <table:table-cell table:style-name="ce1" office:value-type="float" office:value="0.4075599043" calcext:value-type="float">
            <text:p>0,4075599043</text:p>
          </table:table-cell>
          <table:table-cell table:style-name="ce1" office:value-type="float" office:value="0.5424030723" calcext:value-type="float">
            <text:p>0,5424030723</text:p>
          </table:table-cell>
          <table:table-cell table:style-name="ce1" office:value-type="float" office:value="0.3484291559" calcext:value-type="float">
            <text:p>0,3484291559</text:p>
          </table:table-cell>
          <table:table-cell table:style-name="ce1" office:value-type="float" office:value="0.29576596661" calcext:value-type="float">
            <text:p>0,2957659666</text:p>
          </table:table-cell>
          <table:table-cell table:style-name="ce1" office:value-type="float" office:value="0.3029205246" calcext:value-type="float">
            <text:p>0,3029205246</text:p>
          </table:table-cell>
          <table:table-cell table:style-name="ce1" office:value-type="float" office:value="0.2995023313" calcext:value-type="float">
            <text:p>0,2995023313</text:p>
          </table:table-cell>
          <table:table-cell table:style-name="ce1" office:value-type="float" office:value="0.2736537858" calcext:value-type="float">
            <text:p>0,2736537858</text:p>
          </table:table-cell>
          <table:table-cell table:style-name="ce1" office:value-type="float" office:value="0.2743948494" calcext:value-type="float">
            <text:p>0,2743948494</text:p>
          </table:table-cell>
          <table:table-cell table:style-name="ce1" office:value-type="float" office:value="0.2565688588" calcext:value-type="float">
            <text:p>0,2565688588</text:p>
          </table:table-cell>
          <table:table-cell table:style-name="ce1" office:value-type="float" office:value="0.2417673578" calcext:value-type="float">
            <text:p>0,2417673578</text:p>
          </table:table-cell>
          <table:table-cell table:style-name="ce1" office:value-type="float" office:value="0.246902726" calcext:value-type="float">
            <text:p>0,24690272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5.434782161" calcext:value-type="float">
            <text:p>5,434782161</text:p>
          </table:table-cell>
          <table:table-cell table:style-name="ce1" office:value-type="float" office:value="5.549351763" calcext:value-type="float">
            <text:p>5,549351763</text:p>
          </table:table-cell>
          <table:table-cell table:style-name="ce1" office:value-type="float" office:value="5.217798699" calcext:value-type="float">
            <text:p>5,217798699</text:p>
          </table:table-cell>
          <table:table-cell table:style-name="ce1" office:value-type="float" office:value="5.498368411" calcext:value-type="float">
            <text:p>5,498368411</text:p>
          </table:table-cell>
          <table:table-cell table:style-name="ce1" office:value-type="float" office:value="5.567031085" calcext:value-type="float">
            <text:p>5,567031085</text:p>
          </table:table-cell>
          <table:table-cell table:style-name="ce1" office:value-type="float" office:value="5.54425036" calcext:value-type="float">
            <text:p>5,54425036</text:p>
          </table:table-cell>
          <table:table-cell table:style-name="ce1" office:value-type="float" office:value="9.360992622" calcext:value-type="float">
            <text:p>9,360992622</text:p>
          </table:table-cell>
          <table:table-cell table:style-name="ce1" office:value-type="float" office:value="8.438216693" calcext:value-type="float">
            <text:p>8,438216693</text:p>
          </table:table-cell>
          <table:table-cell table:style-name="ce1" office:value-type="float" office:value="8.0357603456" calcext:value-type="float">
            <text:p>8,0357603456</text:p>
          </table:table-cell>
          <table:table-cell table:style-name="ce1" office:value-type="float" office:value="7.4828723597" calcext:value-type="float">
            <text:p>7,4828723597</text:p>
          </table:table-cell>
          <table:table-cell table:style-name="ce1" office:value-type="float" office:value="6.6565982025" calcext:value-type="float">
            <text:p>6,6565982025</text:p>
          </table:table-cell>
          <table:table-cell table:style-name="ce1" office:value-type="float" office:value="8.156755388" calcext:value-type="float">
            <text:p>8,156755388</text:p>
          </table:table-cell>
          <table:table-cell table:style-name="ce1" office:value-type="float" office:value="7.2811018028" calcext:value-type="float">
            <text:p>7,2811018028</text:p>
          </table:table-cell>
          <table:table-cell table:style-name="ce1" office:value-type="float" office:value="6.8863514367" calcext:value-type="float">
            <text:p>6,8863514367</text:p>
          </table:table-cell>
          <table:table-cell table:style-name="ce1" office:value-type="float" office:value="5.2417698083" calcext:value-type="float">
            <text:p>5,2417698083</text:p>
          </table:table-cell>
          <table:table-cell table:style-name="ce1" office:value-type="float" office:value="4.8759512604" calcext:value-type="float">
            <text:p>4,8759512604</text:p>
          </table:table-cell>
          <table:table-cell table:style-name="ce1" office:value-type="float" office:value="4.3022405277" calcext:value-type="float">
            <text:p>4,3022405277</text:p>
          </table:table-cell>
          <table:table-cell table:style-name="ce1" office:value-type="float" office:value="4.0283671156" calcext:value-type="float">
            <text:p>4,0283671156</text:p>
          </table:table-cell>
          <table:table-cell table:style-name="ce1" office:value-type="float" office:value="3.56982871265" calcext:value-type="float">
            <text:p>3,5698287127</text:p>
          </table:table-cell>
          <table:table-cell table:style-name="ce1" office:value-type="float" office:value="3.3079190659" calcext:value-type="float">
            <text:p>3,3079190659</text:p>
          </table:table-cell>
          <table:table-cell table:style-name="ce1" office:value-type="float" office:value="3.10973301192" calcext:value-type="float">
            <text:p>3,1097330119</text:p>
          </table:table-cell>
          <table:table-cell table:style-name="ce1" office:value-type="float" office:value="3.08514816718" calcext:value-type="float">
            <text:p>3,0851481672</text:p>
          </table:table-cell>
          <table:table-cell table:style-name="ce1" office:value-type="float" office:value="3.023140964788" calcext:value-type="float">
            <text:p>3,0231409648</text:p>
          </table:table-cell>
          <table:table-cell table:style-name="ce1" office:value-type="float" office:value="2.92530348657" calcext:value-type="float">
            <text:p>2,9253034866</text:p>
          </table:table-cell>
          <table:table-cell table:style-name="ce1" office:value-type="float" office:value="2.96043880653" calcext:value-type="float">
            <text:p>2,9604388065</text:p>
          </table:table-cell>
          <table:table-cell table:style-name="ce1" office:value-type="float" office:value="3.90715724564" calcext:value-type="float">
            <text:p>3,9071572456</text:p>
          </table:table-cell>
          <table:table-cell table:style-name="ce1" office:value-type="float" office:value="3.95556170475" calcext:value-type="float">
            <text:p>3,9555617048</text:p>
          </table:table-cell>
          <table:table-cell table:style-name="ce1" office:value-type="float" office:value="3.95475696714" calcext:value-type="float">
            <text:p>3,9547569671</text:p>
          </table:table-cell>
          <table:table-cell table:style-name="ce1" office:value-type="float" office:value="4.00305685027" calcext:value-type="float">
            <text:p>4,0030568503</text:p>
          </table:table-cell>
          <table:table-cell table:style-name="ce1" office:value-type="float" office:value="4.08617545298" calcext:value-type="float">
            <text:p>4,086175453</text:p>
          </table:table-cell>
          <table:table-cell table:style-name="ce1" office:value-type="float" office:value="4.07471055133" calcext:value-type="float">
            <text:p>4,0747105513</text:p>
          </table:table-cell>
          <table:table-cell table:style-name="ce1" office:value-type="float" office:value="3.57434759562" calcext:value-type="float">
            <text:p>3,5743475956</text:p>
          </table:table-cell>
          <table:table-cell table:style-name="ce1" office:value-type="float" office:value="3.79377805435" calcext:value-type="float">
            <text:p>3,7937780544</text:p>
          </table:table-cell>
          <table:table-cell table:style-name="ce1" office:value-type="float" office:value="3.83360880329" calcext:value-type="float">
            <text:p>3,8336088033</text:p>
          </table:table-cell>
          <table:table-cell table:style-name="ce1" office:value-type="float" office:value="3.9076200527" calcext:value-type="float">
            <text:p>3,9076200527</text:p>
          </table:table-cell>
          <table:table-cell table:style-name="ce1" office:value-type="float" office:value="4.02536337967" calcext:value-type="float">
            <text:p>4,0253633797</text:p>
          </table:table-cell>
          <table:table-cell table:style-name="ce1" office:value-type="float" office:value="3.82405402107" calcext:value-type="float">
            <text:p>3,8240540211</text:p>
          </table:table-cell>
          <table:table-cell table:style-name="ce1" office:value-type="float" office:value="3.95582315038" calcext:value-type="float">
            <text:p>3,9558231504</text:p>
          </table:table-cell>
          <table:table-cell table:style-name="ce1" office:value-type="float" office:value="4.02312798742" calcext:value-type="float">
            <text:p>4,0231279874</text:p>
          </table:table-cell>
          <table:table-cell table:style-name="ce1" office:value-type="float" office:value="4.07022772828" calcext:value-type="float">
            <text:p>4,0702277283</text:p>
          </table:table-cell>
          <table:table-cell table:style-name="ce1" office:value-type="float" office:value="4.08348365079" calcext:value-type="float">
            <text:p>4,083483650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1.7979293919" calcext:value-type="float">
            <text:p>1,7979293919</text:p>
          </table:table-cell>
          <table:table-cell table:style-name="ce1" office:value-type="float" office:value="1.438526612" calcext:value-type="float">
            <text:p>1,438526612</text:p>
          </table:table-cell>
          <table:table-cell table:style-name="ce1" office:value-type="float" office:value="1.1842119213" calcext:value-type="float">
            <text:p>1,1842119213</text:p>
          </table:table-cell>
          <table:table-cell table:style-name="ce1" office:value-type="float" office:value="1.2065820127" calcext:value-type="float">
            <text:p>1,2065820127</text:p>
          </table:table-cell>
          <table:table-cell table:style-name="ce1" office:value-type="float" office:value="1.3311126824" calcext:value-type="float">
            <text:p>1,3311126824</text:p>
          </table:table-cell>
          <table:table-cell table:style-name="ce1" office:value-type="float" office:value="1.471436496" calcext:value-type="float">
            <text:p>1,471436496</text:p>
          </table:table-cell>
          <table:table-cell table:style-name="ce1" office:value-type="float" office:value="1.1147577265" calcext:value-type="float">
            <text:p>1,1147577265</text:p>
          </table:table-cell>
          <table:table-cell table:style-name="ce1" office:value-type="float" office:value="1.0657437051" calcext:value-type="float">
            <text:p>1,0657437051</text:p>
          </table:table-cell>
          <table:table-cell table:style-name="ce1" office:value-type="float" office:value="1.0130964663" calcext:value-type="float">
            <text:p>1,0130964663</text:p>
          </table:table-cell>
          <table:table-cell table:style-name="ce1" office:value-type="float" office:value="0.9577856585" calcext:value-type="float">
            <text:p>0,9577856585</text:p>
          </table:table-cell>
          <table:table-cell table:style-name="ce1" office:value-type="float" office:value="0.8861529341" calcext:value-type="float">
            <text:p>0,8861529341</text:p>
          </table:table-cell>
          <table:table-cell table:style-name="ce1" office:value-type="float" office:value="1.9216029491" calcext:value-type="float">
            <text:p>1,9216029491</text:p>
          </table:table-cell>
          <table:table-cell table:style-name="ce1" office:value-type="float" office:value="1.7740302818" calcext:value-type="float">
            <text:p>1,7740302818</text:p>
          </table:table-cell>
          <table:table-cell table:style-name="ce1" office:value-type="float" office:value="1.6299153492" calcext:value-type="float">
            <text:p>1,6299153492</text:p>
          </table:table-cell>
          <table:table-cell table:style-name="ce1" office:value-type="float" office:value="1.4953672335" calcext:value-type="float">
            <text:p>1,4953672335</text:p>
          </table:table-cell>
          <table:table-cell table:style-name="ce1" office:value-type="float" office:value="1.3808469258" calcext:value-type="float">
            <text:p>1,3808469258</text:p>
          </table:table-cell>
          <table:table-cell table:style-name="ce1" office:value-type="float" office:value="1.1946754529" calcext:value-type="float">
            <text:p>1,1946754529</text:p>
          </table:table-cell>
          <table:table-cell table:style-name="ce1" office:value-type="float" office:value="0.9789241243" calcext:value-type="float">
            <text:p>0,9789241243</text:p>
          </table:table-cell>
          <table:table-cell table:style-name="ce1" office:value-type="float" office:value="0.753093218" calcext:value-type="float">
            <text:p>0,753093218</text:p>
          </table:table-cell>
          <table:table-cell table:style-name="ce1" office:value-type="float" office:value="0.6675292345" calcext:value-type="float">
            <text:p>0,6675292345</text:p>
          </table:table-cell>
          <table:table-cell table:style-name="ce1" office:value-type="float" office:value="0.5962072372" calcext:value-type="float">
            <text:p>0,5962072372</text:p>
          </table:table-cell>
          <table:table-cell table:style-name="ce1" office:value-type="float" office:value="0.6174782312" calcext:value-type="float">
            <text:p>0,6174782312</text:p>
          </table:table-cell>
          <table:table-cell table:style-name="ce1" office:value-type="float" office:value="0.6070262871" calcext:value-type="float">
            <text:p>0,6070262871</text:p>
          </table:table-cell>
          <table:table-cell table:style-name="ce1" office:value-type="float" office:value="0.5996132977" calcext:value-type="float">
            <text:p>0,5996132977</text:p>
          </table:table-cell>
          <table:table-cell table:style-name="ce1" office:value-type="float" office:value="0.5994471121" calcext:value-type="float">
            <text:p>0,5994471121</text:p>
          </table:table-cell>
          <table:table-cell table:style-name="ce1" office:value-type="float" office:value="0.9732821171" calcext:value-type="float">
            <text:p>0,9732821171</text:p>
          </table:table-cell>
          <table:table-cell table:style-name="ce1" office:value-type="float" office:value="0.98410235058" calcext:value-type="float">
            <text:p>0,9841023506</text:p>
          </table:table-cell>
          <table:table-cell table:style-name="ce1" office:value-type="float" office:value="1.0001749101" calcext:value-type="float">
            <text:p>1,0001749101</text:p>
          </table:table-cell>
          <table:table-cell table:style-name="ce1" office:value-type="float" office:value="1.0064731844" calcext:value-type="float">
            <text:p>1,0064731844</text:p>
          </table:table-cell>
          <table:table-cell table:style-name="ce1" office:value-type="float" office:value="1.0076517297" calcext:value-type="float">
            <text:p>1,0076517297</text:p>
          </table:table-cell>
          <table:table-cell table:style-name="ce1" office:value-type="float" office:value="1.059199362" calcext:value-type="float">
            <text:p>1,059199362</text:p>
          </table:table-cell>
          <table:table-cell table:style-name="ce1" office:value-type="float" office:value="1.483134777201" calcext:value-type="float">
            <text:p>1,4831347772</text:p>
          </table:table-cell>
          <table:table-cell table:style-name="ce1" office:value-type="float" office:value="1.468712560399" calcext:value-type="float">
            <text:p>1,4687125604</text:p>
          </table:table-cell>
          <table:table-cell table:style-name="ce1" office:value-type="float" office:value="1.480829873" calcext:value-type="float">
            <text:p>1,480829873</text:p>
          </table:table-cell>
          <table:table-cell table:style-name="ce1" office:value-type="float" office:value="1.4852376745" calcext:value-type="float">
            <text:p>1,4852376745</text:p>
          </table:table-cell>
          <table:table-cell table:style-name="ce1" office:value-type="float" office:value="1.489667709798" calcext:value-type="float">
            <text:p>1,4896677098</text:p>
          </table:table-cell>
          <table:table-cell table:style-name="ce1" office:value-type="float" office:value="1.1269475484" calcext:value-type="float">
            <text:p>1,1269475484</text:p>
          </table:table-cell>
          <table:table-cell table:style-name="ce1" office:value-type="float" office:value="1.1078577364" calcext:value-type="float">
            <text:p>1,1078577364</text:p>
          </table:table-cell>
          <table:table-cell table:style-name="ce1" office:value-type="float" office:value="1.1049793189" calcext:value-type="float">
            <text:p>1,1049793189</text:p>
          </table:table-cell>
          <table:table-cell table:style-name="ce1" office:value-type="float" office:value="1.1139546359" calcext:value-type="float">
            <text:p>1,1139546359</text:p>
          </table:table-cell>
          <table:table-cell table:style-name="ce1" office:value-type="float" office:value="1.1461927282" calcext:value-type="float">
            <text:p>1,146192728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4.98003396159" calcext:value-type="float">
            <text:p>4,9800339616</text:p>
          </table:table-cell>
          <table:table-cell table:style-name="ce1" office:value-type="float" office:value="5.2376685247" calcext:value-type="float">
            <text:p>5,2376685247</text:p>
          </table:table-cell>
          <table:table-cell table:style-name="ce1" office:value-type="float" office:value="5.359406047" calcext:value-type="float">
            <text:p>5,359406047</text:p>
          </table:table-cell>
          <table:table-cell table:style-name="ce1" office:value-type="float" office:value="5.4445980669" calcext:value-type="float">
            <text:p>5,4445980669</text:p>
          </table:table-cell>
          <table:table-cell table:style-name="ce1" office:value-type="float" office:value="5.5780964848" calcext:value-type="float">
            <text:p>5,5780964848</text:p>
          </table:table-cell>
          <table:table-cell table:style-name="ce1" office:value-type="float" office:value="5.5844882749" calcext:value-type="float">
            <text:p>5,5844882749</text:p>
          </table:table-cell>
          <table:table-cell table:style-name="ce1" office:value-type="float" office:value="10.585220445" calcext:value-type="float">
            <text:p>10,585220445</text:p>
          </table:table-cell>
          <table:table-cell table:style-name="ce1" office:value-type="float" office:value="10.4689452141" calcext:value-type="float">
            <text:p>10,4689452141</text:p>
          </table:table-cell>
          <table:table-cell table:style-name="ce1" office:value-type="float" office:value="9.6684516897" calcext:value-type="float">
            <text:p>9,6684516897</text:p>
          </table:table-cell>
          <table:table-cell table:style-name="ce1" office:value-type="float" office:value="9.4722134689" calcext:value-type="float">
            <text:p>9,4722134689</text:p>
          </table:table-cell>
          <table:table-cell table:style-name="ce1" office:value-type="float" office:value="9.2977353269" calcext:value-type="float">
            <text:p>9,2977353269</text:p>
          </table:table-cell>
          <table:table-cell table:style-name="ce1" office:value-type="float" office:value="11.5371500702" calcext:value-type="float">
            <text:p>11,5371500702</text:p>
          </table:table-cell>
          <table:table-cell table:style-name="ce1" office:value-type="float" office:value="11.1402971908" calcext:value-type="float">
            <text:p>11,1402971908</text:p>
          </table:table-cell>
          <table:table-cell table:style-name="ce1" office:value-type="float" office:value="10.6073181129" calcext:value-type="float">
            <text:p>10,6073181129</text:p>
          </table:table-cell>
          <table:table-cell table:style-name="ce1" office:value-type="float" office:value="10.1723652061" calcext:value-type="float">
            <text:p>10,1723652061</text:p>
          </table:table-cell>
          <table:table-cell table:style-name="ce1" office:value-type="float" office:value="9.8007675661" calcext:value-type="float">
            <text:p>9,8007675661</text:p>
          </table:table-cell>
          <table:table-cell table:style-name="ce1" office:value-type="float" office:value="9.2943192221" calcext:value-type="float">
            <text:p>9,2943192221</text:p>
          </table:table-cell>
          <table:table-cell table:style-name="ce1" office:value-type="float" office:value="8.9062708235" calcext:value-type="float">
            <text:p>8,9062708235</text:p>
          </table:table-cell>
          <table:table-cell table:style-name="ce1" office:value-type="float" office:value="8.47358158522" calcext:value-type="float">
            <text:p>8,4735815852</text:p>
          </table:table-cell>
          <table:table-cell table:style-name="ce1" office:value-type="float" office:value="8.12886077976" calcext:value-type="float">
            <text:p>8,1288607798</text:p>
          </table:table-cell>
          <table:table-cell table:style-name="ce1" office:value-type="float" office:value="8.164972787864" calcext:value-type="float">
            <text:p>8,1649727879</text:p>
          </table:table-cell>
          <table:table-cell table:style-name="ce1" office:value-type="float" office:value="8.226408106399" calcext:value-type="float">
            <text:p>8,2264081064</text:p>
          </table:table-cell>
          <table:table-cell table:style-name="ce1" office:value-type="float" office:value="8.879655620382" calcext:value-type="float">
            <text:p>8,8796556204</text:p>
          </table:table-cell>
          <table:table-cell table:style-name="ce1" office:value-type="float" office:value="9.74276640901" calcext:value-type="float">
            <text:p>9,742766409</text:p>
          </table:table-cell>
          <table:table-cell table:style-name="ce1" office:value-type="float" office:value="12.52301849718" calcext:value-type="float">
            <text:p>12,5230184972</text:p>
          </table:table-cell>
          <table:table-cell table:style-name="ce1" office:value-type="float" office:value="8.190271232381" calcext:value-type="float">
            <text:p>8,1902712324</text:p>
          </table:table-cell>
          <table:table-cell table:style-name="ce1" office:value-type="float" office:value="7.59131064779" calcext:value-type="float">
            <text:p>7,5913106478</text:p>
          </table:table-cell>
          <table:table-cell table:style-name="ce1" office:value-type="float" office:value="7.01074373372" calcext:value-type="float">
            <text:p>7,0107437337</text:p>
          </table:table-cell>
          <table:table-cell table:style-name="ce1" office:value-type="float" office:value="7.09120137314" calcext:value-type="float">
            <text:p>7,0912013731</text:p>
          </table:table-cell>
          <table:table-cell table:style-name="ce1" office:value-type="float" office:value="7.49052378394" calcext:value-type="float">
            <text:p>7,4905237839</text:p>
          </table:table-cell>
          <table:table-cell table:style-name="ce1" office:value-type="float" office:value="7.6093522288092" calcext:value-type="float">
            <text:p>7,6093522288</text:p>
          </table:table-cell>
          <table:table-cell table:style-name="ce1" office:value-type="float" office:value="6.22258381871" calcext:value-type="float">
            <text:p>6,2225838187</text:p>
          </table:table-cell>
          <table:table-cell table:style-name="ce1" office:value-type="float" office:value="6.25038316026" calcext:value-type="float">
            <text:p>6,2503831603</text:p>
          </table:table-cell>
          <table:table-cell table:style-name="ce1" office:value-type="float" office:value="6.35436965783" calcext:value-type="float">
            <text:p>6,3543696578</text:p>
          </table:table-cell>
          <table:table-cell table:style-name="ce1" office:value-type="float" office:value="6.29902085652" calcext:value-type="float">
            <text:p>6,2990208565</text:p>
          </table:table-cell>
          <table:table-cell table:style-name="ce1" office:value-type="float" office:value="6.31895215995" calcext:value-type="float">
            <text:p>6,31895216</text:p>
          </table:table-cell>
          <table:table-cell table:style-name="ce1" office:value-type="float" office:value="6.232518322451" calcext:value-type="float">
            <text:p>6,2325183225</text:p>
          </table:table-cell>
          <table:table-cell table:style-name="ce1" office:value-type="float" office:value="6.19056687799" calcext:value-type="float">
            <text:p>6,190566878</text:p>
          </table:table-cell>
          <table:table-cell table:style-name="ce1" office:value-type="float" office:value="6.23082682696" calcext:value-type="float">
            <text:p>6,230826827</text:p>
          </table:table-cell>
          <table:table-cell table:style-name="ce1" office:value-type="float" office:value="6.17036617486" calcext:value-type="float">
            <text:p>6,1703661749</text:p>
          </table:table-cell>
          <table:table-cell table:style-name="ce1" office:value-type="float" office:value="6.20190011356" calcext:value-type="float">
            <text:p>6,201900113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133.66603222311" calcext:value-type="float">
            <text:p>133,6660322231</text:p>
          </table:table-cell>
          <table:table-cell table:style-name="ce1" office:value-type="float" office:value="158.49367948636" calcext:value-type="float">
            <text:p>158,4936794864</text:p>
          </table:table-cell>
          <table:table-cell table:style-name="ce1" office:value-type="float" office:value="193.33421337889" calcext:value-type="float">
            <text:p>193,3342133789</text:p>
          </table:table-cell>
          <table:table-cell table:style-name="ce1" office:value-type="float" office:value="186.29541234326" calcext:value-type="float">
            <text:p>186,2954123433</text:p>
          </table:table-cell>
          <table:table-cell table:style-name="ce1" office:value-type="float" office:value="163.98723782326" calcext:value-type="float">
            <text:p>163,9872378233</text:p>
          </table:table-cell>
          <table:table-cell table:style-name="ce1" office:value-type="float" office:value="144.51405356374" calcext:value-type="float">
            <text:p>144,5140535637</text:p>
          </table:table-cell>
          <table:table-cell table:style-name="ce1" office:value-type="float" office:value="203.18699539468" calcext:value-type="float">
            <text:p>203,1869953947</text:p>
          </table:table-cell>
          <table:table-cell table:style-name="ce1" office:value-type="float" office:value="209.02843425328" calcext:value-type="float">
            <text:p>209,0284342533</text:p>
          </table:table-cell>
          <table:table-cell table:style-name="ce1" office:value-type="float" office:value="209.13154932418" calcext:value-type="float">
            <text:p>209,1315493242</text:p>
          </table:table-cell>
          <table:table-cell table:style-name="ce1" office:value-type="float" office:value="212.47136763043" calcext:value-type="float">
            <text:p>212,4713676304</text:p>
          </table:table-cell>
          <table:table-cell table:style-name="ce1" office:value-type="float" office:value="213.7973536684" calcext:value-type="float">
            <text:p>213,7973536684</text:p>
          </table:table-cell>
          <table:table-cell table:style-name="ce1" office:value-type="float" office:value="222.871580867" calcext:value-type="float">
            <text:p>222,871580867</text:p>
          </table:table-cell>
          <table:table-cell table:style-name="ce1" office:value-type="float" office:value="218.8702846926" calcext:value-type="float">
            <text:p>218,8702846926</text:p>
          </table:table-cell>
          <table:table-cell table:style-name="ce1" office:value-type="float" office:value="216.9264784717" calcext:value-type="float">
            <text:p>216,9264784717</text:p>
          </table:table-cell>
          <table:table-cell table:style-name="ce1" office:value-type="float" office:value="214.87348264934" calcext:value-type="float">
            <text:p>214,8734826493</text:p>
          </table:table-cell>
          <table:table-cell table:style-name="ce1" office:value-type="float" office:value="209.92403568379" calcext:value-type="float">
            <text:p>209,9240356838</text:p>
          </table:table-cell>
          <table:table-cell table:style-name="ce1" office:value-type="float" office:value="204.50977338484" calcext:value-type="float">
            <text:p>204,5097733848</text:p>
          </table:table-cell>
          <table:table-cell table:style-name="ce1" office:value-type="float" office:value="199.25163445082" calcext:value-type="float">
            <text:p>199,2516344508</text:p>
          </table:table-cell>
          <table:table-cell table:style-name="ce1" office:value-type="float" office:value="193.08740867831" calcext:value-type="float">
            <text:p>193,0874086783</text:p>
          </table:table-cell>
          <table:table-cell table:style-name="ce1" office:value-type="float" office:value="185.97063909272" calcext:value-type="float">
            <text:p>185,9706390927</text:p>
          </table:table-cell>
          <table:table-cell table:style-name="ce1" office:value-type="float" office:value="179.30989559306" calcext:value-type="float">
            <text:p>179,3098955931</text:p>
          </table:table-cell>
          <table:table-cell table:style-name="ce1" office:value-type="float" office:value="171.08941638802" calcext:value-type="float">
            <text:p>171,089416388</text:p>
          </table:table-cell>
          <table:table-cell table:style-name="ce1" office:value-type="float" office:value="164.40905907474" calcext:value-type="float">
            <text:p>164,4090590747</text:p>
          </table:table-cell>
          <table:table-cell table:style-name="ce1" office:value-type="float" office:value="155.15167296977" calcext:value-type="float">
            <text:p>155,1516729698</text:p>
          </table:table-cell>
          <table:table-cell table:style-name="ce1" office:value-type="float" office:value="146.80252064445" calcext:value-type="float">
            <text:p>146,8025206445</text:p>
          </table:table-cell>
          <table:table-cell table:style-name="ce1" office:value-type="float" office:value="204.17358066731" calcext:value-type="float">
            <text:p>204,1735806673</text:p>
          </table:table-cell>
          <table:table-cell table:style-name="ce1" office:value-type="float" office:value="214.72221110533" calcext:value-type="float">
            <text:p>214,7222111053</text:p>
          </table:table-cell>
          <table:table-cell table:style-name="ce1" office:value-type="float" office:value="221.68566259049" calcext:value-type="float">
            <text:p>221,6856625905</text:p>
          </table:table-cell>
          <table:table-cell table:style-name="ce1" office:value-type="float" office:value="221.00876985143" calcext:value-type="float">
            <text:p>221,0087698514</text:p>
          </table:table-cell>
          <table:table-cell table:style-name="ce1" office:value-type="float" office:value="211.28862730424" calcext:value-type="float">
            <text:p>211,2886273042</text:p>
          </table:table-cell>
          <table:table-cell table:style-name="ce1" office:value-type="float" office:value="207.38857087565" calcext:value-type="float">
            <text:p>207,3885708757</text:p>
          </table:table-cell>
          <table:table-cell table:style-name="ce1" office:value-type="float" office:value="171.446270451866" calcext:value-type="float">
            <text:p>171,4462704519</text:p>
          </table:table-cell>
          <table:table-cell table:style-name="ce1" office:value-type="float" office:value="174.771879117345" calcext:value-type="float">
            <text:p>174,7718791173</text:p>
          </table:table-cell>
          <table:table-cell table:style-name="ce1" office:value-type="float" office:value="175.935541006294" calcext:value-type="float">
            <text:p>175,9355410063</text:p>
          </table:table-cell>
          <table:table-cell table:style-name="ce1" office:value-type="float" office:value="177.18968036051" calcext:value-type="float">
            <text:p>177,1896803605</text:p>
          </table:table-cell>
          <table:table-cell table:style-name="ce1" office:value-type="float" office:value="178.095059465461" calcext:value-type="float">
            <text:p>178,0950594655</text:p>
          </table:table-cell>
          <table:table-cell table:style-name="ce1" office:value-type="float" office:value="181.709057705001" calcext:value-type="float">
            <text:p>181,709057705</text:p>
          </table:table-cell>
          <table:table-cell table:style-name="ce1" office:value-type="float" office:value="181.49785371681" calcext:value-type="float">
            <text:p>181,4978537168</text:p>
          </table:table-cell>
          <table:table-cell table:style-name="ce1" office:value-type="float" office:value="180.8736965642" calcext:value-type="float">
            <text:p>180,8736965642</text:p>
          </table:table-cell>
          <table:table-cell table:style-name="ce1" office:value-type="float" office:value="180.306030795239" calcext:value-type="float">
            <text:p>180,3060307952</text:p>
          </table:table-cell>
          <table:table-cell table:style-name="ce1" office:value-type="float" office:value="179.115325075176" calcext:value-type="float">
            <text:p>179,115325075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604157114" calcext:value-type="float">
            <text:p>0,0604157114</text:p>
          </table:table-cell>
          <table:table-cell table:style-name="ce1" office:value-type="float" office:value="0.0628164362" calcext:value-type="float">
            <text:p>0,0628164362</text:p>
          </table:table-cell>
          <table:table-cell table:style-name="ce1" office:value-type="float" office:value="0.0931450336" calcext:value-type="float">
            <text:p>0,0931450336</text:p>
          </table:table-cell>
          <table:table-cell table:style-name="ce1" office:value-type="float" office:value="0.087799181" calcext:value-type="float">
            <text:p>0,087799181</text:p>
          </table:table-cell>
          <table:table-cell table:style-name="ce1" office:value-type="float" office:value="0.0818784699" calcext:value-type="float">
            <text:p>0,0818784699</text:p>
          </table:table-cell>
          <table:table-cell table:style-name="ce1" office:value-type="float" office:value="0.1016713441" calcext:value-type="float">
            <text:p>0,1016713441</text:p>
          </table:table-cell>
          <table:table-cell table:style-name="ce1" office:value-type="float" office:value="0.3218814791" calcext:value-type="float">
            <text:p>0,3218814791</text:p>
          </table:table-cell>
          <table:table-cell table:style-name="ce1" office:value-type="float" office:value="0.6133622477" calcext:value-type="float">
            <text:p>0,6133622477</text:p>
          </table:table-cell>
          <table:table-cell table:style-name="ce1" office:value-type="float" office:value="0.582377699" calcext:value-type="float">
            <text:p>0,582377699</text:p>
          </table:table-cell>
          <table:table-cell table:style-name="ce1" office:value-type="float" office:value="0.6261307548" calcext:value-type="float">
            <text:p>0,6261307548</text:p>
          </table:table-cell>
          <table:table-cell table:style-name="ce1" office:value-type="float" office:value="0.7893088939" calcext:value-type="float">
            <text:p>0,7893088939</text:p>
          </table:table-cell>
          <table:table-cell table:style-name="ce1" office:value-type="float" office:value="0.9544191827" calcext:value-type="float">
            <text:p>0,9544191827</text:p>
          </table:table-cell>
          <table:table-cell table:style-name="ce1" office:value-type="float" office:value="1.3625270794" calcext:value-type="float">
            <text:p>1,3625270794</text:p>
          </table:table-cell>
          <table:table-cell table:style-name="ce1" office:value-type="float" office:value="1.9808650771" calcext:value-type="float">
            <text:p>1,9808650771</text:p>
          </table:table-cell>
          <table:table-cell table:style-name="ce1" office:value-type="float" office:value="3.1010859329" calcext:value-type="float">
            <text:p>3,1010859329</text:p>
          </table:table-cell>
          <table:table-cell table:style-name="ce1" office:value-type="float" office:value="4.14282774" calcext:value-type="float">
            <text:p>4,14282774</text:p>
          </table:table-cell>
          <table:table-cell table:style-name="ce1" office:value-type="float" office:value="5.3922785852" calcext:value-type="float">
            <text:p>5,3922785852</text:p>
          </table:table-cell>
          <table:table-cell table:style-name="ce1" office:value-type="float" office:value="6.9039216436" calcext:value-type="float">
            <text:p>6,9039216436</text:p>
          </table:table-cell>
          <table:table-cell table:style-name="ce1" office:value-type="float" office:value="9.549075695" calcext:value-type="float">
            <text:p>9,549075695</text:p>
          </table:table-cell>
          <table:table-cell table:style-name="ce1" office:value-type="float" office:value="12.251966422" calcext:value-type="float">
            <text:p>12,251966422</text:p>
          </table:table-cell>
          <table:table-cell table:style-name="ce1" office:value-type="float" office:value="16.5529870361" calcext:value-type="float">
            <text:p>16,5529870361</text:p>
          </table:table-cell>
          <table:table-cell table:style-name="ce1" office:value-type="float" office:value="19.647415957" calcext:value-type="float">
            <text:p>19,647415957</text:p>
          </table:table-cell>
          <table:table-cell table:style-name="ce1" office:value-type="float" office:value="23.1934144996" calcext:value-type="float">
            <text:p>23,1934144996</text:p>
          </table:table-cell>
          <table:table-cell table:style-name="ce1" office:value-type="float" office:value="25.00932526308" calcext:value-type="float">
            <text:p>25,0093252631</text:p>
          </table:table-cell>
          <table:table-cell table:style-name="ce1" office:value-type="float" office:value="27.39797551053" calcext:value-type="float">
            <text:p>27,3979755105</text:p>
          </table:table-cell>
          <table:table-cell table:style-name="ce1" office:value-type="float" office:value="18.7389843975" calcext:value-type="float">
            <text:p>18,7389843975</text:p>
          </table:table-cell>
          <table:table-cell table:style-name="ce1" office:value-type="float" office:value="17.585194525" calcext:value-type="float">
            <text:p>17,585194525</text:p>
          </table:table-cell>
          <table:table-cell table:style-name="ce1" office:value-type="float" office:value="16.1420039777" calcext:value-type="float">
            <text:p>16,1420039777</text:p>
          </table:table-cell>
          <table:table-cell table:style-name="ce1" office:value-type="float" office:value="16.0351528378" calcext:value-type="float">
            <text:p>16,0351528378</text:p>
          </table:table-cell>
          <table:table-cell table:style-name="ce1" office:value-type="float" office:value="16.3916311696" calcext:value-type="float">
            <text:p>16,3916311696</text:p>
          </table:table-cell>
          <table:table-cell table:style-name="ce1" office:value-type="float" office:value="16.9993435571" calcext:value-type="float">
            <text:p>16,9993435571</text:p>
          </table:table-cell>
          <table:table-cell table:style-name="ce1" office:value-type="float" office:value="15.18711110841" calcext:value-type="float">
            <text:p>15,1871111084</text:p>
          </table:table-cell>
          <table:table-cell table:style-name="ce1" office:value-type="float" office:value="14.37088034489" calcext:value-type="float">
            <text:p>14,3708803449</text:p>
          </table:table-cell>
          <table:table-cell table:style-name="ce1" office:value-type="float" office:value="13.00564900543" calcext:value-type="float">
            <text:p>13,0056490054</text:p>
          </table:table-cell>
          <table:table-cell table:style-name="ce1" office:value-type="float" office:value="12.3118352282" calcext:value-type="float">
            <text:p>12,3118352282</text:p>
          </table:table-cell>
          <table:table-cell table:style-name="ce1" office:value-type="float" office:value="11.69067771493" calcext:value-type="float">
            <text:p>11,6906777149</text:p>
          </table:table-cell>
          <table:table-cell table:style-name="ce1" office:value-type="float" office:value="11.81217104012" calcext:value-type="float">
            <text:p>11,8121710401</text:p>
          </table:table-cell>
          <table:table-cell table:style-name="ce1" office:value-type="float" office:value="11.5750816966" calcext:value-type="float">
            <text:p>11,5750816966</text:p>
          </table:table-cell>
          <table:table-cell table:style-name="ce1" office:value-type="float" office:value="11.45409080143" calcext:value-type="float">
            <text:p>11,4540908014</text:p>
          </table:table-cell>
          <table:table-cell table:style-name="ce1" office:value-type="float" office:value="11.0531648496" calcext:value-type="float">
            <text:p>11,0531648496</text:p>
          </table:table-cell>
          <table:table-cell table:style-name="ce1" office:value-type="float" office:value="10.7451681603" calcext:value-type="float">
            <text:p>10,74516816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59.9512340044" calcext:value-type="float">
            <text:p>59,9512340044</text:p>
          </table:table-cell>
          <table:table-cell table:style-name="ce1" office:value-type="float" office:value="78.8363743611" calcext:value-type="float">
            <text:p>78,8363743611</text:p>
          </table:table-cell>
          <table:table-cell table:style-name="ce1" office:value-type="float" office:value="128.2370572136" calcext:value-type="float">
            <text:p>128,2370572136</text:p>
          </table:table-cell>
          <table:table-cell table:style-name="ce1" office:value-type="float" office:value="129.9150817721" calcext:value-type="float">
            <text:p>129,9150817721</text:p>
          </table:table-cell>
          <table:table-cell table:style-name="ce1" office:value-type="float" office:value="115.8451278966" calcext:value-type="float">
            <text:p>115,8451278966</text:p>
          </table:table-cell>
          <table:table-cell table:style-name="ce1" office:value-type="float" office:value="85.231633970393" calcext:value-type="float">
            <text:p>85,2316339704</text:p>
          </table:table-cell>
          <table:table-cell table:style-name="ce1" office:value-type="float" office:value="169.113728656953" calcext:value-type="float">
            <text:p>169,113728657</text:p>
          </table:table-cell>
          <table:table-cell table:style-name="ce1" office:value-type="float" office:value="185.563164441431" calcext:value-type="float">
            <text:p>185,5631644414</text:p>
          </table:table-cell>
          <table:table-cell table:style-name="ce1" office:value-type="float" office:value="200.274274927954" calcext:value-type="float">
            <text:p>200,274274928</text:p>
          </table:table-cell>
          <table:table-cell table:style-name="ce1" office:value-type="float" office:value="211.317268612391" calcext:value-type="float">
            <text:p>211,3172686124</text:p>
          </table:table-cell>
          <table:table-cell table:style-name="ce1" office:value-type="float" office:value="228.251475846665" calcext:value-type="float">
            <text:p>228,2514758467</text:p>
          </table:table-cell>
          <table:table-cell table:style-name="ce1" office:value-type="float" office:value="202.873019083111" calcext:value-type="float">
            <text:p>202,8730190831</text:p>
          </table:table-cell>
          <table:table-cell table:style-name="ce1" office:value-type="float" office:value="211.425090983842" calcext:value-type="float">
            <text:p>211,4250909838</text:p>
          </table:table-cell>
          <table:table-cell table:style-name="ce1" office:value-type="float" office:value="224.48857472973" calcext:value-type="float">
            <text:p>224,4885747297</text:p>
          </table:table-cell>
          <table:table-cell table:style-name="ce1" office:value-type="float" office:value="238.504761259038" calcext:value-type="float">
            <text:p>238,504761259</text:p>
          </table:table-cell>
          <table:table-cell table:style-name="ce1" office:value-type="float" office:value="249.408197922607" calcext:value-type="float">
            <text:p>249,4081979226</text:p>
          </table:table-cell>
          <table:table-cell table:style-name="ce1" office:value-type="float" office:value="254.116195814559" calcext:value-type="float">
            <text:p>254,1161958146</text:p>
          </table:table-cell>
          <table:table-cell table:style-name="ce1" office:value-type="float" office:value="259.19973365049" calcext:value-type="float">
            <text:p>259,1997336505</text:p>
          </table:table-cell>
          <table:table-cell table:style-name="ce1" office:value-type="float" office:value="260.288240955766" calcext:value-type="float">
            <text:p>260,2882409558</text:p>
          </table:table-cell>
          <table:table-cell table:style-name="ce1" office:value-type="float" office:value="258.739816611138" calcext:value-type="float">
            <text:p>258,7398166111</text:p>
          </table:table-cell>
          <table:table-cell table:style-name="ce1" office:value-type="float" office:value="261.80671887105" calcext:value-type="float">
            <text:p>261,8067188711</text:p>
          </table:table-cell>
          <table:table-cell table:style-name="ce1" office:value-type="float" office:value="249.189117361737" calcext:value-type="float">
            <text:p>249,1891173617</text:p>
          </table:table-cell>
          <table:table-cell table:style-name="ce1" office:value-type="float" office:value="239.357342138338" calcext:value-type="float">
            <text:p>239,3573421383</text:p>
          </table:table-cell>
          <table:table-cell table:style-name="ce1" office:value-type="float" office:value="228.940137316219" calcext:value-type="float">
            <text:p>228,9401373162</text:p>
          </table:table-cell>
          <table:table-cell table:style-name="ce1" office:value-type="float" office:value="221.310165742935" calcext:value-type="float">
            <text:p>221,3101657429</text:p>
          </table:table-cell>
          <table:table-cell table:style-name="ce1" office:value-type="float" office:value="184.383079441759" calcext:value-type="float">
            <text:p>184,3830794418</text:p>
          </table:table-cell>
          <table:table-cell table:style-name="ce1" office:value-type="float" office:value="181.597911049504" calcext:value-type="float">
            <text:p>181,5979110495</text:p>
          </table:table-cell>
          <table:table-cell table:style-name="ce1" office:value-type="float" office:value="195.257633604019" calcext:value-type="float">
            <text:p>195,257633604</text:p>
          </table:table-cell>
          <table:table-cell table:style-name="ce1" office:value-type="float" office:value="188.872858975523" calcext:value-type="float">
            <text:p>188,8728589755</text:p>
          </table:table-cell>
          <table:table-cell table:style-name="ce1" office:value-type="float" office:value="181.699022395193" calcext:value-type="float">
            <text:p>181,6990223952</text:p>
          </table:table-cell>
          <table:table-cell table:style-name="ce1" office:value-type="float" office:value="175.343213369086" calcext:value-type="float">
            <text:p>175,3432133691</text:p>
          </table:table-cell>
          <table:table-cell table:style-name="ce1" office:value-type="float" office:value="176.240054893207" calcext:value-type="float">
            <text:p>176,2400548932</text:p>
          </table:table-cell>
          <table:table-cell table:style-name="ce1" office:value-type="float" office:value="179.400421791963" calcext:value-type="float">
            <text:p>179,400421792</text:p>
          </table:table-cell>
          <table:table-cell table:style-name="ce1" office:value-type="float" office:value="180.655407674155" calcext:value-type="float">
            <text:p>180,6554076742</text:p>
          </table:table-cell>
          <table:table-cell table:style-name="ce1" office:value-type="float" office:value="179.733305622844" calcext:value-type="float">
            <text:p>179,7333056228</text:p>
          </table:table-cell>
          <table:table-cell table:style-name="ce1" office:value-type="float" office:value="179.25580137681" calcext:value-type="float">
            <text:p>179,2558013768</text:p>
          </table:table-cell>
          <table:table-cell table:style-name="ce1" office:value-type="float" office:value="171.816866077844" calcext:value-type="float">
            <text:p>171,8168660778</text:p>
          </table:table-cell>
          <table:table-cell table:style-name="ce1" office:value-type="float" office:value="169.370202453833" calcext:value-type="float">
            <text:p>169,3702024538</text:p>
          </table:table-cell>
          <table:table-cell table:style-name="ce1" office:value-type="float" office:value="166.831271987667" calcext:value-type="float">
            <text:p>166,8312719877</text:p>
          </table:table-cell>
          <table:table-cell table:style-name="ce1" office:value-type="float" office:value="163.731745867389" calcext:value-type="float">
            <text:p>163,7317458674</text:p>
          </table:table-cell>
          <table:table-cell table:style-name="ce1" office:value-type="float" office:value="160.879329014979" calcext:value-type="float">
            <text:p>160,87932901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3.126045001" calcext:value-type="float">
            <text:p>3,126045001</text:p>
          </table:table-cell>
          <table:table-cell table:style-name="ce1" office:value-type="float" office:value="3.1739819273" calcext:value-type="float">
            <text:p>3,1739819273</text:p>
          </table:table-cell>
          <table:table-cell table:style-name="ce1" office:value-type="float" office:value="3.27992786812" calcext:value-type="float">
            <text:p>3,2799278681</text:p>
          </table:table-cell>
          <table:table-cell table:style-name="ce1" office:value-type="float" office:value="3.393028562183" calcext:value-type="float">
            <text:p>3,3930285622</text:p>
          </table:table-cell>
          <table:table-cell table:style-name="ce1" office:value-type="float" office:value="3.47578365569" calcext:value-type="float">
            <text:p>3,4757836557</text:p>
          </table:table-cell>
          <table:table-cell table:style-name="ce1" office:value-type="float" office:value="3.5864049168" calcext:value-type="float">
            <text:p>3,5864049168</text:p>
          </table:table-cell>
          <table:table-cell table:style-name="ce1" office:value-type="float" office:value="3.6421314178" calcext:value-type="float">
            <text:p>3,6421314178</text:p>
          </table:table-cell>
          <table:table-cell table:style-name="ce1" office:value-type="float" office:value="4.1042078465" calcext:value-type="float">
            <text:p>4,1042078465</text:p>
          </table:table-cell>
          <table:table-cell table:style-name="ce1" office:value-type="float" office:value="2.9996228604" calcext:value-type="float">
            <text:p>2,9996228604</text:p>
          </table:table-cell>
          <table:table-cell table:style-name="ce1" office:value-type="float" office:value="3.3791439768" calcext:value-type="float">
            <text:p>3,3791439768</text:p>
          </table:table-cell>
          <table:table-cell table:style-name="ce1" office:value-type="float" office:value="4.072722633" calcext:value-type="float">
            <text:p>4,072722633</text:p>
          </table:table-cell>
          <table:table-cell table:style-name="ce1" office:value-type="float" office:value="5.3065898167" calcext:value-type="float">
            <text:p>5,3065898167</text:p>
          </table:table-cell>
          <table:table-cell table:style-name="ce1" office:value-type="float" office:value="5.9505879442" calcext:value-type="float">
            <text:p>5,9505879442</text:p>
          </table:table-cell>
          <table:table-cell table:style-name="ce1" office:value-type="float" office:value="6.6256338391" calcext:value-type="float">
            <text:p>6,6256338391</text:p>
          </table:table-cell>
          <table:table-cell table:style-name="ce1" office:value-type="float" office:value="7.6344801639" calcext:value-type="float">
            <text:p>7,6344801639</text:p>
          </table:table-cell>
          <table:table-cell table:style-name="ce1" office:value-type="float" office:value="8.9109565228" calcext:value-type="float">
            <text:p>8,9109565228</text:p>
          </table:table-cell>
          <table:table-cell table:style-name="ce1" office:value-type="float" office:value="9.2802106533" calcext:value-type="float">
            <text:p>9,2802106533</text:p>
          </table:table-cell>
          <table:table-cell table:style-name="ce1" office:value-type="float" office:value="9.6482955881" calcext:value-type="float">
            <text:p>9,6482955881</text:p>
          </table:table-cell>
          <table:table-cell table:style-name="ce1" office:value-type="float" office:value="10.3626851886" calcext:value-type="float">
            <text:p>10,3626851886</text:p>
          </table:table-cell>
          <table:table-cell table:style-name="ce1" office:value-type="float" office:value="12.1540873853" calcext:value-type="float">
            <text:p>12,1540873853</text:p>
          </table:table-cell>
          <table:table-cell table:style-name="ce1" office:value-type="float" office:value="13.7608512698" calcext:value-type="float">
            <text:p>13,7608512698</text:p>
          </table:table-cell>
          <table:table-cell table:style-name="ce1" office:value-type="float" office:value="14.3641988985" calcext:value-type="float">
            <text:p>14,3641988985</text:p>
          </table:table-cell>
          <table:table-cell table:style-name="ce1" office:value-type="float" office:value="14.8863322963" calcext:value-type="float">
            <text:p>14,8863322963</text:p>
          </table:table-cell>
          <table:table-cell table:style-name="ce1" office:value-type="float" office:value="15.5080574182" calcext:value-type="float">
            <text:p>15,5080574182</text:p>
          </table:table-cell>
          <table:table-cell table:style-name="ce1" office:value-type="float" office:value="15.646489599" calcext:value-type="float">
            <text:p>15,646489599</text:p>
          </table:table-cell>
          <table:table-cell table:style-name="ce1" office:value-type="float" office:value="21.6701023607" calcext:value-type="float">
            <text:p>21,6701023607</text:p>
          </table:table-cell>
          <table:table-cell table:style-name="ce1" office:value-type="float" office:value="20.0179794385" calcext:value-type="float">
            <text:p>20,0179794385</text:p>
          </table:table-cell>
          <table:table-cell table:style-name="ce1" office:value-type="float" office:value="18.2649084069" calcext:value-type="float">
            <text:p>18,2649084069</text:p>
          </table:table-cell>
          <table:table-cell table:style-name="ce1" office:value-type="float" office:value="17.4896627645" calcext:value-type="float">
            <text:p>17,4896627645</text:p>
          </table:table-cell>
          <table:table-cell table:style-name="ce1" office:value-type="float" office:value="17.8779774754" calcext:value-type="float">
            <text:p>17,8779774754</text:p>
          </table:table-cell>
          <table:table-cell table:style-name="ce1" office:value-type="float" office:value="18.3809733463" calcext:value-type="float">
            <text:p>18,3809733463</text:p>
          </table:table-cell>
          <table:table-cell table:style-name="ce1" office:value-type="float" office:value="15.5513265987" calcext:value-type="float">
            <text:p>15,5513265987</text:p>
          </table:table-cell>
          <table:table-cell table:style-name="ce1" office:value-type="float" office:value="15.3799135257" calcext:value-type="float">
            <text:p>15,3799135257</text:p>
          </table:table-cell>
          <table:table-cell table:style-name="ce1" office:value-type="float" office:value="13.9455495962" calcext:value-type="float">
            <text:p>13,9455495962</text:p>
          </table:table-cell>
          <table:table-cell table:style-name="ce1" office:value-type="float" office:value="13.3449013961" calcext:value-type="float">
            <text:p>13,3449013961</text:p>
          </table:table-cell>
          <table:table-cell table:style-name="ce1" office:value-type="float" office:value="13.0297219786" calcext:value-type="float">
            <text:p>13,0297219786</text:p>
          </table:table-cell>
          <table:table-cell table:style-name="ce1" office:value-type="float" office:value="12.6361367435" calcext:value-type="float">
            <text:p>12,6361367435</text:p>
          </table:table-cell>
          <table:table-cell table:style-name="ce1" office:value-type="float" office:value="12.4743488279" calcext:value-type="float">
            <text:p>12,4743488279</text:p>
          </table:table-cell>
          <table:table-cell table:style-name="ce1" office:value-type="float" office:value="12.1389964406" calcext:value-type="float">
            <text:p>12,1389964406</text:p>
          </table:table-cell>
          <table:table-cell table:style-name="ce1" office:value-type="float" office:value="11.81389869" calcext:value-type="float">
            <text:p>11,81389869</text:p>
          </table:table-cell>
          <table:table-cell table:style-name="ce1" office:value-type="float" office:value="11.4743314436" calcext:value-type="float">
            <text:p>11,474331443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11.68009327349" calcext:value-type="float">
            <text:p>11,6800932735</text:p>
          </table:table-cell>
          <table:table-cell table:style-name="ce1" office:value-type="float" office:value="11.9418511317746" calcext:value-type="float">
            <text:p>11,9418511318</text:p>
          </table:table-cell>
          <table:table-cell table:style-name="ce1" office:value-type="float" office:value="12.2547368110456" calcext:value-type="float">
            <text:p>12,254736811</text:p>
          </table:table-cell>
          <table:table-cell table:style-name="ce1" office:value-type="float" office:value="11.0094599065819" calcext:value-type="float">
            <text:p>11,0094599066</text:p>
          </table:table-cell>
          <table:table-cell table:style-name="ce1" office:value-type="float" office:value="9.3480714109608" calcext:value-type="float">
            <text:p>9,348071411</text:p>
          </table:table-cell>
          <table:table-cell table:style-name="ce1" office:value-type="float" office:value="7.7763398298291" calcext:value-type="float">
            <text:p>7,7763398298</text:p>
          </table:table-cell>
          <table:table-cell table:style-name="ce1" office:value-type="float" office:value="7.0864385730004" calcext:value-type="float">
            <text:p>7,086438573</text:p>
          </table:table-cell>
          <table:table-cell table:style-name="ce1" office:value-type="float" office:value="7.41297446865581" calcext:value-type="float">
            <text:p>7,4129744687</text:p>
          </table:table-cell>
          <table:table-cell table:style-name="ce1" office:value-type="float" office:value="10.1080223309934" calcext:value-type="float">
            <text:p>10,108022331</text:p>
          </table:table-cell>
          <table:table-cell table:style-name="ce1" office:value-type="float" office:value="11.7539762236956" calcext:value-type="float">
            <text:p>11,7539762237</text:p>
          </table:table-cell>
          <table:table-cell table:style-name="ce1" office:value-type="float" office:value="22.192965947082" calcext:value-type="float">
            <text:p>22,1929659471</text:p>
          </table:table-cell>
          <table:table-cell table:style-name="ce1" office:value-type="float" office:value="70.8021477604991" calcext:value-type="float">
            <text:p>70,8021477605</text:p>
          </table:table-cell>
          <table:table-cell table:style-name="ce1" office:value-type="float" office:value="68.1521483245897" calcext:value-type="float">
            <text:p>68,1521483246</text:p>
          </table:table-cell>
          <table:table-cell table:style-name="ce1" office:value-type="float" office:value="66.4887287026158" calcext:value-type="float">
            <text:p>66,4887287026</text:p>
          </table:table-cell>
          <table:table-cell table:style-name="ce1" office:value-type="float" office:value="63.0180992844498" calcext:value-type="float">
            <text:p>63,0180992844</text:p>
          </table:table-cell>
          <table:table-cell table:style-name="ce1" office:value-type="float" office:value="60.059354017912" calcext:value-type="float">
            <text:p>60,0593540179</text:p>
          </table:table-cell>
          <table:table-cell table:style-name="ce1" office:value-type="float" office:value="57.3808194766482" calcext:value-type="float">
            <text:p>57,3808194766</text:p>
          </table:table-cell>
          <table:table-cell table:style-name="ce1" office:value-type="float" office:value="53.0190628816879" calcext:value-type="float">
            <text:p>53,0190628817</text:p>
          </table:table-cell>
          <table:table-cell table:style-name="ce1" office:value-type="float" office:value="49.0348440161527" calcext:value-type="float">
            <text:p>49,0348440162</text:p>
          </table:table-cell>
          <table:table-cell table:style-name="ce1" office:value-type="float" office:value="45.5428048583229" calcext:value-type="float">
            <text:p>45,5428048583</text:p>
          </table:table-cell>
          <table:table-cell table:style-name="ce1" office:value-type="float" office:value="41.6895003242749" calcext:value-type="float">
            <text:p>41,6895003243</text:p>
          </table:table-cell>
          <table:table-cell table:style-name="ce1" office:value-type="float" office:value="36.0109997074377" calcext:value-type="float">
            <text:p>36,0109997074</text:p>
          </table:table-cell>
          <table:table-cell table:style-name="ce1" office:value-type="float" office:value="31.0277094301124" calcext:value-type="float">
            <text:p>31,0277094301</text:p>
          </table:table-cell>
          <table:table-cell table:style-name="ce1" office:value-type="float" office:value="26.4548281963984" calcext:value-type="float">
            <text:p>26,4548281964</text:p>
          </table:table-cell>
          <table:table-cell table:style-name="ce1" office:value-type="float" office:value="22.8381245697725" calcext:value-type="float">
            <text:p>22,8381245698</text:p>
          </table:table-cell>
          <table:table-cell table:style-name="ce1" office:value-type="float" office:value="31.1520304187906" calcext:value-type="float">
            <text:p>31,1520304188</text:p>
          </table:table-cell>
          <table:table-cell table:style-name="ce1" office:value-type="float" office:value="30.630393654136" calcext:value-type="float">
            <text:p>30,6303936541</text:p>
          </table:table-cell>
          <table:table-cell table:style-name="ce1" office:value-type="float" office:value="29.2324183382946" calcext:value-type="float">
            <text:p>29,2324183383</text:p>
          </table:table-cell>
          <table:table-cell table:style-name="ce1" office:value-type="float" office:value="29.529019458454" calcext:value-type="float">
            <text:p>29,5290194585</text:p>
          </table:table-cell>
          <table:table-cell table:style-name="ce1" office:value-type="float" office:value="29.8014610264434" calcext:value-type="float">
            <text:p>29,8014610264</text:p>
          </table:table-cell>
          <table:table-cell table:style-name="ce1" office:value-type="float" office:value="31.7400359295751" calcext:value-type="float">
            <text:p>31,7400359296</text:p>
          </table:table-cell>
          <table:table-cell table:style-name="ce1" office:value-type="float" office:value="39.508890132769" calcext:value-type="float">
            <text:p>39,5088901328</text:p>
          </table:table-cell>
          <table:table-cell table:style-name="ce1" office:value-type="float" office:value="38.0742661424927" calcext:value-type="float">
            <text:p>38,0742661425</text:p>
          </table:table-cell>
          <table:table-cell table:style-name="ce1" office:value-type="float" office:value="37.429281408876" calcext:value-type="float">
            <text:p>37,4292814089</text:p>
          </table:table-cell>
          <table:table-cell table:style-name="ce1" office:value-type="float" office:value="37.034600217408" calcext:value-type="float">
            <text:p>37,0346002174</text:p>
          </table:table-cell>
          <table:table-cell table:style-name="ce1" office:value-type="float" office:value="36.987019333778" calcext:value-type="float">
            <text:p>36,9870193338</text:p>
          </table:table-cell>
          <table:table-cell table:style-name="ce1" office:value-type="float" office:value="41.523684826533" calcext:value-type="float">
            <text:p>41,5236848265</text:p>
          </table:table-cell>
          <table:table-cell table:style-name="ce1" office:value-type="float" office:value="40.518066568724" calcext:value-type="float">
            <text:p>40,5180665687</text:p>
          </table:table-cell>
          <table:table-cell table:style-name="ce1" office:value-type="float" office:value="40.17841151009" calcext:value-type="float">
            <text:p>40,1784115101</text:p>
          </table:table-cell>
          <table:table-cell table:style-name="ce1" office:value-type="float" office:value="39.6817983659585" calcext:value-type="float">
            <text:p>39,681798366</text:p>
          </table:table-cell>
          <table:table-cell table:style-name="ce1" office:value-type="float" office:value="39.3822307084665" calcext:value-type="float">
            <text:p>39,382230708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33"/>
          <table:table-cell table:style-name="ce1" office:value-type="float" office:value="0.007156266" calcext:value-type="float">
            <text:p>0,007156266</text:p>
          </table:table-cell>
          <table:table-cell table:style-name="ce1" office:value-type="float" office:value="0.006683988" calcext:value-type="float">
            <text:p>0,006683988</text:p>
          </table:table-cell>
          <table:table-cell table:style-name="ce1" office:value-type="float" office:value="0.005299134" calcext:value-type="float">
            <text:p>0,005299134</text:p>
          </table:table-cell>
          <table:table-cell table:style-name="ce1" office:value-type="float" office:value="0.05935761" calcext:value-type="float">
            <text:p>0,05935761</text:p>
          </table:table-cell>
          <table:table-cell table:style-name="ce1" office:value-type="float" office:value="0.073517388" calcext:value-type="float">
            <text:p>0,073517388</text:p>
          </table:table-cell>
          <table:table-cell table:style-name="ce1" office:value-type="float" office:value="0.076158018" calcext:value-type="float">
            <text:p>0,076158018</text:p>
          </table:table-cell>
          <table:table-cell table:style-name="ce1" office:value-type="float" office:value="0.0917697" calcext:value-type="float">
            <text:p>0,0917697</text:p>
          </table:table-cell>
          <table:table-cell table:style-name="ce1" office:value-type="float" office:value="0.09973556" calcext:value-type="float">
            <text:p>0,0997355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24"/>
          <table:table-cell table:style-name="ce1" office:value-type="float" office:value="0.0008377859" calcext:value-type="float">
            <text:p>0,0008377859</text:p>
          </table:table-cell>
          <table:table-cell table:style-name="ce1" office:value-type="float" office:value="-0.000718458" calcext:value-type="float">
            <text:p>-0,000718458</text:p>
          </table:table-cell>
          <table:table-cell table:style-name="ce1" office:value-type="float" office:value="-0.0009219884" calcext:value-type="float">
            <text:p>-0,0009219884</text:p>
          </table:table-cell>
          <table:table-cell table:style-name="ce1" office:value-type="float" office:value="-0.0009640365" calcext:value-type="float">
            <text:p>-0,0009640365</text:p>
          </table:table-cell>
          <table:table-cell table:style-name="ce1" office:value-type="float" office:value="-0.0007348038" calcext:value-type="float">
            <text:p>-0,0007348038</text:p>
          </table:table-cell>
          <table:table-cell table:style-name="ce1" office:value-type="float" office:value="-0.0002912781" calcext:value-type="float">
            <text:p>-0,0002912781</text:p>
          </table:table-cell>
          <table:table-cell table:style-name="ce1" office:value-type="float" office:value="0.015938046" calcext:value-type="float">
            <text:p>0,015938046</text:p>
          </table:table-cell>
          <table:table-cell table:style-name="ce1" office:value-type="float" office:value="0.018346434" calcext:value-type="float">
            <text:p>0,018346434</text:p>
          </table:table-cell>
          <table:table-cell table:style-name="ce1" office:value-type="float" office:value="0.073685186" calcext:value-type="float">
            <text:p>0,073685186</text:p>
          </table:table-cell>
          <table:table-cell table:style-name="ce1" office:value-type="float" office:value="0.082031137" calcext:value-type="float">
            <text:p>0,082031137</text:p>
          </table:table-cell>
          <table:table-cell table:style-name="ce1" office:value-type="float" office:value="0.035562213" calcext:value-type="float">
            <text:p>0,035562213</text:p>
          </table:table-cell>
          <table:table-cell table:style-name="ce1" office:value-type="float" office:value="0.067251497" calcext:value-type="float">
            <text:p>0,067251497</text:p>
          </table:table-cell>
          <table:table-cell table:style-name="ce1" office:value-type="float" office:value="0.051469543" calcext:value-type="float">
            <text:p>0,051469543</text:p>
          </table:table-cell>
          <table:table-cell table:style-name="ce1" office:value-type="float" office:value="0.070576984" calcext:value-type="float">
            <text:p>0,070576984</text:p>
          </table:table-cell>
          <table:table-cell table:style-name="ce1" office:value-type="float" office:value="0.100156171" calcext:value-type="float">
            <text:p>0,100156171</text:p>
          </table:table-cell>
          <table:table-cell table:style-name="ce1" office:value-type="float" office:value="0.1089611825" calcext:value-type="float">
            <text:p>0,1089611825</text:p>
          </table:table-cell>
          <table:table-cell table:style-name="ce1" office:value-type="float" office:value="0.1269731258" calcext:value-type="float">
            <text:p>0,126973125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9.7616966439" calcext:value-type="float">
            <text:p>29,7616966439</text:p>
          </table:table-cell>
          <table:table-cell table:style-name="ce1" office:value-type="float" office:value="39.5576349558" calcext:value-type="float">
            <text:p>39,5576349558</text:p>
          </table:table-cell>
          <table:table-cell table:style-name="ce1" office:value-type="float" office:value="35.4490912146" calcext:value-type="float">
            <text:p>35,4490912146</text:p>
          </table:table-cell>
          <table:table-cell table:style-name="ce1" office:value-type="float" office:value="47.732991235" calcext:value-type="float">
            <text:p>47,732991235</text:p>
          </table:table-cell>
          <table:table-cell table:style-name="ce1" office:value-type="float" office:value="60.6287332686" calcext:value-type="float">
            <text:p>60,6287332686</text:p>
          </table:table-cell>
          <table:table-cell table:style-name="ce1" office:value-type="float" office:value="64.9819280083" calcext:value-type="float">
            <text:p>64,9819280083</text:p>
          </table:table-cell>
          <table:table-cell table:style-name="ce1" office:value-type="float" office:value="132.81738478193" calcext:value-type="float">
            <text:p>132,8173847819</text:p>
          </table:table-cell>
          <table:table-cell table:style-name="ce1" office:value-type="float" office:value="125.232083236523" calcext:value-type="float">
            <text:p>125,2320832365</text:p>
          </table:table-cell>
          <table:table-cell table:style-name="ce1" office:value-type="float" office:value="115.7193030985" calcext:value-type="float">
            <text:p>115,7193030985</text:p>
          </table:table-cell>
          <table:table-cell table:style-name="ce1" office:value-type="float" office:value="109.6413298017" calcext:value-type="float">
            <text:p>109,6413298017</text:p>
          </table:table-cell>
          <table:table-cell table:style-name="ce1" office:value-type="float" office:value="102.8577138579" calcext:value-type="float">
            <text:p>102,8577138579</text:p>
          </table:table-cell>
          <table:table-cell table:style-name="ce1" office:value-type="float" office:value="78.9297452991" calcext:value-type="float">
            <text:p>78,9297452991</text:p>
          </table:table-cell>
          <table:table-cell table:style-name="ce1" office:value-type="float" office:value="76.4495678798" calcext:value-type="float">
            <text:p>76,4495678798</text:p>
          </table:table-cell>
          <table:table-cell table:style-name="ce1" office:value-type="float" office:value="73.7386170276" calcext:value-type="float">
            <text:p>73,7386170276</text:p>
          </table:table-cell>
          <table:table-cell table:style-name="ce1" office:value-type="float" office:value="72.2209263393" calcext:value-type="float">
            <text:p>72,2209263393</text:p>
          </table:table-cell>
          <table:table-cell table:style-name="ce1" office:value-type="float" office:value="71.8363651164" calcext:value-type="float">
            <text:p>71,8363651164</text:p>
          </table:table-cell>
          <table:table-cell table:style-name="ce1" office:value-type="float" office:value="69.998849487" calcext:value-type="float">
            <text:p>69,998849487</text:p>
          </table:table-cell>
          <table:table-cell table:style-name="ce1" office:value-type="float" office:value="65.911639098" calcext:value-type="float">
            <text:p>65,911639098</text:p>
          </table:table-cell>
          <table:table-cell table:style-name="ce1" office:value-type="float" office:value="61.582880629" calcext:value-type="float">
            <text:p>61,582880629</text:p>
          </table:table-cell>
          <table:table-cell table:style-name="ce1" office:value-type="float" office:value="58.4171691467" calcext:value-type="float">
            <text:p>58,4171691467</text:p>
          </table:table-cell>
          <table:table-cell table:style-name="ce1" office:value-type="float" office:value="51.4591170899" calcext:value-type="float">
            <text:p>51,4591170899</text:p>
          </table:table-cell>
          <table:table-cell table:style-name="ce1" office:value-type="float" office:value="54.4069148479" calcext:value-type="float">
            <text:p>54,4069148479</text:p>
          </table:table-cell>
          <table:table-cell table:style-name="ce1" office:value-type="float" office:value="53.08166412234" calcext:value-type="float">
            <text:p>53,0816641223</text:p>
          </table:table-cell>
          <table:table-cell table:style-name="ce1" office:value-type="float" office:value="50.52808448046" calcext:value-type="float">
            <text:p>50,5280844805</text:p>
          </table:table-cell>
          <table:table-cell table:style-name="ce1" office:value-type="float" office:value="48.87316166786" calcext:value-type="float">
            <text:p>48,8731616679</text:p>
          </table:table-cell>
          <table:table-cell table:style-name="ce1" office:value-type="float" office:value="54.8003430961" calcext:value-type="float">
            <text:p>54,8003430961</text:p>
          </table:table-cell>
          <table:table-cell table:style-name="ce1" office:value-type="float" office:value="52.6955322911" calcext:value-type="float">
            <text:p>52,6955322911</text:p>
          </table:table-cell>
          <table:table-cell table:style-name="ce1" office:value-type="float" office:value="48.98102565192" calcext:value-type="float">
            <text:p>48,9810256519</text:p>
          </table:table-cell>
          <table:table-cell table:style-name="ce1" office:value-type="float" office:value="49.62917147543" calcext:value-type="float">
            <text:p>49,6291714754</text:p>
          </table:table-cell>
          <table:table-cell table:style-name="ce1" office:value-type="float" office:value="52.16647006024" calcext:value-type="float">
            <text:p>52,1664700602</text:p>
          </table:table-cell>
          <table:table-cell table:style-name="ce1" office:value-type="float" office:value="53.18466578537" calcext:value-type="float">
            <text:p>53,1846657854</text:p>
          </table:table-cell>
          <table:table-cell table:style-name="ce1" office:value-type="float" office:value="44.6489037853132" calcext:value-type="float">
            <text:p>44,6489037853</text:p>
          </table:table-cell>
          <table:table-cell table:style-name="ce1" office:value-type="float" office:value="45.3722781899309" calcext:value-type="float">
            <text:p>45,3722781899</text:p>
          </table:table-cell>
          <table:table-cell table:style-name="ce1" office:value-type="float" office:value="45.70639388415" calcext:value-type="float">
            <text:p>45,7063938842</text:p>
          </table:table-cell>
          <table:table-cell table:style-name="ce1" office:value-type="float" office:value="45.5685196447873" calcext:value-type="float">
            <text:p>45,5685196448</text:p>
          </table:table-cell>
          <table:table-cell table:style-name="ce1" office:value-type="float" office:value="45.6838332039621" calcext:value-type="float">
            <text:p>45,683833204</text:p>
          </table:table-cell>
          <table:table-cell table:style-name="ce1" office:value-type="float" office:value="46.085613040049" calcext:value-type="float">
            <text:p>46,08561304</text:p>
          </table:table-cell>
          <table:table-cell table:style-name="ce1" office:value-type="float" office:value="47.8070216262182" calcext:value-type="float">
            <text:p>47,8070216262</text:p>
          </table:table-cell>
          <table:table-cell table:style-name="ce1" office:value-type="float" office:value="49.3488747720644" calcext:value-type="float">
            <text:p>49,3488747721</text:p>
          </table:table-cell>
          <table:table-cell table:style-name="ce1" office:value-type="float" office:value="49.8739419558743" calcext:value-type="float">
            <text:p>49,8739419559</text:p>
          </table:table-cell>
          <table:table-cell table:style-name="ce1" office:value-type="float" office:value="50.0375091295539" calcext:value-type="float">
            <text:p>50,037509129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231.18807774227" calcext:value-type="float">
            <text:p>231,1880777423</text:p>
          </table:table-cell>
          <table:table-cell table:style-name="ce1" office:value-type="float" office:value="184.739358827152" calcext:value-type="float">
            <text:p>184,7393588272</text:p>
          </table:table-cell>
          <table:table-cell table:style-name="ce1" office:value-type="float" office:value="138.742996422475" calcext:value-type="float">
            <text:p>138,7429964225</text:p>
          </table:table-cell>
          <table:table-cell table:style-name="ce1" office:value-type="float" office:value="141.465372635819" calcext:value-type="float">
            <text:p>141,4653726358</text:p>
          </table:table-cell>
          <table:table-cell table:style-name="ce1" office:value-type="float" office:value="165.599531999037" calcext:value-type="float">
            <text:p>165,599531999</text:p>
          </table:table-cell>
          <table:table-cell table:style-name="ce1" office:value-type="float" office:value="186.185247861831" calcext:value-type="float">
            <text:p>186,1852478618</text:p>
          </table:table-cell>
          <table:table-cell table:style-name="ce1" office:value-type="float" office:value="164.85673863044" calcext:value-type="float">
            <text:p>164,8567386304</text:p>
          </table:table-cell>
          <table:table-cell table:style-name="ce1" office:value-type="float" office:value="147.151988886535" calcext:value-type="float">
            <text:p>147,1519888865</text:p>
          </table:table-cell>
          <table:table-cell table:style-name="ce1" office:value-type="float" office:value="155.06625905864" calcext:value-type="float">
            <text:p>155,0662590586</text:p>
          </table:table-cell>
          <table:table-cell table:style-name="ce1" office:value-type="float" office:value="140.831105542124" calcext:value-type="float">
            <text:p>140,8311055421</text:p>
          </table:table-cell>
          <table:table-cell table:style-name="ce1" office:value-type="float" office:value="126.548349070195" calcext:value-type="float">
            <text:p>126,5483490702</text:p>
          </table:table-cell>
          <table:table-cell table:style-name="ce1" office:value-type="float" office:value="156.306531980762" calcext:value-type="float">
            <text:p>156,3065319808</text:p>
          </table:table-cell>
          <table:table-cell table:style-name="ce1" office:value-type="float" office:value="144.107251154861" calcext:value-type="float">
            <text:p>144,1072511549</text:p>
          </table:table-cell>
          <table:table-cell table:style-name="ce1" office:value-type="float" office:value="134.25864321203" calcext:value-type="float">
            <text:p>134,258643212</text:p>
          </table:table-cell>
          <table:table-cell table:style-name="ce1" office:value-type="float" office:value="121.5790487027" calcext:value-type="float">
            <text:p>121,5790487027</text:p>
          </table:table-cell>
          <table:table-cell table:style-name="ce1" office:value-type="float" office:value="109.38030988924" calcext:value-type="float">
            <text:p>109,3803098892</text:p>
          </table:table-cell>
          <table:table-cell table:style-name="ce1" office:value-type="float" office:value="98.03479738495" calcext:value-type="float">
            <text:p>98,034797385</text:p>
          </table:table-cell>
          <table:table-cell table:style-name="ce1" office:value-type="float" office:value="89.78058452039" calcext:value-type="float">
            <text:p>89,7805845204</text:p>
          </table:table-cell>
          <table:table-cell table:style-name="ce1" office:value-type="float" office:value="82.23036975109" calcext:value-type="float">
            <text:p>82,2303697511</text:p>
          </table:table-cell>
          <table:table-cell table:style-name="ce1" office:value-type="float" office:value="75.00420181626" calcext:value-type="float">
            <text:p>75,0042018163</text:p>
          </table:table-cell>
          <table:table-cell table:style-name="ce1" office:value-type="float" office:value="67.20564336161" calcext:value-type="float">
            <text:p>67,2056433616</text:p>
          </table:table-cell>
          <table:table-cell table:style-name="ce1" office:value-type="float" office:value="67.65362298449" calcext:value-type="float">
            <text:p>67,6536229845</text:p>
          </table:table-cell>
          <table:table-cell table:style-name="ce1" office:value-type="float" office:value="67.36403931292" calcext:value-type="float">
            <text:p>67,3640393129</text:p>
          </table:table-cell>
          <table:table-cell table:style-name="ce1" office:value-type="float" office:value="67.38279718119" calcext:value-type="float">
            <text:p>67,3827971812</text:p>
          </table:table-cell>
          <table:table-cell table:style-name="ce1" office:value-type="float" office:value="68.66027438497" calcext:value-type="float">
            <text:p>68,660274385</text:p>
          </table:table-cell>
          <table:table-cell table:style-name="ce1" office:value-type="float" office:value="83.85095068504" calcext:value-type="float">
            <text:p>83,850950685</text:p>
          </table:table-cell>
          <table:table-cell table:style-name="ce1" office:value-type="float" office:value="82.4811935261467" calcext:value-type="float">
            <text:p>82,4811935261</text:p>
          </table:table-cell>
          <table:table-cell table:style-name="ce1" office:value-type="float" office:value="81.4196696522161" calcext:value-type="float">
            <text:p>81,4196696522</text:p>
          </table:table-cell>
          <table:table-cell table:style-name="ce1" office:value-type="float" office:value="83.540891087872" calcext:value-type="float">
            <text:p>83,5408910879</text:p>
          </table:table-cell>
          <table:table-cell table:style-name="ce1" office:value-type="float" office:value="86.975904751028" calcext:value-type="float">
            <text:p>86,975904751</text:p>
          </table:table-cell>
          <table:table-cell table:style-name="ce1" office:value-type="float" office:value="88.132911450751" calcext:value-type="float">
            <text:p>88,1329114508</text:p>
          </table:table-cell>
          <table:table-cell table:style-name="ce1" office:value-type="float" office:value="78.081157867922" calcext:value-type="float">
            <text:p>78,0811578679</text:p>
          </table:table-cell>
          <table:table-cell table:style-name="ce1" office:value-type="float" office:value="81.9609083932834" calcext:value-type="float">
            <text:p>81,9609083933</text:p>
          </table:table-cell>
          <table:table-cell table:style-name="ce1" office:value-type="float" office:value="84.993381775325" calcext:value-type="float">
            <text:p>84,9933817753</text:p>
          </table:table-cell>
          <table:table-cell table:style-name="ce1" office:value-type="float" office:value="87.58265457987" calcext:value-type="float">
            <text:p>87,5826545799</text:p>
          </table:table-cell>
          <table:table-cell table:style-name="ce1" office:value-type="float" office:value="89.563027305309" calcext:value-type="float">
            <text:p>89,5630273053</text:p>
          </table:table-cell>
          <table:table-cell table:style-name="ce1" office:value-type="float" office:value="95.749965322383" calcext:value-type="float">
            <text:p>95,7499653224</text:p>
          </table:table-cell>
          <table:table-cell table:style-name="ce1" office:value-type="float" office:value="99.056352585702" calcext:value-type="float">
            <text:p>99,0563525857</text:p>
          </table:table-cell>
          <table:table-cell table:style-name="ce1" office:value-type="float" office:value="102.084597461218" calcext:value-type="float">
            <text:p>102,0845974612</text:p>
          </table:table-cell>
          <table:table-cell table:style-name="ce1" office:value-type="float" office:value="105.658671700704" calcext:value-type="float">
            <text:p>105,6586717007</text:p>
          </table:table-cell>
          <table:table-cell table:style-name="ce1" office:value-type="float" office:value="108.410631472692" calcext:value-type="float">
            <text:p>108,410631472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17" table:formula="of:=SUM([.C4:.C22])" office:value-type="float" office:value="648.42200780046" calcext:value-type="float">
            <text:p>648,4</text:p>
          </table:table-cell>
          <table:table-cell table:style-name="ce17" table:formula="of:=SUM([.D4:.D22])" office:value-type="float" office:value="682.750939355387" calcext:value-type="float">
            <text:p>682,8</text:p>
          </table:table-cell>
          <table:table-cell table:style-name="ce17" table:formula="of:=SUM([.E4:.E22])" office:value-type="float" office:value="731.623683519731" calcext:value-type="float">
            <text:p>731,6</text:p>
          </table:table-cell>
          <table:table-cell table:style-name="ce17" table:formula="of:=SUM([.F4:.F22])" office:value-type="float" office:value="731.784440616344" calcext:value-type="float">
            <text:p>731,8</text:p>
          </table:table-cell>
          <table:table-cell table:style-name="ce17" table:formula="of:=SUM([.G4:.G22])" office:value-type="float" office:value="717.232619775548" calcext:value-type="float">
            <text:p>717,2</text:p>
          </table:table-cell>
          <table:table-cell table:style-name="ce17" table:formula="of:=SUM([.H4:.H22])" office:value-type="float" office:value="709.957097906353" calcext:value-type="float">
            <text:p>710,0</text:p>
          </table:table-cell>
          <table:table-cell table:style-name="ce17" table:formula="of:=SUM([.I4:.I22])" office:value-type="float" office:value="911.225720551408" calcext:value-type="float">
            <text:p>911,2</text:p>
          </table:table-cell>
          <table:table-cell table:style-name="ce17" table:formula="of:=SUM([.J4:.J22])" office:value-type="float" office:value="918.043838063841" calcext:value-type="float">
            <text:p>918,0</text:p>
          </table:table-cell>
          <table:table-cell table:style-name="ce17" table:formula="of:=SUM([.K4:.K22])" office:value-type="float" office:value="925.37543176783" calcext:value-type="float">
            <text:p>925,4</text:p>
          </table:table-cell>
          <table:table-cell table:style-name="ce17" table:formula="of:=SUM([.L4:.L22])" office:value-type="float" office:value="926.231802011399" calcext:value-type="float">
            <text:p>926,2</text:p>
          </table:table-cell>
          <table:table-cell table:style-name="ce17" table:formula="of:=SUM([.M4:.M22])" office:value-type="float" office:value="933.662992886245" calcext:value-type="float">
            <text:p>933,7</text:p>
          </table:table-cell>
          <table:table-cell table:style-name="ce17" table:formula="of:=SUM([.N4:.N22])" office:value-type="float" office:value="1034.83531869708" calcext:value-type="float">
            <text:p>1034,8</text:p>
          </table:table-cell>
          <table:table-cell table:style-name="ce17" table:formula="of:=SUM([.O4:.O22])" office:value-type="float" office:value="1020.76883420646" calcext:value-type="float">
            <text:p>1020,8</text:p>
          </table:table-cell>
          <table:table-cell table:style-name="ce17" table:formula="of:=SUM([.P4:.P22])" office:value-type="float" office:value="1016.16144971394" calcext:value-type="float">
            <text:p>1016,2</text:p>
          </table:table-cell>
          <table:table-cell table:style-name="ce17" table:formula="of:=SUM([.Q4:.Q22])" office:value-type="float" office:value="1008.71810075837" calcext:value-type="float">
            <text:p>1008,7</text:p>
          </table:table-cell>
          <table:table-cell table:style-name="ce17" table:formula="of:=SUM([.R4:.R22])" office:value-type="float" office:value="1001.60001232876" calcext:value-type="float">
            <text:p>1001,6</text:p>
          </table:table-cell>
          <table:table-cell table:style-name="ce17" table:formula="of:=SUM([.S4:.S22])" office:value-type="float" office:value="987.067952926877" calcext:value-type="float">
            <text:p>987,1</text:p>
          </table:table-cell>
          <table:table-cell table:style-name="ce17" table:formula="of:=SUM([.T4:.T22])" office:value-type="float" office:value="972.680985320028" calcext:value-type="float">
            <text:p>972,7</text:p>
          </table:table-cell>
          <table:table-cell table:style-name="ce17" table:formula="of:=SUM([.U4:.U22])" office:value-type="float" office:value="958.123601871919" calcext:value-type="float">
            <text:p>958,1</text:p>
          </table:table-cell>
          <table:table-cell table:style-name="ce17" table:formula="of:=SUM([.V4:.V22])" office:value-type="float" office:value="944.042255891831" calcext:value-type="float">
            <text:p>944,0</text:p>
          </table:table-cell>
          <table:table-cell table:style-name="ce17" table:formula="of:=SUM([.W4:.W22])" office:value-type="float" office:value="930.195606113679" calcext:value-type="float">
            <text:p>930,2</text:p>
          </table:table-cell>
          <table:table-cell table:style-name="ce17" table:formula="of:=SUM([.X4:.X22])" office:value-type="float" office:value="907.937906690434" calcext:value-type="float">
            <text:p>907,9</text:p>
          </table:table-cell>
          <table:table-cell table:style-name="ce17" table:formula="of:=SUM([.Y4:.Y22])" office:value-type="float" office:value="889.01630754012" calcext:value-type="float">
            <text:p>889,0</text:p>
          </table:table-cell>
          <table:table-cell table:style-name="ce17" table:formula="of:=SUM([.Z4:.Z22])" office:value-type="float" office:value="870.999409491287" calcext:value-type="float">
            <text:p>871,0</text:p>
          </table:table-cell>
          <table:table-cell table:style-name="ce17" table:formula="of:=SUM([.AA4:.AA22])" office:value-type="float" office:value="857.763996806377" calcext:value-type="float">
            <text:p>857,8</text:p>
          </table:table-cell>
          <table:table-cell table:style-name="ce17" table:formula="of:=SUM([.AB4:.AB22])" office:value-type="float" office:value="946.413521294787" calcext:value-type="float">
            <text:p>946,4</text:p>
          </table:table-cell>
          <table:table-cell table:style-name="ce17" table:formula="of:=SUM([.AC4:.AC22])" office:value-type="float" office:value="941.647123637597" calcext:value-type="float">
            <text:p>941,6</text:p>
          </table:table-cell>
          <table:table-cell table:style-name="ce17" table:formula="of:=SUM([.AD4:.AD22])" office:value-type="float" office:value="952.1853776342" calcext:value-type="float">
            <text:p>952,2</text:p>
          </table:table-cell>
          <table:table-cell table:style-name="ce17" table:formula="of:=SUM([.AE4:.AE22])" office:value-type="float" office:value="945.154867249689" calcext:value-type="float">
            <text:p>945,2</text:p>
          </table:table-cell>
          <table:table-cell table:style-name="ce17" table:formula="of:=SUM([.AF4:.AF22])" office:value-type="float" office:value="941.575742254054" calcext:value-type="float">
            <text:p>941,6</text:p>
          </table:table-cell>
          <table:table-cell table:style-name="ce17" table:formula="of:=SUM([.AG4:.AG22])" office:value-type="float" office:value="937.190026535024" calcext:value-type="float">
            <text:p>937,2</text:p>
          </table:table-cell>
          <table:table-cell table:style-name="ce17" table:formula="of:=SUM([.AH4:.AH22])" office:value-type="float" office:value="850.995229330421" calcext:value-type="float">
            <text:p>851,0</text:p>
          </table:table-cell>
          <table:table-cell table:style-name="ce17" table:formula="of:=SUM([.AI4:.AI22])" office:value-type="float" office:value="854.823637155786" calcext:value-type="float">
            <text:p>854,8</text:p>
          </table:table-cell>
          <table:table-cell table:style-name="ce17" table:formula="of:=SUM([.AJ4:.AJ22])" office:value-type="float" office:value="850.533274527606" calcext:value-type="float">
            <text:p>850,5</text:p>
          </table:table-cell>
          <table:table-cell table:style-name="ce17" table:formula="of:=SUM([.AK4:.AK22])" office:value-type="float" office:value="848.666084907259" calcext:value-type="float">
            <text:p>848,7</text:p>
          </table:table-cell>
          <table:table-cell table:style-name="ce17" table:formula="of:=SUM([.AL4:.AL22])" office:value-type="float" office:value="845.941871113297" calcext:value-type="float">
            <text:p>845,9</text:p>
          </table:table-cell>
          <table:table-cell table:style-name="ce17" table:formula="of:=SUM([.AM4:.AM22])" office:value-type="float" office:value="838.384082627226" calcext:value-type="float">
            <text:p>838,4</text:p>
          </table:table-cell>
          <table:table-cell table:style-name="ce17" table:formula="of:=SUM([.AN4:.AN22])" office:value-type="float" office:value="837.519410398318" calcext:value-type="float">
            <text:p>837,5</text:p>
          </table:table-cell>
          <table:table-cell table:style-name="ce17" table:formula="of:=SUM([.AO4:.AO22])" office:value-type="float" office:value="835.852492085856" calcext:value-type="float">
            <text:p>835,9</text:p>
          </table:table-cell>
          <table:table-cell table:style-name="ce17" table:formula="of:=SUM([.AP4:.AP22])" office:value-type="float" office:value="831.668522152226" calcext:value-type="float">
            <text:p>831,7</text:p>
          </table:table-cell>
          <table:table-cell table:style-name="ce17" table:formula="of:=SUM([.AQ4:.AQ22])" office:value-type="float" office:value="827.329778743193" calcext:value-type="float">
            <text:p>827,3</text:p>
          </table:table-cell>
          <table:table-cell table:formula="of:=SUM([.C23:.AQ23])/10^3" office:value-type="float" office:value="36.3221033542582" calcext:value-type="float">
            <text:p>36,3221033543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17" table:number-columns-repeated="41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0.994652988596" calcext:value-type="float">
            <text:p>0,9946529886</text:p>
          </table:table-cell>
          <table:table-cell table:style-name="ce1" office:value-type="float" office:value="0.992928476142987" calcext:value-type="float">
            <text:p>0,9929284761</text:p>
          </table:table-cell>
          <table:table-cell table:style-name="ce1" office:value-type="float" office:value="0.991205770284226" calcext:value-type="float">
            <text:p>0,9912057703</text:p>
          </table:table-cell>
          <table:table-cell table:style-name="ce1" office:value-type="float" office:value="0.989485768978789" calcext:value-type="float">
            <text:p>0,989485769</text:p>
          </table:table-cell>
          <table:table-cell table:style-name="ce1" office:value-type="float" office:value="0.987769653427922" calcext:value-type="float">
            <text:p>0,9877696534</text:p>
          </table:table-cell>
          <table:table-cell table:style-name="ce1" office:value-type="float" office:value="0.98605396023" calcext:value-type="float">
            <text:p>0,9860539602</text:p>
          </table:table-cell>
          <table:table-cell table:style-name="ce1" office:value-type="float" office:value="0.983488630911437" calcext:value-type="float">
            <text:p>0,9834886309</text:p>
          </table:table-cell>
          <table:table-cell table:style-name="ce1" office:value-type="float" office:value="0.9809186258415" calcext:value-type="float">
            <text:p>0,9809186258</text:p>
          </table:table-cell>
          <table:table-cell table:style-name="ce1" office:value-type="float" office:value="0.978352208527" calcext:value-type="float">
            <text:p>0,9783522085</text:p>
          </table:table-cell>
          <table:table-cell table:style-name="ce1" office:value-type="float" office:value="0.975794446085" calcext:value-type="float">
            <text:p>0,9757944461</text:p>
          </table:table-cell>
          <table:table-cell table:style-name="ce1" office:value-type="float" office:value="0.973243195339" calcext:value-type="float">
            <text:p>0,9732431953</text:p>
          </table:table-cell>
          <table:table-cell table:style-name="ce1" office:value-type="float" office:value="0.970693574553" calcext:value-type="float">
            <text:p>0,9706935746</text:p>
          </table:table-cell>
          <table:table-cell table:style-name="ce1" office:value-type="float" office:value="0.968127467143" calcext:value-type="float">
            <text:p>0,9681274671</text:p>
          </table:table-cell>
          <table:table-cell table:style-name="ce1" office:value-type="float" office:value="0.965597905436" calcext:value-type="float">
            <text:p>0,9655979054</text:p>
          </table:table-cell>
          <table:table-cell table:style-name="ce1" office:value-type="float" office:value="0.963041233688" calcext:value-type="float">
            <text:p>0,9630412337</text:p>
          </table:table-cell>
          <table:table-cell table:style-name="ce1" office:value-type="float" office:value="0.960504984814" calcext:value-type="float">
            <text:p>0,9605049848</text:p>
          </table:table-cell>
          <table:table-cell table:style-name="ce1" office:value-type="float" office:value="0.957983333291" calcext:value-type="float">
            <text:p>0,9579833333</text:p>
          </table:table-cell>
          <table:table-cell table:style-name="ce1" office:value-type="float" office:value="0.955494082101" calcext:value-type="float">
            <text:p>0,9554940821</text:p>
          </table:table-cell>
          <table:table-cell table:style-name="ce1" office:value-type="float" office:value="0.953023300038" calcext:value-type="float">
            <text:p>0,9530233</text:p>
          </table:table-cell>
          <table:table-cell table:style-name="ce1" office:value-type="float" office:value="0.950536734489" calcext:value-type="float">
            <text:p>0,9505367345</text:p>
          </table:table-cell>
          <table:table-cell table:style-name="ce1" office:value-type="float" office:value="0.948084181481" calcext:value-type="float">
            <text:p>0,9480841815</text:p>
          </table:table-cell>
          <table:table-cell table:style-name="ce1" office:value-type="float" office:value="0.94564914274" calcext:value-type="float">
            <text:p>0,9456491427</text:p>
          </table:table-cell>
          <table:table-cell table:style-name="ce1" office:value-type="float" office:value="0.943144408677286" calcext:value-type="float">
            <text:p>0,9431444087</text:p>
          </table:table-cell>
          <table:table-cell table:style-name="ce1" office:value-type="float" office:value="0.940240978298125" calcext:value-type="float">
            <text:p>0,9402409783</text:p>
          </table:table-cell>
          <table:table-cell table:style-name="ce1" office:value-type="float" office:value="0.936372847291" calcext:value-type="float">
            <text:p>0,9363728473</text:p>
          </table:table-cell>
          <table:table-cell table:style-name="ce1" office:value-type="float" office:value="1.16595604044" calcext:value-type="float">
            <text:p>1,1659560404</text:p>
          </table:table-cell>
          <table:table-cell table:style-name="ce1" office:value-type="float" office:value="1.1610744637" calcext:value-type="float">
            <text:p>1,1610744637</text:p>
          </table:table-cell>
          <table:table-cell table:style-name="ce1" office:value-type="float" office:value="1.16031676312591" calcext:value-type="float">
            <text:p>1,1603167631</text:p>
          </table:table-cell>
          <table:table-cell table:style-name="ce1" office:value-type="float" office:value="1.15956864900222" calcext:value-type="float">
            <text:p>1,159568649</text:p>
          </table:table-cell>
          <table:table-cell table:style-name="ce1" office:value-type="float" office:value="1.15884840752074" calcext:value-type="float">
            <text:p>1,1588484075</text:p>
          </table:table-cell>
          <table:table-cell table:style-name="ce1" office:value-type="float" office:value="1.15804653199" calcext:value-type="float">
            <text:p>1,158046532</text:p>
          </table:table-cell>
          <table:table-cell table:style-name="ce1" office:value-type="float" office:value="1.18890729845" calcext:value-type="float">
            <text:p>1,1889072985</text:p>
          </table:table-cell>
          <table:table-cell table:style-name="ce1" office:value-type="float" office:value="1.18854632375" calcext:value-type="float">
            <text:p>1,1885463238</text:p>
          </table:table-cell>
          <table:table-cell table:style-name="ce1" office:value-type="float" office:value="1.18815669832" calcext:value-type="float">
            <text:p>1,1881566983</text:p>
          </table:table-cell>
          <table:table-cell table:style-name="ce1" office:value-type="float" office:value="1.18789748686" calcext:value-type="float">
            <text:p>1,1878974869</text:p>
          </table:table-cell>
          <table:table-cell table:style-name="ce1" office:value-type="float" office:value="1.18761870008" calcext:value-type="float">
            <text:p>1,1876187001</text:p>
          </table:table-cell>
          <table:table-cell table:style-name="ce1" office:value-type="float" office:value="1.07136431526" calcext:value-type="float">
            <text:p>1,0713643153</text:p>
          </table:table-cell>
          <table:table-cell table:style-name="ce1" office:value-type="float" office:value="1.06955286731" calcext:value-type="float">
            <text:p>1,0695528673</text:p>
          </table:table-cell>
          <table:table-cell table:style-name="ce1" office:value-type="float" office:value="1.067535991767" calcext:value-type="float">
            <text:p>1,0675359918</text:p>
          </table:table-cell>
          <table:table-cell table:style-name="ce1" office:value-type="float" office:value="1.065739500282" calcext:value-type="float">
            <text:p>1,0657395003</text:p>
          </table:table-cell>
          <table:table-cell table:style-name="ce1" office:value-type="float" office:value="1.063948245067" calcext:value-type="float">
            <text:p>1,063948245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0.254166346358" calcext:value-type="float">
            <text:p>0,2541663464</text:p>
          </table:table-cell>
          <table:table-cell table:style-name="ce1" office:value-type="float" office:value="0.257697724539638" calcext:value-type="float">
            <text:p>0,2576977245</text:p>
          </table:table-cell>
          <table:table-cell table:style-name="ce1" office:value-type="float" office:value="0.247057517031621" calcext:value-type="float">
            <text:p>0,247057517</text:p>
          </table:table-cell>
          <table:table-cell table:style-name="ce1" office:value-type="float" office:value="0.232304647993315" calcext:value-type="float">
            <text:p>0,232304648</text:p>
          </table:table-cell>
          <table:table-cell table:style-name="ce1" office:value-type="float" office:value="0.222505652373627" calcext:value-type="float">
            <text:p>0,2225056524</text:p>
          </table:table-cell>
          <table:table-cell table:style-name="ce1" office:value-type="float" office:value="0.2642720008" calcext:value-type="float">
            <text:p>0,2642720008</text:p>
          </table:table-cell>
          <table:table-cell table:style-name="ce1" office:value-type="float" office:value="0.227982871422908" calcext:value-type="float">
            <text:p>0,2279828714</text:p>
          </table:table-cell>
          <table:table-cell table:style-name="ce1" office:value-type="float" office:value="0.223623515935545" calcext:value-type="float">
            <text:p>0,2236235159</text:p>
          </table:table-cell>
          <table:table-cell table:style-name="ce1" office:value-type="float" office:value="0.215025045646413" calcext:value-type="float">
            <text:p>0,2150250456</text:p>
          </table:table-cell>
          <table:table-cell table:style-name="ce1" office:value-type="float" office:value="0.21250300808025" calcext:value-type="float">
            <text:p>0,2125030081</text:p>
          </table:table-cell>
          <table:table-cell table:style-name="ce1" office:value-type="float" office:value="0.20915268545663" calcext:value-type="float">
            <text:p>0,2091526855</text:p>
          </table:table-cell>
          <table:table-cell table:style-name="ce1" office:value-type="float" office:value="0.231811476175574" calcext:value-type="float">
            <text:p>0,2318114762</text:p>
          </table:table-cell>
          <table:table-cell table:style-name="ce1" office:value-type="float" office:value="0.255767257659254" calcext:value-type="float">
            <text:p>0,2557672577</text:p>
          </table:table-cell>
          <table:table-cell table:style-name="ce1" office:value-type="float" office:value="0.294996876125729" calcext:value-type="float">
            <text:p>0,2949968761</text:p>
          </table:table-cell>
          <table:table-cell table:style-name="ce1" office:value-type="float" office:value="0.334068125927646" calcext:value-type="float">
            <text:p>0,3340681259</text:p>
          </table:table-cell>
          <table:table-cell table:style-name="ce1" office:value-type="float" office:value="0.35468710928067" calcext:value-type="float">
            <text:p>0,3546871093</text:p>
          </table:table-cell>
          <table:table-cell table:style-name="ce1" office:value-type="float" office:value="0.370957466577" calcext:value-type="float">
            <text:p>0,3709574666</text:p>
          </table:table-cell>
          <table:table-cell table:style-name="ce1" office:value-type="float" office:value="0.369384332189107" calcext:value-type="float">
            <text:p>0,3693843322</text:p>
          </table:table-cell>
          <table:table-cell table:style-name="ce1" office:value-type="float" office:value="0.383033510110341" calcext:value-type="float">
            <text:p>0,3830335101</text:p>
          </table:table-cell>
          <table:table-cell table:style-name="ce1" office:value-type="float" office:value="0.403775287076106" calcext:value-type="float">
            <text:p>0,4037752871</text:p>
          </table:table-cell>
          <table:table-cell table:style-name="ce1" office:value-type="float" office:value="0.442612776681509" calcext:value-type="float">
            <text:p>0,4426127767</text:p>
          </table:table-cell>
          <table:table-cell table:style-name="ce1" office:value-type="float" office:value="0.454266248066805" calcext:value-type="float">
            <text:p>0,4542662481</text:p>
          </table:table-cell>
          <table:table-cell table:style-name="ce1" office:value-type="float" office:value="0.496809799198128" calcext:value-type="float">
            <text:p>0,4968097992</text:p>
          </table:table-cell>
          <table:table-cell table:style-name="ce1" office:value-type="float" office:value="0.616771532014091" calcext:value-type="float">
            <text:p>0,616771532</text:p>
          </table:table-cell>
          <table:table-cell table:style-name="ce1" office:value-type="float" office:value="0.693673673623468" calcext:value-type="float">
            <text:p>0,6936736736</text:p>
          </table:table-cell>
          <table:table-cell table:style-name="ce1" office:value-type="float" office:value="0.66664211004437" calcext:value-type="float">
            <text:p>0,66664211</text:p>
          </table:table-cell>
          <table:table-cell table:style-name="ce1" office:value-type="float" office:value="0.633194178992064" calcext:value-type="float">
            <text:p>0,633194179</text:p>
          </table:table-cell>
          <table:table-cell table:style-name="ce1" office:value-type="float" office:value="0.608283737079953" calcext:value-type="float">
            <text:p>0,6082837371</text:p>
          </table:table-cell>
          <table:table-cell table:style-name="ce1" office:value-type="float" office:value="0.608038644153657" calcext:value-type="float">
            <text:p>0,6080386442</text:p>
          </table:table-cell>
          <table:table-cell table:style-name="ce1" office:value-type="float" office:value="0.621833974888252" calcext:value-type="float">
            <text:p>0,6218339749</text:p>
          </table:table-cell>
          <table:table-cell table:style-name="ce1" office:value-type="float" office:value="0.621719367520447" calcext:value-type="float">
            <text:p>0,6217193675</text:p>
          </table:table-cell>
          <table:table-cell table:style-name="ce1" office:value-type="float" office:value="0.632225415129376" calcext:value-type="float">
            <text:p>0,6322254151</text:p>
          </table:table-cell>
          <table:table-cell table:style-name="ce1" office:value-type="float" office:value="0.614239253612849" calcext:value-type="float">
            <text:p>0,6142392536</text:p>
          </table:table-cell>
          <table:table-cell table:style-name="ce1" office:value-type="float" office:value="0.589908428415257" calcext:value-type="float">
            <text:p>0,5899084284</text:p>
          </table:table-cell>
          <table:table-cell table:style-name="ce1" office:value-type="float" office:value="0.572993966470581" calcext:value-type="float">
            <text:p>0,5729939665</text:p>
          </table:table-cell>
          <table:table-cell table:style-name="ce1" office:value-type="float" office:value="0.555174290943198" calcext:value-type="float">
            <text:p>0,5551742909</text:p>
          </table:table-cell>
          <table:table-cell table:style-name="ce1" office:value-type="float" office:value="0.51488013476464" calcext:value-type="float">
            <text:p>0,5148801348</text:p>
          </table:table-cell>
          <table:table-cell table:style-name="ce1" office:value-type="float" office:value="0.502817936571104" calcext:value-type="float">
            <text:p>0,5028179366</text:p>
          </table:table-cell>
          <table:table-cell table:style-name="ce1" office:value-type="float" office:value="0.493772910466258" calcext:value-type="float">
            <text:p>0,4937729105</text:p>
          </table:table-cell>
          <table:table-cell table:style-name="ce1" office:value-type="float" office:value="0.481255743409562" calcext:value-type="float">
            <text:p>0,4812557434</text:p>
          </table:table-cell>
          <table:table-cell table:style-name="ce1" office:value-type="float" office:value="0.476207596958973" calcext:value-type="float">
            <text:p>0,47620759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3.77738658111442" calcext:value-type="float">
            <text:p>3,7773865811</text:p>
          </table:table-cell>
          <table:table-cell table:style-name="ce1" office:value-type="float" office:value="4.57156558343948" calcext:value-type="float">
            <text:p>4,5715655834</text:p>
          </table:table-cell>
          <table:table-cell table:style-name="ce1" office:value-type="float" office:value="4.98725880131992" calcext:value-type="float">
            <text:p>4,9872588013</text:p>
          </table:table-cell>
          <table:table-cell table:style-name="ce1" office:value-type="float" office:value="4.75147144870544" calcext:value-type="float">
            <text:p>4,7514714487</text:p>
          </table:table-cell>
          <table:table-cell table:style-name="ce1" office:value-type="float" office:value="4.35720560296" calcext:value-type="float">
            <text:p>4,357205603</text:p>
          </table:table-cell>
          <table:table-cell table:style-name="ce1" office:value-type="float" office:value="4.76225544919" calcext:value-type="float">
            <text:p>4,7622554492</text:p>
          </table:table-cell>
          <table:table-cell table:style-name="ce1" office:value-type="float" office:value="4.38217316785928" calcext:value-type="float">
            <text:p>4,3821731679</text:p>
          </table:table-cell>
          <table:table-cell table:style-name="ce1" office:value-type="float" office:value="4.53447136159724" calcext:value-type="float">
            <text:p>4,5344713616</text:p>
          </table:table-cell>
          <table:table-cell table:style-name="ce1" office:value-type="float" office:value="4.13861722145121" calcext:value-type="float">
            <text:p>4,1386172215</text:p>
          </table:table-cell>
          <table:table-cell table:style-name="ce1" office:value-type="float" office:value="4.19721678915178" calcext:value-type="float">
            <text:p>4,1972167892</text:p>
          </table:table-cell>
          <table:table-cell table:style-name="ce1" office:value-type="float" office:value="4.17337654924606" calcext:value-type="float">
            <text:p>4,1733765492</text:p>
          </table:table-cell>
          <table:table-cell table:style-name="ce1" office:value-type="float" office:value="5.07132896738023" calcext:value-type="float">
            <text:p>5,0713289674</text:p>
          </table:table-cell>
          <table:table-cell table:style-name="ce1" office:value-type="float" office:value="5.050275380482" calcext:value-type="float">
            <text:p>5,0502753805</text:p>
          </table:table-cell>
          <table:table-cell table:style-name="ce1" office:value-type="float" office:value="5.00431140241504" calcext:value-type="float">
            <text:p>5,0043114024</text:p>
          </table:table-cell>
          <table:table-cell table:style-name="ce1" office:value-type="float" office:value="4.93900029458488" calcext:value-type="float">
            <text:p>4,9390002946</text:p>
          </table:table-cell>
          <table:table-cell table:style-name="ce1" office:value-type="float" office:value="4.92065862869114" calcext:value-type="float">
            <text:p>4,9206586287</text:p>
          </table:table-cell>
          <table:table-cell table:style-name="ce1" office:value-type="float" office:value="4.98569977192144" calcext:value-type="float">
            <text:p>4,9856997719</text:p>
          </table:table-cell>
          <table:table-cell table:style-name="ce1" office:value-type="float" office:value="5.06773195032722" calcext:value-type="float">
            <text:p>5,0677319503</text:p>
          </table:table-cell>
          <table:table-cell table:style-name="ce1" office:value-type="float" office:value="5.19725215969394" calcext:value-type="float">
            <text:p>5,1972521597</text:p>
          </table:table-cell>
          <table:table-cell table:style-name="ce1" office:value-type="float" office:value="5.34187765513228" calcext:value-type="float">
            <text:p>5,3418776551</text:p>
          </table:table-cell>
          <table:table-cell table:style-name="ce1" office:value-type="float" office:value="5.40636951121818" calcext:value-type="float">
            <text:p>5,4063695112</text:p>
          </table:table-cell>
          <table:table-cell table:style-name="ce1" office:value-type="float" office:value="5.37002584785605" calcext:value-type="float">
            <text:p>5,3700258479</text:p>
          </table:table-cell>
          <table:table-cell table:style-name="ce1" office:value-type="float" office:value="5.3795913655589" calcext:value-type="float">
            <text:p>5,3795913656</text:p>
          </table:table-cell>
          <table:table-cell table:style-name="ce1" office:value-type="float" office:value="5.36995720683896" calcext:value-type="float">
            <text:p>5,3699572068</text:p>
          </table:table-cell>
          <table:table-cell table:style-name="ce1" office:value-type="float" office:value="5.32886726024868" calcext:value-type="float">
            <text:p>5,3288672602</text:p>
          </table:table-cell>
          <table:table-cell table:style-name="ce1" office:value-type="float" office:value="6.76641710490589" calcext:value-type="float">
            <text:p>6,7664171049</text:p>
          </table:table-cell>
          <table:table-cell table:style-name="ce1" office:value-type="float" office:value="6.75346309516443" calcext:value-type="float">
            <text:p>6,7534630952</text:p>
          </table:table-cell>
          <table:table-cell table:style-name="ce1" office:value-type="float" office:value="6.79746230228987" calcext:value-type="float">
            <text:p>6,7974623023</text:p>
          </table:table-cell>
          <table:table-cell table:style-name="ce1" office:value-type="float" office:value="6.73987125039557" calcext:value-type="float">
            <text:p>6,7398712504</text:p>
          </table:table-cell>
          <table:table-cell table:style-name="ce1" office:value-type="float" office:value="6.81784103559989" calcext:value-type="float">
            <text:p>6,8178410356</text:p>
          </table:table-cell>
          <table:table-cell table:style-name="ce1" office:value-type="float" office:value="6.78167235116739" calcext:value-type="float">
            <text:p>6,7816723512</text:p>
          </table:table-cell>
          <table:table-cell table:style-name="ce1" office:value-type="float" office:value="5.91659782963595" calcext:value-type="float">
            <text:p>5,9165978296</text:p>
          </table:table-cell>
          <table:table-cell table:style-name="ce1" office:value-type="float" office:value="5.79553721170829" calcext:value-type="float">
            <text:p>5,7955372117</text:p>
          </table:table-cell>
          <table:table-cell table:style-name="ce1" office:value-type="float" office:value="5.67827539876856" calcext:value-type="float">
            <text:p>5,6782753988</text:p>
          </table:table-cell>
          <table:table-cell table:style-name="ce1" office:value-type="float" office:value="5.61477559514727" calcext:value-type="float">
            <text:p>5,6147755951</text:p>
          </table:table-cell>
          <table:table-cell table:style-name="ce1" office:value-type="float" office:value="5.50779450008648" calcext:value-type="float">
            <text:p>5,5077945001</text:p>
          </table:table-cell>
          <table:table-cell table:style-name="ce1" office:value-type="float" office:value="5.21586766768574" calcext:value-type="float">
            <text:p>5,2158676677</text:p>
          </table:table-cell>
          <table:table-cell table:style-name="ce1" office:value-type="float" office:value="5.15824366610328" calcext:value-type="float">
            <text:p>5,1582436661</text:p>
          </table:table-cell>
          <table:table-cell table:style-name="ce1" office:value-type="float" office:value="5.08535902172886" calcext:value-type="float">
            <text:p>5,0853590217</text:p>
          </table:table-cell>
          <table:table-cell table:style-name="ce1" office:value-type="float" office:value="5.00289363077662" calcext:value-type="float">
            <text:p>5,0028936308</text:p>
          </table:table-cell>
          <table:table-cell table:style-name="ce1" office:value-type="float" office:value="4.93773880356153" calcext:value-type="float">
            <text:p>4,937738803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4" office:value-type="float" office:value="0.00009199649" calcext:value-type="float">
            <text:p>9,20E-05</text:p>
          </table:table-cell>
          <table:table-cell table:style-name="ce4" office:value-type="float" office:value="0.00005999487" calcext:value-type="float">
            <text:p>6,00E-05</text:p>
          </table:table-cell>
          <table:table-cell table:style-name="ce4" office:value-type="float" office:value="0.00006025557" calcext:value-type="float">
            <text:p>6,03E-05</text:p>
          </table:table-cell>
          <table:table-cell table:style-name="ce4" office:value-type="float" office:value="0.00006031429" calcext:value-type="float">
            <text:p>6,03E-05</text:p>
          </table:table-cell>
          <table:table-cell table:style-name="ce4" office:value-type="float" office:value="0.00005053819" calcext:value-type="float">
            <text:p>5,05E-05</text:p>
          </table:table-cell>
          <table:table-cell table:style-name="ce1" office:value-type="float" office:value="0.00027735526350741" calcext:value-type="float">
            <text:p>0,0002773553</text:p>
          </table:table-cell>
          <table:table-cell table:style-name="ce1" office:value-type="float" office:value="0.00311479676708709" calcext:value-type="float">
            <text:p>0,0031147968</text:p>
          </table:table-cell>
          <table:table-cell table:style-name="ce1" office:value-type="float" office:value="0.00361393542114274" calcext:value-type="float">
            <text:p>0,0036139354</text:p>
          </table:table-cell>
          <table:table-cell table:style-name="ce1" office:value-type="float" office:value="0.00478116290915107" calcext:value-type="float">
            <text:p>0,0047811629</text:p>
          </table:table-cell>
          <table:table-cell table:style-name="ce1" office:value-type="float" office:value="0.00972397202451853" calcext:value-type="float">
            <text:p>0,009723972</text:p>
          </table:table-cell>
          <table:table-cell table:style-name="ce1" office:value-type="float" office:value="0.00895245859" calcext:value-type="float">
            <text:p>0,0089524586</text:p>
          </table:table-cell>
          <table:table-cell table:style-name="ce1" office:value-type="float" office:value="0.00937078032" calcext:value-type="float">
            <text:p>0,0093707803</text:p>
          </table:table-cell>
          <table:table-cell table:style-name="ce1" office:value-type="float" office:value="0.00941756570586031" calcext:value-type="float">
            <text:p>0,0094175657</text:p>
          </table:table-cell>
          <table:table-cell table:style-name="ce1" office:value-type="float" office:value="0.0099894923" calcext:value-type="float">
            <text:p>0,0099894923</text:p>
          </table:table-cell>
          <table:table-cell table:style-name="ce1" office:value-type="float" office:value="0.0109356970270131" calcext:value-type="float">
            <text:p>0,010935697</text:p>
          </table:table-cell>
          <table:table-cell table:style-name="ce1" office:value-type="float" office:value="0.01129941816" calcext:value-type="float">
            <text:p>0,0112994182</text:p>
          </table:table-cell>
          <table:table-cell table:style-name="ce1" office:value-type="float" office:value="0.01407070011" calcext:value-type="float">
            <text:p>0,0140707001</text:p>
          </table:table-cell>
          <table:table-cell table:style-name="ce1" office:value-type="float" office:value="0.01400055067" calcext:value-type="float">
            <text:p>0,0140005507</text:p>
          </table:table-cell>
          <table:table-cell table:style-name="ce1" office:value-type="float" office:value="0.01387081254" calcext:value-type="float">
            <text:p>0,0138708125</text:p>
          </table:table-cell>
          <table:table-cell table:style-name="ce1" office:value-type="float" office:value="0.01405001067" calcext:value-type="float">
            <text:p>0,0140500107</text:p>
          </table:table-cell>
          <table:table-cell table:style-name="ce1" office:value-type="float" office:value="0.01353061678" calcext:value-type="float">
            <text:p>0,0135306168</text:p>
          </table:table-cell>
          <table:table-cell table:style-name="ce1" office:value-type="float" office:value="0.01349300021" calcext:value-type="float">
            <text:p>0,0134930002</text:p>
          </table:table-cell>
          <table:table-cell table:style-name="ce1" office:value-type="float" office:value="0.0139972435573949" calcext:value-type="float">
            <text:p>0,0139972436</text:p>
          </table:table-cell>
          <table:table-cell table:style-name="ce1" office:value-type="float" office:value="0.0192000304603828" calcext:value-type="float">
            <text:p>0,0192000305</text:p>
          </table:table-cell>
          <table:table-cell table:style-name="ce1" office:value-type="float" office:value="0.0201855371829172" calcext:value-type="float">
            <text:p>0,0201855372</text:p>
          </table:table-cell>
          <table:table-cell table:style-name="ce1" office:value-type="float" office:value="0.0206457231553205" calcext:value-type="float">
            <text:p>0,0206457232</text:p>
          </table:table-cell>
          <table:table-cell table:style-name="ce1" office:value-type="float" office:value="0.0225770284332704" calcext:value-type="float">
            <text:p>0,0225770284</text:p>
          </table:table-cell>
          <table:table-cell table:style-name="ce1" office:value-type="float" office:value="0.0212666737565119" calcext:value-type="float">
            <text:p>0,0212666738</text:p>
          </table:table-cell>
          <table:table-cell table:style-name="ce1" office:value-type="float" office:value="0.0194046046297372" calcext:value-type="float">
            <text:p>0,0194046046</text:p>
          </table:table-cell>
          <table:table-cell table:style-name="ce1" office:value-type="float" office:value="0.0176612150797572" calcext:value-type="float">
            <text:p>0,0176612151</text:p>
          </table:table-cell>
          <table:table-cell table:style-name="ce1" office:value-type="float" office:value="0.0173296269" calcext:value-type="float">
            <text:p>0,0173296269</text:p>
          </table:table-cell>
          <table:table-cell table:style-name="ce1" office:value-type="float" office:value="0.01622291898" calcext:value-type="float">
            <text:p>0,016222919</text:p>
          </table:table-cell>
          <table:table-cell table:style-name="ce1" office:value-type="float" office:value="0.0187314683130275" calcext:value-type="float">
            <text:p>0,0187314683</text:p>
          </table:table-cell>
          <table:table-cell table:style-name="ce1" office:value-type="float" office:value="0.0179358282256046" calcext:value-type="float">
            <text:p>0,0179358282</text:p>
          </table:table-cell>
          <table:table-cell table:style-name="ce1" office:value-type="float" office:value="0.0181514296826743" calcext:value-type="float">
            <text:p>0,0181514297</text:p>
          </table:table-cell>
          <table:table-cell table:style-name="ce1" office:value-type="float" office:value="0.0167250636625793" calcext:value-type="float">
            <text:p>0,0167250637</text:p>
          </table:table-cell>
          <table:table-cell table:style-name="ce1" office:value-type="float" office:value="0.0163691246398771" calcext:value-type="float">
            <text:p>0,0163691246</text:p>
          </table:table-cell>
          <table:table-cell table:style-name="ce1" office:value-type="float" office:value="0.0167856297980148" calcext:value-type="float">
            <text:p>0,0167856298</text:p>
          </table:table-cell>
          <table:table-cell table:style-name="ce1" office:value-type="float" office:value="0.0165730380919577" calcext:value-type="float">
            <text:p>0,0165730381</text:p>
          </table:table-cell>
          <table:table-cell table:style-name="ce1" office:value-type="float" office:value="0.0152996601076986" calcext:value-type="float">
            <text:p>0,015299660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0.0680352693" calcext:value-type="float">
            <text:p>0,0680352693</text:p>
          </table:table-cell>
          <table:table-cell table:style-name="ce1" office:value-type="float" office:value="0.0785311008" calcext:value-type="float">
            <text:p>0,0785311008</text:p>
          </table:table-cell>
          <table:table-cell table:style-name="ce1" office:value-type="float" office:value="0.0961955978527758" calcext:value-type="float">
            <text:p>0,0961955979</text:p>
          </table:table-cell>
          <table:table-cell table:style-name="ce1" office:value-type="float" office:value="0.111597261076325" calcext:value-type="float">
            <text:p>0,1115972611</text:p>
          </table:table-cell>
          <table:table-cell table:style-name="ce1" office:value-type="float" office:value="0.115470466310197" calcext:value-type="float">
            <text:p>0,1154704663</text:p>
          </table:table-cell>
          <table:table-cell table:style-name="ce1" office:value-type="float" office:value="0.056274875065" calcext:value-type="float">
            <text:p>0,0562748751</text:p>
          </table:table-cell>
          <table:table-cell table:style-name="ce1" office:value-type="float" office:value="0.162460132000206" calcext:value-type="float">
            <text:p>0,162460132</text:p>
          </table:table-cell>
          <table:table-cell table:style-name="ce1" office:value-type="float" office:value="0.262548459100066" calcext:value-type="float">
            <text:p>0,2625484591</text:p>
          </table:table-cell>
          <table:table-cell table:style-name="ce1" office:value-type="float" office:value="0.298116304636767" calcext:value-type="float">
            <text:p>0,2981163046</text:p>
          </table:table-cell>
          <table:table-cell table:style-name="ce1" office:value-type="float" office:value="0.337360004614" calcext:value-type="float">
            <text:p>0,3373600046</text:p>
          </table:table-cell>
          <table:table-cell table:style-name="ce1" office:value-type="float" office:value="0.3637036062337" calcext:value-type="float">
            <text:p>0,3637036062</text:p>
          </table:table-cell>
          <table:table-cell table:style-name="ce1" office:value-type="float" office:value="0.334254153603998" calcext:value-type="float">
            <text:p>0,3342541536</text:p>
          </table:table-cell>
          <table:table-cell table:style-name="ce1" office:value-type="float" office:value="0.356943311865819" calcext:value-type="float">
            <text:p>0,3569433119</text:p>
          </table:table-cell>
          <table:table-cell table:style-name="ce1" office:value-type="float" office:value="0.366287546398316" calcext:value-type="float">
            <text:p>0,3662875464</text:p>
          </table:table-cell>
          <table:table-cell table:style-name="ce1" office:value-type="float" office:value="0.381425138539" calcext:value-type="float">
            <text:p>0,3814251385</text:p>
          </table:table-cell>
          <table:table-cell table:style-name="ce1" office:value-type="float" office:value="0.390531255619" calcext:value-type="float">
            <text:p>0,3905312556</text:p>
          </table:table-cell>
          <table:table-cell table:style-name="ce1" office:value-type="float" office:value="0.406199566892639" calcext:value-type="float">
            <text:p>0,4061995669</text:p>
          </table:table-cell>
          <table:table-cell table:style-name="ce1" office:value-type="float" office:value="0.415462679618" calcext:value-type="float">
            <text:p>0,4154626796</text:p>
          </table:table-cell>
          <table:table-cell table:style-name="ce1" office:value-type="float" office:value="0.415959712694" calcext:value-type="float">
            <text:p>0,4159597127</text:p>
          </table:table-cell>
          <table:table-cell table:style-name="ce1" office:value-type="float" office:value="0.411856054581568" calcext:value-type="float">
            <text:p>0,4118560546</text:p>
          </table:table-cell>
          <table:table-cell table:style-name="ce1" office:value-type="float" office:value="0.421283301328787" calcext:value-type="float">
            <text:p>0,4212833013</text:p>
          </table:table-cell>
          <table:table-cell table:style-name="ce1" office:value-type="float" office:value="0.420518080062033" calcext:value-type="float">
            <text:p>0,4205180801</text:p>
          </table:table-cell>
          <table:table-cell table:style-name="ce1" office:value-type="float" office:value="0.416897419226778" calcext:value-type="float">
            <text:p>0,4168974192</text:p>
          </table:table-cell>
          <table:table-cell table:style-name="ce1" office:value-type="float" office:value="0.407339081734138" calcext:value-type="float">
            <text:p>0,4073390817</text:p>
          </table:table-cell>
          <table:table-cell table:style-name="ce1" office:value-type="float" office:value="0.397499548002" calcext:value-type="float">
            <text:p>0,397499548</text:p>
          </table:table-cell>
          <table:table-cell table:style-name="ce1" office:value-type="float" office:value="0.400496785526329" calcext:value-type="float">
            <text:p>0,4004967855</text:p>
          </table:table-cell>
          <table:table-cell table:style-name="ce1" office:value-type="float" office:value="0.396418913967803" calcext:value-type="float">
            <text:p>0,396418914</text:p>
          </table:table-cell>
          <table:table-cell table:style-name="ce1" office:value-type="float" office:value="0.393039839729305" calcext:value-type="float">
            <text:p>0,3930398397</text:p>
          </table:table-cell>
          <table:table-cell table:style-name="ce1" office:value-type="float" office:value="0.396407055108995" calcext:value-type="float">
            <text:p>0,3964070551</text:p>
          </table:table-cell>
          <table:table-cell table:style-name="ce1" office:value-type="float" office:value="0.396967874713365" calcext:value-type="float">
            <text:p>0,3969678747</text:p>
          </table:table-cell>
          <table:table-cell table:style-name="ce1" office:value-type="float" office:value="0.391643309971413" calcext:value-type="float">
            <text:p>0,39164331</text:p>
          </table:table-cell>
          <table:table-cell table:style-name="ce1" office:value-type="float" office:value="0.378018290634385" calcext:value-type="float">
            <text:p>0,3780182906</text:p>
          </table:table-cell>
          <table:table-cell table:style-name="ce1" office:value-type="float" office:value="0.381466455806646" calcext:value-type="float">
            <text:p>0,3814664558</text:p>
          </table:table-cell>
          <table:table-cell table:style-name="ce1" office:value-type="float" office:value="0.385322628147" calcext:value-type="float">
            <text:p>0,3853226281</text:p>
          </table:table-cell>
          <table:table-cell table:style-name="ce1" office:value-type="float" office:value="0.380389894653" calcext:value-type="float">
            <text:p>0,3803898947</text:p>
          </table:table-cell>
          <table:table-cell table:style-name="ce1" office:value-type="float" office:value="0.37675233156" calcext:value-type="float">
            <text:p>0,3767523316</text:p>
          </table:table-cell>
          <table:table-cell table:style-name="ce1" office:value-type="float" office:value="0.360905951707" calcext:value-type="float">
            <text:p>0,3609059517</text:p>
          </table:table-cell>
          <table:table-cell table:style-name="ce1" office:value-type="float" office:value="0.360347093198" calcext:value-type="float">
            <text:p>0,3603470932</text:p>
          </table:table-cell>
          <table:table-cell table:style-name="ce1" office:value-type="float" office:value="0.350580067026" calcext:value-type="float">
            <text:p>0,350580067</text:p>
          </table:table-cell>
          <table:table-cell table:style-name="ce1" office:value-type="float" office:value="0.349111013339" calcext:value-type="float">
            <text:p>0,3491110133</text:p>
          </table:table-cell>
          <table:table-cell table:style-name="ce1" office:value-type="float" office:value="0.33891617479" calcext:value-type="float">
            <text:p>0,338916174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11"/>
          <table:table-cell table:style-name="ce4" office:value-type="float" office:value="0.0000115614510912495" calcext:value-type="float">
            <text:p>1,16E-05</text:p>
          </table:table-cell>
          <table:table-cell table:style-name="ce1"/>
          <table:table-cell table:style-name="ce1" office:value-type="float" office:value="0.00019260241" calcext:value-type="float">
            <text:p>0,0001926024</text:p>
          </table:table-cell>
          <table:table-cell table:style-name="ce1" office:value-type="float" office:value="0.00228718102641023" calcext:value-type="float">
            <text:p>0,002287181</text:p>
          </table:table-cell>
          <table:table-cell table:style-name="ce1" office:value-type="float" office:value="0.0037706861716329" calcext:value-type="float">
            <text:p>0,0037706862</text:p>
          </table:table-cell>
          <table:table-cell table:style-name="ce1" office:value-type="float" office:value="0.00537527206" calcext:value-type="float">
            <text:p>0,0053752721</text:p>
          </table:table-cell>
          <table:table-cell table:style-name="ce1" office:value-type="float" office:value="0.00737929665" calcext:value-type="float">
            <text:p>0,0073792967</text:p>
          </table:table-cell>
          <table:table-cell table:style-name="ce1" office:value-type="float" office:value="0.00937463122" calcext:value-type="float">
            <text:p>0,0093746312</text:p>
          </table:table-cell>
          <table:table-cell table:style-name="ce1" office:value-type="float" office:value="0.01006054129" calcext:value-type="float">
            <text:p>0,0100605413</text:p>
          </table:table-cell>
          <table:table-cell table:style-name="ce1" office:value-type="float" office:value="0.01018308203" calcext:value-type="float">
            <text:p>0,010183082</text:p>
          </table:table-cell>
          <table:table-cell table:style-name="ce1" office:value-type="float" office:value="0.01025737055" calcext:value-type="float">
            <text:p>0,0102573706</text:p>
          </table:table-cell>
          <table:table-cell table:style-name="ce1" office:value-type="float" office:value="0.011980707723813" calcext:value-type="float">
            <text:p>0,0119807077</text:p>
          </table:table-cell>
          <table:table-cell table:style-name="ce1" office:value-type="float" office:value="0.0154202362061364" calcext:value-type="float">
            <text:p>0,0154202362</text:p>
          </table:table-cell>
          <table:table-cell table:style-name="ce1" office:value-type="float" office:value="0.0142303819463621" calcext:value-type="float">
            <text:p>0,0142303819</text:p>
          </table:table-cell>
          <table:table-cell table:style-name="ce1" office:value-type="float" office:value="0.015881412" calcext:value-type="float">
            <text:p>0,015881412</text:p>
          </table:table-cell>
          <table:table-cell table:style-name="ce1" office:value-type="float" office:value="0.01580149103" calcext:value-type="float">
            <text:p>0,015801491</text:p>
          </table:table-cell>
          <table:table-cell table:style-name="ce1" office:value-type="float" office:value="0.0179996708" calcext:value-type="float">
            <text:p>0,0179996708</text:p>
          </table:table-cell>
          <table:table-cell table:style-name="ce1" office:value-type="float" office:value="0.01749057516" calcext:value-type="float">
            <text:p>0,0174905752</text:p>
          </table:table-cell>
          <table:table-cell table:style-name="ce1" office:value-type="float" office:value="0.01788966436" calcext:value-type="float">
            <text:p>0,0178896644</text:p>
          </table:table-cell>
          <table:table-cell table:style-name="ce1" office:value-type="float" office:value="0.0172906979181535" calcext:value-type="float">
            <text:p>0,0172906979</text:p>
          </table:table-cell>
          <table:table-cell table:style-name="ce1" office:value-type="float" office:value="0.0144785094" calcext:value-type="float">
            <text:p>0,0144785094</text:p>
          </table:table-cell>
          <table:table-cell table:style-name="ce1" office:value-type="float" office:value="0.014534549571633" calcext:value-type="float">
            <text:p>0,0145345496</text:p>
          </table:table-cell>
          <table:table-cell table:style-name="ce1" office:value-type="float" office:value="0.0147274951948983" calcext:value-type="float">
            <text:p>0,0147274952</text:p>
          </table:table-cell>
          <table:table-cell table:style-name="ce1" office:value-type="float" office:value="0.01494806042153" calcext:value-type="float">
            <text:p>0,0149480604</text:p>
          </table:table-cell>
          <table:table-cell table:style-name="ce1" office:value-type="float" office:value="0.0153920673265318" calcext:value-type="float">
            <text:p>0,0153920673</text:p>
          </table:table-cell>
          <table:table-cell table:style-name="ce1" office:value-type="float" office:value="0.0142739666191883" calcext:value-type="float">
            <text:p>0,0142739666</text:p>
          </table:table-cell>
          <table:table-cell table:style-name="ce1" office:value-type="float" office:value="0.013871543120086" calcext:value-type="float">
            <text:p>0,0138715431</text:p>
          </table:table-cell>
          <table:table-cell table:style-name="ce1" office:value-type="float" office:value="0.01392568206" calcext:value-type="float">
            <text:p>0,0139256821</text:p>
          </table:table-cell>
          <table:table-cell table:style-name="ce1" office:value-type="float" office:value="0.01407169382" calcext:value-type="float">
            <text:p>0,0140716938</text:p>
          </table:table-cell>
          <table:table-cell table:style-name="ce1" office:value-type="float" office:value="0.01401274615" calcext:value-type="float">
            <text:p>0,014012746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0853520426" calcext:value-type="float">
            <text:p>0,0085352043</text:p>
          </table:table-cell>
          <table:table-cell table:style-name="ce1" office:value-type="float" office:value="0.0122060181" calcext:value-type="float">
            <text:p>0,0122060181</text:p>
          </table:table-cell>
          <table:table-cell table:style-name="ce1" office:value-type="float" office:value="0.0203061318" calcext:value-type="float">
            <text:p>0,0203061318</text:p>
          </table:table-cell>
          <table:table-cell table:style-name="ce1" office:value-type="float" office:value="0.02304796" calcext:value-type="float">
            <text:p>0,02304796</text:p>
          </table:table-cell>
          <table:table-cell table:style-name="ce1" office:value-type="float" office:value="0.023445662" calcext:value-type="float">
            <text:p>0,023445662</text:p>
          </table:table-cell>
          <table:table-cell table:style-name="ce1" office:value-type="float" office:value="0.02510339679" calcext:value-type="float">
            <text:p>0,0251033968</text:p>
          </table:table-cell>
          <table:table-cell table:style-name="ce1" office:value-type="float" office:value="0.0264110718" calcext:value-type="float">
            <text:p>0,0264110718</text:p>
          </table:table-cell>
          <table:table-cell table:style-name="ce1" office:value-type="float" office:value="0.0284356064" calcext:value-type="float">
            <text:p>0,0284356064</text:p>
          </table:table-cell>
          <table:table-cell table:style-name="ce1" office:value-type="float" office:value="0.0358981093" calcext:value-type="float">
            <text:p>0,0358981093</text:p>
          </table:table-cell>
          <table:table-cell table:style-name="ce1" office:value-type="float" office:value="0.0380182443" calcext:value-type="float">
            <text:p>0,0380182443</text:p>
          </table:table-cell>
          <table:table-cell table:style-name="ce1" office:value-type="float" office:value="0.0393696527" calcext:value-type="float">
            <text:p>0,0393696527</text:p>
          </table:table-cell>
          <table:table-cell table:style-name="ce1" office:value-type="float" office:value="0.0404761218" calcext:value-type="float">
            <text:p>0,0404761218</text:p>
          </table:table-cell>
          <table:table-cell table:style-name="ce1" office:value-type="float" office:value="0.04196251321" calcext:value-type="float">
            <text:p>0,0419625132</text:p>
          </table:table-cell>
          <table:table-cell table:style-name="ce1" office:value-type="float" office:value="0.04317699766" calcext:value-type="float">
            <text:p>0,0431769977</text:p>
          </table:table-cell>
          <table:table-cell table:style-name="ce1" office:value-type="float" office:value="0.04589087413" calcext:value-type="float">
            <text:p>0,0458908741</text:p>
          </table:table-cell>
          <table:table-cell table:style-name="ce1" office:value-type="float" office:value="0.0474239932" calcext:value-type="float">
            <text:p>0,0474239932</text:p>
          </table:table-cell>
          <table:table-cell table:style-name="ce1" office:value-type="float" office:value="0.0469363757062098" calcext:value-type="float">
            <text:p>0,0469363757</text:p>
          </table:table-cell>
          <table:table-cell table:style-name="ce1" office:value-type="float" office:value="0.0458093099658684" calcext:value-type="float">
            <text:p>0,04580931</text:p>
          </table:table-cell>
          <table:table-cell table:style-name="ce1" office:value-type="float" office:value="0.0432245287600417" calcext:value-type="float">
            <text:p>0,0432245288</text:p>
          </table:table-cell>
          <table:table-cell table:style-name="ce1" office:value-type="float" office:value="0.0432181689751405" calcext:value-type="float">
            <text:p>0,043218169</text:p>
          </table:table-cell>
          <table:table-cell table:style-name="ce1" office:value-type="float" office:value="0.0442284795" calcext:value-type="float">
            <text:p>0,0442284795</text:p>
          </table:table-cell>
          <table:table-cell table:style-name="ce1" office:value-type="float" office:value="0.0457487806854139" calcext:value-type="float">
            <text:p>0,0457487807</text:p>
          </table:table-cell>
          <table:table-cell table:style-name="ce1" office:value-type="float" office:value="0.0460747404786311" calcext:value-type="float">
            <text:p>0,0460747405</text:p>
          </table:table-cell>
          <table:table-cell table:style-name="ce1" office:value-type="float" office:value="0.0465399218385088" calcext:value-type="float">
            <text:p>0,0465399218</text:p>
          </table:table-cell>
          <table:table-cell table:style-name="ce1" office:value-type="float" office:value="0.0420802012407462" calcext:value-type="float">
            <text:p>0,0420802012</text:p>
          </table:table-cell>
          <table:table-cell table:style-name="ce1" office:value-type="float" office:value="0.0462502298160723" calcext:value-type="float">
            <text:p>0,0462502298</text:p>
          </table:table-cell>
          <table:table-cell table:style-name="ce1" office:value-type="float" office:value="0.0463889978753399" calcext:value-type="float">
            <text:p>0,0463889979</text:p>
          </table:table-cell>
          <table:table-cell table:style-name="ce1" office:value-type="float" office:value="0.0522743331089616" calcext:value-type="float">
            <text:p>0,0522743331</text:p>
          </table:table-cell>
          <table:table-cell table:style-name="ce1" office:value-type="float" office:value="0.04996123554" calcext:value-type="float">
            <text:p>0,0499612355</text:p>
          </table:table-cell>
          <table:table-cell table:style-name="ce1" office:value-type="float" office:value="0.04927730815" calcext:value-type="float">
            <text:p>0,0492773082</text:p>
          </table:table-cell>
          <table:table-cell table:style-name="ce1" office:value-type="float" office:value="0.0518699523405008" calcext:value-type="float">
            <text:p>0,0518699523</text:p>
          </table:table-cell>
          <table:table-cell table:style-name="ce1" office:value-type="float" office:value="0.0662199229465404" calcext:value-type="float">
            <text:p>0,0662199229</text:p>
          </table:table-cell>
          <table:table-cell table:style-name="ce1" office:value-type="float" office:value="0.0658587536715345" calcext:value-type="float">
            <text:p>0,0658587537</text:p>
          </table:table-cell>
          <table:table-cell table:style-name="ce1" office:value-type="float" office:value="0.0676333756206903" calcext:value-type="float">
            <text:p>0,0676333756</text:p>
          </table:table-cell>
          <table:table-cell table:style-name="ce1" office:value-type="float" office:value="0.0693448738186477" calcext:value-type="float">
            <text:p>0,0693448738</text:p>
          </table:table-cell>
          <table:table-cell table:style-name="ce1" office:value-type="float" office:value="0.0705567153254861" calcext:value-type="float">
            <text:p>0,0705567153</text:p>
          </table:table-cell>
          <table:table-cell table:style-name="ce1" office:value-type="float" office:value="0.05937600552" calcext:value-type="float">
            <text:p>0,0593760055</text:p>
          </table:table-cell>
          <table:table-cell table:style-name="ce1" office:value-type="float" office:value="0.05759812021" calcext:value-type="float">
            <text:p>0,0575981202</text:p>
          </table:table-cell>
          <table:table-cell table:style-name="ce1" office:value-type="float" office:value="0.0573444710720132" calcext:value-type="float">
            <text:p>0,0573444711</text:p>
          </table:table-cell>
          <table:table-cell table:style-name="ce1" office:value-type="float" office:value="0.0567980277982585" calcext:value-type="float">
            <text:p>0,0567980278</text:p>
          </table:table-cell>
          <table:table-cell table:style-name="ce1" office:value-type="float" office:value="0.05743448402" calcext:value-type="float">
            <text:p>0,05743448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0.4488158698" calcext:value-type="float">
            <text:p>0,4488158698</text:p>
          </table:table-cell>
          <table:table-cell table:style-name="ce1" office:value-type="float" office:value="0.4582444276" calcext:value-type="float">
            <text:p>0,4582444276</text:p>
          </table:table-cell>
          <table:table-cell table:style-name="ce1" office:value-type="float" office:value="0.43081894566" calcext:value-type="float">
            <text:p>0,4308189457</text:p>
          </table:table-cell>
          <table:table-cell table:style-name="ce1" office:value-type="float" office:value="0.4540408776" calcext:value-type="float">
            <text:p>0,4540408776</text:p>
          </table:table-cell>
          <table:table-cell table:style-name="ce1" office:value-type="float" office:value="0.4597478136" calcext:value-type="float">
            <text:p>0,4597478136</text:p>
          </table:table-cell>
          <table:table-cell table:style-name="ce1" office:value-type="float" office:value="0.4578870603" calcext:value-type="float">
            <text:p>0,4578870603</text:p>
          </table:table-cell>
          <table:table-cell table:style-name="ce1" office:value-type="float" office:value="0.46184102154" calcext:value-type="float">
            <text:p>0,4618410215</text:p>
          </table:table-cell>
          <table:table-cell table:style-name="ce1" office:value-type="float" office:value="0.43108474965" calcext:value-type="float">
            <text:p>0,4310847497</text:p>
          </table:table-cell>
          <table:table-cell table:style-name="ce1" office:value-type="float" office:value="0.405208935399" calcext:value-type="float">
            <text:p>0,4052089354</text:p>
          </table:table-cell>
          <table:table-cell table:style-name="ce1" office:value-type="float" office:value="0.384556063489" calcext:value-type="float">
            <text:p>0,3845560635</text:p>
          </table:table-cell>
          <table:table-cell table:style-name="ce1" office:value-type="float" office:value="0.36291618156" calcext:value-type="float">
            <text:p>0,3629161816</text:p>
          </table:table-cell>
          <table:table-cell table:style-name="ce1" office:value-type="float" office:value="0.34743435441" calcext:value-type="float">
            <text:p>0,3474343544</text:p>
          </table:table-cell>
          <table:table-cell table:style-name="ce1" office:value-type="float" office:value="0.338116846163" calcext:value-type="float">
            <text:p>0,3381168462</text:p>
          </table:table-cell>
          <table:table-cell table:style-name="ce1" office:value-type="float" office:value="0.32821152202" calcext:value-type="float">
            <text:p>0,328211522</text:p>
          </table:table-cell>
          <table:table-cell table:style-name="ce1" office:value-type="float" office:value="0.314270270587" calcext:value-type="float">
            <text:p>0,3142702706</text:p>
          </table:table-cell>
          <table:table-cell table:style-name="ce1" office:value-type="float" office:value="0.302578201335" calcext:value-type="float">
            <text:p>0,3025782013</text:p>
          </table:table-cell>
          <table:table-cell table:style-name="ce1" office:value-type="float" office:value="0.291206603932" calcext:value-type="float">
            <text:p>0,2912066039</text:p>
          </table:table-cell>
          <table:table-cell table:style-name="ce1" office:value-type="float" office:value="0.278131606273" calcext:value-type="float">
            <text:p>0,2781316063</text:p>
          </table:table-cell>
          <table:table-cell table:style-name="ce1" office:value-type="float" office:value="0.265678613898" calcext:value-type="float">
            <text:p>0,2656786139</text:p>
          </table:table-cell>
          <table:table-cell table:style-name="ce1" office:value-type="float" office:value="0.252533934216081" calcext:value-type="float">
            <text:p>0,2525339342</text:p>
          </table:table-cell>
          <table:table-cell table:style-name="ce1" office:value-type="float" office:value="0.241000489878798" calcext:value-type="float">
            <text:p>0,2410004899</text:p>
          </table:table-cell>
          <table:table-cell table:style-name="ce1" office:value-type="float" office:value="0.242059356903" calcext:value-type="float">
            <text:p>0,2420593569</text:p>
          </table:table-cell>
          <table:table-cell table:style-name="ce1" office:value-type="float" office:value="0.239335938401293" calcext:value-type="float">
            <text:p>0,2393359384</text:p>
          </table:table-cell>
          <table:table-cell table:style-name="ce1" office:value-type="float" office:value="0.2346440976" calcext:value-type="float">
            <text:p>0,2346440976</text:p>
          </table:table-cell>
          <table:table-cell table:style-name="ce1" office:value-type="float" office:value="0.238272451635214" calcext:value-type="float">
            <text:p>0,2382724516</text:p>
          </table:table-cell>
          <table:table-cell table:style-name="ce1" office:value-type="float" office:value="0.321137121805688" calcext:value-type="float">
            <text:p>0,3211371218</text:p>
          </table:table-cell>
          <table:table-cell table:style-name="ce1" office:value-type="float" office:value="0.325223428560503" calcext:value-type="float">
            <text:p>0,3252234286</text:p>
          </table:table-cell>
          <table:table-cell table:style-name="ce1" office:value-type="float" office:value="0.325935701713519" calcext:value-type="float">
            <text:p>0,3259357017</text:p>
          </table:table-cell>
          <table:table-cell table:style-name="ce1" office:value-type="float" office:value="0.329893107543033" calcext:value-type="float">
            <text:p>0,3298931075</text:p>
          </table:table-cell>
          <table:table-cell table:style-name="ce1" office:value-type="float" office:value="0.335210490297117" calcext:value-type="float">
            <text:p>0,3352104903</text:p>
          </table:table-cell>
          <table:table-cell table:style-name="ce1" office:value-type="float" office:value="0.333862978071967" calcext:value-type="float">
            <text:p>0,3338629781</text:p>
          </table:table-cell>
          <table:table-cell table:style-name="ce1" office:value-type="float" office:value="0.293486359948238" calcext:value-type="float">
            <text:p>0,2934863599</text:p>
          </table:table-cell>
          <table:table-cell table:style-name="ce1" office:value-type="float" office:value="0.311614904347793" calcext:value-type="float">
            <text:p>0,3116149043</text:p>
          </table:table-cell>
          <table:table-cell table:style-name="ce1" office:value-type="float" office:value="0.314916607361796" calcext:value-type="float">
            <text:p>0,3149166074</text:p>
          </table:table-cell>
          <table:table-cell table:style-name="ce1" office:value-type="float" office:value="0.321021179767901" calcext:value-type="float">
            <text:p>0,3210211798</text:p>
          </table:table-cell>
          <table:table-cell table:style-name="ce1" office:value-type="float" office:value="0.330722979057071" calcext:value-type="float">
            <text:p>0,3307229791</text:p>
          </table:table-cell>
          <table:table-cell table:style-name="ce1" office:value-type="float" office:value="0.30892137634818" calcext:value-type="float">
            <text:p>0,3089213763</text:p>
          </table:table-cell>
          <table:table-cell table:style-name="ce1" office:value-type="float" office:value="0.321114765224756" calcext:value-type="float">
            <text:p>0,3211147652</text:p>
          </table:table-cell>
          <table:table-cell table:style-name="ce1" office:value-type="float" office:value="0.325208558229559" calcext:value-type="float">
            <text:p>0,3252085582</text:p>
          </table:table-cell>
          <table:table-cell table:style-name="ce1" office:value-type="float" office:value="0.328948385022529" calcext:value-type="float">
            <text:p>0,328948385</text:p>
          </table:table-cell>
          <table:table-cell table:style-name="ce1" office:value-type="float" office:value="0.329793931946675" calcext:value-type="float">
            <text:p>0,329793931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0.31121671799" calcext:value-type="float">
            <text:p>0,311216718</text:p>
          </table:table-cell>
          <table:table-cell table:style-name="ce1" office:value-type="float" office:value="0.2476412679" calcext:value-type="float">
            <text:p>0,2476412679</text:p>
          </table:table-cell>
          <table:table-cell table:style-name="ce1" office:value-type="float" office:value="0.20375209316" calcext:value-type="float">
            <text:p>0,2037520932</text:p>
          </table:table-cell>
          <table:table-cell table:style-name="ce1" office:value-type="float" office:value="0.2082018241" calcext:value-type="float">
            <text:p>0,2082018241</text:p>
          </table:table-cell>
          <table:table-cell table:style-name="ce1" office:value-type="float" office:value="0.2290002331" calcext:value-type="float">
            <text:p>0,2290002331</text:p>
          </table:table-cell>
          <table:table-cell table:style-name="ce1" office:value-type="float" office:value="0.2526119068" calcext:value-type="float">
            <text:p>0,2526119068</text:p>
          </table:table-cell>
          <table:table-cell table:style-name="ce1" office:value-type="float" office:value="0.190634270782502" calcext:value-type="float">
            <text:p>0,1906342708</text:p>
          </table:table-cell>
          <table:table-cell table:style-name="ce1" office:value-type="float" office:value="0.18189537062" calcext:value-type="float">
            <text:p>0,1818953706</text:p>
          </table:table-cell>
          <table:table-cell table:style-name="ce1" office:value-type="float" office:value="0.1727286671" calcext:value-type="float">
            <text:p>0,1727286671</text:p>
          </table:table-cell>
          <table:table-cell table:style-name="ce1" office:value-type="float" office:value="0.16261360621" calcext:value-type="float">
            <text:p>0,1626136062</text:p>
          </table:table-cell>
          <table:table-cell table:style-name="ce1" office:value-type="float" office:value="0.14962982805" calcext:value-type="float">
            <text:p>0,1496298281</text:p>
          </table:table-cell>
          <table:table-cell table:style-name="ce1" office:value-type="float" office:value="0.163604939454" calcext:value-type="float">
            <text:p>0,1636049395</text:p>
          </table:table-cell>
          <table:table-cell table:style-name="ce1" office:value-type="float" office:value="0.157715157707" calcext:value-type="float">
            <text:p>0,1577151577</text:p>
          </table:table-cell>
          <table:table-cell table:style-name="ce1" office:value-type="float" office:value="0.15145261867" calcext:value-type="float">
            <text:p>0,1514526187</text:p>
          </table:table-cell>
          <table:table-cell table:style-name="ce1" office:value-type="float" office:value="0.14608249443" calcext:value-type="float">
            <text:p>0,1460824944</text:p>
          </table:table-cell>
          <table:table-cell table:style-name="ce1" office:value-type="float" office:value="0.13916602685" calcext:value-type="float">
            <text:p>0,1391660269</text:p>
          </table:table-cell>
          <table:table-cell table:style-name="ce1" office:value-type="float" office:value="0.130148244237" calcext:value-type="float">
            <text:p>0,1301482442</text:p>
          </table:table-cell>
          <table:table-cell table:style-name="ce1" office:value-type="float" office:value="0.12340870901" calcext:value-type="float">
            <text:p>0,123408709</text:p>
          </table:table-cell>
          <table:table-cell table:style-name="ce1" office:value-type="float" office:value="0.11504612205" calcext:value-type="float">
            <text:p>0,1150461221</text:p>
          </table:table-cell>
          <table:table-cell table:style-name="ce1" office:value-type="float" office:value="0.10683021719" calcext:value-type="float">
            <text:p>0,1068302172</text:p>
          </table:table-cell>
          <table:table-cell table:style-name="ce1" office:value-type="float" office:value="0.0998805723581449" calcext:value-type="float">
            <text:p>0,0998805724</text:p>
          </table:table-cell>
          <table:table-cell table:style-name="ce1" office:value-type="float" office:value="0.103219839181119" calcext:value-type="float">
            <text:p>0,1032198392</text:p>
          </table:table-cell>
          <table:table-cell table:style-name="ce1" office:value-type="float" office:value="0.10163902455" calcext:value-type="float">
            <text:p>0,1016390246</text:p>
          </table:table-cell>
          <table:table-cell table:style-name="ce1" office:value-type="float" office:value="0.100786859679962" calcext:value-type="float">
            <text:p>0,1007868597</text:p>
          </table:table-cell>
          <table:table-cell table:style-name="ce1" office:value-type="float" office:value="0.10046063456" calcext:value-type="float">
            <text:p>0,1004606346</text:p>
          </table:table-cell>
          <table:table-cell table:style-name="ce1" office:value-type="float" office:value="0.1642366398" calcext:value-type="float">
            <text:p>0,1642366398</text:p>
          </table:table-cell>
          <table:table-cell table:style-name="ce1" office:value-type="float" office:value="0.166286584141565" calcext:value-type="float">
            <text:p>0,1662865841</text:p>
          </table:table-cell>
          <table:table-cell table:style-name="ce1" office:value-type="float" office:value="0.169201137898224" calcext:value-type="float">
            <text:p>0,1692011379</text:p>
          </table:table-cell>
          <table:table-cell table:style-name="ce1" office:value-type="float" office:value="0.170133741098603" calcext:value-type="float">
            <text:p>0,1701337411</text:p>
          </table:table-cell>
          <table:table-cell table:style-name="ce1" office:value-type="float" office:value="0.170313097270155" calcext:value-type="float">
            <text:p>0,1703130973</text:p>
          </table:table-cell>
          <table:table-cell table:style-name="ce1" office:value-type="float" office:value="0.17881668696" calcext:value-type="float">
            <text:p>0,178816687</text:p>
          </table:table-cell>
          <table:table-cell table:style-name="ce1" office:value-type="float" office:value="0.2554498453" calcext:value-type="float">
            <text:p>0,2554498453</text:p>
          </table:table-cell>
          <table:table-cell table:style-name="ce1" office:value-type="float" office:value="0.25197299701" calcext:value-type="float">
            <text:p>0,251972997</text:p>
          </table:table-cell>
          <table:table-cell table:style-name="ce1" office:value-type="float" office:value="0.25406456762" calcext:value-type="float">
            <text:p>0,2540645676</text:p>
          </table:table-cell>
          <table:table-cell table:style-name="ce1" office:value-type="float" office:value="0.25466514669" calcext:value-type="float">
            <text:p>0,2546651467</text:p>
          </table:table-cell>
          <table:table-cell table:style-name="ce1" office:value-type="float" office:value="0.25519794337" calcext:value-type="float">
            <text:p>0,2551979434</text:p>
          </table:table-cell>
          <table:table-cell table:style-name="ce1" office:value-type="float" office:value="0.191876415695115" calcext:value-type="float">
            <text:p>0,1918764157</text:p>
          </table:table-cell>
          <table:table-cell table:style-name="ce1" office:value-type="float" office:value="0.188140330069562" calcext:value-type="float">
            <text:p>0,1881403301</text:p>
          </table:table-cell>
          <table:table-cell table:style-name="ce1" office:value-type="float" office:value="0.187620807074869" calcext:value-type="float">
            <text:p>0,1876208071</text:p>
          </table:table-cell>
          <table:table-cell table:style-name="ce1" office:value-type="float" office:value="0.189283128359877" calcext:value-type="float">
            <text:p>0,1892831284</text:p>
          </table:table-cell>
          <table:table-cell table:style-name="ce1" office:value-type="float" office:value="0.19563505814" calcext:value-type="float">
            <text:p>0,195635058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0.499981411569978" calcext:value-type="float">
            <text:p>0,4999814116</text:p>
          </table:table-cell>
          <table:table-cell table:style-name="ce1" office:value-type="float" office:value="0.524202653436705" calcext:value-type="float">
            <text:p>0,5242026534</text:p>
          </table:table-cell>
          <table:table-cell table:style-name="ce1" office:value-type="float" office:value="0.537178876484427" calcext:value-type="float">
            <text:p>0,5371788765</text:p>
          </table:table-cell>
          <table:table-cell table:style-name="ce1" office:value-type="float" office:value="0.546006790055477" calcext:value-type="float">
            <text:p>0,5460067901</text:p>
          </table:table-cell>
          <table:table-cell table:style-name="ce1" office:value-type="float" office:value="0.558814941218968" calcext:value-type="float">
            <text:p>0,5588149412</text:p>
          </table:table-cell>
          <table:table-cell table:style-name="ce1" office:value-type="float" office:value="0.562677888560024" calcext:value-type="float">
            <text:p>0,5626778886</text:p>
          </table:table-cell>
          <table:table-cell table:style-name="ce1" office:value-type="float" office:value="0.574329576676" calcext:value-type="float">
            <text:p>0,5743295767</text:p>
          </table:table-cell>
          <table:table-cell table:style-name="ce1" office:value-type="float" office:value="0.587977721015517" calcext:value-type="float">
            <text:p>0,587977721</text:p>
          </table:table-cell>
          <table:table-cell table:style-name="ce1" office:value-type="float" office:value="0.60250212136288" calcext:value-type="float">
            <text:p>0,6025021214</text:p>
          </table:table-cell>
          <table:table-cell table:style-name="ce1" office:value-type="float" office:value="0.606263507845803" calcext:value-type="float">
            <text:p>0,6062635078</text:p>
          </table:table-cell>
          <table:table-cell table:style-name="ce1" office:value-type="float" office:value="0.61184712768481" calcext:value-type="float">
            <text:p>0,6118471277</text:p>
          </table:table-cell>
          <table:table-cell table:style-name="ce1" office:value-type="float" office:value="0.571761352233265" calcext:value-type="float">
            <text:p>0,5717613522</text:p>
          </table:table-cell>
          <table:table-cell table:style-name="ce1" office:value-type="float" office:value="0.577619852625494" calcext:value-type="float">
            <text:p>0,5776198526</text:p>
          </table:table-cell>
          <table:table-cell table:style-name="ce1" office:value-type="float" office:value="0.567318874854037" calcext:value-type="float">
            <text:p>0,5673188749</text:p>
          </table:table-cell>
          <table:table-cell table:style-name="ce1" office:value-type="float" office:value="0.572253208218112" calcext:value-type="float">
            <text:p>0,5722532082</text:p>
          </table:table-cell>
          <table:table-cell table:style-name="ce1" office:value-type="float" office:value="0.57572238432" calcext:value-type="float">
            <text:p>0,5757223843</text:p>
          </table:table-cell>
          <table:table-cell table:style-name="ce1" office:value-type="float" office:value="0.56787337027" calcext:value-type="float">
            <text:p>0,5678733703</text:p>
          </table:table-cell>
          <table:table-cell table:style-name="ce1" office:value-type="float" office:value="0.5701728872888" calcext:value-type="float">
            <text:p>0,5701728873</text:p>
          </table:table-cell>
          <table:table-cell table:style-name="ce1" office:value-type="float" office:value="0.566523698578" calcext:value-type="float">
            <text:p>0,5665236986</text:p>
          </table:table-cell>
          <table:table-cell table:style-name="ce1" office:value-type="float" office:value="0.568684485845926" calcext:value-type="float">
            <text:p>0,5686844858</text:p>
          </table:table-cell>
          <table:table-cell table:style-name="ce1" office:value-type="float" office:value="0.576724942746601" calcext:value-type="float">
            <text:p>0,5767249427</text:p>
          </table:table-cell>
          <table:table-cell table:style-name="ce1" office:value-type="float" office:value="0.582381801777637" calcext:value-type="float">
            <text:p>0,5823818018</text:p>
          </table:table-cell>
          <table:table-cell table:style-name="ce1" office:value-type="float" office:value="0.59596179767611" calcext:value-type="float">
            <text:p>0,5959617977</text:p>
          </table:table-cell>
          <table:table-cell table:style-name="ce1" office:value-type="float" office:value="0.610905316477" calcext:value-type="float">
            <text:p>0,6109053165</text:p>
          </table:table-cell>
          <table:table-cell table:style-name="ce1" office:value-type="float" office:value="0.652079362020827" calcext:value-type="float">
            <text:p>0,652079362</text:p>
          </table:table-cell>
          <table:table-cell table:style-name="ce1" office:value-type="float" office:value="0.674027256213755" calcext:value-type="float">
            <text:p>0,6740272562</text:p>
          </table:table-cell>
          <table:table-cell table:style-name="ce1" office:value-type="float" office:value="0.667033656561736" calcext:value-type="float">
            <text:p>0,6670336566</text:p>
          </table:table-cell>
          <table:table-cell table:style-name="ce1" office:value-type="float" office:value="0.662278078290952" calcext:value-type="float">
            <text:p>0,6622780783</text:p>
          </table:table-cell>
          <table:table-cell table:style-name="ce1" office:value-type="float" office:value="0.669204098500587" calcext:value-type="float">
            <text:p>0,6692040985</text:p>
          </table:table-cell>
          <table:table-cell table:style-name="ce1" office:value-type="float" office:value="0.676436780317077" calcext:value-type="float">
            <text:p>0,6764367803</text:p>
          </table:table-cell>
          <table:table-cell table:style-name="ce1" office:value-type="float" office:value="0.663267128574541" calcext:value-type="float">
            <text:p>0,6632671286</text:p>
          </table:table-cell>
          <table:table-cell table:style-name="ce1" office:value-type="float" office:value="0.584358580141646" calcext:value-type="float">
            <text:p>0,5843585801</text:p>
          </table:table-cell>
          <table:table-cell table:style-name="ce1" office:value-type="float" office:value="0.596904669341" calcext:value-type="float">
            <text:p>0,5969046693</text:p>
          </table:table-cell>
          <table:table-cell table:style-name="ce1" office:value-type="float" office:value="0.60009132023" calcext:value-type="float">
            <text:p>0,6000913202</text:p>
          </table:table-cell>
          <table:table-cell table:style-name="ce1" office:value-type="float" office:value="0.602251962501737" calcext:value-type="float">
            <text:p>0,6022519625</text:p>
          </table:table-cell>
          <table:table-cell table:style-name="ce1" office:value-type="float" office:value="0.604290907865" calcext:value-type="float">
            <text:p>0,6042909079</text:p>
          </table:table-cell>
          <table:table-cell table:style-name="ce1" office:value-type="float" office:value="0.589420594351275" calcext:value-type="float">
            <text:p>0,5894205944</text:p>
          </table:table-cell>
          <table:table-cell table:style-name="ce1" office:value-type="float" office:value="0.593967145850129" calcext:value-type="float">
            <text:p>0,5939671459</text:p>
          </table:table-cell>
          <table:table-cell table:style-name="ce1" office:value-type="float" office:value="0.595664003937823" calcext:value-type="float">
            <text:p>0,5956640039</text:p>
          </table:table-cell>
          <table:table-cell table:style-name="ce1" office:value-type="float" office:value="0.59555805193883" calcext:value-type="float">
            <text:p>0,5955580519</text:p>
          </table:table-cell>
          <table:table-cell table:style-name="ce1" office:value-type="float" office:value="0.599279672388963" calcext:value-type="float">
            <text:p>0,599279672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4.57996837554652" calcext:value-type="float">
            <text:p>4,5799683755</text:p>
          </table:table-cell>
          <table:table-cell table:style-name="ce1" office:value-type="float" office:value="5.40146890840209" calcext:value-type="float">
            <text:p>5,4014689084</text:p>
          </table:table-cell>
          <table:table-cell table:style-name="ce1" office:value-type="float" office:value="6.58359005236528" calcext:value-type="float">
            <text:p>6,5835900524</text:p>
          </table:table-cell>
          <table:table-cell table:style-name="ce1" office:value-type="float" office:value="6.32463001981643" calcext:value-type="float">
            <text:p>6,3246300198</text:p>
          </table:table-cell>
          <table:table-cell table:style-name="ce1" office:value-type="float" office:value="5.58183566931697" calcext:value-type="float">
            <text:p>5,5818356693</text:p>
          </table:table-cell>
          <table:table-cell table:style-name="ce1" office:value-type="float" office:value="4.94563721622356" calcext:value-type="float">
            <text:p>4,9456372162</text:p>
          </table:table-cell>
          <table:table-cell table:style-name="ce1" office:value-type="float" office:value="5.99631732996181" calcext:value-type="float">
            <text:p>5,99631733</text:p>
          </table:table-cell>
          <table:table-cell table:style-name="ce1" office:value-type="float" office:value="6.20208018930692" calcext:value-type="float">
            <text:p>6,2020801893</text:p>
          </table:table-cell>
          <table:table-cell table:style-name="ce1" office:value-type="float" office:value="6.13990448909549" calcext:value-type="float">
            <text:p>6,1399044891</text:p>
          </table:table-cell>
          <table:table-cell table:style-name="ce1" office:value-type="float" office:value="6.288825755954" calcext:value-type="float">
            <text:p>6,288825756</text:p>
          </table:table-cell>
          <table:table-cell table:style-name="ce1" office:value-type="float" office:value="6.34891228076953" calcext:value-type="float">
            <text:p>6,3489122808</text:p>
          </table:table-cell>
          <table:table-cell table:style-name="ce1" office:value-type="float" office:value="5.91575276001097" calcext:value-type="float">
            <text:p>5,91575276</text:p>
          </table:table-cell>
          <table:table-cell table:style-name="ce1" office:value-type="float" office:value="5.84507984774481" calcext:value-type="float">
            <text:p>5,8450798477</text:p>
          </table:table-cell>
          <table:table-cell table:style-name="ce1" office:value-type="float" office:value="5.77785902763032" calcext:value-type="float">
            <text:p>5,7778590276</text:p>
          </table:table-cell>
          <table:table-cell table:style-name="ce1" office:value-type="float" office:value="5.7162802573881" calcext:value-type="float">
            <text:p>5,7162802574</text:p>
          </table:table-cell>
          <table:table-cell table:style-name="ce1" office:value-type="float" office:value="5.63968129042632" calcext:value-type="float">
            <text:p>5,6396812904</text:p>
          </table:table-cell>
          <table:table-cell table:style-name="ce1" office:value-type="float" office:value="5.59168867160175" calcext:value-type="float">
            <text:p>5,5916886716</text:p>
          </table:table-cell>
          <table:table-cell table:style-name="ce1" office:value-type="float" office:value="5.54403528680437" calcext:value-type="float">
            <text:p>5,5440352868</text:p>
          </table:table-cell>
          <table:table-cell table:style-name="ce1" office:value-type="float" office:value="5.48159064580759" calcext:value-type="float">
            <text:p>5,4815906458</text:p>
          </table:table-cell>
          <table:table-cell table:style-name="ce1" office:value-type="float" office:value="5.38914893317803" calcext:value-type="float">
            <text:p>5,3891489332</text:p>
          </table:table-cell>
          <table:table-cell table:style-name="ce1" office:value-type="float" office:value="5.32412771726" calcext:value-type="float">
            <text:p>5,3241277173</text:p>
          </table:table-cell>
          <table:table-cell table:style-name="ce1" office:value-type="float" office:value="5.16739372604045" calcext:value-type="float">
            <text:p>5,167393726</text:p>
          </table:table-cell>
          <table:table-cell table:style-name="ce1" office:value-type="float" office:value="5.06279516380039" calcext:value-type="float">
            <text:p>5,0627951638</text:p>
          </table:table-cell>
          <table:table-cell table:style-name="ce1" office:value-type="float" office:value="4.91947993823491" calcext:value-type="float">
            <text:p>4,9194799382</text:p>
          </table:table-cell>
          <table:table-cell table:style-name="ce1" office:value-type="float" office:value="4.79870345823849" calcext:value-type="float">
            <text:p>4,7987034582</text:p>
          </table:table-cell>
          <table:table-cell table:style-name="ce1" office:value-type="float" office:value="6.820358342054" calcext:value-type="float">
            <text:p>6,8203583421</text:p>
          </table:table-cell>
          <table:table-cell table:style-name="ce1" office:value-type="float" office:value="7.19704381108291" calcext:value-type="float">
            <text:p>7,1970438111</text:p>
          </table:table-cell>
          <table:table-cell table:style-name="ce1" office:value-type="float" office:value="7.469640276176" calcext:value-type="float">
            <text:p>7,4696402762</text:p>
          </table:table-cell>
          <table:table-cell table:style-name="ce1" office:value-type="float" office:value="7.43018143520109" calcext:value-type="float">
            <text:p>7,4301814352</text:p>
          </table:table-cell>
          <table:table-cell table:style-name="ce1" office:value-type="float" office:value="7.08695472686784" calcext:value-type="float">
            <text:p>7,0869547269</text:p>
          </table:table-cell>
          <table:table-cell table:style-name="ce1" office:value-type="float" office:value="6.93899759583901" calcext:value-type="float">
            <text:p>6,9389975958</text:p>
          </table:table-cell>
          <table:table-cell table:style-name="ce1" office:value-type="float" office:value="5.96725534296567" calcext:value-type="float">
            <text:p>5,967255343</text:p>
          </table:table-cell>
          <table:table-cell table:style-name="ce1" office:value-type="float" office:value="6.10598753037377" calcext:value-type="float">
            <text:p>6,1059875304</text:p>
          </table:table-cell>
          <table:table-cell table:style-name="ce1" office:value-type="float" office:value="6.13776274822872" calcext:value-type="float">
            <text:p>6,1377627482</text:p>
          </table:table-cell>
          <table:table-cell table:style-name="ce1" office:value-type="float" office:value="6.17665882223993" calcext:value-type="float">
            <text:p>6,1766588222</text:p>
          </table:table-cell>
          <table:table-cell table:style-name="ce1" office:value-type="float" office:value="6.20499958181325" calcext:value-type="float">
            <text:p>6,2049995818</text:p>
          </table:table-cell>
          <table:table-cell table:style-name="ce1" office:value-type="float" office:value="6.12577860188613" calcext:value-type="float">
            <text:p>6,1257786019</text:p>
          </table:table-cell>
          <table:table-cell table:style-name="ce1" office:value-type="float" office:value="6.13064997860184" calcext:value-type="float">
            <text:p>6,1306499786</text:p>
          </table:table-cell>
          <table:table-cell table:style-name="ce1" office:value-type="float" office:value="6.1108888406181" calcext:value-type="float">
            <text:p>6,1108888406</text:p>
          </table:table-cell>
          <table:table-cell table:style-name="ce1" office:value-type="float" office:value="6.09157148627031" calcext:value-type="float">
            <text:p>6,0915714863</text:p>
          </table:table-cell>
          <table:table-cell table:style-name="ce1" office:value-type="float" office:value="6.05843010388323" calcext:value-type="float">
            <text:p>6,058430103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0429819819" calcext:value-type="float">
            <text:p>0,0042981982</text:p>
          </table:table-cell>
          <table:table-cell table:style-name="ce1" office:value-type="float" office:value="0.0044689963" calcext:value-type="float">
            <text:p>0,0044689963</text:p>
          </table:table-cell>
          <table:table-cell table:style-name="ce1" office:value-type="float" office:value="0.00484362873957484" calcext:value-type="float">
            <text:p>0,0048436287</text:p>
          </table:table-cell>
          <table:table-cell table:style-name="ce1" office:value-type="float" office:value="0.00434613733585067" calcext:value-type="float">
            <text:p>0,0043461373</text:p>
          </table:table-cell>
          <table:table-cell table:style-name="ce1" office:value-type="float" office:value="0.00426142748611163" calcext:value-type="float">
            <text:p>0,0042614275</text:p>
          </table:table-cell>
          <table:table-cell table:style-name="ce1" office:value-type="float" office:value="0.00471641486" calcext:value-type="float">
            <text:p>0,0047164149</text:p>
          </table:table-cell>
          <table:table-cell table:style-name="ce1" office:value-type="float" office:value="0.00598658542210446" calcext:value-type="float">
            <text:p>0,0059865854</text:p>
          </table:table-cell>
          <table:table-cell table:style-name="ce1" office:value-type="float" office:value="0.0108783322759355" calcext:value-type="float">
            <text:p>0,0108783323</text:p>
          </table:table-cell>
          <table:table-cell table:style-name="ce1" office:value-type="float" office:value="0.0123768740489878" calcext:value-type="float">
            <text:p>0,012376874</text:p>
          </table:table-cell>
          <table:table-cell table:style-name="ce1" office:value-type="float" office:value="0.0130835614476562" calcext:value-type="float">
            <text:p>0,0130835614</text:p>
          </table:table-cell>
          <table:table-cell table:style-name="ce1" office:value-type="float" office:value="0.0158462200392482" calcext:value-type="float">
            <text:p>0,01584622</text:p>
          </table:table-cell>
          <table:table-cell table:style-name="ce1" office:value-type="float" office:value="0.0185524298002913" calcext:value-type="float">
            <text:p>0,0185524298</text:p>
          </table:table-cell>
          <table:table-cell table:style-name="ce1" office:value-type="float" office:value="0.0256118180383453" calcext:value-type="float">
            <text:p>0,025611818</text:p>
          </table:table-cell>
          <table:table-cell table:style-name="ce1" office:value-type="float" office:value="0.0363814372937789" calcext:value-type="float">
            <text:p>0,0363814373</text:p>
          </table:table-cell>
          <table:table-cell table:style-name="ce1" office:value-type="float" office:value="0.0545955956082318" calcext:value-type="float">
            <text:p>0,0545955956</text:p>
          </table:table-cell>
          <table:table-cell table:style-name="ce1" office:value-type="float" office:value="0.0718020808403306" calcext:value-type="float">
            <text:p>0,0718020808</text:p>
          </table:table-cell>
          <table:table-cell table:style-name="ce1" office:value-type="float" office:value="0.090977757693025" calcext:value-type="float">
            <text:p>0,0909777577</text:p>
          </table:table-cell>
          <table:table-cell table:style-name="ce1" office:value-type="float" office:value="0.115876816209092" calcext:value-type="float">
            <text:p>0,1158768162</text:p>
          </table:table-cell>
          <table:table-cell table:style-name="ce1" office:value-type="float" office:value="0.162312692292009" calcext:value-type="float">
            <text:p>0,1623126923</text:p>
          </table:table-cell>
          <table:table-cell table:style-name="ce1" office:value-type="float" office:value="0.206442438981881" calcext:value-type="float">
            <text:p>0,206442439</text:p>
          </table:table-cell>
          <table:table-cell table:style-name="ce1" office:value-type="float" office:value="0.271048111827927" calcext:value-type="float">
            <text:p>0,2710481118</text:p>
          </table:table-cell>
          <table:table-cell table:style-name="ce1" office:value-type="float" office:value="0.325155539444498" calcext:value-type="float">
            <text:p>0,3251555394</text:p>
          </table:table-cell>
          <table:table-cell table:style-name="ce1" office:value-type="float" office:value="0.384254911732874" calcext:value-type="float">
            <text:p>0,3842549117</text:p>
          </table:table-cell>
          <table:table-cell table:style-name="ce1" office:value-type="float" office:value="0.413726872317426" calcext:value-type="float">
            <text:p>0,4137268723</text:p>
          </table:table-cell>
          <table:table-cell table:style-name="ce1" office:value-type="float" office:value="0.445015506254499" calcext:value-type="float">
            <text:p>0,4450155063</text:p>
          </table:table-cell>
          <table:table-cell table:style-name="ce1" office:value-type="float" office:value="0.318542003312902" calcext:value-type="float">
            <text:p>0,3185420033</text:p>
          </table:table-cell>
          <table:table-cell table:style-name="ce1" office:value-type="float" office:value="0.307011722653204" calcext:value-type="float">
            <text:p>0,3070117227</text:p>
          </table:table-cell>
          <table:table-cell table:style-name="ce1" office:value-type="float" office:value="0.289553204959032" calcext:value-type="float">
            <text:p>0,289553205</text:p>
          </table:table-cell>
          <table:table-cell table:style-name="ce1" office:value-type="float" office:value="0.287461334352491" calcext:value-type="float">
            <text:p>0,2874613344</text:p>
          </table:table-cell>
          <table:table-cell table:style-name="ce1" office:value-type="float" office:value="0.292309654426111" calcext:value-type="float">
            <text:p>0,2923096544</text:p>
          </table:table-cell>
          <table:table-cell table:style-name="ce1" office:value-type="float" office:value="0.301231078906151" calcext:value-type="float">
            <text:p>0,3012310789</text:p>
          </table:table-cell>
          <table:table-cell table:style-name="ce1" office:value-type="float" office:value="0.273256533887271" calcext:value-type="float">
            <text:p>0,2732565339</text:p>
          </table:table-cell>
          <table:table-cell table:style-name="ce1" office:value-type="float" office:value="0.260769924452774" calcext:value-type="float">
            <text:p>0,2607699245</text:p>
          </table:table-cell>
          <table:table-cell table:style-name="ce1" office:value-type="float" office:value="0.240188863311236" calcext:value-type="float">
            <text:p>0,2401888633</text:p>
          </table:table-cell>
          <table:table-cell table:style-name="ce1" office:value-type="float" office:value="0.230301743020236" calcext:value-type="float">
            <text:p>0,230301743</text:p>
          </table:table-cell>
          <table:table-cell table:style-name="ce1" office:value-type="float" office:value="0.220870962031469" calcext:value-type="float">
            <text:p>0,220870962</text:p>
          </table:table-cell>
          <table:table-cell table:style-name="ce1" office:value-type="float" office:value="0.218422956675336" calcext:value-type="float">
            <text:p>0,2184229567</text:p>
          </table:table-cell>
          <table:table-cell table:style-name="ce1" office:value-type="float" office:value="0.215081916823337" calcext:value-type="float">
            <text:p>0,2150819168</text:p>
          </table:table-cell>
          <table:table-cell table:style-name="ce1" office:value-type="float" office:value="0.211125601002048" calcext:value-type="float">
            <text:p>0,211125601</text:p>
          </table:table-cell>
          <table:table-cell table:style-name="ce1" office:value-type="float" office:value="0.204418103803035" calcext:value-type="float">
            <text:p>0,2044181038</text:p>
          </table:table-cell>
          <table:table-cell table:style-name="ce1" office:value-type="float" office:value="0.198646036707601" calcext:value-type="float">
            <text:p>0,198646036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1.53957975204903" calcext:value-type="float">
            <text:p>1,539579752</text:p>
          </table:table-cell>
          <table:table-cell table:style-name="ce1" office:value-type="float" office:value="2.00614023364046" calcext:value-type="float">
            <text:p>2,0061402336</text:p>
          </table:table-cell>
          <table:table-cell table:style-name="ce1" office:value-type="float" office:value="3.42356059490267" calcext:value-type="float">
            <text:p>3,4235605949</text:p>
          </table:table-cell>
          <table:table-cell table:style-name="ce1" office:value-type="float" office:value="3.41683133752497" calcext:value-type="float">
            <text:p>3,4168313375</text:p>
          </table:table-cell>
          <table:table-cell table:style-name="ce1" office:value-type="float" office:value="2.96758103047184" calcext:value-type="float">
            <text:p>2,9675810305</text:p>
          </table:table-cell>
          <table:table-cell table:style-name="ce1" office:value-type="float" office:value="2.21354509326026" calcext:value-type="float">
            <text:p>2,2135450933</text:p>
          </table:table-cell>
          <table:table-cell table:style-name="ce1" office:value-type="float" office:value="3.91394568472338" calcext:value-type="float">
            <text:p>3,9139456847</text:p>
          </table:table-cell>
          <table:table-cell table:style-name="ce1" office:value-type="float" office:value="4.39536558674989" calcext:value-type="float">
            <text:p>4,3953655867</text:p>
          </table:table-cell>
          <table:table-cell table:style-name="ce1" office:value-type="float" office:value="4.49455646689013" calcext:value-type="float">
            <text:p>4,4945564669</text:p>
          </table:table-cell>
          <table:table-cell table:style-name="ce1" office:value-type="float" office:value="4.82733147486544" calcext:value-type="float">
            <text:p>4,8273314749</text:p>
          </table:table-cell>
          <table:table-cell table:style-name="ce1" office:value-type="float" office:value="5.23901022418101" calcext:value-type="float">
            <text:p>5,2390102242</text:p>
          </table:table-cell>
          <table:table-cell table:style-name="ce1" office:value-type="float" office:value="4.22763434564686" calcext:value-type="float">
            <text:p>4,2276343456</text:p>
          </table:table-cell>
          <table:table-cell table:style-name="ce1" office:value-type="float" office:value="4.44982910268959" calcext:value-type="float">
            <text:p>4,4498291027</text:p>
          </table:table-cell>
          <table:table-cell table:style-name="ce1" office:value-type="float" office:value="4.80585013315722" calcext:value-type="float">
            <text:p>4,8058501332</text:p>
          </table:table-cell>
          <table:table-cell table:style-name="ce1" office:value-type="float" office:value="5.12951244296416" calcext:value-type="float">
            <text:p>5,129512443</text:p>
          </table:table-cell>
          <table:table-cell table:style-name="ce1" office:value-type="float" office:value="5.51423125806146" calcext:value-type="float">
            <text:p>5,5142312581</text:p>
          </table:table-cell>
          <table:table-cell table:style-name="ce1" office:value-type="float" office:value="5.7698250984913" calcext:value-type="float">
            <text:p>5,7698250985</text:p>
          </table:table-cell>
          <table:table-cell table:style-name="ce1" office:value-type="float" office:value="5.98502003086512" calcext:value-type="float">
            <text:p>5,9850200309</text:p>
          </table:table-cell>
          <table:table-cell table:style-name="ce1" office:value-type="float" office:value="6.07979695064165" calcext:value-type="float">
            <text:p>6,0797969506</text:p>
          </table:table-cell>
          <table:table-cell table:style-name="ce1" office:value-type="float" office:value="6.17610590505952" calcext:value-type="float">
            <text:p>6,1761059051</text:p>
          </table:table-cell>
          <table:table-cell table:style-name="ce1" office:value-type="float" office:value="6.29090215424452" calcext:value-type="float">
            <text:p>6,2909021542</text:p>
          </table:table-cell>
          <table:table-cell table:style-name="ce1" office:value-type="float" office:value="6.10947837298716" calcext:value-type="float">
            <text:p>6,109478373</text:p>
          </table:table-cell>
          <table:table-cell table:style-name="ce1" office:value-type="float" office:value="5.94282583956713" calcext:value-type="float">
            <text:p>5,9428258396</text:p>
          </table:table-cell>
          <table:table-cell table:style-name="ce1" office:value-type="float" office:value="5.78657789850717" calcext:value-type="float">
            <text:p>5,7865778985</text:p>
          </table:table-cell>
          <table:table-cell table:style-name="ce1" office:value-type="float" office:value="5.69031216188588" calcext:value-type="float">
            <text:p>5,6903121619</text:p>
          </table:table-cell>
          <table:table-cell table:style-name="ce1" office:value-type="float" office:value="5.11658995127875" calcext:value-type="float">
            <text:p>5,1165899513</text:p>
          </table:table-cell>
          <table:table-cell table:style-name="ce1" office:value-type="float" office:value="5.03368604817091" calcext:value-type="float">
            <text:p>5,0336860482</text:p>
          </table:table-cell>
          <table:table-cell table:style-name="ce1" office:value-type="float" office:value="5.43648747117078" calcext:value-type="float">
            <text:p>5,4364874712</text:p>
          </table:table-cell>
          <table:table-cell table:style-name="ce1" office:value-type="float" office:value="5.2889589343136" calcext:value-type="float">
            <text:p>5,2889589343</text:p>
          </table:table-cell>
          <table:table-cell table:style-name="ce1" office:value-type="float" office:value="5.09860307366568" calcext:value-type="float">
            <text:p>5,0986030737</text:p>
          </table:table-cell>
          <table:table-cell table:style-name="ce1" office:value-type="float" office:value="4.91989837350408" calcext:value-type="float">
            <text:p>4,9198983735</text:p>
          </table:table-cell>
          <table:table-cell table:style-name="ce1" office:value-type="float" office:value="4.98557284074166" calcext:value-type="float">
            <text:p>4,9855728407</text:p>
          </table:table-cell>
          <table:table-cell table:style-name="ce1" office:value-type="float" office:value="5.05942563675765" calcext:value-type="float">
            <text:p>5,0594256368</text:p>
          </table:table-cell>
          <table:table-cell table:style-name="ce1" office:value-type="float" office:value="5.10897824443505" calcext:value-type="float">
            <text:p>5,1089782444</text:p>
          </table:table-cell>
          <table:table-cell table:style-name="ce1" office:value-type="float" office:value="5.07822041158376" calcext:value-type="float">
            <text:p>5,0782204116</text:p>
          </table:table-cell>
          <table:table-cell table:style-name="ce1" office:value-type="float" office:value="5.06173515215276" calcext:value-type="float">
            <text:p>5,0617351522</text:p>
          </table:table-cell>
          <table:table-cell table:style-name="ce1" office:value-type="float" office:value="4.76983652300553" calcext:value-type="float">
            <text:p>4,769836523</text:p>
          </table:table-cell>
          <table:table-cell table:style-name="ce1" office:value-type="float" office:value="4.6981121795591" calcext:value-type="float">
            <text:p>4,6981121796</text:p>
          </table:table-cell>
          <table:table-cell table:style-name="ce1" office:value-type="float" office:value="4.61198645361888" calcext:value-type="float">
            <text:p>4,6119864536</text:p>
          </table:table-cell>
          <table:table-cell table:style-name="ce1" office:value-type="float" office:value="4.52097601483525" calcext:value-type="float">
            <text:p>4,5209760148</text:p>
          </table:table-cell>
          <table:table-cell table:style-name="ce1" office:value-type="float" office:value="4.4217837187317" calcext:value-type="float">
            <text:p>4,421783718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0.260503588366126" calcext:value-type="float">
            <text:p>0,2605035884</text:p>
          </table:table-cell>
          <table:table-cell table:style-name="ce1" office:value-type="float" office:value="0.264498431216955" calcext:value-type="float">
            <text:p>0,2644984312</text:p>
          </table:table-cell>
          <table:table-cell table:style-name="ce1" office:value-type="float" office:value="0.273327232984942" calcext:value-type="float">
            <text:p>0,273327233</text:p>
          </table:table-cell>
          <table:table-cell table:style-name="ce1" office:value-type="float" office:value="0.282752442382405" calcext:value-type="float">
            <text:p>0,2827524424</text:p>
          </table:table-cell>
          <table:table-cell table:style-name="ce1" office:value-type="float" office:value="0.289648579134" calcext:value-type="float">
            <text:p>0,2896485791</text:p>
          </table:table-cell>
          <table:table-cell table:style-name="ce1" office:value-type="float" office:value="0.298867311636443" calcext:value-type="float">
            <text:p>0,2988673116</text:p>
          </table:table-cell>
          <table:table-cell table:style-name="ce1" office:value-type="float" office:value="0.303510975085781" calcext:value-type="float">
            <text:p>0,3035109751</text:p>
          </table:table-cell>
          <table:table-cell table:style-name="ce1" office:value-type="float" office:value="0.34201732010148" calcext:value-type="float">
            <text:p>0,3420173201</text:p>
          </table:table-cell>
          <table:table-cell table:style-name="ce1" office:value-type="float" office:value="0.249968513599655" calcext:value-type="float">
            <text:p>0,2499685136</text:p>
          </table:table-cell>
          <table:table-cell table:style-name="ce1" office:value-type="float" office:value="0.28159545744468" calcext:value-type="float">
            <text:p>0,2815954574</text:p>
          </table:table-cell>
          <table:table-cell table:style-name="ce1" office:value-type="float" office:value="0.339393413275085" calcext:value-type="float">
            <text:p>0,3393934133</text:p>
          </table:table-cell>
          <table:table-cell table:style-name="ce1" office:value-type="float" office:value="0.442167790252684" calcext:value-type="float">
            <text:p>0,4421677903</text:p>
          </table:table-cell>
          <table:table-cell table:style-name="ce1" office:value-type="float" office:value="0.495882595991347" calcext:value-type="float">
            <text:p>0,495882596</text:p>
          </table:table-cell>
          <table:table-cell table:style-name="ce1" office:value-type="float" office:value="0.551874144323766" calcext:value-type="float">
            <text:p>0,5518741443</text:p>
          </table:table-cell>
          <table:table-cell table:style-name="ce1" office:value-type="float" office:value="0.63541292292174" calcext:value-type="float">
            <text:p>0,6354129229</text:p>
          </table:table-cell>
          <table:table-cell table:style-name="ce1" office:value-type="float" office:value="0.741257150680713" calcext:value-type="float">
            <text:p>0,7412571507</text:p>
          </table:table-cell>
          <table:table-cell table:style-name="ce1" office:value-type="float" office:value="0.772644124191688" calcext:value-type="float">
            <text:p>0,7726441242</text:p>
          </table:table-cell>
          <table:table-cell table:style-name="ce1" office:value-type="float" office:value="0.803267059420752" calcext:value-type="float">
            <text:p>0,8032670594</text:p>
          </table:table-cell>
          <table:table-cell table:style-name="ce1" office:value-type="float" office:value="0.861350933465801" calcext:value-type="float">
            <text:p>0,8613509335</text:p>
          </table:table-cell>
          <table:table-cell table:style-name="ce1" office:value-type="float" office:value="1.00849253482598" calcext:value-type="float">
            <text:p>1,0084925348</text:p>
          </table:table-cell>
          <table:table-cell table:style-name="ce1" office:value-type="float" office:value="1.14274230956453" calcext:value-type="float">
            <text:p>1,1427423096</text:p>
          </table:table-cell>
          <table:table-cell table:style-name="ce1" office:value-type="float" office:value="1.19349414639139" calcext:value-type="float">
            <text:p>1,1934941464</text:p>
          </table:table-cell>
          <table:table-cell table:style-name="ce1" office:value-type="float" office:value="1.23504816247519" calcext:value-type="float">
            <text:p>1,2350481625</text:p>
          </table:table-cell>
          <table:table-cell table:style-name="ce1" office:value-type="float" office:value="1.28617488557705" calcext:value-type="float">
            <text:p>1,2861748856</text:p>
          </table:table-cell>
          <table:table-cell table:style-name="ce1" office:value-type="float" office:value="1.2884296349739" calcext:value-type="float">
            <text:p>1,288429635</text:p>
          </table:table-cell>
          <table:table-cell table:style-name="ce1" office:value-type="float" office:value="1.80255478731393" calcext:value-type="float">
            <text:p>1,8025547873</text:p>
          </table:table-cell>
          <table:table-cell table:style-name="ce1" office:value-type="float" office:value="1.66363680822685" calcext:value-type="float">
            <text:p>1,6636368082</text:p>
          </table:table-cell>
          <table:table-cell table:style-name="ce1" office:value-type="float" office:value="1.51972896794689" calcext:value-type="float">
            <text:p>1,5197289679</text:p>
          </table:table-cell>
          <table:table-cell table:style-name="ce1" office:value-type="float" office:value="1.45524634340333" calcext:value-type="float">
            <text:p>1,4552463434</text:p>
          </table:table-cell>
          <table:table-cell table:style-name="ce1" office:value-type="float" office:value="1.48768290235291" calcext:value-type="float">
            <text:p>1,4876829024</text:p>
          </table:table-cell>
          <table:table-cell table:style-name="ce1" office:value-type="float" office:value="1.51057501978999" calcext:value-type="float">
            <text:p>1,5105750198</text:p>
          </table:table-cell>
          <table:table-cell table:style-name="ce1" office:value-type="float" office:value="1.25796303326793" calcext:value-type="float">
            <text:p>1,2579630333</text:p>
          </table:table-cell>
          <table:table-cell table:style-name="ce1" office:value-type="float" office:value="1.23139810660896" calcext:value-type="float">
            <text:p>1,2313981066</text:p>
          </table:table-cell>
          <table:table-cell table:style-name="ce1" office:value-type="float" office:value="1.12754438847498" calcext:value-type="float">
            <text:p>1,1275443885</text:p>
          </table:table-cell>
          <table:table-cell table:style-name="ce1" office:value-type="float" office:value="1.08101803979189" calcext:value-type="float">
            <text:p>1,0810180398</text:p>
          </table:table-cell>
          <table:table-cell table:style-name="ce1" office:value-type="float" office:value="1.05596231363045" calcext:value-type="float">
            <text:p>1,0559623136</text:p>
          </table:table-cell>
          <table:table-cell table:style-name="ce1" office:value-type="float" office:value="0.975939528166253" calcext:value-type="float">
            <text:p>0,9759395282</text:p>
          </table:table-cell>
          <table:table-cell table:style-name="ce1" office:value-type="float" office:value="0.959860043787457" calcext:value-type="float">
            <text:p>0,9598600438</text:p>
          </table:table-cell>
          <table:table-cell table:style-name="ce1" office:value-type="float" office:value="0.917009556243116" calcext:value-type="float">
            <text:p>0,9170095562</text:p>
          </table:table-cell>
          <table:table-cell table:style-name="ce1" office:value-type="float" office:value="0.8862129115034" calcext:value-type="float">
            <text:p>0,8862129115</text:p>
          </table:table-cell>
          <table:table-cell table:style-name="ce1" office:value-type="float" office:value="0.855889943764126" calcext:value-type="float">
            <text:p>0,855889943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3.89336390276079" calcext:value-type="float">
            <text:p>3,8933639028</text:p>
          </table:table-cell>
          <table:table-cell table:style-name="ce1" office:value-type="float" office:value="3.98061734608957" calcext:value-type="float">
            <text:p>3,9806173461</text:p>
          </table:table-cell>
          <table:table-cell table:style-name="ce1" office:value-type="float" office:value="4.08491272936089" calcext:value-type="float">
            <text:p>4,0849127294</text:p>
          </table:table-cell>
          <table:table-cell table:style-name="ce1" office:value-type="float" office:value="3.66981826999638" calcext:value-type="float">
            <text:p>3,66981827</text:p>
          </table:table-cell>
          <table:table-cell table:style-name="ce1" office:value-type="float" office:value="3.11602362005217" calcext:value-type="float">
            <text:p>3,1160236201</text:p>
          </table:table-cell>
          <table:table-cell table:style-name="ce1" office:value-type="float" office:value="2.57635269705937" calcext:value-type="float">
            <text:p>2,5763526971</text:p>
          </table:table-cell>
          <table:table-cell table:style-name="ce1" office:value-type="float" office:value="2.33883233507175" calcext:value-type="float">
            <text:p>2,3388323351</text:p>
          </table:table-cell>
          <table:table-cell table:style-name="ce1" office:value-type="float" office:value="2.42857120842601" calcext:value-type="float">
            <text:p>2,4285712084</text:p>
          </table:table-cell>
          <table:table-cell table:style-name="ce1" office:value-type="float" office:value="3.07655856985508" calcext:value-type="float">
            <text:p>3,0765585699</text:p>
          </table:table-cell>
          <table:table-cell table:style-name="ce1" office:value-type="float" office:value="3.28585938912073" calcext:value-type="float">
            <text:p>3,2858593891</text:p>
          </table:table-cell>
          <table:table-cell table:style-name="ce1" office:value-type="float" office:value="3.52832522187257" calcext:value-type="float">
            <text:p>3,5283252219</text:p>
          </table:table-cell>
          <table:table-cell table:style-name="ce1" office:value-type="float" office:value="4.46667891375878" calcext:value-type="float">
            <text:p>4,4666789138</text:p>
          </table:table-cell>
          <table:table-cell table:style-name="ce1" office:value-type="float" office:value="4.545630898456" calcext:value-type="float">
            <text:p>4,5456308985</text:p>
          </table:table-cell>
          <table:table-cell table:style-name="ce1" office:value-type="float" office:value="4.5549879383256" calcext:value-type="float">
            <text:p>4,5549879383</text:p>
          </table:table-cell>
          <table:table-cell table:style-name="ce1" office:value-type="float" office:value="4.60604999798854" calcext:value-type="float">
            <text:p>4,606049998</text:p>
          </table:table-cell>
          <table:table-cell table:style-name="ce1" office:value-type="float" office:value="4.60763010575708" calcext:value-type="float">
            <text:p>4,6076301058</text:p>
          </table:table-cell>
          <table:table-cell table:style-name="ce1" office:value-type="float" office:value="4.64642820853749" calcext:value-type="float">
            <text:p>4,6464282085</text:p>
          </table:table-cell>
          <table:table-cell table:style-name="ce1" office:value-type="float" office:value="4.73556584816825" calcext:value-type="float">
            <text:p>4,7355658482</text:p>
          </table:table-cell>
          <table:table-cell table:style-name="ce1" office:value-type="float" office:value="4.8485732951725" calcext:value-type="float">
            <text:p>4,8485732952</text:p>
          </table:table-cell>
          <table:table-cell table:style-name="ce1" office:value-type="float" office:value="4.89833851121871" calcext:value-type="float">
            <text:p>4,8983385112</text:p>
          </table:table-cell>
          <table:table-cell table:style-name="ce1" office:value-type="float" office:value="4.99690085263709" calcext:value-type="float">
            <text:p>4,9969008526</text:p>
          </table:table-cell>
          <table:table-cell table:style-name="ce1" office:value-type="float" office:value="5.017272113965" calcext:value-type="float">
            <text:p>5,017272114</text:p>
          </table:table-cell>
          <table:table-cell table:style-name="ce1" office:value-type="float" office:value="5.05336256772087" calcext:value-type="float">
            <text:p>5,0533625677</text:p>
          </table:table-cell>
          <table:table-cell table:style-name="ce1" office:value-type="float" office:value="5.14817852340386" calcext:value-type="float">
            <text:p>5,1481785234</text:p>
          </table:table-cell>
          <table:table-cell table:style-name="ce1" office:value-type="float" office:value="5.3068446082098" calcext:value-type="float">
            <text:p>5,3068446082</text:p>
          </table:table-cell>
          <table:table-cell table:style-name="ce1" office:value-type="float" office:value="9.24304706714442" calcext:value-type="float">
            <text:p>9,2430470671</text:p>
          </table:table-cell>
          <table:table-cell table:style-name="ce1" office:value-type="float" office:value="9.08230708733801" calcext:value-type="float">
            <text:p>9,0823070873</text:p>
          </table:table-cell>
          <table:table-cell table:style-name="ce1" office:value-type="float" office:value="8.70864023389442" calcext:value-type="float">
            <text:p>8,7086402339</text:p>
          </table:table-cell>
          <table:table-cell table:style-name="ce1" office:value-type="float" office:value="8.79253144648481" calcext:value-type="float">
            <text:p>8,7925314465</text:p>
          </table:table-cell>
          <table:table-cell table:style-name="ce1" office:value-type="float" office:value="8.85173444923172" calcext:value-type="float">
            <text:p>8,8517344492</text:p>
          </table:table-cell>
          <table:table-cell table:style-name="ce1" office:value-type="float" office:value="9.19247184135187" calcext:value-type="float">
            <text:p>9,1924718414</text:p>
          </table:table-cell>
          <table:table-cell table:style-name="ce1" office:value-type="float" office:value="11.4791439256258" calcext:value-type="float">
            <text:p>11,4791439256</text:p>
          </table:table-cell>
          <table:table-cell table:style-name="ce1" office:value-type="float" office:value="10.9972190312042" calcext:value-type="float">
            <text:p>10,9972190312</text:p>
          </table:table-cell>
          <table:table-cell table:style-name="ce1" office:value-type="float" office:value="10.8633061334633" calcext:value-type="float">
            <text:p>10,8633061335</text:p>
          </table:table-cell>
          <table:table-cell table:style-name="ce1" office:value-type="float" office:value="10.7686009135635" calcext:value-type="float">
            <text:p>10,7686009136</text:p>
          </table:table-cell>
          <table:table-cell table:style-name="ce1" office:value-type="float" office:value="10.7280587948585" calcext:value-type="float">
            <text:p>10,7280587949</text:p>
          </table:table-cell>
          <table:table-cell table:style-name="ce1" office:value-type="float" office:value="9.76629598100424" calcext:value-type="float">
            <text:p>9,766295981</text:p>
          </table:table-cell>
          <table:table-cell table:style-name="ce1" office:value-type="float" office:value="9.50129322566126" calcext:value-type="float">
            <text:p>9,5012932257</text:p>
          </table:table-cell>
          <table:table-cell table:style-name="ce1" office:value-type="float" office:value="9.44934633052948" calcext:value-type="float">
            <text:p>9,4493463305</text:p>
          </table:table-cell>
          <table:table-cell table:style-name="ce1" office:value-type="float" office:value="9.35833696445011" calcext:value-type="float">
            <text:p>9,3583369645</text:p>
          </table:table-cell>
          <table:table-cell table:style-name="ce1" office:value-type="float" office:value="9.32879494226406" calcext:value-type="float">
            <text:p>9,328794942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33"/>
          <table:table-cell table:style-name="ce4" office:value-type="float" office:value="0.00003217069" calcext:value-type="float">
            <text:p>3,22E-05</text:p>
          </table:table-cell>
          <table:table-cell table:style-name="ce4" office:value-type="float" office:value="0.0000300476" calcext:value-type="float">
            <text:p>3,00E-05</text:p>
          </table:table-cell>
          <table:table-cell table:style-name="ce4" office:value-type="float" office:value="0.00002382204" calcext:value-type="float">
            <text:p>2,38E-05</text:p>
          </table:table-cell>
          <table:table-cell table:style-name="ce1" office:value-type="float" office:value="0.00033602887" calcext:value-type="float">
            <text:p>0,0003360289</text:p>
          </table:table-cell>
          <table:table-cell table:style-name="ce1" office:value-type="float" office:value="0.00043677749" calcext:value-type="float">
            <text:p>0,0004367775</text:p>
          </table:table-cell>
          <table:table-cell table:style-name="ce1" office:value-type="float" office:value="0.0004421518" calcext:value-type="float">
            <text:p>0,0004421518</text:p>
          </table:table-cell>
          <table:table-cell table:style-name="ce1" office:value-type="float" office:value="0.00052269323" calcext:value-type="float">
            <text:p>0,0005226932</text:p>
          </table:table-cell>
          <table:table-cell table:style-name="ce1" office:value-type="float" office:value="0.00057042262" calcext:value-type="float">
            <text:p>0,000570422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24"/>
          <table:table-cell table:style-name="ce4" office:value-type="float" office:value="0.00007676264" calcext:value-type="float">
            <text:p>7,68E-05</text:p>
          </table:table-cell>
          <table:table-cell table:style-name="ce4" office:value-type="float" office:value="0.000028753018974128" calcext:value-type="float">
            <text:p>2,88E-05</text:p>
          </table:table-cell>
          <table:table-cell table:style-name="ce4" office:value-type="float" office:value="0.0000148074" calcext:value-type="float">
            <text:p>1,48E-05</text:p>
          </table:table-cell>
          <table:table-cell table:style-name="ce4" office:value-type="float" office:value="0.0000154827" calcext:value-type="float">
            <text:p>1,55E-05</text:p>
          </table:table-cell>
          <table:table-cell table:style-name="ce4" office:value-type="float" office:value="0.000034050401129472" calcext:value-type="float">
            <text:p>3,41E-05</text:p>
          </table:table-cell>
          <table:table-cell table:style-name="ce4" office:value-type="float" office:value="0.000066920287794085" calcext:value-type="float">
            <text:p>6,69E-05</text:p>
          </table:table-cell>
          <table:table-cell table:style-name="ce1" office:value-type="float" office:value="0.00028167435" calcext:value-type="float">
            <text:p>0,0002816744</text:p>
          </table:table-cell>
          <table:table-cell table:style-name="ce1" office:value-type="float" office:value="0.00046704422" calcext:value-type="float">
            <text:p>0,0004670442</text:p>
          </table:table-cell>
          <table:table-cell table:style-name="ce1" office:value-type="float" office:value="0.00077486592" calcext:value-type="float">
            <text:p>0,0007748659</text:p>
          </table:table-cell>
          <table:table-cell table:style-name="ce1" office:value-type="float" office:value="0.00072170977" calcext:value-type="float">
            <text:p>0,0007217098</text:p>
          </table:table-cell>
          <table:table-cell table:style-name="ce1" office:value-type="float" office:value="0.00050429414" calcext:value-type="float">
            <text:p>0,0005042941</text:p>
          </table:table-cell>
          <table:table-cell table:style-name="ce1" office:value-type="float" office:value="0.00062000057" calcext:value-type="float">
            <text:p>0,0006200006</text:p>
          </table:table-cell>
          <table:table-cell table:style-name="ce1" office:value-type="float" office:value="0.00093349889" calcext:value-type="float">
            <text:p>0,0009334989</text:p>
          </table:table-cell>
          <table:table-cell table:style-name="ce1" office:value-type="float" office:value="0.00118627772" calcext:value-type="float">
            <text:p>0,0011862777</text:p>
          </table:table-cell>
          <table:table-cell table:style-name="ce1" office:value-type="float" office:value="0.00153583476" calcext:value-type="float">
            <text:p>0,0015358348</text:p>
          </table:table-cell>
          <table:table-cell table:style-name="ce1" office:value-type="float" office:value="0.00177498855659579" calcext:value-type="float">
            <text:p>0,0017749886</text:p>
          </table:table-cell>
          <table:table-cell table:style-name="ce1" office:value-type="float" office:value="0.0021965421525374" calcext:value-type="float">
            <text:p>0,002196542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.03645796490215" calcext:value-type="float">
            <text:p>2,0364579649</text:p>
          </table:table-cell>
          <table:table-cell table:style-name="ce1" office:value-type="float" office:value="2.73671200663612" calcext:value-type="float">
            <text:p>2,7367120066</text:p>
          </table:table-cell>
          <table:table-cell table:style-name="ce1" office:value-type="float" office:value="2.64024497968672" calcext:value-type="float">
            <text:p>2,6402449797</text:p>
          </table:table-cell>
          <table:table-cell table:style-name="ce1" office:value-type="float" office:value="3.24243275629805" calcext:value-type="float">
            <text:p>3,2424327563</text:p>
          </table:table-cell>
          <table:table-cell table:style-name="ce1" office:value-type="float" office:value="3.85975524332081" calcext:value-type="float">
            <text:p>3,8597552433</text:p>
          </table:table-cell>
          <table:table-cell table:style-name="ce1" office:value-type="float" office:value="4.08526552607346" calcext:value-type="float">
            <text:p>4,0852655261</text:p>
          </table:table-cell>
          <table:table-cell table:style-name="ce1" office:value-type="float" office:value="5.28118402212279" calcext:value-type="float">
            <text:p>5,2811840221</text:p>
          </table:table-cell>
          <table:table-cell table:style-name="ce1" office:value-type="float" office:value="5.16036437667057" calcext:value-type="float">
            <text:p>5,1603643767</text:p>
          </table:table-cell>
          <table:table-cell table:style-name="ce1" office:value-type="float" office:value="4.83215411329934" calcext:value-type="float">
            <text:p>4,8321541133</text:p>
          </table:table-cell>
          <table:table-cell table:style-name="ce1" office:value-type="float" office:value="4.78586774642799" calcext:value-type="float">
            <text:p>4,7858677464</text:p>
          </table:table-cell>
          <table:table-cell table:style-name="ce1" office:value-type="float" office:value="4.64963678949076" calcext:value-type="float">
            <text:p>4,6496367895</text:p>
          </table:table-cell>
          <table:table-cell table:style-name="ce1" office:value-type="float" office:value="3.52284354054918" calcext:value-type="float">
            <text:p>3,5228435405</text:p>
          </table:table-cell>
          <table:table-cell table:style-name="ce1" office:value-type="float" office:value="3.50324109895758" calcext:value-type="float">
            <text:p>3,503241099</text:p>
          </table:table-cell>
          <table:table-cell table:style-name="ce1" office:value-type="float" office:value="3.45965088095421" calcext:value-type="float">
            <text:p>3,459650881</text:p>
          </table:table-cell>
          <table:table-cell table:style-name="ce1" office:value-type="float" office:value="3.43102954670702" calcext:value-type="float">
            <text:p>3,4310295467</text:p>
          </table:table-cell>
          <table:table-cell table:style-name="ce1" office:value-type="float" office:value="3.33644740783719" calcext:value-type="float">
            <text:p>3,3364474078</text:p>
          </table:table-cell>
          <table:table-cell table:style-name="ce1" office:value-type="float" office:value="3.23231634927494" calcext:value-type="float">
            <text:p>3,2323163493</text:p>
          </table:table-cell>
          <table:table-cell table:style-name="ce1" office:value-type="float" office:value="3.16636669577599" calcext:value-type="float">
            <text:p>3,1663666958</text:p>
          </table:table-cell>
          <table:table-cell table:style-name="ce1" office:value-type="float" office:value="3.06421144305164" calcext:value-type="float">
            <text:p>3,0642114431</text:p>
          </table:table-cell>
          <table:table-cell table:style-name="ce1" office:value-type="float" office:value="3.04017367345005" calcext:value-type="float">
            <text:p>3,0401736735</text:p>
          </table:table-cell>
          <table:table-cell table:style-name="ce1" office:value-type="float" office:value="2.92270403314233" calcext:value-type="float">
            <text:p>2,9227040331</text:p>
          </table:table-cell>
          <table:table-cell table:style-name="ce1" office:value-type="float" office:value="3.01740176274261" calcext:value-type="float">
            <text:p>3,0174017627</text:p>
          </table:table-cell>
          <table:table-cell table:style-name="ce1" office:value-type="float" office:value="3.0112320242082" calcext:value-type="float">
            <text:p>3,0112320242</text:p>
          </table:table-cell>
          <table:table-cell table:style-name="ce1" office:value-type="float" office:value="2.9504790170308" calcext:value-type="float">
            <text:p>2,950479017</text:p>
          </table:table-cell>
          <table:table-cell table:style-name="ce1" office:value-type="float" office:value="2.93838850865289" calcext:value-type="float">
            <text:p>2,9383885087</text:p>
          </table:table-cell>
          <table:table-cell table:style-name="ce1" office:value-type="float" office:value="3.52615862081748" calcext:value-type="float">
            <text:p>3,5261586208</text:p>
          </table:table-cell>
          <table:table-cell table:style-name="ce1" office:value-type="float" office:value="3.47114916117109" calcext:value-type="float">
            <text:p>3,4711491612</text:p>
          </table:table-cell>
          <table:table-cell table:style-name="ce1" office:value-type="float" office:value="3.32643453586505" calcext:value-type="float">
            <text:p>3,3264345359</text:p>
          </table:table-cell>
          <table:table-cell table:style-name="ce1" office:value-type="float" office:value="3.3808111095404" calcext:value-type="float">
            <text:p>3,3808111095</text:p>
          </table:table-cell>
          <table:table-cell table:style-name="ce1" office:value-type="float" office:value="3.50522703171799" calcext:value-type="float">
            <text:p>3,5052270317</text:p>
          </table:table-cell>
          <table:table-cell table:style-name="ce1" office:value-type="float" office:value="3.5212012726328" calcext:value-type="float">
            <text:p>3,5212012726</text:p>
          </table:table-cell>
          <table:table-cell table:style-name="ce1" office:value-type="float" office:value="2.96991894298649" calcext:value-type="float">
            <text:p>2,969918943</text:p>
          </table:table-cell>
          <table:table-cell table:style-name="ce1" office:value-type="float" office:value="3.04765563338586" calcext:value-type="float">
            <text:p>3,0476556334</text:p>
          </table:table-cell>
          <table:table-cell table:style-name="ce1" office:value-type="float" office:value="3.09947792051118" calcext:value-type="float">
            <text:p>3,0994779205</text:p>
          </table:table-cell>
          <table:table-cell table:style-name="ce1" office:value-type="float" office:value="3.10960548372676" calcext:value-type="float">
            <text:p>3,1096054837</text:p>
          </table:table-cell>
          <table:table-cell table:style-name="ce1" office:value-type="float" office:value="3.12455170671718" calcext:value-type="float">
            <text:p>3,1245517067</text:p>
          </table:table-cell>
          <table:table-cell table:style-name="ce1" office:value-type="float" office:value="3.03767805592115" calcext:value-type="float">
            <text:p>3,0376780559</text:p>
          </table:table-cell>
          <table:table-cell table:style-name="ce1" office:value-type="float" office:value="3.14893887633013" calcext:value-type="float">
            <text:p>3,1489388763</text:p>
          </table:table-cell>
          <table:table-cell table:style-name="ce1" office:value-type="float" office:value="3.20895360013698" calcext:value-type="float">
            <text:p>3,2089536001</text:p>
          </table:table-cell>
          <table:table-cell table:style-name="ce1" office:value-type="float" office:value="3.2289091619438" calcext:value-type="float">
            <text:p>3,2289091619</text:p>
          </table:table-cell>
          <table:table-cell table:style-name="ce1" office:value-type="float" office:value="3.23965625340963" calcext:value-type="float">
            <text:p>3,239656253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E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17.7685140759737" calcext:value-type="float">
            <text:p>17,768514076</text:p>
          </table:table-cell>
          <table:table-cell table:style-name="ce1" office:value-type="float" office:value="14.8396554774458" calcext:value-type="float">
            <text:p>14,8396554774</text:p>
          </table:table-cell>
          <table:table-cell table:style-name="ce1" office:value-type="float" office:value="11.7836920080761" calcext:value-type="float">
            <text:p>11,7836920081</text:p>
          </table:table-cell>
          <table:table-cell table:style-name="ce1" office:value-type="float" office:value="11.982450334105" calcext:value-type="float">
            <text:p>11,9824503341</text:p>
          </table:table-cell>
          <table:table-cell table:style-name="ce1" office:value-type="float" office:value="13.3979662321733" calcext:value-type="float">
            <text:p>13,3979662322</text:p>
          </table:table-cell>
          <table:table-cell table:style-name="ce1" office:value-type="float" office:value="14.6112878886938" calcext:value-type="float">
            <text:p>14,6112878887</text:p>
          </table:table-cell>
          <table:table-cell table:style-name="ce1" office:value-type="float" office:value="11.1409680443583" calcext:value-type="float">
            <text:p>11,1409680444</text:p>
          </table:table-cell>
          <table:table-cell table:style-name="ce1" office:value-type="float" office:value="10.1001079964297" calcext:value-type="float">
            <text:p>10,1001079964</text:p>
          </table:table-cell>
          <table:table-cell table:style-name="ce1" office:value-type="float" office:value="10.1104983143863" calcext:value-type="float">
            <text:p>10,1104983144</text:p>
          </table:table-cell>
          <table:table-cell table:style-name="ce1" office:value-type="float" office:value="9.25939535635105" calcext:value-type="float">
            <text:p>9,2593953564</text:p>
          </table:table-cell>
          <table:table-cell table:style-name="ce1" office:value-type="float" office:value="8.54403693525232" calcext:value-type="float">
            <text:p>8,5440369353</text:p>
          </table:table-cell>
          <table:table-cell table:style-name="ce1" office:value-type="float" office:value="9.12563646806602" calcext:value-type="float">
            <text:p>9,1256364681</text:p>
          </table:table-cell>
          <table:table-cell table:style-name="ce1" office:value-type="float" office:value="8.73681204343317" calcext:value-type="float">
            <text:p>8,7368120434</text:p>
          </table:table-cell>
          <table:table-cell table:style-name="ce1" office:value-type="float" office:value="8.32637990785444" calcext:value-type="float">
            <text:p>8,3263799079</text:p>
          </table:table-cell>
          <table:table-cell table:style-name="ce1" office:value-type="float" office:value="7.86013989895058" calcext:value-type="float">
            <text:p>7,860139899</text:p>
          </table:table-cell>
          <table:table-cell table:style-name="ce1" office:value-type="float" office:value="7.42851949698612" calcext:value-type="float">
            <text:p>7,428519497</text:p>
          </table:table-cell>
          <table:table-cell table:style-name="ce1" office:value-type="float" office:value="7.06892689334451" calcext:value-type="float">
            <text:p>7,0689268933</text:p>
          </table:table-cell>
          <table:table-cell table:style-name="ce1" office:value-type="float" office:value="6.65102701769483" calcext:value-type="float">
            <text:p>6,6510270177</text:p>
          </table:table-cell>
          <table:table-cell table:style-name="ce1" office:value-type="float" office:value="6.29286188873395" calcext:value-type="float">
            <text:p>6,2928618887</text:p>
          </table:table-cell>
          <table:table-cell table:style-name="ce1" office:value-type="float" office:value="5.84281344782415" calcext:value-type="float">
            <text:p>5,8428134478</text:p>
          </table:table-cell>
          <table:table-cell table:style-name="ce1" office:value-type="float" office:value="5.41401905406989" calcext:value-type="float">
            <text:p>5,4140190541</text:p>
          </table:table-cell>
          <table:table-cell table:style-name="ce1" office:value-type="float" office:value="5.47283838888189" calcext:value-type="float">
            <text:p>5,4728383889</text:p>
          </table:table-cell>
          <table:table-cell table:style-name="ce1" office:value-type="float" office:value="5.48926643561731" calcext:value-type="float">
            <text:p>5,4892664356</text:p>
          </table:table-cell>
          <table:table-cell table:style-name="ce1" office:value-type="float" office:value="5.5294488370772" calcext:value-type="float">
            <text:p>5,5294488371</text:p>
          </table:table-cell>
          <table:table-cell table:style-name="ce1" office:value-type="float" office:value="5.60133318261031" calcext:value-type="float">
            <text:p>5,6013331826</text:p>
          </table:table-cell>
          <table:table-cell table:style-name="ce1" office:value-type="float" office:value="7.42584329435571" calcext:value-type="float">
            <text:p>7,4258432944</text:p>
          </table:table-cell>
          <table:table-cell table:style-name="ce1" office:value-type="float" office:value="7.42729364506538" calcext:value-type="float">
            <text:p>7,4272936451</text:p>
          </table:table-cell>
          <table:table-cell table:style-name="ce1" office:value-type="float" office:value="7.40501843445894" calcext:value-type="float">
            <text:p>7,4050184345</text:p>
          </table:table-cell>
          <table:table-cell table:style-name="ce1" office:value-type="float" office:value="7.57318280195057" calcext:value-type="float">
            <text:p>7,573182802</text:p>
          </table:table-cell>
          <table:table-cell table:style-name="ce1" office:value-type="float" office:value="7.79346910396473" calcext:value-type="float">
            <text:p>7,793469104</text:p>
          </table:table-cell>
          <table:table-cell table:style-name="ce1" office:value-type="float" office:value="7.79290683917648" calcext:value-type="float">
            <text:p>7,7929068392</text:p>
          </table:table-cell>
          <table:table-cell table:style-name="ce1" office:value-type="float" office:value="6.93575426270754" calcext:value-type="float">
            <text:p>6,9357542627</text:p>
          </table:table-cell>
          <table:table-cell table:style-name="ce1" office:value-type="float" office:value="7.24280042910977" calcext:value-type="float">
            <text:p>7,2428004291</text:p>
          </table:table-cell>
          <table:table-cell table:style-name="ce1" office:value-type="float" office:value="7.47326405006869" calcext:value-type="float">
            <text:p>7,4732640501</text:p>
          </table:table-cell>
          <table:table-cell table:style-name="ce1" office:value-type="float" office:value="7.66399519313515" calcext:value-type="float">
            <text:p>7,6639951931</text:p>
          </table:table-cell>
          <table:table-cell table:style-name="ce1" office:value-type="float" office:value="7.81126589923075" calcext:value-type="float">
            <text:p>7,8112658992</text:p>
          </table:table-cell>
          <table:table-cell table:style-name="ce1" office:value-type="float" office:value="7.72512890376" calcext:value-type="float">
            <text:p>7,7251289038</text:p>
          </table:table-cell>
          <table:table-cell table:style-name="ce1" office:value-type="float" office:value="7.98315796012744" calcext:value-type="float">
            <text:p>7,9831579601</text:p>
          </table:table-cell>
          <table:table-cell table:style-name="ce1" office:value-type="float" office:value="8.15538903214626" calcext:value-type="float">
            <text:p>8,1553890321</text:p>
          </table:table-cell>
          <table:table-cell table:style-name="ce1" office:value-type="float" office:value="8.42211118433817" calcext:value-type="float">
            <text:p>8,4221111843</text:p>
          </table:table-cell>
          <table:table-cell table:style-name="ce1" office:value-type="float" office:value="8.64545360449217" calcext:value-type="float">
            <text:p>8,6454536045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29" table:formula="of:=SUM([.C28:.C46])" office:value-type="float" office:value="36.4454762467767" calcext:value-type="float">
            <text:p>36,45</text:p>
          </table:table-cell>
          <table:table-cell table:style-name="ce29" table:formula="of:=SUM([.D28:.D46])" office:value-type="float" office:value="36.3766706481798" calcext:value-type="float">
            <text:p>36,38</text:p>
          </table:table-cell>
          <table:table-cell table:style-name="ce29" table:formula="of:=SUM([.E28:.E46])" office:value-type="float" office:value="36.3080049545792" calcext:value-type="float">
            <text:p>36,31</text:p>
          </table:table-cell>
          <table:table-cell table:style-name="ce29" table:formula="of:=SUM([.F28:.F46])" office:value-type="float" office:value="36.2394781315384" calcext:value-type="float">
            <text:p>36,24</text:p>
          </table:table-cell>
          <table:table-cell table:style-name="ce29" table:formula="of:=SUM([.G28:.G46])" office:value-type="float" office:value="36.1710921412359" calcext:value-type="float">
            <text:p>36,17</text:p>
          </table:table-cell>
          <table:table-cell table:style-name="ce29" table:formula="of:=SUM([.H28:.H46])" office:value-type="float" office:value="36.1028592237319" calcext:value-type="float">
            <text:p>36,10</text:p>
          </table:table-cell>
          <table:table-cell table:style-name="ce29" table:formula="of:=SUM([.I28:.I46])" office:value-type="float" office:value="35.9903430750018" calcext:value-type="float">
            <text:p>35,99</text:p>
          </table:table-cell>
          <table:table-cell table:style-name="ce29" table:formula="of:=SUM([.J28:.J46])" office:value-type="float" office:value="35.8734552168875" calcext:value-type="float">
            <text:p>35,87</text:p>
          </table:table-cell>
          <table:table-cell table:style-name="ce29" table:formula="of:=SUM([.K28:.K46])" office:value-type="float" office:value="35.7660798900194" calcext:value-type="float">
            <text:p>35,77</text:p>
          </table:table-cell>
          <table:table-cell table:style-name="ce29" table:formula="of:=SUM([.L28:.L46])" office:value-type="float" office:value="35.6610655742965" calcext:value-type="float">
            <text:p>35,66</text:p>
          </table:table-cell>
          <table:table-cell table:style-name="ce29" table:formula="of:=SUM([.M28:.M46])" office:value-type="float" office:value="35.5581238831752" calcext:value-type="float">
            <text:p>35,56</text:p>
          </table:table-cell>
          <table:table-cell table:style-name="ce29" table:formula="of:=SUM([.N28:.N46])" office:value-type="float" office:value="35.4595952077359" calcext:value-type="float">
            <text:p>35,46</text:p>
          </table:table-cell>
          <table:table-cell table:style-name="ce29" table:formula="of:=SUM([.O28:.O46])" office:value-type="float" office:value="35.3579859724864" calcext:value-type="float">
            <text:p>35,36</text:p>
          </table:table-cell>
          <table:table-cell table:style-name="ce29" table:formula="of:=SUM([.P28:.P46])" office:value-type="float" office:value="35.2439473812343" calcext:value-type="float">
            <text:p>35,24</text:p>
          </table:table-cell>
          <table:table-cell table:style-name="ce29" table:formula="of:=SUM([.Q28:.Q46])" office:value-type="float" office:value="35.1413289759594" calcext:value-type="float">
            <text:p>35,14</text:p>
          </table:table-cell>
          <table:table-cell table:style-name="ce29" table:formula="of:=SUM([.R28:.R46])" office:value-type="float" office:value="35.0455477578977" calcext:value-type="float">
            <text:p>35,05</text:p>
          </table:table-cell>
          <table:table-cell table:style-name="ce29" table:formula="of:=SUM([.S28:.S46])" office:value-type="float" office:value="34.946486526182" calcext:value-type="float">
            <text:p>34,95</text:p>
          </table:table-cell>
          <table:table-cell table:style-name="ce29" table:formula="of:=SUM([.T28:.T46])" office:value-type="float" office:value="34.8482043084714" calcext:value-type="float">
            <text:p>34,85</text:p>
          </table:table-cell>
          <table:table-cell table:style-name="ce29" table:formula="of:=SUM([.U28:.U46])" office:value-type="float" office:value="34.7538146768775" calcext:value-type="float">
            <text:p>34,75</text:p>
          </table:table-cell>
          <table:table-cell table:style-name="ce29" table:formula="of:=SUM([.V28:.V46])" office:value-type="float" office:value="34.6647593358744" calcext:value-type="float">
            <text:p>34,66</text:p>
          </table:table-cell>
          <table:table-cell table:style-name="ce29" table:formula="of:=SUM([.W28:.W46])" office:value-type="float" office:value="34.5668615806393" calcext:value-type="float">
            <text:p>34,57</text:p>
          </table:table-cell>
          <table:table-cell table:style-name="ce29" table:formula="of:=SUM([.X28:.X46])" office:value-type="float" office:value="34.4906911350551" calcext:value-type="float">
            <text:p>34,49</text:p>
          </table:table-cell>
          <table:table-cell table:style-name="ce29" table:formula="of:=SUM([.Y28:.Y46])" office:value-type="float" office:value="34.4237133068229" calcext:value-type="float">
            <text:p>34,42</text:p>
          </table:table-cell>
          <table:table-cell table:style-name="ce29" table:formula="of:=SUM([.Z28:.Z46])" office:value-type="float" office:value="34.3906684463927" calcext:value-type="float">
            <text:p>34,39</text:p>
          </table:table-cell>
          <table:table-cell table:style-name="ce29" table:formula="of:=SUM([.AA28:.AA46])" office:value-type="float" office:value="34.4918402144945" calcext:value-type="float">
            <text:p>34,49</text:p>
          </table:table-cell>
          <table:table-cell table:style-name="ce29" table:formula="of:=SUM([.AB28:.AB46])" office:value-type="float" office:value="44.4943530570312" calcext:value-type="float">
            <text:p>44,49</text:p>
          </table:table-cell>
          <table:table-cell table:style-name="ce29" table:formula="of:=SUM([.AC28:.AC46])" office:value-type="float" office:value="44.3676736242571" calcext:value-type="float">
            <text:p>44,37</text:p>
          </table:table-cell>
          <table:table-cell table:style-name="ce29" table:formula="of:=SUM([.AD28:.AD46])" office:value-type="float" office:value="44.3648871996411" calcext:value-type="float">
            <text:p>44,36</text:p>
          </table:table-cell>
          <table:table-cell table:style-name="ce29" table:formula="of:=SUM([.AE28:.AE46])" office:value-type="float" office:value="44.3702424859066" calcext:value-type="float">
            <text:p>44,37</text:p>
          </table:table-cell>
          <table:table-cell table:style-name="ce29" table:formula="of:=SUM([.AF28:.AF46])" office:value-type="float" office:value="44.3800711002611" calcext:value-type="float">
            <text:p>44,38</text:p>
          </table:table-cell>
          <table:table-cell table:style-name="ce29" table:formula="of:=SUM([.AG28:.AG46])" office:value-type="float" office:value="44.3934139151446" calcext:value-type="float">
            <text:p>44,39</text:p>
          </table:table-cell>
          <table:table-cell table:style-name="ce29" table:formula="of:=SUM([.AH28:.AH46])" office:value-type="float" office:value="43.2164036048885" calcext:value-type="float">
            <text:p>43,22</text:p>
          </table:table-cell>
          <table:table-cell table:style-name="ce29" table:formula="of:=SUM([.AI28:.AI46])" office:value-type="float" office:value="43.1829291956127" calcext:value-type="float">
            <text:p>43,18</text:p>
          </table:table-cell>
          <table:table-cell table:style-name="ce29" table:formula="of:=SUM([.AJ28:.AJ46])" office:value-type="float" office:value="43.1631042169444" calcext:value-type="float">
            <text:p>43,16</text:p>
          </table:table-cell>
          <table:table-cell table:style-name="ce29" table:formula="of:=SUM([.AK28:.AK46])" office:value-type="float" office:value="43.1451589433575" calcext:value-type="float">
            <text:p>43,15</text:p>
          </table:table-cell>
          <table:table-cell table:style-name="ce29" table:formula="of:=SUM([.AL28:.AL46])" office:value-type="float" office:value="43.1297400983408" calcext:value-type="float">
            <text:p>43,13</text:p>
          </table:table-cell>
          <table:table-cell table:style-name="ce29" table:formula="of:=SUM([.AM28:.AM46])" office:value-type="float" office:value="40.9639615697924" calcext:value-type="float">
            <text:p>40,96</text:p>
          </table:table-cell>
          <table:table-cell table:style-name="ce29" table:formula="of:=SUM([.AN28:.AN46])" office:value-type="float" office:value="40.9207398283974" calcext:value-type="float">
            <text:p>40,92</text:p>
          </table:table-cell>
          <table:table-cell table:style-name="ce29" table:formula="of:=SUM([.AO28:.AO46])" office:value-type="float" office:value="40.8604745440153" calcext:value-type="float">
            <text:p>40,86</text:p>
          </table:table-cell>
          <table:table-cell table:style-name="ce29" table:formula="of:=SUM([.AP28:.AP46])" office:value-type="float" office:value="40.8150657217693" calcext:value-type="float">
            <text:p>40,82</text:p>
          </table:table-cell>
          <table:table-cell table:style-name="ce29" table:formula="of:=SUM([.AQ28:.AQ46])" office:value-type="float" office:value="40.7796879411559" calcext:value-type="float">
            <text:p>40,78</text:p>
          </table:table-cell>
          <table:table-cell table:formula="of:=SUM([.C47:.AQ47])" office:value-type="float" office:value="1570.86600085806" calcext:value-type="float">
            <text:p>1570,8660008581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1">
          <table:table-cell table:style-name="ce26" office:value-type="string" calcext:value-type="string">
            <text:p>COD_SYSTEME_CHAUD</text:p>
          </table:table-cell>
          <table:table-cell table:style-name="ce26" office:value-type="string" calcext:value-type="string">
            <text:p>SYSTEME_CHAUD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string" calcext:value-type="string">
            <text:p>PERIODE</text:p>
          </table:table-cell>
          <table:table-cell table:style-name="ce26" office:value-type="string" calcext:value-type="string">
            <text:p>rdt_moy</text:p>
          </table:table-cell>
          <table:table-cell table:style-name="ce26" office:value-type="string" calcext:value-type="string">
            <text:p>cout moyen au m²</text:p>
          </table:table-cell>
          <table:table-cell table:style-name="ce25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04</text:p>
          </table:table-cell>
          <table:table-cell table:style-name="ce27" office:value-type="string" calcext:value-type="string">
            <text:p>Chaudière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06535100955144" calcext:value-type="float">
            <text:p>0,81</text:p>
          </table:table-cell>
          <table:table-cell table:style-name="ce30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4</text:p>
          </table:table-cell>
          <table:table-cell table:style-name="ce27" office:value-type="string" calcext:value-type="string">
            <text:p>Chaudière condensation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977922735115467" calcext:value-type="float">
            <text:p>0,98</text:p>
          </table:table-cell>
          <table:table-cell table:style-name="ce30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3</text:p>
          </table:table-cell>
          <table:table-cell table:style-name="ce27" office:value-type="string" calcext:value-type="string">
            <text:p>Chaudière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640709072252482" calcext:value-type="float">
            <text:p>0,64</text:p>
          </table:table-cell>
          <table:table-cell table:style-name="ce30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3</text:p>
          </table:table-cell>
          <table:table-cell table:style-name="ce27" office:value-type="string" calcext:value-type="string">
            <text:p>Chaudière condensation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751663533761707" calcext:value-type="float">
            <text:p>0,75</text:p>
          </table:table-cell>
          <table:table-cell table:style-name="ce30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6</text:p>
          </table:table-cell>
          <table:table-cell table:style-name="ce27" office:value-type="string" calcext:value-type="string">
            <text:p>Electrique direc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919440907741152" calcext:value-type="float">
            <text:p>0,92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Electrique direct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9</text:p>
          </table:table-cell>
          <table:table-cell table:style-name="ce27" office:value-type="string" calcext:value-type="string">
            <text:p>PAC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97551557425822" calcext:value-type="float">
            <text:p>2,98</text:p>
          </table:table-cell>
          <table:table-cell table:style-name="ce30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9</text:p>
          </table:table-cell>
          <table:table-cell table:style-name="ce27" office:value-type="string" calcext:value-type="string">
            <text:p>PAC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35339528364398" calcext:value-type="float">
            <text:p>3,35</text:p>
          </table:table-cell>
          <table:table-cell table:style-name="ce30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Rooftop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80413997422293" calcext:value-type="float">
            <text:p>2,80</text:p>
          </table:table-cell>
          <table:table-cell table:style-name="ce30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30</text:p>
          </table:table-cell>
          <table:table-cell table:style-name="ce27" office:value-type="string" calcext:value-type="string">
            <text:p>Rooftop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32774808510638" calcext:value-type="float">
            <text:p>3,33</text:p>
          </table:table-cell>
          <table:table-cell table:style-name="ce30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11</text:p>
          </table:table-cell>
          <table:table-cell table:style-name="ce27" office:value-type="string" calcext:value-type="string">
            <text:p>Tube radi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4" calcext:value-type="float">
            <text:p>0,84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31</text:p>
          </table:table-cell>
          <table:table-cell table:style-name="ce27" office:value-type="string" calcext:value-type="string">
            <text:p>Tube radiant perform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Cassette rayonnante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4" calcext:value-type="float">
            <text:p>0,84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2</text:p>
          </table:table-cell>
          <table:table-cell table:style-name="ce27" office:value-type="string" calcext:value-type="string">
            <text:p>Cassette rayonnante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DRV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45701711046511" calcext:value-type="float">
            <text:p>2,46</text:p>
          </table:table-cell>
          <table:table-cell table:style-name="ce30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5</text:p>
          </table:table-cell>
          <table:table-cell table:style-name="ce27" office:value-type="string" calcext:value-type="string">
            <text:p>DRV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17730976744185" calcext:value-type="float">
            <text:p>3,18</text:p>
          </table:table-cell>
          <table:table-cell table:style-name="ce30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19953562961251" calcext:value-type="float">
            <text:p>1,20</text:p>
          </table:table-cell>
          <table:table-cell table:style-name="ce30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2038758241096" calcext:value-type="float">
            <text:p>1,02</text:p>
          </table:table-cell>
          <table:table-cell table:style-name="ce30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33522926665863" calcext:value-type="float">
            <text:p>1,34</text:p>
          </table:table-cell>
          <table:table-cell table:style-name="ce30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37056750391737" calcext:value-type="float">
            <text:p>1,37</text:p>
          </table:table-cell>
          <table:table-cell table:style-name="ce30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1" table:number-rows-repeated="3">
          <table:table-cell table:style-name="ce27" table:number-columns-repeated="4"/>
          <table:table-cell table:style-name="ce30" table:number-columns-repeated="2"/>
          <table:table-cell table:number-columns-repeated="1018"/>
        </table:table-row>
        <table:table-row table:style-name="ro3">
          <table:table-cell table:style-name="ce6" office:value-type="string" calcext:value-type="string">
            <text:p>Systèm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Gaz + gaz performant</text:p>
          </table:table-cell>
          <table:table-cell table:style-name="ce17" table:formula="of:=[.C22]+[.C12]+[.C11]+[.C21]" office:value-type="float" office:value="268.18248593907" calcext:value-type="float">
            <text:p>268,2</text:p>
          </table:table-cell>
          <table:table-cell table:style-name="ce17" table:formula="of:=[.D22]+[.D12]+[.D11]+[.D21]" office:value-type="float" office:value="231.284872157952" calcext:value-type="float">
            <text:p>231,3</text:p>
          </table:table-cell>
          <table:table-cell table:style-name="ce17" table:formula="of:=[.E22]+[.E12]+[.E11]+[.E21]" office:value-type="float" office:value="180.594098257375" calcext:value-type="float">
            <text:p>180,6</text:p>
          </table:table-cell>
          <table:table-cell table:style-name="ce17" table:formula="of:=[.F22]+[.F12]+[.F11]+[.F21]" office:value-type="float" office:value="195.903314294519" calcext:value-type="float">
            <text:p>195,9</text:p>
          </table:table-cell>
          <table:table-cell table:style-name="ce17" table:formula="of:=[.G22]+[.G12]+[.G11]+[.G21]" office:value-type="float" office:value="233.126409035037" calcext:value-type="float">
            <text:p>233,1</text:p>
          </table:table-cell>
          <table:table-cell table:style-name="ce17" table:formula="of:=[.H22]+[.H12]+[.H11]+[.H21]" office:value-type="float" office:value="258.182862726131" calcext:value-type="float">
            <text:p>258,2</text:p>
          </table:table-cell>
          <table:table-cell table:style-name="ce17" table:formula="of:=[.I22]+[.I12]+[.I11]+[.I21]" office:value-type="float" office:value="308.14987376087" calcext:value-type="float">
            <text:p>308,1</text:p>
          </table:table-cell>
          <table:table-cell table:style-name="ce17" table:formula="of:=[.J22]+[.J12]+[.J11]+[.J21]" office:value-type="float" office:value="281.888032521158" calcext:value-type="float">
            <text:p>281,9</text:p>
          </table:table-cell>
          <table:table-cell table:style-name="ce17" table:formula="of:=[.K22]+[.K12]+[.K11]+[.K21]" office:value-type="float" office:value="279.83441896904" calcext:value-type="float">
            <text:p>279,8</text:p>
          </table:table-cell>
          <table:table-cell table:style-name="ce17" table:formula="of:=[.L22]+[.L12]+[.L11]+[.L21]" office:value-type="float" office:value="258.913093362024" calcext:value-type="float">
            <text:p>258,9</text:p>
          </table:table-cell>
          <table:table-cell table:style-name="ce17" table:formula="of:=[.M22]+[.M12]+[.M11]+[.M21]" office:value-type="float" office:value="236.948814064695" calcext:value-type="float">
            <text:p>236,9</text:p>
          </table:table-cell>
          <table:table-cell table:style-name="ce17" table:formula="of:=[.N22]+[.N12]+[.N11]+[.N21]" office:value-type="float" office:value="245.314635616962" calcext:value-type="float">
            <text:p>245,3</text:p>
          </table:table-cell>
          <table:table-cell table:style-name="ce17" table:formula="of:=[.O22]+[.O12]+[.O11]+[.O21]" office:value-type="float" office:value="229.611951119261" calcext:value-type="float">
            <text:p>229,6</text:p>
          </table:table-cell>
          <table:table-cell table:style-name="ce17" table:formula="of:=[.P22]+[.P12]+[.P11]+[.P21]" office:value-type="float" office:value="216.51352702553" calcext:value-type="float">
            <text:p>216,5</text:p>
          </table:table-cell>
          <table:table-cell table:style-name="ce17" table:formula="of:=[.Q22]+[.Q12]+[.Q11]+[.Q21]" office:value-type="float" office:value="200.5371120838" calcext:value-type="float">
            <text:p>200,5</text:p>
          </table:table-cell>
          <table:table-cell table:style-name="ce17" table:formula="of:=[.R22]+[.R12]+[.R11]+[.R21]" office:value-type="float" office:value="187.47347319184" calcext:value-type="float">
            <text:p>187,5</text:p>
          </table:table-cell>
          <table:table-cell table:style-name="ce17" table:formula="of:=[.S22]+[.S12]+[.S11]+[.S21]" office:value-type="float" office:value="173.53056285255" calcext:value-type="float">
            <text:p>173,5</text:p>
          </table:table-cell>
          <table:table-cell table:style-name="ce17" table:formula="of:=[.T22]+[.T12]+[.T11]+[.T21]" office:value-type="float" office:value="160.69951485829" calcext:value-type="float">
            <text:p>160,7</text:p>
          </table:table-cell>
          <table:table-cell table:style-name="ce17" table:formula="of:=[.U22]+[.U12]+[.U11]+[.U21]" office:value-type="float" office:value="148.13617231074" calcext:value-type="float">
            <text:p>148,1</text:p>
          </table:table-cell>
          <table:table-cell table:style-name="ce17" table:formula="of:=[.V22]+[.V12]+[.V11]+[.V21]" office:value-type="float" office:value="137.39681926336" calcext:value-type="float">
            <text:p>137,4</text:p>
          </table:table-cell>
          <table:table-cell table:style-name="ce17" table:formula="of:=[.W22]+[.W12]+[.W11]+[.W21]" office:value-type="float" office:value="122.37070070063" calcext:value-type="float">
            <text:p>122,4</text:p>
          </table:table-cell>
          <table:table-cell table:style-name="ce17" table:formula="of:=[.X22]+[.X12]+[.X11]+[.X21]" office:value-type="float" office:value="125.76316423077" calcext:value-type="float">
            <text:p>125,8</text:p>
          </table:table-cell>
          <table:table-cell table:style-name="ce17" table:formula="of:=[.Y22]+[.Y12]+[.Y11]+[.Y21]" office:value-type="float" office:value="124.075870687148" calcext:value-type="float">
            <text:p>124,1</text:p>
          </table:table-cell>
          <table:table-cell table:style-name="ce17" table:formula="of:=[.Z22]+[.Z12]+[.Z11]+[.Z21]" office:value-type="float" office:value="121.43579844592" calcext:value-type="float">
            <text:p>121,4</text:p>
          </table:table-cell>
          <table:table-cell table:style-name="ce17" table:formula="of:=[.AA22]+[.AA12]+[.AA11]+[.AA21]" office:value-type="float" office:value="121.09332197146" calcext:value-type="float">
            <text:p>121,1</text:p>
          </table:table-cell>
          <table:table-cell table:style-name="ce17" table:formula="of:=[.AB22]+[.AB12]+[.AB11]+[.AB21]" office:value-type="float" office:value="143.53173314388" calcext:value-type="float">
            <text:p>143,5</text:p>
          </table:table-cell>
          <table:table-cell table:style-name="ce17" table:formula="of:=[.AC22]+[.AC12]+[.AC11]+[.AC21]" office:value-type="float" office:value="140.116389872577" calcext:value-type="float">
            <text:p>140,1</text:p>
          </table:table-cell>
          <table:table-cell table:style-name="ce17" table:formula="of:=[.AD22]+[.AD12]+[.AD11]+[.AD21]" office:value-type="float" office:value="135.355627181376" calcext:value-type="float">
            <text:p>135,4</text:p>
          </table:table-cell>
          <table:table-cell table:style-name="ce17" table:formula="of:=[.AE22]+[.AE12]+[.AE11]+[.AE21]" office:value-type="float" office:value="138.179592597972" calcext:value-type="float">
            <text:p>138,2</text:p>
          </table:table-cell>
          <table:table-cell table:style-name="ce17" table:formula="of:=[.AF22]+[.AF12]+[.AF11]+[.AF21]" office:value-type="float" office:value="144.236201993948" calcext:value-type="float">
            <text:p>144,2</text:p>
          </table:table-cell>
          <table:table-cell table:style-name="ce17" table:formula="of:=[.AG22]+[.AG12]+[.AG11]+[.AG21]" office:value-type="float" office:value="146.451487149451" calcext:value-type="float">
            <text:p>146,5</text:p>
          </table:table-cell>
          <table:table-cell table:style-name="ce17" table:formula="of:=[.AH22]+[.AH12]+[.AH11]+[.AH21]" office:value-type="float" office:value="127.787544026056" calcext:value-type="float">
            <text:p>127,8</text:p>
          </table:table-cell>
          <table:table-cell table:style-name="ce17" table:formula="of:=[.AI22]+[.AI12]+[.AI11]+[.AI21]" office:value-type="float" office:value="132.595677197963" calcext:value-type="float">
            <text:p>132,6</text:p>
          </table:table-cell>
          <table:table-cell table:style-name="ce17" table:formula="of:=[.AJ22]+[.AJ12]+[.AJ11]+[.AJ21]" office:value-type="float" office:value="136.014214335765" calcext:value-type="float">
            <text:p>136,0</text:p>
          </table:table-cell>
          <table:table-cell table:style-name="ce17" table:formula="of:=[.AK22]+[.AK12]+[.AK11]+[.AK21]" office:value-type="float" office:value="138.544031951857" calcext:value-type="float">
            <text:p>138,5</text:p>
          </table:table-cell>
          <table:table-cell table:style-name="ce17" table:formula="of:=[.AL22]+[.AL12]+[.AL11]+[.AL21]" office:value-type="float" office:value="140.761891598739" calcext:value-type="float">
            <text:p>140,8</text:p>
          </table:table-cell>
          <table:table-cell table:style-name="ce17" table:formula="of:=[.AM22]+[.AM12]+[.AM11]+[.AM21]" office:value-type="float" office:value="146.786579931902" calcext:value-type="float">
            <text:p>146,8</text:p>
          </table:table-cell>
          <table:table-cell table:style-name="ce17" table:formula="of:=[.AN22]+[.AN12]+[.AN11]+[.AN21]" office:value-type="float" office:value="151.9270550987" calcext:value-type="float">
            <text:p>151,9</text:p>
          </table:table-cell>
          <table:table-cell table:style-name="ce17" table:formula="of:=[.AO22]+[.AO12]+[.AO11]+[.AO21]" office:value-type="float" office:value="156.561579539602" calcext:value-type="float">
            <text:p>156,6</text:p>
          </table:table-cell>
          <table:table-cell table:style-name="ce17" table:formula="of:=[.AP22]+[.AP12]+[.AP11]+[.AP21]" office:value-type="float" office:value="160.716796020758" calcext:value-type="float">
            <text:p>160,7</text:p>
          </table:table-cell>
          <table:table-cell table:style-name="ce17" table:formula="of:=[.AQ22]+[.AQ12]+[.AQ11]+[.AQ21]" office:value-type="float" office:value="163.677816981236" calcext:value-type="float">
            <text:p>163,7</text:p>
          </table:table-cell>
          <table:table-cell table:style-name="ce17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Fioul + Fioul performant</text:p>
          </table:table-cell>
          <table:table-cell table:style-name="ce17" table:formula="of:=[.C20]+[.C19]" office:value-type="float" office:value="0" calcext:value-type="float">
            <text:p>0,0</text:p>
          </table:table-cell>
          <table:table-cell table:style-name="ce17" table:formula="of:=[.D20]+[.D19]" office:value-type="float" office:value="0" calcext:value-type="float">
            <text:p>0,0</text:p>
          </table:table-cell>
          <table:table-cell table:style-name="ce17" table:formula="of:=[.E20]+[.E19]" office:value-type="float" office:value="0" calcext:value-type="float">
            <text:p>0,0</text:p>
          </table:table-cell>
          <table:table-cell table:style-name="ce17" table:formula="of:=[.F20]+[.F19]" office:value-type="float" office:value="0" calcext:value-type="float">
            <text:p>0,0</text:p>
          </table:table-cell>
          <table:table-cell table:style-name="ce17" table:formula="of:=[.G20]+[.G19]" office:value-type="float" office:value="0" calcext:value-type="float">
            <text:p>0,0</text:p>
          </table:table-cell>
          <table:table-cell table:style-name="ce17" table:formula="of:=[.H20]+[.H19]" office:value-type="float" office:value="0" calcext:value-type="float">
            <text:p>0,0</text:p>
          </table:table-cell>
          <table:table-cell table:style-name="ce17" table:formula="of:=[.I20]+[.I19]" office:value-type="float" office:value="0" calcext:value-type="float">
            <text:p>0,0</text:p>
          </table:table-cell>
          <table:table-cell table:style-name="ce17" table:formula="of:=[.J20]+[.J19]" office:value-type="float" office:value="0" calcext:value-type="float">
            <text:p>0,0</text:p>
          </table:table-cell>
          <table:table-cell table:style-name="ce17" table:formula="of:=[.K20]+[.K19]" office:value-type="float" office:value="0" calcext:value-type="float">
            <text:p>0,0</text:p>
          </table:table-cell>
          <table:table-cell table:style-name="ce17" table:formula="of:=[.L20]+[.L19]" office:value-type="float" office:value="0" calcext:value-type="float">
            <text:p>0,0</text:p>
          </table:table-cell>
          <table:table-cell table:style-name="ce17" table:formula="of:=[.M20]+[.M19]" office:value-type="float" office:value="0" calcext:value-type="float">
            <text:p>0,0</text:p>
          </table:table-cell>
          <table:table-cell table:style-name="ce17" table:formula="of:=[.N20]+[.N19]" office:value-type="float" office:value="0" calcext:value-type="float">
            <text:p>0,0</text:p>
          </table:table-cell>
          <table:table-cell table:style-name="ce17" table:formula="of:=[.O20]+[.O19]" office:value-type="float" office:value="0" calcext:value-type="float">
            <text:p>0,0</text:p>
          </table:table-cell>
          <table:table-cell table:style-name="ce17" table:formula="of:=[.P20]+[.P19]" office:value-type="float" office:value="0" calcext:value-type="float">
            <text:p>0,0</text:p>
          </table:table-cell>
          <table:table-cell table:style-name="ce17" table:formula="of:=[.Q20]+[.Q19]" office:value-type="float" office:value="0" calcext:value-type="float">
            <text:p>0,0</text:p>
          </table:table-cell>
          <table:table-cell table:style-name="ce17" table:formula="of:=[.R20]+[.R19]" office:value-type="float" office:value="0" calcext:value-type="float">
            <text:p>0,0</text:p>
          </table:table-cell>
          <table:table-cell table:style-name="ce17" table:formula="of:=[.S20]+[.S19]" office:value-type="float" office:value="0" calcext:value-type="float">
            <text:p>0,0</text:p>
          </table:table-cell>
          <table:table-cell table:style-name="ce17" table:formula="of:=[.T20]+[.T19]" office:value-type="float" office:value="0" calcext:value-type="float">
            <text:p>0,0</text:p>
          </table:table-cell>
          <table:table-cell table:style-name="ce17" table:formula="of:=[.U20]+[.U19]" office:value-type="float" office:value="0" calcext:value-type="float">
            <text:p>0,0</text:p>
          </table:table-cell>
          <table:table-cell table:style-name="ce17" table:formula="of:=[.V20]+[.V19]" office:value-type="float" office:value="0" calcext:value-type="float">
            <text:p>0,0</text:p>
          </table:table-cell>
          <table:table-cell table:style-name="ce17" table:formula="of:=[.W20]+[.W19]" office:value-type="float" office:value="0" calcext:value-type="float">
            <text:p>0,0</text:p>
          </table:table-cell>
          <table:table-cell table:style-name="ce17" table:formula="of:=[.X20]+[.X19]" office:value-type="float" office:value="0" calcext:value-type="float">
            <text:p>0,0</text:p>
          </table:table-cell>
          <table:table-cell table:style-name="ce17" table:formula="of:=[.Y20]+[.Y19]" office:value-type="float" office:value="0" calcext:value-type="float">
            <text:p>0,0</text:p>
          </table:table-cell>
          <table:table-cell table:style-name="ce17" table:formula="of:=[.Z20]+[.Z19]" office:value-type="float" office:value="0" calcext:value-type="float">
            <text:p>0,0</text:p>
          </table:table-cell>
          <table:table-cell table:style-name="ce17" table:formula="of:=[.AA20]+[.AA19]" office:value-type="float" office:value="0.0008377859" calcext:value-type="float">
            <text:p>0,0</text:p>
          </table:table-cell>
          <table:table-cell table:style-name="ce17" table:formula="of:=[.AB20]+[.AB19]" office:value-type="float" office:value="-0.000718458" calcext:value-type="float">
            <text:p>0,0</text:p>
          </table:table-cell>
          <table:table-cell table:style-name="ce17" table:formula="of:=[.AC20]+[.AC19]" office:value-type="float" office:value="-0.0009219884" calcext:value-type="float">
            <text:p>0,0</text:p>
          </table:table-cell>
          <table:table-cell table:style-name="ce17" table:formula="of:=[.AD20]+[.AD19]" office:value-type="float" office:value="-0.0009640365" calcext:value-type="float">
            <text:p>0,0</text:p>
          </table:table-cell>
          <table:table-cell table:style-name="ce17" table:formula="of:=[.AE20]+[.AE19]" office:value-type="float" office:value="-0.0007348038" calcext:value-type="float">
            <text:p>0,0</text:p>
          </table:table-cell>
          <table:table-cell table:style-name="ce17" table:formula="of:=[.AF20]+[.AF19]" office:value-type="float" office:value="-0.0002912781" calcext:value-type="float">
            <text:p>0,0</text:p>
          </table:table-cell>
          <table:table-cell table:style-name="ce17" table:formula="of:=[.AG20]+[.AG19]" office:value-type="float" office:value="0.015938046" calcext:value-type="float">
            <text:p>0,0</text:p>
          </table:table-cell>
          <table:table-cell table:style-name="ce17" table:formula="of:=[.AH20]+[.AH19]" office:value-type="float" office:value="0.018346434" calcext:value-type="float">
            <text:p>0,0</text:p>
          </table:table-cell>
          <table:table-cell table:style-name="ce17" table:formula="of:=[.AI20]+[.AI19]" office:value-type="float" office:value="0.073685186" calcext:value-type="float">
            <text:p>0,1</text:p>
          </table:table-cell>
          <table:table-cell table:style-name="ce17" table:formula="of:=[.AJ20]+[.AJ19]" office:value-type="float" office:value="0.089187403" calcext:value-type="float">
            <text:p>0,1</text:p>
          </table:table-cell>
          <table:table-cell table:style-name="ce17" table:formula="of:=[.AK20]+[.AK19]" office:value-type="float" office:value="0.042246201" calcext:value-type="float">
            <text:p>0,0</text:p>
          </table:table-cell>
          <table:table-cell table:style-name="ce17" table:formula="of:=[.AL20]+[.AL19]" office:value-type="float" office:value="0.072550631" calcext:value-type="float">
            <text:p>0,1</text:p>
          </table:table-cell>
          <table:table-cell table:style-name="ce17" table:formula="of:=[.AM20]+[.AM19]" office:value-type="float" office:value="0.110827153" calcext:value-type="float">
            <text:p>0,1</text:p>
          </table:table-cell>
          <table:table-cell table:style-name="ce17" table:formula="of:=[.AN20]+[.AN19]" office:value-type="float" office:value="0.144094372" calcext:value-type="float">
            <text:p>0,1</text:p>
          </table:table-cell>
          <table:table-cell table:style-name="ce17" table:formula="of:=[.AO20]+[.AO19]" office:value-type="float" office:value="0.176314189" calcext:value-type="float">
            <text:p>0,2</text:p>
          </table:table-cell>
          <table:table-cell table:style-name="ce17" table:formula="of:=[.AP20]+[.AP19]" office:value-type="float" office:value="0.2007308825" calcext:value-type="float">
            <text:p>0,2</text:p>
          </table:table-cell>
          <table:table-cell table:style-name="ce17" table:formula="of:=[.AQ20]+[.AQ19]" office:value-type="float" office:value="0.2267086858" calcext:value-type="float">
            <text:p>0,2</text:p>
          </table:table-cell>
          <table:table-cell table:style-name="ce17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PAC + PAC performant</text:p>
          </table:table-cell>
          <table:table-cell table:style-name="ce17" table:formula="of:=[.C16]+[.C15]+[.C14]+[.C13]+[.C8]+[.C7]" office:value-type="float" office:value="199.8461760805" calcext:value-type="float">
            <text:p>199,8</text:p>
          </table:table-cell>
          <table:table-cell table:style-name="ce17" table:formula="of:=[.D16]+[.D15]+[.D14]+[.D13]+[.D8]+[.D7]" office:value-type="float" office:value="244.00664413336" calcext:value-type="float">
            <text:p>244,0</text:p>
          </table:table-cell>
          <table:table-cell table:style-name="ce17" table:formula="of:=[.E16]+[.E15]+[.E14]+[.E13]+[.E8]+[.E7]" office:value-type="float" office:value="328.77907915399" calcext:value-type="float">
            <text:p>328,8</text:p>
          </table:table-cell>
          <table:table-cell table:style-name="ce17" table:formula="of:=[.F16]+[.F15]+[.F14]+[.F13]+[.F8]+[.F7]" office:value-type="float" office:value="323.83498875016" calcext:value-type="float">
            <text:p>323,8</text:p>
          </table:table-cell>
          <table:table-cell table:style-name="ce17" table:formula="of:=[.G16]+[.G15]+[.G14]+[.G13]+[.G8]+[.G7]" office:value-type="float" office:value="287.65340572136" calcext:value-type="float">
            <text:p>287,7</text:p>
          </table:table-cell>
          <table:table-cell table:style-name="ce17" table:formula="of:=[.H16]+[.H15]+[.H14]+[.H13]+[.H8]+[.H7]" office:value-type="float" office:value="236.417293802771" calcext:value-type="float">
            <text:p>236,4</text:p>
          </table:table-cell>
          <table:table-cell table:style-name="ce17" table:formula="of:=[.I16]+[.I15]+[.I14]+[.I13]+[.I8]+[.I7]" office:value-type="float" office:value="387.330324364796" calcext:value-type="float">
            <text:p>387,3</text:p>
          </table:table-cell>
          <table:table-cell table:style-name="ce17" table:formula="of:=[.J16]+[.J15]+[.J14]+[.J13]+[.J8]+[.J7]" office:value-type="float" office:value="413.921472635364" calcext:value-type="float">
            <text:p>413,9</text:p>
          </table:table-cell>
          <table:table-cell table:style-name="ce17" table:formula="of:=[.K16]+[.K15]+[.K14]+[.K13]+[.K8]+[.K7]" office:value-type="float" office:value="430.207555176719" calcext:value-type="float">
            <text:p>430,2</text:p>
          </table:table-cell>
          <table:table-cell table:style-name="ce17" table:formula="of:=[.L16]+[.L15]+[.L14]+[.L13]+[.L8]+[.L7]" office:value-type="float" office:value="447.798277378434" calcext:value-type="float">
            <text:p>447,8</text:p>
          </table:table-cell>
          <table:table-cell table:style-name="ce17" table:formula="of:=[.M16]+[.M15]+[.M14]+[.M13]+[.M8]+[.M7]" office:value-type="float" office:value="467.416703208307" calcext:value-type="float">
            <text:p>467,4</text:p>
          </table:table-cell>
          <table:table-cell table:style-name="ce17" table:formula="of:=[.N16]+[.N15]+[.N14]+[.N13]+[.N8]+[.N7]" office:value-type="float" office:value="453.495738206741" calcext:value-type="float">
            <text:p>453,5</text:p>
          </table:table-cell>
          <table:table-cell table:style-name="ce17" table:formula="of:=[.O16]+[.O15]+[.O14]+[.O13]+[.O8]+[.O7]" office:value-type="float" office:value="459.348493901732" calcext:value-type="float">
            <text:p>459,3</text:p>
          </table:table-cell>
          <table:table-cell table:style-name="ce17" table:formula="of:=[.P16]+[.P15]+[.P14]+[.P13]+[.P8]+[.P7]" office:value-type="float" office:value="470.73477986496" calcext:value-type="float">
            <text:p>470,7</text:p>
          </table:table-cell>
          <table:table-cell table:style-name="ce17" table:formula="of:=[.Q16]+[.Q15]+[.Q14]+[.Q13]+[.Q8]+[.Q7]" office:value-type="float" office:value="483.857757356708" calcext:value-type="float">
            <text:p>483,9</text:p>
          </table:table-cell>
          <table:table-cell table:style-name="ce17" table:formula="of:=[.R16]+[.R15]+[.R14]+[.R13]+[.R8]+[.R7]" office:value-type="float" office:value="490.718397877087" calcext:value-type="float">
            <text:p>490,7</text:p>
          </table:table-cell>
          <table:table-cell table:style-name="ce17" table:formula="of:=[.S16]+[.S15]+[.S14]+[.S13]+[.S8]+[.S7]" office:value-type="float" office:value="491.161382548549" calcext:value-type="float">
            <text:p>491,2</text:p>
          </table:table-cell>
          <table:table-cell table:style-name="ce17" table:formula="of:=[.T16]+[.T15]+[.T14]+[.T13]+[.T8]+[.T7]" office:value-type="float" office:value="492.45980168645" calcext:value-type="float">
            <text:p>492,5</text:p>
          </table:table-cell>
          <table:table-cell table:style-name="ce17" table:formula="of:=[.U16]+[.U15]+[.U14]+[.U13]+[.U8]+[.U7]" office:value-type="float" office:value="489.991468749196" calcext:value-type="float">
            <text:p>490,0</text:p>
          </table:table-cell>
          <table:table-cell table:style-name="ce17" table:formula="of:=[.V16]+[.V15]+[.V14]+[.V13]+[.V8]+[.V7]" office:value-type="float" office:value="483.226986911948" calcext:value-type="float">
            <text:p>483,2</text:p>
          </table:table-cell>
          <table:table-cell table:style-name="ce17" table:formula="of:=[.W16]+[.W15]+[.W14]+[.W13]+[.W8]+[.W7]" office:value-type="float" office:value="484.084169207374" calcext:value-type="float">
            <text:p>484,1</text:p>
          </table:table-cell>
          <table:table-cell table:style-name="ce17" table:formula="of:=[.X16]+[.X15]+[.X14]+[.X13]+[.X8]+[.X7]" office:value-type="float" office:value="466.041909987156" calcext:value-type="float">
            <text:p>466,0</text:p>
          </table:table-cell>
          <table:table-cell table:style-name="ce17" table:formula="of:=[.Y16]+[.Y15]+[.Y14]+[.Y13]+[.Y8]+[.Y7]" office:value-type="float" office:value="453.26244023936" calcext:value-type="float">
            <text:p>453,3</text:p>
          </table:table-cell>
          <table:table-cell table:style-name="ce17" table:formula="of:=[.Z16]+[.Z15]+[.Z14]+[.Z13]+[.Z8]+[.Z7]" office:value-type="float" office:value="435.662908557579" calcext:value-type="float">
            <text:p>435,7</text:p>
          </table:table-cell>
          <table:table-cell table:style-name="ce17" table:formula="of:=[.AA16]+[.AA15]+[.AA14]+[.AA13]+[.AA8]+[.AA7]" office:value-type="float" office:value="424.739384741495" calcext:value-type="float">
            <text:p>424,7</text:p>
          </table:table-cell>
          <table:table-cell table:style-name="ce17" table:formula="of:=[.AB16]+[.AB15]+[.AB14]+[.AB13]+[.AB8]+[.AB7]" office:value-type="float" office:value="431.72973621235" calcext:value-type="float">
            <text:p>431,7</text:p>
          </table:table-cell>
          <table:table-cell table:style-name="ce17" table:formula="of:=[.AC16]+[.AC15]+[.AC14]+[.AC13]+[.AC8]+[.AC7]" office:value-type="float" office:value="437.584629015224" calcext:value-type="float">
            <text:p>437,6</text:p>
          </table:table-cell>
          <table:table-cell table:style-name="ce17" table:formula="of:=[.AD16]+[.AD15]+[.AD14]+[.AD13]+[.AD8]+[.AD7]" office:value-type="float" office:value="456.239487089429" calcext:value-type="float">
            <text:p>456,2</text:p>
          </table:table-cell>
          <table:table-cell table:style-name="ce17" table:formula="of:=[.AE16]+[.AE15]+[.AE14]+[.AE13]+[.AE8]+[.AE7]" office:value-type="float" office:value="449.069699703893" calcext:value-type="float">
            <text:p>449,1</text:p>
          </table:table-cell>
          <table:table-cell table:style-name="ce17" table:formula="of:=[.AF16]+[.AF15]+[.AF14]+[.AF13]+[.AF8]+[.AF7]" office:value-type="float" office:value="432.763996806173" calcext:value-type="float">
            <text:p>432,8</text:p>
          </table:table-cell>
          <table:table-cell table:style-name="ce17" table:formula="of:=[.AG16]+[.AG15]+[.AG14]+[.AG13]+[.AG8]+[.AG7]" office:value-type="float" office:value="422.971282566725" calcext:value-type="float">
            <text:p>423,0</text:p>
          </table:table-cell>
          <table:table-cell table:style-name="ce17" table:formula="of:=[.AH16]+[.AH15]+[.AH14]+[.AH13]+[.AH8]+[.AH7]" office:value-type="float" office:value="384.388371677853" calcext:value-type="float">
            <text:p>384,4</text:p>
          </table:table-cell>
          <table:table-cell table:style-name="ce17" table:formula="of:=[.AI16]+[.AI15]+[.AI14]+[.AI13]+[.AI8]+[.AI7]" office:value-type="float" office:value="390.104275940014" calcext:value-type="float">
            <text:p>390,1</text:p>
          </table:table-cell>
          <table:table-cell table:style-name="ce17" table:formula="of:=[.AJ16]+[.AJ15]+[.AJ14]+[.AJ13]+[.AJ8]+[.AJ7]" office:value-type="float" office:value="391.655122841402" calcext:value-type="float">
            <text:p>391,7</text:p>
          </table:table-cell>
          <table:table-cell table:style-name="ce17" table:formula="of:=[.AK16]+[.AK15]+[.AK14]+[.AK13]+[.AK8]+[.AK7]" office:value-type="float" office:value="390.967624807125" calcext:value-type="float">
            <text:p>391,0</text:p>
          </table:table-cell>
          <table:table-cell table:style-name="ce17" table:formula="of:=[.AL16]+[.AL15]+[.AL14]+[.AL13]+[.AL8]+[.AL7]" office:value-type="float" office:value="390.718647087622" calcext:value-type="float">
            <text:p>390,7</text:p>
          </table:table-cell>
          <table:table-cell table:style-name="ce17" table:formula="of:=[.AM16]+[.AM15]+[.AM14]+[.AM13]+[.AM8]+[.AM7]" office:value-type="float" office:value="386.361077884354" calcext:value-type="float">
            <text:p>386,4</text:p>
          </table:table-cell>
          <table:table-cell table:style-name="ce17" table:formula="of:=[.AN16]+[.AN15]+[.AN14]+[.AN13]+[.AN8]+[.AN7]" office:value-type="float" office:value="383.353528636643" calcext:value-type="float">
            <text:p>383,4</text:p>
          </table:table-cell>
          <table:table-cell table:style-name="ce17" table:formula="of:=[.AO16]+[.AO15]+[.AO14]+[.AO13]+[.AO8]+[.AO7]" office:value-type="float" office:value="379.778497856077" calcext:value-type="float">
            <text:p>379,8</text:p>
          </table:table-cell>
          <table:table-cell table:style-name="ce17" table:formula="of:=[.AP16]+[.AP15]+[.AP14]+[.AP13]+[.AP8]+[.AP7]" office:value-type="float" office:value="375.578566574318" calcext:value-type="float">
            <text:p>375,6</text:p>
          </table:table-cell>
          <table:table-cell table:style-name="ce17" table:formula="of:=[.AQ16]+[.AQ15]+[.AQ14]+[.AQ13]+[.AQ8]+[.AQ7]" office:value-type="float" office:value="370.755528806902" calcext:value-type="float">
            <text:p>370,8</text:p>
          </table:table-cell>
          <table:table-cell table:style-name="ce17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17" table:formula="of:=[.C18]+[.C10]+[.C9]+[.C17]" office:value-type="float" office:value="14.83174388909" calcext:value-type="float">
            <text:p>14,8</text:p>
          </table:table-cell>
          <table:table-cell table:style-name="ce17" table:formula="of:=[.D18]+[.D10]+[.D9]+[.D17]" office:value-type="float" office:value="15.1524511067746" calcext:value-type="float">
            <text:p>15,2</text:p>
          </table:table-cell>
          <table:table-cell table:style-name="ce17" table:formula="of:=[.E18]+[.E10]+[.E9]+[.E17]" office:value-type="float" office:value="15.5955830355656" calcext:value-type="float">
            <text:p>15,6</text:p>
          </table:table-cell>
          <table:table-cell table:style-name="ce17" table:formula="of:=[.F18]+[.F10]+[.F9]+[.F17]" office:value-type="float" office:value="14.4716323562649" calcext:value-type="float">
            <text:p>14,5</text:p>
          </table:table-cell>
          <table:table-cell table:style-name="ce17" table:formula="of:=[.G18]+[.G10]+[.G9]+[.G17]" office:value-type="float" office:value="12.8941920324508" calcext:value-type="float">
            <text:p>12,9</text:p>
          </table:table-cell>
          <table:table-cell table:style-name="ce17" table:formula="of:=[.H18]+[.H10]+[.H9]+[.H17]" office:value-type="float" office:value="11.4401815928291" calcext:value-type="float">
            <text:p>11,4</text:p>
          </table:table-cell>
          <table:table-cell table:style-name="ce17" table:formula="of:=[.I18]+[.I10]+[.I9]+[.I17]" office:value-type="float" office:value="10.8128478640004" calcext:value-type="float">
            <text:p>10,8</text:p>
          </table:table-cell>
          <table:table-cell table:style-name="ce17" table:formula="of:=[.J18]+[.J10]+[.J9]+[.J17]" office:value-type="float" office:value="11.6090817121558" calcext:value-type="float">
            <text:p>11,6</text:p>
          </table:table-cell>
          <table:table-cell table:style-name="ce17" table:formula="of:=[.K18]+[.K10]+[.K9]+[.K17]" office:value-type="float" office:value="13.2351875233934" calcext:value-type="float">
            <text:p>13,2</text:p>
          </table:table-cell>
          <table:table-cell table:style-name="ce17" table:formula="of:=[.L18]+[.L10]+[.L9]+[.L17]" office:value-type="float" office:value="15.2796369434956" calcext:value-type="float">
            <text:p>15,3</text:p>
          </table:table-cell>
          <table:table-cell table:style-name="ce17" table:formula="of:=[.M18]+[.M10]+[.M9]+[.M17]" office:value-type="float" office:value="26.420425280082" calcext:value-type="float">
            <text:p>26,4</text:p>
          </table:table-cell>
          <table:table-cell table:style-name="ce17" table:formula="of:=[.N18]+[.N10]+[.N9]+[.N17]" office:value-type="float" office:value="76.2970533401991" calcext:value-type="float">
            <text:p>76,3</text:p>
          </table:table-cell>
          <table:table-cell table:style-name="ce17" table:formula="of:=[.O18]+[.O10]+[.O9]+[.O17]" office:value-type="float" office:value="74.3186485847897" calcext:value-type="float">
            <text:p>74,3</text:p>
          </table:table-cell>
          <table:table-cell table:style-name="ce17" table:formula="of:=[.P18]+[.P10]+[.P9]+[.P17]" office:value-type="float" office:value="73.3518342597158" calcext:value-type="float">
            <text:p>73,4</text:p>
          </table:table-cell>
          <table:table-cell table:style-name="ce17" table:formula="of:=[.Q18]+[.Q10]+[.Q9]+[.Q17]" office:value-type="float" office:value="71.1403801974498" calcext:value-type="float">
            <text:p>71,1</text:p>
          </table:table-cell>
          <table:table-cell table:style-name="ce17" table:formula="of:=[.R18]+[.R10]+[.R9]+[.R17]" office:value-type="float" office:value="69.584270350112" calcext:value-type="float">
            <text:p>69,6</text:p>
          </table:table-cell>
          <table:table-cell table:style-name="ce17" table:formula="of:=[.S18]+[.S10]+[.S9]+[.S17]" office:value-type="float" office:value="67.2651416265882" calcext:value-type="float">
            <text:p>67,3</text:p>
          </table:table-cell>
          <table:table-cell table:style-name="ce17" table:formula="of:=[.T18]+[.T10]+[.T9]+[.T17]" office:value-type="float" office:value="63.2703202734879" calcext:value-type="float">
            <text:p>63,3</text:p>
          </table:table-cell>
          <table:table-cell table:style-name="ce17" table:formula="of:=[.U18]+[.U10]+[.U9]+[.U17]" office:value-type="float" office:value="59.9843776027527" calcext:value-type="float">
            <text:p>60,0</text:p>
          </table:table-cell>
          <table:table-cell table:style-name="ce17" table:formula="of:=[.V18]+[.V10]+[.V9]+[.V17]" office:value-type="float" office:value="58.3158288236529" calcext:value-type="float">
            <text:p>58,3</text:p>
          </table:table-cell>
          <table:table-cell table:style-name="ce17" table:formula="of:=[.W18]+[.W10]+[.W9]+[.W17]" office:value-type="float" office:value="56.1017743881749" calcext:value-type="float">
            <text:p>56,1</text:p>
          </table:table-cell>
          <table:table-cell table:style-name="ce17" table:formula="of:=[.X18]+[.X10]+[.X9]+[.X17]" office:value-type="float" office:value="51.0083501197777" calcext:value-type="float">
            <text:p>51,0</text:p>
          </table:table-cell>
          <table:table-cell table:style-name="ce17" table:formula="of:=[.Y18]+[.Y10]+[.Y9]+[.Y17]" office:value-type="float" office:value="46.5636792422424" calcext:value-type="float">
            <text:p>46,6</text:p>
          </table:table-cell>
          <table:table-cell table:style-name="ce17" table:formula="of:=[.Z18]+[.Z10]+[.Z9]+[.Z17]" office:value-type="float" office:value="42.6493052021684" calcext:value-type="float">
            <text:p>42,6</text:p>
          </table:table-cell>
          <table:table-cell table:style-name="ce17" table:formula="of:=[.AA18]+[.AA10]+[.AA9]+[.AA17]" office:value-type="float" office:value="39.0954551737125" calcext:value-type="float">
            <text:p>39,1</text:p>
          </table:table-cell>
          <table:table-cell table:style-name="ce17" table:formula="of:=[.AB18]+[.AB10]+[.AB9]+[.AB17]" office:value-type="float" office:value="53.3742829365606" calcext:value-type="float">
            <text:p>53,4</text:p>
          </table:table-cell>
          <table:table-cell table:style-name="ce17" table:formula="of:=[.AC18]+[.AC10]+[.AC9]+[.AC17]" office:value-type="float" office:value="51.245365374416" calcext:value-type="float">
            <text:p>51,2</text:p>
          </table:table-cell>
          <table:table-cell table:style-name="ce17" table:formula="of:=[.AD18]+[.AD10]+[.AD9]+[.AD17]" office:value-type="float" office:value="48.1307328670546" calcext:value-type="float">
            <text:p>48,1</text:p>
          </table:table-cell>
          <table:table-cell table:style-name="ce17" table:formula="of:=[.AE18]+[.AE10]+[.AE9]+[.AE17]" office:value-type="float" office:value="47.476278207954" calcext:value-type="float">
            <text:p>47,5</text:p>
          </table:table-cell>
          <table:table-cell table:style-name="ce17" table:formula="of:=[.AF18]+[.AF10]+[.AF9]+[.AF17]" office:value-type="float" office:value="48.0999101925434" calcext:value-type="float">
            <text:p>48,1</text:p>
          </table:table-cell>
          <table:table-cell table:style-name="ce17" table:formula="of:=[.AG18]+[.AG10]+[.AG9]+[.AG17]" office:value-type="float" office:value="50.8703802728751" calcext:value-type="float">
            <text:p>50,9</text:p>
          </table:table-cell>
          <table:table-cell table:style-name="ce17" table:formula="of:=[.AH18]+[.AH10]+[.AH9]+[.AH17]" office:value-type="float" office:value="56.062702413969" calcext:value-type="float">
            <text:p>56,1</text:p>
          </table:table-cell>
          <table:table-cell table:style-name="ce17" table:formula="of:=[.AI18]+[.AI10]+[.AI9]+[.AI17]" office:value-type="float" office:value="54.0817716359927" calcext:value-type="float">
            <text:p>54,1</text:p>
          </table:table-cell>
          <table:table-cell table:style-name="ce17" table:formula="of:=[.AJ18]+[.AJ10]+[.AJ9]+[.AJ17]" office:value-type="float" office:value="51.890879552686" calcext:value-type="float">
            <text:p>51,9</text:p>
          </table:table-cell>
          <table:table-cell table:style-name="ce17" table:formula="of:=[.AK18]+[.AK10]+[.AK9]+[.AK17]" office:value-type="float" office:value="50.919748685108" calcext:value-type="float">
            <text:p>50,9</text:p>
          </table:table-cell>
          <table:table-cell table:style-name="ce17" table:formula="of:=[.AL18]+[.AL10]+[.AL9]+[.AL17]" office:value-type="float" office:value="50.544487511678" calcext:value-type="float">
            <text:p>50,5</text:p>
          </table:table-cell>
          <table:table-cell table:style-name="ce17" table:formula="of:=[.AM18]+[.AM10]+[.AM9]+[.AM17]" office:value-type="float" office:value="54.659582410833" calcext:value-type="float">
            <text:p>54,7</text:p>
          </table:table-cell>
          <table:table-cell table:style-name="ce17" table:formula="of:=[.AN18]+[.AN10]+[.AN9]+[.AN17]" office:value-type="float" office:value="53.495918016024" calcext:value-type="float">
            <text:p>53,5</text:p>
          </table:table-cell>
          <table:table-cell table:style-name="ce17" table:formula="of:=[.AO18]+[.AO10]+[.AO9]+[.AO17]" office:value-type="float" office:value="52.79613531449" calcext:value-type="float">
            <text:p>52,8</text:p>
          </table:table-cell>
          <table:table-cell table:style-name="ce17" table:formula="of:=[.AP18]+[.AP10]+[.AP9]+[.AP17]" office:value-type="float" office:value="51.9501282897585" calcext:value-type="float">
            <text:p>52,0</text:p>
          </table:table-cell>
          <table:table-cell table:style-name="ce17" table:formula="of:=[.AQ18]+[.AQ10]+[.AQ9]+[.AQ17]" office:value-type="float" office:value="51.3116402970665" calcext:value-type="float">
            <text:p>51,3</text:p>
          </table:table-cell>
          <table:table-cell table:style-name="ce17"/>
          <table:table-cell table:number-columns-repeated="980"/>
        </table:table-row>
        <table:table-row table:style-name="ro1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17" table:formula="of:=[.C5]+[.C6]" office:value-type="float" office:value="140.6952800814" calcext:value-type="float">
            <text:p>140,7</text:p>
          </table:table-cell>
          <table:table-cell table:style-name="ce17" table:formula="of:=[.D5]+[.D6]" office:value-type="float" office:value="167.4837624102" calcext:value-type="float">
            <text:p>167,5</text:p>
          </table:table-cell>
          <table:table-cell table:style-name="ce17" table:formula="of:=[.E5]+[.E6]" office:value-type="float" office:value="181.8747650117" calcext:value-type="float">
            <text:p>181,9</text:p>
          </table:table-cell>
          <table:table-cell table:style-name="ce17" table:formula="of:=[.F5]+[.F6]" office:value-type="float" office:value="172.8373382547" calcext:value-type="float">
            <text:p>172,8</text:p>
          </table:table-cell>
          <table:table-cell table:style-name="ce17" table:formula="of:=[.G5]+[.G6]" office:value-type="float" office:value="158.864366648" calcext:value-type="float">
            <text:p>158,9</text:p>
          </table:table-cell>
          <table:table-cell table:style-name="ce17" table:formula="of:=[.H5]+[.H6]" office:value-type="float" office:value="179.265396223422" calcext:value-type="float">
            <text:p>179,3</text:p>
          </table:table-cell>
          <table:table-cell table:style-name="ce17" table:formula="of:=[.I5]+[.I6]" office:value-type="float" office:value="174.739638401842" calcext:value-type="float">
            <text:p>174,7</text:p>
          </table:table-cell>
          <table:table-cell table:style-name="ce17" table:formula="of:=[.J5]+[.J6]" office:value-type="float" office:value="180.649562006063" calcext:value-type="float">
            <text:p>180,6</text:p>
          </table:table-cell>
          <table:table-cell table:style-name="ce17" table:formula="of:=[.K5]+[.K6]" office:value-type="float" office:value="171.085444821378" calcext:value-type="float">
            <text:p>171,1</text:p>
          </table:table-cell>
          <table:table-cell table:style-name="ce17" table:formula="of:=[.L5]+[.L6]" office:value-type="float" office:value="172.926421788645" calcext:value-type="float">
            <text:p>172,9</text:p>
          </table:table-cell>
          <table:table-cell table:style-name="ce17" table:formula="of:=[.M5]+[.M6]" office:value-type="float" office:value="171.597186821361" calcext:value-type="float">
            <text:p>171,6</text:p>
          </table:table-cell>
          <table:table-cell table:style-name="ce17" table:formula="of:=[.N5]+[.N6]" office:value-type="float" office:value="223.609959450674" calcext:value-type="float">
            <text:p>223,6</text:p>
          </table:table-cell>
          <table:table-cell table:style-name="ce17" table:formula="of:=[.O5]+[.O6]" office:value-type="float" office:value="221.940378908672" calcext:value-type="float">
            <text:p>221,9</text:p>
          </table:table-cell>
          <table:table-cell table:style-name="ce17" table:formula="of:=[.P5]+[.P6]" office:value-type="float" office:value="220.471712683231" calcext:value-type="float">
            <text:p>220,5</text:p>
          </table:table-cell>
          <table:table-cell table:style-name="ce17" table:formula="of:=[.Q5]+[.Q6]" office:value-type="float" office:value="218.342174006815" calcext:value-type="float">
            <text:p>218,3</text:p>
          </table:table-cell>
          <table:table-cell table:style-name="ce17" table:formula="of:=[.R5]+[.R6]" office:value-type="float" office:value="219.47144589442" calcext:value-type="float">
            <text:p>219,5</text:p>
          </table:table-cell>
          <table:table-cell table:style-name="ce17" table:formula="of:=[.S5]+[.S6]" office:value-type="float" office:value="221.26091800619" calcext:value-type="float">
            <text:p>221,3</text:p>
          </table:table-cell>
          <table:table-cell table:style-name="ce17" table:formula="of:=[.T5]+[.T6]" office:value-type="float" office:value="222.6086660672" calcext:value-type="float">
            <text:p>222,6</text:p>
          </table:table-cell>
          <table:table-cell table:style-name="ce17" table:formula="of:=[.U5]+[.U6]" office:value-type="float" office:value="226.96874255733" calcext:value-type="float">
            <text:p>227,0</text:p>
          </table:table-cell>
          <table:table-cell table:style-name="ce17" table:formula="of:=[.V5]+[.V6]" office:value-type="float" office:value="232.44097777237" calcext:value-type="float">
            <text:p>232,4</text:p>
          </table:table-cell>
          <table:table-cell table:style-name="ce17" table:formula="of:=[.W5]+[.W6]" office:value-type="float" office:value="235.33314888034" calcext:value-type="float">
            <text:p>235,3</text:p>
          </table:table-cell>
          <table:table-cell table:style-name="ce17" table:formula="of:=[.X5]+[.X6]" office:value-type="float" office:value="233.42536996283" calcext:value-type="float">
            <text:p>233,4</text:p>
          </table:table-cell>
          <table:table-cell table:style-name="ce17" table:formula="of:=[.Y5]+[.Y6]" office:value-type="float" office:value="233.91490045697" calcext:value-type="float">
            <text:p>233,9</text:p>
          </table:table-cell>
          <table:table-cell table:style-name="ce17" table:formula="of:=[.Z5]+[.Z6]" office:value-type="float" office:value="240.45813710577" calcext:value-type="float">
            <text:p>240,5</text:p>
          </table:table-cell>
          <table:table-cell table:style-name="ce17" table:formula="of:=[.AA5]+[.AA6]" office:value-type="float" office:value="242.85241111578" calcext:value-type="float">
            <text:p>242,9</text:p>
          </table:table-cell>
          <table:table-cell table:style-name="ce17" table:formula="of:=[.AB5]+[.AB6]" office:value-type="float" office:value="280.942250991887" calcext:value-type="float">
            <text:p>280,9</text:p>
          </table:table-cell>
          <table:table-cell table:style-name="ce17" table:formula="of:=[.AC5]+[.AC6]" office:value-type="float" office:value="276.08518812074" calcext:value-type="float">
            <text:p>276,1</text:p>
          </table:table-cell>
          <table:table-cell table:style-name="ce17" table:formula="of:=[.AD5]+[.AD6]" office:value-type="float" office:value="275.96193338484" calcext:value-type="float">
            <text:p>276,0</text:p>
          </table:table-cell>
          <table:table-cell table:style-name="ce17" table:formula="of:=[.AE5]+[.AE6]" office:value-type="float" office:value="274.02310523331" calcext:value-type="float">
            <text:p>274,0</text:p>
          </table:table-cell>
          <table:table-cell table:style-name="ce17" table:formula="of:=[.AF5]+[.AF6]" office:value-type="float" office:value="280.16775735871" calcext:value-type="float">
            <text:p>280,2</text:p>
          </table:table-cell>
          <table:table-cell table:style-name="ce17" table:formula="of:=[.AG5]+[.AG6]" office:value-type="float" office:value="280.566379256733" calcext:value-type="float">
            <text:p>280,6</text:p>
          </table:table-cell>
          <table:table-cell table:style-name="ce17" table:formula="of:=[.AH5]+[.AH6]" office:value-type="float" office:value="246.498381120218" calcext:value-type="float">
            <text:p>246,5</text:p>
          </table:table-cell>
          <table:table-cell table:style-name="ce17" table:formula="of:=[.AI5]+[.AI6]" office:value-type="float" office:value="241.848663178565" calcext:value-type="float">
            <text:p>241,8</text:p>
          </table:table-cell>
          <table:table-cell table:style-name="ce17" table:formula="of:=[.AJ5]+[.AJ6]" office:value-type="float" office:value="235.084044270705" calcext:value-type="float">
            <text:p>235,1</text:p>
          </table:table-cell>
          <table:table-cell table:style-name="ce17" table:formula="of:=[.AK5]+[.AK6]" office:value-type="float" office:value="232.508424950691" calcext:value-type="float">
            <text:p>232,5</text:p>
          </table:table-cell>
          <table:table-cell table:style-name="ce17" table:formula="of:=[.AL5]+[.AL6]" office:value-type="float" office:value="228.325290140063" calcext:value-type="float">
            <text:p>228,3</text:p>
          </table:table-cell>
          <table:table-cell table:style-name="ce17" table:formula="of:=[.AM5]+[.AM6]" office:value-type="float" office:value="217.951180129229" calcext:value-type="float">
            <text:p>218,0</text:p>
          </table:table-cell>
          <table:table-cell table:style-name="ce17" table:formula="of:=[.AN5]+[.AN6]" office:value-type="float" office:value="216.2368127591" calcext:value-type="float">
            <text:p>216,2</text:p>
          </table:table-cell>
          <table:table-cell table:style-name="ce17" table:formula="of:=[.AO5]+[.AO6]" office:value-type="float" office:value="214.131743046969" calcext:value-type="float">
            <text:p>214,1</text:p>
          </table:table-cell>
          <table:table-cell table:style-name="ce17" table:formula="of:=[.AP5]+[.AP6]" office:value-type="float" office:value="210.854508743351" calcext:value-type="float">
            <text:p>210,9</text:p>
          </table:table-cell>
          <table:table-cell table:style-name="ce17" table:formula="of:=[.AQ5]+[.AQ6]" office:value-type="float" office:value="209.076637948624" calcext:value-type="float">
            <text:p>209,1</text:p>
          </table:table-cell>
          <table:table-cell table:style-name="ce17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nr</text:p>
          </table:table-cell>
          <table:table-cell table:style-name="ce17" table:formula="of:=[.C4]" office:value-type="float" office:value="24.8663218104" calcext:value-type="float">
            <text:p>24,9</text:p>
          </table:table-cell>
          <table:table-cell table:style-name="ce17" table:formula="of:=[.D4]" office:value-type="float" office:value="24.8232095471" calcext:value-type="float">
            <text:p>24,8</text:p>
          </table:table-cell>
          <table:table-cell table:style-name="ce17" table:formula="of:=[.E4]" office:value-type="float" office:value="24.7801580611" calcext:value-type="float">
            <text:p>24,8</text:p>
          </table:table-cell>
          <table:table-cell table:style-name="ce17" table:formula="of:=[.F4]" office:value-type="float" office:value="24.7371669607" calcext:value-type="float">
            <text:p>24,7</text:p>
          </table:table-cell>
          <table:table-cell table:style-name="ce17" table:formula="of:=[.G4]" office:value-type="float" office:value="24.6942463387" calcext:value-type="float">
            <text:p>24,7</text:p>
          </table:table-cell>
          <table:table-cell table:style-name="ce17" table:formula="of:=[.H4]" office:value-type="float" office:value="24.6513635612" calcext:value-type="float">
            <text:p>24,7</text:p>
          </table:table-cell>
          <table:table-cell table:style-name="ce17" table:formula="of:=[.I4]" office:value-type="float" office:value="30.1930361599" calcext:value-type="float">
            <text:p>30,2</text:p>
          </table:table-cell>
          <table:table-cell table:style-name="ce17" table:formula="of:=[.J4]" office:value-type="float" office:value="29.9756891891" calcext:value-type="float">
            <text:p>30,0</text:p>
          </table:table-cell>
          <table:table-cell table:style-name="ce17" table:formula="of:=[.K4]" office:value-type="float" office:value="31.0128252773" calcext:value-type="float">
            <text:p>31,0</text:p>
          </table:table-cell>
          <table:table-cell table:style-name="ce17" table:formula="of:=[.L4]" office:value-type="float" office:value="31.3143725388" calcext:value-type="float">
            <text:p>31,3</text:p>
          </table:table-cell>
          <table:table-cell table:style-name="ce17" table:formula="of:=[.M4]" office:value-type="float" office:value="31.2798635118" calcext:value-type="float">
            <text:p>31,3</text:p>
          </table:table-cell>
          <table:table-cell table:style-name="ce17" table:formula="of:=[.N4]" office:value-type="float" office:value="36.1179320825" calcext:value-type="float">
            <text:p>36,1</text:p>
          </table:table-cell>
          <table:table-cell table:style-name="ce17" table:formula="of:=[.O4]" office:value-type="float" office:value="35.549361692" calcext:value-type="float">
            <text:p>35,5</text:p>
          </table:table-cell>
          <table:table-cell table:style-name="ce17" table:formula="of:=[.P4]" office:value-type="float" office:value="35.0895958805" calcext:value-type="float">
            <text:p>35,1</text:p>
          </table:table-cell>
          <table:table-cell table:style-name="ce17" table:formula="of:=[.Q4]" office:value-type="float" office:value="34.8406771136" calcext:value-type="float">
            <text:p>34,8</text:p>
          </table:table-cell>
          <table:table-cell table:style-name="ce17" table:formula="of:=[.R4]" office:value-type="float" office:value="34.3524250153" calcext:value-type="float">
            <text:p>34,4</text:p>
          </table:table-cell>
          <table:table-cell table:style-name="ce17" table:formula="of:=[.S4]" office:value-type="float" office:value="33.849947893" calcext:value-type="float">
            <text:p>33,8</text:p>
          </table:table-cell>
          <table:table-cell table:style-name="ce17" table:formula="of:=[.T4]" office:value-type="float" office:value="33.6426824346" calcext:value-type="float">
            <text:p>33,6</text:p>
          </table:table-cell>
          <table:table-cell table:style-name="ce17" table:formula="of:=[.U4]" office:value-type="float" office:value="33.0428406519" calcext:value-type="float">
            <text:p>33,0</text:p>
          </table:table-cell>
          <table:table-cell table:style-name="ce17" table:formula="of:=[.V4]" office:value-type="float" office:value="32.6616431205" calcext:value-type="float">
            <text:p>32,7</text:p>
          </table:table-cell>
          <table:table-cell table:style-name="ce17" table:formula="of:=[.W4]" office:value-type="float" office:value="32.30581293716" calcext:value-type="float">
            <text:p>32,3</text:p>
          </table:table-cell>
          <table:table-cell table:style-name="ce17" table:formula="of:=[.X4]" office:value-type="float" office:value="31.6991123899" calcext:value-type="float">
            <text:p>31,7</text:p>
          </table:table-cell>
          <table:table-cell table:style-name="ce17" table:formula="of:=[.Y4]" office:value-type="float" office:value="31.1994169144" calcext:value-type="float">
            <text:p>31,2</text:p>
          </table:table-cell>
          <table:table-cell table:style-name="ce17" table:formula="of:=[.Z4]" office:value-type="float" office:value="30.79326017985" calcext:value-type="float">
            <text:p>30,8</text:p>
          </table:table-cell>
          <table:table-cell table:style-name="ce17" table:formula="of:=[.AA4]" office:value-type="float" office:value="29.98258601803" calcext:value-type="float">
            <text:p>30,0</text:p>
          </table:table-cell>
          <table:table-cell table:style-name="ce17" table:formula="of:=[.AB4]" office:value-type="float" office:value="36.83623646811" calcext:value-type="float">
            <text:p>36,8</text:p>
          </table:table-cell>
          <table:table-cell table:style-name="ce17" table:formula="of:=[.AC4]" office:value-type="float" office:value="36.61647324304" calcext:value-type="float">
            <text:p>36,6</text:p>
          </table:table-cell>
          <table:table-cell table:style-name="ce17" table:formula="of:=[.AD4]" office:value-type="float" office:value="36.498561148" calcext:value-type="float">
            <text:p>36,5</text:p>
          </table:table-cell>
          <table:table-cell table:style-name="ce17" table:formula="of:=[.AE4]" office:value-type="float" office:value="36.40692631036" calcext:value-type="float">
            <text:p>36,4</text:p>
          </table:table-cell>
          <table:table-cell table:style-name="ce17" table:formula="of:=[.AF4]" office:value-type="float" office:value="36.30816718078" calcext:value-type="float">
            <text:p>36,3</text:p>
          </table:table-cell>
          <table:table-cell table:style-name="ce17" table:formula="of:=[.AG4]" office:value-type="float" office:value="36.31455924324" calcext:value-type="float">
            <text:p>36,3</text:p>
          </table:table-cell>
          <table:table-cell table:style-name="ce17" table:formula="of:=[.AH4]" office:value-type="float" office:value="36.239883658325" calcext:value-type="float">
            <text:p>36,2</text:p>
          </table:table-cell>
          <table:table-cell table:style-name="ce17" table:formula="of:=[.AI4]" office:value-type="float" office:value="36.119564017252" calcext:value-type="float">
            <text:p>36,1</text:p>
          </table:table-cell>
          <table:table-cell table:style-name="ce17" table:formula="of:=[.AJ4]" office:value-type="float" office:value="35.799826124048" calcext:value-type="float">
            <text:p>35,8</text:p>
          </table:table-cell>
          <table:table-cell table:style-name="ce17" table:formula="of:=[.AK4]" office:value-type="float" office:value="35.684008311478" calcext:value-type="float">
            <text:p>35,7</text:p>
          </table:table-cell>
          <table:table-cell table:style-name="ce17" table:formula="of:=[.AL4]" office:value-type="float" office:value="35.519004144195" calcext:value-type="float">
            <text:p>35,5</text:p>
          </table:table-cell>
          <table:table-cell table:style-name="ce17" table:formula="of:=[.AM4]" office:value-type="float" office:value="32.514835117908" calcext:value-type="float">
            <text:p>32,5</text:p>
          </table:table-cell>
          <table:table-cell table:style-name="ce17" table:formula="of:=[.AN4]" office:value-type="float" office:value="32.362001515851" calcext:value-type="float">
            <text:p>32,4</text:p>
          </table:table-cell>
          <table:table-cell table:style-name="ce17" table:formula="of:=[.AO4]" office:value-type="float" office:value="32.408222139718" calcext:value-type="float">
            <text:p>32,4</text:p>
          </table:table-cell>
          <table:table-cell table:style-name="ce17" table:formula="of:=[.AP4]" office:value-type="float" office:value="32.36779164154" calcext:value-type="float">
            <text:p>32,4</text:p>
          </table:table-cell>
          <table:table-cell table:style-name="ce17" table:formula="of:=[.AQ4]" office:value-type="float" office:value="32.281446023565" calcext:value-type="float">
            <text:p>32,3</text:p>
          </table:table-cell>
          <table:table-cell table:style-name="ce17"/>
          <table:table-cell table:number-columns-repeated="980"/>
        </table:table-row>
        <table:table-row table:style-name="ro1">
          <table:table-cell table:number-columns-repeated="2"/>
          <table:table-cell table:style-name="ce17" table:formula="of:=SUM([.C83:.C88])" office:value-type="float" office:value="648.42200780046" calcext:value-type="float">
            <text:p>648,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Gaz + gaz performant</text:p>
          </table:table-cell>
          <table:table-cell table:style-name="ce17" table:formula="of:=[.C35]+[.C36]+[.C45]+[.C46]" office:value-type="float" office:value="20.5650046286659" calcext:value-type="float">
            <text:p>20,6</text:p>
          </table:table-cell>
          <table:table-cell table:style-name="ce17" table:formula="of:=[.D31]+[.D21]+[.D20]+[.D30]" office:value-type="float" office:value="44.1292925357295" calcext:value-type="float">
            <text:p>44,1</text:p>
          </table:table-cell>
          <table:table-cell table:style-name="ce17" table:formula="of:=[.E31]+[.E21]+[.E20]+[.E30]" office:value-type="float" office:value="40.4364100107899" calcext:value-type="float">
            <text:p>40,4</text:p>
          </table:table-cell>
          <table:table-cell table:style-name="ce17" table:formula="of:=[.F31]+[.F21]+[.F20]+[.F30]" office:value-type="float" office:value="52.4845229392754" calcext:value-type="float">
            <text:p>52,5</text:p>
          </table:table-cell>
          <table:table-cell table:style-name="ce17" table:formula="of:=[.G31]+[.G21]+[.G20]+[.G30]" office:value-type="float" office:value="64.98599918585" calcext:value-type="float">
            <text:p>65,0</text:p>
          </table:table-cell>
          <table:table-cell table:style-name="ce17" table:formula="of:=[.H31]+[.H21]+[.H20]+[.H30]" office:value-type="float" office:value="69.74423399568" calcext:value-type="float">
            <text:p>69,7</text:p>
          </table:table-cell>
          <table:table-cell table:style-name="ce17" table:formula="of:=[.I31]+[.I21]+[.I20]+[.I30]" office:value-type="float" office:value="137.199835305053" calcext:value-type="float">
            <text:p>137,2</text:p>
          </table:table-cell>
          <table:table-cell table:style-name="ce17" table:formula="of:=[.J31]+[.J21]+[.J20]+[.J30]" office:value-type="float" office:value="129.769669394887" calcext:value-type="float">
            <text:p>129,8</text:p>
          </table:table-cell>
          <table:table-cell table:style-name="ce17" table:formula="of:=[.K31]+[.K21]+[.K20]+[.K30]" office:value-type="float" office:value="119.861534255372" calcext:value-type="float">
            <text:p>119,9</text:p>
          </table:table-cell>
          <table:table-cell table:style-name="ce17" table:formula="of:=[.L31]+[.L21]+[.L20]+[.L30]" office:value-type="float" office:value="113.843327753761" calcext:value-type="float">
            <text:p>113,8</text:p>
          </table:table-cell>
          <table:table-cell table:style-name="ce17" table:formula="of:=[.M31]+[.M21]+[.M20]+[.M30]" office:value-type="float" office:value="107.040814379171" calcext:value-type="float">
            <text:p>107,0</text:p>
          </table:table-cell>
          <table:table-cell table:style-name="ce17" table:formula="of:=[.N31]+[.N21]+[.N20]+[.N30]" office:value-type="float" office:value="84.0100267250702" calcext:value-type="float">
            <text:p>84,0</text:p>
          </table:table-cell>
          <table:table-cell table:style-name="ce17" table:formula="of:=[.O31]+[.O21]+[.O20]+[.O30]" office:value-type="float" office:value="81.509214040602" calcext:value-type="float">
            <text:p>81,5</text:p>
          </table:table-cell>
          <table:table-cell table:style-name="ce17" table:formula="of:=[.P31]+[.P21]+[.P20]+[.P30]" office:value-type="float" office:value="78.7523459957209" calcext:value-type="float">
            <text:p>78,8</text:p>
          </table:table-cell>
          <table:table-cell table:style-name="ce17" table:formula="of:=[.Q31]+[.Q21]+[.Q20]+[.Q30]" office:value-type="float" office:value="77.1699161261849" calcext:value-type="float">
            <text:p>77,2</text:p>
          </table:table-cell>
          <table:table-cell table:style-name="ce17" table:formula="of:=[.R31]+[.R21]+[.R20]+[.R30]" office:value-type="float" office:value="76.7679594421182" calcext:value-type="float">
            <text:p>76,8</text:p>
          </table:table-cell>
          <table:table-cell table:style-name="ce17" table:formula="of:=[.S31]+[.S21]+[.S20]+[.S30]" office:value-type="float" office:value="74.9958486770814" calcext:value-type="float">
            <text:p>75,0</text:p>
          </table:table-cell>
          <table:table-cell table:style-name="ce17" table:formula="of:=[.T31]+[.T21]+[.T20]+[.T30]" office:value-type="float" office:value="70.9934417484372" calcext:value-type="float">
            <text:p>71,0</text:p>
          </table:table-cell>
          <table:table-cell table:style-name="ce17" table:formula="of:=[.U31]+[.U21]+[.U20]+[.U30]" office:value-type="float" office:value="66.7941333393639" calcext:value-type="float">
            <text:p>66,8</text:p>
          </table:table-cell>
          <table:table-cell table:style-name="ce17" table:formula="of:=[.V31]+[.V21]+[.V20]+[.V30]" office:value-type="float" office:value="63.7729176143723" calcext:value-type="float">
            <text:p>63,8</text:p>
          </table:table-cell>
          <table:table-cell table:style-name="ce17" table:formula="of:=[.W31]+[.W21]+[.W20]+[.W30]" office:value-type="float" office:value="56.8795366117882" calcext:value-type="float">
            <text:p>56,9</text:p>
          </table:table-cell>
          <table:table-cell table:style-name="ce17" table:formula="of:=[.X31]+[.X21]+[.X20]+[.X30]" office:value-type="float" office:value="59.7904713125361" calcext:value-type="float">
            <text:p>59,8</text:p>
          </table:table-cell>
          <table:table-cell table:style-name="ce17" table:formula="of:=[.Y31]+[.Y21]+[.Y20]+[.Y30]" office:value-type="float" office:value="58.4747484881089" calcext:value-type="float">
            <text:p>58,5</text:p>
          </table:table-cell>
          <table:table-cell table:style-name="ce17" table:formula="of:=[.Z31]+[.Z21]+[.Z20]+[.Z30]" office:value-type="float" office:value="55.9120389308564" calcext:value-type="float">
            <text:p>55,9</text:p>
          </table:table-cell>
          <table:table-cell table:style-name="ce17" table:formula="of:=[.AA31]+[.AA21]+[.AA20]+[.AA30]" office:value-type="float" office:value="54.2220667444691" calcext:value-type="float">
            <text:p>54,2</text:p>
          </table:table-cell>
          <table:table-cell table:style-name="ce17" table:formula="of:=[.AB31]+[.AB21]+[.AB20]+[.AB30]" office:value-type="float" office:value="61.5862272801888" calcext:value-type="float">
            <text:p>61,6</text:p>
          </table:table-cell>
          <table:table-cell table:style-name="ce17" table:formula="of:=[.AC31]+[.AC21]+[.AC20]+[.AC30]" office:value-type="float" office:value="59.4687191210197" calcext:value-type="float">
            <text:p>59,5</text:p>
          </table:table-cell>
          <table:table-cell table:style-name="ce17" table:formula="of:=[.AD31]+[.AD21]+[.AD20]+[.AD30]" office:value-type="float" office:value="55.8001009461431" calcext:value-type="float">
            <text:p>55,8</text:p>
          </table:table-cell>
          <table:table-cell table:style-name="ce17" table:formula="of:=[.AE31]+[.AE21]+[.AE20]+[.AE30]" office:value-type="float" office:value="56.3895745957821" calcext:value-type="float">
            <text:p>56,4</text:p>
          </table:table-cell>
          <table:table-cell table:style-name="ce17" table:formula="of:=[.AF31]+[.AF21]+[.AF20]+[.AF30]" office:value-type="float" office:value="59.0034244223696" calcext:value-type="float">
            <text:p>59,0</text:p>
          </table:table-cell>
          <table:table-cell table:style-name="ce17" table:formula="of:=[.AG31]+[.AG21]+[.AG20]+[.AG30]" office:value-type="float" office:value="59.9999373976172" calcext:value-type="float">
            <text:p>60,0</text:p>
          </table:table-cell>
          <table:table-cell table:style-name="ce17" table:formula="of:=[.AH31]+[.AH21]+[.AH20]+[.AH30]" office:value-type="float" office:value="50.6011776758492" calcext:value-type="float">
            <text:p>50,6</text:p>
          </table:table-cell>
          <table:table-cell table:style-name="ce17" table:formula="of:=[.AI31]+[.AI21]+[.AI20]+[.AI30]" office:value-type="float" office:value="51.2577235066192" calcext:value-type="float">
            <text:p>51,3</text:p>
          </table:table-cell>
          <table:table-cell table:style-name="ce17" table:formula="of:=[.AJ31]+[.AJ21]+[.AJ20]+[.AJ30]" office:value-type="float" office:value="51.4854318882316" calcext:value-type="float">
            <text:p>51,5</text:p>
          </table:table-cell>
          <table:table-cell table:style-name="ce17" table:formula="of:=[.AK31]+[.AK21]+[.AK20]+[.AK30]" office:value-type="float" office:value="51.2367932811602" calcext:value-type="float">
            <text:p>51,2</text:p>
          </table:table-cell>
          <table:table-cell table:style-name="ce17" table:formula="of:=[.AL31]+[.AL21]+[.AL20]+[.AL30]" office:value-type="float" office:value="51.2770306307313" calcext:value-type="float">
            <text:p>51,3</text:p>
          </table:table-cell>
          <table:table-cell table:style-name="ce17" table:formula="of:=[.AM31]+[.AM21]+[.AM20]+[.AM30]" office:value-type="float" office:value="51.3696753143973" calcext:value-type="float">
            <text:p>51,4</text:p>
          </table:table-cell>
          <table:table-cell table:style-name="ce17" table:formula="of:=[.AN31]+[.AN21]+[.AN20]+[.AN30]" office:value-type="float" office:value="53.0522114009614" calcext:value-type="float">
            <text:p>53,1</text:p>
          </table:table-cell>
          <table:table-cell table:style-name="ce17" table:formula="of:=[.AO31]+[.AO21]+[.AO20]+[.AO30]" office:value-type="float" office:value="54.5511755945913" calcext:value-type="float">
            <text:p>54,6</text:p>
          </table:table-cell>
          <table:table-cell table:style-name="ce17" table:formula="of:=[.AP31]+[.AP21]+[.AP20]+[.AP30]" office:value-type="float" office:value="55.0023698072429" calcext:value-type="float">
            <text:p>55,0</text:p>
          </table:table-cell>
          <table:table-cell table:style-name="ce17" table:formula="of:=[.AQ31]+[.AQ21]+[.AQ20]+[.AQ30]" office:value-type="float" office:value="55.1175207190231" calcext:value-type="float">
            <text:p>55,1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Fioul + Fioul performant</text:p>
          </table:table-cell>
          <table:table-cell table:style-name="ce17" table:formula="of:=[.C44]+[.C43]" office:value-type="float" office:value="0" calcext:value-type="float">
            <text:p>0,0</text:p>
          </table:table-cell>
          <table:table-cell table:style-name="ce17" table:formula="of:=[.D44]+[.D43]" office:value-type="float" office:value="0" calcext:value-type="float">
            <text:p>0,0</text:p>
          </table:table-cell>
          <table:table-cell table:style-name="ce17" table:formula="of:=[.E44]+[.E43]" office:value-type="float" office:value="0" calcext:value-type="float">
            <text:p>0,0</text:p>
          </table:table-cell>
          <table:table-cell table:style-name="ce17" table:formula="of:=[.F44]+[.F43]" office:value-type="float" office:value="0" calcext:value-type="float">
            <text:p>0,0</text:p>
          </table:table-cell>
          <table:table-cell table:style-name="ce17" table:formula="of:=[.G44]+[.G43]" office:value-type="float" office:value="0" calcext:value-type="float">
            <text:p>0,0</text:p>
          </table:table-cell>
          <table:table-cell table:style-name="ce17" table:formula="of:=[.H44]+[.H43]" office:value-type="float" office:value="0" calcext:value-type="float">
            <text:p>0,0</text:p>
          </table:table-cell>
          <table:table-cell table:style-name="ce17" table:formula="of:=[.I44]+[.I43]" office:value-type="float" office:value="0" calcext:value-type="float">
            <text:p>0,0</text:p>
          </table:table-cell>
          <table:table-cell table:style-name="ce17" table:formula="of:=[.J44]+[.J43]" office:value-type="float" office:value="0" calcext:value-type="float">
            <text:p>0,0</text:p>
          </table:table-cell>
          <table:table-cell table:style-name="ce17" table:formula="of:=[.K44]+[.K43]" office:value-type="float" office:value="0" calcext:value-type="float">
            <text:p>0,0</text:p>
          </table:table-cell>
          <table:table-cell table:style-name="ce17" table:formula="of:=[.L44]+[.L43]" office:value-type="float" office:value="0" calcext:value-type="float">
            <text:p>0,0</text:p>
          </table:table-cell>
          <table:table-cell table:style-name="ce17" table:formula="of:=[.M44]+[.M43]" office:value-type="float" office:value="0" calcext:value-type="float">
            <text:p>0,0</text:p>
          </table:table-cell>
          <table:table-cell table:style-name="ce17" table:formula="of:=[.N44]+[.N43]" office:value-type="float" office:value="0" calcext:value-type="float">
            <text:p>0,0</text:p>
          </table:table-cell>
          <table:table-cell table:style-name="ce17" table:formula="of:=[.O44]+[.O43]" office:value-type="float" office:value="0" calcext:value-type="float">
            <text:p>0,0</text:p>
          </table:table-cell>
          <table:table-cell table:style-name="ce17" table:formula="of:=[.P44]+[.P43]" office:value-type="float" office:value="0" calcext:value-type="float">
            <text:p>0,0</text:p>
          </table:table-cell>
          <table:table-cell table:style-name="ce17" table:formula="of:=[.Q44]+[.Q43]" office:value-type="float" office:value="0" calcext:value-type="float">
            <text:p>0,0</text:p>
          </table:table-cell>
          <table:table-cell table:style-name="ce17" table:formula="of:=[.R44]+[.R43]" office:value-type="float" office:value="0" calcext:value-type="float">
            <text:p>0,0</text:p>
          </table:table-cell>
          <table:table-cell table:style-name="ce17" table:formula="of:=[.S44]+[.S43]" office:value-type="float" office:value="0" calcext:value-type="float">
            <text:p>0,0</text:p>
          </table:table-cell>
          <table:table-cell table:style-name="ce17" table:formula="of:=[.T44]+[.T43]" office:value-type="float" office:value="0" calcext:value-type="float">
            <text:p>0,0</text:p>
          </table:table-cell>
          <table:table-cell table:style-name="ce17" table:formula="of:=[.U44]+[.U43]" office:value-type="float" office:value="0" calcext:value-type="float">
            <text:p>0,0</text:p>
          </table:table-cell>
          <table:table-cell table:style-name="ce17" table:formula="of:=[.V44]+[.V43]" office:value-type="float" office:value="0" calcext:value-type="float">
            <text:p>0,0</text:p>
          </table:table-cell>
          <table:table-cell table:style-name="ce17" table:formula="of:=[.W44]+[.W43]" office:value-type="float" office:value="0" calcext:value-type="float">
            <text:p>0,0</text:p>
          </table:table-cell>
          <table:table-cell table:style-name="ce17" table:formula="of:=[.X44]+[.X43]" office:value-type="float" office:value="0" calcext:value-type="float">
            <text:p>0,0</text:p>
          </table:table-cell>
          <table:table-cell table:style-name="ce17" table:formula="of:=[.Y44]+[.Y43]" office:value-type="float" office:value="0" calcext:value-type="float">
            <text:p>0,0</text:p>
          </table:table-cell>
          <table:table-cell table:style-name="ce17" table:formula="of:=[.Z44]+[.Z43]" office:value-type="float" office:value="0" calcext:value-type="float">
            <text:p>0,0</text:p>
          </table:table-cell>
          <table:table-cell table:style-name="ce17" table:formula="of:=[.AA44]+[.AA43]" office:value-type="float" office:value="0.00007676264" calcext:value-type="float">
            <text:p>0,0</text:p>
          </table:table-cell>
          <table:table-cell table:style-name="ce17" table:formula="of:=[.AB44]+[.AB43]" office:value-type="float" office:value="0.000028753018974128" calcext:value-type="float">
            <text:p>0,0</text:p>
          </table:table-cell>
          <table:table-cell table:style-name="ce17" table:formula="of:=[.AC44]+[.AC43]" office:value-type="float" office:value="0.0000148074" calcext:value-type="float">
            <text:p>0,0</text:p>
          </table:table-cell>
          <table:table-cell table:style-name="ce17" table:formula="of:=[.AD44]+[.AD43]" office:value-type="float" office:value="0.0000154827" calcext:value-type="float">
            <text:p>0,0</text:p>
          </table:table-cell>
          <table:table-cell table:style-name="ce17" table:formula="of:=[.AE44]+[.AE43]" office:value-type="float" office:value="0.000034050401129472" calcext:value-type="float">
            <text:p>0,0</text:p>
          </table:table-cell>
          <table:table-cell table:style-name="ce17" table:formula="of:=[.AF44]+[.AF43]" office:value-type="float" office:value="0.000066920287794085" calcext:value-type="float">
            <text:p>0,0</text:p>
          </table:table-cell>
          <table:table-cell table:style-name="ce17" table:formula="of:=[.AG44]+[.AG43]" office:value-type="float" office:value="0.00028167435" calcext:value-type="float">
            <text:p>0,0</text:p>
          </table:table-cell>
          <table:table-cell table:style-name="ce17" table:formula="of:=[.AH44]+[.AH43]" office:value-type="float" office:value="0.00046704422" calcext:value-type="float">
            <text:p>0,0</text:p>
          </table:table-cell>
          <table:table-cell table:style-name="ce17" table:formula="of:=[.AI44]+[.AI43]" office:value-type="float" office:value="0.00077486592" calcext:value-type="float">
            <text:p>0,0</text:p>
          </table:table-cell>
          <table:table-cell table:style-name="ce17" table:formula="of:=[.AJ44]+[.AJ43]" office:value-type="float" office:value="0.00075388046" calcext:value-type="float">
            <text:p>0,0</text:p>
          </table:table-cell>
          <table:table-cell table:style-name="ce17" table:formula="of:=[.AK44]+[.AK43]" office:value-type="float" office:value="0.00053434174" calcext:value-type="float">
            <text:p>0,0</text:p>
          </table:table-cell>
          <table:table-cell table:style-name="ce17" table:formula="of:=[.AL44]+[.AL43]" office:value-type="float" office:value="0.00064382261" calcext:value-type="float">
            <text:p>0,0</text:p>
          </table:table-cell>
          <table:table-cell table:style-name="ce17" table:formula="of:=[.AM44]+[.AM43]" office:value-type="float" office:value="0.00126952776" calcext:value-type="float">
            <text:p>0,0</text:p>
          </table:table-cell>
          <table:table-cell table:style-name="ce17" table:formula="of:=[.AN44]+[.AN43]" office:value-type="float" office:value="0.00162305521" calcext:value-type="float">
            <text:p>0,0</text:p>
          </table:table-cell>
          <table:table-cell table:style-name="ce17" table:formula="of:=[.AO44]+[.AO43]" office:value-type="float" office:value="0.00197798656" calcext:value-type="float">
            <text:p>0,0</text:p>
          </table:table-cell>
          <table:table-cell table:style-name="ce17" table:formula="of:=[.AP44]+[.AP43]" office:value-type="float" office:value="0.00229768178659579" calcext:value-type="float">
            <text:p>0,0</text:p>
          </table:table-cell>
          <table:table-cell table:style-name="ce17" table:formula="of:=[.AQ44]+[.AQ43]" office:value-type="float" office:value="0.0027669647725374" calcext:value-type="float">
            <text:p>0,0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PAC + PAC performant</text:p>
          </table:table-cell>
          <table:table-cell table:style-name="ce17" table:formula="of:=[.C31]+[.C32]+[.C39]+[.C40]+[.C37]+[.C38]" office:value-type="float" office:value="6.69186300665553" calcext:value-type="float">
            <text:p>6,7</text:p>
          </table:table-cell>
          <table:table-cell table:style-name="ce17" table:formula="of:=[.D31]+[.D32]+[.D39]+[.D40]+[.D37]+[.D38]" office:value-type="float" office:value="8.01490388906926" calcext:value-type="float">
            <text:p>8,0</text:p>
          </table:table-cell>
          <table:table-cell table:style-name="ce17" table:formula="of:=[.E31]+[.E32]+[.E39]+[.E40]+[.E37]+[.E38]" office:value-type="float" office:value="10.6454287452147" calcext:value-type="float">
            <text:p>10,6</text:p>
          </table:table-cell>
          <table:table-cell table:style-name="ce17" table:formula="of:=[.F31]+[.F32]+[.F39]+[.F40]+[.F37]+[.F38]" office:value-type="float" office:value="10.4034718013791" calcext:value-type="float">
            <text:p>10,4</text:p>
          </table:table-cell>
          <table:table-cell table:style-name="ce17" table:formula="of:=[.G31]+[.G32]+[.G39]+[.G40]+[.G37]+[.G38]" office:value-type="float" office:value="9.22802384909409" calcext:value-type="float">
            <text:p>9,2</text:p>
          </table:table-cell>
          <table:table-cell table:style-name="ce17" table:formula="of:=[.H31]+[.H32]+[.H39]+[.H40]+[.H37]+[.H38]" office:value-type="float" office:value="7.78290202615884" calcext:value-type="float">
            <text:p>7,8</text:p>
          </table:table-cell>
          <table:table-cell table:style-name="ce17" table:formula="of:=[.I31]+[.I32]+[.I39]+[.I40]+[.I37]+[.I38]" office:value-type="float" office:value="10.653316664047" calcext:value-type="float">
            <text:p>10,7</text:p>
          </table:table-cell>
          <table:table-cell table:style-name="ce17" table:formula="of:=[.J31]+[.J32]+[.J39]+[.J40]+[.J37]+[.J38]" office:value-type="float" office:value="11.4619650852154" calcext:value-type="float">
            <text:p>11,5</text:p>
          </table:table-cell>
          <table:table-cell table:style-name="ce17" table:formula="of:=[.K31]+[.K32]+[.K39]+[.K40]+[.K37]+[.K38]" office:value-type="float" office:value="11.5510701914554" calcext:value-type="float">
            <text:p>11,6</text:p>
          </table:table-cell>
          <table:table-cell table:style-name="ce17" table:formula="of:=[.L31]+[.L32]+[.L39]+[.L40]+[.L37]+[.L38]" office:value-type="float" office:value="12.0776454676361" calcext:value-type="float">
            <text:p>12,1</text:p>
          </table:table-cell>
          <table:table-cell table:style-name="ce17" table:formula="of:=[.M31]+[.M32]+[.M39]+[.M40]+[.M37]+[.M38]" office:value-type="float" office:value="12.5890434309328" calcext:value-type="float">
            <text:p>12,6</text:p>
          </table:table-cell>
          <table:table-cell table:style-name="ce17" table:formula="of:=[.N31]+[.N32]+[.N39]+[.N40]+[.N37]+[.N38]" office:value-type="float" office:value="11.0769074998854" calcext:value-type="float">
            <text:p>11,1</text:p>
          </table:table-cell>
          <table:table-cell table:style-name="ce17" table:formula="of:=[.O31]+[.O32]+[.O39]+[.O40]+[.O37]+[.O38]" office:value-type="float" office:value="11.2644547132841" calcext:value-type="float">
            <text:p>11,3</text:p>
          </table:table-cell>
          <table:table-cell table:style-name="ce17" table:formula="of:=[.P31]+[.P32]+[.P39]+[.P40]+[.P37]+[.P38]" office:value-type="float" office:value="11.5631145850395" calcext:value-type="float">
            <text:p>11,6</text:p>
          </table:table-cell>
          <table:table-cell table:style-name="ce17" table:formula="of:=[.Q31]+[.Q32]+[.Q39]+[.Q40]+[.Q37]+[.Q38]" office:value-type="float" office:value="11.8640561350176" calcext:value-type="float">
            <text:p>11,9</text:p>
          </table:table-cell>
          <table:table-cell table:style-name="ce17" table:formula="of:=[.R31]+[.R32]+[.R39]+[.R40]+[.R37]+[.R38]" office:value-type="float" office:value="12.2029039662941" calcext:value-type="float">
            <text:p>12,2</text:p>
          </table:table-cell>
          <table:table-cell table:style-name="ce17" table:formula="of:=[.S31]+[.S32]+[.S39]+[.S40]+[.S37]+[.S38]" office:value-type="float" office:value="12.4378638831087" calcext:value-type="float">
            <text:p>12,4</text:p>
          </table:table-cell>
          <table:table-cell table:style-name="ce17" table:formula="of:=[.T31]+[.T32]+[.T39]+[.T40]+[.T37]+[.T38]" office:value-type="float" office:value="12.6446384008954" calcext:value-type="float">
            <text:p>12,6</text:p>
          </table:table-cell>
          <table:table-cell table:style-name="ce17" table:formula="of:=[.U31]+[.U32]+[.U39]+[.U40]+[.U37]+[.U38]" office:value-type="float" office:value="12.7201842506833" calcext:value-type="float">
            <text:p>12,7</text:p>
          </table:table-cell>
          <table:table-cell table:style-name="ce17" table:formula="of:=[.V31]+[.V32]+[.V39]+[.V40]+[.V37]+[.V38]" office:value-type="float" office:value="12.7661086301869" calcext:value-type="float">
            <text:p>12,8</text:p>
          </table:table-cell>
          <table:table-cell table:style-name="ce17" table:formula="of:=[.W31]+[.W32]+[.W39]+[.W40]+[.W37]+[.W38]" office:value-type="float" office:value="12.8981362380778" calcext:value-type="float">
            <text:p>12,9</text:p>
          </table:table-cell>
          <table:table-cell table:style-name="ce17" table:formula="of:=[.X31]+[.X32]+[.X39]+[.X40]+[.X37]+[.X38]" office:value-type="float" office:value="12.6184581370918" calcext:value-type="float">
            <text:p>12,6</text:p>
          </table:table-cell>
          <table:table-cell table:style-name="ce17" table:formula="of:=[.Y31]+[.Y32]+[.Y39]+[.Y40]+[.Y37]+[.Y38]" office:value-type="float" office:value="12.4162281322133" calcext:value-type="float">
            <text:p>12,4</text:p>
          </table:table-cell>
          <table:table-cell table:style-name="ce17" table:formula="of:=[.Z31]+[.Z32]+[.Z39]+[.Z40]+[.Z37]+[.Z38]" office:value-type="float" office:value="12.152026350828" calcext:value-type="float">
            <text:p>12,2</text:p>
          </table:table-cell>
          <table:table-cell table:style-name="ce17" table:formula="of:=[.AA31]+[.AA32]+[.AA39]+[.AA40]+[.AA37]+[.AA38]" office:value-type="float" office:value="12.0028100668621" calcext:value-type="float">
            <text:p>12,0</text:p>
          </table:table-cell>
          <table:table-cell table:style-name="ce17" table:formula="of:=[.AB31]+[.AB32]+[.AB39]+[.AB40]+[.AB37]+[.AB38]" office:value-type="float" office:value="13.3501998755687" calcext:value-type="float">
            <text:p>13,4</text:p>
          </table:table-cell>
          <table:table-cell table:style-name="ce17" table:formula="of:=[.AC31]+[.AC32]+[.AC39]+[.AC40]+[.AC37]+[.AC38]" office:value-type="float" office:value="13.6218398755919" calcext:value-type="float">
            <text:p>13,6</text:p>
          </table:table-cell>
          <table:table-cell table:style-name="ce17" table:formula="of:=[.AD31]+[.AD32]+[.AD39]+[.AD40]+[.AD37]+[.AD38]" office:value-type="float" office:value="14.2735758987593" calcext:value-type="float">
            <text:p>14,3</text:p>
          </table:table-cell>
          <table:table-cell table:style-name="ce17" table:formula="of:=[.AE31]+[.AE32]+[.AE39]+[.AE40]+[.AE37]+[.AE38]" office:value-type="float" office:value="14.0934795312333" calcext:value-type="float">
            <text:p>14,1</text:p>
          </table:table-cell>
          <table:table-cell table:style-name="ce17" table:formula="of:=[.AF31]+[.AF32]+[.AF39]+[.AF40]+[.AF37]+[.AF38]" office:value-type="float" office:value="13.5706767146198" calcext:value-type="float">
            <text:p>13,6</text:p>
          </table:table-cell>
          <table:table-cell table:style-name="ce17" table:formula="of:=[.AG31]+[.AG32]+[.AG39]+[.AG40]+[.AG37]+[.AG38]" office:value-type="float" office:value="13.232698701875" calcext:value-type="float">
            <text:p>13,2</text:p>
          </table:table-cell>
          <table:table-cell table:style-name="ce17" table:formula="of:=[.AH31]+[.AH32]+[.AH39]+[.AH40]+[.AH37]+[.AH38]" office:value-type="float" office:value="12.2057912152706" calcext:value-type="float">
            <text:p>12,2</text:p>
          </table:table-cell>
          <table:table-cell table:style-name="ce17" table:formula="of:=[.AI31]+[.AI32]+[.AI39]+[.AI40]+[.AI37]+[.AI38]" office:value-type="float" office:value="12.4207771357118" calcext:value-type="float">
            <text:p>12,4</text:p>
          </table:table-cell>
          <table:table-cell table:style-name="ce17" table:formula="of:=[.AJ31]+[.AJ32]+[.AJ39]+[.AJ40]+[.AJ37]+[.AJ38]" office:value-type="float" office:value="12.491075272665" calcext:value-type="float">
            <text:p>12,5</text:p>
          </table:table-cell>
          <table:table-cell table:style-name="ce17" table:formula="of:=[.AK31]+[.AK32]+[.AK39]+[.AK40]+[.AK37]+[.AK38]" office:value-type="float" office:value="12.4857586622243" calcext:value-type="float">
            <text:p>12,5</text:p>
          </table:table-cell>
          <table:table-cell table:style-name="ce17" table:formula="of:=[.AL31]+[.AL32]+[.AL39]+[.AL40]+[.AL37]+[.AL38]" office:value-type="float" office:value="12.4868003651052" calcext:value-type="float">
            <text:p>12,5</text:p>
          </table:table-cell>
          <table:table-cell table:style-name="ce17" table:formula="of:=[.AM31]+[.AM32]+[.AM39]+[.AM40]+[.AM37]+[.AM38]" office:value-type="float" office:value="12.0810896912879" calcext:value-type="float">
            <text:p>12,1</text:p>
          </table:table-cell>
          <table:table-cell table:style-name="ce17" table:formula="of:=[.AN31]+[.AN32]+[.AN39]+[.AN40]+[.AN37]+[.AN38]" office:value-type="float" office:value="12.0145274386723" calcext:value-type="float">
            <text:p>12,0</text:p>
          </table:table-cell>
          <table:table-cell table:style-name="ce17" table:formula="of:=[.AO31]+[.AO32]+[.AO39]+[.AO40]+[.AO37]+[.AO38]" office:value-type="float" office:value="11.8970305960009" calcext:value-type="float">
            <text:p>11,9</text:p>
          </table:table-cell>
          <table:table-cell table:style-name="ce17" table:formula="of:=[.AP31]+[.AP32]+[.AP39]+[.AP40]+[.AP37]+[.AP38]" office:value-type="float" office:value="11.7782077082784" calcext:value-type="float">
            <text:p>11,8</text:p>
          </table:table-cell>
          <table:table-cell table:style-name="ce17" table:formula="of:=[.AQ31]+[.AQ32]+[.AQ39]+[.AQ40]+[.AQ37]+[.AQ38]" office:value-type="float" office:value="11.6323553666092" calcext:value-type="float">
            <text:p>11,6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17" table:formula="of:=[.C33]+[.C34]+[.C41]+[.C42]" office:value-type="float" office:value="4.16240269538692" calcext:value-type="float">
            <text:p>4,2</text:p>
          </table:table-cell>
          <table:table-cell table:style-name="ce17" table:formula="of:=[.D33]+[.D34]+[.D41]+[.D42]" office:value-type="float" office:value="4.25732179540653" calcext:value-type="float">
            <text:p>4,3</text:p>
          </table:table-cell>
          <table:table-cell table:style-name="ce17" table:formula="of:=[.E33]+[.E34]+[.E41]+[.E42]" office:value-type="float" office:value="4.37854609414583" calcext:value-type="float">
            <text:p>4,4</text:p>
          </table:table-cell>
          <table:table-cell table:style-name="ce17" table:formula="of:=[.F33]+[.F34]+[.F41]+[.F42]" office:value-type="float" office:value="3.97561867237879" calcext:value-type="float">
            <text:p>4,0</text:p>
          </table:table-cell>
          <table:table-cell table:style-name="ce17" table:formula="of:=[.G33]+[.G34]+[.G41]+[.G42]" office:value-type="float" office:value="3.42911786118617" calcext:value-type="float">
            <text:p>3,4</text:p>
          </table:table-cell>
          <table:table-cell table:style-name="ce17" table:formula="of:=[.H33]+[.H34]+[.H41]+[.H42]" office:value-type="float" office:value="2.90032340548581" calcext:value-type="float">
            <text:p>2,9</text:p>
          </table:table-cell>
          <table:table-cell table:style-name="ce17" table:formula="of:=[.I33]+[.I34]+[.I41]+[.I42]" office:value-type="float" office:value="2.66875438195753" calcext:value-type="float">
            <text:p>2,7</text:p>
          </table:table-cell>
          <table:table-cell table:style-name="ce17" table:formula="of:=[.J33]+[.J34]+[.J41]+[.J42]" office:value-type="float" office:value="2.79902413492749" calcext:value-type="float">
            <text:p>2,8</text:p>
          </table:table-cell>
          <table:table-cell table:style-name="ce17" table:formula="of:=[.K33]+[.K34]+[.K41]+[.K42]" office:value-type="float" office:value="3.36242519275473" calcext:value-type="float">
            <text:p>3,4</text:p>
          </table:table-cell>
          <table:table-cell table:style-name="ce17" table:formula="of:=[.L33]+[.L34]+[.L41]+[.L42]" office:value-type="float" office:value="3.60547309086541" calcext:value-type="float">
            <text:p>3,6</text:p>
          </table:table-cell>
          <table:table-cell table:style-name="ce17" table:formula="of:=[.M33]+[.M34]+[.M41]+[.M42]" office:value-type="float" office:value="3.90708828784765" calcext:value-type="float">
            <text:p>3,9</text:p>
          </table:table-cell>
          <table:table-cell table:style-name="ce17" table:formula="of:=[.N33]+[.N34]+[.N41]+[.N42]" office:value-type="float" office:value="4.94933438726256" calcext:value-type="float">
            <text:p>4,9</text:p>
          </table:table-cell>
          <table:table-cell table:style-name="ce17" table:formula="of:=[.O33]+[.O34]+[.O41]+[.O42]" office:value-type="float" office:value="5.08347600765735" calcext:value-type="float">
            <text:p>5,1</text:p>
          </table:table-cell>
          <table:table-cell table:style-name="ce17" table:formula="of:=[.P33]+[.P34]+[.P41]+[.P42]" office:value-type="float" office:value="5.15023168271937" calcext:value-type="float">
            <text:p>5,2</text:p>
          </table:table-cell>
          <table:table-cell table:style-name="ce17" table:formula="of:=[.Q33]+[.Q34]+[.Q41]+[.Q42]" office:value-type="float" office:value="5.28964097606669" calcext:value-type="float">
            <text:p>5,3</text:p>
          </table:table-cell>
          <table:table-cell table:style-name="ce17" table:formula="of:=[.R33]+[.R34]+[.R41]+[.R42]" office:value-type="float" office:value="5.40008193580943" calcext:value-type="float">
            <text:p>5,4</text:p>
          </table:table-cell>
          <table:table-cell table:style-name="ce17" table:formula="of:=[.S33]+[.S34]+[.S41]+[.S42]" office:value-type="float" office:value="5.47138398049539" calcext:value-type="float">
            <text:p>5,5</text:p>
          </table:table-cell>
          <table:table-cell table:style-name="ce17" table:formula="of:=[.T33]+[.T34]+[.T41]+[.T42]" office:value-type="float" office:value="5.59202151420487" calcext:value-type="float">
            <text:p>5,6</text:p>
          </table:table-cell>
          <table:table-cell table:style-name="ce17" table:formula="of:=[.U33]+[.U34]+[.U41]+[.U42]" office:value-type="float" office:value="5.76252338861834" calcext:value-type="float">
            <text:p>5,8</text:p>
          </table:table-cell>
          <table:table-cell table:style-name="ce17" table:formula="of:=[.V33]+[.V34]+[.V41]+[.V42]" office:value-type="float" office:value="5.96010975630983" calcext:value-type="float">
            <text:p>6,0</text:p>
          </table:table-cell>
          <table:table-cell table:style-name="ce17" table:formula="of:=[.W33]+[.W34]+[.W41]+[.W42]" office:value-type="float" office:value="6.19405472373162" calcext:value-type="float">
            <text:p>6,2</text:p>
          </table:table-cell>
          <table:table-cell table:style-name="ce17" table:formula="of:=[.X33]+[.X34]+[.X41]+[.X42]" office:value-type="float" office:value="6.2667724115918" calcext:value-type="float">
            <text:p>6,3</text:p>
          </table:table-cell>
          <table:table-cell table:style-name="ce17" table:formula="of:=[.Y33]+[.Y34]+[.Y41]+[.Y42]" office:value-type="float" office:value="6.3464661783985" calcext:value-type="float">
            <text:p>6,3</text:p>
          </table:table-cell>
          <table:table-cell table:style-name="ce17" table:formula="of:=[.Z33]+[.Z34]+[.Z41]+[.Z42]" office:value-type="float" office:value="6.49631356702556" calcext:value-type="float">
            <text:p>6,5</text:p>
          </table:table-cell>
          <table:table-cell table:style-name="ce17" table:formula="of:=[.AA33]+[.AA34]+[.AA41]+[.AA42]" office:value-type="float" office:value="6.65158482637081" calcext:value-type="float">
            <text:p>6,7</text:p>
          </table:table-cell>
          <table:table-cell table:style-name="ce17" table:formula="of:=[.AB33]+[.AB34]+[.AB41]+[.AB42]" office:value-type="float" office:value="11.1077334962744" calcext:value-type="float">
            <text:p>11,1</text:p>
          </table:table-cell>
          <table:table-cell table:style-name="ce17" table:formula="of:=[.AC33]+[.AC34]+[.AC41]+[.AC42]" office:value-type="float" office:value="10.8081343844702" calcext:value-type="float">
            <text:p>10,8</text:p>
          </table:table-cell>
          <table:table-cell table:style-name="ce17" table:formula="of:=[.AD33]+[.AD34]+[.AD41]+[.AD42]" office:value-type="float" office:value="10.2986432057503" calcext:value-type="float">
            <text:p>10,3</text:p>
          </table:table-cell>
          <table:table-cell table:style-name="ce17" table:formula="of:=[.AE33]+[.AE34]+[.AE41]+[.AE42]" office:value-type="float" office:value="10.3152296005881" calcext:value-type="float">
            <text:p>10,3</text:p>
          </table:table-cell>
          <table:table-cell table:style-name="ce17" table:formula="of:=[.AF33]+[.AF34]+[.AF41]+[.AF42]" office:value-type="float" office:value="10.4065843240946" calcext:value-type="float">
            <text:p>10,4</text:p>
          </table:table-cell>
          <table:table-cell table:style-name="ce17" table:formula="of:=[.AG33]+[.AG34]+[.AG41]+[.AG42]" office:value-type="float" office:value="10.7722075114005" calcext:value-type="float">
            <text:p>10,8</text:p>
          </table:table-cell>
          <table:table-cell table:style-name="ce17" table:formula="of:=[.AH33]+[.AH34]+[.AH41]+[.AH42]" office:value-type="float" office:value="12.8178053912403" calcext:value-type="float">
            <text:p>12,8</text:p>
          </table:table-cell>
          <table:table-cell table:style-name="ce17" table:formula="of:=[.AI33]+[.AI34]+[.AI41]+[.AI42]" office:value-type="float" office:value="12.3090104410563" calcext:value-type="float">
            <text:p>12,3</text:p>
          </table:table-cell>
          <table:table-cell table:style-name="ce17" table:formula="of:=[.AJ33]+[.AJ34]+[.AJ41]+[.AJ42]" office:value-type="float" office:value="12.0732113927539" calcext:value-type="float">
            <text:p>12,1</text:p>
          </table:table-cell>
          <table:table-cell table:style-name="ce17" table:formula="of:=[.AK33]+[.AK34]+[.AK41]+[.AK42]" office:value-type="float" office:value="11.9339118875956" calcext:value-type="float">
            <text:p>11,9</text:p>
          </table:table-cell>
          <table:table-cell table:style-name="ce17" table:formula="of:=[.AL33]+[.AL34]+[.AL41]+[.AL42]" office:value-type="float" office:value="11.869969891141" calcext:value-type="float">
            <text:p>11,9</text:p>
          </table:table-cell>
          <table:table-cell table:style-name="ce17" table:formula="of:=[.AM33]+[.AM34]+[.AM41]+[.AM42]" office:value-type="float" office:value="10.8158854813097" calcext:value-type="float">
            <text:p>10,8</text:p>
          </table:table-cell>
          <table:table-cell table:style-name="ce17" table:formula="of:=[.AN33]+[.AN34]+[.AN41]+[.AN42]" office:value-type="float" office:value="10.5326229327788" calcext:value-type="float">
            <text:p>10,5</text:p>
          </table:table-cell>
          <table:table-cell table:style-name="ce17" table:formula="of:=[.AO33]+[.AO34]+[.AO41]+[.AO42]" office:value-type="float" office:value="10.4376260399046" calcext:value-type="float">
            <text:p>10,4</text:p>
          </table:table-cell>
          <table:table-cell table:style-name="ce17" table:formula="of:=[.AP33]+[.AP34]+[.AP41]+[.AP42]" office:value-type="float" office:value="10.3154195975718" calcext:value-type="float">
            <text:p>10,3</text:p>
          </table:table-cell>
          <table:table-cell table:style-name="ce17" table:formula="of:=[.AQ33]+[.AQ34]+[.AQ41]+[.AQ42]" office:value-type="float" office:value="10.2561321161982" calcext:value-type="float">
            <text:p>10,3</text:p>
          </table:table-cell>
          <table:table-cell table:number-columns-repeated="981"/>
        </table:table-row>
        <table:table-row table:style-name="ro1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17" table:formula="of:=[.C29]+[.C30]" office:value-type="float" office:value="4.03155292747242" calcext:value-type="float">
            <text:p>4,0</text:p>
          </table:table-cell>
          <table:table-cell table:style-name="ce17" table:formula="of:=[.D29]+[.D30]" office:value-type="float" office:value="4.82926330797912" calcext:value-type="float">
            <text:p>4,8</text:p>
          </table:table-cell>
          <table:table-cell table:style-name="ce17" table:formula="of:=[.E29]+[.E30]" office:value-type="float" office:value="5.23431631835154" calcext:value-type="float">
            <text:p>5,2</text:p>
          </table:table-cell>
          <table:table-cell table:style-name="ce17" table:formula="of:=[.F29]+[.F30]" office:value-type="float" office:value="4.98377609669876" calcext:value-type="float">
            <text:p>5,0</text:p>
          </table:table-cell>
          <table:table-cell table:style-name="ce17" table:formula="of:=[.G29]+[.G30]" office:value-type="float" office:value="4.57971125533363" calcext:value-type="float">
            <text:p>4,6</text:p>
          </table:table-cell>
          <table:table-cell table:style-name="ce17" table:formula="of:=[.H29]+[.H30]" office:value-type="float" office:value="5.02652744999" calcext:value-type="float">
            <text:p>5,0</text:p>
          </table:table-cell>
          <table:table-cell table:style-name="ce17" table:formula="of:=[.I29]+[.I30]" office:value-type="float" office:value="4.61015603928219" calcext:value-type="float">
            <text:p>4,6</text:p>
          </table:table-cell>
          <table:table-cell table:style-name="ce17" table:formula="of:=[.J29]+[.J30]" office:value-type="float" office:value="4.75809487753279" calcext:value-type="float">
            <text:p>4,8</text:p>
          </table:table-cell>
          <table:table-cell table:style-name="ce17" table:formula="of:=[.K29]+[.K30]" office:value-type="float" office:value="4.35364226709762" calcext:value-type="float">
            <text:p>4,4</text:p>
          </table:table-cell>
          <table:table-cell table:style-name="ce17" table:formula="of:=[.L29]+[.L30]" office:value-type="float" office:value="4.40971979723203" calcext:value-type="float">
            <text:p>4,4</text:p>
          </table:table-cell>
          <table:table-cell table:style-name="ce17" table:formula="of:=[.M29]+[.M30]" office:value-type="float" office:value="4.38252923470269" calcext:value-type="float">
            <text:p>4,4</text:p>
          </table:table-cell>
          <table:table-cell table:style-name="ce17" table:formula="of:=[.N29]+[.N30]" office:value-type="float" office:value="5.3031404435558" calcext:value-type="float">
            <text:p>5,3</text:p>
          </table:table-cell>
          <table:table-cell table:style-name="ce17" table:formula="of:=[.O29]+[.O30]" office:value-type="float" office:value="5.30604263814125" calcext:value-type="float">
            <text:p>5,3</text:p>
          </table:table-cell>
          <table:table-cell table:style-name="ce17" table:formula="of:=[.P29]+[.P30]" office:value-type="float" office:value="5.29930827854077" calcext:value-type="float">
            <text:p>5,3</text:p>
          </table:table-cell>
          <table:table-cell table:style-name="ce17" table:formula="of:=[.Q29]+[.Q30]" office:value-type="float" office:value="5.27306842051253" calcext:value-type="float">
            <text:p>5,3</text:p>
          </table:table-cell>
          <table:table-cell table:style-name="ce17" table:formula="of:=[.R29]+[.R30]" office:value-type="float" office:value="5.27534573797181" calcext:value-type="float">
            <text:p>5,3</text:p>
          </table:table-cell>
          <table:table-cell table:style-name="ce17" table:formula="of:=[.S29]+[.S30]" office:value-type="float" office:value="5.35665723849844" calcext:value-type="float">
            <text:p>5,4</text:p>
          </table:table-cell>
          <table:table-cell table:style-name="ce17" table:formula="of:=[.T29]+[.T30]" office:value-type="float" office:value="5.43711628251633" calcext:value-type="float">
            <text:p>5,4</text:p>
          </table:table-cell>
          <table:table-cell table:style-name="ce17" table:formula="of:=[.U29]+[.U30]" office:value-type="float" office:value="5.58028566980428" calcext:value-type="float">
            <text:p>5,6</text:p>
          </table:table-cell>
          <table:table-cell table:style-name="ce17" table:formula="of:=[.V29]+[.V30]" office:value-type="float" office:value="5.74565294220839" calcext:value-type="float">
            <text:p>5,7</text:p>
          </table:table-cell>
          <table:table-cell table:style-name="ce17" table:formula="of:=[.W29]+[.W30]" office:value-type="float" office:value="5.84898228789969" calcext:value-type="float">
            <text:p>5,8</text:p>
          </table:table-cell>
          <table:table-cell table:style-name="ce17" table:formula="of:=[.X29]+[.X30]" office:value-type="float" office:value="5.82429209592286" calcext:value-type="float">
            <text:p>5,8</text:p>
          </table:table-cell>
          <table:table-cell table:style-name="ce17" table:formula="of:=[.Y29]+[.Y30]" office:value-type="float" office:value="5.87640116475703" calcext:value-type="float">
            <text:p>5,9</text:p>
          </table:table-cell>
          <table:table-cell table:style-name="ce17" table:formula="of:=[.Z29]+[.Z30]" office:value-type="float" office:value="5.98672873885305" calcext:value-type="float">
            <text:p>6,0</text:p>
          </table:table-cell>
          <table:table-cell table:style-name="ce17" table:formula="of:=[.AA29]+[.AA30]" office:value-type="float" office:value="6.02254093387215" calcext:value-type="float">
            <text:p>6,0</text:p>
          </table:table-cell>
          <table:table-cell table:style-name="ce17" table:formula="of:=[.AB29]+[.AB30]" office:value-type="float" office:value="7.43305921495026" calcext:value-type="float">
            <text:p>7,4</text:p>
          </table:table-cell>
          <table:table-cell table:style-name="ce17" table:formula="of:=[.AC29]+[.AC30]" office:value-type="float" office:value="7.38665727415649" calcext:value-type="float">
            <text:p>7,4</text:p>
          </table:table-cell>
          <table:table-cell table:style-name="ce17" table:formula="of:=[.AD29]+[.AD30]" office:value-type="float" office:value="7.40574603936982" calcext:value-type="float">
            <text:p>7,4</text:p>
          </table:table-cell>
          <table:table-cell table:style-name="ce17" table:formula="of:=[.AE29]+[.AE30]" office:value-type="float" office:value="7.34790989454923" calcext:value-type="float">
            <text:p>7,3</text:p>
          </table:table-cell>
          <table:table-cell table:style-name="ce17" table:formula="of:=[.AF29]+[.AF30]" office:value-type="float" office:value="7.43967501048814" calcext:value-type="float">
            <text:p>7,4</text:p>
          </table:table-cell>
          <table:table-cell table:style-name="ce17" table:formula="of:=[.AG29]+[.AG30]" office:value-type="float" office:value="7.40339171868784" calcext:value-type="float">
            <text:p>7,4</text:p>
          </table:table-cell>
          <table:table-cell table:style-name="ce17" table:formula="of:=[.AH29]+[.AH30]" office:value-type="float" office:value="6.54882324476533" calcext:value-type="float">
            <text:p>6,5</text:p>
          </table:table-cell>
          <table:table-cell table:style-name="ce17" table:formula="of:=[.AI29]+[.AI30]" office:value-type="float" office:value="6.40977646532114" calcext:value-type="float">
            <text:p>6,4</text:p>
          </table:table-cell>
          <table:table-cell table:style-name="ce17" table:formula="of:=[.AJ29]+[.AJ30]" office:value-type="float" office:value="6.26818382718382" calcext:value-type="float">
            <text:p>6,3</text:p>
          </table:table-cell>
          <table:table-cell table:style-name="ce17" table:formula="of:=[.AK29]+[.AK30]" office:value-type="float" office:value="6.18776956161785" calcext:value-type="float">
            <text:p>6,2</text:p>
          </table:table-cell>
          <table:table-cell table:style-name="ce17" table:formula="of:=[.AL29]+[.AL30]" office:value-type="float" office:value="6.06296879102968" calcext:value-type="float">
            <text:p>6,1</text:p>
          </table:table-cell>
          <table:table-cell table:style-name="ce17" table:formula="of:=[.AM29]+[.AM30]" office:value-type="float" office:value="5.73074780245038" calcext:value-type="float">
            <text:p>5,7</text:p>
          </table:table-cell>
          <table:table-cell table:style-name="ce17" table:formula="of:=[.AN29]+[.AN30]" office:value-type="float" office:value="5.66106160267438" calcext:value-type="float">
            <text:p>5,7</text:p>
          </table:table-cell>
          <table:table-cell table:style-name="ce17" table:formula="of:=[.AO29]+[.AO30]" office:value-type="float" office:value="5.57913193219512" calcext:value-type="float">
            <text:p>5,6</text:p>
          </table:table-cell>
          <table:table-cell table:style-name="ce17" table:formula="of:=[.AP29]+[.AP30]" office:value-type="float" office:value="5.48414937418618" calcext:value-type="float">
            <text:p>5,5</text:p>
          </table:table-cell>
          <table:table-cell table:style-name="ce17" table:formula="of:=[.AQ29]+[.AQ30]" office:value-type="float" office:value="5.4139464005205" calcext:value-type="float">
            <text:p>5,4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nr</text:p>
          </table:table-cell>
          <table:table-cell table:style-name="ce17" table:formula="of:=[.C28]" office:value-type="float" office:value="0.994652988596" calcext:value-type="float">
            <text:p>1,0</text:p>
          </table:table-cell>
          <table:table-cell table:style-name="ce17" table:formula="of:=[.D28]" office:value-type="float" office:value="0.992928476142987" calcext:value-type="float">
            <text:p>1,0</text:p>
          </table:table-cell>
          <table:table-cell table:style-name="ce17" table:formula="of:=[.E28]" office:value-type="float" office:value="0.991205770284226" calcext:value-type="float">
            <text:p>1,0</text:p>
          </table:table-cell>
          <table:table-cell table:style-name="ce17" table:formula="of:=[.F28]" office:value-type="float" office:value="0.989485768978789" calcext:value-type="float">
            <text:p>1,0</text:p>
          </table:table-cell>
          <table:table-cell table:style-name="ce17" table:formula="of:=[.G28]" office:value-type="float" office:value="0.987769653427922" calcext:value-type="float">
            <text:p>1,0</text:p>
          </table:table-cell>
          <table:table-cell table:style-name="ce17" table:formula="of:=[.H28]" office:value-type="float" office:value="0.98605396023" calcext:value-type="float">
            <text:p>1,0</text:p>
          </table:table-cell>
          <table:table-cell table:style-name="ce17" table:formula="of:=[.I28]" office:value-type="float" office:value="0.983488630911437" calcext:value-type="float">
            <text:p>1,0</text:p>
          </table:table-cell>
          <table:table-cell table:style-name="ce17" table:formula="of:=[.J28]" office:value-type="float" office:value="0.9809186258415" calcext:value-type="float">
            <text:p>1,0</text:p>
          </table:table-cell>
          <table:table-cell table:style-name="ce17" table:formula="of:=[.K28]" office:value-type="float" office:value="0.978352208527" calcext:value-type="float">
            <text:p>1,0</text:p>
          </table:table-cell>
          <table:table-cell table:style-name="ce17" table:formula="of:=[.L28]" office:value-type="float" office:value="0.975794446085" calcext:value-type="float">
            <text:p>1,0</text:p>
          </table:table-cell>
          <table:table-cell table:style-name="ce17" table:formula="of:=[.M28]" office:value-type="float" office:value="0.973243195339" calcext:value-type="float">
            <text:p>1,0</text:p>
          </table:table-cell>
          <table:table-cell table:style-name="ce17" table:formula="of:=[.N28]" office:value-type="float" office:value="0.970693574553" calcext:value-type="float">
            <text:p>1,0</text:p>
          </table:table-cell>
          <table:table-cell table:style-name="ce17" table:formula="of:=[.O28]" office:value-type="float" office:value="0.968127467143" calcext:value-type="float">
            <text:p>1,0</text:p>
          </table:table-cell>
          <table:table-cell table:style-name="ce17" table:formula="of:=[.P28]" office:value-type="float" office:value="0.965597905436" calcext:value-type="float">
            <text:p>1,0</text:p>
          </table:table-cell>
          <table:table-cell table:style-name="ce17" table:formula="of:=[.Q28]" office:value-type="float" office:value="0.963041233688" calcext:value-type="float">
            <text:p>1,0</text:p>
          </table:table-cell>
          <table:table-cell table:style-name="ce17" table:formula="of:=[.R28]" office:value-type="float" office:value="0.960504984814" calcext:value-type="float">
            <text:p>1,0</text:p>
          </table:table-cell>
          <table:table-cell table:style-name="ce17" table:formula="of:=[.S28]" office:value-type="float" office:value="0.957983333291" calcext:value-type="float">
            <text:p>1,0</text:p>
          </table:table-cell>
          <table:table-cell table:style-name="ce17" table:formula="of:=[.T28]" office:value-type="float" office:value="0.955494082101" calcext:value-type="float">
            <text:p>1,0</text:p>
          </table:table-cell>
          <table:table-cell table:style-name="ce17" table:formula="of:=[.U28]" office:value-type="float" office:value="0.953023300038" calcext:value-type="float">
            <text:p>1,0</text:p>
          </table:table-cell>
          <table:table-cell table:style-name="ce17" table:formula="of:=[.V28]" office:value-type="float" office:value="0.950536734489" calcext:value-type="float">
            <text:p>1,0</text:p>
          </table:table-cell>
          <table:table-cell table:style-name="ce17" table:formula="of:=[.W28]" office:value-type="float" office:value="0.948084181481" calcext:value-type="float">
            <text:p>0,9</text:p>
          </table:table-cell>
          <table:table-cell table:style-name="ce17" table:formula="of:=[.X28]" office:value-type="float" office:value="0.94564914274" calcext:value-type="float">
            <text:p>0,9</text:p>
          </table:table-cell>
          <table:table-cell table:style-name="ce17" table:formula="of:=[.Y28]" office:value-type="float" office:value="0.943144408677286" calcext:value-type="float">
            <text:p>0,9</text:p>
          </table:table-cell>
          <table:table-cell table:style-name="ce17" table:formula="of:=[.Z28]" office:value-type="float" office:value="0.940240978298125" calcext:value-type="float">
            <text:p>0,9</text:p>
          </table:table-cell>
          <table:table-cell table:style-name="ce17" table:formula="of:=[.AA28]" office:value-type="float" office:value="0.936372847291" calcext:value-type="float">
            <text:p>0,9</text:p>
          </table:table-cell>
          <table:table-cell table:style-name="ce17" table:formula="of:=[.AB28]" office:value-type="float" office:value="1.16595604044" calcext:value-type="float">
            <text:p>1,2</text:p>
          </table:table-cell>
          <table:table-cell table:style-name="ce17" table:formula="of:=[.AC28]" office:value-type="float" office:value="1.1610744637" calcext:value-type="float">
            <text:p>1,2</text:p>
          </table:table-cell>
          <table:table-cell table:style-name="ce17" table:formula="of:=[.AD28]" office:value-type="float" office:value="1.16031676312591" calcext:value-type="float">
            <text:p>1,2</text:p>
          </table:table-cell>
          <table:table-cell table:style-name="ce17" table:formula="of:=[.AE28]" office:value-type="float" office:value="1.15956864900222" calcext:value-type="float">
            <text:p>1,2</text:p>
          </table:table-cell>
          <table:table-cell table:style-name="ce17" table:formula="of:=[.AF28]" office:value-type="float" office:value="1.15884840752074" calcext:value-type="float">
            <text:p>1,2</text:p>
          </table:table-cell>
          <table:table-cell table:style-name="ce17" table:formula="of:=[.AG28]" office:value-type="float" office:value="1.15804653199" calcext:value-type="float">
            <text:p>1,2</text:p>
          </table:table-cell>
          <table:table-cell table:style-name="ce17" table:formula="of:=[.AH28]" office:value-type="float" office:value="1.18890729845" calcext:value-type="float">
            <text:p>1,2</text:p>
          </table:table-cell>
          <table:table-cell table:style-name="ce17" table:formula="of:=[.AI28]" office:value-type="float" office:value="1.18854632375" calcext:value-type="float">
            <text:p>1,2</text:p>
          </table:table-cell>
          <table:table-cell table:style-name="ce17" table:formula="of:=[.AJ28]" office:value-type="float" office:value="1.18815669832" calcext:value-type="float">
            <text:p>1,2</text:p>
          </table:table-cell>
          <table:table-cell table:style-name="ce17" table:formula="of:=[.AK28]" office:value-type="float" office:value="1.18789748686" calcext:value-type="float">
            <text:p>1,2</text:p>
          </table:table-cell>
          <table:table-cell table:style-name="ce17" table:formula="of:=[.AL28]" office:value-type="float" office:value="1.18761870008" calcext:value-type="float">
            <text:p>1,2</text:p>
          </table:table-cell>
          <table:table-cell table:style-name="ce17" table:formula="of:=[.AM28]" office:value-type="float" office:value="1.07136431526" calcext:value-type="float">
            <text:p>1,1</text:p>
          </table:table-cell>
          <table:table-cell table:style-name="ce17" table:formula="of:=[.AN28]" office:value-type="float" office:value="1.06955286731" calcext:value-type="float">
            <text:p>1,1</text:p>
          </table:table-cell>
          <table:table-cell table:style-name="ce17" table:formula="of:=[.AO28]" office:value-type="float" office:value="1.067535991767" calcext:value-type="float">
            <text:p>1,1</text:p>
          </table:table-cell>
          <table:table-cell table:style-name="ce17" table:formula="of:=[.AP28]" office:value-type="float" office:value="1.065739500282" calcext:value-type="float">
            <text:p>1,1</text:p>
          </table:table-cell>
          <table:table-cell table:style-name="ce17" table:formula="of:=[.AQ28]" office:value-type="float" office:value="1.063948245067" calcext:value-type="float">
            <text:p>1,1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7" table:formula="of:=SUM([.C92:.C97])" office:value-type="float" office:value="36.4454762467767" calcext:value-type="float">
            <text:p>36,4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S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3" table:number-columns-repeated="1021" table:default-cell-style-name="Default"/>
        <table:table-row table:style-name="ro10">
          <table:table-cell table:style-name="ce6" office:value-type="string" calcext:value-type="string">
            <text:p>Gestes désagrégé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investissements dans la rénovation en millions d'euros  <text:span text:style-name="T1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0.74631074575" calcext:value-type="float">
            <text:p>40,7463107458</text:p>
          </table:table-cell>
          <table:table-cell table:style-name="ce1" office:value-type="float" office:value="40.68163642501" calcext:value-type="float">
            <text:p>40,681636425</text:p>
          </table:table-cell>
          <table:table-cell table:style-name="ce1" office:value-type="float" office:value="82.54686395159" calcext:value-type="float">
            <text:p>82,5468639516</text:p>
          </table:table-cell>
          <table:table-cell table:style-name="ce1" office:value-type="float" office:value="31.2993805665" calcext:value-type="float">
            <text:p>31,2993805665</text:p>
          </table:table-cell>
          <table:table-cell table:style-name="ce1" office:value-type="float" office:value="32.0024058988" calcext:value-type="float">
            <text:p>32,0024058988</text:p>
          </table:table-cell>
          <table:table-cell table:style-name="ce1" office:value-type="float" office:value="28.77238809499" calcext:value-type="float">
            <text:p>28,772388095</text:p>
          </table:table-cell>
          <table:table-cell table:style-name="ce1" office:value-type="float" office:value="149.11053239309" calcext:value-type="float">
            <text:p>149,1105323931</text:p>
          </table:table-cell>
          <table:table-cell table:style-name="ce1" office:value-type="float" office:value="124.51191369299" calcext:value-type="float">
            <text:p>124,511913693</text:p>
          </table:table-cell>
          <table:table-cell table:style-name="ce1" office:value-type="float" office:value="133.829304329092" calcext:value-type="float">
            <text:p>133,8293043291</text:p>
          </table:table-cell>
          <table:table-cell table:style-name="ce1" office:value-type="float" office:value="184.647622108799" calcext:value-type="float">
            <text:p>184,6476221088</text:p>
          </table:table-cell>
          <table:table-cell table:style-name="ce1" office:value-type="float" office:value="154.791368149186" calcext:value-type="float">
            <text:p>154,7913681492</text:p>
          </table:table-cell>
          <table:table-cell table:style-name="ce1" office:value-type="float" office:value="135.531680773738" calcext:value-type="float">
            <text:p>135,5316807737</text:p>
          </table:table-cell>
          <table:table-cell table:style-name="ce1" office:value-type="float" office:value="141.707860951599" calcext:value-type="float">
            <text:p>141,7078609516</text:p>
          </table:table-cell>
          <table:table-cell table:style-name="ce1" office:value-type="float" office:value="161.51621874189" calcext:value-type="float">
            <text:p>161,5162187419</text:p>
          </table:table-cell>
          <table:table-cell table:style-name="ce1" office:value-type="float" office:value="189.661807329518" calcext:value-type="float">
            <text:p>189,6618073295</text:p>
          </table:table-cell>
          <table:table-cell table:style-name="ce1" office:value-type="float" office:value="213.532050103266" calcext:value-type="float">
            <text:p>213,5320501033</text:p>
          </table:table-cell>
          <table:table-cell table:style-name="ce1" office:value-type="float" office:value="205.438651146061" calcext:value-type="float">
            <text:p>205,4386511461</text:p>
          </table:table-cell>
          <table:table-cell table:style-name="ce1" office:value-type="float" office:value="244.683584749979" calcext:value-type="float">
            <text:p>244,68358475</text:p>
          </table:table-cell>
          <table:table-cell table:style-name="ce1" office:value-type="float" office:value="292.240147412859" calcext:value-type="float">
            <text:p>292,2401474129</text:p>
          </table:table-cell>
          <table:table-cell table:style-name="ce1" office:value-type="float" office:value="356.325220180826" calcext:value-type="float">
            <text:p>356,3252201808</text:p>
          </table:table-cell>
          <table:table-cell table:style-name="ce1" office:value-type="float" office:value="359.426515401038" calcext:value-type="float">
            <text:p>359,426515401</text:p>
          </table:table-cell>
          <table:table-cell table:style-name="ce1" office:value-type="float" office:value="366.450557110242" calcext:value-type="float">
            <text:p>366,4505571102</text:p>
          </table:table-cell>
          <table:table-cell table:style-name="ce1" office:value-type="float" office:value="422.507085727766" calcext:value-type="float">
            <text:p>422,5070857278</text:p>
          </table:table-cell>
          <table:table-cell table:style-name="ce1" office:value-type="float" office:value="488.154289135563" calcext:value-type="float">
            <text:p>488,1542891356</text:p>
          </table:table-cell>
          <table:table-cell table:style-name="ce1" office:value-type="float" office:value="592.632585130327" calcext:value-type="float">
            <text:p>592,6325851303</text:p>
          </table:table-cell>
          <table:table-cell table:style-name="ce1" office:value-type="float" office:value="537.143313315561" calcext:value-type="float">
            <text:p>537,1433133156</text:p>
          </table:table-cell>
          <table:table-cell table:style-name="ce1" office:value-type="float" office:value="430.274838522047" calcext:value-type="float">
            <text:p>430,274838522</text:p>
          </table:table-cell>
          <table:table-cell table:style-name="ce1" office:value-type="float" office:value="361.59535015409" calcext:value-type="float">
            <text:p>361,5953501541</text:p>
          </table:table-cell>
          <table:table-cell table:style-name="ce1" office:value-type="float" office:value="323.281326677774" calcext:value-type="float">
            <text:p>323,2813266778</text:p>
          </table:table-cell>
          <table:table-cell table:style-name="ce1" office:value-type="float" office:value="308.789702936244" calcext:value-type="float">
            <text:p>308,7897029362</text:p>
          </table:table-cell>
          <table:table-cell table:style-name="ce1" office:value-type="float" office:value="437.028398998929" calcext:value-type="float">
            <text:p>437,0283989989</text:p>
          </table:table-cell>
          <table:table-cell table:style-name="ce1" office:value-type="float" office:value="448.377702822157" calcext:value-type="float">
            <text:p>448,3777028222</text:p>
          </table:table-cell>
          <table:table-cell table:style-name="ce1" office:value-type="float" office:value="559.414526876037" calcext:value-type="float">
            <text:p>559,414526876</text:p>
          </table:table-cell>
          <table:table-cell table:style-name="ce1" office:value-type="float" office:value="496.566517306379" calcext:value-type="float">
            <text:p>496,5665173064</text:p>
          </table:table-cell>
          <table:table-cell table:style-name="ce1" office:value-type="float" office:value="500.172443094864" calcext:value-type="float">
            <text:p>500,1724430949</text:p>
          </table:table-cell>
          <table:table-cell table:style-name="ce1" office:value-type="float" office:value="512.990287741148" calcext:value-type="float">
            <text:p>512,9902877411</text:p>
          </table:table-cell>
          <table:table-cell table:style-name="ce1" office:value-type="float" office:value="1099.15828674268" calcext:value-type="float">
            <text:p>1099,1582867427</text:p>
          </table:table-cell>
          <table:table-cell table:style-name="ce1" office:value-type="float" office:value="1040.00777411515" calcext:value-type="float">
            <text:p>1040,0077741152</text:p>
          </table:table-cell>
          <table:table-cell table:style-name="ce1" office:value-type="float" office:value="1078.645731004" calcext:value-type="float">
            <text:p>1078,645731004</text:p>
          </table:table-cell>
          <table:table-cell table:style-name="ce1" office:value-type="float" office:value="1267.53224114022" calcext:value-type="float">
            <text:p>1267,5322411402</text:p>
          </table:table-cell>
          <table:table-cell table:style-name="ce1" office:value-type="float" office:value="1225.78747270915" calcext:value-type="float">
            <text:p>1225,787472709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1.91257699302" calcext:value-type="float">
            <text:p>21,912576993</text:p>
          </table:table-cell>
          <table:table-cell table:style-name="ce1" office:value-type="float" office:value="29.24566582876" calcext:value-type="float">
            <text:p>29,2456658288</text:p>
          </table:table-cell>
          <table:table-cell table:style-name="ce1" office:value-type="float" office:value="34.63567110782" calcext:value-type="float">
            <text:p>34,6356711078</text:p>
          </table:table-cell>
          <table:table-cell table:style-name="ce1" office:value-type="float" office:value="35.495809567601" calcext:value-type="float">
            <text:p>35,4958095676</text:p>
          </table:table-cell>
          <table:table-cell table:style-name="ce1" office:value-type="float" office:value="35.43484350877" calcext:value-type="float">
            <text:p>35,4348435088</text:p>
          </table:table-cell>
          <table:table-cell table:style-name="ce1" office:value-type="float" office:value="38.6042052276065" calcext:value-type="float">
            <text:p>38,6042052276</text:p>
          </table:table-cell>
          <table:table-cell table:style-name="ce1" office:value-type="float" office:value="508.712078604679" calcext:value-type="float">
            <text:p>508,7120786047</text:p>
          </table:table-cell>
          <table:table-cell table:style-name="ce1" office:value-type="float" office:value="491.209055918677" calcext:value-type="float">
            <text:p>491,2090559187</text:p>
          </table:table-cell>
          <table:table-cell table:style-name="ce1" office:value-type="float" office:value="517.515683752769" calcext:value-type="float">
            <text:p>517,5156837528</text:p>
          </table:table-cell>
          <table:table-cell table:style-name="ce1" office:value-type="float" office:value="521.719017906046" calcext:value-type="float">
            <text:p>521,719017906</text:p>
          </table:table-cell>
          <table:table-cell table:style-name="ce1" office:value-type="float" office:value="485.021143440298" calcext:value-type="float">
            <text:p>485,0211434403</text:p>
          </table:table-cell>
          <table:table-cell table:style-name="ce1" office:value-type="float" office:value="579.102949565362" calcext:value-type="float">
            <text:p>579,1029495654</text:p>
          </table:table-cell>
          <table:table-cell table:style-name="ce1" office:value-type="float" office:value="563.843602845378" calcext:value-type="float">
            <text:p>563,8436028454</text:p>
          </table:table-cell>
          <table:table-cell table:style-name="ce1" office:value-type="float" office:value="546.158688961991" calcext:value-type="float">
            <text:p>546,158688962</text:p>
          </table:table-cell>
          <table:table-cell table:style-name="ce1" office:value-type="float" office:value="529.868741148035" calcext:value-type="float">
            <text:p>529,868741148</text:p>
          </table:table-cell>
          <table:table-cell table:style-name="ce1" office:value-type="float" office:value="509.81270188359" calcext:value-type="float">
            <text:p>509,8127018836</text:p>
          </table:table-cell>
          <table:table-cell table:style-name="ce1" office:value-type="float" office:value="473.834576119317" calcext:value-type="float">
            <text:p>473,8345761193</text:p>
          </table:table-cell>
          <table:table-cell table:style-name="ce1" office:value-type="float" office:value="452.930880992888" calcext:value-type="float">
            <text:p>452,9308809929</text:p>
          </table:table-cell>
          <table:table-cell table:style-name="ce1" office:value-type="float" office:value="430.429219667128" calcext:value-type="float">
            <text:p>430,4292196671</text:p>
          </table:table-cell>
          <table:table-cell table:style-name="ce1" office:value-type="float" office:value="407.704492568228" calcext:value-type="float">
            <text:p>407,7044925682</text:p>
          </table:table-cell>
          <table:table-cell table:style-name="ce1" office:value-type="float" office:value="394.565117910222" calcext:value-type="float">
            <text:p>394,5651179102</text:p>
          </table:table-cell>
          <table:table-cell table:style-name="ce1" office:value-type="float" office:value="399.474181984504" calcext:value-type="float">
            <text:p>399,4741819845</text:p>
          </table:table-cell>
          <table:table-cell table:style-name="ce1" office:value-type="float" office:value="422.357318823713" calcext:value-type="float">
            <text:p>422,3573188237</text:p>
          </table:table-cell>
          <table:table-cell table:style-name="ce1" office:value-type="float" office:value="403.744030763556" calcext:value-type="float">
            <text:p>403,7440307636</text:p>
          </table:table-cell>
          <table:table-cell table:style-name="ce1" office:value-type="float" office:value="355.563666074112" calcext:value-type="float">
            <text:p>355,5636660741</text:p>
          </table:table-cell>
          <table:table-cell table:style-name="ce1" office:value-type="float" office:value="322.384495878473" calcext:value-type="float">
            <text:p>322,3844958785</text:p>
          </table:table-cell>
          <table:table-cell table:style-name="ce1" office:value-type="float" office:value="308.276564400506" calcext:value-type="float">
            <text:p>308,2765644005</text:p>
          </table:table-cell>
          <table:table-cell table:style-name="ce1" office:value-type="float" office:value="292.962910502409" calcext:value-type="float">
            <text:p>292,9629105024</text:p>
          </table:table-cell>
          <table:table-cell table:style-name="ce1" office:value-type="float" office:value="289.690450383611" calcext:value-type="float">
            <text:p>289,6904503836</text:p>
          </table:table-cell>
          <table:table-cell table:style-name="ce1" office:value-type="float" office:value="281.903292788337" calcext:value-type="float">
            <text:p>281,9032927883</text:p>
          </table:table-cell>
          <table:table-cell table:style-name="ce1" office:value-type="float" office:value="286.063855762328" calcext:value-type="float">
            <text:p>286,0638557623</text:p>
          </table:table-cell>
          <table:table-cell table:style-name="ce1" office:value-type="float" office:value="293.428882318239" calcext:value-type="float">
            <text:p>293,4288823182</text:p>
          </table:table-cell>
          <table:table-cell table:style-name="ce1" office:value-type="float" office:value="298.197015309181" calcext:value-type="float">
            <text:p>298,1970153092</text:p>
          </table:table-cell>
          <table:table-cell table:style-name="ce1" office:value-type="float" office:value="297.958859078314" calcext:value-type="float">
            <text:p>297,9588590783</text:p>
          </table:table-cell>
          <table:table-cell table:style-name="ce1" office:value-type="float" office:value="308.624576137754" calcext:value-type="float">
            <text:p>308,6245761378</text:p>
          </table:table-cell>
          <table:table-cell table:style-name="ce1" office:value-type="float" office:value="330.955118373375" calcext:value-type="float">
            <text:p>330,9551183734</text:p>
          </table:table-cell>
          <table:table-cell table:style-name="ce1" office:value-type="float" office:value="577.330301339865" calcext:value-type="float">
            <text:p>577,3303013399</text:p>
          </table:table-cell>
          <table:table-cell table:style-name="ce1" office:value-type="float" office:value="603.251391512217" calcext:value-type="float">
            <text:p>603,2513915122</text:p>
          </table:table-cell>
          <table:table-cell table:style-name="ce1" office:value-type="float" office:value="661.308949285385" calcext:value-type="float">
            <text:p>661,3089492854</text:p>
          </table:table-cell>
          <table:table-cell table:style-name="ce1" office:value-type="float" office:value="746.213513558011" calcext:value-type="float">
            <text:p>746,213513558</text:p>
          </table:table-cell>
          <table:table-cell table:style-name="ce1" office:value-type="float" office:value="906.959390968822" calcext:value-type="float">
            <text:p>906,959390968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6.86550401369" calcext:value-type="float">
            <text:p>6,8655040137</text:p>
          </table:table-cell>
          <table:table-cell table:style-name="ce1" office:value-type="float" office:value="7.07406944401" calcext:value-type="float">
            <text:p>7,074069444</text:p>
          </table:table-cell>
          <table:table-cell table:style-name="ce1" office:value-type="float" office:value="7.80710707689" calcext:value-type="float">
            <text:p>7,8071070769</text:p>
          </table:table-cell>
          <table:table-cell table:style-name="ce1" office:value-type="float" office:value="8.38725190424" calcext:value-type="float">
            <text:p>8,3872519042</text:p>
          </table:table-cell>
          <table:table-cell table:style-name="ce1" office:value-type="float" office:value="7.967346982939" calcext:value-type="float">
            <text:p>7,9673469829</text:p>
          </table:table-cell>
          <table:table-cell table:style-name="ce1" office:value-type="float" office:value="9.46785418107" calcext:value-type="float">
            <text:p>9,4678541811</text:p>
          </table:table-cell>
          <table:table-cell table:style-name="ce1" office:value-type="float" office:value="10.12601251124" calcext:value-type="float">
            <text:p>10,1260125112</text:p>
          </table:table-cell>
          <table:table-cell table:style-name="ce1" office:value-type="float" office:value="9.315183472148" calcext:value-type="float">
            <text:p>9,3151834721</text:p>
          </table:table-cell>
          <table:table-cell table:style-name="ce1" office:value-type="float" office:value="9.849126631026" calcext:value-type="float">
            <text:p>9,849126631</text:p>
          </table:table-cell>
          <table:table-cell table:style-name="ce1" office:value-type="float" office:value="9.81594310824" calcext:value-type="float">
            <text:p>9,8159431082</text:p>
          </table:table-cell>
          <table:table-cell table:style-name="ce1" office:value-type="float" office:value="9.81227012051" calcext:value-type="float">
            <text:p>9,8122701205</text:p>
          </table:table-cell>
          <table:table-cell table:style-name="ce1" office:value-type="float" office:value="10.02280012789" calcext:value-type="float">
            <text:p>10,0228001279</text:p>
          </table:table-cell>
          <table:table-cell table:style-name="ce1" office:value-type="float" office:value="9.86766263514" calcext:value-type="float">
            <text:p>9,8676626351</text:p>
          </table:table-cell>
          <table:table-cell table:style-name="ce1" office:value-type="float" office:value="10.17109715891" calcext:value-type="float">
            <text:p>10,1710971589</text:p>
          </table:table-cell>
          <table:table-cell table:style-name="ce1" office:value-type="float" office:value="10.39733775813" calcext:value-type="float">
            <text:p>10,3973377581</text:p>
          </table:table-cell>
          <table:table-cell table:style-name="ce1" office:value-type="float" office:value="10.2474371418" calcext:value-type="float">
            <text:p>10,2474371418</text:p>
          </table:table-cell>
          <table:table-cell table:style-name="ce1" office:value-type="float" office:value="10.27709625946" calcext:value-type="float">
            <text:p>10,2770962595</text:p>
          </table:table-cell>
          <table:table-cell table:style-name="ce1" office:value-type="float" office:value="10.7834340279" calcext:value-type="float">
            <text:p>10,7834340279</text:p>
          </table:table-cell>
          <table:table-cell table:style-name="ce1" office:value-type="float" office:value="11.04744274288" calcext:value-type="float">
            <text:p>11,0474427429</text:p>
          </table:table-cell>
          <table:table-cell table:style-name="ce1" office:value-type="float" office:value="11.18879240275" calcext:value-type="float">
            <text:p>11,1887924028</text:p>
          </table:table-cell>
          <table:table-cell table:style-name="ce1" office:value-type="float" office:value="13.72184670987" calcext:value-type="float">
            <text:p>13,7218467099</text:p>
          </table:table-cell>
          <table:table-cell table:style-name="ce1" office:value-type="float" office:value="13.608817541637" calcext:value-type="float">
            <text:p>13,6088175416</text:p>
          </table:table-cell>
          <table:table-cell table:style-name="ce1" office:value-type="float" office:value="14.465280522597" calcext:value-type="float">
            <text:p>14,4652805226</text:p>
          </table:table-cell>
          <table:table-cell table:style-name="ce1" office:value-type="float" office:value="15.07333954628" calcext:value-type="float">
            <text:p>15,0733395463</text:p>
          </table:table-cell>
          <table:table-cell table:style-name="ce1" office:value-type="float" office:value="15.80989408939" calcext:value-type="float">
            <text:p>15,8098940894</text:p>
          </table:table-cell>
          <table:table-cell table:style-name="ce1" office:value-type="float" office:value="14.76136988433" calcext:value-type="float">
            <text:p>14,7613698843</text:p>
          </table:table-cell>
          <table:table-cell table:style-name="ce1" office:value-type="float" office:value="13.9444182035" calcext:value-type="float">
            <text:p>13,9444182035</text:p>
          </table:table-cell>
          <table:table-cell table:style-name="ce1" office:value-type="float" office:value="13.1756430135" calcext:value-type="float">
            <text:p>13,1756430135</text:p>
          </table:table-cell>
          <table:table-cell table:style-name="ce1" office:value-type="float" office:value="12.88956408213" calcext:value-type="float">
            <text:p>12,8895640821</text:p>
          </table:table-cell>
          <table:table-cell table:style-name="ce1" office:value-type="float" office:value="12.17538877041" calcext:value-type="float">
            <text:p>12,1753887704</text:p>
          </table:table-cell>
          <table:table-cell table:style-name="ce1" office:value-type="float" office:value="11.60601469668" calcext:value-type="float">
            <text:p>11,6060146967</text:p>
          </table:table-cell>
          <table:table-cell table:style-name="ce1" office:value-type="float" office:value="11.339627731333" calcext:value-type="float">
            <text:p>11,3396277313</text:p>
          </table:table-cell>
          <table:table-cell table:style-name="ce1" office:value-type="float" office:value="11.45115200825" calcext:value-type="float">
            <text:p>11,4511520083</text:p>
          </table:table-cell>
          <table:table-cell table:style-name="ce1" office:value-type="float" office:value="11.554342817684" calcext:value-type="float">
            <text:p>11,5543428177</text:p>
          </table:table-cell>
          <table:table-cell table:style-name="ce1" office:value-type="float" office:value="11.40850026381" calcext:value-type="float">
            <text:p>11,4085002638</text:p>
          </table:table-cell>
          <table:table-cell table:style-name="ce1" office:value-type="float" office:value="11.648386998114" calcext:value-type="float">
            <text:p>11,6483869981</text:p>
          </table:table-cell>
          <table:table-cell table:style-name="ce1" office:value-type="float" office:value="12.30411066322" calcext:value-type="float">
            <text:p>12,3041106632</text:p>
          </table:table-cell>
          <table:table-cell table:style-name="ce1" office:value-type="float" office:value="12.54897771479" calcext:value-type="float">
            <text:p>12,5489777148</text:p>
          </table:table-cell>
          <table:table-cell table:style-name="ce1" office:value-type="float" office:value="12.78158136119" calcext:value-type="float">
            <text:p>12,7815813612</text:p>
          </table:table-cell>
          <table:table-cell table:style-name="ce1" office:value-type="float" office:value="12.8754391014" calcext:value-type="float">
            <text:p>12,8754391014</text:p>
          </table:table-cell>
          <table:table-cell table:style-name="ce1" office:value-type="float" office:value="14.04548523502" calcext:value-type="float">
            <text:p>14,04548523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63.06359657879" calcext:value-type="float">
            <text:p>63,0635965788</text:p>
          </table:table-cell>
          <table:table-cell table:style-name="ce1" office:value-type="float" office:value="65.09022383226" calcext:value-type="float">
            <text:p>65,0902238323</text:p>
          </table:table-cell>
          <table:table-cell table:style-name="ce1" office:value-type="float" office:value="123.79533074104" calcext:value-type="float">
            <text:p>123,795330741</text:p>
          </table:table-cell>
          <table:table-cell table:style-name="ce1" office:value-type="float" office:value="97.71111588941" calcext:value-type="float">
            <text:p>97,7111158894</text:p>
          </table:table-cell>
          <table:table-cell table:style-name="ce1" office:value-type="float" office:value="91.22310688869" calcext:value-type="float">
            <text:p>91,2231068887</text:p>
          </table:table-cell>
          <table:table-cell table:style-name="ce1" office:value-type="float" office:value="94.2865018377869" calcext:value-type="float">
            <text:p>94,2865018378</text:p>
          </table:table-cell>
          <table:table-cell table:style-name="ce1" office:value-type="float" office:value="371.413296034973" calcext:value-type="float">
            <text:p>371,413296035</text:p>
          </table:table-cell>
          <table:table-cell table:style-name="ce1" office:value-type="float" office:value="366.279180577422" calcext:value-type="float">
            <text:p>366,2791805774</text:p>
          </table:table-cell>
          <table:table-cell table:style-name="ce1" office:value-type="float" office:value="393.623635160965" calcext:value-type="float">
            <text:p>393,623635161</text:p>
          </table:table-cell>
          <table:table-cell table:style-name="ce1" office:value-type="float" office:value="448.41674574809" calcext:value-type="float">
            <text:p>448,4167457481</text:p>
          </table:table-cell>
          <table:table-cell table:style-name="ce1" office:value-type="float" office:value="454.919701371429" calcext:value-type="float">
            <text:p>454,9197013714</text:p>
          </table:table-cell>
          <table:table-cell table:style-name="ce1" office:value-type="float" office:value="786.719893472541" calcext:value-type="float">
            <text:p>786,7198934725</text:p>
          </table:table-cell>
          <table:table-cell table:style-name="ce1" office:value-type="float" office:value="789.968149126031" calcext:value-type="float">
            <text:p>789,968149126</text:p>
          </table:table-cell>
          <table:table-cell table:style-name="ce1" office:value-type="float" office:value="792.224657140892" calcext:value-type="float">
            <text:p>792,2246571409</text:p>
          </table:table-cell>
          <table:table-cell table:style-name="ce1" office:value-type="float" office:value="786.410518683692" calcext:value-type="float">
            <text:p>786,4105186837</text:p>
          </table:table-cell>
          <table:table-cell table:style-name="ce1" office:value-type="float" office:value="784.268021749429" calcext:value-type="float">
            <text:p>784,2680217494</text:p>
          </table:table-cell>
          <table:table-cell table:style-name="ce1" office:value-type="float" office:value="776.309353096042" calcext:value-type="float">
            <text:p>776,309353096</text:p>
          </table:table-cell>
          <table:table-cell table:style-name="ce1" office:value-type="float" office:value="782.686546789143" calcext:value-type="float">
            <text:p>782,6865467891</text:p>
          </table:table-cell>
          <table:table-cell table:style-name="ce1" office:value-type="float" office:value="781.025175121254" calcext:value-type="float">
            <text:p>781,0251751213</text:p>
          </table:table-cell>
          <table:table-cell table:style-name="ce1" office:value-type="float" office:value="786.140972545263" calcext:value-type="float">
            <text:p>786,1409725453</text:p>
          </table:table-cell>
          <table:table-cell table:style-name="ce1" office:value-type="float" office:value="784.613455232137" calcext:value-type="float">
            <text:p>784,6134552321</text:p>
          </table:table-cell>
          <table:table-cell table:style-name="ce1" office:value-type="float" office:value="780.462246131999" calcext:value-type="float">
            <text:p>780,462246132</text:p>
          </table:table-cell>
          <table:table-cell table:style-name="ce1" office:value-type="float" office:value="779.718363963" calcext:value-type="float">
            <text:p>779,718363963</text:p>
          </table:table-cell>
          <table:table-cell table:style-name="ce1" office:value-type="float" office:value="746.98277197719" calcext:value-type="float">
            <text:p>746,9827719772</text:p>
          </table:table-cell>
          <table:table-cell table:style-name="ce1" office:value-type="float" office:value="734.070298180649" calcext:value-type="float">
            <text:p>734,0702981806</text:p>
          </table:table-cell>
          <table:table-cell table:style-name="ce1" office:value-type="float" office:value="609.569894202249" calcext:value-type="float">
            <text:p>609,5698942022</text:p>
          </table:table-cell>
          <table:table-cell table:style-name="ce1" office:value-type="float" office:value="591.649689695043" calcext:value-type="float">
            <text:p>591,649689695</text:p>
          </table:table-cell>
          <table:table-cell table:style-name="ce1" office:value-type="float" office:value="572.994677173611" calcext:value-type="float">
            <text:p>572,9946771736</text:p>
          </table:table-cell>
          <table:table-cell table:style-name="ce1" office:value-type="float" office:value="561.462126778152" calcext:value-type="float">
            <text:p>561,4621267782</text:p>
          </table:table-cell>
          <table:table-cell table:style-name="ce1" office:value-type="float" office:value="551.941971600962" calcext:value-type="float">
            <text:p>551,941971601</text:p>
          </table:table-cell>
          <table:table-cell table:style-name="ce1" office:value-type="float" office:value="550.110785610922" calcext:value-type="float">
            <text:p>550,1107856109</text:p>
          </table:table-cell>
          <table:table-cell table:style-name="ce1" office:value-type="float" office:value="544.526923802262" calcext:value-type="float">
            <text:p>544,5269238023</text:p>
          </table:table-cell>
          <table:table-cell table:style-name="ce1" office:value-type="float" office:value="548.24717907433" calcext:value-type="float">
            <text:p>548,2471790743</text:p>
          </table:table-cell>
          <table:table-cell table:style-name="ce1" office:value-type="float" office:value="539.748031747436" calcext:value-type="float">
            <text:p>539,7480317474</text:p>
          </table:table-cell>
          <table:table-cell table:style-name="ce1" office:value-type="float" office:value="545.779847867982" calcext:value-type="float">
            <text:p>545,779847868</text:p>
          </table:table-cell>
          <table:table-cell table:style-name="ce1" office:value-type="float" office:value="558.363796987837" calcext:value-type="float">
            <text:p>558,3637969878</text:p>
          </table:table-cell>
          <table:table-cell table:style-name="ce1" office:value-type="float" office:value="656.154149654271" calcext:value-type="float">
            <text:p>656,1541496543</text:p>
          </table:table-cell>
          <table:table-cell table:style-name="ce1" office:value-type="float" office:value="663.951938168436" calcext:value-type="float">
            <text:p>663,9519381684</text:p>
          </table:table-cell>
          <table:table-cell table:style-name="ce1" office:value-type="float" office:value="624.79683144342" calcext:value-type="float">
            <text:p>624,7968314434</text:p>
          </table:table-cell>
          <table:table-cell table:style-name="ce1" office:value-type="float" office:value="584.899051604626" calcext:value-type="float">
            <text:p>584,8990516046</text:p>
          </table:table-cell>
          <table:table-cell table:style-name="ce1" office:value-type="float" office:value="569.74160029877" calcext:value-type="float">
            <text:p>569,741600298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0.71700474726" calcext:value-type="float">
            <text:p>10,7170047473</text:p>
          </table:table-cell>
          <table:table-cell table:style-name="ce1" office:value-type="float" office:value="13.59153585326" calcext:value-type="float">
            <text:p>13,5915358533</text:p>
          </table:table-cell>
          <table:table-cell table:style-name="ce1" office:value-type="float" office:value="19.54343844567" calcext:value-type="float">
            <text:p>19,5434384457</text:p>
          </table:table-cell>
          <table:table-cell table:style-name="ce1" office:value-type="float" office:value="20.22465509812" calcext:value-type="float">
            <text:p>20,2246550981</text:p>
          </table:table-cell>
          <table:table-cell table:style-name="ce1" office:value-type="float" office:value="18.83375388848" calcext:value-type="float">
            <text:p>18,8337538885</text:p>
          </table:table-cell>
          <table:table-cell table:style-name="ce1" office:value-type="float" office:value="20.88398379948" calcext:value-type="float">
            <text:p>20,8839837995</text:p>
          </table:table-cell>
          <table:table-cell table:style-name="ce1" office:value-type="float" office:value="54.181036018637" calcext:value-type="float">
            <text:p>54,1810360186</text:p>
          </table:table-cell>
          <table:table-cell table:style-name="ce1" office:value-type="float" office:value="55.812523169424" calcext:value-type="float">
            <text:p>55,8125231694</text:p>
          </table:table-cell>
          <table:table-cell table:style-name="ce1" office:value-type="float" office:value="67.34134584899" calcext:value-type="float">
            <text:p>67,341345849</text:p>
          </table:table-cell>
          <table:table-cell table:style-name="ce1" office:value-type="float" office:value="100.87481691932" calcext:value-type="float">
            <text:p>100,8748169193</text:p>
          </table:table-cell>
          <table:table-cell table:style-name="ce1" office:value-type="float" office:value="93.41867463234" calcext:value-type="float">
            <text:p>93,4186746323</text:p>
          </table:table-cell>
          <table:table-cell table:style-name="ce1" office:value-type="float" office:value="101.60568691512" calcext:value-type="float">
            <text:p>101,6056869151</text:p>
          </table:table-cell>
          <table:table-cell table:style-name="ce1" office:value-type="float" office:value="115.80851718841" calcext:value-type="float">
            <text:p>115,8085171884</text:p>
          </table:table-cell>
          <table:table-cell table:style-name="ce1" office:value-type="float" office:value="128.29881943203" calcext:value-type="float">
            <text:p>128,298819432</text:p>
          </table:table-cell>
          <table:table-cell table:style-name="ce1" office:value-type="float" office:value="141.78153454018" calcext:value-type="float">
            <text:p>141,7815345402</text:p>
          </table:table-cell>
          <table:table-cell table:style-name="ce1" office:value-type="float" office:value="151.1877925871" calcext:value-type="float">
            <text:p>151,1877925871</text:p>
          </table:table-cell>
          <table:table-cell table:style-name="ce1" office:value-type="float" office:value="156.71517688866" calcext:value-type="float">
            <text:p>156,7151768887</text:p>
          </table:table-cell>
          <table:table-cell table:style-name="ce1" office:value-type="float" office:value="157.22292386791" calcext:value-type="float">
            <text:p>157,2229238679</text:p>
          </table:table-cell>
          <table:table-cell table:style-name="ce1" office:value-type="float" office:value="160.90911364245" calcext:value-type="float">
            <text:p>160,9091136425</text:p>
          </table:table-cell>
          <table:table-cell table:style-name="ce1" office:value-type="float" office:value="159.64906073707" calcext:value-type="float">
            <text:p>159,6490607371</text:p>
          </table:table-cell>
          <table:table-cell table:style-name="ce1" office:value-type="float" office:value="150.932688617609" calcext:value-type="float">
            <text:p>150,9326886176</text:p>
          </table:table-cell>
          <table:table-cell table:style-name="ce1" office:value-type="float" office:value="145.08988440429" calcext:value-type="float">
            <text:p>145,0898844043</text:p>
          </table:table-cell>
          <table:table-cell table:style-name="ce1" office:value-type="float" office:value="140.531856900663" calcext:value-type="float">
            <text:p>140,5318569007</text:p>
          </table:table-cell>
          <table:table-cell table:style-name="ce1" office:value-type="float" office:value="132.81475126818" calcext:value-type="float">
            <text:p>132,8147512682</text:p>
          </table:table-cell>
          <table:table-cell table:style-name="ce1" office:value-type="float" office:value="117.69569982289" calcext:value-type="float">
            <text:p>117,6956998229</text:p>
          </table:table-cell>
          <table:table-cell table:style-name="ce1" office:value-type="float" office:value="83.56218484406" calcext:value-type="float">
            <text:p>83,5621848441</text:p>
          </table:table-cell>
          <table:table-cell table:style-name="ce1" office:value-type="float" office:value="84.96361477065" calcext:value-type="float">
            <text:p>84,9636147707</text:p>
          </table:table-cell>
          <table:table-cell table:style-name="ce1" office:value-type="float" office:value="86.0989535401" calcext:value-type="float">
            <text:p>86,0989535401</text:p>
          </table:table-cell>
          <table:table-cell table:style-name="ce1" office:value-type="float" office:value="85.2418017065761" calcext:value-type="float">
            <text:p>85,2418017066</text:p>
          </table:table-cell>
          <table:table-cell table:style-name="ce1" office:value-type="float" office:value="87.9872196366" calcext:value-type="float">
            <text:p>87,9872196366</text:p>
          </table:table-cell>
          <table:table-cell table:style-name="ce1" office:value-type="float" office:value="93.780270925837" calcext:value-type="float">
            <text:p>93,7802709258</text:p>
          </table:table-cell>
          <table:table-cell table:style-name="ce1" office:value-type="float" office:value="89.699691854978" calcext:value-type="float">
            <text:p>89,699691855</text:p>
          </table:table-cell>
          <table:table-cell table:style-name="ce1" office:value-type="float" office:value="83.736211253247" calcext:value-type="float">
            <text:p>83,7362112532</text:p>
          </table:table-cell>
          <table:table-cell table:style-name="ce1" office:value-type="float" office:value="81.77753432408" calcext:value-type="float">
            <text:p>81,7775343241</text:p>
          </table:table-cell>
          <table:table-cell table:style-name="ce1" office:value-type="float" office:value="78.53778017689" calcext:value-type="float">
            <text:p>78,5377801769</text:p>
          </table:table-cell>
          <table:table-cell table:style-name="ce1" office:value-type="float" office:value="78.57643280152" calcext:value-type="float">
            <text:p>78,5764328015</text:p>
          </table:table-cell>
          <table:table-cell table:style-name="ce1" office:value-type="float" office:value="97.453878404736" calcext:value-type="float">
            <text:p>97,4538784047</text:p>
          </table:table-cell>
          <table:table-cell table:style-name="ce1" office:value-type="float" office:value="102.495835858855" calcext:value-type="float">
            <text:p>102,4958358589</text:p>
          </table:table-cell>
          <table:table-cell table:style-name="ce1" office:value-type="float" office:value="106.349190763836" calcext:value-type="float">
            <text:p>106,3491907638</text:p>
          </table:table-cell>
          <table:table-cell table:style-name="ce1" office:value-type="float" office:value="116.845004519419" calcext:value-type="float">
            <text:p>116,8450045194</text:p>
          </table:table-cell>
          <table:table-cell table:style-name="ce1" office:value-type="float" office:value="117.8642301919" calcext:value-type="float">
            <text:p>117,864230191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.30984054635" calcext:value-type="float">
            <text:p>4,3098405464</text:p>
          </table:table-cell>
          <table:table-cell table:style-name="ce1" office:value-type="float" office:value="5.2804721833" calcext:value-type="float">
            <text:p>5,2804721833</text:p>
          </table:table-cell>
          <table:table-cell table:style-name="ce1" office:value-type="float" office:value="6.41561561444" calcext:value-type="float">
            <text:p>6,4156156144</text:p>
          </table:table-cell>
          <table:table-cell table:style-name="ce1" office:value-type="float" office:value="6.59907229474" calcext:value-type="float">
            <text:p>6,5990722947</text:p>
          </table:table-cell>
          <table:table-cell table:style-name="ce1" office:value-type="float" office:value="6.71674326316" calcext:value-type="float">
            <text:p>6,7167432632</text:p>
          </table:table-cell>
          <table:table-cell table:style-name="ce1" office:value-type="float" office:value="7.00963537573" calcext:value-type="float">
            <text:p>7,0096353757</text:p>
          </table:table-cell>
          <table:table-cell table:style-name="ce1" office:value-type="float" office:value="10.77620542157" calcext:value-type="float">
            <text:p>10,7762054216</text:p>
          </table:table-cell>
          <table:table-cell table:style-name="ce1" office:value-type="float" office:value="10.81624640095" calcext:value-type="float">
            <text:p>10,816246401</text:p>
          </table:table-cell>
          <table:table-cell table:style-name="ce1" office:value-type="float" office:value="12.81092558065" calcext:value-type="float">
            <text:p>12,8109255807</text:p>
          </table:table-cell>
          <table:table-cell table:style-name="ce1" office:value-type="float" office:value="13.69112264595" calcext:value-type="float">
            <text:p>13,691122646</text:p>
          </table:table-cell>
          <table:table-cell table:style-name="ce1" office:value-type="float" office:value="13.459763765826" calcext:value-type="float">
            <text:p>13,4597637658</text:p>
          </table:table-cell>
          <table:table-cell table:style-name="ce1" office:value-type="float" office:value="14.00833558237" calcext:value-type="float">
            <text:p>14,0083355824</text:p>
          </table:table-cell>
          <table:table-cell table:style-name="ce1" office:value-type="float" office:value="15.12985671654" calcext:value-type="float">
            <text:p>15,1298567165</text:p>
          </table:table-cell>
          <table:table-cell table:style-name="ce1" office:value-type="float" office:value="15.32668114818" calcext:value-type="float">
            <text:p>15,3266811482</text:p>
          </table:table-cell>
          <table:table-cell table:style-name="ce1" office:value-type="float" office:value="15.49232373582" calcext:value-type="float">
            <text:p>15,4923237358</text:p>
          </table:table-cell>
          <table:table-cell table:style-name="ce1" office:value-type="float" office:value="15.751492080676" calcext:value-type="float">
            <text:p>15,7514920807</text:p>
          </table:table-cell>
          <table:table-cell table:style-name="ce1" office:value-type="float" office:value="16.139268187319" calcext:value-type="float">
            <text:p>16,1392681873</text:p>
          </table:table-cell>
          <table:table-cell table:style-name="ce1" office:value-type="float" office:value="16.757534166579" calcext:value-type="float">
            <text:p>16,7575341666</text:p>
          </table:table-cell>
          <table:table-cell table:style-name="ce1" office:value-type="float" office:value="18.240608262302" calcext:value-type="float">
            <text:p>18,2406082623</text:p>
          </table:table-cell>
          <table:table-cell table:style-name="ce1" office:value-type="float" office:value="18.90859514319" calcext:value-type="float">
            <text:p>18,9085951432</text:p>
          </table:table-cell>
          <table:table-cell table:style-name="ce1" office:value-type="float" office:value="20.606620676283" calcext:value-type="float">
            <text:p>20,6066206763</text:p>
          </table:table-cell>
          <table:table-cell table:style-name="ce1" office:value-type="float" office:value="19.942220598178" calcext:value-type="float">
            <text:p>19,9422205982</text:p>
          </table:table-cell>
          <table:table-cell table:style-name="ce1" office:value-type="float" office:value="19.118632048925" calcext:value-type="float">
            <text:p>19,1186320489</text:p>
          </table:table-cell>
          <table:table-cell table:style-name="ce1" office:value-type="float" office:value="22.3369846337261" calcext:value-type="float">
            <text:p>22,3369846337</text:p>
          </table:table-cell>
          <table:table-cell table:style-name="ce1" office:value-type="float" office:value="22.82011056217" calcext:value-type="float">
            <text:p>22,8201105622</text:p>
          </table:table-cell>
          <table:table-cell table:style-name="ce1" office:value-type="float" office:value="19.7479128494" calcext:value-type="float">
            <text:p>19,7479128494</text:p>
          </table:table-cell>
          <table:table-cell table:style-name="ce1" office:value-type="float" office:value="18.197259536643" calcext:value-type="float">
            <text:p>18,1972595366</text:p>
          </table:table-cell>
          <table:table-cell table:style-name="ce1" office:value-type="float" office:value="16.897701901998" calcext:value-type="float">
            <text:p>16,897701902</text:p>
          </table:table-cell>
          <table:table-cell table:style-name="ce1" office:value-type="float" office:value="16.123736998081" calcext:value-type="float">
            <text:p>16,1237369981</text:p>
          </table:table-cell>
          <table:table-cell table:style-name="ce1" office:value-type="float" office:value="15.075399963983" calcext:value-type="float">
            <text:p>15,075399964</text:p>
          </table:table-cell>
          <table:table-cell table:style-name="ce1" office:value-type="float" office:value="14.05005877323" calcext:value-type="float">
            <text:p>14,0500587732</text:p>
          </table:table-cell>
          <table:table-cell table:style-name="ce1" office:value-type="float" office:value="13.52515681588" calcext:value-type="float">
            <text:p>13,5251568159</text:p>
          </table:table-cell>
          <table:table-cell table:style-name="ce1" office:value-type="float" office:value="13.20070311189" calcext:value-type="float">
            <text:p>13,2007031119</text:p>
          </table:table-cell>
          <table:table-cell table:style-name="ce1" office:value-type="float" office:value="12.7844284356" calcext:value-type="float">
            <text:p>12,7844284356</text:p>
          </table:table-cell>
          <table:table-cell table:style-name="ce1" office:value-type="float" office:value="12.61620701673" calcext:value-type="float">
            <text:p>12,6162070167</text:p>
          </table:table-cell>
          <table:table-cell table:style-name="ce1" office:value-type="float" office:value="12.392296901333" calcext:value-type="float">
            <text:p>12,3922969013</text:p>
          </table:table-cell>
          <table:table-cell table:style-name="ce1" office:value-type="float" office:value="12.36480507761" calcext:value-type="float">
            <text:p>12,3648050776</text:p>
          </table:table-cell>
          <table:table-cell table:style-name="ce1" office:value-type="float" office:value="12.24132220546" calcext:value-type="float">
            <text:p>12,2413222055</text:p>
          </table:table-cell>
          <table:table-cell table:style-name="ce1" office:value-type="float" office:value="12.24306211849" calcext:value-type="float">
            <text:p>12,2430621185</text:p>
          </table:table-cell>
          <table:table-cell table:style-name="ce1" office:value-type="float" office:value="12.38802669741" calcext:value-type="float">
            <text:p>12,3880266974</text:p>
          </table:table-cell>
          <table:table-cell table:style-name="ce1" office:value-type="float" office:value="12.5134693068662" calcext:value-type="float">
            <text:p>12,513469306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51.898326367553" calcext:value-type="float">
            <text:p>51,8983263676</text:p>
          </table:table-cell>
          <table:table-cell table:style-name="ce1" office:value-type="float" office:value="56.70158959537" calcext:value-type="float">
            <text:p>56,7015895954</text:p>
          </table:table-cell>
          <table:table-cell table:style-name="ce1" office:value-type="float" office:value="57.53215518326" calcext:value-type="float">
            <text:p>57,5321551833</text:p>
          </table:table-cell>
          <table:table-cell table:style-name="ce1" office:value-type="float" office:value="59.0990330115" calcext:value-type="float">
            <text:p>59,0990330115</text:p>
          </table:table-cell>
          <table:table-cell table:style-name="ce1" office:value-type="float" office:value="61.79882808637" calcext:value-type="float">
            <text:p>61,7988280864</text:p>
          </table:table-cell>
          <table:table-cell table:style-name="ce1" office:value-type="float" office:value="65.02570099467" calcext:value-type="float">
            <text:p>65,0257009947</text:p>
          </table:table-cell>
          <table:table-cell table:style-name="ce1" office:value-type="float" office:value="60.112931880314" calcext:value-type="float">
            <text:p>60,1129318803</text:p>
          </table:table-cell>
          <table:table-cell table:style-name="ce1" office:value-type="float" office:value="58.73932619843" calcext:value-type="float">
            <text:p>58,7393261984</text:p>
          </table:table-cell>
          <table:table-cell table:style-name="ce1" office:value-type="float" office:value="58.746691137483" calcext:value-type="float">
            <text:p>58,7466911375</text:p>
          </table:table-cell>
          <table:table-cell table:style-name="ce1" office:value-type="float" office:value="68.291338696433" calcext:value-type="float">
            <text:p>68,2913386964</text:p>
          </table:table-cell>
          <table:table-cell table:style-name="ce1" office:value-type="float" office:value="68.238276294807" calcext:value-type="float">
            <text:p>68,2382762948</text:p>
          </table:table-cell>
          <table:table-cell table:style-name="ce1" office:value-type="float" office:value="70.79359192552" calcext:value-type="float">
            <text:p>70,7935919255</text:p>
          </table:table-cell>
          <table:table-cell table:style-name="ce1" office:value-type="float" office:value="71.773976291185" calcext:value-type="float">
            <text:p>71,7739762912</text:p>
          </table:table-cell>
          <table:table-cell table:style-name="ce1" office:value-type="float" office:value="71.6786957651392" calcext:value-type="float">
            <text:p>71,6786957651</text:p>
          </table:table-cell>
          <table:table-cell table:style-name="ce1" office:value-type="float" office:value="71.783005813377" calcext:value-type="float">
            <text:p>71,7830058134</text:p>
          </table:table-cell>
          <table:table-cell table:style-name="ce1" office:value-type="float" office:value="75.318918145627" calcext:value-type="float">
            <text:p>75,3189181456</text:p>
          </table:table-cell>
          <table:table-cell table:style-name="ce1" office:value-type="float" office:value="79.652706608561" calcext:value-type="float">
            <text:p>79,6527066086</text:p>
          </table:table-cell>
          <table:table-cell table:style-name="ce1" office:value-type="float" office:value="83.433180509218" calcext:value-type="float">
            <text:p>83,4331805092</text:p>
          </table:table-cell>
          <table:table-cell table:style-name="ce1" office:value-type="float" office:value="83.077645590212" calcext:value-type="float">
            <text:p>83,0776455902</text:p>
          </table:table-cell>
          <table:table-cell table:style-name="ce1" office:value-type="float" office:value="88.306129540369" calcext:value-type="float">
            <text:p>88,3061295404</text:p>
          </table:table-cell>
          <table:table-cell table:style-name="ce1" office:value-type="float" office:value="90.8729181296699" calcext:value-type="float">
            <text:p>90,8729181297</text:p>
          </table:table-cell>
          <table:table-cell table:style-name="ce1" office:value-type="float" office:value="95.919926721005" calcext:value-type="float">
            <text:p>95,919926721</text:p>
          </table:table-cell>
          <table:table-cell table:style-name="ce1" office:value-type="float" office:value="107.314341628214" calcext:value-type="float">
            <text:p>107,3143416282</text:p>
          </table:table-cell>
          <table:table-cell table:style-name="ce1" office:value-type="float" office:value="118.977823482077" calcext:value-type="float">
            <text:p>118,9778234821</text:p>
          </table:table-cell>
          <table:table-cell table:style-name="ce1" office:value-type="float" office:value="125.256421683431" calcext:value-type="float">
            <text:p>125,2564216834</text:p>
          </table:table-cell>
          <table:table-cell table:style-name="ce1" office:value-type="float" office:value="91.285969675306" calcext:value-type="float">
            <text:p>91,2859696753</text:p>
          </table:table-cell>
          <table:table-cell table:style-name="ce1" office:value-type="float" office:value="84.501300047893" calcext:value-type="float">
            <text:p>84,5013000479</text:p>
          </table:table-cell>
          <table:table-cell table:style-name="ce1" office:value-type="float" office:value="78.889248342663" calcext:value-type="float">
            <text:p>78,8892483427</text:p>
          </table:table-cell>
          <table:table-cell table:style-name="ce1" office:value-type="float" office:value="75.749580980985" calcext:value-type="float">
            <text:p>75,749580981</text:p>
          </table:table-cell>
          <table:table-cell table:style-name="ce1" office:value-type="float" office:value="73.7668906766" calcext:value-type="float">
            <text:p>73,7668906766</text:p>
          </table:table-cell>
          <table:table-cell table:style-name="ce1" office:value-type="float" office:value="72.2636790796779" calcext:value-type="float">
            <text:p>72,2636790797</text:p>
          </table:table-cell>
          <table:table-cell table:style-name="ce1" office:value-type="float" office:value="67.8673715084669" calcext:value-type="float">
            <text:p>67,8673715085</text:p>
          </table:table-cell>
          <table:table-cell table:style-name="ce1" office:value-type="float" office:value="65.943759416888" calcext:value-type="float">
            <text:p>65,9437594169</text:p>
          </table:table-cell>
          <table:table-cell table:style-name="ce1" office:value-type="float" office:value="64.510027704525" calcext:value-type="float">
            <text:p>64,5100277045</text:p>
          </table:table-cell>
          <table:table-cell table:style-name="ce1" office:value-type="float" office:value="63.247176811318" calcext:value-type="float">
            <text:p>63,2471768113</text:p>
          </table:table-cell>
          <table:table-cell table:style-name="ce1" office:value-type="float" office:value="61.589931694582" calcext:value-type="float">
            <text:p>61,5899316946</text:p>
          </table:table-cell>
          <table:table-cell table:style-name="ce1" office:value-type="float" office:value="60.946863990386" calcext:value-type="float">
            <text:p>60,9468639904</text:p>
          </table:table-cell>
          <table:table-cell table:style-name="ce1" office:value-type="float" office:value="59.225020105245" calcext:value-type="float">
            <text:p>59,2250201052</text:p>
          </table:table-cell>
          <table:table-cell table:style-name="ce1" office:value-type="float" office:value="58.816240464694" calcext:value-type="float">
            <text:p>58,8162404647</text:p>
          </table:table-cell>
          <table:table-cell table:style-name="ce1" office:value-type="float" office:value="58.019141283013" calcext:value-type="float">
            <text:p>58,019141283</text:p>
          </table:table-cell>
          <table:table-cell table:style-name="ce1" office:value-type="float" office:value="57.495285094522" calcext:value-type="float">
            <text:p>57,4952850945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7" table:formula="of:=SUM([.C$4:.C$10])" office:value-type="float" office:value="199.513159992413" calcext:value-type="float">
            <text:p>199,5</text:p>
          </table:table-cell>
          <table:table-cell table:style-name="ce17" table:formula="of:=SUM([.D$4:.D$10])" office:value-type="float" office:value="217.66519316197" calcext:value-type="float">
            <text:p>217,7</text:p>
          </table:table-cell>
          <table:table-cell table:style-name="ce17" table:formula="of:=SUM([.E$4:.E$10])" office:value-type="float" office:value="332.27618212071" calcext:value-type="float">
            <text:p>332,3</text:p>
          </table:table-cell>
          <table:table-cell table:style-name="ce17" table:formula="of:=SUM([.F$4:.F$10])" office:value-type="float" office:value="258.816318332111" calcext:value-type="float">
            <text:p>258,8</text:p>
          </table:table-cell>
          <table:table-cell table:style-name="ce17" table:formula="of:=SUM([.G$4:.G$10])" office:value-type="float" office:value="253.977028517209" calcext:value-type="float">
            <text:p>254,0</text:p>
          </table:table-cell>
          <table:table-cell table:style-name="ce17" table:formula="of:=SUM([.H$4:.H$10])" office:value-type="float" office:value="264.050269511333" calcext:value-type="float">
            <text:p>264,1</text:p>
          </table:table-cell>
          <table:table-cell table:style-name="ce17" table:formula="of:=SUM([.I$4:.I$10])" office:value-type="float" office:value="1164.4320928645" calcext:value-type="float">
            <text:p>1164,4</text:p>
          </table:table-cell>
          <table:table-cell table:style-name="ce17" table:formula="of:=SUM([.J$4:.J$10])" office:value-type="float" office:value="1116.68342943004" calcext:value-type="float">
            <text:p>1116,7</text:p>
          </table:table-cell>
          <table:table-cell table:style-name="ce17" table:formula="of:=SUM([.K$4:.K$10])" office:value-type="float" office:value="1193.71671244097" calcext:value-type="float">
            <text:p>1193,7</text:p>
          </table:table-cell>
          <table:table-cell table:style-name="ce17" table:formula="of:=SUM([.L$4:.L$10])" office:value-type="float" office:value="1347.45660713288" calcext:value-type="float">
            <text:p>1347,5</text:p>
          </table:table-cell>
          <table:table-cell table:style-name="ce17" table:formula="of:=SUM([.M$4:.M$10])" office:value-type="float" office:value="1279.6611977744" calcext:value-type="float">
            <text:p>1279,7</text:p>
          </table:table-cell>
          <table:table-cell table:style-name="ce17" table:formula="of:=SUM([.N$4:.N$10])" office:value-type="float" office:value="1697.78493836254" calcext:value-type="float">
            <text:p>1697,8</text:p>
          </table:table-cell>
          <table:table-cell table:style-name="ce17" table:formula="of:=SUM([.O$4:.O$10])" office:value-type="float" office:value="1708.09962575428" calcext:value-type="float">
            <text:p>1708,1</text:p>
          </table:table-cell>
          <table:table-cell table:style-name="ce17" table:formula="of:=SUM([.P$4:.P$10])" office:value-type="float" office:value="1725.37485834903" calcext:value-type="float">
            <text:p>1725,4</text:p>
          </table:table-cell>
          <table:table-cell table:style-name="ce17" table:formula="of:=SUM([.Q$4:.Q$10])" office:value-type="float" office:value="1745.39526900875" calcext:value-type="float">
            <text:p>1745,4</text:p>
          </table:table-cell>
          <table:table-cell table:style-name="ce17" table:formula="of:=SUM([.R$4:.R$10])" office:value-type="float" office:value="1760.11841369149" calcext:value-type="float">
            <text:p>1760,1</text:p>
          </table:table-cell>
          <table:table-cell table:style-name="ce17" table:formula="of:=SUM([.S$4:.S$10])" office:value-type="float" office:value="1718.36682830542" calcext:value-type="float">
            <text:p>1718,4</text:p>
          </table:table-cell>
          <table:table-cell table:style-name="ce17" table:formula="of:=SUM([.T$4:.T$10])" office:value-type="float" office:value="1748.49808510362" calcext:value-type="float">
            <text:p>1748,5</text:p>
          </table:table-cell>
          <table:table-cell table:style-name="ce17" table:formula="of:=SUM([.U$4:.U$10])" office:value-type="float" office:value="1776.96935243909" calcext:value-type="float">
            <text:p>1777,0</text:p>
          </table:table-cell>
          <table:table-cell table:style-name="ce17" table:formula="of:=SUM([.V$4:.V$10])" office:value-type="float" office:value="1828.2232631177" calcext:value-type="float">
            <text:p>1828,2</text:p>
          </table:table-cell>
          <table:table-cell table:style-name="ce17" table:formula="of:=SUM([.W$4:.W$10])" office:value-type="float" office:value="1814.73916267683" calcext:value-type="float">
            <text:p>1814,7</text:p>
          </table:table-cell>
          <table:table-cell table:style-name="ce17" table:formula="of:=SUM([.X$4:.X$10])" office:value-type="float" office:value="1820.94783449185" calcext:value-type="float">
            <text:p>1820,9</text:p>
          </table:table-cell>
          <table:table-cell table:style-name="ce17" table:formula="of:=SUM([.Y$4:.Y$10])" office:value-type="float" office:value="1906.01287961488" calcext:value-type="float">
            <text:p>1906,0</text:p>
          </table:table-cell>
          <table:table-cell table:style-name="ce17" table:formula="of:=SUM([.Z$4:.Z$10])" office:value-type="float" office:value="1928.08399080657" calcext:value-type="float">
            <text:p>1928,1</text:p>
          </table:table-cell>
          <table:table-cell table:style-name="ce17" table:formula="of:=SUM([.AA$4:.AA$10])" office:value-type="float" office:value="1963.84867554297" calcext:value-type="float">
            <text:p>1963,8</text:p>
          </table:table-cell>
          <table:table-cell table:style-name="ce17" table:formula="of:=SUM([.AB$4:.AB$10])" office:value-type="float" office:value="1678.45514064938" calcext:value-type="float">
            <text:p>1678,5</text:p>
          </table:table-cell>
          <table:table-cell table:style-name="ce17" table:formula="of:=SUM([.AC$4:.AC$10])" office:value-type="float" office:value="1531.80768517628" calcext:value-type="float">
            <text:p>1531,8</text:p>
          </table:table-cell>
          <table:table-cell table:style-name="ce17" table:formula="of:=SUM([.AD$4:.AD$10])" office:value-type="float" office:value="1422.61448462837" calcext:value-type="float">
            <text:p>1422,6</text:p>
          </table:table-cell>
          <table:table-cell table:style-name="ce17" table:formula="of:=SUM([.AE$4:.AE$10])" office:value-type="float" office:value="1364.43858760731" calcext:value-type="float">
            <text:p>1364,4</text:p>
          </table:table-cell>
          <table:table-cell table:style-name="ce17" table:formula="of:=SUM([.AF$4:.AF$10])" office:value-type="float" office:value="1331.63986637314" calcext:value-type="float">
            <text:p>1331,6</text:p>
          </table:table-cell>
          <table:table-cell table:style-name="ce17" table:formula="of:=SUM([.AG$4:.AG$10])" office:value-type="float" office:value="1464.9030638476" calcext:value-type="float">
            <text:p>1464,9</text:p>
          </table:table-cell>
          <table:table-cell table:style-name="ce17" table:formula="of:=SUM([.AH$4:.AH$10])" office:value-type="float" office:value="1468.76535685332" calcext:value-type="float">
            <text:p>1468,8</text:p>
          </table:table-cell>
          <table:table-cell table:style-name="ce17" table:formula="of:=SUM([.AI$4:.AI$10])" office:value-type="float" office:value="1580.19054704982" calcext:value-type="float">
            <text:p>1580,2</text:p>
          </table:table-cell>
          <table:table-cell table:style-name="ce17" table:formula="of:=SUM([.AJ$4:.AJ$10])" office:value-type="float" office:value="1504.89974141402" calcext:value-type="float">
            <text:p>1504,9</text:p>
          </table:table-cell>
          <table:table-cell table:style-name="ce17" table:formula="of:=SUM([.AK$4:.AK$10])" office:value-type="float" office:value="1520.38653136935" calcext:value-type="float">
            <text:p>1520,4</text:p>
          </table:table-cell>
          <table:table-cell table:style-name="ce17" table:formula="of:=SUM([.AL$4:.AL$10])" office:value-type="float" office:value="1566.51625149791" calcext:value-type="float">
            <text:p>1566,5</text:p>
          </table:table-cell>
          <table:table-cell table:style-name="ce17" table:formula="of:=SUM([.AM$4:.AM$10])" office:value-type="float" office:value="2515.71239587277" calcext:value-type="float">
            <text:p>2515,7</text:p>
          </table:table-cell>
          <table:table-cell table:style-name="ce17" table:formula="of:=SUM([.AN$4:.AN$10])" office:value-type="float" office:value="2493.72225968015" calcext:value-type="float">
            <text:p>2493,7</text:p>
          </table:table-cell>
          <table:table-cell table:style-name="ce17" table:formula="of:=SUM([.AO$4:.AO$10])" office:value-type="float" office:value="2554.94158644102" calcext:value-type="float">
            <text:p>2554,9</text:p>
          </table:table-cell>
          <table:table-cell table:style-name="ce17" table:formula="of:=SUM([.AP$4:.AP$10])" office:value-type="float" office:value="2798.7724179041" calcext:value-type="float">
            <text:p>2798,8</text:p>
          </table:table-cell>
          <table:table-cell table:style-name="ce17" table:formula="of:=SUM([.AQ$4:.AQ$10])" office:value-type="float" office:value="2904.40693380505" calcext:value-type="float">
            <text:p>2904,4</text:p>
          </table:table-cell>
          <table:table-cell table:formula="of:=SUM([.C$11:.AQ$11])" office:value-type="float" office:value="62472.8842187131" calcext:value-type="float">
            <text:p>62472,8842187131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8" table:number-columns-repeated="41"/>
          <table:table-cell table:number-columns-repeated="981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table:style-name="ce18" table:number-columns-repeated="41"/>
          <table:table-cell table:number-columns-repeated="981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0.394119956118084" calcext:value-type="float">
            <text:p>0,3941199561</text:p>
          </table:table-cell>
          <table:table-cell table:style-name="ce1" office:value-type="float" office:value="0.365728342458003" calcext:value-type="float">
            <text:p>0,3657283425</text:p>
          </table:table-cell>
          <table:table-cell table:style-name="ce1" office:value-type="float" office:value="0.537714421056157" calcext:value-type="float">
            <text:p>0,5377144211</text:p>
          </table:table-cell>
          <table:table-cell table:style-name="ce1" office:value-type="float" office:value="0.202263777816285" calcext:value-type="float">
            <text:p>0,2022637778</text:p>
          </table:table-cell>
          <table:table-cell table:style-name="ce1" office:value-type="float" office:value="0.221965064010008" calcext:value-type="float">
            <text:p>0,221965064</text:p>
          </table:table-cell>
          <table:table-cell table:style-name="ce1" office:value-type="float" office:value="0.198583588498402" calcext:value-type="float">
            <text:p>0,1985835885</text:p>
          </table:table-cell>
          <table:table-cell table:style-name="ce1" office:value-type="float" office:value="1.01571392817453" calcext:value-type="float">
            <text:p>1,0157139282</text:p>
          </table:table-cell>
          <table:table-cell table:style-name="ce1" office:value-type="float" office:value="0.865006804457819" calcext:value-type="float">
            <text:p>0,8650068045</text:p>
          </table:table-cell>
          <table:table-cell table:style-name="ce1" office:value-type="float" office:value="0.928952430913887" calcext:value-type="float">
            <text:p>0,9289524309</text:p>
          </table:table-cell>
          <table:table-cell table:style-name="ce1" office:value-type="float" office:value="1.0951149761585" calcext:value-type="float">
            <text:p>1,0951149762</text:p>
          </table:table-cell>
          <table:table-cell table:style-name="ce1" office:value-type="float" office:value="0.963082414770606" calcext:value-type="float">
            <text:p>0,9630824148</text:p>
          </table:table-cell>
          <table:table-cell table:style-name="ce1" office:value-type="float" office:value="1.2191734743687" calcext:value-type="float">
            <text:p>1,2191734744</text:p>
          </table:table-cell>
          <table:table-cell table:style-name="ce1" office:value-type="float" office:value="1.37726315659758" calcext:value-type="float">
            <text:p>1,3772631566</text:p>
          </table:table-cell>
          <table:table-cell table:style-name="ce1" office:value-type="float" office:value="1.53871644598367" calcext:value-type="float">
            <text:p>1,538716446</text:p>
          </table:table-cell>
          <table:table-cell table:style-name="ce1" office:value-type="float" office:value="1.72221788956311" calcext:value-type="float">
            <text:p>1,7222178896</text:p>
          </table:table-cell>
          <table:table-cell table:style-name="ce1" office:value-type="float" office:value="1.88128981455446" calcext:value-type="float">
            <text:p>1,8812898146</text:p>
          </table:table-cell>
          <table:table-cell table:style-name="ce1" office:value-type="float" office:value="2.24984582286544" calcext:value-type="float">
            <text:p>2,2498458229</text:p>
          </table:table-cell>
          <table:table-cell table:style-name="ce1" office:value-type="float" office:value="2.33843393555294" calcext:value-type="float">
            <text:p>2,3384339356</text:p>
          </table:table-cell>
          <table:table-cell table:style-name="ce1" office:value-type="float" office:value="2.80528587709825" calcext:value-type="float">
            <text:p>2,8052858771</text:p>
          </table:table-cell>
          <table:table-cell table:style-name="ce1" office:value-type="float" office:value="3.18200080444358" calcext:value-type="float">
            <text:p>3,1820008044</text:p>
          </table:table-cell>
          <table:table-cell table:style-name="ce1" office:value-type="float" office:value="3.45246690933446" calcext:value-type="float">
            <text:p>3,4524669093</text:p>
          </table:table-cell>
          <table:table-cell table:style-name="ce1" office:value-type="float" office:value="3.27634480728398" calcext:value-type="float">
            <text:p>3,2763448073</text:p>
          </table:table-cell>
          <table:table-cell table:style-name="ce1" office:value-type="float" office:value="4.05161843217831" calcext:value-type="float">
            <text:p>4,0516184322</text:p>
          </table:table-cell>
          <table:table-cell table:style-name="ce1" office:value-type="float" office:value="4.64399132638402" calcext:value-type="float">
            <text:p>4,6439913264</text:p>
          </table:table-cell>
          <table:table-cell table:style-name="ce1" office:value-type="float" office:value="5.68376947821903" calcext:value-type="float">
            <text:p>5,6837694782</text:p>
          </table:table-cell>
          <table:table-cell table:style-name="ce1" office:value-type="float" office:value="5.66789431302241" calcext:value-type="float">
            <text:p>5,667894313</text:p>
          </table:table-cell>
          <table:table-cell table:style-name="ce1" office:value-type="float" office:value="4.46603403525314" calcext:value-type="float">
            <text:p>4,4660340353</text:p>
          </table:table-cell>
          <table:table-cell table:style-name="ce1" office:value-type="float" office:value="3.67578617145859" calcext:value-type="float">
            <text:p>3,6757861715</text:p>
          </table:table-cell>
          <table:table-cell table:style-name="ce1" office:value-type="float" office:value="3.23643385436935" calcext:value-type="float">
            <text:p>3,2364338544</text:p>
          </table:table-cell>
          <table:table-cell table:style-name="ce1" office:value-type="float" office:value="3.05874534426717" calcext:value-type="float">
            <text:p>3,0587453443</text:p>
          </table:table-cell>
          <table:table-cell table:style-name="ce1" office:value-type="float" office:value="4.05136522052086" calcext:value-type="float">
            <text:p>4,0513652205</text:p>
          </table:table-cell>
          <table:table-cell table:style-name="ce1" office:value-type="float" office:value="3.9940294821434" calcext:value-type="float">
            <text:p>3,9940294821</text:p>
          </table:table-cell>
          <table:table-cell table:style-name="ce1" office:value-type="float" office:value="4.27344043129533" calcext:value-type="float">
            <text:p>4,2734404313</text:p>
          </table:table-cell>
          <table:table-cell table:style-name="ce1" office:value-type="float" office:value="3.81456895485184" calcext:value-type="float">
            <text:p>3,8145689549</text:p>
          </table:table-cell>
          <table:table-cell table:style-name="ce1" office:value-type="float" office:value="3.86510059340876" calcext:value-type="float">
            <text:p>3,8651005934</text:p>
          </table:table-cell>
          <table:table-cell table:style-name="ce1" office:value-type="float" office:value="3.85685870366747" calcext:value-type="float">
            <text:p>3,8568587037</text:p>
          </table:table-cell>
          <table:table-cell table:style-name="ce1" office:value-type="float" office:value="5.91611068496293" calcext:value-type="float">
            <text:p>5,916110685</text:p>
          </table:table-cell>
          <table:table-cell table:style-name="ce1" office:value-type="float" office:value="5.47358612225118" calcext:value-type="float">
            <text:p>5,4735861223</text:p>
          </table:table-cell>
          <table:table-cell table:style-name="ce1" office:value-type="float" office:value="5.63352276141353" calcext:value-type="float">
            <text:p>5,6335227614</text:p>
          </table:table-cell>
          <table:table-cell table:style-name="ce1" office:value-type="float" office:value="6.80330636779026" calcext:value-type="float">
            <text:p>6,8033063678</text:p>
          </table:table-cell>
          <table:table-cell table:style-name="ce1" office:value-type="float" office:value="6.5673128651567" calcext:value-type="float">
            <text:p>6,567312865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0.272432190461235" calcext:value-type="float">
            <text:p>0,2724321905</text:p>
          </table:table-cell>
          <table:table-cell table:style-name="ce1" office:value-type="float" office:value="0.347104769767044" calcext:value-type="float">
            <text:p>0,3471047698</text:p>
          </table:table-cell>
          <table:table-cell table:style-name="ce1" office:value-type="float" office:value="0.400757746696604" calcext:value-type="float">
            <text:p>0,4007577467</text:p>
          </table:table-cell>
          <table:table-cell table:style-name="ce1" office:value-type="float" office:value="0.414565384862559" calcext:value-type="float">
            <text:p>0,4145653849</text:p>
          </table:table-cell>
          <table:table-cell table:style-name="ce1" office:value-type="float" office:value="0.417696475249818" calcext:value-type="float">
            <text:p>0,4176964752</text:p>
          </table:table-cell>
          <table:table-cell table:style-name="ce1" office:value-type="float" office:value="0.466219804693407" calcext:value-type="float">
            <text:p>0,4662198047</text:p>
          </table:table-cell>
          <table:table-cell table:style-name="ce1" office:value-type="float" office:value="4.42038514381365" calcext:value-type="float">
            <text:p>4,4203851438</text:p>
          </table:table-cell>
          <table:table-cell table:style-name="ce1" office:value-type="float" office:value="4.30016618938915" calcext:value-type="float">
            <text:p>4,3001661894</text:p>
          </table:table-cell>
          <table:table-cell table:style-name="ce1" office:value-type="float" office:value="4.84145919409328" calcext:value-type="float">
            <text:p>4,8414591941</text:p>
          </table:table-cell>
          <table:table-cell table:style-name="ce1" office:value-type="float" office:value="4.78339273907531" calcext:value-type="float">
            <text:p>4,7833927391</text:p>
          </table:table-cell>
          <table:table-cell table:style-name="ce1" office:value-type="float" office:value="4.44834315534482" calcext:value-type="float">
            <text:p>4,4483431553</text:p>
          </table:table-cell>
          <table:table-cell table:style-name="ce1" office:value-type="float" office:value="5.24140263111139" calcext:value-type="float">
            <text:p>5,2414026311</text:p>
          </table:table-cell>
          <table:table-cell table:style-name="ce1" office:value-type="float" office:value="5.17137453922062" calcext:value-type="float">
            <text:p>5,1713745392</text:p>
          </table:table-cell>
          <table:table-cell table:style-name="ce1" office:value-type="float" office:value="5.08470816110361" calcext:value-type="float">
            <text:p>5,0847081611</text:p>
          </table:table-cell>
          <table:table-cell table:style-name="ce1" office:value-type="float" office:value="5.01250409941377" calcext:value-type="float">
            <text:p>5,0125040994</text:p>
          </table:table-cell>
          <table:table-cell table:style-name="ce1" office:value-type="float" office:value="4.90747449919593" calcext:value-type="float">
            <text:p>4,9074744992</text:p>
          </table:table-cell>
          <table:table-cell table:style-name="ce1" office:value-type="float" office:value="4.5452448363058" calcext:value-type="float">
            <text:p>4,5452448363</text:p>
          </table:table-cell>
          <table:table-cell table:style-name="ce1" office:value-type="float" office:value="4.39899376796061" calcext:value-type="float">
            <text:p>4,398993768</text:p>
          </table:table-cell>
          <table:table-cell table:style-name="ce1" office:value-type="float" office:value="4.24673112214961" calcext:value-type="float">
            <text:p>4,2467311221</text:p>
          </table:table-cell>
          <table:table-cell table:style-name="ce1" office:value-type="float" office:value="4.07681379521131" calcext:value-type="float">
            <text:p>4,0768137952</text:p>
          </table:table-cell>
          <table:table-cell table:style-name="ce1" office:value-type="float" office:value="3.98435670072423" calcext:value-type="float">
            <text:p>3,9843567007</text:p>
          </table:table-cell>
          <table:table-cell table:style-name="ce1" office:value-type="float" office:value="4.23293654268506" calcext:value-type="float">
            <text:p>4,2329365427</text:p>
          </table:table-cell>
          <table:table-cell table:style-name="ce1" office:value-type="float" office:value="4.61306698813908" calcext:value-type="float">
            <text:p>4,6130669881</text:p>
          </table:table-cell>
          <table:table-cell table:style-name="ce1" office:value-type="float" office:value="4.38137431708425" calcext:value-type="float">
            <text:p>4,3813743171</text:p>
          </table:table-cell>
          <table:table-cell table:style-name="ce1" office:value-type="float" office:value="3.67361480123911" calcext:value-type="float">
            <text:p>3,6736148012</text:p>
          </table:table-cell>
          <table:table-cell table:style-name="ce1" office:value-type="float" office:value="3.37052467365321" calcext:value-type="float">
            <text:p>3,3705246737</text:p>
          </table:table-cell>
          <table:table-cell table:style-name="ce1" office:value-type="float" office:value="3.24976532526273" calcext:value-type="float">
            <text:p>3,2497653253</text:p>
          </table:table-cell>
          <table:table-cell table:style-name="ce1" office:value-type="float" office:value="3.06449549278883" calcext:value-type="float">
            <text:p>3,0644954928</text:p>
          </table:table-cell>
          <table:table-cell table:style-name="ce1" office:value-type="float" office:value="3.06558519717441" calcext:value-type="float">
            <text:p>3,0655851972</text:p>
          </table:table-cell>
          <table:table-cell table:style-name="ce1" office:value-type="float" office:value="3.00397211708595" calcext:value-type="float">
            <text:p>3,0039721171</text:p>
          </table:table-cell>
          <table:table-cell table:style-name="ce1" office:value-type="float" office:value="3.074030048113" calcext:value-type="float">
            <text:p>3,0740300481</text:p>
          </table:table-cell>
          <table:table-cell table:style-name="ce1" office:value-type="float" office:value="3.1829573634962" calcext:value-type="float">
            <text:p>3,1829573635</text:p>
          </table:table-cell>
          <table:table-cell table:style-name="ce1" office:value-type="float" office:value="3.2805578898974" calcext:value-type="float">
            <text:p>3,2805578899</text:p>
          </table:table-cell>
          <table:table-cell table:style-name="ce1" office:value-type="float" office:value="3.3284914229863" calcext:value-type="float">
            <text:p>3,328491423</text:p>
          </table:table-cell>
          <table:table-cell table:style-name="ce1" office:value-type="float" office:value="3.5078633448795" calcext:value-type="float">
            <text:p>3,5078633449</text:p>
          </table:table-cell>
          <table:table-cell table:style-name="ce1" office:value-type="float" office:value="3.8214310637202" calcext:value-type="float">
            <text:p>3,8214310637</text:p>
          </table:table-cell>
          <table:table-cell table:style-name="ce1" office:value-type="float" office:value="5.94754485432283" calcext:value-type="float">
            <text:p>5,9475448543</text:p>
          </table:table-cell>
          <table:table-cell table:style-name="ce1" office:value-type="float" office:value="6.4597045109643" calcext:value-type="float">
            <text:p>6,459704511</text:p>
          </table:table-cell>
          <table:table-cell table:style-name="ce1" office:value-type="float" office:value="7.50633047822223" calcext:value-type="float">
            <text:p>7,5063304782</text:p>
          </table:table-cell>
          <table:table-cell table:style-name="ce1" office:value-type="float" office:value="8.90289086259491" calcext:value-type="float">
            <text:p>8,9028908626</text:p>
          </table:table-cell>
          <table:table-cell table:style-name="ce1" office:value-type="float" office:value="11.3965479263526" calcext:value-type="float">
            <text:p>11,396547926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0.420473222736992" calcext:value-type="float">
            <text:p>0,4204732227</text:p>
          </table:table-cell>
          <table:table-cell table:style-name="ce1" office:value-type="float" office:value="0.41500397997837" calcext:value-type="float">
            <text:p>0,41500398</text:p>
          </table:table-cell>
          <table:table-cell table:style-name="ce1" office:value-type="float" office:value="0.389814130215216" calcext:value-type="float">
            <text:p>0,3898141302</text:p>
          </table:table-cell>
          <table:table-cell table:style-name="ce1" office:value-type="float" office:value="0.40317715807526" calcext:value-type="float">
            <text:p>0,4031771581</text:p>
          </table:table-cell>
          <table:table-cell table:style-name="ce1" office:value-type="float" office:value="0.400612508827874" calcext:value-type="float">
            <text:p>0,4006125088</text:p>
          </table:table-cell>
          <table:table-cell table:style-name="ce1" office:value-type="float" office:value="0.440113333737487" calcext:value-type="float">
            <text:p>0,4401133337</text:p>
          </table:table-cell>
          <table:table-cell table:style-name="ce1" office:value-type="float" office:value="0.411102866292349" calcext:value-type="float">
            <text:p>0,4111028663</text:p>
          </table:table-cell>
          <table:table-cell table:style-name="ce1" office:value-type="float" office:value="0.382157669386638" calcext:value-type="float">
            <text:p>0,3821576694</text:p>
          </table:table-cell>
          <table:table-cell table:style-name="ce1" office:value-type="float" office:value="0.379518869016251" calcext:value-type="float">
            <text:p>0,379518869</text:p>
          </table:table-cell>
          <table:table-cell table:style-name="ce1" office:value-type="float" office:value="0.369533968483208" calcext:value-type="float">
            <text:p>0,3695339685</text:p>
          </table:table-cell>
          <table:table-cell table:style-name="ce1" office:value-type="float" office:value="0.358923711660876" calcext:value-type="float">
            <text:p>0,3589237117</text:p>
          </table:table-cell>
          <table:table-cell table:style-name="ce1" office:value-type="float" office:value="0.352418666738653" calcext:value-type="float">
            <text:p>0,3524186667</text:p>
          </table:table-cell>
          <table:table-cell table:style-name="ce1" office:value-type="float" office:value="0.344065520954449" calcext:value-type="float">
            <text:p>0,344065521</text:p>
          </table:table-cell>
          <table:table-cell table:style-name="ce1" office:value-type="float" office:value="0.342279588203508" calcext:value-type="float">
            <text:p>0,3422795882</text:p>
          </table:table-cell>
          <table:table-cell table:style-name="ce1" office:value-type="float" office:value="0.339893493339041" calcext:value-type="float">
            <text:p>0,3398934933</text:p>
          </table:table-cell>
          <table:table-cell table:style-name="ce1" office:value-type="float" office:value="0.331869622852752" calcext:value-type="float">
            <text:p>0,3318696229</text:p>
          </table:table-cell>
          <table:table-cell table:style-name="ce1" office:value-type="float" office:value="0.329518989796856" calcext:value-type="float">
            <text:p>0,3295189898</text:p>
          </table:table-cell>
          <table:table-cell table:style-name="ce1" office:value-type="float" office:value="0.33397390732564" calcext:value-type="float">
            <text:p>0,3339739073</text:p>
          </table:table-cell>
          <table:table-cell table:style-name="ce1" office:value-type="float" office:value="0.337443822676429" calcext:value-type="float">
            <text:p>0,3374438227</text:p>
          </table:table-cell>
          <table:table-cell table:style-name="ce1" office:value-type="float" office:value="0.339845215675945" calcext:value-type="float">
            <text:p>0,3398452157</text:p>
          </table:table-cell>
          <table:table-cell table:style-name="ce1" office:value-type="float" office:value="0.560027839431252" calcext:value-type="float">
            <text:p>0,5600278394</text:p>
          </table:table-cell>
          <table:table-cell table:style-name="ce1" office:value-type="float" office:value="0.554798554814217" calcext:value-type="float">
            <text:p>0,5547985548</text:p>
          </table:table-cell>
          <table:table-cell table:style-name="ce1" office:value-type="float" office:value="0.56041006142642" calcext:value-type="float">
            <text:p>0,5604100614</text:p>
          </table:table-cell>
          <table:table-cell table:style-name="ce1" office:value-type="float" office:value="0.584366133847704" calcext:value-type="float">
            <text:p>0,5843661338</text:p>
          </table:table-cell>
          <table:table-cell table:style-name="ce1" office:value-type="float" office:value="0.601920730533928" calcext:value-type="float">
            <text:p>0,6019207305</text:p>
          </table:table-cell>
          <table:table-cell table:style-name="ce1" office:value-type="float" office:value="0.578057626242645" calcext:value-type="float">
            <text:p>0,5780576262</text:p>
          </table:table-cell>
          <table:table-cell table:style-name="ce1" office:value-type="float" office:value="0.5230391635772" calcext:value-type="float">
            <text:p>0,5230391636</text:p>
          </table:table-cell>
          <table:table-cell table:style-name="ce1" office:value-type="float" office:value="0.492662297725323" calcext:value-type="float">
            <text:p>0,4926622977</text:p>
          </table:table-cell>
          <table:table-cell table:style-name="ce1" office:value-type="float" office:value="0.480484759678734" calcext:value-type="float">
            <text:p>0,4804847597</text:p>
          </table:table-cell>
          <table:table-cell table:style-name="ce1" office:value-type="float" office:value="0.461882707143041" calcext:value-type="float">
            <text:p>0,4618827071</text:p>
          </table:table-cell>
          <table:table-cell table:style-name="ce1" office:value-type="float" office:value="0.443568152161876" calcext:value-type="float">
            <text:p>0,4435681522</text:p>
          </table:table-cell>
          <table:table-cell table:style-name="ce1" office:value-type="float" office:value="0.427231925723189" calcext:value-type="float">
            <text:p>0,4272319257</text:p>
          </table:table-cell>
          <table:table-cell table:style-name="ce1" office:value-type="float" office:value="0.421962375284866" calcext:value-type="float">
            <text:p>0,4219623753</text:p>
          </table:table-cell>
          <table:table-cell table:style-name="ce1" office:value-type="float" office:value="0.419846950220833" calcext:value-type="float">
            <text:p>0,4198469502</text:p>
          </table:table-cell>
          <table:table-cell table:style-name="ce1" office:value-type="float" office:value="0.412160851012848" calcext:value-type="float">
            <text:p>0,412160851</text:p>
          </table:table-cell>
          <table:table-cell table:style-name="ce1" office:value-type="float" office:value="0.410129159679389" calcext:value-type="float">
            <text:p>0,4101291597</text:p>
          </table:table-cell>
          <table:table-cell table:style-name="ce1" office:value-type="float" office:value="0.410192269659247" calcext:value-type="float">
            <text:p>0,4101922697</text:p>
          </table:table-cell>
          <table:table-cell table:style-name="ce1" office:value-type="float" office:value="0.412320427545579" calcext:value-type="float">
            <text:p>0,4123204275</text:p>
          </table:table-cell>
          <table:table-cell table:style-name="ce1" office:value-type="float" office:value="0.415036465938832" calcext:value-type="float">
            <text:p>0,4150364659</text:p>
          </table:table-cell>
          <table:table-cell table:style-name="ce1" office:value-type="float" office:value="0.417932576571919" calcext:value-type="float">
            <text:p>0,4179325766</text:p>
          </table:table-cell>
          <table:table-cell table:style-name="ce1" office:value-type="float" office:value="0.553109517862878" calcext:value-type="float">
            <text:p>0,553109517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0.64267135858114" calcext:value-type="float">
            <text:p>0,6426713586</text:p>
          </table:table-cell>
          <table:table-cell table:style-name="ce1" office:value-type="float" office:value="0.614932155414462" calcext:value-type="float">
            <text:p>0,6149321554</text:p>
          </table:table-cell>
          <table:table-cell table:style-name="ce1" office:value-type="float" office:value="1.04117832190916" calcext:value-type="float">
            <text:p>1,0411783219</text:p>
          </table:table-cell>
          <table:table-cell table:style-name="ce1" office:value-type="float" office:value="0.848208035175466" calcext:value-type="float">
            <text:p>0,8482080352</text:p>
          </table:table-cell>
          <table:table-cell table:style-name="ce1" office:value-type="float" office:value="0.799851762265982" calcext:value-type="float">
            <text:p>0,7998517623</text:p>
          </table:table-cell>
          <table:table-cell table:style-name="ce1" office:value-type="float" office:value="0.852658631101103" calcext:value-type="float">
            <text:p>0,8526586311</text:p>
          </table:table-cell>
          <table:table-cell table:style-name="ce1" office:value-type="float" office:value="2.76071247404507" calcext:value-type="float">
            <text:p>2,760712474</text:p>
          </table:table-cell>
          <table:table-cell table:style-name="ce1" office:value-type="float" office:value="2.70827570063178" calcext:value-type="float">
            <text:p>2,7082757006</text:p>
          </table:table-cell>
          <table:table-cell table:style-name="ce1" office:value-type="float" office:value="2.71936964694289" calcext:value-type="float">
            <text:p>2,7193696469</text:p>
          </table:table-cell>
          <table:table-cell table:style-name="ce1" office:value-type="float" office:value="3.12810843257909" calcext:value-type="float">
            <text:p>3,1281084326</text:p>
          </table:table-cell>
          <table:table-cell table:style-name="ce1" office:value-type="float" office:value="3.16468005558023" calcext:value-type="float">
            <text:p>3,1646800556</text:p>
          </table:table-cell>
          <table:table-cell table:style-name="ce1" office:value-type="float" office:value="5.36210412771667" calcext:value-type="float">
            <text:p>5,3621041277</text:p>
          </table:table-cell>
          <table:table-cell table:style-name="ce1" office:value-type="float" office:value="5.37610548992584" calcext:value-type="float">
            <text:p>5,3761054899</text:p>
          </table:table-cell>
          <table:table-cell table:style-name="ce1" office:value-type="float" office:value="5.3999197413376" calcext:value-type="float">
            <text:p>5,3999197413</text:p>
          </table:table-cell>
          <table:table-cell table:style-name="ce1" office:value-type="float" office:value="5.3612763053408" calcext:value-type="float">
            <text:p>5,3612763053</text:p>
          </table:table-cell>
          <table:table-cell table:style-name="ce1" office:value-type="float" office:value="5.35086246373138" calcext:value-type="float">
            <text:p>5,3508624637</text:p>
          </table:table-cell>
          <table:table-cell table:style-name="ce1" office:value-type="float" office:value="5.32620263530956" calcext:value-type="float">
            <text:p>5,3262026353</text:p>
          </table:table-cell>
          <table:table-cell table:style-name="ce1" office:value-type="float" office:value="5.40649432946718" calcext:value-type="float">
            <text:p>5,4064943295</text:p>
          </table:table-cell>
          <table:table-cell table:style-name="ce1" office:value-type="float" office:value="5.45069713542164" calcext:value-type="float">
            <text:p>5,4506971354</text:p>
          </table:table-cell>
          <table:table-cell table:style-name="ce1" office:value-type="float" office:value="5.51559030751814" calcext:value-type="float">
            <text:p>5,5155903075</text:p>
          </table:table-cell>
          <table:table-cell table:style-name="ce1" office:value-type="float" office:value="5.5674040647471" calcext:value-type="float">
            <text:p>5,5674040647</text:p>
          </table:table-cell>
          <table:table-cell table:style-name="ce1" office:value-type="float" office:value="5.61592781532002" calcext:value-type="float">
            <text:p>5,6159278153</text:p>
          </table:table-cell>
          <table:table-cell table:style-name="ce1" office:value-type="float" office:value="5.67983744637146" calcext:value-type="float">
            <text:p>5,6798374464</text:p>
          </table:table-cell>
          <table:table-cell table:style-name="ce1" office:value-type="float" office:value="5.527867110906" calcext:value-type="float">
            <text:p>5,5278671109</text:p>
          </table:table-cell>
          <table:table-cell table:style-name="ce1" office:value-type="float" office:value="5.427489405764" calcext:value-type="float">
            <text:p>5,4274894058</text:p>
          </table:table-cell>
          <table:table-cell table:style-name="ce1" office:value-type="float" office:value="4.51083795037137" calcext:value-type="float">
            <text:p>4,5108379504</text:p>
          </table:table-cell>
          <table:table-cell table:style-name="ce1" office:value-type="float" office:value="4.33597814671806" calcext:value-type="float">
            <text:p>4,3359781467</text:p>
          </table:table-cell>
          <table:table-cell table:style-name="ce1" office:value-type="float" office:value="4.15384371933175" calcext:value-type="float">
            <text:p>4,1538437193</text:p>
          </table:table-cell>
          <table:table-cell table:style-name="ce1" office:value-type="float" office:value="4.03367804888176" calcext:value-type="float">
            <text:p>4,0336780489</text:p>
          </table:table-cell>
          <table:table-cell table:style-name="ce1" office:value-type="float" office:value="3.95592137005193" calcext:value-type="float">
            <text:p>3,9559213701</text:p>
          </table:table-cell>
          <table:table-cell table:style-name="ce1" office:value-type="float" office:value="3.96272395896274" calcext:value-type="float">
            <text:p>3,962723959</text:p>
          </table:table-cell>
          <table:table-cell table:style-name="ce1" office:value-type="float" office:value="3.96020595473838" calcext:value-type="float">
            <text:p>3,9602059547</text:p>
          </table:table-cell>
          <table:table-cell table:style-name="ce1" office:value-type="float" office:value="4.02143256219153" calcext:value-type="float">
            <text:p>4,0214325622</text:p>
          </table:table-cell>
          <table:table-cell table:style-name="ce1" office:value-type="float" office:value="4.01277597629837" calcext:value-type="float">
            <text:p>4,0127759763</text:p>
          </table:table-cell>
          <table:table-cell table:style-name="ce1" office:value-type="float" office:value="4.1201840514108" calcext:value-type="float">
            <text:p>4,1201840514</text:p>
          </table:table-cell>
          <table:table-cell table:style-name="ce1" office:value-type="float" office:value="4.29473344953731" calcext:value-type="float">
            <text:p>4,2947334495</text:p>
          </table:table-cell>
          <table:table-cell table:style-name="ce1" office:value-type="float" office:value="5.02683019379868" calcext:value-type="float">
            <text:p>5,0268301938</text:p>
          </table:table-cell>
          <table:table-cell table:style-name="ce1" office:value-type="float" office:value="4.98919984573803" calcext:value-type="float">
            <text:p>4,9891998457</text:p>
          </table:table-cell>
          <table:table-cell table:style-name="ce1" office:value-type="float" office:value="4.69896509772152" calcext:value-type="float">
            <text:p>4,6989650977</text:p>
          </table:table-cell>
          <table:table-cell table:style-name="ce1" office:value-type="float" office:value="4.3735345774039" calcext:value-type="float">
            <text:p>4,3735345774</text:p>
          </table:table-cell>
          <table:table-cell table:style-name="ce1" office:value-type="float" office:value="4.33004947406758" calcext:value-type="float">
            <text:p>4,330049474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0.101181083638084" calcext:value-type="float">
            <text:p>0,1011810836</text:p>
          </table:table-cell>
          <table:table-cell table:style-name="ce1" office:value-type="float" office:value="0.126365065889484" calcext:value-type="float">
            <text:p>0,1263650659</text:p>
          </table:table-cell>
          <table:table-cell table:style-name="ce1" office:value-type="float" office:value="0.178871539145411" calcext:value-type="float">
            <text:p>0,1788715391</text:p>
          </table:table-cell>
          <table:table-cell table:style-name="ce1" office:value-type="float" office:value="0.184599043746582" calcext:value-type="float">
            <text:p>0,1845990437</text:p>
          </table:table-cell>
          <table:table-cell table:style-name="ce1" office:value-type="float" office:value="0.175759086278374" calcext:value-type="float">
            <text:p>0,1757590863</text:p>
          </table:table-cell>
          <table:table-cell table:style-name="ce1" office:value-type="float" office:value="0.1941741228536" calcext:value-type="float">
            <text:p>0,1941741229</text:p>
          </table:table-cell>
          <table:table-cell table:style-name="ce1" office:value-type="float" office:value="0.485331625478023" calcext:value-type="float">
            <text:p>0,4853316255</text:p>
          </table:table-cell>
          <table:table-cell table:style-name="ce1" office:value-type="float" office:value="0.496234471683162" calcext:value-type="float">
            <text:p>0,4962344717</text:p>
          </table:table-cell>
          <table:table-cell table:style-name="ce1" office:value-type="float" office:value="0.580046164248396" calcext:value-type="float">
            <text:p>0,5800461642</text:p>
          </table:table-cell>
          <table:table-cell table:style-name="ce1" office:value-type="float" office:value="0.803746063983298" calcext:value-type="float">
            <text:p>0,803746064</text:p>
          </table:table-cell>
          <table:table-cell table:style-name="ce1" office:value-type="float" office:value="0.754455404781825" calcext:value-type="float">
            <text:p>0,7544554048</text:p>
          </table:table-cell>
          <table:table-cell table:style-name="ce1" office:value-type="float" office:value="0.806074852687132" calcext:value-type="float">
            <text:p>0,8060748527</text:p>
          </table:table-cell>
          <table:table-cell table:style-name="ce1" office:value-type="float" office:value="0.930903906284115" calcext:value-type="float">
            <text:p>0,9309039063</text:p>
          </table:table-cell>
          <table:table-cell table:style-name="ce1" office:value-type="float" office:value="1.02400690571492" calcext:value-type="float">
            <text:p>1,0240069057</text:p>
          </table:table-cell>
          <table:table-cell table:style-name="ce1" office:value-type="float" office:value="1.15121494370226" calcext:value-type="float">
            <text:p>1,1512149437</text:p>
          </table:table-cell>
          <table:table-cell table:style-name="ce1" office:value-type="float" office:value="1.2413632516129" calcext:value-type="float">
            <text:p>1,2413632516</text:p>
          </table:table-cell>
          <table:table-cell table:style-name="ce1" office:value-type="float" office:value="1.3066029121463" calcext:value-type="float">
            <text:p>1,3066029121</text:p>
          </table:table-cell>
          <table:table-cell table:style-name="ce1" office:value-type="float" office:value="1.33632031238648" calcext:value-type="float">
            <text:p>1,3363203124</text:p>
          </table:table-cell>
          <table:table-cell table:style-name="ce1" office:value-type="float" office:value="1.36069628635735" calcext:value-type="float">
            <text:p>1,3606962864</text:p>
          </table:table-cell>
          <table:table-cell table:style-name="ce1" office:value-type="float" office:value="1.29090493301213" calcext:value-type="float">
            <text:p>1,290904933</text:p>
          </table:table-cell>
          <table:table-cell table:style-name="ce1" office:value-type="float" office:value="1.2176816279094" calcext:value-type="float">
            <text:p>1,2176816279</text:p>
          </table:table-cell>
          <table:table-cell table:style-name="ce1" office:value-type="float" office:value="1.1622499899421" calcext:value-type="float">
            <text:p>1,1622499899</text:p>
          </table:table-cell>
          <table:table-cell table:style-name="ce1" office:value-type="float" office:value="1.13249016283852" calcext:value-type="float">
            <text:p>1,1324901628</text:p>
          </table:table-cell>
          <table:table-cell table:style-name="ce1" office:value-type="float" office:value="1.07905836742829" calcext:value-type="float">
            <text:p>1,0790583674</text:p>
          </table:table-cell>
          <table:table-cell table:style-name="ce1" office:value-type="float" office:value="0.990893610909177" calcext:value-type="float">
            <text:p>0,9908936109</text:p>
          </table:table-cell>
          <table:table-cell table:style-name="ce1" office:value-type="float" office:value="0.820363020056365" calcext:value-type="float">
            <text:p>0,8203630201</text:p>
          </table:table-cell>
          <table:table-cell table:style-name="ce1" office:value-type="float" office:value="0.860588393871051" calcext:value-type="float">
            <text:p>0,8605883939</text:p>
          </table:table-cell>
          <table:table-cell table:style-name="ce1" office:value-type="float" office:value="0.887649353628095" calcext:value-type="float">
            <text:p>0,8876493536</text:p>
          </table:table-cell>
          <table:table-cell table:style-name="ce1" office:value-type="float" office:value="0.888903466765921" calcext:value-type="float">
            <text:p>0,8889034668</text:p>
          </table:table-cell>
          <table:table-cell table:style-name="ce1" office:value-type="float" office:value="0.931658859340582" calcext:value-type="float">
            <text:p>0,9316588593</text:p>
          </table:table-cell>
          <table:table-cell table:style-name="ce1" office:value-type="float" office:value="1.00117154969612" calcext:value-type="float">
            <text:p>1,0011715497</text:p>
          </table:table-cell>
          <table:table-cell table:style-name="ce1" office:value-type="float" office:value="0.945478969824287" calcext:value-type="float">
            <text:p>0,9454789698</text:p>
          </table:table-cell>
          <table:table-cell table:style-name="ce1" office:value-type="float" office:value="0.845588673248105" calcext:value-type="float">
            <text:p>0,8455886732</text:p>
          </table:table-cell>
          <table:table-cell table:style-name="ce1" office:value-type="float" office:value="0.82495691121436" calcext:value-type="float">
            <text:p>0,8249569112</text:p>
          </table:table-cell>
          <table:table-cell table:style-name="ce1" office:value-type="float" office:value="0.790970349319426" calcext:value-type="float">
            <text:p>0,7909703493</text:p>
          </table:table-cell>
          <table:table-cell table:style-name="ce1" office:value-type="float" office:value="0.784220569734632" calcext:value-type="float">
            <text:p>0,7842205697</text:p>
          </table:table-cell>
          <table:table-cell table:style-name="ce1" office:value-type="float" office:value="0.907177704700151" calcext:value-type="float">
            <text:p>0,9071777047</text:p>
          </table:table-cell>
          <table:table-cell table:style-name="ce1" office:value-type="float" office:value="0.941501386395478" calcext:value-type="float">
            <text:p>0,9415013864</text:p>
          </table:table-cell>
          <table:table-cell table:style-name="ce1" office:value-type="float" office:value="0.962030277109373" calcext:value-type="float">
            <text:p>0,9620302771</text:p>
          </table:table-cell>
          <table:table-cell table:style-name="ce1" office:value-type="float" office:value="1.04789285422873" calcext:value-type="float">
            <text:p>1,0478928542</text:p>
          </table:table-cell>
          <table:table-cell table:style-name="ce1" office:value-type="float" office:value="1.03834370015633" calcext:value-type="float">
            <text:p>1,038343700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0.0833602848340121" calcext:value-type="float">
            <text:p>0,0833602848</text:p>
          </table:table-cell>
          <table:table-cell table:style-name="ce1" office:value-type="float" office:value="0.0953796581966865" calcext:value-type="float">
            <text:p>0,0953796582</text:p>
          </table:table-cell>
          <table:table-cell table:style-name="ce1" office:value-type="float" office:value="0.112960256037827" calcext:value-type="float">
            <text:p>0,112960256</text:p>
          </table:table-cell>
          <table:table-cell table:style-name="ce1" office:value-type="float" office:value="0.117032272826243" calcext:value-type="float">
            <text:p>0,1170322728</text:p>
          </table:table-cell>
          <table:table-cell table:style-name="ce1" office:value-type="float" office:value="0.120135825413211" calcext:value-type="float">
            <text:p>0,1201358254</text:p>
          </table:table-cell>
          <table:table-cell table:style-name="ce1" office:value-type="float" office:value="0.12856552862794" calcext:value-type="float">
            <text:p>0,1285655286</text:p>
          </table:table-cell>
          <table:table-cell table:style-name="ce1" office:value-type="float" office:value="0.182166225838786" calcext:value-type="float">
            <text:p>0,1821662258</text:p>
          </table:table-cell>
          <table:table-cell table:style-name="ce1" office:value-type="float" office:value="0.183658255230917" calcext:value-type="float">
            <text:p>0,1836582552</text:p>
          </table:table-cell>
          <table:table-cell table:style-name="ce1" office:value-type="float" office:value="0.226049829937553" calcext:value-type="float">
            <text:p>0,2260498299</text:p>
          </table:table-cell>
          <table:table-cell table:style-name="ce1" office:value-type="float" office:value="0.236571246069569" calcext:value-type="float">
            <text:p>0,2365712461</text:p>
          </table:table-cell>
          <table:table-cell table:style-name="ce1" office:value-type="float" office:value="0.237646659533202" calcext:value-type="float">
            <text:p>0,2376466595</text:p>
          </table:table-cell>
          <table:table-cell table:style-name="ce1" office:value-type="float" office:value="0.24901429275213" calcext:value-type="float">
            <text:p>0,2490142928</text:p>
          </table:table-cell>
          <table:table-cell table:style-name="ce1" office:value-type="float" office:value="0.265741599136238" calcext:value-type="float">
            <text:p>0,2657415991</text:p>
          </table:table-cell>
          <table:table-cell table:style-name="ce1" office:value-type="float" office:value="0.274719987546062" calcext:value-type="float">
            <text:p>0,2747199875</text:p>
          </table:table-cell>
          <table:table-cell table:style-name="ce1" office:value-type="float" office:value="0.280742583787436" calcext:value-type="float">
            <text:p>0,2807425838</text:p>
          </table:table-cell>
          <table:table-cell table:style-name="ce1" office:value-type="float" office:value="0.289506570074443" calcext:value-type="float">
            <text:p>0,2895065701</text:p>
          </table:table-cell>
          <table:table-cell table:style-name="ce1" office:value-type="float" office:value="0.300559689046374" calcext:value-type="float">
            <text:p>0,300559689</text:p>
          </table:table-cell>
          <table:table-cell table:style-name="ce1" office:value-type="float" office:value="0.310800074913698" calcext:value-type="float">
            <text:p>0,3108000749</text:p>
          </table:table-cell>
          <table:table-cell table:style-name="ce1" office:value-type="float" office:value="0.332268286217628" calcext:value-type="float">
            <text:p>0,3322682862</text:p>
          </table:table-cell>
          <table:table-cell table:style-name="ce1" office:value-type="float" office:value="0.342166940768271" calcext:value-type="float">
            <text:p>0,3421669408</text:p>
          </table:table-cell>
          <table:table-cell table:style-name="ce1" office:value-type="float" office:value="0.376626222279436" calcext:value-type="float">
            <text:p>0,3766262223</text:p>
          </table:table-cell>
          <table:table-cell table:style-name="ce1" office:value-type="float" office:value="0.374897375210986" calcext:value-type="float">
            <text:p>0,3748973752</text:p>
          </table:table-cell>
          <table:table-cell table:style-name="ce1" office:value-type="float" office:value="0.373179644677776" calcext:value-type="float">
            <text:p>0,3731796447</text:p>
          </table:table-cell>
          <table:table-cell table:style-name="ce1" office:value-type="float" office:value="0.404100722224707" calcext:value-type="float">
            <text:p>0,4041007222</text:p>
          </table:table-cell>
          <table:table-cell table:style-name="ce1" office:value-type="float" office:value="0.418718787483774" calcext:value-type="float">
            <text:p>0,4187187875</text:p>
          </table:table-cell>
          <table:table-cell table:style-name="ce1" office:value-type="float" office:value="0.393044611686862" calcext:value-type="float">
            <text:p>0,3930446117</text:p>
          </table:table-cell>
          <table:table-cell table:style-name="ce1" office:value-type="float" office:value="0.371661117185571" calcext:value-type="float">
            <text:p>0,3716611172</text:p>
          </table:table-cell>
          <table:table-cell table:style-name="ce1" office:value-type="float" office:value="0.355528915926679" calcext:value-type="float">
            <text:p>0,3555289159</text:p>
          </table:table-cell>
          <table:table-cell table:style-name="ce1" office:value-type="float" office:value="0.352134467814363" calcext:value-type="float">
            <text:p>0,3521344678</text:p>
          </table:table-cell>
          <table:table-cell table:style-name="ce1" office:value-type="float" office:value="0.338151585809822" calcext:value-type="float">
            <text:p>0,3381515858</text:p>
          </table:table-cell>
          <table:table-cell table:style-name="ce1" office:value-type="float" office:value="0.323696089722821" calcext:value-type="float">
            <text:p>0,3236960897</text:p>
          </table:table-cell>
          <table:table-cell table:style-name="ce1" office:value-type="float" office:value="0.318699628074525" calcext:value-type="float">
            <text:p>0,3186996281</text:p>
          </table:table-cell>
          <table:table-cell table:style-name="ce1" office:value-type="float" office:value="0.316502769498385" calcext:value-type="float">
            <text:p>0,3165027695</text:p>
          </table:table-cell>
          <table:table-cell table:style-name="ce1" office:value-type="float" office:value="0.311103992704735" calcext:value-type="float">
            <text:p>0,3111039927</text:p>
          </table:table-cell>
          <table:table-cell table:style-name="ce1" office:value-type="float" office:value="0.311063582502992" calcext:value-type="float">
            <text:p>0,3110635825</text:p>
          </table:table-cell>
          <table:table-cell table:style-name="ce1" office:value-type="float" office:value="0.312218938157944" calcext:value-type="float">
            <text:p>0,3122189382</text:p>
          </table:table-cell>
          <table:table-cell table:style-name="ce1" office:value-type="float" office:value="0.313646086588089" calcext:value-type="float">
            <text:p>0,3136460866</text:p>
          </table:table-cell>
          <table:table-cell table:style-name="ce1" office:value-type="float" office:value="0.312044337140043" calcext:value-type="float">
            <text:p>0,3120443371</text:p>
          </table:table-cell>
          <table:table-cell table:style-name="ce1" office:value-type="float" office:value="0.314707804862617" calcext:value-type="float">
            <text:p>0,3147078049</text:p>
          </table:table-cell>
          <table:table-cell table:style-name="ce1" office:value-type="float" office:value="0.320440925326525" calcext:value-type="float">
            <text:p>0,3204409253</text:p>
          </table:table-cell>
          <table:table-cell table:style-name="ce1" office:value-type="float" office:value="0.330914527589537" calcext:value-type="float">
            <text:p>0,330914527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.59491621560507" calcext:value-type="float">
            <text:p>2,5949162156</text:p>
          </table:table-cell>
          <table:table-cell table:style-name="ce1" office:value-type="float" office:value="2.83507955090349" calcext:value-type="float">
            <text:p>2,8350795509</text:p>
          </table:table-cell>
          <table:table-cell table:style-name="ce1" office:value-type="float" office:value="2.87660828250487" calcext:value-type="float">
            <text:p>2,8766082825</text:p>
          </table:table-cell>
          <table:table-cell table:style-name="ce1" office:value-type="float" office:value="2.95495134930263" calcext:value-type="float">
            <text:p>2,9549513493</text:p>
          </table:table-cell>
          <table:table-cell table:style-name="ce1" office:value-type="float" office:value="3.08994102059106" calcext:value-type="float">
            <text:p>3,0899410206</text:p>
          </table:table-cell>
          <table:table-cell table:style-name="ce1" office:value-type="float" office:value="3.2512848241422" calcext:value-type="float">
            <text:p>3,2512848241</text:p>
          </table:table-cell>
          <table:table-cell table:style-name="ce1" office:value-type="float" office:value="3.00564665737405" calcext:value-type="float">
            <text:p>3,0056466574</text:p>
          </table:table-cell>
          <table:table-cell table:style-name="ce1" office:value-type="float" office:value="2.93696651960534" calcext:value-type="float">
            <text:p>2,9369665196</text:p>
          </table:table-cell>
          <table:table-cell table:style-name="ce1" office:value-type="float" office:value="2.93733465508835" calcext:value-type="float">
            <text:p>2,9373346551</text:p>
          </table:table-cell>
          <table:table-cell table:style-name="ce1" office:value-type="float" office:value="3.06503601473889" calcext:value-type="float">
            <text:p>3,0650360147</text:p>
          </table:table-cell>
          <table:table-cell table:style-name="ce1" office:value-type="float" office:value="3.05986441000222" calcext:value-type="float">
            <text:p>3,05986441</text:p>
          </table:table-cell>
          <table:table-cell table:style-name="ce1" office:value-type="float" office:value="3.20217746361568" calcext:value-type="float">
            <text:p>3,2021774636</text:p>
          </table:table-cell>
          <table:table-cell table:style-name="ce1" office:value-type="float" office:value="3.26017718227199" calcext:value-type="float">
            <text:p>3,2601771823</text:p>
          </table:table-cell>
          <table:table-cell table:style-name="ce1" office:value-type="float" office:value="3.27704506836674" calcext:value-type="float">
            <text:p>3,2770450684</text:p>
          </table:table-cell>
          <table:table-cell table:style-name="ce1" office:value-type="float" office:value="3.29876944214312" calcext:value-type="float">
            <text:p>3,2987694421</text:p>
          </table:table-cell>
          <table:table-cell table:style-name="ce1" office:value-type="float" office:value="3.35508681346764" calcext:value-type="float">
            <text:p>3,3550868135</text:p>
          </table:table-cell>
          <table:table-cell table:style-name="ce1" office:value-type="float" office:value="3.42824943897939" calcext:value-type="float">
            <text:p>3,428249439</text:p>
          </table:table-cell>
          <table:table-cell table:style-name="ce1" office:value-type="float" office:value="3.51391939987892" calcext:value-type="float">
            <text:p>3,5139193999</text:p>
          </table:table-cell>
          <table:table-cell table:style-name="ce1" office:value-type="float" office:value="3.538181927191" calcext:value-type="float">
            <text:p>3,5381819272</text:p>
          </table:table-cell>
          <table:table-cell table:style-name="ce1" office:value-type="float" office:value="3.67270593436485" calcext:value-type="float">
            <text:p>3,6727059344</text:p>
          </table:table-cell>
          <table:table-cell table:style-name="ce1" office:value-type="float" office:value="3.85624796701563" calcext:value-type="float">
            <text:p>3,856247967</text:p>
          </table:table-cell>
          <table:table-cell table:style-name="ce1" office:value-type="float" office:value="3.98367169130588" calcext:value-type="float">
            <text:p>3,9836716913</text:p>
          </table:table-cell>
          <table:table-cell table:style-name="ce1" office:value-type="float" office:value="4.21903636414381" calcext:value-type="float">
            <text:p>4,2190363641</text:p>
          </table:table-cell>
          <table:table-cell table:style-name="ce1" office:value-type="float" office:value="4.4538000146332" calcext:value-type="float">
            <text:p>4,4538000146</text:p>
          </table:table-cell>
          <table:table-cell table:style-name="ce1" office:value-type="float" office:value="4.56030270843586" calcext:value-type="float">
            <text:p>4,5603027084</text:p>
          </table:table-cell>
          <table:table-cell table:style-name="ce1" office:value-type="float" office:value="3.92879680404307" calcext:value-type="float">
            <text:p>3,928796804</text:p>
          </table:table-cell>
          <table:table-cell table:style-name="ce1" office:value-type="float" office:value="3.70457976712911" calcext:value-type="float">
            <text:p>3,7045797671</text:p>
          </table:table-cell>
          <table:table-cell table:style-name="ce1" office:value-type="float" office:value="3.50483922470438" calcext:value-type="float">
            <text:p>3,5048392247</text:p>
          </table:table-cell>
          <table:table-cell table:style-name="ce1" office:value-type="float" office:value="3.370904017092" calcext:value-type="float">
            <text:p>3,3709040171</text:p>
          </table:table-cell>
          <table:table-cell table:style-name="ce1" office:value-type="float" office:value="3.25459107230639" calcext:value-type="float">
            <text:p>3,2545910723</text:p>
          </table:table-cell>
          <table:table-cell table:style-name="ce1" office:value-type="float" office:value="3.15674938443456" calcext:value-type="float">
            <text:p>3,1567493844</text:p>
          </table:table-cell>
          <table:table-cell table:style-name="ce1" office:value-type="float" office:value="3.03851886364207" calcext:value-type="float">
            <text:p>3,0385188636</text:p>
          </table:table-cell>
          <table:table-cell table:style-name="ce1" office:value-type="float" office:value="2.9499035968413" calcext:value-type="float">
            <text:p>2,9499035968</text:p>
          </table:table-cell>
          <table:table-cell table:style-name="ce1" office:value-type="float" office:value="2.88605408169238" calcext:value-type="float">
            <text:p>2,8860540817</text:p>
          </table:table-cell>
          <table:table-cell table:style-name="ce1" office:value-type="float" office:value="2.82094564511952" calcext:value-type="float">
            <text:p>2,8209456451</text:p>
          </table:table-cell>
          <table:table-cell table:style-name="ce1" office:value-type="float" office:value="2.75131531916687" calcext:value-type="float">
            <text:p>2,7513153192</text:p>
          </table:table-cell>
          <table:table-cell table:style-name="ce1" office:value-type="float" office:value="2.73481853141673" calcext:value-type="float">
            <text:p>2,7348185314</text:p>
          </table:table-cell>
          <table:table-cell table:style-name="ce1" office:value-type="float" office:value="2.65915994732419" calcext:value-type="float">
            <text:p>2,6591599473</text:p>
          </table:table-cell>
          <table:table-cell table:style-name="ce1" office:value-type="float" office:value="2.63597288628716" calcext:value-type="float">
            <text:p>2,6359728863</text:p>
          </table:table-cell>
          <table:table-cell table:style-name="ce1" office:value-type="float" office:value="2.60124745273765" calcext:value-type="float">
            <text:p>2,6012474527</text:p>
          </table:table-cell>
          <table:table-cell table:style-name="ce1" office:value-type="float" office:value="2.56623079717932" calcext:value-type="float">
            <text:p>2,5662307972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8" table:formula="of:=SUM([.C$15:.C$21])" office:value-type="float" office:value="4.50915431197462" calcext:value-type="float">
            <text:p>4,5</text:p>
          </table:table-cell>
          <table:table-cell table:style-name="ce18" table:formula="of:=SUM([.D$15:.D$21])" office:value-type="float" office:value="4.79959352260754" calcext:value-type="float">
            <text:p>4,8</text:p>
          </table:table-cell>
          <table:table-cell table:style-name="ce18" table:formula="of:=SUM([.E$15:.E$21])" office:value-type="float" office:value="5.53790469756525" calcext:value-type="float">
            <text:p>5,5</text:p>
          </table:table-cell>
          <table:table-cell table:style-name="ce18" table:formula="of:=SUM([.F$15:.F$21])" office:value-type="float" office:value="5.12479702180502" calcext:value-type="float">
            <text:p>5,1</text:p>
          </table:table-cell>
          <table:table-cell table:style-name="ce18" table:formula="of:=SUM([.G$15:.G$21])" office:value-type="float" office:value="5.22596174263633" calcext:value-type="float">
            <text:p>5,2</text:p>
          </table:table-cell>
          <table:table-cell table:style-name="ce18" table:formula="of:=SUM([.H$15:.H$21])" office:value-type="float" office:value="5.53159983365414" calcext:value-type="float">
            <text:p>5,5</text:p>
          </table:table-cell>
          <table:table-cell table:style-name="ce18" table:formula="of:=SUM([.I$15:.I$21])" office:value-type="float" office:value="12.2810589210165" calcext:value-type="float">
            <text:p>12,3</text:p>
          </table:table-cell>
          <table:table-cell table:style-name="ce18" table:formula="of:=SUM([.J$15:.J$21])" office:value-type="float" office:value="11.8724656103848" calcext:value-type="float">
            <text:p>11,9</text:p>
          </table:table-cell>
          <table:table-cell table:style-name="ce18" table:formula="of:=SUM([.K$15:.K$21])" office:value-type="float" office:value="12.6127307902406" calcext:value-type="float">
            <text:p>12,6</text:p>
          </table:table-cell>
          <table:table-cell table:style-name="ce18" table:formula="of:=SUM([.L$15:.L$21])" office:value-type="float" office:value="13.4815034410879" calcext:value-type="float">
            <text:p>13,5</text:p>
          </table:table-cell>
          <table:table-cell table:style-name="ce18" table:formula="of:=SUM([.M$15:.M$21])" office:value-type="float" office:value="12.9869958116738" calcext:value-type="float">
            <text:p>13,0</text:p>
          </table:table-cell>
          <table:table-cell table:style-name="ce18" table:formula="of:=SUM([.N$15:.N$21])" office:value-type="float" office:value="16.4323655089904" calcext:value-type="float">
            <text:p>16,4</text:p>
          </table:table-cell>
          <table:table-cell table:style-name="ce18" table:formula="of:=SUM([.O$15:.O$21])" office:value-type="float" office:value="16.7256313943908" calcext:value-type="float">
            <text:p>16,7</text:p>
          </table:table-cell>
          <table:table-cell table:style-name="ce18" table:formula="of:=SUM([.P$15:.P$21])" office:value-type="float" office:value="16.9413958982561" calcext:value-type="float">
            <text:p>16,9</text:p>
          </table:table-cell>
          <table:table-cell table:style-name="ce18" table:formula="of:=SUM([.Q$15:.Q$21])" office:value-type="float" office:value="17.1666187572895" calcext:value-type="float">
            <text:p>17,2</text:p>
          </table:table-cell>
          <table:table-cell table:style-name="ce18" table:formula="of:=SUM([.R$15:.R$21])" office:value-type="float" office:value="17.3574530354895" calcext:value-type="float">
            <text:p>17,4</text:p>
          </table:table-cell>
          <table:table-cell table:style-name="ce18" table:formula="of:=SUM([.S$15:.S$21])" office:value-type="float" office:value="17.4862243244497" calcext:value-type="float">
            <text:p>17,5</text:p>
          </table:table-cell>
          <table:table-cell table:style-name="ce18" table:formula="of:=SUM([.T$15:.T$21])" office:value-type="float" office:value="17.6389357274855" calcext:value-type="float">
            <text:p>17,6</text:p>
          </table:table-cell>
          <table:table-cell table:style-name="ce18" table:formula="of:=SUM([.U$15:.U$21])" office:value-type="float" office:value="18.0713044571119" calcext:value-type="float">
            <text:p>18,1</text:p>
          </table:table-cell>
          <table:table-cell table:style-name="ce18" table:formula="of:=SUM([.V$15:.V$21])" office:value-type="float" office:value="18.4200279309942" calcext:value-type="float">
            <text:p>18,4</text:p>
          </table:table-cell>
          <table:table-cell table:style-name="ce18" table:formula="of:=SUM([.W$15:.W$21])" office:value-type="float" office:value="19.0148113314415" calcext:value-type="float">
            <text:p>19,0</text:p>
          </table:table-cell>
          <table:table-cell table:style-name="ce18" table:formula="of:=SUM([.X$15:.X$21])" office:value-type="float" office:value="19.2008267765622" calcext:value-type="float">
            <text:p>19,2</text:p>
          </table:table-cell>
          <table:table-cell table:style-name="ce18" table:formula="of:=SUM([.Y$15:.Y$21])" office:value-type="float" office:value="20.6296390997754" calcext:value-type="float">
            <text:p>20,6</text:p>
          </table:table-cell>
          <table:table-cell table:style-name="ce18" table:formula="of:=SUM([.Z$15:.Z$21])" office:value-type="float" office:value="21.0745579925082" calcext:value-type="float">
            <text:p>21,1</text:p>
          </table:table-cell>
          <table:table-cell table:style-name="ce18" table:formula="of:=SUM([.AA$15:.AA$21])" office:value-type="float" office:value="21.3567095225849" calcext:value-type="float">
            <text:p>21,4</text:p>
          </table:table-cell>
          <table:table-cell table:style-name="ce18" table:formula="of:=SUM([.AB$15:.AB$21])" office:value-type="float" office:value="19.2695189990759" calcext:value-type="float">
            <text:p>19,3</text:p>
          </table:table-cell>
          <table:table-cell table:style-name="ce18" table:formula="of:=SUM([.AC$15:.AC$21])" office:value-type="float" office:value="17.5116459489969" calcext:value-type="float">
            <text:p>17,5</text:p>
          </table:table-cell>
          <table:table-cell table:style-name="ce18" table:formula="of:=SUM([.AD$15:.AD$21])" office:value-type="float" office:value="16.1348051755637" calcext:value-type="float">
            <text:p>16,1</text:p>
          </table:table-cell>
          <table:table-cell table:style-name="ce18" table:formula="of:=SUM([.AE$15:.AE$21])" office:value-type="float" office:value="15.4281238117765" calcext:value-type="float">
            <text:p>15,4</text:p>
          </table:table-cell>
          <table:table-cell table:style-name="ce18" table:formula="of:=SUM([.AF$15:.AF$21])" office:value-type="float" office:value="15.0049230560049" calcext:value-type="float">
            <text:p>15,0</text:p>
          </table:table-cell>
          <table:table-cell table:style-name="ce18" table:formula="of:=SUM([.AG$15:.AG$21])" office:value-type="float" office:value="16.013304403612" calcext:value-type="float">
            <text:p>16,0</text:p>
          </table:table-cell>
          <table:table-cell table:style-name="ce18" table:formula="of:=SUM([.AH$15:.AH$21])" office:value-type="float" office:value="15.867122187642" calcext:value-type="float">
            <text:p>15,9</text:p>
          </table:table-cell>
          <table:table-cell table:style-name="ce18" table:formula="of:=SUM([.AI$15:.AI$21])" office:value-type="float" office:value="16.1093882982569" calcext:value-type="float">
            <text:p>16,1</text:p>
          </table:table-cell>
          <table:table-cell table:style-name="ce18" table:formula="of:=SUM([.AJ$15:.AJ$21])" office:value-type="float" office:value="15.5977982899688" calcext:value-type="float">
            <text:p>15,6</text:p>
          </table:table-cell>
          <table:table-cell table:style-name="ce18" table:formula="of:=SUM([.AK$15:.AK$21])" office:value-type="float" office:value="15.8282884176538" calcext:value-type="float">
            <text:p>15,8</text:p>
          </table:table-cell>
          <table:table-cell table:style-name="ce18" table:formula="of:=SUM([.AL$15:.AL$21])" office:value-type="float" office:value="16.2309072036638" calcext:value-type="float">
            <text:p>16,2</text:p>
          </table:table-cell>
          <table:table-cell table:style-name="ce18" table:formula="of:=SUM([.AM$15:.AM$21])" office:value-type="float" office:value="21.2563203254487" calcext:value-type="float">
            <text:p>21,3</text:p>
          </table:table-cell>
          <table:table-cell table:style-name="ce18" table:formula="of:=SUM([.AN$15:.AN$21])" office:value-type="float" office:value="21.2475165773588" calcext:value-type="float">
            <text:p>21,2</text:p>
          </table:table-cell>
          <table:table-cell table:style-name="ce18" table:formula="of:=SUM([.AO$15:.AO$21])" office:value-type="float" office:value="22.1665657715553" calcext:value-type="float">
            <text:p>22,2</text:p>
          </table:table-cell>
          <table:table-cell table:style-name="ce18" table:formula="of:=SUM([.AP$15:.AP$21])" office:value-type="float" office:value="24.4672456166539" calcext:value-type="float">
            <text:p>24,5</text:p>
          </table:table-cell>
          <table:table-cell table:style-name="ce18" table:formula="of:=SUM([.AQ$15:.AQ$21])" office:value-type="float" office:value="26.7825088083649" calcext:value-type="float">
            <text:p>26,8</text:p>
          </table:table-cell>
          <table:table-cell table:formula="of:=SUM([.C$22:.AQ$22])" office:value-type="float" office:value="646.396250353573" calcext:value-type="float">
            <text:p>646,3962503536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ESTE</text:p>
          </table:table-cell>
          <table:table-cell table:style-name="ce12" office:value-type="string" calcext:value-type="string">
            <text:p>Gain moyen sur les consommations de chauffage (%)</text:p>
          </table:table-cell>
          <table:table-cell table:style-name="ce12" office:value-type="string" calcext:value-type="string">
            <text:p>Gain unitaire moyen sur les consommations de chauffage (kWh par m²)</text:p>
          </table:table-cell>
          <table:table-cell table:style-name="ce12" office:value-type="string" calcext:value-type="string">
            <text:p>Cout moyen au m² </text:p>
          </table:table-cell>
          <table:table-cell table:style-name="ce25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SBBC</text:p>
          </table:table-cell>
          <table:table-cell table:style-name="ce19" office:value-type="percentage" office:value="0.786607131732744" calcext:value-type="percentage">
            <text:p>79%</text:p>
          </table:table-cell>
          <table:table-cell table:style-name="ce20" office:value-type="float" office:value="96.5452710863977" calcext:value-type="float">
            <text:p>97</text:p>
          </table:table-cell>
          <table:table-cell table:style-name="ce20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SMOD</text:p>
          </table:table-cell>
          <table:table-cell table:style-name="ce19" office:value-type="percentage" office:value="0.53914158322128" calcext:value-type="percentage">
            <text:p>54%</text:p>
          </table:table-cell>
          <table:table-cell table:style-name="ce20" office:value-type="float" office:value="75.5797381586187" calcext:value-type="float">
            <text:p>76</text:p>
          </table:table-cell>
          <table:table-cell table:style-name="ce20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BBC</text:p>
          </table:table-cell>
          <table:table-cell table:style-name="ce19" office:value-type="percentage" office:value="0.29972783601767" calcext:value-type="percentage">
            <text:p>30%</text:p>
          </table:table-cell>
          <table:table-cell table:style-name="ce20" office:value-type="float" office:value="36.7566861563108" calcext:value-type="float">
            <text:p>37</text:p>
          </table:table-cell>
          <table:table-cell table:style-name="ce20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MOD</text:p>
          </table:table-cell>
          <table:table-cell table:style-name="ce19" office:value-type="percentage" office:value="0.233138436157816" calcext:value-type="percentage">
            <text:p>23%</text:p>
          </table:table-cell>
          <table:table-cell table:style-name="ce20" office:value-type="float" office:value="35.3526344181236" calcext:value-type="float">
            <text:p>35</text:p>
          </table:table-cell>
          <table:table-cell table:style-name="ce20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BBC</text:p>
          </table:table-cell>
          <table:table-cell table:style-name="ce19" office:value-type="percentage" office:value="0.188724298638144" calcext:value-type="percentage">
            <text:p>19%</text:p>
          </table:table-cell>
          <table:table-cell table:style-name="ce20" office:value-type="float" office:value="23.0448518643214" calcext:value-type="float">
            <text:p>23</text:p>
          </table:table-cell>
          <table:table-cell table:style-name="ce20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MOD</text:p>
          </table:table-cell>
          <table:table-cell table:style-name="ce19" office:value-type="percentage" office:value="0.142181737749703" calcext:value-type="percentage">
            <text:p>14%</text:p>
          </table:table-cell>
          <table:table-cell table:style-name="ce20" office:value-type="float" office:value="21.1717491653839" calcext:value-type="float">
            <text:p>21</text:p>
          </table:table-cell>
          <table:table-cell table:style-name="ce20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20" office:value-type="float" office:value="18.365131846284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 table:style-name="ce6" office:value-type="string" calcext:value-type="string">
            <text:p>Gestes agré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20" table:formula="of:=[.$C10]+[.$C9]+[.$C6]" office:value-type="float" office:value="63.073670927593" calcext:value-type="float">
            <text:p>63</text:p>
          </table:table-cell>
          <table:table-cell table:style-name="ce20" table:formula="of:=[.D$10]+[.D$9]+[.D$6]" office:value-type="float" office:value="69.05613122268" calcext:value-type="float">
            <text:p>69</text:p>
          </table:table-cell>
          <table:table-cell table:style-name="ce20" table:formula="of:=[.E$10]+[.E$9]+[.E$6]" office:value-type="float" office:value="71.75487787459" calcext:value-type="float">
            <text:p>72</text:p>
          </table:table-cell>
          <table:table-cell table:style-name="ce20" table:formula="of:=[.F$10]+[.F$9]+[.F$6]" office:value-type="float" office:value="74.08535721048" calcext:value-type="float">
            <text:p>74</text:p>
          </table:table-cell>
          <table:table-cell table:style-name="ce20" table:formula="of:=[.G$10]+[.G$9]+[.G$6]" office:value-type="float" office:value="76.482918332469" calcext:value-type="float">
            <text:p>76</text:p>
          </table:table-cell>
          <table:table-cell table:style-name="ce20" table:formula="of:=[.H$10]+[.H$9]+[.H$6]" office:value-type="float" office:value="81.50319055147" calcext:value-type="float">
            <text:p>82</text:p>
          </table:table-cell>
          <table:table-cell table:style-name="ce20" table:formula="of:=[.I$10]+[.I$9]+[.I$6]" office:value-type="float" office:value="81.015149813124" calcext:value-type="float">
            <text:p>81</text:p>
          </table:table-cell>
          <table:table-cell table:style-name="ce20" table:formula="of:=[.J$10]+[.J$9]+[.J$6]" office:value-type="float" office:value="78.870756071528" calcext:value-type="float">
            <text:p>79</text:p>
          </table:table-cell>
          <table:table-cell table:style-name="ce20" table:formula="of:=[.K$10]+[.K$9]+[.K$6]" office:value-type="float" office:value="81.406743349159" calcext:value-type="float">
            <text:p>81</text:p>
          </table:table-cell>
          <table:table-cell table:style-name="ce20" table:formula="of:=[.L$10]+[.L$9]+[.L$6]" office:value-type="float" office:value="91.798404450623" calcext:value-type="float">
            <text:p>92</text:p>
          </table:table-cell>
          <table:table-cell table:style-name="ce20" table:formula="of:=[.M$10]+[.M$9]+[.M$6]" office:value-type="float" office:value="91.510310181143" calcext:value-type="float">
            <text:p>92</text:p>
          </table:table-cell>
          <table:table-cell table:style-name="ce20" table:formula="of:=[.N$10]+[.N$9]+[.N$6]" office:value-type="float" office:value="94.82472763578" calcext:value-type="float">
            <text:p>95</text:p>
          </table:table-cell>
          <table:table-cell table:style-name="ce20" table:formula="of:=[.O$10]+[.O$9]+[.O$6]" office:value-type="float" office:value="96.771495642865" calcext:value-type="float">
            <text:p>97</text:p>
          </table:table-cell>
          <table:table-cell table:style-name="ce20" table:formula="of:=[.P$10]+[.P$9]+[.P$6]" office:value-type="float" office:value="97.1764740722292" calcext:value-type="float">
            <text:p>97</text:p>
          </table:table-cell>
          <table:table-cell table:style-name="ce20" table:formula="of:=[.Q$10]+[.Q$9]+[.Q$6]" office:value-type="float" office:value="97.672667307327" calcext:value-type="float">
            <text:p>98</text:p>
          </table:table-cell>
          <table:table-cell table:style-name="ce20" table:formula="of:=[.R$10]+[.R$9]+[.R$6]" office:value-type="float" office:value="101.317847368103" calcext:value-type="float">
            <text:p>101</text:p>
          </table:table-cell>
          <table:table-cell table:style-name="ce20" table:formula="of:=[.S$10]+[.S$9]+[.S$6]" office:value-type="float" office:value="106.06907105534" calcext:value-type="float">
            <text:p>106</text:p>
          </table:table-cell>
          <table:table-cell table:style-name="ce20" table:formula="of:=[.T$10]+[.T$9]+[.T$6]" office:value-type="float" office:value="110.974148703697" calcext:value-type="float">
            <text:p>111</text:p>
          </table:table-cell>
          <table:table-cell table:style-name="ce20" table:formula="of:=[.U$10]+[.U$9]+[.U$6]" office:value-type="float" office:value="112.365696595394" calcext:value-type="float">
            <text:p>112</text:p>
          </table:table-cell>
          <table:table-cell table:style-name="ce20" table:formula="of:=[.V$10]+[.V$9]+[.V$6]" office:value-type="float" office:value="118.403517086309" calcext:value-type="float">
            <text:p>118</text:p>
          </table:table-cell>
          <table:table-cell table:style-name="ce20" table:formula="of:=[.W$10]+[.W$9]+[.W$6]" office:value-type="float" office:value="125.201385515823" calcext:value-type="float">
            <text:p>125</text:p>
          </table:table-cell>
          <table:table-cell table:style-name="ce20" table:formula="of:=[.X$10]+[.X$9]+[.X$6]" office:value-type="float" office:value="129.47096486082" calcext:value-type="float">
            <text:p>129</text:p>
          </table:table-cell>
          <table:table-cell table:style-name="ce20" table:formula="of:=[.Y$10]+[.Y$9]+[.Y$6]" office:value-type="float" office:value="140.898254199736" calcext:value-type="float">
            <text:p>141</text:p>
          </table:table-cell>
          <table:table-cell table:style-name="ce20" table:formula="of:=[.Z$10]+[.Z$9]+[.Z$6]" office:value-type="float" office:value="156.388147662083" calcext:value-type="float">
            <text:p>156</text:p>
          </table:table-cell>
          <table:table-cell table:style-name="ce20" table:formula="of:=[.AA$10]+[.AA$9]+[.AA$6]" office:value-type="float" office:value="163.886426334991" calcext:value-type="float">
            <text:p>164</text:p>
          </table:table-cell>
          <table:table-cell table:style-name="ce20" table:formula="of:=[.AB$10]+[.AB$9]+[.AB$6]" office:value-type="float" office:value="125.795252409036" calcext:value-type="float">
            <text:p>126</text:p>
          </table:table-cell>
          <table:table-cell table:style-name="ce20" table:formula="of:=[.AC$10]+[.AC$9]+[.AC$6]" office:value-type="float" office:value="116.642977788036" calcext:value-type="float">
            <text:p>117</text:p>
          </table:table-cell>
          <table:table-cell table:style-name="ce20" table:formula="of:=[.AD$10]+[.AD$9]+[.AD$6]" office:value-type="float" office:value="108.962593258161" calcext:value-type="float">
            <text:p>109</text:p>
          </table:table-cell>
          <table:table-cell table:style-name="ce20" table:formula="of:=[.AE$10]+[.AE$9]+[.AE$6]" office:value-type="float" office:value="104.762882061196" calcext:value-type="float">
            <text:p>105</text:p>
          </table:table-cell>
          <table:table-cell table:style-name="ce20" table:formula="of:=[.AF$10]+[.AF$9]+[.AF$6]" office:value-type="float" office:value="101.017679410993" calcext:value-type="float">
            <text:p>101</text:p>
          </table:table-cell>
          <table:table-cell table:style-name="ce20" table:formula="of:=[.AG$10]+[.AG$9]+[.AG$6]" office:value-type="float" office:value="97.9197525495879" calcext:value-type="float">
            <text:p>98</text:p>
          </table:table-cell>
          <table:table-cell table:style-name="ce20" table:formula="of:=[.AH$10]+[.AH$9]+[.AH$6]" office:value-type="float" office:value="92.7321560556799" calcext:value-type="float">
            <text:p>93</text:p>
          </table:table-cell>
          <table:table-cell table:style-name="ce20" table:formula="of:=[.AI$10]+[.AI$9]+[.AI$6]" office:value-type="float" office:value="90.595614537028" calcext:value-type="float">
            <text:p>91</text:p>
          </table:table-cell>
          <table:table-cell table:style-name="ce20" table:formula="of:=[.AJ$10]+[.AJ$9]+[.AJ$6]" office:value-type="float" office:value="88.848798957809" calcext:value-type="float">
            <text:p>89</text:p>
          </table:table-cell>
          <table:table-cell table:style-name="ce20" table:formula="of:=[.AK$10]+[.AK$9]+[.AK$6]" office:value-type="float" office:value="87.271884091858" calcext:value-type="float">
            <text:p>87</text:p>
          </table:table-cell>
          <table:table-cell table:style-name="ce20" table:formula="of:=[.AL$10]+[.AL$9]+[.AL$6]" office:value-type="float" office:value="85.630615594029" calcext:value-type="float">
            <text:p>86</text:p>
          </table:table-cell>
          <table:table-cell table:style-name="ce20" table:formula="of:=[.AM$10]+[.AM$9]+[.AM$6]" office:value-type="float" office:value="85.615779731216" calcext:value-type="float">
            <text:p>86</text:p>
          </table:table-cell>
          <table:table-cell table:style-name="ce20" table:formula="of:=[.AN$10]+[.AN$9]+[.AN$6]" office:value-type="float" office:value="84.015320025495" calcext:value-type="float">
            <text:p>84</text:p>
          </table:table-cell>
          <table:table-cell table:style-name="ce20" table:formula="of:=[.AO$10]+[.AO$9]+[.AO$6]" office:value-type="float" office:value="83.840883944374" calcext:value-type="float">
            <text:p>84</text:p>
          </table:table-cell>
          <table:table-cell table:style-name="ce20" table:formula="of:=[.AP$10]+[.AP$9]+[.AP$6]" office:value-type="float" office:value="83.282607081823" calcext:value-type="float">
            <text:p>83</text:p>
          </table:table-cell>
          <table:table-cell table:style-name="ce20" table:formula="of:=[.AQ$10]+[.AQ$9]+[.AQ$6]" office:value-type="float" office:value="84.0542396364082" calcext:value-type="float">
            <text:p>84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style-name="ce20" table:formula="of:=[.C$8]+[.C$5]+[.C$7]" office:value-type="float" office:value="95.69317831907" calcext:value-type="float">
            <text:p>96</text:p>
          </table:table-cell>
          <table:table-cell table:style-name="ce20" table:formula="of:=[.D$8]+[.D$5]+[.D$7]" office:value-type="float" office:value="107.92742551428" calcext:value-type="float">
            <text:p>108</text:p>
          </table:table-cell>
          <table:table-cell table:style-name="ce20" table:formula="of:=[.E$8]+[.E$5]+[.E$7]" office:value-type="float" office:value="177.97444029453" calcext:value-type="float">
            <text:p>178</text:p>
          </table:table-cell>
          <table:table-cell table:style-name="ce20" table:formula="of:=[.F$8]+[.F$5]+[.F$7]" office:value-type="float" office:value="153.431580555131" calcext:value-type="float">
            <text:p>153</text:p>
          </table:table-cell>
          <table:table-cell table:style-name="ce20" table:formula="of:=[.G$8]+[.G$5]+[.G$7]" office:value-type="float" office:value="145.49170428594" calcext:value-type="float">
            <text:p>145</text:p>
          </table:table-cell>
          <table:table-cell table:style-name="ce20" table:formula="of:=[.H$8]+[.H$5]+[.H$7]" office:value-type="float" office:value="153.774690864873" calcext:value-type="float">
            <text:p>154</text:p>
          </table:table-cell>
          <table:table-cell table:style-name="ce20" table:formula="of:=[.I$8]+[.I$5]+[.I$7]" office:value-type="float" office:value="934.306410658289" calcext:value-type="float">
            <text:p>934</text:p>
          </table:table-cell>
          <table:table-cell table:style-name="ce20" table:formula="of:=[.J$8]+[.J$5]+[.J$7]" office:value-type="float" office:value="913.300759665523" calcext:value-type="float">
            <text:p>913</text:p>
          </table:table-cell>
          <table:table-cell table:style-name="ce20" table:formula="of:=[.K$8]+[.K$5]+[.K$7]" office:value-type="float" office:value="978.480664762724" calcext:value-type="float">
            <text:p>978</text:p>
          </table:table-cell>
          <table:table-cell table:style-name="ce20" table:formula="of:=[.L$8]+[.L$5]+[.L$7]" office:value-type="float" office:value="1071.01058057346" calcext:value-type="float">
            <text:p>1071</text:p>
          </table:table-cell>
          <table:table-cell table:style-name="ce20" table:formula="of:=[.M$8]+[.M$5]+[.M$7]" office:value-type="float" office:value="1033.35951944407" calcext:value-type="float">
            <text:p>1033</text:p>
          </table:table-cell>
          <table:table-cell table:style-name="ce20" table:formula="of:=[.N$8]+[.N$5]+[.N$7]" office:value-type="float" office:value="1467.42852995302" calcext:value-type="float">
            <text:p>1467</text:p>
          </table:table-cell>
          <table:table-cell table:style-name="ce20" table:formula="of:=[.O$8]+[.O$5]+[.O$7]" office:value-type="float" office:value="1469.62026915982" calcext:value-type="float">
            <text:p>1470</text:p>
          </table:table-cell>
          <table:table-cell table:style-name="ce20" table:formula="of:=[.P$8]+[.P$5]+[.P$7]" office:value-type="float" office:value="1466.68216553491" calcext:value-type="float">
            <text:p>1467</text:p>
          </table:table-cell>
          <table:table-cell table:style-name="ce20" table:formula="of:=[.Q$8]+[.Q$5]+[.Q$7]" office:value-type="float" office:value="1458.06079437191" calcext:value-type="float">
            <text:p>1458</text:p>
          </table:table-cell>
          <table:table-cell table:style-name="ce20" table:formula="of:=[.R$8]+[.R$5]+[.R$7]" office:value-type="float" office:value="1445.26851622012" calcext:value-type="float">
            <text:p>1445</text:p>
          </table:table-cell>
          <table:table-cell table:style-name="ce20" table:formula="of:=[.S$8]+[.S$5]+[.S$7]" office:value-type="float" office:value="1406.85910610402" calcext:value-type="float">
            <text:p>1407</text:p>
          </table:table-cell>
          <table:table-cell table:style-name="ce20" table:formula="of:=[.T$8]+[.T$5]+[.T$7]" office:value-type="float" office:value="1392.84035164994" calcext:value-type="float">
            <text:p>1393</text:p>
          </table:table-cell>
          <table:table-cell table:style-name="ce20" table:formula="of:=[.U$8]+[.U$5]+[.U$7]" office:value-type="float" office:value="1372.36350843083" calcext:value-type="float">
            <text:p>1372</text:p>
          </table:table-cell>
          <table:table-cell table:style-name="ce20" table:formula="of:=[.V$8]+[.V$5]+[.V$7]" office:value-type="float" office:value="1353.49452585056" calcext:value-type="float">
            <text:p>1353</text:p>
          </table:table-cell>
          <table:table-cell table:style-name="ce20" table:formula="of:=[.W$8]+[.W$5]+[.W$7]" office:value-type="float" office:value="1330.11126175997" calcext:value-type="float">
            <text:p>1330</text:p>
          </table:table-cell>
          <table:table-cell table:style-name="ce20" table:formula="of:=[.X$8]+[.X$5]+[.X$7]" office:value-type="float" office:value="1325.02631252079" calcext:value-type="float">
            <text:p>1325</text:p>
          </table:table-cell>
          <table:table-cell table:style-name="ce20" table:formula="of:=[.Y$8]+[.Y$5]+[.Y$7]" office:value-type="float" office:value="1342.60753968738" calcext:value-type="float">
            <text:p>1343</text:p>
          </table:table-cell>
          <table:table-cell table:style-name="ce20" table:formula="of:=[.Z$8]+[.Z$5]+[.Z$7]" office:value-type="float" office:value="1283.54155400893" calcext:value-type="float">
            <text:p>1284</text:p>
          </table:table-cell>
          <table:table-cell table:style-name="ce20" table:formula="of:=[.AA$8]+[.AA$5]+[.AA$7]" office:value-type="float" office:value="1207.32966407765" calcext:value-type="float">
            <text:p>1207</text:p>
          </table:table-cell>
          <table:table-cell table:style-name="ce20" table:formula="of:=[.AB$8]+[.AB$5]+[.AB$7]" office:value-type="float" office:value="1015.51657492478" calcext:value-type="float">
            <text:p>1016</text:p>
          </table:table-cell>
          <table:table-cell table:style-name="ce20" table:formula="of:=[.AC$8]+[.AC$5]+[.AC$7]" office:value-type="float" office:value="984.889868866199" calcext:value-type="float">
            <text:p>985</text:p>
          </table:table-cell>
          <table:table-cell table:style-name="ce20" table:formula="of:=[.AD$8]+[.AD$5]+[.AD$7]" office:value-type="float" office:value="952.05654121612" calcext:value-type="float">
            <text:p>952</text:p>
          </table:table-cell>
          <table:table-cell table:style-name="ce20" table:formula="of:=[.AE$8]+[.AE$5]+[.AE$7]" office:value-type="float" office:value="936.394378868339" calcext:value-type="float">
            <text:p>936</text:p>
          </table:table-cell>
          <table:table-cell table:style-name="ce20" table:formula="of:=[.AF$8]+[.AF$5]+[.AF$7]" office:value-type="float" office:value="921.832484025899" calcext:value-type="float">
            <text:p>922</text:p>
          </table:table-cell>
          <table:table-cell table:style-name="ce20" table:formula="of:=[.AG$8]+[.AG$5]+[.AG$7]" office:value-type="float" office:value="929.954912299087" calcext:value-type="float">
            <text:p>930</text:p>
          </table:table-cell>
          <table:table-cell table:style-name="ce20" table:formula="of:=[.AH$8]+[.AH$5]+[.AH$7]" office:value-type="float" office:value="927.655497975479" calcext:value-type="float">
            <text:p>928</text:p>
          </table:table-cell>
          <table:table-cell table:style-name="ce20" table:formula="of:=[.AI$8]+[.AI$5]+[.AI$7]" office:value-type="float" office:value="930.180405636758" calcext:value-type="float">
            <text:p>930</text:p>
          </table:table-cell>
          <table:table-cell table:style-name="ce20" table:formula="of:=[.AJ$8]+[.AJ$5]+[.AJ$7]" office:value-type="float" office:value="919.48442514983" calcext:value-type="float">
            <text:p>919</text:p>
          </table:table-cell>
          <table:table-cell table:style-name="ce20" table:formula="of:=[.AK$8]+[.AK$5]+[.AK$7]" office:value-type="float" office:value="932.942204182626" calcext:value-type="float">
            <text:p>933</text:p>
          </table:table-cell>
          <table:table-cell table:style-name="ce20" table:formula="of:=[.AL$8]+[.AL$5]+[.AL$7]" office:value-type="float" office:value="967.895348162732" calcext:value-type="float">
            <text:p>968</text:p>
          </table:table-cell>
          <table:table-cell table:style-name="ce20" table:formula="of:=[.AM$8]+[.AM$5]+[.AM$7]" office:value-type="float" office:value="1330.93832939887" calcext:value-type="float">
            <text:p>1331</text:p>
          </table:table-cell>
          <table:table-cell table:style-name="ce20" table:formula="of:=[.AN$8]+[.AN$5]+[.AN$7]" office:value-type="float" office:value="1369.69916553951" calcext:value-type="float">
            <text:p>1370</text:p>
          </table:table-cell>
          <table:table-cell table:style-name="ce20" table:formula="of:=[.AO$8]+[.AO$5]+[.AO$7]" office:value-type="float" office:value="1392.45497149264" calcext:value-type="float">
            <text:p>1392</text:p>
          </table:table-cell>
          <table:table-cell table:style-name="ce20" table:formula="of:=[.AP$8]+[.AP$5]+[.AP$7]" office:value-type="float" office:value="1447.95756968206" calcext:value-type="float">
            <text:p>1448</text:p>
          </table:table-cell>
          <table:table-cell table:style-name="ce20" table:formula="of:=[.AQ$8]+[.AQ$5]+[.AQ$7]" office:value-type="float" office:value="1594.56522145949" calcext:value-type="float">
            <text:p>1595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20" table:formula="of:=[.C$4]" office:value-type="float" office:value="40.74631074575" calcext:value-type="float">
            <text:p>41</text:p>
          </table:table-cell>
          <table:table-cell table:style-name="ce20" table:formula="of:=[.D$4]" office:value-type="float" office:value="40.68163642501" calcext:value-type="float">
            <text:p>41</text:p>
          </table:table-cell>
          <table:table-cell table:style-name="ce20" table:formula="of:=[.E$4]" office:value-type="float" office:value="82.54686395159" calcext:value-type="float">
            <text:p>83</text:p>
          </table:table-cell>
          <table:table-cell table:style-name="ce20" table:formula="of:=[.F$4]" office:value-type="float" office:value="31.2993805665" calcext:value-type="float">
            <text:p>31</text:p>
          </table:table-cell>
          <table:table-cell table:style-name="ce20" table:formula="of:=[.G$4]" office:value-type="float" office:value="32.0024058988" calcext:value-type="float">
            <text:p>32</text:p>
          </table:table-cell>
          <table:table-cell table:style-name="ce20" table:formula="of:=[.H$4]" office:value-type="float" office:value="28.77238809499" calcext:value-type="float">
            <text:p>29</text:p>
          </table:table-cell>
          <table:table-cell table:style-name="ce20" table:formula="of:=[.I$4]" office:value-type="float" office:value="149.11053239309" calcext:value-type="float">
            <text:p>149</text:p>
          </table:table-cell>
          <table:table-cell table:style-name="ce20" table:formula="of:=[.J$4]" office:value-type="float" office:value="124.51191369299" calcext:value-type="float">
            <text:p>125</text:p>
          </table:table-cell>
          <table:table-cell table:style-name="ce20" table:formula="of:=[.K$4]" office:value-type="float" office:value="133.829304329092" calcext:value-type="float">
            <text:p>134</text:p>
          </table:table-cell>
          <table:table-cell table:style-name="ce20" table:formula="of:=[.L$4]" office:value-type="float" office:value="184.647622108799" calcext:value-type="float">
            <text:p>185</text:p>
          </table:table-cell>
          <table:table-cell table:style-name="ce20" table:formula="of:=[.M$4]" office:value-type="float" office:value="154.791368149186" calcext:value-type="float">
            <text:p>155</text:p>
          </table:table-cell>
          <table:table-cell table:style-name="ce20" table:formula="of:=[.N$4]" office:value-type="float" office:value="135.531680773738" calcext:value-type="float">
            <text:p>136</text:p>
          </table:table-cell>
          <table:table-cell table:style-name="ce20" table:formula="of:=[.O$4]" office:value-type="float" office:value="141.707860951599" calcext:value-type="float">
            <text:p>142</text:p>
          </table:table-cell>
          <table:table-cell table:style-name="ce20" table:formula="of:=[.P$4]" office:value-type="float" office:value="161.51621874189" calcext:value-type="float">
            <text:p>162</text:p>
          </table:table-cell>
          <table:table-cell table:style-name="ce20" table:formula="of:=[.Q$4]" office:value-type="float" office:value="189.661807329518" calcext:value-type="float">
            <text:p>190</text:p>
          </table:table-cell>
          <table:table-cell table:style-name="ce20" table:formula="of:=[.R$4]" office:value-type="float" office:value="213.532050103266" calcext:value-type="float">
            <text:p>214</text:p>
          </table:table-cell>
          <table:table-cell table:style-name="ce20" table:formula="of:=[.S$4]" office:value-type="float" office:value="205.438651146061" calcext:value-type="float">
            <text:p>205</text:p>
          </table:table-cell>
          <table:table-cell table:style-name="ce20" table:formula="of:=[.T$4]" office:value-type="float" office:value="244.683584749979" calcext:value-type="float">
            <text:p>245</text:p>
          </table:table-cell>
          <table:table-cell table:style-name="ce20" table:formula="of:=[.U$4]" office:value-type="float" office:value="292.240147412859" calcext:value-type="float">
            <text:p>292</text:p>
          </table:table-cell>
          <table:table-cell table:style-name="ce20" table:formula="of:=[.V$4]" office:value-type="float" office:value="356.325220180826" calcext:value-type="float">
            <text:p>356</text:p>
          </table:table-cell>
          <table:table-cell table:style-name="ce20" table:formula="of:=[.W$4]" office:value-type="float" office:value="359.426515401038" calcext:value-type="float">
            <text:p>359</text:p>
          </table:table-cell>
          <table:table-cell table:style-name="ce20" table:formula="of:=[.X$4]" office:value-type="float" office:value="366.450557110242" calcext:value-type="float">
            <text:p>366</text:p>
          </table:table-cell>
          <table:table-cell table:style-name="ce20" table:formula="of:=[.Y$4]" office:value-type="float" office:value="422.507085727766" calcext:value-type="float">
            <text:p>423</text:p>
          </table:table-cell>
          <table:table-cell table:style-name="ce20" table:formula="of:=[.Z$4]" office:value-type="float" office:value="488.154289135563" calcext:value-type="float">
            <text:p>488</text:p>
          </table:table-cell>
          <table:table-cell table:style-name="ce20" table:formula="of:=[.AA$4]" office:value-type="float" office:value="592.632585130327" calcext:value-type="float">
            <text:p>593</text:p>
          </table:table-cell>
          <table:table-cell table:style-name="ce20" table:formula="of:=[.AB$4]" office:value-type="float" office:value="537.143313315561" calcext:value-type="float">
            <text:p>537</text:p>
          </table:table-cell>
          <table:table-cell table:style-name="ce20" table:formula="of:=[.AC$4]" office:value-type="float" office:value="430.274838522047" calcext:value-type="float">
            <text:p>430</text:p>
          </table:table-cell>
          <table:table-cell table:style-name="ce20" table:formula="of:=[.AD$4]" office:value-type="float" office:value="361.59535015409" calcext:value-type="float">
            <text:p>362</text:p>
          </table:table-cell>
          <table:table-cell table:style-name="ce20" table:formula="of:=[.AE$4]" office:value-type="float" office:value="323.281326677774" calcext:value-type="float">
            <text:p>323</text:p>
          </table:table-cell>
          <table:table-cell table:style-name="ce20" table:formula="of:=[.AF$4]" office:value-type="float" office:value="308.789702936244" calcext:value-type="float">
            <text:p>309</text:p>
          </table:table-cell>
          <table:table-cell table:style-name="ce20" table:formula="of:=[.AG$4]" office:value-type="float" office:value="437.028398998929" calcext:value-type="float">
            <text:p>437</text:p>
          </table:table-cell>
          <table:table-cell table:style-name="ce20" table:formula="of:=[.AH$4]" office:value-type="float" office:value="448.377702822157" calcext:value-type="float">
            <text:p>448</text:p>
          </table:table-cell>
          <table:table-cell table:style-name="ce20" table:formula="of:=[.AI$4]" office:value-type="float" office:value="559.414526876037" calcext:value-type="float">
            <text:p>559</text:p>
          </table:table-cell>
          <table:table-cell table:style-name="ce20" table:formula="of:=[.AJ$4]" office:value-type="float" office:value="496.566517306379" calcext:value-type="float">
            <text:p>497</text:p>
          </table:table-cell>
          <table:table-cell table:style-name="ce20" table:formula="of:=[.AK$4]" office:value-type="float" office:value="500.172443094864" calcext:value-type="float">
            <text:p>500</text:p>
          </table:table-cell>
          <table:table-cell table:style-name="ce20" table:formula="of:=[.AL$4]" office:value-type="float" office:value="512.990287741148" calcext:value-type="float">
            <text:p>513</text:p>
          </table:table-cell>
          <table:table-cell table:style-name="ce20" table:formula="of:=[.AM$4]" office:value-type="float" office:value="1099.15828674268" calcext:value-type="float">
            <text:p>1099</text:p>
          </table:table-cell>
          <table:table-cell table:style-name="ce20" table:formula="of:=[.AN$4]" office:value-type="float" office:value="1040.00777411515" calcext:value-type="float">
            <text:p>1040</text:p>
          </table:table-cell>
          <table:table-cell table:style-name="ce20" table:formula="of:=[.AO$4]" office:value-type="float" office:value="1078.645731004" calcext:value-type="float">
            <text:p>1079</text:p>
          </table:table-cell>
          <table:table-cell table:style-name="ce20" table:formula="of:=[.AP$4]" office:value-type="float" office:value="1267.53224114022" calcext:value-type="float">
            <text:p>1268</text:p>
          </table:table-cell>
          <table:table-cell table:style-name="ce20" table:formula="of:=[.AQ$4]" office:value-type="float" office:value="1225.78747270915" calcext:value-type="float">
            <text:p>1226</text:p>
          </table:table-cell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formula="of:=[.C$21]+[.C$20]+[.C$17]" office:value-type="float" office:value="3.09874972317607" calcext:value-type="float">
            <text:p>3,0987497232</text:p>
          </table:table-cell>
          <table:table-cell table:formula="of:=[.D$21]+[.D$20]+[.D$17]" office:value-type="float" office:value="3.34546318907855" calcext:value-type="float">
            <text:p>3,3454631891</text:p>
          </table:table-cell>
          <table:table-cell table:formula="of:=[.E$21]+[.E$20]+[.E$17]" office:value-type="float" office:value="3.37938266875791" calcext:value-type="float">
            <text:p>3,3793826688</text:p>
          </table:table-cell>
          <table:table-cell table:formula="of:=[.F$21]+[.F$20]+[.F$17]" office:value-type="float" office:value="3.47516078020413" calcext:value-type="float">
            <text:p>3,4751607802</text:p>
          </table:table-cell>
          <table:table-cell table:formula="of:=[.G$21]+[.G$20]+[.G$17]" office:value-type="float" office:value="3.61068935483214" calcext:value-type="float">
            <text:p>3,6106893548</text:p>
          </table:table-cell>
          <table:table-cell table:formula="of:=[.H$21]+[.H$20]+[.H$17]" office:value-type="float" office:value="3.81996368650763" calcext:value-type="float">
            <text:p>3,8199636865</text:p>
          </table:table-cell>
          <table:table-cell table:formula="of:=[.I$21]+[.I$20]+[.I$17]" office:value-type="float" office:value="3.59891574950518" calcext:value-type="float">
            <text:p>3,5989157495</text:p>
          </table:table-cell>
          <table:table-cell table:formula="of:=[.J$21]+[.J$20]+[.J$17]" office:value-type="float" office:value="3.5027824442229" calcext:value-type="float">
            <text:p>3,5027824442</text:p>
          </table:table-cell>
          <table:table-cell table:formula="of:=[.K$21]+[.K$20]+[.K$17]" office:value-type="float" office:value="3.54290335404215" calcext:value-type="float">
            <text:p>3,542903354</text:p>
          </table:table-cell>
          <table:table-cell table:formula="of:=[.L$21]+[.L$20]+[.L$17]" office:value-type="float" office:value="3.67114122929167" calcext:value-type="float">
            <text:p>3,6711412293</text:p>
          </table:table-cell>
          <table:table-cell table:formula="of:=[.M$21]+[.M$20]+[.M$17]" office:value-type="float" office:value="3.6564347811963" calcext:value-type="float">
            <text:p>3,6564347812</text:p>
          </table:table-cell>
          <table:table-cell table:formula="of:=[.N$21]+[.N$20]+[.N$17]" office:value-type="float" office:value="3.80361042310646" calcext:value-type="float">
            <text:p>3,8036104231</text:p>
          </table:table-cell>
          <table:table-cell table:formula="of:=[.O$21]+[.O$20]+[.O$17]" office:value-type="float" office:value="3.86998430236268" calcext:value-type="float">
            <text:p>3,8699843024</text:p>
          </table:table-cell>
          <table:table-cell table:formula="of:=[.P$21]+[.P$20]+[.P$17]" office:value-type="float" office:value="3.89404464411631" calcext:value-type="float">
            <text:p>3,8940446441</text:p>
          </table:table-cell>
          <table:table-cell table:formula="of:=[.Q$21]+[.Q$20]+[.Q$17]" office:value-type="float" office:value="3.9194055192696" calcext:value-type="float">
            <text:p>3,9194055193</text:p>
          </table:table-cell>
          <table:table-cell table:formula="of:=[.R$21]+[.R$20]+[.R$17]" office:value-type="float" office:value="3.97646300639483" calcext:value-type="float">
            <text:p>3,9764630064</text:p>
          </table:table-cell>
          <table:table-cell table:formula="of:=[.S$21]+[.S$20]+[.S$17]" office:value-type="float" office:value="4.05832811782262" calcext:value-type="float">
            <text:p>4,0583281178</text:p>
          </table:table-cell>
          <table:table-cell table:formula="of:=[.T$21]+[.T$20]+[.T$17]" office:value-type="float" office:value="4.15869338211826" calcext:value-type="float">
            <text:p>4,1586933821</text:p>
          </table:table-cell>
          <table:table-cell table:formula="of:=[.U$21]+[.U$20]+[.U$17]" office:value-type="float" office:value="4.20789403608506" calcext:value-type="float">
            <text:p>4,2078940361</text:p>
          </table:table-cell>
          <table:table-cell table:formula="of:=[.V$21]+[.V$20]+[.V$17]" office:value-type="float" office:value="4.35471809080907" calcext:value-type="float">
            <text:p>4,3547180908</text:p>
          </table:table-cell>
          <table:table-cell table:formula="of:=[.W$21]+[.W$20]+[.W$17]" office:value-type="float" office:value="4.79290202872632" calcext:value-type="float">
            <text:p>4,7929020287</text:p>
          </table:table-cell>
          <table:table-cell table:formula="of:=[.X$21]+[.X$20]+[.X$17]" office:value-type="float" office:value="4.91336762133108" calcext:value-type="float">
            <text:p>4,9133676213</text:p>
          </table:table-cell>
          <table:table-cell table:formula="of:=[.Y$21]+[.Y$20]+[.Y$17]" office:value-type="float" office:value="5.15262607024801" calcext:value-type="float">
            <text:p>5,1526260702</text:p>
          </table:table-cell>
          <table:table-cell table:formula="of:=[.Z$21]+[.Z$20]+[.Z$17]" office:value-type="float" office:value="5.44226687070561" calcext:value-type="float">
            <text:p>5,4422668707</text:p>
          </table:table-cell>
          <table:table-cell table:formula="of:=[.AA$21]+[.AA$20]+[.AA$17]" office:value-type="float" office:value="5.58094222645356" calcext:value-type="float">
            <text:p>5,5809422265</text:p>
          </table:table-cell>
          <table:table-cell table:formula="of:=[.AB$21]+[.AB$20]+[.AB$17]" office:value-type="float" office:value="4.89989904197258" calcext:value-type="float">
            <text:p>4,899899042</text:p>
          </table:table-cell>
          <table:table-cell table:formula="of:=[.AC$21]+[.AC$20]+[.AC$17]" office:value-type="float" office:value="4.59928004789188" calcext:value-type="float">
            <text:p>4,5992800479</text:p>
          </table:table-cell>
          <table:table-cell table:formula="of:=[.AD$21]+[.AD$20]+[.AD$17]" office:value-type="float" office:value="4.35303043835638" calcext:value-type="float">
            <text:p>4,3530304384</text:p>
          </table:table-cell>
          <table:table-cell table:formula="of:=[.AE$21]+[.AE$20]+[.AE$17]" office:value-type="float" office:value="4.2035232445851" calcext:value-type="float">
            <text:p>4,2035232446</text:p>
          </table:table-cell>
          <table:table-cell table:formula="of:=[.AF$21]+[.AF$20]+[.AF$17]" office:value-type="float" office:value="4.05462536525925" calcext:value-type="float">
            <text:p>4,0546253653</text:p>
          </table:table-cell>
          <table:table-cell table:formula="of:=[.AG$21]+[.AG$20]+[.AG$17]" office:value-type="float" office:value="3.92401362631926" calcext:value-type="float">
            <text:p>3,9240136263</text:p>
          </table:table-cell>
          <table:table-cell table:formula="of:=[.AH$21]+[.AH$20]+[.AH$17]" office:value-type="float" office:value="3.78445041743978" calcext:value-type="float">
            <text:p>3,7844504174</text:p>
          </table:table-cell>
          <table:table-cell table:formula="of:=[.AI$21]+[.AI$20]+[.AI$17]" office:value-type="float" office:value="3.68836874162455" calcext:value-type="float">
            <text:p>3,6883687416</text:p>
          </table:table-cell>
          <table:table-cell table:formula="of:=[.AJ$21]+[.AJ$20]+[.AJ$17]" office:value-type="float" office:value="3.61700502461795" calcext:value-type="float">
            <text:p>3,6170050246</text:p>
          </table:table-cell>
          <table:table-cell table:formula="of:=[.AK$21]+[.AK$20]+[.AK$17]" office:value-type="float" office:value="3.54417007863536" calcext:value-type="float">
            <text:p>3,5441700786</text:p>
          </table:table-cell>
          <table:table-cell table:formula="of:=[.AL$21]+[.AL$20]+[.AL$17]" office:value-type="float" office:value="3.4736634170042" calcext:value-type="float">
            <text:p>3,473663417</text:p>
          </table:table-cell>
          <table:table-cell table:formula="of:=[.AM$21]+[.AM$20]+[.AM$17]" office:value-type="float" office:value="3.45865688766407" calcext:value-type="float">
            <text:p>3,4586568877</text:p>
          </table:table-cell>
          <table:table-cell table:formula="of:=[.AN$21]+[.AN$20]+[.AN$17]" office:value-type="float" office:value="3.38352471200981" calcext:value-type="float">
            <text:p>3,383524712</text:p>
          </table:table-cell>
          <table:table-cell table:formula="of:=[.AO$21]+[.AO$20]+[.AO$17]" office:value-type="float" office:value="3.36571715708861" calcext:value-type="float">
            <text:p>3,3657171571</text:p>
          </table:table-cell>
          <table:table-cell table:formula="of:=[.AP$21]+[.AP$20]+[.AP$17]" office:value-type="float" office:value="3.33962095463609" calcext:value-type="float">
            <text:p>3,3396209546</text:p>
          </table:table-cell>
          <table:table-cell table:formula="of:=[.AQ$21]+[.AQ$20]+[.AQ$17]" office:value-type="float" office:value="3.45025484263173" calcext:value-type="float">
            <text:p>3,450254842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formula="of:=[.C$19]+[.C$16]+[.C$18]" office:value-type="float" office:value="1.01628463268046" calcext:value-type="float">
            <text:p>1,0162846327</text:p>
          </table:table-cell>
          <table:table-cell table:formula="of:=[.D$19]+[.D$16]+[.D$18]" office:value-type="float" office:value="1.08840199107099" calcext:value-type="float">
            <text:p>1,0884019911</text:p>
          </table:table-cell>
          <table:table-cell table:formula="of:=[.E$19]+[.E$16]+[.E$18]" office:value-type="float" office:value="1.62080760775117" calcext:value-type="float">
            <text:p>1,6208076078</text:p>
          </table:table-cell>
          <table:table-cell table:formula="of:=[.F$19]+[.F$16]+[.F$18]" office:value-type="float" office:value="1.44737246378461" calcext:value-type="float">
            <text:p>1,4473724638</text:p>
          </table:table-cell>
          <table:table-cell table:formula="of:=[.G$19]+[.G$16]+[.G$18]" office:value-type="float" office:value="1.39330732379417" calcext:value-type="float">
            <text:p>1,3933073238</text:p>
          </table:table-cell>
          <table:table-cell table:formula="of:=[.H$19]+[.H$16]+[.H$18]" office:value-type="float" office:value="1.51305255864811" calcext:value-type="float">
            <text:p>1,5130525586</text:p>
          </table:table-cell>
          <table:table-cell table:formula="of:=[.I$19]+[.I$16]+[.I$18]" office:value-type="float" office:value="7.66642924333674" calcext:value-type="float">
            <text:p>7,6664292433</text:p>
          </table:table-cell>
          <table:table-cell table:formula="of:=[.J$19]+[.J$16]+[.J$18]" office:value-type="float" office:value="7.50467636170409" calcext:value-type="float">
            <text:p>7,5046763617</text:p>
          </table:table-cell>
          <table:table-cell table:formula="of:=[.K$19]+[.K$16]+[.K$18]" office:value-type="float" office:value="8.14087500528457" calcext:value-type="float">
            <text:p>8,1408750053</text:p>
          </table:table-cell>
          <table:table-cell table:formula="of:=[.L$19]+[.L$16]+[.L$18]" office:value-type="float" office:value="8.7152472356377" calcext:value-type="float">
            <text:p>8,7152472356</text:p>
          </table:table-cell>
          <table:table-cell table:formula="of:=[.M$19]+[.M$16]+[.M$18]" office:value-type="float" office:value="8.36747861570688" calcext:value-type="float">
            <text:p>8,3674786157</text:p>
          </table:table-cell>
          <table:table-cell table:formula="of:=[.N$19]+[.N$16]+[.N$18]" office:value-type="float" office:value="11.4095816115152" calcext:value-type="float">
            <text:p>11,4095816115</text:p>
          </table:table-cell>
          <table:table-cell table:formula="of:=[.O$19]+[.O$16]+[.O$18]" office:value-type="float" office:value="11.4783839354306" calcext:value-type="float">
            <text:p>11,4783839354</text:p>
          </table:table-cell>
          <table:table-cell table:formula="of:=[.P$19]+[.P$16]+[.P$18]" office:value-type="float" office:value="11.5086348081561" calcext:value-type="float">
            <text:p>11,5086348082</text:p>
          </table:table-cell>
          <table:table-cell table:formula="of:=[.Q$19]+[.Q$16]+[.Q$18]" office:value-type="float" office:value="11.5249953484568" calcext:value-type="float">
            <text:p>11,5249953485</text:p>
          </table:table-cell>
          <table:table-cell table:formula="of:=[.R$19]+[.R$16]+[.R$18]" office:value-type="float" office:value="11.4997002145402" calcext:value-type="float">
            <text:p>11,4997002145</text:p>
          </table:table-cell>
          <table:table-cell table:formula="of:=[.S$19]+[.S$16]+[.S$18]" office:value-type="float" office:value="11.1780503837617" calcext:value-type="float">
            <text:p>11,1780503838</text:p>
          </table:table-cell>
          <table:table-cell table:formula="of:=[.T$19]+[.T$16]+[.T$18]" office:value-type="float" office:value="11.1418084098143" calcext:value-type="float">
            <text:p>11,1418084098</text:p>
          </table:table-cell>
          <table:table-cell table:formula="of:=[.U$19]+[.U$16]+[.U$18]" office:value-type="float" office:value="11.0581245439286" calcext:value-type="float">
            <text:p>11,0581245439</text:p>
          </table:table-cell>
          <table:table-cell table:formula="of:=[.V$19]+[.V$16]+[.V$18]" office:value-type="float" office:value="10.8833090357416" calcext:value-type="float">
            <text:p>10,8833090357</text:p>
          </table:table-cell>
          <table:table-cell table:formula="of:=[.W$19]+[.W$16]+[.W$18]" office:value-type="float" office:value="10.7694423933807" calcext:value-type="float">
            <text:p>10,7694423934</text:p>
          </table:table-cell>
          <table:table-cell table:formula="of:=[.X$19]+[.X$16]+[.X$18]" office:value-type="float" office:value="11.0111143479472" calcext:value-type="float">
            <text:p>11,0111143479</text:p>
          </table:table-cell>
          <table:table-cell table:formula="of:=[.Y$19]+[.Y$16]+[.Y$18]" office:value-type="float" office:value="11.4253945973491" calcext:value-type="float">
            <text:p>11,4253945973</text:p>
          </table:table-cell>
          <table:table-cell table:formula="of:=[.Z$19]+[.Z$16]+[.Z$18]" office:value-type="float" office:value="10.9882997954185" calcext:value-type="float">
            <text:p>10,9882997954</text:p>
          </table:table-cell>
          <table:table-cell table:formula="of:=[.AA$19]+[.AA$16]+[.AA$18]" office:value-type="float" office:value="10.0919978179123" calcext:value-type="float">
            <text:p>10,0919978179</text:p>
          </table:table-cell>
          <table:table-cell table:formula="of:=[.AB$19]+[.AB$16]+[.AB$18]" office:value-type="float" office:value="8.70172564408095" calcext:value-type="float">
            <text:p>8,7017256441</text:p>
          </table:table-cell>
          <table:table-cell table:formula="of:=[.AC$19]+[.AC$16]+[.AC$18]" office:value-type="float" office:value="8.44633186585184" calcext:value-type="float">
            <text:p>8,4463318659</text:p>
          </table:table-cell>
          <table:table-cell table:formula="of:=[.AD$19]+[.AD$16]+[.AD$18]" office:value-type="float" office:value="8.10598856574867" calcext:value-type="float">
            <text:p>8,1059885657</text:p>
          </table:table-cell>
          <table:table-cell table:formula="of:=[.AE$19]+[.AE$16]+[.AE$18]" office:value-type="float" office:value="7.98816671282209" calcext:value-type="float">
            <text:p>7,9881667128</text:p>
          </table:table-cell>
          <table:table-cell table:formula="of:=[.AF$19]+[.AF$16]+[.AF$18]" office:value-type="float" office:value="7.89155234647846" calcext:value-type="float">
            <text:p>7,8915523465</text:p>
          </table:table-cell>
          <table:table-cell table:formula="of:=[.AG$19]+[.AG$16]+[.AG$18]" office:value-type="float" office:value="8.03792555677186" calcext:value-type="float">
            <text:p>8,0379255568</text:p>
          </table:table-cell>
          <table:table-cell table:formula="of:=[.AH$19]+[.AH$16]+[.AH$18]" office:value-type="float" office:value="8.08864228805887" calcext:value-type="float">
            <text:p>8,0886422881</text:p>
          </table:table-cell>
          <table:table-cell table:formula="of:=[.AI$19]+[.AI$16]+[.AI$18]" office:value-type="float" office:value="8.14757912533704" calcext:value-type="float">
            <text:p>8,1475791253</text:p>
          </table:table-cell>
          <table:table-cell table:formula="of:=[.AJ$19]+[.AJ$16]+[.AJ$18]" office:value-type="float" office:value="8.16622431049903" calcext:value-type="float">
            <text:p>8,1662243105</text:p>
          </table:table-cell>
          <table:table-cell table:formula="of:=[.AK$19]+[.AK$16]+[.AK$18]" office:value-type="float" office:value="8.41901774560973" calcext:value-type="float">
            <text:p>8,4190177456</text:p>
          </table:table-cell>
          <table:table-cell table:formula="of:=[.AL$19]+[.AL$16]+[.AL$18]" office:value-type="float" office:value="8.90038508299214" calcext:value-type="float">
            <text:p>8,900385083</text:p>
          </table:table-cell>
          <table:table-cell table:formula="of:=[.AM$19]+[.AM$16]+[.AM$18]" office:value-type="float" office:value="11.8815527528217" calcext:value-type="float">
            <text:p>11,8815527528</text:p>
          </table:table-cell>
          <table:table-cell table:formula="of:=[.AN$19]+[.AN$16]+[.AN$18]" office:value-type="float" office:value="12.3904057430978" calcext:value-type="float">
            <text:p>12,3904057431</text:p>
          </table:table-cell>
          <table:table-cell table:formula="of:=[.AO$19]+[.AO$16]+[.AO$18]" office:value-type="float" office:value="13.1673258530531" calcext:value-type="float">
            <text:p>13,1673258531</text:p>
          </table:table-cell>
          <table:table-cell table:formula="of:=[.AP$19]+[.AP$16]+[.AP$18]" office:value-type="float" office:value="14.3243182942275" calcext:value-type="float">
            <text:p>14,3243182942</text:p>
          </table:table-cell>
          <table:table-cell table:formula="of:=[.AQ$19]+[.AQ$16]+[.AQ$18]" office:value-type="float" office:value="16.7649411005765" calcext:value-type="float">
            <text:p>16,764941100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18" table:formula="of:=[.C$15]" office:value-type="float" office:value="0.394119956118084" calcext:value-type="float">
            <text:p>0,4</text:p>
          </table:table-cell>
          <table:table-cell table:style-name="ce18" table:formula="of:=[.D$15]" office:value-type="float" office:value="0.365728342458003" calcext:value-type="float">
            <text:p>0,4</text:p>
          </table:table-cell>
          <table:table-cell table:style-name="ce18" table:formula="of:=[.E$15]" office:value-type="float" office:value="0.537714421056157" calcext:value-type="float">
            <text:p>0,5</text:p>
          </table:table-cell>
          <table:table-cell table:style-name="ce18" table:formula="of:=[.F$15]" office:value-type="float" office:value="0.202263777816285" calcext:value-type="float">
            <text:p>0,2</text:p>
          </table:table-cell>
          <table:table-cell table:style-name="ce18" table:formula="of:=[.G$15]" office:value-type="float" office:value="0.221965064010008" calcext:value-type="float">
            <text:p>0,2</text:p>
          </table:table-cell>
          <table:table-cell table:style-name="ce18" table:formula="of:=[.H$15]" office:value-type="float" office:value="0.198583588498402" calcext:value-type="float">
            <text:p>0,2</text:p>
          </table:table-cell>
          <table:table-cell table:style-name="ce18" table:formula="of:=[.I$15]" office:value-type="float" office:value="1.01571392817453" calcext:value-type="float">
            <text:p>1,0</text:p>
          </table:table-cell>
          <table:table-cell table:style-name="ce18" table:formula="of:=[.J$15]" office:value-type="float" office:value="0.865006804457819" calcext:value-type="float">
            <text:p>0,9</text:p>
          </table:table-cell>
          <table:table-cell table:style-name="ce18" table:formula="of:=[.K$15]" office:value-type="float" office:value="0.928952430913887" calcext:value-type="float">
            <text:p>0,9</text:p>
          </table:table-cell>
          <table:table-cell table:style-name="ce18" table:formula="of:=[.L$15]" office:value-type="float" office:value="1.0951149761585" calcext:value-type="float">
            <text:p>1,1</text:p>
          </table:table-cell>
          <table:table-cell table:style-name="ce18" table:formula="of:=[.M$15]" office:value-type="float" office:value="0.963082414770606" calcext:value-type="float">
            <text:p>1,0</text:p>
          </table:table-cell>
          <table:table-cell table:style-name="ce18" table:formula="of:=[.N$15]" office:value-type="float" office:value="1.2191734743687" calcext:value-type="float">
            <text:p>1,2</text:p>
          </table:table-cell>
          <table:table-cell table:style-name="ce18" table:formula="of:=[.O$15]" office:value-type="float" office:value="1.37726315659758" calcext:value-type="float">
            <text:p>1,4</text:p>
          </table:table-cell>
          <table:table-cell table:style-name="ce18" table:formula="of:=[.P$15]" office:value-type="float" office:value="1.53871644598367" calcext:value-type="float">
            <text:p>1,5</text:p>
          </table:table-cell>
          <table:table-cell table:style-name="ce18" table:formula="of:=[.Q$15]" office:value-type="float" office:value="1.72221788956311" calcext:value-type="float">
            <text:p>1,7</text:p>
          </table:table-cell>
          <table:table-cell table:style-name="ce18" table:formula="of:=[.R$15]" office:value-type="float" office:value="1.88128981455446" calcext:value-type="float">
            <text:p>1,9</text:p>
          </table:table-cell>
          <table:table-cell table:style-name="ce18" table:formula="of:=[.S$15]" office:value-type="float" office:value="2.24984582286544" calcext:value-type="float">
            <text:p>2,2</text:p>
          </table:table-cell>
          <table:table-cell table:style-name="ce18" table:formula="of:=[.T$15]" office:value-type="float" office:value="2.33843393555294" calcext:value-type="float">
            <text:p>2,3</text:p>
          </table:table-cell>
          <table:table-cell table:style-name="ce18" table:formula="of:=[.U$15]" office:value-type="float" office:value="2.80528587709825" calcext:value-type="float">
            <text:p>2,8</text:p>
          </table:table-cell>
          <table:table-cell table:style-name="ce18" table:formula="of:=[.V$15]" office:value-type="float" office:value="3.18200080444358" calcext:value-type="float">
            <text:p>3,2</text:p>
          </table:table-cell>
          <table:table-cell table:style-name="ce18" table:formula="of:=[.W$15]" office:value-type="float" office:value="3.45246690933446" calcext:value-type="float">
            <text:p>3,5</text:p>
          </table:table-cell>
          <table:table-cell table:style-name="ce18" table:formula="of:=[.X$15]" office:value-type="float" office:value="3.27634480728398" calcext:value-type="float">
            <text:p>3,3</text:p>
          </table:table-cell>
          <table:table-cell table:style-name="ce18" table:formula="of:=[.Y$15]" office:value-type="float" office:value="4.05161843217831" calcext:value-type="float">
            <text:p>4,1</text:p>
          </table:table-cell>
          <table:table-cell table:style-name="ce18" table:formula="of:=[.Z$15]" office:value-type="float" office:value="4.64399132638402" calcext:value-type="float">
            <text:p>4,6</text:p>
          </table:table-cell>
          <table:table-cell table:style-name="ce18" table:formula="of:=[.AA$15]" office:value-type="float" office:value="5.68376947821903" calcext:value-type="float">
            <text:p>5,7</text:p>
          </table:table-cell>
          <table:table-cell table:style-name="ce18" table:formula="of:=[.AB$15]" office:value-type="float" office:value="5.66789431302241" calcext:value-type="float">
            <text:p>5,7</text:p>
          </table:table-cell>
          <table:table-cell table:style-name="ce18" table:formula="of:=[.AC$15]" office:value-type="float" office:value="4.46603403525314" calcext:value-type="float">
            <text:p>4,5</text:p>
          </table:table-cell>
          <table:table-cell table:style-name="ce18" table:formula="of:=[.AD$15]" office:value-type="float" office:value="3.67578617145859" calcext:value-type="float">
            <text:p>3,7</text:p>
          </table:table-cell>
          <table:table-cell table:style-name="ce18" table:formula="of:=[.AE$15]" office:value-type="float" office:value="3.23643385436935" calcext:value-type="float">
            <text:p>3,2</text:p>
          </table:table-cell>
          <table:table-cell table:style-name="ce18" table:formula="of:=[.AF$15]" office:value-type="float" office:value="3.05874534426717" calcext:value-type="float">
            <text:p>3,1</text:p>
          </table:table-cell>
          <table:table-cell table:style-name="ce18" table:formula="of:=[.AG$15]" office:value-type="float" office:value="4.05136522052086" calcext:value-type="float">
            <text:p>4,1</text:p>
          </table:table-cell>
          <table:table-cell table:style-name="ce18" table:formula="of:=[.AH$15]" office:value-type="float" office:value="3.9940294821434" calcext:value-type="float">
            <text:p>4,0</text:p>
          </table:table-cell>
          <table:table-cell table:style-name="ce18" table:formula="of:=[.AI$15]" office:value-type="float" office:value="4.27344043129533" calcext:value-type="float">
            <text:p>4,3</text:p>
          </table:table-cell>
          <table:table-cell table:style-name="ce18" table:formula="of:=[.AJ$15]" office:value-type="float" office:value="3.81456895485184" calcext:value-type="float">
            <text:p>3,8</text:p>
          </table:table-cell>
          <table:table-cell table:style-name="ce18" table:formula="of:=[.AK$15]" office:value-type="float" office:value="3.86510059340876" calcext:value-type="float">
            <text:p>3,9</text:p>
          </table:table-cell>
          <table:table-cell table:style-name="ce18" table:formula="of:=[.AL$15]" office:value-type="float" office:value="3.85685870366747" calcext:value-type="float">
            <text:p>3,9</text:p>
          </table:table-cell>
          <table:table-cell table:style-name="ce18" table:formula="of:=[.AM$15]" office:value-type="float" office:value="5.91611068496293" calcext:value-type="float">
            <text:p>5,9</text:p>
          </table:table-cell>
          <table:table-cell table:style-name="ce18" table:formula="of:=[.AN$15]" office:value-type="float" office:value="5.47358612225118" calcext:value-type="float">
            <text:p>5,5</text:p>
          </table:table-cell>
          <table:table-cell table:style-name="ce18" table:formula="of:=[.AO$15]" office:value-type="float" office:value="5.63352276141353" calcext:value-type="float">
            <text:p>5,6</text:p>
          </table:table-cell>
          <table:table-cell table:style-name="ce18" table:formula="of:=[.AP$15]" office:value-type="float" office:value="6.80330636779026" calcext:value-type="float">
            <text:p>6,8</text:p>
          </table:table-cell>
          <table:table-cell table:style-name="ce18" table:formula="of:=[.AQ$15]" office:value-type="float" office:value="6.5673128651567" calcext:value-type="float">
            <text:p>6,6</text:p>
          </table:table-cell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style-name="ce7" office:value-type="string" calcext:value-type="string">
            <text:p>Geste</text:p>
          </table:table-cell>
          <table:table-cell table:style-name="ce12" office:value-type="string" calcext:value-type="string">
            <text:p>Gestes individuels dans le modèle</text:p>
          </table:table-cell>
          <table:table-cell table:style-name="ce12" office:value-type="string" calcext:value-type="string">
            <text:p>Gain moyen sur les consommations de chauffage</text:p>
          </table:table-cell>
          <table:table-cell table:style-name="ce12" office:value-type="string" calcext:value-type="string">
            <text:p>Cout moyen au m² </text:p>
          </table:table-cell>
          <table:table-cell table:style-name="ce12" office:value-type="string" calcext:value-type="string">
            <text:p>Gain unitaire moyen sur les consommations de chauffage (kWh par m²)</text:p>
          </table:table-cell>
          <table:table-cell table:style-name="ce25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1" table:number-rows-spanned="4">
            <text:p>Rénovation faible</text:p>
          </table:table-cell>
          <table:table-cell table:style-name="ce13" office:value-type="string" calcext:value-type="string">
            <text:p>GTB</text:p>
          </table:table-cell>
          <table:table-cell table:style-name="ce21" office:value-type="string" calcext:value-type="string" table:number-columns-spanned="1" table:number-rows-spanned="4">
            <text:p>16<text:span text:style-name="T2"> </text:span><text:span text:style-name="T3">%</text:span></text:p>
          </table:table-cell>
          <table:table-cell table:style-name="ce21" office:value-type="float" office:value="59" calcext:value-type="float" table:number-columns-spanned="1" table:number-rows-spanned="4">
            <text:p>59</text:p>
          </table:table-cell>
          <table:table-cell table:style-name="ce21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14">
          <table:covered-table-cell table:style-name="ce9"/>
          <table:table-cell table:style-name="ce14" office:value-type="string" calcext:value-type="string">
            <text:p>Fenêtres niveau RT par élément (FENMOD)</text:p>
          </table:table-cell>
          <table:covered-table-cell table:number-columns-repeated="3" table:style-name="ce22"/>
          <table:table-cell table:number-columns-repeated="1019"/>
        </table:table-row>
        <table:table-row table:style-name="ro14">
          <table:covered-table-cell table:style-name="ce9"/>
          <table:table-cell table:style-name="ce14" office:value-type="string" calcext:value-type="string">
            <text:p>Fenêtre niveau BBC rénovation (FENBBC)</text:p>
          </table:table-cell>
          <table:covered-table-cell table:number-columns-repeated="3" table:style-name="ce22"/>
          <table:table-cell table:number-columns-repeated="1019"/>
        </table:table-row>
        <table:table-row table:style-name="ro2">
          <table:covered-table-cell table:style-name="ce10"/>
          <table:table-cell table:style-name="ce15" office:value-type="string" calcext:value-type="string">
            <text:p><text:s/></text:p>
          </table:table-cell>
          <table:covered-table-cell table:number-columns-repeated="3" table:style-name="ce23"/>
          <table:table-cell table:number-columns-repeated="1019"/>
        </table:table-row>
        <table:table-row table:style-name="ro14">
          <table:table-cell table:style-name="ce8" office:value-type="string" calcext:value-type="string" table:number-columns-spanned="1" table:number-rows-spanned="3">
            <text:p>Rénovation moyenne</text:p>
          </table:table-cell>
          <table:table-cell table:style-name="ce14" office:value-type="string" calcext:value-type="string">
            <text:p>Fenêtres et murs niveau RT par élément (FEN_MURMOD)</text:p>
          </table:table-cell>
          <table:table-cell table:style-name="ce21" office:value-type="string" calcext:value-type="string" table:number-columns-spanned="1" table:number-rows-spanned="3">
            <text:p>36 %</text:p>
          </table:table-cell>
          <table:table-cell table:style-name="ce21" office:value-type="float" office:value="108" calcext:value-type="float" table:number-columns-spanned="1" table:number-rows-spanned="3">
            <text:p>108</text:p>
          </table:table-cell>
          <table:table-cell table:style-name="ce21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14">
          <table:covered-table-cell table:style-name="ce9"/>
          <table:table-cell table:style-name="ce14" office:value-type="string" calcext:value-type="string">
            <text:p>Fenêtres et murs niveau BBC rénovation (FEN_MURBBC)</text:p>
          </table:table-cell>
          <table:covered-table-cell table:number-columns-repeated="3" table:style-name="ce22"/>
          <table:table-cell table:number-columns-repeated="1019"/>
        </table:table-row>
        <table:table-row table:style-name="ro15">
          <table:covered-table-cell table:style-name="ce10"/>
          <table:table-cell table:style-name="ce16" office:value-type="string" calcext:value-type="string">
            <text:p>Fenêtres, murs toiture et plancher niveau RT par élément (ENSMOD) </text:p>
          </table:table-cell>
          <table:covered-table-cell table:number-columns-repeated="3" table:style-name="ce23"/>
          <table:table-cell table:number-columns-repeated="1019"/>
        </table:table-row>
        <table:table-row table:style-name="ro15">
          <table:table-cell table:style-name="ce11" office:value-type="string" calcext:value-type="string">
            <text:p>Rénovation importante</text:p>
          </table:table-cell>
          <table:table-cell table:style-name="ce16" office:value-type="string" calcext:value-type="string">
            <text:p>Fenêtres, murs toiture et plancher niveau BBC rénovation (ENSBBC)</text:p>
          </table:table-cell>
          <table:table-cell table:style-name="ce24" office:value-type="string" calcext:value-type="string">
            <text:p>79 %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_syst_AMS" table:style-name="ta4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3" table:number-columns-repeated="1022" table:default-cell-style-name="Default"/>
        <table:table-row table:style-name="ro10">
          <table:table-cell table:style-name="ce6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24.8663218424" calcext:value-type="float">
            <text:p>24,8663218424</text:p>
          </table:table-cell>
          <table:table-cell table:style-name="ce1" office:value-type="float" office:value="24.8232095361" calcext:value-type="float">
            <text:p>24,8232095361</text:p>
          </table:table-cell>
          <table:table-cell table:style-name="ce1" office:value-type="float" office:value="24.7801587061" calcext:value-type="float">
            <text:p>24,7801587061</text:p>
          </table:table-cell>
          <table:table-cell table:style-name="ce1" office:value-type="float" office:value="24.7371701437" calcext:value-type="float">
            <text:p>24,7371701437</text:p>
          </table:table-cell>
          <table:table-cell table:style-name="ce1" office:value-type="float" office:value="24.6942513827" calcext:value-type="float">
            <text:p>24,6942513827</text:p>
          </table:table-cell>
          <table:table-cell table:style-name="ce1" office:value-type="float" office:value="24.6513710262" calcext:value-type="float">
            <text:p>24,6513710262</text:p>
          </table:table-cell>
          <table:table-cell table:style-name="ce1" office:value-type="float" office:value="30.3017353025" calcext:value-type="float">
            <text:p>30,3017353025</text:p>
          </table:table-cell>
          <table:table-cell table:style-name="ce1" office:value-type="float" office:value="29.5380366574" calcext:value-type="float">
            <text:p>29,5380366574</text:p>
          </table:table-cell>
          <table:table-cell table:style-name="ce1" office:value-type="float" office:value="30.7297217717" calcext:value-type="float">
            <text:p>30,7297217717</text:p>
          </table:table-cell>
          <table:table-cell table:style-name="ce1" office:value-type="float" office:value="31.0349887833" calcext:value-type="float">
            <text:p>31,0349887833</text:p>
          </table:table-cell>
          <table:table-cell table:style-name="ce1" office:value-type="float" office:value="31.0752430364" calcext:value-type="float">
            <text:p>31,0752430364</text:p>
          </table:table-cell>
          <table:table-cell table:style-name="ce1" office:value-type="float" office:value="34.0016454286" calcext:value-type="float">
            <text:p>34,0016454286</text:p>
          </table:table-cell>
          <table:table-cell table:style-name="ce1" office:value-type="float" office:value="34.0703361314" calcext:value-type="float">
            <text:p>34,0703361314</text:p>
          </table:table-cell>
          <table:table-cell table:style-name="ce1" office:value-type="float" office:value="34.7239019815" calcext:value-type="float">
            <text:p>34,7239019815</text:p>
          </table:table-cell>
          <table:table-cell table:style-name="ce1" office:value-type="float" office:value="35.0916479513" calcext:value-type="float">
            <text:p>35,0916479513</text:p>
          </table:table-cell>
          <table:table-cell table:style-name="ce1" office:value-type="float" office:value="35.2030762713" calcext:value-type="float">
            <text:p>35,2030762713</text:p>
          </table:table-cell>
          <table:table-cell table:style-name="ce1" office:value-type="float" office:value="35.390506723" calcext:value-type="float">
            <text:p>35,390506723</text:p>
          </table:table-cell>
          <table:table-cell table:style-name="ce1" office:value-type="float" office:value="36.0848549515" calcext:value-type="float">
            <text:p>36,0848549515</text:p>
          </table:table-cell>
          <table:table-cell table:style-name="ce1" office:value-type="float" office:value="36.2371393479" calcext:value-type="float">
            <text:p>36,2371393479</text:p>
          </table:table-cell>
          <table:table-cell table:style-name="ce1" office:value-type="float" office:value="37.6441316628" calcext:value-type="float">
            <text:p>37,6441316628</text:p>
          </table:table-cell>
          <table:table-cell table:style-name="ce1" office:value-type="float" office:value="37.49620840814" calcext:value-type="float">
            <text:p>37,4962084081</text:p>
          </table:table-cell>
          <table:table-cell table:style-name="ce1" office:value-type="float" office:value="36.9291840666" calcext:value-type="float">
            <text:p>36,9291840666</text:p>
          </table:table-cell>
          <table:table-cell table:style-name="ce1" office:value-type="float" office:value="36.46534312578" calcext:value-type="float">
            <text:p>36,4653431258</text:p>
          </table:table-cell>
          <table:table-cell table:style-name="ce1" office:value-type="float" office:value="35.98210604867" calcext:value-type="float">
            <text:p>35,9821060487</text:p>
          </table:table-cell>
          <table:table-cell table:style-name="ce1" office:value-type="float" office:value="35.18317691821" calcext:value-type="float">
            <text:p>35,1831769182</text:p>
          </table:table-cell>
          <table:table-cell table:style-name="ce1" office:value-type="float" office:value="44.65169997699" calcext:value-type="float">
            <text:p>44,651699977</text:p>
          </table:table-cell>
          <table:table-cell table:style-name="ce1" office:value-type="float" office:value="44.57500293721" calcext:value-type="float">
            <text:p>44,5750029372</text:p>
          </table:table-cell>
          <table:table-cell table:style-name="ce1" office:value-type="float" office:value="44.55000549302" calcext:value-type="float">
            <text:p>44,550005493</text:p>
          </table:table-cell>
          <table:table-cell table:style-name="ce1" office:value-type="float" office:value="44.50239677481" calcext:value-type="float">
            <text:p>44,5023967748</text:p>
          </table:table-cell>
          <table:table-cell table:style-name="ce1" office:value-type="float" office:value="44.45813482629" calcext:value-type="float">
            <text:p>44,4581348263</text:p>
          </table:table-cell>
          <table:table-cell table:style-name="ce1" office:value-type="float" office:value="44.5147217108" calcext:value-type="float">
            <text:p>44,5147217108</text:p>
          </table:table-cell>
          <table:table-cell table:style-name="ce1" office:value-type="float" office:value="44.81478045247" calcext:value-type="float">
            <text:p>44,8147804525</text:p>
          </table:table-cell>
          <table:table-cell table:style-name="ce1" office:value-type="float" office:value="44.95439134283" calcext:value-type="float">
            <text:p>44,9543913428</text:p>
          </table:table-cell>
          <table:table-cell table:style-name="ce1" office:value-type="float" office:value="45.1146535574" calcext:value-type="float">
            <text:p>45,1146535574</text:p>
          </table:table-cell>
          <table:table-cell table:style-name="ce1" office:value-type="float" office:value="45.241760798637" calcext:value-type="float">
            <text:p>45,2417607986</text:p>
          </table:table-cell>
          <table:table-cell table:style-name="ce1" office:value-type="float" office:value="45.279251348871" calcext:value-type="float">
            <text:p>45,2792513489</text:p>
          </table:table-cell>
          <table:table-cell table:style-name="ce1" office:value-type="float" office:value="40.68615320398" calcext:value-type="float">
            <text:p>40,686153204</text:p>
          </table:table-cell>
          <table:table-cell table:style-name="ce1" office:value-type="float" office:value="40.608327893967" calcext:value-type="float">
            <text:p>40,608327894</text:p>
          </table:table-cell>
          <table:table-cell table:style-name="ce1" office:value-type="float" office:value="40.691700946988" calcext:value-type="float">
            <text:p>40,691700947</text:p>
          </table:table-cell>
          <table:table-cell table:style-name="ce1" office:value-type="float" office:value="40.6270392403832" calcext:value-type="float">
            <text:p>40,6270392404</text:p>
          </table:table-cell>
          <table:table-cell table:style-name="ce1" office:value-type="float" office:value="40.599280792824" calcext:value-type="float">
            <text:p>40,599280792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2.5644072151" calcext:value-type="float">
            <text:p>2,5644072151</text:p>
          </table:table-cell>
          <table:table-cell table:style-name="ce1" office:value-type="float" office:value="2.6726119682" calcext:value-type="float">
            <text:p>2,6726119682</text:p>
          </table:table-cell>
          <table:table-cell table:style-name="ce1" office:value-type="float" office:value="2.6255931106" calcext:value-type="float">
            <text:p>2,6255931106</text:p>
          </table:table-cell>
          <table:table-cell table:style-name="ce1" office:value-type="float" office:value="2.48626289134" calcext:value-type="float">
            <text:p>2,4862628913</text:p>
          </table:table-cell>
          <table:table-cell table:style-name="ce1" office:value-type="float" office:value="2.45945808459" calcext:value-type="float">
            <text:p>2,4594580846</text:p>
          </table:table-cell>
          <table:table-cell table:style-name="ce1" office:value-type="float" office:value="2.6895064388359" calcext:value-type="float">
            <text:p>2,6895064388</text:p>
          </table:table-cell>
          <table:table-cell table:style-name="ce1" office:value-type="float" office:value="3.5882704939183" calcext:value-type="float">
            <text:p>3,5882704939</text:p>
          </table:table-cell>
          <table:table-cell table:style-name="ce1" office:value-type="float" office:value="3.624733235458" calcext:value-type="float">
            <text:p>3,6247332355</text:p>
          </table:table-cell>
          <table:table-cell table:style-name="ce1" office:value-type="float" office:value="3.083475027509" calcext:value-type="float">
            <text:p>3,0834750275</text:p>
          </table:table-cell>
          <table:table-cell table:style-name="ce1" office:value-type="float" office:value="7.535817898944" calcext:value-type="float">
            <text:p>7,5358178989</text:p>
          </table:table-cell>
          <table:table-cell table:style-name="ce1" office:value-type="float" office:value="8.195546761808" calcext:value-type="float">
            <text:p>8,1955467618</text:p>
          </table:table-cell>
          <table:table-cell table:style-name="ce1" office:value-type="float" office:value="7.538699848451" calcext:value-type="float">
            <text:p>7,5386998485</text:p>
          </table:table-cell>
          <table:table-cell table:style-name="ce1" office:value-type="float" office:value="7.934373585217" calcext:value-type="float">
            <text:p>7,9343735852</text:p>
          </table:table-cell>
          <table:table-cell table:style-name="ce1" office:value-type="float" office:value="7.6824634564972" calcext:value-type="float">
            <text:p>7,6824634565</text:p>
          </table:table-cell>
          <table:table-cell table:style-name="ce1" office:value-type="float" office:value="9.337521702835" calcext:value-type="float">
            <text:p>9,3375217028</text:p>
          </table:table-cell>
          <table:table-cell table:style-name="ce1" office:value-type="float" office:value="13.423421270507" calcext:value-type="float">
            <text:p>13,4234212705</text:p>
          </table:table-cell>
          <table:table-cell table:style-name="ce1" office:value-type="float" office:value="14.1607146737879" calcext:value-type="float">
            <text:p>14,1607146738</text:p>
          </table:table-cell>
          <table:table-cell table:style-name="ce1" office:value-type="float" office:value="15.16439953551" calcext:value-type="float">
            <text:p>15,1643995355</text:p>
          </table:table-cell>
          <table:table-cell table:style-name="ce1" office:value-type="float" office:value="18.192461034584" calcext:value-type="float">
            <text:p>18,1924610346</text:p>
          </table:table-cell>
          <table:table-cell table:style-name="ce1" office:value-type="float" office:value="24.749152190193" calcext:value-type="float">
            <text:p>24,7491521902</text:p>
          </table:table-cell>
          <table:table-cell table:style-name="ce1" office:value-type="float" office:value="45.187266755687" calcext:value-type="float">
            <text:p>45,1872667557</text:p>
          </table:table-cell>
          <table:table-cell table:style-name="ce1" office:value-type="float" office:value="56.924166894973" calcext:value-type="float">
            <text:p>56,924166895</text:p>
          </table:table-cell>
          <table:table-cell table:style-name="ce1" office:value-type="float" office:value="75.1157598033693" calcext:value-type="float">
            <text:p>75,1157598034</text:p>
          </table:table-cell>
          <table:table-cell table:style-name="ce1" office:value-type="float" office:value="90.443272582579" calcext:value-type="float">
            <text:p>90,4432725826</text:p>
          </table:table-cell>
          <table:table-cell table:style-name="ce1" office:value-type="float" office:value="94.120444702929" calcext:value-type="float">
            <text:p>94,1204447029</text:p>
          </table:table-cell>
          <table:table-cell table:style-name="ce1" office:value-type="float" office:value="66.56558582085" calcext:value-type="float">
            <text:p>66,5655858209</text:p>
          </table:table-cell>
          <table:table-cell table:style-name="ce1" office:value-type="float" office:value="59.0545510576148" calcext:value-type="float">
            <text:p>59,0545510576</text:p>
          </table:table-cell>
          <table:table-cell table:style-name="ce1" office:value-type="float" office:value="54.1902089366931" calcext:value-type="float">
            <text:p>54,1902089367</text:p>
          </table:table-cell>
          <table:table-cell table:style-name="ce1" office:value-type="float" office:value="54.105536884807" calcext:value-type="float">
            <text:p>54,1055368848</text:p>
          </table:table-cell>
          <table:table-cell table:style-name="ce1" office:value-type="float" office:value="54.228621056032" calcext:value-type="float">
            <text:p>54,228621056</text:p>
          </table:table-cell>
          <table:table-cell table:style-name="ce1" office:value-type="float" office:value="55.1516242045084" calcext:value-type="float">
            <text:p>55,1516242045</text:p>
          </table:table-cell>
          <table:table-cell table:style-name="ce1" office:value-type="float" office:value="48.8898044145771" calcext:value-type="float">
            <text:p>48,8898044146</text:p>
          </table:table-cell>
          <table:table-cell table:style-name="ce1" office:value-type="float" office:value="49.3026576339757" calcext:value-type="float">
            <text:p>49,302657634</text:p>
          </table:table-cell>
          <table:table-cell table:style-name="ce1" office:value-type="float" office:value="51.5090960031585" calcext:value-type="float">
            <text:p>51,5090960032</text:p>
          </table:table-cell>
          <table:table-cell table:style-name="ce1" office:value-type="float" office:value="51.5724750391188" calcext:value-type="float">
            <text:p>51,5724750391</text:p>
          </table:table-cell>
          <table:table-cell table:style-name="ce1" office:value-type="float" office:value="53.4436148506365" calcext:value-type="float">
            <text:p>53,4436148506</text:p>
          </table:table-cell>
          <table:table-cell table:style-name="ce1" office:value-type="float" office:value="57.7118921387105" calcext:value-type="float">
            <text:p>57,7118921387</text:p>
          </table:table-cell>
          <table:table-cell table:style-name="ce1" office:value-type="float" office:value="63.0981210400323" calcext:value-type="float">
            <text:p>63,09812104</text:p>
          </table:table-cell>
          <table:table-cell table:style-name="ce1" office:value-type="float" office:value="69.7479375399655" calcext:value-type="float">
            <text:p>69,74793754</text:p>
          </table:table-cell>
          <table:table-cell table:style-name="ce1" office:value-type="float" office:value="78.2446143890595" calcext:value-type="float">
            <text:p>78,2446143891</text:p>
          </table:table-cell>
          <table:table-cell table:style-name="ce1" office:value-type="float" office:value="82.5818411142853" calcext:value-type="float">
            <text:p>82,581841114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138.0357688961" calcext:value-type="float">
            <text:p>138,0357688961</text:p>
          </table:table-cell>
          <table:table-cell table:style-name="ce1" office:value-type="float" office:value="195.3145405413" calcext:value-type="float">
            <text:p>195,3145405413</text:p>
          </table:table-cell>
          <table:table-cell table:style-name="ce1" office:value-type="float" office:value="211.7546931609" calcext:value-type="float">
            <text:p>211,7546931609</text:p>
          </table:table-cell>
          <table:table-cell table:style-name="ce1" office:value-type="float" office:value="216.8848360042" calcext:value-type="float">
            <text:p>216,8848360042</text:p>
          </table:table-cell>
          <table:table-cell table:style-name="ce1" office:value-type="float" office:value="210.2047334193" calcext:value-type="float">
            <text:p>210,2047334193</text:p>
          </table:table-cell>
          <table:table-cell table:style-name="ce1" office:value-type="float" office:value="239.578586136587" calcext:value-type="float">
            <text:p>239,5785861366</text:p>
          </table:table-cell>
          <table:table-cell table:style-name="ce1" office:value-type="float" office:value="296.000120471127" calcext:value-type="float">
            <text:p>296,0001204711</text:p>
          </table:table-cell>
          <table:table-cell table:style-name="ce1" office:value-type="float" office:value="337.982490672783" calcext:value-type="float">
            <text:p>337,9824906728</text:p>
          </table:table-cell>
          <table:table-cell table:style-name="ce1" office:value-type="float" office:value="331.386953178707" calcext:value-type="float">
            <text:p>331,3869531787</text:p>
          </table:table-cell>
          <table:table-cell table:style-name="ce1" office:value-type="float" office:value="322.738668887827" calcext:value-type="float">
            <text:p>322,7386688878</text:p>
          </table:table-cell>
          <table:table-cell table:style-name="ce1" office:value-type="float" office:value="340.199261913416" calcext:value-type="float">
            <text:p>340,1992619134</text:p>
          </table:table-cell>
          <table:table-cell table:style-name="ce1" office:value-type="float" office:value="388.061849801297" calcext:value-type="float">
            <text:p>388,0618498013</text:p>
          </table:table-cell>
          <table:table-cell table:style-name="ce1" office:value-type="float" office:value="395.645482920373" calcext:value-type="float">
            <text:p>395,6454829204</text:p>
          </table:table-cell>
          <table:table-cell table:style-name="ce1" office:value-type="float" office:value="396.822274963848" calcext:value-type="float">
            <text:p>396,8222749638</text:p>
          </table:table-cell>
          <table:table-cell table:style-name="ce1" office:value-type="float" office:value="411.670991782955" calcext:value-type="float">
            <text:p>411,670991783</text:p>
          </table:table-cell>
          <table:table-cell table:style-name="ce1" office:value-type="float" office:value="422.164833687628" calcext:value-type="float">
            <text:p>422,1648336876</text:p>
          </table:table-cell>
          <table:table-cell table:style-name="ce1" office:value-type="float" office:value="429.092321627653" calcext:value-type="float">
            <text:p>429,0923216277</text:p>
          </table:table-cell>
          <table:table-cell table:style-name="ce1" office:value-type="float" office:value="424.091194702224" calcext:value-type="float">
            <text:p>424,0911947022</text:p>
          </table:table-cell>
          <table:table-cell table:style-name="ce1" office:value-type="float" office:value="423.150916943266" calcext:value-type="float">
            <text:p>423,1509169433</text:p>
          </table:table-cell>
          <table:table-cell table:style-name="ce1" office:value-type="float" office:value="440.290304005407" calcext:value-type="float">
            <text:p>440,2903040054</text:p>
          </table:table-cell>
          <table:table-cell table:style-name="ce1" office:value-type="float" office:value="437.284493891274" calcext:value-type="float">
            <text:p>437,2844938913</text:p>
          </table:table-cell>
          <table:table-cell table:style-name="ce1" office:value-type="float" office:value="419.44035104807" calcext:value-type="float">
            <text:p>419,4403510481</text:p>
          </table:table-cell>
          <table:table-cell table:style-name="ce1" office:value-type="float" office:value="408.043620030712" calcext:value-type="float">
            <text:p>408,0436200307</text:p>
          </table:table-cell>
          <table:table-cell table:style-name="ce1" office:value-type="float" office:value="383.350168355898" calcext:value-type="float">
            <text:p>383,3501683559</text:p>
          </table:table-cell>
          <table:table-cell table:style-name="ce1" office:value-type="float" office:value="371.39759771793" calcext:value-type="float">
            <text:p>371,3975977179</text:p>
          </table:table-cell>
          <table:table-cell table:style-name="ce1" office:value-type="float" office:value="406.06115620501" calcext:value-type="float">
            <text:p>406,061156205</text:p>
          </table:table-cell>
          <table:table-cell table:style-name="ce1" office:value-type="float" office:value="406.450037453016" calcext:value-type="float">
            <text:p>406,450037453</text:p>
          </table:table-cell>
          <table:table-cell table:style-name="ce1" office:value-type="float" office:value="399.848754125089" calcext:value-type="float">
            <text:p>399,8487541251</text:p>
          </table:table-cell>
          <table:table-cell table:style-name="ce1" office:value-type="float" office:value="401.844734479123" calcext:value-type="float">
            <text:p>401,8447344791</text:p>
          </table:table-cell>
          <table:table-cell table:style-name="ce1" office:value-type="float" office:value="413.203652712421" calcext:value-type="float">
            <text:p>413,2036527124</text:p>
          </table:table-cell>
          <table:table-cell table:style-name="ce1" office:value-type="float" office:value="419.14304673561" calcext:value-type="float">
            <text:p>419,1430467356</text:p>
          </table:table-cell>
          <table:table-cell table:style-name="ce1" office:value-type="float" office:value="374.035384386321" calcext:value-type="float">
            <text:p>374,0353843863</text:p>
          </table:table-cell>
          <table:table-cell table:style-name="ce1" office:value-type="float" office:value="385.576673297593" calcext:value-type="float">
            <text:p>385,5766732976</text:p>
          </table:table-cell>
          <table:table-cell table:style-name="ce1" office:value-type="float" office:value="398.671196302607" calcext:value-type="float">
            <text:p>398,6711963026</text:p>
          </table:table-cell>
          <table:table-cell table:style-name="ce1" office:value-type="float" office:value="408.308914797386" calcext:value-type="float">
            <text:p>408,3089147974</text:p>
          </table:table-cell>
          <table:table-cell table:style-name="ce1" office:value-type="float" office:value="416.937557491075" calcext:value-type="float">
            <text:p>416,9375574911</text:p>
          </table:table-cell>
          <table:table-cell table:style-name="ce1" office:value-type="float" office:value="426.09137640991" calcext:value-type="float">
            <text:p>426,0913764099</text:p>
          </table:table-cell>
          <table:table-cell table:style-name="ce1" office:value-type="float" office:value="460.342027084911" calcext:value-type="float">
            <text:p>460,3420270849</text:p>
          </table:table-cell>
          <table:table-cell table:style-name="ce1" office:value-type="float" office:value="486.271596646873" calcext:value-type="float">
            <text:p>486,2715966469</text:p>
          </table:table-cell>
          <table:table-cell table:style-name="ce1" office:value-type="float" office:value="507.587635274616" calcext:value-type="float">
            <text:p>507,5876352746</text:p>
          </table:table-cell>
          <table:table-cell table:style-name="ce1" office:value-type="float" office:value="526.514846564095" calcext:value-type="float">
            <text:p>526,514846564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1" office:value-type="float" office:value="0.004291302" calcext:value-type="float">
            <text:p>0,004291302</text:p>
          </table:table-cell>
          <table:table-cell table:style-name="ce1" office:value-type="float" office:value="0.002805463" calcext:value-type="float">
            <text:p>0,002805463</text:p>
          </table:table-cell>
          <table:table-cell table:style-name="ce1" office:value-type="float" office:value="0.002818988" calcext:value-type="float">
            <text:p>0,002818988</text:p>
          </table:table-cell>
          <table:table-cell table:style-name="ce1" office:value-type="float" office:value="0.002813338" calcext:value-type="float">
            <text:p>0,002813338</text:p>
          </table:table-cell>
          <table:table-cell table:style-name="ce1" office:value-type="float" office:value="0.002346232" calcext:value-type="float">
            <text:p>0,002346232</text:p>
          </table:table-cell>
          <table:table-cell table:style-name="ce1" office:value-type="float" office:value="0.002502828" calcext:value-type="float">
            <text:p>0,002502828</text:p>
          </table:table-cell>
          <table:table-cell table:style-name="ce1" office:value-type="float" office:value="0.012542096" calcext:value-type="float">
            <text:p>0,012542096</text:p>
          </table:table-cell>
          <table:table-cell table:style-name="ce1" office:value-type="float" office:value="0.0075123083" calcext:value-type="float">
            <text:p>0,0075123083</text:p>
          </table:table-cell>
          <table:table-cell table:style-name="ce1" office:value-type="float" office:value="4.1980081315" calcext:value-type="float">
            <text:p>4,1980081315</text:p>
          </table:table-cell>
          <table:table-cell table:style-name="ce1" office:value-type="float" office:value="4.2953525801" calcext:value-type="float">
            <text:p>4,2953525801</text:p>
          </table:table-cell>
          <table:table-cell table:style-name="ce1" office:value-type="float" office:value="4.4311634303" calcext:value-type="float">
            <text:p>4,4311634303</text:p>
          </table:table-cell>
          <table:table-cell table:style-name="ce1" office:value-type="float" office:value="4.5188347584" calcext:value-type="float">
            <text:p>4,5188347584</text:p>
          </table:table-cell>
          <table:table-cell table:style-name="ce1" office:value-type="float" office:value="4.52085643959" calcext:value-type="float">
            <text:p>4,5208564396</text:p>
          </table:table-cell>
          <table:table-cell table:style-name="ce1" office:value-type="float" office:value="4.5307993137" calcext:value-type="float">
            <text:p>4,5307993137</text:p>
          </table:table-cell>
          <table:table-cell table:style-name="ce1" office:value-type="float" office:value="4.54055225424" calcext:value-type="float">
            <text:p>4,5405522542</text:p>
          </table:table-cell>
          <table:table-cell table:style-name="ce1" office:value-type="float" office:value="4.603382576124" calcext:value-type="float">
            <text:p>4,6033825761</text:p>
          </table:table-cell>
          <table:table-cell table:style-name="ce1" office:value-type="float" office:value="4.67322215768" calcext:value-type="float">
            <text:p>4,6732221577</text:p>
          </table:table-cell>
          <table:table-cell table:style-name="ce1" office:value-type="float" office:value="5.29155543778" calcext:value-type="float">
            <text:p>5,2915554378</text:p>
          </table:table-cell>
          <table:table-cell table:style-name="ce1" office:value-type="float" office:value="5.36193461903" calcext:value-type="float">
            <text:p>5,361934619</text:p>
          </table:table-cell>
          <table:table-cell table:style-name="ce1" office:value-type="float" office:value="5.28907875949" calcext:value-type="float">
            <text:p>5,2890787595</text:p>
          </table:table-cell>
          <table:table-cell table:style-name="ce1" office:value-type="float" office:value="5.25336124663" calcext:value-type="float">
            <text:p>5,2533612466</text:p>
          </table:table-cell>
          <table:table-cell table:style-name="ce1" office:value-type="float" office:value="3.975296832171" calcext:value-type="float">
            <text:p>3,9752968322</text:p>
          </table:table-cell>
          <table:table-cell table:style-name="ce1" office:value-type="float" office:value="4.29393379649" calcext:value-type="float">
            <text:p>4,2939337965</text:p>
          </table:table-cell>
          <table:table-cell table:style-name="ce1" office:value-type="float" office:value="5.09845907707" calcext:value-type="float">
            <text:p>5,0984590771</text:p>
          </table:table-cell>
          <table:table-cell table:style-name="ce1" office:value-type="float" office:value="1.482097059158" calcext:value-type="float">
            <text:p>1,4820970592</text:p>
          </table:table-cell>
          <table:table-cell table:style-name="ce1" office:value-type="float" office:value="1.515302513898" calcext:value-type="float">
            <text:p>1,5153025139</text:p>
          </table:table-cell>
          <table:table-cell table:style-name="ce1" office:value-type="float" office:value="1.672465843166" calcext:value-type="float">
            <text:p>1,6724658432</text:p>
          </table:table-cell>
          <table:table-cell table:style-name="ce1" office:value-type="float" office:value="1.663913389398" calcext:value-type="float">
            <text:p>1,6639133894</text:p>
          </table:table-cell>
          <table:table-cell table:style-name="ce1" office:value-type="float" office:value="1.648305869773" calcext:value-type="float">
            <text:p>1,6483058698</text:p>
          </table:table-cell>
          <table:table-cell table:style-name="ce1" office:value-type="float" office:value="1.46317827034" calcext:value-type="float">
            <text:p>1,4631782703</text:p>
          </table:table-cell>
          <table:table-cell table:style-name="ce1" office:value-type="float" office:value="1.511279377244" calcext:value-type="float">
            <text:p>1,5112793772</text:p>
          </table:table-cell>
          <table:table-cell table:style-name="ce1" office:value-type="float" office:value="1.611344152236" calcext:value-type="float">
            <text:p>1,6113441522</text:p>
          </table:table-cell>
          <table:table-cell table:style-name="ce1" office:value-type="float" office:value="1.535008235202" calcext:value-type="float">
            <text:p>1,5350082352</text:p>
          </table:table-cell>
          <table:table-cell table:style-name="ce1" office:value-type="float" office:value="1.6226651060711" calcext:value-type="float">
            <text:p>1,6226651061</text:p>
          </table:table-cell>
          <table:table-cell table:style-name="ce1" office:value-type="float" office:value="1.6130815387" calcext:value-type="float">
            <text:p>1,6130815387</text:p>
          </table:table-cell>
          <table:table-cell table:style-name="ce1" office:value-type="float" office:value="1.6055008652" calcext:value-type="float">
            <text:p>1,6055008652</text:p>
          </table:table-cell>
          <table:table-cell table:style-name="ce1" office:value-type="float" office:value="1.599847907597" calcext:value-type="float">
            <text:p>1,5998479076</text:p>
          </table:table-cell>
          <table:table-cell table:style-name="ce1" office:value-type="float" office:value="1.559754947923" calcext:value-type="float">
            <text:p>1,5597549479</text:p>
          </table:table-cell>
          <table:table-cell table:style-name="ce1" office:value-type="float" office:value="1.636750607319" calcext:value-type="float">
            <text:p>1,6367506073</text:p>
          </table:table-cell>
          <table:table-cell table:style-name="ce1" office:value-type="float" office:value="1.413882763338" calcext:value-type="float">
            <text:p>1,41388276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1.18846018" calcext:value-type="float">
            <text:p>1,18846018</text:p>
          </table:table-cell>
          <table:table-cell table:style-name="ce1" office:value-type="float" office:value="1.37180787" calcext:value-type="float">
            <text:p>1,37180787</text:p>
          </table:table-cell>
          <table:table-cell table:style-name="ce1" office:value-type="float" office:value="1.5494978658" calcext:value-type="float">
            <text:p>1,5494978658</text:p>
          </table:table-cell>
          <table:table-cell table:style-name="ce1" office:value-type="float" office:value="1.9997029752" calcext:value-type="float">
            <text:p>1,9997029752</text:p>
          </table:table-cell>
          <table:table-cell table:style-name="ce1" office:value-type="float" office:value="2.110065258" calcext:value-type="float">
            <text:p>2,110065258</text:p>
          </table:table-cell>
          <table:table-cell table:style-name="ce1" office:value-type="float" office:value="0.983688568338" calcext:value-type="float">
            <text:p>0,9836885683</text:p>
          </table:table-cell>
          <table:table-cell table:style-name="ce1" office:value-type="float" office:value="3.233665745064" calcext:value-type="float">
            <text:p>3,2336657451</text:p>
          </table:table-cell>
          <table:table-cell table:style-name="ce1" office:value-type="float" office:value="7.795524169994" calcext:value-type="float">
            <text:p>7,79552417</text:p>
          </table:table-cell>
          <table:table-cell table:style-name="ce1" office:value-type="float" office:value="12.984141188198" calcext:value-type="float">
            <text:p>12,9841411882</text:p>
          </table:table-cell>
          <table:table-cell table:style-name="ce1" office:value-type="float" office:value="13.518940590439" calcext:value-type="float">
            <text:p>13,5189405904</text:p>
          </table:table-cell>
          <table:table-cell table:style-name="ce1" office:value-type="float" office:value="14.7642076409" calcext:value-type="float">
            <text:p>14,7642076409</text:p>
          </table:table-cell>
          <table:table-cell table:style-name="ce1" office:value-type="float" office:value="19.882896442649" calcext:value-type="float">
            <text:p>19,8828964426</text:p>
          </table:table-cell>
          <table:table-cell table:style-name="ce1" office:value-type="float" office:value="26.312450777399" calcext:value-type="float">
            <text:p>26,3124507774</text:p>
          </table:table-cell>
          <table:table-cell table:style-name="ce1" office:value-type="float" office:value="28.782913752781" calcext:value-type="float">
            <text:p>28,7829137528</text:p>
          </table:table-cell>
          <table:table-cell table:style-name="ce1" office:value-type="float" office:value="31.722046662467" calcext:value-type="float">
            <text:p>31,7220466625</text:p>
          </table:table-cell>
          <table:table-cell table:style-name="ce1" office:value-type="float" office:value="29.458211495351" calcext:value-type="float">
            <text:p>29,4582114954</text:p>
          </table:table-cell>
          <table:table-cell table:style-name="ce1" office:value-type="float" office:value="29.924862267214" calcext:value-type="float">
            <text:p>29,9248622672</text:p>
          </table:table-cell>
          <table:table-cell table:style-name="ce1" office:value-type="float" office:value="28.419422816832" calcext:value-type="float">
            <text:p>28,4194228168</text:p>
          </table:table-cell>
          <table:table-cell table:style-name="ce1" office:value-type="float" office:value="25.623350817668" calcext:value-type="float">
            <text:p>25,6233508177</text:p>
          </table:table-cell>
          <table:table-cell table:style-name="ce1" office:value-type="float" office:value="24.217766136364" calcext:value-type="float">
            <text:p>24,2177661364</text:p>
          </table:table-cell>
          <table:table-cell table:style-name="ce1" office:value-type="float" office:value="22.948309769314" calcext:value-type="float">
            <text:p>22,9483097693</text:p>
          </table:table-cell>
          <table:table-cell table:style-name="ce1" office:value-type="float" office:value="23.80864877783" calcext:value-type="float">
            <text:p>23,8086487778</text:p>
          </table:table-cell>
          <table:table-cell table:style-name="ce1" office:value-type="float" office:value="24.05782390079" calcext:value-type="float">
            <text:p>24,0578239008</text:p>
          </table:table-cell>
          <table:table-cell table:style-name="ce1" office:value-type="float" office:value="23.59389768685" calcext:value-type="float">
            <text:p>23,5938976869</text:p>
          </table:table-cell>
          <table:table-cell table:style-name="ce1" office:value-type="float" office:value="23.09837409117" calcext:value-type="float">
            <text:p>23,0983740912</text:p>
          </table:table-cell>
          <table:table-cell table:style-name="ce1" office:value-type="float" office:value="19.2510094394092" calcext:value-type="float">
            <text:p>19,2510094394</text:p>
          </table:table-cell>
          <table:table-cell table:style-name="ce1" office:value-type="float" office:value="20.3486973731616" calcext:value-type="float">
            <text:p>20,3486973732</text:p>
          </table:table-cell>
          <table:table-cell table:style-name="ce1" office:value-type="float" office:value="20.9602178826826" calcext:value-type="float">
            <text:p>20,9602178827</text:p>
          </table:table-cell>
          <table:table-cell table:style-name="ce1" office:value-type="float" office:value="21.36996444791" calcext:value-type="float">
            <text:p>21,3699644479</text:p>
          </table:table-cell>
          <table:table-cell table:style-name="ce1" office:value-type="float" office:value="21.93619241944" calcext:value-type="float">
            <text:p>21,9361924194</text:p>
          </table:table-cell>
          <table:table-cell table:style-name="ce1" office:value-type="float" office:value="22.7197652896" calcext:value-type="float">
            <text:p>22,7197652896</text:p>
          </table:table-cell>
          <table:table-cell table:style-name="ce1" office:value-type="float" office:value="22.930981169856" calcext:value-type="float">
            <text:p>22,9309811699</text:p>
          </table:table-cell>
          <table:table-cell table:style-name="ce1" office:value-type="float" office:value="24.042071387536" calcext:value-type="float">
            <text:p>24,0420713875</text:p>
          </table:table-cell>
          <table:table-cell table:style-name="ce1" office:value-type="float" office:value="26.1549417496819" calcext:value-type="float">
            <text:p>26,1549417497</text:p>
          </table:table-cell>
          <table:table-cell table:style-name="ce1" office:value-type="float" office:value="28.2229023890886" calcext:value-type="float">
            <text:p>28,2229023891</text:p>
          </table:table-cell>
          <table:table-cell table:style-name="ce1" office:value-type="float" office:value="29.7699332473839" calcext:value-type="float">
            <text:p>29,7699332474</text:p>
          </table:table-cell>
          <table:table-cell table:style-name="ce1" office:value-type="float" office:value="30.843357084473" calcext:value-type="float">
            <text:p>30,8433570845</text:p>
          </table:table-cell>
          <table:table-cell table:style-name="ce1" office:value-type="float" office:value="31.1732187432956" calcext:value-type="float">
            <text:p>31,1732187433</text:p>
          </table:table-cell>
          <table:table-cell table:style-name="ce1" office:value-type="float" office:value="31.8053323456734" calcext:value-type="float">
            <text:p>31,8053323457</text:p>
          </table:table-cell>
          <table:table-cell table:style-name="ce1" office:value-type="float" office:value="32.501664497753" calcext:value-type="float">
            <text:p>32,5016644978</text:p>
          </table:table-cell>
          <table:table-cell table:style-name="ce1" office:value-type="float" office:value="32.41840387369" calcext:value-type="float">
            <text:p>32,418403873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9"/>
          <table:table-cell table:style-name="ce1" office:value-type="float" office:value="0.0002778209" calcext:value-type="float">
            <text:p>0,0002778209</text:p>
          </table:table-cell>
          <table:table-cell table:style-name="ce1" office:value-type="float" office:value="0.0002602751" calcext:value-type="float">
            <text:p>0,0002602751</text:p>
          </table:table-cell>
          <table:table-cell table:style-name="ce1"/>
          <table:table-cell table:style-name="ce1" office:value-type="float" office:value="0.0005169268" calcext:value-type="float">
            <text:p>0,0005169268</text:p>
          </table:table-cell>
          <table:table-cell table:style-name="ce1" office:value-type="float" office:value="0.0003070726" calcext:value-type="float">
            <text:p>0,0003070726</text:p>
          </table:table-cell>
          <table:table-cell table:style-name="ce1" office:value-type="float" office:value="0.01714720425" calcext:value-type="float">
            <text:p>0,0171472043</text:p>
          </table:table-cell>
          <table:table-cell table:style-name="ce1" office:value-type="float" office:value="0.02044564283" calcext:value-type="float">
            <text:p>0,0204456428</text:p>
          </table:table-cell>
          <table:table-cell table:style-name="ce1" office:value-type="float" office:value="0.0624506548" calcext:value-type="float">
            <text:p>0,0624506548</text:p>
          </table:table-cell>
          <table:table-cell table:style-name="ce1" office:value-type="float" office:value="0.08453419295" calcext:value-type="float">
            <text:p>0,084534193</text:p>
          </table:table-cell>
          <table:table-cell table:style-name="ce1" office:value-type="float" office:value="0.10171760208" calcext:value-type="float">
            <text:p>0,1017176021</text:p>
          </table:table-cell>
          <table:table-cell table:style-name="ce1" office:value-type="float" office:value="0.18193818632" calcext:value-type="float">
            <text:p>0,1819381863</text:p>
          </table:table-cell>
          <table:table-cell table:style-name="ce1" office:value-type="float" office:value="0.24764256695" calcext:value-type="float">
            <text:p>0,247642567</text:p>
          </table:table-cell>
          <table:table-cell table:style-name="ce1" office:value-type="float" office:value="0.25556029137" calcext:value-type="float">
            <text:p>0,2555602914</text:p>
          </table:table-cell>
          <table:table-cell table:style-name="ce1" office:value-type="float" office:value="0.2592366407" calcext:value-type="float">
            <text:p>0,2592366407</text:p>
          </table:table-cell>
          <table:table-cell table:style-name="ce1" office:value-type="float" office:value="0.24481725983" calcext:value-type="float">
            <text:p>0,2448172598</text:p>
          </table:table-cell>
          <table:table-cell table:style-name="ce1" office:value-type="float" office:value="0.2266594888" calcext:value-type="float">
            <text:p>0,2266594888</text:p>
          </table:table-cell>
          <table:table-cell table:style-name="ce1" office:value-type="float" office:value="0.3925948965" calcext:value-type="float">
            <text:p>0,3925948965</text:p>
          </table:table-cell>
          <table:table-cell table:style-name="ce1" office:value-type="float" office:value="0.3766299742" calcext:value-type="float">
            <text:p>0,3766299742</text:p>
          </table:table-cell>
          <table:table-cell table:style-name="ce1" office:value-type="float" office:value="0.3739214169" calcext:value-type="float">
            <text:p>0,3739214169</text:p>
          </table:table-cell>
          <table:table-cell table:style-name="ce1" office:value-type="float" office:value="0.3452265189" calcext:value-type="float">
            <text:p>0,3452265189</text:p>
          </table:table-cell>
          <table:table-cell table:style-name="ce1" office:value-type="float" office:value="0.3367136853" calcext:value-type="float">
            <text:p>0,3367136853</text:p>
          </table:table-cell>
          <table:table-cell table:style-name="ce1" office:value-type="float" office:value="0.5122614644" calcext:value-type="float">
            <text:p>0,5122614644</text:p>
          </table:table-cell>
          <table:table-cell table:style-name="ce1" office:value-type="float" office:value="0.3951975634" calcext:value-type="float">
            <text:p>0,3951975634</text:p>
          </table:table-cell>
          <table:table-cell table:style-name="ce1" office:value-type="float" office:value="0.3319799588" calcext:value-type="float">
            <text:p>0,3319799588</text:p>
          </table:table-cell>
          <table:table-cell table:style-name="ce1" office:value-type="float" office:value="0.2703272272" calcext:value-type="float">
            <text:p>0,2703272272</text:p>
          </table:table-cell>
          <table:table-cell table:style-name="ce1" office:value-type="float" office:value="0.2594235714" calcext:value-type="float">
            <text:p>0,2594235714</text:p>
          </table:table-cell>
          <table:table-cell table:style-name="ce1" office:value-type="float" office:value="0.2187030741" calcext:value-type="float">
            <text:p>0,2187030741</text:p>
          </table:table-cell>
          <table:table-cell table:style-name="ce1" office:value-type="float" office:value="0.1920417971" calcext:value-type="float">
            <text:p>0,1920417971</text:p>
          </table:table-cell>
          <table:table-cell table:style-name="ce1" office:value-type="float" office:value="0.1979801409" calcext:value-type="float">
            <text:p>0,1979801409</text:p>
          </table:table-cell>
          <table:table-cell table:style-name="ce1" office:value-type="float" office:value="0.1620157783" calcext:value-type="float">
            <text:p>0,1620157783</text:p>
          </table:table-cell>
          <table:table-cell table:style-name="ce1" office:value-type="float" office:value="0.1363799365" calcext:value-type="float">
            <text:p>0,1363799365</text:p>
          </table:table-cell>
          <table:table-cell table:style-name="ce1" office:value-type="float" office:value="0.1210702898" calcext:value-type="float">
            <text:p>0,121070289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256056146" calcext:value-type="float">
            <text:p>0,0256056146</text:p>
          </table:table-cell>
          <table:table-cell table:style-name="ce1" office:value-type="float" office:value="0.0411693721" calcext:value-type="float">
            <text:p>0,0411693721</text:p>
          </table:table-cell>
          <table:table-cell table:style-name="ce1" office:value-type="float" office:value="0.0567145894" calcext:value-type="float">
            <text:p>0,0567145894</text:p>
          </table:table-cell>
          <table:table-cell table:style-name="ce1" office:value-type="float" office:value="0.066618121" calcext:value-type="float">
            <text:p>0,066618121</text:p>
          </table:table-cell>
          <table:table-cell table:style-name="ce1" office:value-type="float" office:value="0.0657549986" calcext:value-type="float">
            <text:p>0,0657549986</text:p>
          </table:table-cell>
          <table:table-cell table:style-name="ce1" office:value-type="float" office:value="0.068528369" calcext:value-type="float">
            <text:p>0,068528369</text:p>
          </table:table-cell>
          <table:table-cell table:style-name="ce1" office:value-type="float" office:value="0.0734095772" calcext:value-type="float">
            <text:p>0,0734095772</text:p>
          </table:table-cell>
          <table:table-cell table:style-name="ce1" office:value-type="float" office:value="0.0774243844" calcext:value-type="float">
            <text:p>0,0774243844</text:p>
          </table:table-cell>
          <table:table-cell table:style-name="ce1" office:value-type="float" office:value="0.122797554" calcext:value-type="float">
            <text:p>0,122797554</text:p>
          </table:table-cell>
          <table:table-cell table:style-name="ce1" office:value-type="float" office:value="0.1261295426" calcext:value-type="float">
            <text:p>0,1261295426</text:p>
          </table:table-cell>
          <table:table-cell table:style-name="ce1" office:value-type="float" office:value="0.1266287387" calcext:value-type="float">
            <text:p>0,1266287387</text:p>
          </table:table-cell>
          <table:table-cell table:style-name="ce1" office:value-type="float" office:value="0.1731016" calcext:value-type="float">
            <text:p>0,1731016</text:p>
          </table:table-cell>
          <table:table-cell table:style-name="ce1" office:value-type="float" office:value="0.190529878" calcext:value-type="float">
            <text:p>0,190529878</text:p>
          </table:table-cell>
          <table:table-cell table:style-name="ce1" office:value-type="float" office:value="0.192042969" calcext:value-type="float">
            <text:p>0,192042969</text:p>
          </table:table-cell>
          <table:table-cell table:style-name="ce1" office:value-type="float" office:value="0.182565702" calcext:value-type="float">
            <text:p>0,182565702</text:p>
          </table:table-cell>
          <table:table-cell table:style-name="ce1" office:value-type="float" office:value="0.186797354" calcext:value-type="float">
            <text:p>0,186797354</text:p>
          </table:table-cell>
          <table:table-cell table:style-name="ce1" office:value-type="float" office:value="0.1822359114" calcext:value-type="float">
            <text:p>0,1822359114</text:p>
          </table:table-cell>
          <table:table-cell table:style-name="ce1" office:value-type="float" office:value="0.1789942646" calcext:value-type="float">
            <text:p>0,1789942646</text:p>
          </table:table-cell>
          <table:table-cell table:style-name="ce1" office:value-type="float" office:value="0.19043671076" calcext:value-type="float">
            <text:p>0,1904367108</text:p>
          </table:table-cell>
          <table:table-cell table:style-name="ce1" office:value-type="float" office:value="0.19679292413" calcext:value-type="float">
            <text:p>0,1967929241</text:p>
          </table:table-cell>
          <table:table-cell table:style-name="ce1" office:value-type="float" office:value="0.20410749462" calcext:value-type="float">
            <text:p>0,2041074946</text:p>
          </table:table-cell>
          <table:table-cell table:style-name="ce1" office:value-type="float" office:value="0.20390608052" calcext:value-type="float">
            <text:p>0,2039060805</text:p>
          </table:table-cell>
          <table:table-cell table:style-name="ce1" office:value-type="float" office:value="0.19426345422" calcext:value-type="float">
            <text:p>0,1942634542</text:p>
          </table:table-cell>
          <table:table-cell table:style-name="ce1" office:value-type="float" office:value="0.18544033729" calcext:value-type="float">
            <text:p>0,1854403373</text:p>
          </table:table-cell>
          <table:table-cell table:style-name="ce1" office:value-type="float" office:value="0.13864205888" calcext:value-type="float">
            <text:p>0,1386420589</text:p>
          </table:table-cell>
          <table:table-cell table:style-name="ce1" office:value-type="float" office:value="0.23982151362" calcext:value-type="float">
            <text:p>0,2398215136</text:p>
          </table:table-cell>
          <table:table-cell table:style-name="ce1" office:value-type="float" office:value="0.2331200302" calcext:value-type="float">
            <text:p>0,2331200302</text:p>
          </table:table-cell>
          <table:table-cell table:style-name="ce1" office:value-type="float" office:value="0.213379155" calcext:value-type="float">
            <text:p>0,213379155</text:p>
          </table:table-cell>
          <table:table-cell table:style-name="ce1" office:value-type="float" office:value="0.1981623516" calcext:value-type="float">
            <text:p>0,1981623516</text:p>
          </table:table-cell>
          <table:table-cell table:style-name="ce1" office:value-type="float" office:value="0.1834298717" calcext:value-type="float">
            <text:p>0,1834298717</text:p>
          </table:table-cell>
          <table:table-cell table:style-name="ce1" office:value-type="float" office:value="0.4134621421" calcext:value-type="float">
            <text:p>0,4134621421</text:p>
          </table:table-cell>
          <table:table-cell table:style-name="ce1" office:value-type="float" office:value="0.45880323216" calcext:value-type="float">
            <text:p>0,4588032322</text:p>
          </table:table-cell>
          <table:table-cell table:style-name="ce1" office:value-type="float" office:value="0.38721615006" calcext:value-type="float">
            <text:p>0,3872161501</text:p>
          </table:table-cell>
          <table:table-cell table:style-name="ce1" office:value-type="float" office:value="0.30379944843" calcext:value-type="float">
            <text:p>0,3037994484</text:p>
          </table:table-cell>
          <table:table-cell table:style-name="ce1" office:value-type="float" office:value="0.33283439203" calcext:value-type="float">
            <text:p>0,332834392</text:p>
          </table:table-cell>
          <table:table-cell table:style-name="ce1" office:value-type="float" office:value="0.27762207823" calcext:value-type="float">
            <text:p>0,2776220782</text:p>
          </table:table-cell>
          <table:table-cell table:style-name="ce1" office:value-type="float" office:value="0.2342474968" calcext:value-type="float">
            <text:p>0,2342474968</text:p>
          </table:table-cell>
          <table:table-cell table:style-name="ce1" office:value-type="float" office:value="0.22782557145" calcext:value-type="float">
            <text:p>0,2278255715</text:p>
          </table:table-cell>
          <table:table-cell table:style-name="ce1" office:value-type="float" office:value="0.19372365732" calcext:value-type="float">
            <text:p>0,1937236573</text:p>
          </table:table-cell>
          <table:table-cell table:style-name="ce1" office:value-type="float" office:value="0.17103179896" calcext:value-type="float">
            <text:p>0,171031799</text:p>
          </table:table-cell>
          <table:table-cell table:style-name="ce1" office:value-type="float" office:value="0.16074238324" calcext:value-type="float">
            <text:p>0,160742383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5.434784161" calcext:value-type="float">
            <text:p>5,434784161</text:p>
          </table:table-cell>
          <table:table-cell table:style-name="ce1" office:value-type="float" office:value="5.549341388" calcext:value-type="float">
            <text:p>5,549341388</text:p>
          </table:table-cell>
          <table:table-cell table:style-name="ce1" office:value-type="float" office:value="5.216750951" calcext:value-type="float">
            <text:p>5,216750951</text:p>
          </table:table-cell>
          <table:table-cell table:style-name="ce1" office:value-type="float" office:value="5.497474916" calcext:value-type="float">
            <text:p>5,497474916</text:p>
          </table:table-cell>
          <table:table-cell table:style-name="ce1" office:value-type="float" office:value="5.567622169" calcext:value-type="float">
            <text:p>5,567622169</text:p>
          </table:table-cell>
          <table:table-cell table:style-name="ce1" office:value-type="float" office:value="5.565758103" calcext:value-type="float">
            <text:p>5,565758103</text:p>
          </table:table-cell>
          <table:table-cell table:style-name="ce1" office:value-type="float" office:value="9.0596888629" calcext:value-type="float">
            <text:p>9,0596888629</text:p>
          </table:table-cell>
          <table:table-cell table:style-name="ce1" office:value-type="float" office:value="8.3233117336" calcext:value-type="float">
            <text:p>8,3233117336</text:p>
          </table:table-cell>
          <table:table-cell table:style-name="ce1" office:value-type="float" office:value="7.9406160182" calcext:value-type="float">
            <text:p>7,9406160182</text:p>
          </table:table-cell>
          <table:table-cell table:style-name="ce1" office:value-type="float" office:value="6.8794823363" calcext:value-type="float">
            <text:p>6,8794823363</text:p>
          </table:table-cell>
          <table:table-cell table:style-name="ce1" office:value-type="float" office:value="6.1633931294" calcext:value-type="float">
            <text:p>6,1633931294</text:p>
          </table:table-cell>
          <table:table-cell table:style-name="ce1" office:value-type="float" office:value="5.1280315685" calcext:value-type="float">
            <text:p>5,1280315685</text:p>
          </table:table-cell>
          <table:table-cell table:style-name="ce1" office:value-type="float" office:value="4.23530233289" calcext:value-type="float">
            <text:p>4,2353023329</text:p>
          </table:table-cell>
          <table:table-cell table:style-name="ce1" office:value-type="float" office:value="3.68546393572" calcext:value-type="float">
            <text:p>3,6854639357</text:p>
          </table:table-cell>
          <table:table-cell table:style-name="ce1" office:value-type="float" office:value="3.33965196829" calcext:value-type="float">
            <text:p>3,3396519683</text:p>
          </table:table-cell>
          <table:table-cell table:style-name="ce1" office:value-type="float" office:value="2.7524514522" calcext:value-type="float">
            <text:p>2,7524514522</text:p>
          </table:table-cell>
          <table:table-cell table:style-name="ce1" office:value-type="float" office:value="2.30666047152" calcext:value-type="float">
            <text:p>2,3066604715</text:p>
          </table:table-cell>
          <table:table-cell table:style-name="ce1" office:value-type="float" office:value="1.97755687813" calcext:value-type="float">
            <text:p>1,9775568781</text:p>
          </table:table-cell>
          <table:table-cell table:style-name="ce1" office:value-type="float" office:value="1.59974396664" calcext:value-type="float">
            <text:p>1,5997439666</text:p>
          </table:table-cell>
          <table:table-cell table:style-name="ce1" office:value-type="float" office:value="1.14708598869" calcext:value-type="float">
            <text:p>1,1470859887</text:p>
          </table:table-cell>
          <table:table-cell table:style-name="ce1" office:value-type="float" office:value="0.76396785984" calcext:value-type="float">
            <text:p>0,7639678598</text:p>
          </table:table-cell>
          <table:table-cell table:style-name="ce1" office:value-type="float" office:value="0.62135556373" calcext:value-type="float">
            <text:p>0,6213555637</text:p>
          </table:table-cell>
          <table:table-cell table:style-name="ce1" office:value-type="float" office:value="0.46131731508" calcext:value-type="float">
            <text:p>0,4613173151</text:p>
          </table:table-cell>
          <table:table-cell table:style-name="ce1" office:value-type="float" office:value="0.49853524589" calcext:value-type="float">
            <text:p>0,4985352459</text:p>
          </table:table-cell>
          <table:table-cell table:style-name="ce1" office:value-type="float" office:value="0.55946719718" calcext:value-type="float">
            <text:p>0,5594671972</text:p>
          </table:table-cell>
          <table:table-cell table:style-name="ce1" office:value-type="float" office:value="0.552090201" calcext:value-type="float">
            <text:p>0,552090201</text:p>
          </table:table-cell>
          <table:table-cell table:style-name="ce1" office:value-type="float" office:value="0.4794182753" calcext:value-type="float">
            <text:p>0,4794182753</text:p>
          </table:table-cell>
          <table:table-cell table:style-name="ce1" office:value-type="float" office:value="0.4209720062" calcext:value-type="float">
            <text:p>0,4209720062</text:p>
          </table:table-cell>
          <table:table-cell table:style-name="ce1" office:value-type="float" office:value="0.375714277" calcext:value-type="float">
            <text:p>0,375714277</text:p>
          </table:table-cell>
          <table:table-cell table:style-name="ce1" office:value-type="float" office:value="0.3427190548" calcext:value-type="float">
            <text:p>0,3427190548</text:p>
          </table:table-cell>
          <table:table-cell table:style-name="ce1" office:value-type="float" office:value="0.374691054" calcext:value-type="float">
            <text:p>0,374691054</text:p>
          </table:table-cell>
          <table:table-cell table:style-name="ce1" office:value-type="float" office:value="0.592513617" calcext:value-type="float">
            <text:p>0,592513617</text:p>
          </table:table-cell>
          <table:table-cell table:style-name="ce1" office:value-type="float" office:value="0.6085670235" calcext:value-type="float">
            <text:p>0,6085670235</text:p>
          </table:table-cell>
          <table:table-cell table:style-name="ce1" office:value-type="float" office:value="0.6669695682" calcext:value-type="float">
            <text:p>0,6669695682</text:p>
          </table:table-cell>
          <table:table-cell table:style-name="ce1" office:value-type="float" office:value="0.7181912994" calcext:value-type="float">
            <text:p>0,7181912994</text:p>
          </table:table-cell>
          <table:table-cell table:style-name="ce1" office:value-type="float" office:value="0.777375392" calcext:value-type="float">
            <text:p>0,777375392</text:p>
          </table:table-cell>
          <table:table-cell table:style-name="ce1" office:value-type="float" office:value="0.561311699" calcext:value-type="float">
            <text:p>0,561311699</text:p>
          </table:table-cell>
          <table:table-cell table:style-name="ce1" office:value-type="float" office:value="0.4353688982" calcext:value-type="float">
            <text:p>0,4353688982</text:p>
          </table:table-cell>
          <table:table-cell table:style-name="ce1" office:value-type="float" office:value="0.4206345402" calcext:value-type="float">
            <text:p>0,4206345402</text:p>
          </table:table-cell>
          <table:table-cell table:style-name="ce1" office:value-type="float" office:value="0.4088980491" calcext:value-type="float">
            <text:p>0,4088980491</text:p>
          </table:table-cell>
          <table:table-cell table:style-name="ce1" office:value-type="float" office:value="0.393049715" calcext:value-type="float">
            <text:p>0,39304971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1.7979292899" calcext:value-type="float">
            <text:p>1,7979292899</text:p>
          </table:table-cell>
          <table:table-cell table:style-name="ce1" office:value-type="float" office:value="1.4394134046" calcext:value-type="float">
            <text:p>1,4394134046</text:p>
          </table:table-cell>
          <table:table-cell table:style-name="ce1" office:value-type="float" office:value="1.2080142264" calcext:value-type="float">
            <text:p>1,2080142264</text:p>
          </table:table-cell>
          <table:table-cell table:style-name="ce1" office:value-type="float" office:value="1.2086037346" calcext:value-type="float">
            <text:p>1,2086037346</text:p>
          </table:table-cell>
          <table:table-cell table:style-name="ce1" office:value-type="float" office:value="1.3348251608" calcext:value-type="float">
            <text:p>1,3348251608</text:p>
          </table:table-cell>
          <table:table-cell table:style-name="ce1" office:value-type="float" office:value="1.4643312904" calcext:value-type="float">
            <text:p>1,4643312904</text:p>
          </table:table-cell>
          <table:table-cell table:style-name="ce1" office:value-type="float" office:value="1.1040664047" calcext:value-type="float">
            <text:p>1,1040664047</text:p>
          </table:table-cell>
          <table:table-cell table:style-name="ce1" office:value-type="float" office:value="1.0564523467" calcext:value-type="float">
            <text:p>1,0564523467</text:p>
          </table:table-cell>
          <table:table-cell table:style-name="ce1" office:value-type="float" office:value="0.9831784459" calcext:value-type="float">
            <text:p>0,9831784459</text:p>
          </table:table-cell>
          <table:table-cell table:style-name="ce1" office:value-type="float" office:value="0.9852268007" calcext:value-type="float">
            <text:p>0,9852268007</text:p>
          </table:table-cell>
          <table:table-cell table:style-name="ce1" office:value-type="float" office:value="0.9151007839" calcext:value-type="float">
            <text:p>0,9151007839</text:p>
          </table:table-cell>
          <table:table-cell table:style-name="ce1" office:value-type="float" office:value="0.8501502875" calcext:value-type="float">
            <text:p>0,8501502875</text:p>
          </table:table-cell>
          <table:table-cell table:style-name="ce1" office:value-type="float" office:value="0.7712753298" calcext:value-type="float">
            <text:p>0,7712753298</text:p>
          </table:table-cell>
          <table:table-cell table:style-name="ce1" office:value-type="float" office:value="0.68976972187" calcext:value-type="float">
            <text:p>0,6897697219</text:p>
          </table:table-cell>
          <table:table-cell table:style-name="ce1" office:value-type="float" office:value="0.61974243158" calcext:value-type="float">
            <text:p>0,6197424316</text:p>
          </table:table-cell>
          <table:table-cell table:style-name="ce1" office:value-type="float" office:value="0.50599047668" calcext:value-type="float">
            <text:p>0,5059904767</text:p>
          </table:table-cell>
          <table:table-cell table:style-name="ce1" office:value-type="float" office:value="0.40195215283" calcext:value-type="float">
            <text:p>0,4019521528</text:p>
          </table:table-cell>
          <table:table-cell table:style-name="ce1" office:value-type="float" office:value="0.30651965562" calcext:value-type="float">
            <text:p>0,3065196556</text:p>
          </table:table-cell>
          <table:table-cell table:style-name="ce1" office:value-type="float" office:value="0.21211812558" calcext:value-type="float">
            <text:p>0,2121181256</text:p>
          </table:table-cell>
          <table:table-cell table:style-name="ce1" office:value-type="float" office:value="0.18074518441" calcext:value-type="float">
            <text:p>0,1807451844</text:p>
          </table:table-cell>
          <table:table-cell table:style-name="ce1" office:value-type="float" office:value="0.12869420851" calcext:value-type="float">
            <text:p>0,1286942085</text:p>
          </table:table-cell>
          <table:table-cell table:style-name="ce1" office:value-type="float" office:value="0.13017680721" calcext:value-type="float">
            <text:p>0,1301768072</text:p>
          </table:table-cell>
          <table:table-cell table:style-name="ce1" office:value-type="float" office:value="0.1201169715" calcext:value-type="float">
            <text:p>0,1201169715</text:p>
          </table:table-cell>
          <table:table-cell table:style-name="ce1" office:value-type="float" office:value="0.0443727151" calcext:value-type="float">
            <text:p>0,0443727151</text:p>
          </table:table-cell>
          <table:table-cell table:style-name="ce1" office:value-type="float" office:value="0.03905322094" calcext:value-type="float">
            <text:p>0,0390532209</text:p>
          </table:table-cell>
          <table:table-cell table:style-name="ce1" office:value-type="float" office:value="0.0935262098" calcext:value-type="float">
            <text:p>0,0935262098</text:p>
          </table:table-cell>
          <table:table-cell table:style-name="ce1" office:value-type="float" office:value="0.0731525988" calcext:value-type="float">
            <text:p>0,0731525988</text:p>
          </table:table-cell>
          <table:table-cell table:style-name="ce1" office:value-type="float" office:value="0.0621541844" calcext:value-type="float">
            <text:p>0,0621541844</text:p>
          </table:table-cell>
          <table:table-cell table:style-name="ce1" office:value-type="float" office:value="0.0521254009" calcext:value-type="float">
            <text:p>0,0521254009</text:p>
          </table:table-cell>
          <table:table-cell table:style-name="ce1" office:value-type="float" office:value="0.04480298881" calcext:value-type="float">
            <text:p>0,0448029888</text:p>
          </table:table-cell>
          <table:table-cell table:style-name="ce1" office:value-type="float" office:value="0.05290644967" calcext:value-type="float">
            <text:p>0,0529064497</text:p>
          </table:table-cell>
          <table:table-cell table:style-name="ce1" office:value-type="float" office:value="0.138747422" calcext:value-type="float">
            <text:p>0,138747422</text:p>
          </table:table-cell>
          <table:table-cell table:style-name="ce1" office:value-type="float" office:value="0.10217011695" calcext:value-type="float">
            <text:p>0,102170117</text:p>
          </table:table-cell>
          <table:table-cell table:style-name="ce1" office:value-type="float" office:value="0.0919555785" calcext:value-type="float">
            <text:p>0,0919555785</text:p>
          </table:table-cell>
          <table:table-cell table:style-name="ce1" office:value-type="float" office:value="0.08301534" calcext:value-type="float">
            <text:p>0,08301534</text:p>
          </table:table-cell>
          <table:table-cell table:style-name="ce1" office:value-type="float" office:value="0.074895092" calcext:value-type="float">
            <text:p>0,074895092</text:p>
          </table:table-cell>
          <table:table-cell table:style-name="ce1" office:value-type="float" office:value="0.04817862323" calcext:value-type="float">
            <text:p>0,0481786232</text:p>
          </table:table-cell>
          <table:table-cell table:style-name="ce1" office:value-type="float" office:value="0.03812726632" calcext:value-type="float">
            <text:p>0,0381272663</text:p>
          </table:table-cell>
          <table:table-cell table:style-name="ce1" office:value-type="float" office:value="0.03697994362" calcext:value-type="float">
            <text:p>0,0369799436</text:p>
          </table:table-cell>
          <table:table-cell table:style-name="ce1" office:value-type="float" office:value="0.03534406998" calcext:value-type="float">
            <text:p>0,03534407</text:p>
          </table:table-cell>
          <table:table-cell table:style-name="ce1" office:value-type="float" office:value="0.03291507228" calcext:value-type="float">
            <text:p>0,032915072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4.98003285155" calcext:value-type="float">
            <text:p>4,9800328516</text:p>
          </table:table-cell>
          <table:table-cell table:style-name="ce1" office:value-type="float" office:value="5.1126343209" calcext:value-type="float">
            <text:p>5,1126343209</text:p>
          </table:table-cell>
          <table:table-cell table:style-name="ce1" office:value-type="float" office:value="5.2816123552" calcext:value-type="float">
            <text:p>5,2816123552</text:p>
          </table:table-cell>
          <table:table-cell table:style-name="ce1" office:value-type="float" office:value="5.3657152426" calcext:value-type="float">
            <text:p>5,3657152426</text:p>
          </table:table-cell>
          <table:table-cell table:style-name="ce1" office:value-type="float" office:value="5.4296367849" calcext:value-type="float">
            <text:p>5,4296367849</text:p>
          </table:table-cell>
          <table:table-cell table:style-name="ce1" office:value-type="float" office:value="5.4782029181" calcext:value-type="float">
            <text:p>5,4782029181</text:p>
          </table:table-cell>
          <table:table-cell table:style-name="ce1" office:value-type="float" office:value="11.03553135366" calcext:value-type="float">
            <text:p>11,0355313537</text:p>
          </table:table-cell>
          <table:table-cell table:style-name="ce1" office:value-type="float" office:value="10.67069140851" calcext:value-type="float">
            <text:p>10,6706914085</text:p>
          </table:table-cell>
          <table:table-cell table:style-name="ce1" office:value-type="float" office:value="9.4830488171" calcext:value-type="float">
            <text:p>9,4830488171</text:p>
          </table:table-cell>
          <table:table-cell table:style-name="ce1" office:value-type="float" office:value="14.05495114291" calcext:value-type="float">
            <text:p>14,0549511429</text:p>
          </table:table-cell>
          <table:table-cell table:style-name="ce1" office:value-type="float" office:value="13.963825593402" calcext:value-type="float">
            <text:p>13,9638255934</text:p>
          </table:table-cell>
          <table:table-cell table:style-name="ce1" office:value-type="float" office:value="15.26452593671" calcext:value-type="float">
            <text:p>15,2645259367</text:p>
          </table:table-cell>
          <table:table-cell table:style-name="ce1" office:value-type="float" office:value="15.6311976154" calcext:value-type="float">
            <text:p>15,6311976154</text:p>
          </table:table-cell>
          <table:table-cell table:style-name="ce1" office:value-type="float" office:value="15.4375683145" calcext:value-type="float">
            <text:p>15,4375683145</text:p>
          </table:table-cell>
          <table:table-cell table:style-name="ce1" office:value-type="float" office:value="15.5802691413" calcext:value-type="float">
            <text:p>15,5802691413</text:p>
          </table:table-cell>
          <table:table-cell table:style-name="ce1" office:value-type="float" office:value="15.3196664322" calcext:value-type="float">
            <text:p>15,3196664322</text:p>
          </table:table-cell>
          <table:table-cell table:style-name="ce1" office:value-type="float" office:value="15.4978671033" calcext:value-type="float">
            <text:p>15,4978671033</text:p>
          </table:table-cell>
          <table:table-cell table:style-name="ce1" office:value-type="float" office:value="13.95512519942" calcext:value-type="float">
            <text:p>13,9551251994</text:p>
          </table:table-cell>
          <table:table-cell table:style-name="ce1" office:value-type="float" office:value="13.6288041217" calcext:value-type="float">
            <text:p>13,6288041217</text:p>
          </table:table-cell>
          <table:table-cell table:style-name="ce1" office:value-type="float" office:value="10.91710225548" calcext:value-type="float">
            <text:p>10,9171022555</text:p>
          </table:table-cell>
          <table:table-cell table:style-name="ce1" office:value-type="float" office:value="13.217815824168" calcext:value-type="float">
            <text:p>13,2178158242</text:p>
          </table:table-cell>
          <table:table-cell table:style-name="ce1" office:value-type="float" office:value="14.328214180188" calcext:value-type="float">
            <text:p>14,3282141802</text:p>
          </table:table-cell>
          <table:table-cell table:style-name="ce1" office:value-type="float" office:value="14.806432816215" calcext:value-type="float">
            <text:p>14,8064328162</text:p>
          </table:table-cell>
          <table:table-cell table:style-name="ce1" office:value-type="float" office:value="15.55366299636" calcext:value-type="float">
            <text:p>15,5536629964</text:p>
          </table:table-cell>
          <table:table-cell table:style-name="ce1" office:value-type="float" office:value="16.824265133161" calcext:value-type="float">
            <text:p>16,8242651332</text:p>
          </table:table-cell>
          <table:table-cell table:style-name="ce1" office:value-type="float" office:value="8.401648525997" calcext:value-type="float">
            <text:p>8,401648526</text:p>
          </table:table-cell>
          <table:table-cell table:style-name="ce1" office:value-type="float" office:value="8.3885018113" calcext:value-type="float">
            <text:p>8,3885018113</text:p>
          </table:table-cell>
          <table:table-cell table:style-name="ce1" office:value-type="float" office:value="8.40278178633" calcext:value-type="float">
            <text:p>8,4027817863</text:p>
          </table:table-cell>
          <table:table-cell table:style-name="ce1" office:value-type="float" office:value="8.99115417816" calcext:value-type="float">
            <text:p>8,9911541782</text:p>
          </table:table-cell>
          <table:table-cell table:style-name="ce1" office:value-type="float" office:value="9.331635121323" calcext:value-type="float">
            <text:p>9,3316351213</text:p>
          </table:table-cell>
          <table:table-cell table:style-name="ce1" office:value-type="float" office:value="10.0554330151" calcext:value-type="float">
            <text:p>10,0554330151</text:p>
          </table:table-cell>
          <table:table-cell table:style-name="ce1" office:value-type="float" office:value="9.58988383652" calcext:value-type="float">
            <text:p>9,5898838365</text:p>
          </table:table-cell>
          <table:table-cell table:style-name="ce1" office:value-type="float" office:value="10.2772537547" calcext:value-type="float">
            <text:p>10,2772537547</text:p>
          </table:table-cell>
          <table:table-cell table:style-name="ce1" office:value-type="float" office:value="10.49857445439" calcext:value-type="float">
            <text:p>10,4985744544</text:p>
          </table:table-cell>
          <table:table-cell table:style-name="ce1" office:value-type="float" office:value="10.70650981619" calcext:value-type="float">
            <text:p>10,7065098162</text:p>
          </table:table-cell>
          <table:table-cell table:style-name="ce1" office:value-type="float" office:value="10.74552165794" calcext:value-type="float">
            <text:p>10,7455216579</text:p>
          </table:table-cell>
          <table:table-cell table:style-name="ce1" office:value-type="float" office:value="10.233955659812" calcext:value-type="float">
            <text:p>10,2339556598</text:p>
          </table:table-cell>
          <table:table-cell table:style-name="ce1" office:value-type="float" office:value="10.087435751558" calcext:value-type="float">
            <text:p>10,0874357516</text:p>
          </table:table-cell>
          <table:table-cell table:style-name="ce1" office:value-type="float" office:value="10.07609655834" calcext:value-type="float">
            <text:p>10,0760965583</text:p>
          </table:table-cell>
          <table:table-cell table:style-name="ce1" office:value-type="float" office:value="10.121456435548" calcext:value-type="float">
            <text:p>10,1214564355</text:p>
          </table:table-cell>
          <table:table-cell table:style-name="ce1" office:value-type="float" office:value="10.234302530346" calcext:value-type="float">
            <text:p>10,23430253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133.66603251187" calcext:value-type="float">
            <text:p>133,6660325119</text:p>
          </table:table-cell>
          <table:table-cell table:style-name="ce1" office:value-type="float" office:value="159.14684134346" calcext:value-type="float">
            <text:p>159,1468413435</text:p>
          </table:table-cell>
          <table:table-cell table:style-name="ce1" office:value-type="float" office:value="184.09858269655" calcext:value-type="float">
            <text:p>184,0985826966</text:p>
          </table:table-cell>
          <table:table-cell table:style-name="ce1" office:value-type="float" office:value="166.08341910378" calcext:value-type="float">
            <text:p>166,0834191038</text:p>
          </table:table-cell>
          <table:table-cell table:style-name="ce1" office:value-type="float" office:value="152.70717613404" calcext:value-type="float">
            <text:p>152,707176134</text:p>
          </table:table-cell>
          <table:table-cell table:style-name="ce1" office:value-type="float" office:value="119.06551651244" calcext:value-type="float">
            <text:p>119,0655165124</text:p>
          </table:table-cell>
          <table:table-cell table:style-name="ce1" office:value-type="float" office:value="157.63810158472" calcext:value-type="float">
            <text:p>157,6381015847</text:p>
          </table:table-cell>
          <table:table-cell table:style-name="ce1" office:value-type="float" office:value="127.254560601077" calcext:value-type="float">
            <text:p>127,2545606011</text:p>
          </table:table-cell>
          <table:table-cell table:style-name="ce1" office:value-type="float" office:value="140.23486190797" calcext:value-type="float">
            <text:p>140,234861908</text:p>
          </table:table-cell>
          <table:table-cell table:style-name="ce1" office:value-type="float" office:value="139.433765889609" calcext:value-type="float">
            <text:p>139,4337658896</text:p>
          </table:table-cell>
          <table:table-cell table:style-name="ce1" office:value-type="float" office:value="130.409662821011" calcext:value-type="float">
            <text:p>130,409662821</text:p>
          </table:table-cell>
          <table:table-cell table:style-name="ce1" office:value-type="float" office:value="135.28538702517" calcext:value-type="float">
            <text:p>135,2853870252</text:p>
          </table:table-cell>
          <table:table-cell table:style-name="ce1" office:value-type="float" office:value="131.10759400684" calcext:value-type="float">
            <text:p>131,1075940068</text:p>
          </table:table-cell>
          <table:table-cell table:style-name="ce1" office:value-type="float" office:value="128.754004611995" calcext:value-type="float">
            <text:p>128,754004612</text:p>
          </table:table-cell>
          <table:table-cell table:style-name="ce1" office:value-type="float" office:value="126.481776874317" calcext:value-type="float">
            <text:p>126,4817768743</text:p>
          </table:table-cell>
          <table:table-cell table:style-name="ce1" office:value-type="float" office:value="124.58937355757" calcext:value-type="float">
            <text:p>124,5893735576</text:p>
          </table:table-cell>
          <table:table-cell table:style-name="ce1" office:value-type="float" office:value="122.823295368383" calcext:value-type="float">
            <text:p>122,8232953684</text:p>
          </table:table-cell>
          <table:table-cell table:style-name="ce1" office:value-type="float" office:value="120.706855153594" calcext:value-type="float">
            <text:p>120,7068551536</text:p>
          </table:table-cell>
          <table:table-cell table:style-name="ce1" office:value-type="float" office:value="119.595012503098" calcext:value-type="float">
            <text:p>119,5950125031</text:p>
          </table:table-cell>
          <table:table-cell table:style-name="ce1" office:value-type="float" office:value="118.769906900058" calcext:value-type="float">
            <text:p>118,7699069001</text:p>
          </table:table-cell>
          <table:table-cell table:style-name="ce1" office:value-type="float" office:value="118.566260064356" calcext:value-type="float">
            <text:p>118,5662600644</text:p>
          </table:table-cell>
          <table:table-cell table:style-name="ce1" office:value-type="float" office:value="120.182644884028" calcext:value-type="float">
            <text:p>120,182644884</text:p>
          </table:table-cell>
          <table:table-cell table:style-name="ce1" office:value-type="float" office:value="116.644422077096" calcext:value-type="float">
            <text:p>116,6444220771</text:p>
          </table:table-cell>
          <table:table-cell table:style-name="ce1" office:value-type="float" office:value="116.509611360748" calcext:value-type="float">
            <text:p>116,5096113607</text:p>
          </table:table-cell>
          <table:table-cell table:style-name="ce1" office:value-type="float" office:value="115.912432585722" calcext:value-type="float">
            <text:p>115,9124325857</text:p>
          </table:table-cell>
          <table:table-cell table:style-name="ce1" office:value-type="float" office:value="152.38152557984" calcext:value-type="float">
            <text:p>152,3815255798</text:p>
          </table:table-cell>
          <table:table-cell table:style-name="ce1" office:value-type="float" office:value="153.746414706003" calcext:value-type="float">
            <text:p>153,746414706</text:p>
          </table:table-cell>
          <table:table-cell table:style-name="ce1" office:value-type="float" office:value="158.263010577728" calcext:value-type="float">
            <text:p>158,2630105777</text:p>
          </table:table-cell>
          <table:table-cell table:style-name="ce1" office:value-type="float" office:value="158.539991363355" calcext:value-type="float">
            <text:p>158,5399913634</text:p>
          </table:table-cell>
          <table:table-cell table:style-name="ce1" office:value-type="float" office:value="156.548865539421" calcext:value-type="float">
            <text:p>156,5488655394</text:p>
          </table:table-cell>
          <table:table-cell table:style-name="ce1" office:value-type="float" office:value="157.543862366931" calcext:value-type="float">
            <text:p>157,5438623669</text:p>
          </table:table-cell>
          <table:table-cell table:style-name="ce1" office:value-type="float" office:value="150.789150292019" calcext:value-type="float">
            <text:p>150,789150292</text:p>
          </table:table-cell>
          <table:table-cell table:style-name="ce1" office:value-type="float" office:value="153.25758805233" calcext:value-type="float">
            <text:p>153,2575880523</text:p>
          </table:table-cell>
          <table:table-cell table:style-name="ce1" office:value-type="float" office:value="152.038682915247" calcext:value-type="float">
            <text:p>152,0386829152</text:p>
          </table:table-cell>
          <table:table-cell table:style-name="ce1" office:value-type="float" office:value="147.67472186496" calcext:value-type="float">
            <text:p>147,674721865</text:p>
          </table:table-cell>
          <table:table-cell table:style-name="ce1" office:value-type="float" office:value="144.81595064734" calcext:value-type="float">
            <text:p>144,8159506473</text:p>
          </table:table-cell>
          <table:table-cell table:style-name="ce1" office:value-type="float" office:value="131.08890157826" calcext:value-type="float">
            <text:p>131,0889015783</text:p>
          </table:table-cell>
          <table:table-cell table:style-name="ce1" office:value-type="float" office:value="126.812857514869" calcext:value-type="float">
            <text:p>126,8128575149</text:p>
          </table:table-cell>
          <table:table-cell table:style-name="ce1" office:value-type="float" office:value="122.4640983193" calcext:value-type="float">
            <text:p>122,4640983193</text:p>
          </table:table-cell>
          <table:table-cell table:style-name="ce1" office:value-type="float" office:value="117.45274790263" calcext:value-type="float">
            <text:p>117,4527479026</text:p>
          </table:table-cell>
          <table:table-cell table:style-name="ce1" office:value-type="float" office:value="112.03003483137" calcext:value-type="float">
            <text:p>112,030034831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604157014" calcext:value-type="float">
            <text:p>0,0604157014</text:p>
          </table:table-cell>
          <table:table-cell table:style-name="ce1" office:value-type="float" office:value="0.0628164362" calcext:value-type="float">
            <text:p>0,0628164362</text:p>
          </table:table-cell>
          <table:table-cell table:style-name="ce1" office:value-type="float" office:value="0.0812924166" calcext:value-type="float">
            <text:p>0,0812924166</text:p>
          </table:table-cell>
          <table:table-cell table:style-name="ce1" office:value-type="float" office:value="0.0872680899" calcext:value-type="float">
            <text:p>0,0872680899</text:p>
          </table:table-cell>
          <table:table-cell table:style-name="ce1" office:value-type="float" office:value="0.0802905049" calcext:value-type="float">
            <text:p>0,0802905049</text:p>
          </table:table-cell>
          <table:table-cell table:style-name="ce1" office:value-type="float" office:value="0.095532904" calcext:value-type="float">
            <text:p>0,095532904</text:p>
          </table:table-cell>
          <table:table-cell table:style-name="ce1" office:value-type="float" office:value="0.3126180882" calcext:value-type="float">
            <text:p>0,3126180882</text:p>
          </table:table-cell>
          <table:table-cell table:style-name="ce1" office:value-type="float" office:value="0.6455785487" calcext:value-type="float">
            <text:p>0,6455785487</text:p>
          </table:table-cell>
          <table:table-cell table:style-name="ce1" office:value-type="float" office:value="0.4496585232" calcext:value-type="float">
            <text:p>0,4496585232</text:p>
          </table:table-cell>
          <table:table-cell table:style-name="ce1" office:value-type="float" office:value="4.68892874975" calcext:value-type="float">
            <text:p>4,6889287498</text:p>
          </table:table-cell>
          <table:table-cell table:style-name="ce1" office:value-type="float" office:value="4.17173835872" calcext:value-type="float">
            <text:p>4,1717383587</text:p>
          </table:table-cell>
          <table:table-cell table:style-name="ce1" office:value-type="float" office:value="4.397873665321" calcext:value-type="float">
            <text:p>4,3978736653</text:p>
          </table:table-cell>
          <table:table-cell table:style-name="ce1" office:value-type="float" office:value="5.69911512352" calcext:value-type="float">
            <text:p>5,6991151235</text:p>
          </table:table-cell>
          <table:table-cell table:style-name="ce1" office:value-type="float" office:value="7.20597372783" calcext:value-type="float">
            <text:p>7,2059737278</text:p>
          </table:table-cell>
          <table:table-cell table:style-name="ce1" office:value-type="float" office:value="9.49203467225" calcext:value-type="float">
            <text:p>9,4920346723</text:p>
          </table:table-cell>
          <table:table-cell table:style-name="ce1" office:value-type="float" office:value="9.1444323899" calcext:value-type="float">
            <text:p>9,1444323899</text:p>
          </table:table-cell>
          <table:table-cell table:style-name="ce1" office:value-type="float" office:value="16.385754297502" calcext:value-type="float">
            <text:p>16,3857542975</text:p>
          </table:table-cell>
          <table:table-cell table:style-name="ce1" office:value-type="float" office:value="16.060401827043" calcext:value-type="float">
            <text:p>16,060401827</text:p>
          </table:table-cell>
          <table:table-cell table:style-name="ce1" office:value-type="float" office:value="19.115224695173" calcext:value-type="float">
            <text:p>19,1152246952</text:p>
          </table:table-cell>
          <table:table-cell table:style-name="ce1" office:value-type="float" office:value="21.87534331111" calcext:value-type="float">
            <text:p>21,8753433111</text:p>
          </table:table-cell>
          <table:table-cell table:style-name="ce1" office:value-type="float" office:value="23.245028806174" calcext:value-type="float">
            <text:p>23,2450288062</text:p>
          </table:table-cell>
          <table:table-cell table:style-name="ce1" office:value-type="float" office:value="32.9279271153" calcext:value-type="float">
            <text:p>32,9279271153</text:p>
          </table:table-cell>
          <table:table-cell table:style-name="ce1" office:value-type="float" office:value="40.893953536161" calcext:value-type="float">
            <text:p>40,8939535362</text:p>
          </table:table-cell>
          <table:table-cell table:style-name="ce1" office:value-type="float" office:value="51.71863469381" calcext:value-type="float">
            <text:p>51,7186346938</text:p>
          </table:table-cell>
          <table:table-cell table:style-name="ce1" office:value-type="float" office:value="63.640323356334" calcext:value-type="float">
            <text:p>63,6403233563</text:p>
          </table:table-cell>
          <table:table-cell table:style-name="ce1" office:value-type="float" office:value="21.2000524120061" calcext:value-type="float">
            <text:p>21,200052412</text:p>
          </table:table-cell>
          <table:table-cell table:style-name="ce1" office:value-type="float" office:value="21.1573219907992" calcext:value-type="float">
            <text:p>21,1573219908</text:p>
          </table:table-cell>
          <table:table-cell table:style-name="ce1" office:value-type="float" office:value="22.4900317003796" calcext:value-type="float">
            <text:p>22,4900317004</text:p>
          </table:table-cell>
          <table:table-cell table:style-name="ce1" office:value-type="float" office:value="23.5213951267267" calcext:value-type="float">
            <text:p>23,5213951267</text:p>
          </table:table-cell>
          <table:table-cell table:style-name="ce1" office:value-type="float" office:value="22.535731587955" calcext:value-type="float">
            <text:p>22,535731588</text:p>
          </table:table-cell>
          <table:table-cell table:style-name="ce1" office:value-type="float" office:value="22.8055755010026" calcext:value-type="float">
            <text:p>22,805575501</text:p>
          </table:table-cell>
          <table:table-cell table:style-name="ce1" office:value-type="float" office:value="23.1362610174813" calcext:value-type="float">
            <text:p>23,1362610175</text:p>
          </table:table-cell>
          <table:table-cell table:style-name="ce1" office:value-type="float" office:value="24.3319524215047" calcext:value-type="float">
            <text:p>24,3319524215</text:p>
          </table:table-cell>
          <table:table-cell table:style-name="ce1" office:value-type="float" office:value="24.4044081280215" calcext:value-type="float">
            <text:p>24,404408128</text:p>
          </table:table-cell>
          <table:table-cell table:style-name="ce1" office:value-type="float" office:value="23.7256798738794" calcext:value-type="float">
            <text:p>23,7256798739</text:p>
          </table:table-cell>
          <table:table-cell table:style-name="ce1" office:value-type="float" office:value="25.3675553759036" calcext:value-type="float">
            <text:p>25,3675553759</text:p>
          </table:table-cell>
          <table:table-cell table:style-name="ce1" office:value-type="float" office:value="25.86806447166" calcext:value-type="float">
            <text:p>25,8680644717</text:p>
          </table:table-cell>
          <table:table-cell table:style-name="ce1" office:value-type="float" office:value="25.4166770591007" calcext:value-type="float">
            <text:p>25,4166770591</text:p>
          </table:table-cell>
          <table:table-cell table:style-name="ce1" office:value-type="float" office:value="24.5076513397115" calcext:value-type="float">
            <text:p>24,5076513397</text:p>
          </table:table-cell>
          <table:table-cell table:style-name="ce1" office:value-type="float" office:value="24.2603729201535" calcext:value-type="float">
            <text:p>24,2603729202</text:p>
          </table:table-cell>
          <table:table-cell table:style-name="ce1" office:value-type="float" office:value="24.5975929816881" calcext:value-type="float">
            <text:p>24,597592981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59.9512339015" calcext:value-type="float">
            <text:p>59,9512339015</text:p>
          </table:table-cell>
          <table:table-cell table:style-name="ce1" office:value-type="float" office:value="61.4300394916" calcext:value-type="float">
            <text:p>61,4300394916</text:p>
          </table:table-cell>
          <table:table-cell table:style-name="ce1" office:value-type="float" office:value="104.6939981869" calcext:value-type="float">
            <text:p>104,6939981869</text:p>
          </table:table-cell>
          <table:table-cell table:style-name="ce1" office:value-type="float" office:value="104.434226123" calcext:value-type="float">
            <text:p>104,434226123</text:p>
          </table:table-cell>
          <table:table-cell table:style-name="ce1" office:value-type="float" office:value="85.4304635022" calcext:value-type="float">
            <text:p>85,4304635022</text:p>
          </table:table-cell>
          <table:table-cell table:style-name="ce1" office:value-type="float" office:value="49.048898367909" calcext:value-type="float">
            <text:p>49,0488983679</text:p>
          </table:table-cell>
          <table:table-cell table:style-name="ce1" office:value-type="float" office:value="108.328167312659" calcext:value-type="float">
            <text:p>108,3281673127</text:p>
          </table:table-cell>
          <table:table-cell table:style-name="ce1" office:value-type="float" office:value="123.520010258968" calcext:value-type="float">
            <text:p>123,520010259</text:p>
          </table:table-cell>
          <table:table-cell table:style-name="ce1" office:value-type="float" office:value="132.855179210672" calcext:value-type="float">
            <text:p>132,8551792107</text:p>
          </table:table-cell>
          <table:table-cell table:style-name="ce1" office:value-type="float" office:value="158.898659578668" calcext:value-type="float">
            <text:p>158,8986595787</text:p>
          </table:table-cell>
          <table:table-cell table:style-name="ce1" office:value-type="float" office:value="195.864170002842" calcext:value-type="float">
            <text:p>195,8641700028</text:p>
          </table:table-cell>
          <table:table-cell table:style-name="ce1" office:value-type="float" office:value="252.558428833675" calcext:value-type="float">
            <text:p>252,5584288337</text:p>
          </table:table-cell>
          <table:table-cell table:style-name="ce1" office:value-type="float" office:value="285.068288174561" calcext:value-type="float">
            <text:p>285,0682881746</text:p>
          </table:table-cell>
          <table:table-cell table:style-name="ce1" office:value-type="float" office:value="335.934551761837" calcext:value-type="float">
            <text:p>335,9345517618</text:p>
          </table:table-cell>
          <table:table-cell table:style-name="ce1" office:value-type="float" office:value="350.302412603497" calcext:value-type="float">
            <text:p>350,3024126035</text:p>
          </table:table-cell>
          <table:table-cell table:style-name="ce1" office:value-type="float" office:value="378.417025006984" calcext:value-type="float">
            <text:p>378,417025007</text:p>
          </table:table-cell>
          <table:table-cell table:style-name="ce1" office:value-type="float" office:value="377.595141255741" calcext:value-type="float">
            <text:p>377,5951412557</text:p>
          </table:table-cell>
          <table:table-cell table:style-name="ce1" office:value-type="float" office:value="383.242584262036" calcext:value-type="float">
            <text:p>383,242584262</text:p>
          </table:table-cell>
          <table:table-cell table:style-name="ce1" office:value-type="float" office:value="391.374677705428" calcext:value-type="float">
            <text:p>391,3746777054</text:p>
          </table:table-cell>
          <table:table-cell table:style-name="ce1" office:value-type="float" office:value="388.240618736228" calcext:value-type="float">
            <text:p>388,2406187362</text:p>
          </table:table-cell>
          <table:table-cell table:style-name="ce1" office:value-type="float" office:value="370.948726646579" calcext:value-type="float">
            <text:p>370,9487266466</text:p>
          </table:table-cell>
          <table:table-cell table:style-name="ce1" office:value-type="float" office:value="369.881116975258" calcext:value-type="float">
            <text:p>369,8811169753</text:p>
          </table:table-cell>
          <table:table-cell table:style-name="ce1" office:value-type="float" office:value="359.642504201975" calcext:value-type="float">
            <text:p>359,642504202</text:p>
          </table:table-cell>
          <table:table-cell table:style-name="ce1" office:value-type="float" office:value="352.233594647311" calcext:value-type="float">
            <text:p>352,2335946473</text:p>
          </table:table-cell>
          <table:table-cell table:style-name="ce1" office:value-type="float" office:value="358.071146938147" calcext:value-type="float">
            <text:p>358,0711469381</text:p>
          </table:table-cell>
          <table:table-cell table:style-name="ce1" office:value-type="float" office:value="256.360207460034" calcext:value-type="float">
            <text:p>256,36020746</text:p>
          </table:table-cell>
          <table:table-cell table:style-name="ce1" office:value-type="float" office:value="259.254298848843" calcext:value-type="float">
            <text:p>259,2542988488</text:p>
          </table:table-cell>
          <table:table-cell table:style-name="ce1" office:value-type="float" office:value="281.430156522078" calcext:value-type="float">
            <text:p>281,4301565221</text:p>
          </table:table-cell>
          <table:table-cell table:style-name="ce1" office:value-type="float" office:value="289.097406959383" calcext:value-type="float">
            <text:p>289,0974069594</text:p>
          </table:table-cell>
          <table:table-cell table:style-name="ce1" office:value-type="float" office:value="288.509914355415" calcext:value-type="float">
            <text:p>288,5099143554</text:p>
          </table:table-cell>
          <table:table-cell table:style-name="ce1" office:value-type="float" office:value="286.30243256999" calcext:value-type="float">
            <text:p>286,30243257</text:p>
          </table:table-cell>
          <table:table-cell table:style-name="ce1" office:value-type="float" office:value="275.826318749695" calcext:value-type="float">
            <text:p>275,8263187497</text:p>
          </table:table-cell>
          <table:table-cell table:style-name="ce1" office:value-type="float" office:value="291.325574039161" calcext:value-type="float">
            <text:p>291,3255740392</text:p>
          </table:table-cell>
          <table:table-cell table:style-name="ce1" office:value-type="float" office:value="293.133221595184" calcext:value-type="float">
            <text:p>293,1332215952</text:p>
          </table:table-cell>
          <table:table-cell table:style-name="ce1" office:value-type="float" office:value="306.305632147499" calcext:value-type="float">
            <text:p>306,3056321475</text:p>
          </table:table-cell>
          <table:table-cell table:style-name="ce1" office:value-type="float" office:value="323.338878881624" calcext:value-type="float">
            <text:p>323,3388788816</text:p>
          </table:table-cell>
          <table:table-cell table:style-name="ce1" office:value-type="float" office:value="318.421923427194" calcext:value-type="float">
            <text:p>318,4219234272</text:p>
          </table:table-cell>
          <table:table-cell table:style-name="ce1" office:value-type="float" office:value="321.192746749897" calcext:value-type="float">
            <text:p>321,1927467499</text:p>
          </table:table-cell>
          <table:table-cell table:style-name="ce1" office:value-type="float" office:value="322.883841374338" calcext:value-type="float">
            <text:p>322,8838413743</text:p>
          </table:table-cell>
          <table:table-cell table:style-name="ce1" office:value-type="float" office:value="326.378139247037" calcext:value-type="float">
            <text:p>326,378139247</text:p>
          </table:table-cell>
          <table:table-cell table:style-name="ce1" office:value-type="float" office:value="335.877110510703" calcext:value-type="float">
            <text:p>335,877110510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3.126045001" calcext:value-type="float">
            <text:p>3,126045001</text:p>
          </table:table-cell>
          <table:table-cell table:style-name="ce1" office:value-type="float" office:value="2.94004066701" calcext:value-type="float">
            <text:p>2,940040667</text:p>
          </table:table-cell>
          <table:table-cell table:style-name="ce1" office:value-type="float" office:value="3.027860963753" calcext:value-type="float">
            <text:p>3,0278609638</text:p>
          </table:table-cell>
          <table:table-cell table:style-name="ce1" office:value-type="float" office:value="3.157264070591" calcext:value-type="float">
            <text:p>3,1572640706</text:p>
          </table:table-cell>
          <table:table-cell table:style-name="ce1" office:value-type="float" office:value="3.29455436817" calcext:value-type="float">
            <text:p>3,2945543682</text:p>
          </table:table-cell>
          <table:table-cell table:style-name="ce1" office:value-type="float" office:value="3.5372326094" calcext:value-type="float">
            <text:p>3,5372326094</text:p>
          </table:table-cell>
          <table:table-cell table:style-name="ce1" office:value-type="float" office:value="3.6025649306" calcext:value-type="float">
            <text:p>3,6025649306</text:p>
          </table:table-cell>
          <table:table-cell table:style-name="ce1" office:value-type="float" office:value="4.0485097261634" calcext:value-type="float">
            <text:p>4,0485097262</text:p>
          </table:table-cell>
          <table:table-cell table:style-name="ce1" office:value-type="float" office:value="2.9424369663" calcext:value-type="float">
            <text:p>2,9424369663</text:p>
          </table:table-cell>
          <table:table-cell table:style-name="ce1" office:value-type="float" office:value="3.2976754349" calcext:value-type="float">
            <text:p>3,2976754349</text:p>
          </table:table-cell>
          <table:table-cell table:style-name="ce1" office:value-type="float" office:value="3.3940114581" calcext:value-type="float">
            <text:p>3,3940114581</text:p>
          </table:table-cell>
          <table:table-cell table:style-name="ce1" office:value-type="float" office:value="3.7442213944" calcext:value-type="float">
            <text:p>3,7442213944</text:p>
          </table:table-cell>
          <table:table-cell table:style-name="ce1" office:value-type="float" office:value="3.7498415308" calcext:value-type="float">
            <text:p>3,7498415308</text:p>
          </table:table-cell>
          <table:table-cell table:style-name="ce1" office:value-type="float" office:value="4.12528534496" calcext:value-type="float">
            <text:p>4,125285345</text:p>
          </table:table-cell>
          <table:table-cell table:style-name="ce1" office:value-type="float" office:value="4.68757611023" calcext:value-type="float">
            <text:p>4,6875761102</text:p>
          </table:table-cell>
          <table:table-cell table:style-name="ce1" office:value-type="float" office:value="6.05944661398" calcext:value-type="float">
            <text:p>6,059446614</text:p>
          </table:table-cell>
          <table:table-cell table:style-name="ce1" office:value-type="float" office:value="7.18605199404" calcext:value-type="float">
            <text:p>7,186051994</text:p>
          </table:table-cell>
          <table:table-cell table:style-name="ce1" office:value-type="float" office:value="8.48853244032" calcext:value-type="float">
            <text:p>8,4885324403</text:p>
          </table:table-cell>
          <table:table-cell table:style-name="ce1" office:value-type="float" office:value="10.53462659225" calcext:value-type="float">
            <text:p>10,5346265923</text:p>
          </table:table-cell>
          <table:table-cell table:style-name="ce1" office:value-type="float" office:value="12.69459480919" calcext:value-type="float">
            <text:p>12,6945948092</text:p>
          </table:table-cell>
          <table:table-cell table:style-name="ce1" office:value-type="float" office:value="14.13036577842" calcext:value-type="float">
            <text:p>14,1303657784</text:p>
          </table:table-cell>
          <table:table-cell table:style-name="ce1" office:value-type="float" office:value="14.488148706421" calcext:value-type="float">
            <text:p>14,4881487064</text:p>
          </table:table-cell>
          <table:table-cell table:style-name="ce1" office:value-type="float" office:value="14.30489114076" calcext:value-type="float">
            <text:p>14,3048911408</text:p>
          </table:table-cell>
          <table:table-cell table:style-name="ce1" office:value-type="float" office:value="14.69788361763" calcext:value-type="float">
            <text:p>14,6978836176</text:p>
          </table:table-cell>
          <table:table-cell table:style-name="ce1" office:value-type="float" office:value="15.24944442552" calcext:value-type="float">
            <text:p>15,2494444255</text:p>
          </table:table-cell>
          <table:table-cell table:style-name="ce1" office:value-type="float" office:value="21.199957114566" calcext:value-type="float">
            <text:p>21,1999571146</text:p>
          </table:table-cell>
          <table:table-cell table:style-name="ce1" office:value-type="float" office:value="19.58623531404" calcext:value-type="float">
            <text:p>19,586235314</text:p>
          </table:table-cell>
          <table:table-cell table:style-name="ce1" office:value-type="float" office:value="17.7587960383" calcext:value-type="float">
            <text:p>17,7587960383</text:p>
          </table:table-cell>
          <table:table-cell table:style-name="ce1" office:value-type="float" office:value="16.7152807255" calcext:value-type="float">
            <text:p>16,7152807255</text:p>
          </table:table-cell>
          <table:table-cell table:style-name="ce1" office:value-type="float" office:value="16.3045740513" calcext:value-type="float">
            <text:p>16,3045740513</text:p>
          </table:table-cell>
          <table:table-cell table:style-name="ce1" office:value-type="float" office:value="16.039948012753" calcext:value-type="float">
            <text:p>16,0399480128</text:p>
          </table:table-cell>
          <table:table-cell table:style-name="ce1" office:value-type="float" office:value="12.2213656585" calcext:value-type="float">
            <text:p>12,2213656585</text:p>
          </table:table-cell>
          <table:table-cell table:style-name="ce1" office:value-type="float" office:value="11.5215795461" calcext:value-type="float">
            <text:p>11,5215795461</text:p>
          </table:table-cell>
          <table:table-cell table:style-name="ce1" office:value-type="float" office:value="10.2539554206" calcext:value-type="float">
            <text:p>10,2539554206</text:p>
          </table:table-cell>
          <table:table-cell table:style-name="ce1" office:value-type="float" office:value="9.18736564658" calcext:value-type="float">
            <text:p>9,1873656466</text:p>
          </table:table-cell>
          <table:table-cell table:style-name="ce1" office:value-type="float" office:value="7.849504695897" calcext:value-type="float">
            <text:p>7,8495046959</text:p>
          </table:table-cell>
          <table:table-cell table:style-name="ce1" office:value-type="float" office:value="5.797295975813" calcext:value-type="float">
            <text:p>5,7972959758</text:p>
          </table:table-cell>
          <table:table-cell table:style-name="ce1" office:value-type="float" office:value="4.85391465562" calcext:value-type="float">
            <text:p>4,8539146556</text:p>
          </table:table-cell>
          <table:table-cell table:style-name="ce1" office:value-type="float" office:value="3.63736870842" calcext:value-type="float">
            <text:p>3,6373687084</text:p>
          </table:table-cell>
          <table:table-cell table:style-name="ce1" office:value-type="float" office:value="2.99452532896" calcext:value-type="float">
            <text:p>2,994525329</text:p>
          </table:table-cell>
          <table:table-cell table:style-name="ce1" office:value-type="float" office:value="2.04696130585" calcext:value-type="float">
            <text:p>2,046961305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11.68009326359" calcext:value-type="float">
            <text:p>11,6800932636</text:p>
          </table:table-cell>
          <table:table-cell table:style-name="ce1" office:value-type="float" office:value="11.4619347299506" calcext:value-type="float">
            <text:p>11,46193473</text:p>
          </table:table-cell>
          <table:table-cell table:style-name="ce1" office:value-type="float" office:value="11.9500617117806" calcext:value-type="float">
            <text:p>11,9500617118</text:p>
          </table:table-cell>
          <table:table-cell table:style-name="ce1" office:value-type="float" office:value="10.7761614758526" calcext:value-type="float">
            <text:p>10,7761614759</text:p>
          </table:table-cell>
          <table:table-cell table:style-name="ce1" office:value-type="float" office:value="9.1894843823749" calcext:value-type="float">
            <text:p>9,1894843824</text:p>
          </table:table-cell>
          <table:table-cell table:style-name="ce1" office:value-type="float" office:value="7.7086406503397" calcext:value-type="float">
            <text:p>7,7086406503</text:p>
          </table:table-cell>
          <table:table-cell table:style-name="ce1" office:value-type="float" office:value="7.1225155110344" calcext:value-type="float">
            <text:p>7,122515511</text:p>
          </table:table-cell>
          <table:table-cell table:style-name="ce1" office:value-type="float" office:value="7.38668809596918" calcext:value-type="float">
            <text:p>7,386688096</text:p>
          </table:table-cell>
          <table:table-cell table:style-name="ce1" office:value-type="float" office:value="9.37426400805482" calcext:value-type="float">
            <text:p>9,3742640081</text:p>
          </table:table-cell>
          <table:table-cell table:style-name="ce1" office:value-type="float" office:value="10.2499113502801" calcext:value-type="float">
            <text:p>10,2499113503</text:p>
          </table:table-cell>
          <table:table-cell table:style-name="ce1" office:value-type="float" office:value="16.2810375890068" calcext:value-type="float">
            <text:p>16,281037589</text:p>
          </table:table-cell>
          <table:table-cell table:style-name="ce1" office:value-type="float" office:value="26.9031848497813" calcext:value-type="float">
            <text:p>26,9031848498</text:p>
          </table:table-cell>
          <table:table-cell table:style-name="ce1" office:value-type="float" office:value="31.7879252893048" calcext:value-type="float">
            <text:p>31,7879252893</text:p>
          </table:table-cell>
          <table:table-cell table:style-name="ce1" office:value-type="float" office:value="40.223307383956" calcext:value-type="float">
            <text:p>40,223307384</text:p>
          </table:table-cell>
          <table:table-cell table:style-name="ce1" office:value-type="float" office:value="41.8118590577801" calcext:value-type="float">
            <text:p>41,8118590578</text:p>
          </table:table-cell>
          <table:table-cell table:style-name="ce1" office:value-type="float" office:value="41.7771340340443" calcext:value-type="float">
            <text:p>41,777134034</text:p>
          </table:table-cell>
          <table:table-cell table:style-name="ce1" office:value-type="float" office:value="44.9507434580321" calcext:value-type="float">
            <text:p>44,950743458</text:p>
          </table:table-cell>
          <table:table-cell table:style-name="ce1" office:value-type="float" office:value="50.751110966831" calcext:value-type="float">
            <text:p>50,7511109668</text:p>
          </table:table-cell>
          <table:table-cell table:style-name="ce1" office:value-type="float" office:value="51.210434960027" calcext:value-type="float">
            <text:p>51,21043496</text:p>
          </table:table-cell>
          <table:table-cell table:style-name="ce1" office:value-type="float" office:value="51.750033182797" calcext:value-type="float">
            <text:p>51,7500331828</text:p>
          </table:table-cell>
          <table:table-cell table:style-name="ce1" office:value-type="float" office:value="53.3981195565265" calcext:value-type="float">
            <text:p>53,3981195565</text:p>
          </table:table-cell>
          <table:table-cell table:style-name="ce1" office:value-type="float" office:value="46.24406325948" calcext:value-type="float">
            <text:p>46,2440632595</text:p>
          </table:table-cell>
          <table:table-cell table:style-name="ce1" office:value-type="float" office:value="41.2838098255477" calcext:value-type="float">
            <text:p>41,2838098255</text:p>
          </table:table-cell>
          <table:table-cell table:style-name="ce1" office:value-type="float" office:value="36.2161576810992" calcext:value-type="float">
            <text:p>36,2161576811</text:p>
          </table:table-cell>
          <table:table-cell table:style-name="ce1" office:value-type="float" office:value="32.9503161551807" calcext:value-type="float">
            <text:p>32,9503161552</text:p>
          </table:table-cell>
          <table:table-cell table:style-name="ce1" office:value-type="float" office:value="36.11419631242" calcext:value-type="float">
            <text:p>36,1141963124</text:p>
          </table:table-cell>
          <table:table-cell table:style-name="ce1" office:value-type="float" office:value="34.130246239791" calcext:value-type="float">
            <text:p>34,1302462398</text:p>
          </table:table-cell>
          <table:table-cell table:style-name="ce1" office:value-type="float" office:value="32.283106527837" calcext:value-type="float">
            <text:p>32,2831065278</text:p>
          </table:table-cell>
          <table:table-cell table:style-name="ce1" office:value-type="float" office:value="31.0893183096195" calcext:value-type="float">
            <text:p>31,0893183096</text:p>
          </table:table-cell>
          <table:table-cell table:style-name="ce1" office:value-type="float" office:value="30.095652976607" calcext:value-type="float">
            <text:p>30,0956529766</text:p>
          </table:table-cell>
          <table:table-cell table:style-name="ce1" office:value-type="float" office:value="30.935616052166" calcext:value-type="float">
            <text:p>30,9356160522</text:p>
          </table:table-cell>
          <table:table-cell table:style-name="ce1" office:value-type="float" office:value="33.21096073928" calcext:value-type="float">
            <text:p>33,2109607393</text:p>
          </table:table-cell>
          <table:table-cell table:style-name="ce1" office:value-type="float" office:value="30.669746524526" calcext:value-type="float">
            <text:p>30,6697465245</text:p>
          </table:table-cell>
          <table:table-cell table:style-name="ce1" office:value-type="float" office:value="28.10002459066" calcext:value-type="float">
            <text:p>28,1000245907</text:p>
          </table:table-cell>
          <table:table-cell table:style-name="ce1" office:value-type="float" office:value="25.18417156025" calcext:value-type="float">
            <text:p>25,1841715603</text:p>
          </table:table-cell>
          <table:table-cell table:style-name="ce1" office:value-type="float" office:value="22.1043497073377" calcext:value-type="float">
            <text:p>22,1043497073</text:p>
          </table:table-cell>
          <table:table-cell table:style-name="ce1" office:value-type="float" office:value="19.891985331846" calcext:value-type="float">
            <text:p>19,8919853318</text:p>
          </table:table-cell>
          <table:table-cell table:style-name="ce1" office:value-type="float" office:value="16.2775199475456" calcext:value-type="float">
            <text:p>16,2775199475</text:p>
          </table:table-cell>
          <table:table-cell table:style-name="ce1" office:value-type="float" office:value="14.446061330984" calcext:value-type="float">
            <text:p>14,446061331</text:p>
          </table:table-cell>
          <table:table-cell table:style-name="ce1" office:value-type="float" office:value="12.3972961749625" calcext:value-type="float">
            <text:p>12,397296175</text:p>
          </table:table-cell>
          <table:table-cell table:style-name="ce1" office:value-type="float" office:value="9.088853293703" calcext:value-type="float">
            <text:p>9,088853293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9"/>
          <table:table-cell table:style-name="ce1" office:value-type="float" office:value="0.003632256" calcext:value-type="float">
            <text:p>0,003632256</text:p>
          </table:table-cell>
          <table:table-cell table:style-name="ce1" table:number-columns-repeated="31"/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9"/>
          <table:table-cell table:style-name="ce1" office:value-type="float" office:value="0.0013461175" calcext:value-type="float">
            <text:p>0,0013461175</text:p>
          </table:table-cell>
          <table:table-cell table:style-name="ce1" office:value-type="float" office:value="0.00011909847" calcext:value-type="float">
            <text:p>0,0001190985</text:p>
          </table:table-cell>
          <table:table-cell table:style-name="ce1"/>
          <table:table-cell table:style-name="ce4" office:value-type="float" office:value="-0.00004561969" calcext:value-type="float">
            <text:p>-4,56E-05</text:p>
          </table:table-cell>
          <table:table-cell table:style-name="ce4" office:value-type="float" office:value="-0.00006633612" calcext:value-type="float">
            <text:p>-6,63E-05</text:p>
          </table:table-cell>
          <table:table-cell table:style-name="ce4" office:value-type="float" office:value="-0.00008666084" calcext:value-type="float">
            <text:p>-8,67E-05</text:p>
          </table:table-cell>
          <table:table-cell table:style-name="ce1" office:value-type="float" office:value="-0.5140729982" calcext:value-type="float">
            <text:p>-0,5140729982</text:p>
          </table:table-cell>
          <table:table-cell table:style-name="ce1" office:value-type="float" office:value="-0.6279622561" calcext:value-type="float">
            <text:p>-0,6279622561</text:p>
          </table:table-cell>
          <table:table-cell table:style-name="ce1" office:value-type="float" office:value="-1.06165406297" calcext:value-type="float">
            <text:p>-1,061654063</text:p>
          </table:table-cell>
          <table:table-cell table:style-name="ce1" office:value-type="float" office:value="-1.8339571" calcext:value-type="float">
            <text:p>-1,8339571</text:p>
          </table:table-cell>
          <table:table-cell table:style-name="ce1" office:value-type="float" office:value="-2.33152625" calcext:value-type="float">
            <text:p>-2,33152625</text:p>
          </table:table-cell>
          <table:table-cell table:style-name="ce1" office:value-type="float" office:value="-3.13560532" calcext:value-type="float">
            <text:p>-3,13560532</text:p>
          </table:table-cell>
          <table:table-cell table:style-name="ce1" office:value-type="float" office:value="-2.736064317" calcext:value-type="float">
            <text:p>-2,736064317</text:p>
          </table:table-cell>
          <table:table-cell table:style-name="ce1" office:value-type="float" office:value="-2.947628369" calcext:value-type="float">
            <text:p>-2,947628369</text:p>
          </table:table-cell>
          <table:table-cell table:style-name="ce1" office:value-type="float" office:value="-3.030723278" calcext:value-type="float">
            <text:p>-3,030723278</text:p>
          </table:table-cell>
          <table:table-cell table:style-name="ce1" office:value-type="float" office:value="-3.2120563972" calcext:value-type="float">
            <text:p>-3,2120563972</text:p>
          </table:table-cell>
          <table:table-cell table:style-name="ce1" office:value-type="float" office:value="-0.764426054007" calcext:value-type="float">
            <text:p>-0,764426054</text:p>
          </table:table-cell>
          <table:table-cell table:style-name="ce1" office:value-type="float" office:value="-0.6100388612" calcext:value-type="float">
            <text:p>-0,6100388612</text:p>
          </table:table-cell>
          <table:table-cell table:style-name="ce1" office:value-type="float" office:value="-0.44365490482" calcext:value-type="float">
            <text:p>-0,4436549048</text:p>
          </table:table-cell>
          <table:table-cell table:style-name="ce1" office:value-type="float" office:value="-0.37722477411" calcext:value-type="float">
            <text:p>-0,3772247741</text:p>
          </table:table-cell>
          <table:table-cell table:style-name="ce1" office:value-type="float" office:value="-0.218369842" calcext:value-type="float">
            <text:p>-0,218369842</text:p>
          </table:table-cell>
          <table:table-cell table:style-name="ce1" office:value-type="float" office:value="-0.12644466559" calcext:value-type="float">
            <text:p>-0,1264446656</text:p>
          </table:table-cell>
          <table:table-cell table:style-name="ce1" office:value-type="float" office:value="-0.06762420353" calcext:value-type="float">
            <text:p>-0,0676242035</text:p>
          </table:table-cell>
          <table:table-cell table:style-name="ce1" office:value-type="float" office:value="-0.06934817795" calcext:value-type="float">
            <text:p>-0,069348178</text:p>
          </table:table-cell>
          <table:table-cell table:style-name="ce1" office:value-type="float" office:value="-0.0569144425" calcext:value-type="float">
            <text:p>-0,0569144425</text:p>
          </table:table-cell>
          <table:table-cell table:style-name="ce1" office:value-type="float" office:value="-0.0575193854" calcext:value-type="float">
            <text:p>-0,0575193854</text:p>
          </table:table-cell>
          <table:table-cell table:style-name="ce1" office:value-type="float" office:value="-0.038188793" calcext:value-type="float">
            <text:p>-0,038188793</text:p>
          </table:table-cell>
          <table:table-cell table:style-name="ce1" office:value-type="float" office:value="-0.02740755725" calcext:value-type="float">
            <text:p>-0,0274075573</text:p>
          </table:table-cell>
          <table:table-cell table:style-name="ce1" office:value-type="float" office:value="-0.02905466188" calcext:value-type="float">
            <text:p>-0,0290546619</text:p>
          </table:table-cell>
          <table:table-cell table:style-name="ce1" office:value-type="float" office:value="-0.021807475" calcext:value-type="float">
            <text:p>-0,021807475</text:p>
          </table:table-cell>
          <table:table-cell table:style-name="ce1" office:value-type="float" office:value="-0.0356350417" calcext:value-type="float">
            <text:p>-0,0356350417</text:p>
          </table:table-cell>
          <table:table-cell table:style-name="ce1" office:value-type="float" office:value="-0.0320907509238" calcext:value-type="float">
            <text:p>-0,032090750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9.7616968299" calcext:value-type="float">
            <text:p>29,7616968299</text:p>
          </table:table-cell>
          <table:table-cell table:style-name="ce1" office:value-type="float" office:value="38.6244354382" calcext:value-type="float">
            <text:p>38,6244354382</text:p>
          </table:table-cell>
          <table:table-cell table:style-name="ce1" office:value-type="float" office:value="31.8653912766" calcext:value-type="float">
            <text:p>31,8653912766</text:p>
          </table:table-cell>
          <table:table-cell table:style-name="ce1" office:value-type="float" office:value="45.34006992" calcext:value-type="float">
            <text:p>45,34006992</text:p>
          </table:table-cell>
          <table:table-cell table:style-name="ce1" office:value-type="float" office:value="60.2129331832" calcext:value-type="float">
            <text:p>60,2129331832</text:p>
          </table:table-cell>
          <table:table-cell table:style-name="ce1" office:value-type="float" office:value="66.3736091593" calcext:value-type="float">
            <text:p>66,3736091593</text:p>
          </table:table-cell>
          <table:table-cell table:style-name="ce1" office:value-type="float" office:value="143.759530151" calcext:value-type="float">
            <text:p>143,759530151</text:p>
          </table:table-cell>
          <table:table-cell table:style-name="ce1" office:value-type="float" office:value="132.1122559634" calcext:value-type="float">
            <text:p>132,1122559634</text:p>
          </table:table-cell>
          <table:table-cell table:style-name="ce1" office:value-type="float" office:value="119.6186763743" calcext:value-type="float">
            <text:p>119,6186763743</text:p>
          </table:table-cell>
          <table:table-cell table:style-name="ce1" office:value-type="float" office:value="115.616962781733" calcext:value-type="float">
            <text:p>115,6169627817</text:p>
          </table:table-cell>
          <table:table-cell table:style-name="ce1" office:value-type="float" office:value="105.763186084343" calcext:value-type="float">
            <text:p>105,7631860843</text:p>
          </table:table-cell>
          <table:table-cell table:style-name="ce1" office:value-type="float" office:value="107.89122998837" calcext:value-type="float">
            <text:p>107,8912299884</text:p>
          </table:table-cell>
          <table:table-cell table:style-name="ce1" office:value-type="float" office:value="102.82208402907" calcext:value-type="float">
            <text:p>102,8220840291</text:p>
          </table:table-cell>
          <table:table-cell table:style-name="ce1" office:value-type="float" office:value="74.964289458407" calcext:value-type="float">
            <text:p>74,9642894584</text:p>
          </table:table-cell>
          <table:table-cell table:style-name="ce1" office:value-type="float" office:value="57.966399676136" calcext:value-type="float">
            <text:p>57,9663996761</text:p>
          </table:table-cell>
          <table:table-cell table:style-name="ce1" office:value-type="float" office:value="42.68002629664" calcext:value-type="float">
            <text:p>42,6800262966</text:p>
          </table:table-cell>
          <table:table-cell table:style-name="ce1" office:value-type="float" office:value="30.99296209798" calcext:value-type="float">
            <text:p>30,992962098</text:p>
          </table:table-cell>
          <table:table-cell table:style-name="ce1" office:value-type="float" office:value="21.393867907778" calcext:value-type="float">
            <text:p>21,3938679078</text:p>
          </table:table-cell>
          <table:table-cell table:style-name="ce1" office:value-type="float" office:value="16.11652554664" calcext:value-type="float">
            <text:p>16,1165255466</text:p>
          </table:table-cell>
          <table:table-cell table:style-name="ce1" office:value-type="float" office:value="8.88084191959" calcext:value-type="float">
            <text:p>8,8808419196</text:p>
          </table:table-cell>
          <table:table-cell table:style-name="ce1" office:value-type="float" office:value="4.814564021153" calcext:value-type="float">
            <text:p>4,8145640212</text:p>
          </table:table-cell>
          <table:table-cell table:style-name="ce1" office:value-type="float" office:value="4.77845665565" calcext:value-type="float">
            <text:p>4,7784566557</text:p>
          </table:table-cell>
          <table:table-cell table:style-name="ce1" office:value-type="float" office:value="5.230270303087" calcext:value-type="float">
            <text:p>5,2302703031</text:p>
          </table:table-cell>
          <table:table-cell table:style-name="ce1" office:value-type="float" office:value="5.182189684328" calcext:value-type="float">
            <text:p>5,1821896843</text:p>
          </table:table-cell>
          <table:table-cell table:style-name="ce1" office:value-type="float" office:value="5.417552001319" calcext:value-type="float">
            <text:p>5,4175520013</text:p>
          </table:table-cell>
          <table:table-cell table:style-name="ce1" office:value-type="float" office:value="10.853061546508" calcext:value-type="float">
            <text:p>10,8530615465</text:p>
          </table:table-cell>
          <table:table-cell table:style-name="ce1" office:value-type="float" office:value="9.89675890798" calcext:value-type="float">
            <text:p>9,896758908</text:p>
          </table:table-cell>
          <table:table-cell table:style-name="ce1" office:value-type="float" office:value="9.451972201855" calcext:value-type="float">
            <text:p>9,4519722019</text:p>
          </table:table-cell>
          <table:table-cell table:style-name="ce1" office:value-type="float" office:value="9.380254079814" calcext:value-type="float">
            <text:p>9,3802540798</text:p>
          </table:table-cell>
          <table:table-cell table:style-name="ce1" office:value-type="float" office:value="9.613535373369" calcext:value-type="float">
            <text:p>9,6135353734</text:p>
          </table:table-cell>
          <table:table-cell table:style-name="ce1" office:value-type="float" office:value="9.94348360157" calcext:value-type="float">
            <text:p>9,9434836016</text:p>
          </table:table-cell>
          <table:table-cell table:style-name="ce1" office:value-type="float" office:value="8.626464021824" calcext:value-type="float">
            <text:p>8,6264640218</text:p>
          </table:table-cell>
          <table:table-cell table:style-name="ce1" office:value-type="float" office:value="8.03769017811" calcext:value-type="float">
            <text:p>8,0376901781</text:p>
          </table:table-cell>
          <table:table-cell table:style-name="ce1" office:value-type="float" office:value="7.3802408309" calcext:value-type="float">
            <text:p>7,3802408309</text:p>
          </table:table-cell>
          <table:table-cell table:style-name="ce1" office:value-type="float" office:value="6.6770868468" calcext:value-type="float">
            <text:p>6,6770868468</text:p>
          </table:table-cell>
          <table:table-cell table:style-name="ce1" office:value-type="float" office:value="5.85625860857" calcext:value-type="float">
            <text:p>5,8562586086</text:p>
          </table:table-cell>
          <table:table-cell table:style-name="ce1" office:value-type="float" office:value="7.472463933508" calcext:value-type="float">
            <text:p>7,4724639335</text:p>
          </table:table-cell>
          <table:table-cell table:style-name="ce1" office:value-type="float" office:value="6.63531901745" calcext:value-type="float">
            <text:p>6,6353190175</text:p>
          </table:table-cell>
          <table:table-cell table:style-name="ce1" office:value-type="float" office:value="5.6998982038797" calcext:value-type="float">
            <text:p>5,6998982039</text:p>
          </table:table-cell>
          <table:table-cell table:style-name="ce1" office:value-type="float" office:value="4.9983604433353" calcext:value-type="float">
            <text:p>4,9983604433</text:p>
          </table:table-cell>
          <table:table-cell table:style-name="ce1" office:value-type="float" office:value="4.3170595411231" calcext:value-type="float">
            <text:p>4,317059541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231.22933009387" calcext:value-type="float">
            <text:p>231,2293300939</text:p>
          </table:table-cell>
          <table:table-cell table:style-name="ce1" office:value-type="float" office:value="177.514940681276" calcext:value-type="float">
            <text:p>177,5149406813</text:p>
          </table:table-cell>
          <table:table-cell table:style-name="ce1" office:value-type="float" office:value="138.891070262723" calcext:value-type="float">
            <text:p>138,8910702627</text:p>
          </table:table-cell>
          <table:table-cell table:style-name="ce1" office:value-type="float" office:value="139.569471096462" calcext:value-type="float">
            <text:p>139,5694710965</text:p>
          </table:table-cell>
          <table:table-cell table:style-name="ce1" office:value-type="float" office:value="152.873632002321" calcext:value-type="float">
            <text:p>152,8736320023</text:p>
          </table:table-cell>
          <table:table-cell table:style-name="ce1" office:value-type="float" office:value="174.961796532891" calcext:value-type="float">
            <text:p>174,9617965329</text:p>
          </table:table-cell>
          <table:table-cell table:style-name="ce1" office:value-type="float" office:value="156.05023016546" calcext:value-type="float">
            <text:p>156,0502301655</text:p>
          </table:table-cell>
          <table:table-cell table:style-name="ce1" office:value-type="float" office:value="135.881262281228" calcext:value-type="float">
            <text:p>135,8812622812</text:p>
          </table:table-cell>
          <table:table-cell table:style-name="ce1" office:value-type="float" office:value="141.2284254111" calcext:value-type="float">
            <text:p>141,2284254111</text:p>
          </table:table-cell>
          <table:table-cell table:style-name="ce1" office:value-type="float" office:value="162.331908104648" calcext:value-type="float">
            <text:p>162,3319081046</text:p>
          </table:table-cell>
          <table:table-cell table:style-name="ce1" office:value-type="float" office:value="142.897115400897" calcext:value-type="float">
            <text:p>142,8971154009</text:p>
          </table:table-cell>
          <table:table-cell table:style-name="ce1" office:value-type="float" office:value="129.836044611794" calcext:value-type="float">
            <text:p>129,8360446118</text:p>
          </table:table-cell>
          <table:table-cell table:style-name="ce1" office:value-type="float" office:value="98.295670697549" calcext:value-type="float">
            <text:p>98,2956706975</text:p>
          </table:table-cell>
          <table:table-cell table:style-name="ce1" office:value-type="float" office:value="67.7397121980962" calcext:value-type="float">
            <text:p>67,7397121981</text:p>
          </table:table-cell>
          <table:table-cell table:style-name="ce1" office:value-type="float" office:value="59.518677230842" calcext:value-type="float">
            <text:p>59,5186772308</text:p>
          </table:table-cell>
          <table:table-cell table:style-name="ce1" office:value-type="float" office:value="43.88147993289" calcext:value-type="float">
            <text:p>43,8814799329</text:p>
          </table:table-cell>
          <table:table-cell table:style-name="ce1" office:value-type="float" office:value="26.539378442359" calcext:value-type="float">
            <text:p>26,5393784424</text:p>
          </table:table-cell>
          <table:table-cell table:style-name="ce1" office:value-type="float" office:value="20.296192033833" calcext:value-type="float">
            <text:p>20,2961920338</text:p>
          </table:table-cell>
          <table:table-cell table:style-name="ce1" office:value-type="float" office:value="14.869962733243" calcext:value-type="float">
            <text:p>14,8699627332</text:p>
          </table:table-cell>
          <table:table-cell table:style-name="ce1" office:value-type="float" office:value="8.766464470674" calcext:value-type="float">
            <text:p>8,7664644707</text:p>
          </table:table-cell>
          <table:table-cell table:style-name="ce1" office:value-type="float" office:value="6.05448989241" calcext:value-type="float">
            <text:p>6,0544898924</text:p>
          </table:table-cell>
          <table:table-cell table:style-name="ce1" office:value-type="float" office:value="6.28465754004" calcext:value-type="float">
            <text:p>6,28465754</text:p>
          </table:table-cell>
          <table:table-cell table:style-name="ce1" office:value-type="float" office:value="5.13441346815" calcext:value-type="float">
            <text:p>5,1344134682</text:p>
          </table:table-cell>
          <table:table-cell table:style-name="ce1" office:value-type="float" office:value="5.25766703338" calcext:value-type="float">
            <text:p>5,2576670334</text:p>
          </table:table-cell>
          <table:table-cell table:style-name="ce1" office:value-type="float" office:value="5.09324252886" calcext:value-type="float">
            <text:p>5,0932425289</text:p>
          </table:table-cell>
          <table:table-cell table:style-name="ce1" office:value-type="float" office:value="7.42235752628" calcext:value-type="float">
            <text:p>7,4223575263</text:p>
          </table:table-cell>
          <table:table-cell table:style-name="ce1" office:value-type="float" office:value="6.42591068514" calcext:value-type="float">
            <text:p>6,4259106851</text:p>
          </table:table-cell>
          <table:table-cell table:style-name="ce1" office:value-type="float" office:value="5.49538908765" calcext:value-type="float">
            <text:p>5,4953890877</text:p>
          </table:table-cell>
          <table:table-cell table:style-name="ce1" office:value-type="float" office:value="4.9571735772" calcext:value-type="float">
            <text:p>4,9571735772</text:p>
          </table:table-cell>
          <table:table-cell table:style-name="ce1" office:value-type="float" office:value="4.5165559629" calcext:value-type="float">
            <text:p>4,5165559629</text:p>
          </table:table-cell>
          <table:table-cell table:style-name="ce1" office:value-type="float" office:value="4.0995412483" calcext:value-type="float">
            <text:p>4,0995412483</text:p>
          </table:table-cell>
          <table:table-cell table:style-name="ce1" office:value-type="float" office:value="3.51354713772" calcext:value-type="float">
            <text:p>3,5135471377</text:p>
          </table:table-cell>
          <table:table-cell table:style-name="ce1" office:value-type="float" office:value="3.4080252536" calcext:value-type="float">
            <text:p>3,4080252536</text:p>
          </table:table-cell>
          <table:table-cell table:style-name="ce1" office:value-type="float" office:value="3.1816116971" calcext:value-type="float">
            <text:p>3,1816116971</text:p>
          </table:table-cell>
          <table:table-cell table:style-name="ce1" office:value-type="float" office:value="2.932618029" calcext:value-type="float">
            <text:p>2,932618029</text:p>
          </table:table-cell>
          <table:table-cell table:style-name="ce1" office:value-type="float" office:value="2.6991958424" calcext:value-type="float">
            <text:p>2,6991958424</text:p>
          </table:table-cell>
          <table:table-cell table:style-name="ce1" office:value-type="float" office:value="2.495386915" calcext:value-type="float">
            <text:p>2,495386915</text:p>
          </table:table-cell>
          <table:table-cell table:style-name="ce1" office:value-type="float" office:value="2.0495785413" calcext:value-type="float">
            <text:p>2,0495785413</text:p>
          </table:table-cell>
          <table:table-cell table:style-name="ce1" office:value-type="float" office:value="1.6347565709" calcext:value-type="float">
            <text:p>1,6347565709</text:p>
          </table:table-cell>
          <table:table-cell table:style-name="ce1" office:value-type="float" office:value="1.2978045567" calcext:value-type="float">
            <text:p>1,2978045567</text:p>
          </table:table-cell>
          <table:table-cell table:style-name="ce1" office:value-type="float" office:value="0.956040399347" calcext:value-type="float">
            <text:p>0,9560403993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17" table:formula="of:=SUM([.C$4:.C$22])" office:value-type="float" office:value="648.36815735378" calcext:value-type="float">
            <text:p>648,4</text:p>
          </table:table-cell>
          <table:table-cell table:style-name="ce17" table:formula="of:=SUM([.D$4:.D$22])" office:value-type="float" office:value="687.510068490897" calcext:value-type="float">
            <text:p>687,5</text:p>
          </table:table-cell>
          <table:table-cell table:style-name="ce17" table:formula="of:=SUM([.E$4:.E$22])" office:value-type="float" office:value="727.084097943307" calcext:value-type="float">
            <text:p>727,1</text:p>
          </table:table-cell>
          <table:table-cell table:style-name="ce17" table:formula="of:=SUM([.F$4:.F$22])" office:value-type="float" office:value="727.697082896226" calcext:value-type="float">
            <text:p>727,7</text:p>
          </table:table-cell>
          <table:table-cell table:style-name="ce17" table:formula="of:=SUM([.G$4:.G$22])" office:value-type="float" office:value="715.657694673096" calcext:value-type="float">
            <text:p>715,7</text:p>
          </table:table-cell>
          <table:table-cell table:style-name="ce17" table:formula="of:=SUM([.H$4:.H$22])" office:value-type="float" office:value="701.273545818741" calcext:value-type="float">
            <text:p>701,3</text:p>
          </table:table-cell>
          <table:table-cell table:style-name="ce17" table:formula="of:=SUM([.I$4:.I$22])" office:value-type="float" office:value="931.212718782743" calcext:value-type="float">
            <text:p>931,2</text:p>
          </table:table-cell>
          <table:table-cell table:style-name="ce17" table:formula="of:=SUM([.J$4:.J$22])" office:value-type="float" office:value="929.93007218035" calcext:value-type="float">
            <text:p>929,9</text:p>
          </table:table-cell>
          <table:table-cell table:style-name="ce17" table:formula="of:=SUM([.K$4:.K$22])" office:value-type="float" office:value="943.424946711211" calcext:value-type="float">
            <text:p>943,4</text:p>
          </table:table-cell>
          <table:table-cell table:style-name="ce17" table:formula="of:=SUM([.L$4:.L$22])" office:value-type="float" office:value="995.595282198508" calcext:value-type="float">
            <text:p>995,6</text:p>
          </table:table-cell>
          <table:table-cell table:style-name="ce17" table:formula="of:=SUM([.M$4:.M$22])" office:value-type="float" office:value="1018.47986126652" calcext:value-type="float">
            <text:p>1018,5</text:p>
          </table:table-cell>
          <table:table-cell table:style-name="ce17" table:formula="of:=SUM([.N$4:.N$22])" office:value-type="float" office:value="1135.94843471252" calcext:value-type="float">
            <text:p>1135,9</text:p>
          </table:table-cell>
          <table:table-cell table:style-name="ce17" table:formula="of:=SUM([.O$4:.O$22])" office:value-type="float" office:value="1147.84077348763" calcext:value-type="float">
            <text:p>1147,8</text:p>
          </table:table-cell>
          <table:table-cell table:style-name="ce17" table:formula="of:=SUM([.P$4:.P$22])" office:value-type="float" office:value="1151.48462075887" calcext:value-type="float">
            <text:p>1151,5</text:p>
          </table:table-cell>
          <table:table-cell table:style-name="ce17" table:formula="of:=SUM([.Q$4:.Q$22])" office:value-type="float" office:value="1162.35303342489" calcext:value-type="float">
            <text:p>1162,4</text:p>
          </table:table-cell>
          <table:table-cell table:style-name="ce17" table:formula="of:=SUM([.R$4:.R$22])" office:value-type="float" office:value="1169.61029117074" calcext:value-type="float">
            <text:p>1169,6</text:p>
          </table:table-cell>
          <table:table-cell table:style-name="ce17" table:formula="of:=SUM([.S$4:.S$22])" office:value-type="float" office:value="1157.46831881957" calcext:value-type="float">
            <text:p>1157,5</text:p>
          </table:table-cell>
          <table:table-cell table:style-name="ce17" table:formula="of:=SUM([.T$4:.T$22])" office:value-type="float" office:value="1144.81371488293" calcext:value-type="float">
            <text:p>1144,8</text:p>
          </table:table-cell>
          <table:table-cell table:style-name="ce17" table:formula="of:=SUM([.U$4:.U$22])" office:value-type="float" office:value="1145.21075174382" calcext:value-type="float">
            <text:p>1145,2</text:p>
          </table:table-cell>
          <table:table-cell table:style-name="ce17" table:formula="of:=SUM([.V$4:.V$22])" office:value-type="float" office:value="1153.53323023247" calcext:value-type="float">
            <text:p>1153,5</text:p>
          </table:table-cell>
          <table:table-cell table:style-name="ce17" table:formula="of:=SUM([.W$4:.W$22])" office:value-type="float" office:value="1150.78953498361" calcext:value-type="float">
            <text:p>1150,8</text:p>
          </table:table-cell>
          <table:table-cell table:style-name="ce17" table:formula="of:=SUM([.X$4:.X$22])" office:value-type="float" office:value="1149.9458757763" calcext:value-type="float">
            <text:p>1149,9</text:p>
          </table:table-cell>
          <table:table-cell table:style-name="ce17" table:formula="of:=SUM([.Y$4:.Y$22])" office:value-type="float" office:value="1143.68584707431" calcext:value-type="float">
            <text:p>1143,7</text:p>
          </table:table-cell>
          <table:table-cell table:style-name="ce17" table:formula="of:=SUM([.Z$4:.Z$22])" office:value-type="float" office:value="1132.97522246526" calcext:value-type="float">
            <text:p>1133,0</text:p>
          </table:table-cell>
          <table:table-cell table:style-name="ce17" table:formula="of:=SUM([.AA$4:.AA$22])" office:value-type="float" office:value="1139.80854120015" calcext:value-type="float">
            <text:p>1139,8</text:p>
          </table:table-cell>
          <table:table-cell table:style-name="ce17" table:formula="of:=SUM([.AB$4:.AB$22])" office:value-type="float" office:value="1052.45816174598" calcext:value-type="float">
            <text:p>1052,5</text:p>
          </table:table-cell>
          <table:table-cell table:style-name="ce17" table:formula="of:=SUM([.AC$4:.AC$22])" office:value-type="float" office:value="1045.0815618561" calcext:value-type="float">
            <text:p>1045,1</text:p>
          </table:table-cell>
          <table:table-cell table:style-name="ce17" table:formula="of:=SUM([.AD$4:.AD$22])" office:value-type="float" office:value="1057.42366858049" calcext:value-type="float">
            <text:p>1057,4</text:p>
          </table:table-cell>
          <table:table-cell table:style-name="ce17" table:formula="of:=SUM([.AE$4:.AE$22])" office:value-type="float" office:value="1066.3725240701" calcext:value-type="float">
            <text:p>1066,4</text:p>
          </table:table-cell>
          <table:table-cell table:style-name="ce17" table:formula="of:=SUM([.AF$4:.AF$22])" office:value-type="float" office:value="1073.62066761086" calcext:value-type="float">
            <text:p>1073,6</text:p>
          </table:table-cell>
          <table:table-cell table:style-name="ce17" table:formula="of:=SUM([.AG$4:.AG$22])" office:value-type="float" office:value="1081.94510502325" calcext:value-type="float">
            <text:p>1081,9</text:p>
          </table:table-cell>
          <table:table-cell table:style-name="ce17" table:formula="of:=SUM([.AH$4:.AH$22])" office:value-type="float" office:value="1010.61381888454" calcext:value-type="float">
            <text:p>1010,6</text:p>
          </table:table-cell>
          <table:table-cell table:style-name="ce17" table:formula="of:=SUM([.AI$4:.AI$22])" office:value-type="float" office:value="1039.67713265556" calcext:value-type="float">
            <text:p>1039,7</text:p>
          </table:table-cell>
          <table:table-cell table:style-name="ce17" table:formula="of:=SUM([.AJ$4:.AJ$22])" office:value-type="float" office:value="1053.25175285998" calcext:value-type="float">
            <text:p>1053,3</text:p>
          </table:table-cell>
          <table:table-cell table:style-name="ce17" table:formula="of:=SUM([.AK$4:.AK$22])" office:value-type="float" office:value="1068.69844913289" calcext:value-type="float">
            <text:p>1068,7</text:p>
          </table:table-cell>
          <table:table-cell table:style-name="ce17" table:formula="of:=SUM([.AL$4:.AL$22])" office:value-type="float" office:value="1091.13106073701" calcext:value-type="float">
            <text:p>1091,1</text:p>
          </table:table-cell>
          <table:table-cell table:style-name="ce17" table:formula="of:=SUM([.AM$4:.AM$22])" office:value-type="float" office:value="1079.21662905425" calcext:value-type="float">
            <text:p>1079,2</text:p>
          </table:table-cell>
          <table:table-cell table:style-name="ce17" table:formula="of:=SUM([.AN$4:.AN$22])" office:value-type="float" office:value="1111.01783912213" calcext:value-type="float">
            <text:p>1111,0</text:p>
          </table:table-cell>
          <table:table-cell table:style-name="ce17" table:formula="of:=SUM([.AO$4:.AO$22])" office:value-type="float" office:value="1136.21764127774" calcext:value-type="float">
            <text:p>1136,2</text:p>
          </table:table-cell>
          <table:table-cell table:style-name="ce17" table:formula="of:=SUM([.AP$4:.AP$22])" office:value-type="float" office:value="1161.2144258313" calcext:value-type="float">
            <text:p>1161,2</text:p>
          </table:table-cell>
          <table:table-cell table:style-name="ce17" table:formula="of:=SUM([.AQ$4:.AQ$22])" office:value-type="float" office:value="1183.35189721176" calcext:value-type="float">
            <text:p>1183,4</text:p>
          </table:table-cell>
          <table:table-cell table:formula="of:=SUM([.C$23:.AQ$23])" office:value-type="float" office:value="42422.9940547024" calcext:value-type="float">
            <text:p>42422,9940547024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7" table:number-columns-repeated="41"/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SYSTEME_CHAUD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nr</text:p>
          </table:table-cell>
          <table:table-cell table:style-name="ce1" office:value-type="float" office:value="0.994652988596" calcext:value-type="float">
            <text:p>0,9946529886</text:p>
          </table:table-cell>
          <table:table-cell table:style-name="ce1" office:value-type="float" office:value="0.992928477142987" calcext:value-type="float">
            <text:p>0,9929284771</text:p>
          </table:table-cell>
          <table:table-cell table:style-name="ce1" office:value-type="float" office:value="0.991205793714226" calcext:value-type="float">
            <text:p>0,9912057937</text:p>
          </table:table-cell>
          <table:table-cell table:style-name="ce1" office:value-type="float" office:value="0.989485880508789" calcext:value-type="float">
            <text:p>0,9894858805</text:p>
          </table:table-cell>
          <table:table-cell table:style-name="ce1" office:value-type="float" office:value="0.987769811777922" calcext:value-type="float">
            <text:p>0,9877698118</text:p>
          </table:table-cell>
          <table:table-cell table:style-name="ce1" office:value-type="float" office:value="0.98605440437" calcext:value-type="float">
            <text:p>0,9860544044</text:p>
          </table:table-cell>
          <table:table-cell table:style-name="ce1" office:value-type="float" office:value="0.983488537430436" calcext:value-type="float">
            <text:p>0,9834885374</text:p>
          </table:table-cell>
          <table:table-cell table:style-name="ce1" office:value-type="float" office:value="0.9809185384105" calcext:value-type="float">
            <text:p>0,9809185384</text:p>
          </table:table-cell>
          <table:table-cell table:style-name="ce1" office:value-type="float" office:value="0.978352493686" calcext:value-type="float">
            <text:p>0,9783524937</text:p>
          </table:table-cell>
          <table:table-cell table:style-name="ce1" office:value-type="float" office:value="0.975792701987" calcext:value-type="float">
            <text:p>0,975792702</text:p>
          </table:table-cell>
          <table:table-cell table:style-name="ce1" office:value-type="float" office:value="0.973243856948" calcext:value-type="float">
            <text:p>0,9732438569</text:p>
          </table:table-cell>
          <table:table-cell table:style-name="ce1" office:value-type="float" office:value="0.970678065476" calcext:value-type="float">
            <text:p>0,9706780655</text:p>
          </table:table-cell>
          <table:table-cell table:style-name="ce1" office:value-type="float" office:value="0.968073239653" calcext:value-type="float">
            <text:p>0,9680732397</text:p>
          </table:table-cell>
          <table:table-cell table:style-name="ce1" office:value-type="float" office:value="0.965432681604" calcext:value-type="float">
            <text:p>0,9654326816</text:p>
          </table:table-cell>
          <table:table-cell table:style-name="ce1" office:value-type="float" office:value="0.9627795205363" calcext:value-type="float">
            <text:p>0,9627795205</text:p>
          </table:table-cell>
          <table:table-cell table:style-name="ce1" office:value-type="float" office:value="0.9599478607024" calcext:value-type="float">
            <text:p>0,9599478607</text:p>
          </table:table-cell>
          <table:table-cell table:style-name="ce1" office:value-type="float" office:value="0.9572013419716" calcext:value-type="float">
            <text:p>0,957201342</text:p>
          </table:table-cell>
          <table:table-cell table:style-name="ce1" office:value-type="float" office:value="0.9547973934539" calcext:value-type="float">
            <text:p>0,9547973935</text:p>
          </table:table-cell>
          <table:table-cell table:style-name="ce1" office:value-type="float" office:value="0.952773002965" calcext:value-type="float">
            <text:p>0,952773003</text:p>
          </table:table-cell>
          <table:table-cell table:style-name="ce1" office:value-type="float" office:value="0.9512507678089" calcext:value-type="float">
            <text:p>0,9512507678</text:p>
          </table:table-cell>
          <table:table-cell table:style-name="ce1" office:value-type="float" office:value="0.9487222781347" calcext:value-type="float">
            <text:p>0,9487222781</text:p>
          </table:table-cell>
          <table:table-cell table:style-name="ce1" office:value-type="float" office:value="0.946009549783023" calcext:value-type="float">
            <text:p>0,9460095498</text:p>
          </table:table-cell>
          <table:table-cell table:style-name="ce1" office:value-type="float" office:value="0.943293861753797" calcext:value-type="float">
            <text:p>0,9432938618</text:p>
          </table:table-cell>
          <table:table-cell table:style-name="ce1" office:value-type="float" office:value="0.940232434571156" calcext:value-type="float">
            <text:p>0,9402324346</text:p>
          </table:table-cell>
          <table:table-cell table:style-name="ce1" office:value-type="float" office:value="0.936265447549477" calcext:value-type="float">
            <text:p>0,9362654475</text:p>
          </table:table-cell>
          <table:table-cell table:style-name="ce1" office:value-type="float" office:value="1.16448851822196" calcext:value-type="float">
            <text:p>1,1644885182</text:p>
          </table:table-cell>
          <table:table-cell table:style-name="ce1" office:value-type="float" office:value="1.161095609094" calcext:value-type="float">
            <text:p>1,1610956091</text:p>
          </table:table-cell>
          <table:table-cell table:style-name="ce1" office:value-type="float" office:value="1.16033333804422" calcext:value-type="float">
            <text:p>1,160333338</text:p>
          </table:table-cell>
          <table:table-cell table:style-name="ce1" office:value-type="float" office:value="1.15959454502457" calcext:value-type="float">
            <text:p>1,159594545</text:p>
          </table:table-cell>
          <table:table-cell table:style-name="ce1" office:value-type="float" office:value="1.15886738047486" calcext:value-type="float">
            <text:p>1,1588673805</text:p>
          </table:table-cell>
          <table:table-cell table:style-name="ce1" office:value-type="float" office:value="1.158178718437" calcext:value-type="float">
            <text:p>1,1581787184</text:p>
          </table:table-cell>
          <table:table-cell table:style-name="ce1" office:value-type="float" office:value="1.189034282338" calcext:value-type="float">
            <text:p>1,1890342823</text:p>
          </table:table-cell>
          <table:table-cell table:style-name="ce1" office:value-type="float" office:value="1.188711960353" calcext:value-type="float">
            <text:p>1,1887119604</text:p>
          </table:table-cell>
          <table:table-cell table:style-name="ce1" office:value-type="float" office:value="1.188362560156" calcext:value-type="float">
            <text:p>1,1883625602</text:p>
          </table:table-cell>
          <table:table-cell table:style-name="ce1" office:value-type="float" office:value="1.188111475393" calcext:value-type="float">
            <text:p>1,1881114754</text:p>
          </table:table-cell>
          <table:table-cell table:style-name="ce1" office:value-type="float" office:value="1.187882956969" calcext:value-type="float">
            <text:p>1,187882957</text:p>
          </table:table-cell>
          <table:table-cell table:style-name="ce1" office:value-type="float" office:value="1.055606139825" calcext:value-type="float">
            <text:p>1,0556061398</text:p>
          </table:table-cell>
          <table:table-cell table:style-name="ce1" office:value-type="float" office:value="1.053605636856" calcext:value-type="float">
            <text:p>1,0536056369</text:p>
          </table:table-cell>
          <table:table-cell table:style-name="ce1" office:value-type="float" office:value="1.051391840763" calcext:value-type="float">
            <text:p>1,0513918408</text:p>
          </table:table-cell>
          <table:table-cell table:style-name="ce1" office:value-type="float" office:value="1.04919264488033" calcext:value-type="float">
            <text:p>1,0491926449</text:p>
          </table:table-cell>
          <table:table-cell table:style-name="ce1" office:value-type="float" office:value="1.047054214179" calcext:value-type="float">
            <text:p>1,047054214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 performant</text:p>
          </table:table-cell>
          <table:table-cell table:style-name="ce1" office:value-type="float" office:value="0.254166346358" calcext:value-type="float">
            <text:p>0,2541663464</text:p>
          </table:table-cell>
          <table:table-cell table:style-name="ce1" office:value-type="float" office:value="0.267558599529638" calcext:value-type="float">
            <text:p>0,2675585995</text:p>
          </table:table-cell>
          <table:table-cell table:style-name="ce1" office:value-type="float" office:value="0.263441557711621" calcext:value-type="float">
            <text:p>0,2634415577</text:p>
          </table:table-cell>
          <table:table-cell table:style-name="ce1" office:value-type="float" office:value="0.243203390703315" calcext:value-type="float">
            <text:p>0,2432033907</text:p>
          </table:table-cell>
          <table:table-cell table:style-name="ce1" office:value-type="float" office:value="0.236957160573627" calcext:value-type="float">
            <text:p>0,2369571606</text:p>
          </table:table-cell>
          <table:table-cell table:style-name="ce1" office:value-type="float" office:value="0.27415804815" calcext:value-type="float">
            <text:p>0,2741580482</text:p>
          </table:table-cell>
          <table:table-cell table:style-name="ce1" office:value-type="float" office:value="0.257371628420408" calcext:value-type="float">
            <text:p>0,2573716284</text:p>
          </table:table-cell>
          <table:table-cell table:style-name="ce1" office:value-type="float" office:value="0.264967841123855" calcext:value-type="float">
            <text:p>0,2649678411</text:p>
          </table:table-cell>
          <table:table-cell table:style-name="ce1" office:value-type="float" office:value="0.2514554037448" calcext:value-type="float">
            <text:p>0,2514554037</text:p>
          </table:table-cell>
          <table:table-cell table:style-name="ce1" office:value-type="float" office:value="0.297502775681735" calcext:value-type="float">
            <text:p>0,2975027757</text:p>
          </table:table-cell>
          <table:table-cell table:style-name="ce1" office:value-type="float" office:value="0.316900520620847" calcext:value-type="float">
            <text:p>0,3169005206</text:p>
          </table:table-cell>
          <table:table-cell table:style-name="ce1" office:value-type="float" office:value="0.33595035410401" calcext:value-type="float">
            <text:p>0,3359503541</text:p>
          </table:table-cell>
          <table:table-cell table:style-name="ce1" office:value-type="float" office:value="0.356177624036494" calcext:value-type="float">
            <text:p>0,356177624</text:p>
          </table:table-cell>
          <table:table-cell table:style-name="ce1" office:value-type="float" office:value="0.378107685296806" calcext:value-type="float">
            <text:p>0,3781076853</text:p>
          </table:table-cell>
          <table:table-cell table:style-name="ce1" office:value-type="float" office:value="0.417726579501326" calcext:value-type="float">
            <text:p>0,4177265795</text:p>
          </table:table-cell>
          <table:table-cell table:style-name="ce1" office:value-type="float" office:value="0.495811867695904" calcext:value-type="float">
            <text:p>0,4958118677</text:p>
          </table:table-cell>
          <table:table-cell table:style-name="ce1" office:value-type="float" office:value="0.520885374151395" calcext:value-type="float">
            <text:p>0,5208853742</text:p>
          </table:table-cell>
          <table:table-cell table:style-name="ce1" office:value-type="float" office:value="0.563565743033165" calcext:value-type="float">
            <text:p>0,563565743</text:p>
          </table:table-cell>
          <table:table-cell table:style-name="ce1" office:value-type="float" office:value="0.620671785927233" calcext:value-type="float">
            <text:p>0,6206717859</text:p>
          </table:table-cell>
          <table:table-cell table:style-name="ce1" office:value-type="float" office:value="0.733232675987704" calcext:value-type="float">
            <text:p>0,733232676</text:p>
          </table:table-cell>
          <table:table-cell table:style-name="ce1" office:value-type="float" office:value="1.07536955088031" calcext:value-type="float">
            <text:p>1,0753695509</text:p>
          </table:table-cell>
          <table:table-cell table:style-name="ce1" office:value-type="float" office:value="1.29771839356195" calcext:value-type="float">
            <text:p>1,2977183936</text:p>
          </table:table-cell>
          <table:table-cell table:style-name="ce1" office:value-type="float" office:value="1.64797062963654" calcext:value-type="float">
            <text:p>1,6479706296</text:p>
          </table:table-cell>
          <table:table-cell table:style-name="ce1" office:value-type="float" office:value="1.85513064114292" calcext:value-type="float">
            <text:p>1,8551306411</text:p>
          </table:table-cell>
          <table:table-cell table:style-name="ce1" office:value-type="float" office:value="1.86188115320265" calcext:value-type="float">
            <text:p>1,8618811532</text:p>
          </table:table-cell>
          <table:table-cell table:style-name="ce1" office:value-type="float" office:value="1.87444541913674" calcext:value-type="float">
            <text:p>1,8744454191</text:p>
          </table:table-cell>
          <table:table-cell table:style-name="ce1" office:value-type="float" office:value="1.73659571532355" calcext:value-type="float">
            <text:p>1,7365957153</text:p>
          </table:table-cell>
          <table:table-cell table:style-name="ce1" office:value-type="float" office:value="1.63517988571933" calcext:value-type="float">
            <text:p>1,6351798857</text:p>
          </table:table-cell>
          <table:table-cell table:style-name="ce1" office:value-type="float" office:value="1.62361780639545" calcext:value-type="float">
            <text:p>1,6236178064</text:p>
          </table:table-cell>
          <table:table-cell table:style-name="ce1" office:value-type="float" office:value="1.6031550112026" calcext:value-type="float">
            <text:p>1,6031550112</text:p>
          </table:table-cell>
          <table:table-cell table:style-name="ce1" office:value-type="float" office:value="1.59252068272275" calcext:value-type="float">
            <text:p>1,5925206827</text:p>
          </table:table-cell>
          <table:table-cell table:style-name="ce1" office:value-type="float" office:value="1.44488680311829" calcext:value-type="float">
            <text:p>1,4448868031</text:p>
          </table:table-cell>
          <table:table-cell table:style-name="ce1" office:value-type="float" office:value="1.45377880443322" calcext:value-type="float">
            <text:p>1,4537788044</text:p>
          </table:table-cell>
          <table:table-cell table:style-name="ce1" office:value-type="float" office:value="1.51036663077139" calcext:value-type="float">
            <text:p>1,5103666308</text:p>
          </table:table-cell>
          <table:table-cell table:style-name="ce1" office:value-type="float" office:value="1.51015386140353" calcext:value-type="float">
            <text:p>1,5101538614</text:p>
          </table:table-cell>
          <table:table-cell table:style-name="ce1" office:value-type="float" office:value="1.56721219717582" calcext:value-type="float">
            <text:p>1,5672121972</text:p>
          </table:table-cell>
          <table:table-cell table:style-name="ce1" office:value-type="float" office:value="1.61844770160052" calcext:value-type="float">
            <text:p>1,6184477016</text:p>
          </table:table-cell>
          <table:table-cell table:style-name="ce1" office:value-type="float" office:value="1.79439497255479" calcext:value-type="float">
            <text:p>1,7943949726</text:p>
          </table:table-cell>
          <table:table-cell table:style-name="ce1" office:value-type="float" office:value="1.97605593131156" calcext:value-type="float">
            <text:p>1,9760559313</text:p>
          </table:table-cell>
          <table:table-cell table:style-name="ce1" office:value-type="float" office:value="2.19724868014675" calcext:value-type="float">
            <text:p>2,1972486801</text:p>
          </table:table-cell>
          <table:table-cell table:style-name="ce1" office:value-type="float" office:value="2.30005659333962" calcext:value-type="float">
            <text:p>2,30005659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Autre système centralisé</text:p>
          </table:table-cell>
          <table:table-cell table:style-name="ce1" office:value-type="float" office:value="3.77489757111442" calcext:value-type="float">
            <text:p>3,7748975711</text:p>
          </table:table-cell>
          <table:table-cell table:style-name="ce1" office:value-type="float" office:value="5.49098321698826" calcext:value-type="float">
            <text:p>5,490983217</text:p>
          </table:table-cell>
          <table:table-cell table:style-name="ce1" office:value-type="float" office:value="6.05567167331589" calcext:value-type="float">
            <text:p>6,0556716733</text:p>
          </table:table-cell>
          <table:table-cell table:style-name="ce1" office:value-type="float" office:value="6.25253953877948" calcext:value-type="float">
            <text:p>6,2525395388</text:p>
          </table:table-cell>
          <table:table-cell table:style-name="ce1" office:value-type="float" office:value="6.10419653142375" calcext:value-type="float">
            <text:p>6,1041965314</text:p>
          </table:table-cell>
          <table:table-cell table:style-name="ce1" office:value-type="float" office:value="6.869194568445" calcext:value-type="float">
            <text:p>6,8691945684</text:p>
          </table:table-cell>
          <table:table-cell table:style-name="ce1" office:value-type="float" office:value="7.60723066478592" calcext:value-type="float">
            <text:p>7,6072306648</text:p>
          </table:table-cell>
          <table:table-cell table:style-name="ce1" office:value-type="float" office:value="8.77131987971129" calcext:value-type="float">
            <text:p>8,7713198797</text:p>
          </table:table-cell>
          <table:table-cell table:style-name="ce1" office:value-type="float" office:value="8.32532933879363" calcext:value-type="float">
            <text:p>8,3253293388</text:p>
          </table:table-cell>
          <table:table-cell table:style-name="ce1" office:value-type="float" office:value="8.0985527840314" calcext:value-type="float">
            <text:p>8,098552784</text:p>
          </table:table-cell>
          <table:table-cell table:style-name="ce1" office:value-type="float" office:value="8.51697300908543" calcext:value-type="float">
            <text:p>8,5169730091</text:p>
          </table:table-cell>
          <table:table-cell table:style-name="ce1" office:value-type="float" office:value="8.73453895333063" calcext:value-type="float">
            <text:p>8,7345389533</text:p>
          </table:table-cell>
          <table:table-cell table:style-name="ce1" office:value-type="float" office:value="9.12367418142633" calcext:value-type="float">
            <text:p>9,1236741814</text:p>
          </table:table-cell>
          <table:table-cell table:style-name="ce1" office:value-type="float" office:value="9.4075219249395" calcext:value-type="float">
            <text:p>9,4075219249</text:p>
          </table:table-cell>
          <table:table-cell table:style-name="ce1" office:value-type="float" office:value="9.67566928805343" calcext:value-type="float">
            <text:p>9,6756692881</text:p>
          </table:table-cell>
          <table:table-cell table:style-name="ce1" office:value-type="float" office:value="9.98943031286708" calcext:value-type="float">
            <text:p>9,9894303129</text:p>
          </table:table-cell>
          <table:table-cell table:style-name="ce1" office:value-type="float" office:value="10.3884930740969" calcext:value-type="float">
            <text:p>10,3884930741</text:p>
          </table:table-cell>
          <table:table-cell table:style-name="ce1" office:value-type="float" office:value="10.4310292104141" calcext:value-type="float">
            <text:p>10,4310292104</text:p>
          </table:table-cell>
          <table:table-cell table:style-name="ce1" office:value-type="float" office:value="10.6889556660281" calcext:value-type="float">
            <text:p>10,688955666</text:p>
          </table:table-cell>
          <table:table-cell table:style-name="ce1" office:value-type="float" office:value="10.9229303322843" calcext:value-type="float">
            <text:p>10,9229303323</text:p>
          </table:table-cell>
          <table:table-cell table:style-name="ce1" office:value-type="float" office:value="10.9461201381361" calcext:value-type="float">
            <text:p>10,9461201381</text:p>
          </table:table-cell>
          <table:table-cell table:style-name="ce1" office:value-type="float" office:value="10.6522606635756" calcext:value-type="float">
            <text:p>10,6522606636</text:p>
          </table:table-cell>
          <table:table-cell table:style-name="ce1" office:value-type="float" office:value="10.3477489839798" calcext:value-type="float">
            <text:p>10,347748984</text:p>
          </table:table-cell>
          <table:table-cell table:style-name="ce1" office:value-type="float" office:value="10.0610454322144" calcext:value-type="float">
            <text:p>10,0610454322</text:p>
          </table:table-cell>
          <table:table-cell table:style-name="ce1" office:value-type="float" office:value="9.83587007265959" calcext:value-type="float">
            <text:p>9,8358700727</text:p>
          </table:table-cell>
          <table:table-cell table:style-name="ce1" office:value-type="float" office:value="12.9272402888251" calcext:value-type="float">
            <text:p>12,9272402888</text:p>
          </table:table-cell>
          <table:table-cell table:style-name="ce1" office:value-type="float" office:value="12.9751369660625" calcext:value-type="float">
            <text:p>12,9751369661</text:p>
          </table:table-cell>
          <table:table-cell table:style-name="ce1" office:value-type="float" office:value="12.7536911613391" calcext:value-type="float">
            <text:p>12,7536911613</text:p>
          </table:table-cell>
          <table:table-cell table:style-name="ce1" office:value-type="float" office:value="12.7681913195547" calcext:value-type="float">
            <text:p>12,7681913196</text:p>
          </table:table-cell>
          <table:table-cell table:style-name="ce1" office:value-type="float" office:value="13.0578207595371" calcext:value-type="float">
            <text:p>13,0578207595</text:p>
          </table:table-cell>
          <table:table-cell table:style-name="ce1" office:value-type="float" office:value="13.1219039095484" calcext:value-type="float">
            <text:p>13,1219039095</text:p>
          </table:table-cell>
          <table:table-cell table:style-name="ce1" office:value-type="float" office:value="12.0681207737735" calcext:value-type="float">
            <text:p>12,0681207738</text:p>
          </table:table-cell>
          <table:table-cell table:style-name="ce1" office:value-type="float" office:value="12.3560066906103" calcext:value-type="float">
            <text:p>12,3560066906</text:p>
          </table:table-cell>
          <table:table-cell table:style-name="ce1" office:value-type="float" office:value="12.752977908558" calcext:value-type="float">
            <text:p>12,7529779086</text:p>
          </table:table-cell>
          <table:table-cell table:style-name="ce1" office:value-type="float" office:value="12.984663850818" calcext:value-type="float">
            <text:p>12,9846638508</text:p>
          </table:table-cell>
          <table:table-cell table:style-name="ce1" office:value-type="float" office:value="13.181737346081" calcext:value-type="float">
            <text:p>13,1817373461</text:p>
          </table:table-cell>
          <table:table-cell table:style-name="ce1" office:value-type="float" office:value="13.2404314796527" calcext:value-type="float">
            <text:p>13,2404314797</text:p>
          </table:table-cell>
          <table:table-cell table:style-name="ce1" office:value-type="float" office:value="14.2700510424437" calcext:value-type="float">
            <text:p>14,2700510424</text:p>
          </table:table-cell>
          <table:table-cell table:style-name="ce1" office:value-type="float" office:value="15.0755260226371" calcext:value-type="float">
            <text:p>15,0755260226</text:p>
          </table:table-cell>
          <table:table-cell table:style-name="ce1" office:value-type="float" office:value="15.5411656919675" calcext:value-type="float">
            <text:p>15,541165692</text:p>
          </table:table-cell>
          <table:table-cell table:style-name="ce1" office:value-type="float" office:value="15.8490375160221" calcext:value-type="float">
            <text:p>15,84903751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 performant</text:p>
          </table:table-cell>
          <table:table-cell table:style-name="ce1"/>
          <table:table-cell table:style-name="ce4" office:value-type="float" office:value="0.00009178574" calcext:value-type="float">
            <text:p>9,18E-05</text:p>
          </table:table-cell>
          <table:table-cell table:style-name="ce4" office:value-type="float" office:value="0.00006000545" calcext:value-type="float">
            <text:p>6,00E-05</text:p>
          </table:table-cell>
          <table:table-cell table:style-name="ce4" office:value-type="float" office:value="0.00006029472" calcext:value-type="float">
            <text:p>6,03E-05</text:p>
          </table:table-cell>
          <table:table-cell table:style-name="ce4" office:value-type="float" office:value="0.00006017389" calcext:value-type="float">
            <text:p>6,02E-05</text:p>
          </table:table-cell>
          <table:table-cell table:style-name="ce4" office:value-type="float" office:value="0.00005018304" calcext:value-type="float">
            <text:p>5,02E-05</text:p>
          </table:table-cell>
          <table:table-cell table:style-name="ce4" office:value-type="float" office:value="0.0000535324567162397" calcext:value-type="float">
            <text:p>5,35E-05</text:p>
          </table:table-cell>
          <table:table-cell table:style-name="ce1" office:value-type="float" office:value="0.000268260083387978" calcext:value-type="float">
            <text:p>0,0002682601</text:p>
          </table:table-cell>
          <table:table-cell table:style-name="ce1" office:value-type="float" office:value="0.000160679191989574" calcext:value-type="float">
            <text:p>0,0001606792</text:p>
          </table:table-cell>
          <table:table-cell table:style-name="ce1" office:value-type="float" office:value="0.0403729950607137" calcext:value-type="float">
            <text:p>0,0403729951</text:p>
          </table:table-cell>
          <table:table-cell table:style-name="ce1" office:value-type="float" office:value="0.0424495394215937" calcext:value-type="float">
            <text:p>0,0424495394</text:p>
          </table:table-cell>
          <table:table-cell table:style-name="ce1" office:value-type="float" office:value="0.0464713755618775" calcext:value-type="float">
            <text:p>0,0464713756</text:p>
          </table:table-cell>
          <table:table-cell table:style-name="ce1" office:value-type="float" office:value="0.0471398572964029" calcext:value-type="float">
            <text:p>0,0471398573</text:p>
          </table:table-cell>
          <table:table-cell table:style-name="ce1" office:value-type="float" office:value="0.047482548481229" calcext:value-type="float">
            <text:p>0,0474825485</text:p>
          </table:table-cell>
          <table:table-cell table:style-name="ce1" office:value-type="float" office:value="0.0475420816972775" calcext:value-type="float">
            <text:p>0,0475420817</text:p>
          </table:table-cell>
          <table:table-cell table:style-name="ce1" office:value-type="float" office:value="0.0477308964141619" calcext:value-type="float">
            <text:p>0,0477308964</text:p>
          </table:table-cell>
          <table:table-cell table:style-name="ce1" office:value-type="float" office:value="0.0484582782721159" calcext:value-type="float">
            <text:p>0,0484582783</text:p>
          </table:table-cell>
          <table:table-cell table:style-name="ce1" office:value-type="float" office:value="0.0496083786452515" calcext:value-type="float">
            <text:p>0,0496083786</text:p>
          </table:table-cell>
          <table:table-cell table:style-name="ce1" office:value-type="float" office:value="0.0550735044035958" calcext:value-type="float">
            <text:p>0,0550735044</text:p>
          </table:table-cell>
          <table:table-cell table:style-name="ce1" office:value-type="float" office:value="0.0560032972941921" calcext:value-type="float">
            <text:p>0,0560032973</text:p>
          </table:table-cell>
          <table:table-cell table:style-name="ce1" office:value-type="float" office:value="0.0548818513072385" calcext:value-type="float">
            <text:p>0,0548818513</text:p>
          </table:table-cell>
          <table:table-cell table:style-name="ce1" office:value-type="float" office:value="0.0549123564214548" calcext:value-type="float">
            <text:p>0,0549123564</text:p>
          </table:table-cell>
          <table:table-cell table:style-name="ce1" office:value-type="float" office:value="0.04373429011231" calcext:value-type="float">
            <text:p>0,0437342901</text:p>
          </table:table-cell>
          <table:table-cell table:style-name="ce1" office:value-type="float" office:value="0.0465300390744029" calcext:value-type="float">
            <text:p>0,0465300391</text:p>
          </table:table-cell>
          <table:table-cell table:style-name="ce1" office:value-type="float" office:value="0.0532712026903638" calcext:value-type="float">
            <text:p>0,0532712027</text:p>
          </table:table-cell>
          <table:table-cell table:style-name="ce1" office:value-type="float" office:value="0.0196875259031433" calcext:value-type="float">
            <text:p>0,0196875259</text:p>
          </table:table-cell>
          <table:table-cell table:style-name="ce1" office:value-type="float" office:value="0.0203338475013585" calcext:value-type="float">
            <text:p>0,0203338475</text:p>
          </table:table-cell>
          <table:table-cell table:style-name="ce1" office:value-type="float" office:value="0.0218708120794092" calcext:value-type="float">
            <text:p>0,0218708121</text:p>
          </table:table-cell>
          <table:table-cell table:style-name="ce1" office:value-type="float" office:value="0.0217735978831732" calcext:value-type="float">
            <text:p>0,0217735979</text:p>
          </table:table-cell>
          <table:table-cell table:style-name="ce1" office:value-type="float" office:value="0.0215956228224736" calcext:value-type="float">
            <text:p>0,0215956228</text:p>
          </table:table-cell>
          <table:table-cell table:style-name="ce1" office:value-type="float" office:value="0.018304074149737" calcext:value-type="float">
            <text:p>0,0183040741</text:p>
          </table:table-cell>
          <table:table-cell table:style-name="ce1" office:value-type="float" office:value="0.0194959543493924" calcext:value-type="float">
            <text:p>0,0194959543</text:p>
          </table:table-cell>
          <table:table-cell table:style-name="ce1" office:value-type="float" office:value="0.0204717456162601" calcext:value-type="float">
            <text:p>0,0204717456</text:p>
          </table:table-cell>
          <table:table-cell table:style-name="ce1" office:value-type="float" office:value="0.0197938387350966" calcext:value-type="float">
            <text:p>0,0197938387</text:p>
          </table:table-cell>
          <table:table-cell table:style-name="ce1" office:value-type="float" office:value="0.0207565355113092" calcext:value-type="float">
            <text:p>0,0207565355</text:p>
          </table:table-cell>
          <table:table-cell table:style-name="ce1" office:value-type="float" office:value="0.0206941892935703" calcext:value-type="float">
            <text:p>0,0206941893</text:p>
          </table:table-cell>
          <table:table-cell table:style-name="ce1" office:value-type="float" office:value="0.0201218118479803" calcext:value-type="float">
            <text:p>0,0201218118</text:p>
          </table:table-cell>
          <table:table-cell table:style-name="ce1" office:value-type="float" office:value="0.0197720299907845" calcext:value-type="float">
            <text:p>0,01977203</text:p>
          </table:table-cell>
          <table:table-cell table:style-name="ce1" office:value-type="float" office:value="0.0183635727050433" calcext:value-type="float">
            <text:p>0,0183635727</text:p>
          </table:table-cell>
          <table:table-cell table:style-name="ce1" office:value-type="float" office:value="0.0191411210346328" calcext:value-type="float">
            <text:p>0,019141121</text:p>
          </table:table-cell>
          <table:table-cell table:style-name="ce1" office:value-type="float" office:value="0.016693545090079" calcext:value-type="float">
            <text:p>0,016693545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DRV</text:p>
          </table:table-cell>
          <table:table-cell table:style-name="ce1" office:value-type="float" office:value="0.0680352693" calcext:value-type="float">
            <text:p>0,0680352693</text:p>
          </table:table-cell>
          <table:table-cell table:style-name="ce1" office:value-type="float" office:value="0.0785313115" calcext:value-type="float">
            <text:p>0,0785313115</text:p>
          </table:table-cell>
          <table:table-cell table:style-name="ce1" office:value-type="float" office:value="0.0867449893752042" calcext:value-type="float">
            <text:p>0,0867449894</text:p>
          </table:table-cell>
          <table:table-cell table:style-name="ce1" office:value-type="float" office:value="0.107485602934874" calcext:value-type="float">
            <text:p>0,1074856029</text:p>
          </table:table-cell>
          <table:table-cell table:style-name="ce1" office:value-type="float" office:value="0.113463099279023" calcext:value-type="float">
            <text:p>0,1134630993</text:p>
          </table:table-cell>
          <table:table-cell table:style-name="ce1" office:value-type="float" office:value="0.056309605655" calcext:value-type="float">
            <text:p>0,0563096057</text:p>
          </table:table-cell>
          <table:table-cell table:style-name="ce1" office:value-type="float" office:value="0.13612737542315" calcext:value-type="float">
            <text:p>0,1361273754</text:p>
          </table:table-cell>
          <table:table-cell table:style-name="ce1" office:value-type="float" office:value="0.252963395080234" calcext:value-type="float">
            <text:p>0,2529633951</text:p>
          </table:table-cell>
          <table:table-cell table:style-name="ce1" office:value-type="float" office:value="0.300831041635119" calcext:value-type="float">
            <text:p>0,3008310416</text:p>
          </table:table-cell>
          <table:table-cell table:style-name="ce1" office:value-type="float" office:value="0.31585319910296" calcext:value-type="float">
            <text:p>0,3158531991</text:p>
          </table:table-cell>
          <table:table-cell table:style-name="ce1" office:value-type="float" office:value="0.347034181043582" calcext:value-type="float">
            <text:p>0,347034181</text:p>
          </table:table-cell>
          <table:table-cell table:style-name="ce1" office:value-type="float" office:value="0.421781262722192" calcext:value-type="float">
            <text:p>0,4217812627</text:p>
          </table:table-cell>
          <table:table-cell table:style-name="ce1" office:value-type="float" office:value="0.520843375051213" calcext:value-type="float">
            <text:p>0,5208433751</text:p>
          </table:table-cell>
          <table:table-cell table:style-name="ce1" office:value-type="float" office:value="0.589399601991066" calcext:value-type="float">
            <text:p>0,589399602</text:p>
          </table:table-cell>
          <table:table-cell table:style-name="ce1" office:value-type="float" office:value="0.666567281167466" calcext:value-type="float">
            <text:p>0,6665672812</text:p>
          </table:table-cell>
          <table:table-cell table:style-name="ce1" office:value-type="float" office:value="0.639009038765191" calcext:value-type="float">
            <text:p>0,6390090388</text:p>
          </table:table-cell>
          <table:table-cell table:style-name="ce1" office:value-type="float" office:value="0.655725218931711" calcext:value-type="float">
            <text:p>0,6557252189</text:p>
          </table:table-cell>
          <table:table-cell table:style-name="ce1" office:value-type="float" office:value="0.62772752892332" calcext:value-type="float">
            <text:p>0,6277275289</text:p>
          </table:table-cell>
          <table:table-cell table:style-name="ce1" office:value-type="float" office:value="0.587201775440977" calcext:value-type="float">
            <text:p>0,5872017754</text:p>
          </table:table-cell>
          <table:table-cell table:style-name="ce1" office:value-type="float" office:value="0.554584708099272" calcext:value-type="float">
            <text:p>0,5545847081</text:p>
          </table:table-cell>
          <table:table-cell table:style-name="ce1" office:value-type="float" office:value="0.522761913679614" calcext:value-type="float">
            <text:p>0,5227619137</text:p>
          </table:table-cell>
          <table:table-cell table:style-name="ce1" office:value-type="float" office:value="0.512105603429116" calcext:value-type="float">
            <text:p>0,5121056034</text:p>
          </table:table-cell>
          <table:table-cell table:style-name="ce1" office:value-type="float" office:value="0.501480436586118" calcext:value-type="float">
            <text:p>0,5014804366</text:p>
          </table:table-cell>
          <table:table-cell table:style-name="ce1" office:value-type="float" office:value="0.491044496840928" calcext:value-type="float">
            <text:p>0,4910444968</text:p>
          </table:table-cell>
          <table:table-cell table:style-name="ce1" office:value-type="float" office:value="0.472118239312585" calcext:value-type="float">
            <text:p>0,4721182393</text:p>
          </table:table-cell>
          <table:table-cell table:style-name="ce1" office:value-type="float" office:value="0.527736962501116" calcext:value-type="float">
            <text:p>0,5277369625</text:p>
          </table:table-cell>
          <table:table-cell table:style-name="ce1" office:value-type="float" office:value="0.549026118433458" calcext:value-type="float">
            <text:p>0,5490261184</text:p>
          </table:table-cell>
          <table:table-cell table:style-name="ce1" office:value-type="float" office:value="0.569689067826885" calcext:value-type="float">
            <text:p>0,5696890678</text:p>
          </table:table-cell>
          <table:table-cell table:style-name="ce1" office:value-type="float" office:value="0.59244967597394" calcext:value-type="float">
            <text:p>0,592449676</text:p>
          </table:table-cell>
          <table:table-cell table:style-name="ce1" office:value-type="float" office:value="0.619530447846633" calcext:value-type="float">
            <text:p>0,6195304478</text:p>
          </table:table-cell>
          <table:table-cell table:style-name="ce1" office:value-type="float" office:value="0.651779516306267" calcext:value-type="float">
            <text:p>0,6517795163</text:p>
          </table:table-cell>
          <table:table-cell table:style-name="ce1" office:value-type="float" office:value="0.665593857930412" calcext:value-type="float">
            <text:p>0,6655938579</text:p>
          </table:table-cell>
          <table:table-cell table:style-name="ce1" office:value-type="float" office:value="0.709926706359851" calcext:value-type="float">
            <text:p>0,7099267064</text:p>
          </table:table-cell>
          <table:table-cell table:style-name="ce1" office:value-type="float" office:value="0.777316381137924" calcext:value-type="float">
            <text:p>0,7773163811</text:p>
          </table:table-cell>
          <table:table-cell table:style-name="ce1" office:value-type="float" office:value="0.843564499487668" calcext:value-type="float">
            <text:p>0,8435644995</text:p>
          </table:table-cell>
          <table:table-cell table:style-name="ce1" office:value-type="float" office:value="0.899382528582647" calcext:value-type="float">
            <text:p>0,8993825286</text:p>
          </table:table-cell>
          <table:table-cell table:style-name="ce1" office:value-type="float" office:value="0.907795202096203" calcext:value-type="float">
            <text:p>0,9077952021</text:p>
          </table:table-cell>
          <table:table-cell table:style-name="ce1" office:value-type="float" office:value="0.919548780017493" calcext:value-type="float">
            <text:p>0,91954878</text:p>
          </table:table-cell>
          <table:table-cell table:style-name="ce1" office:value-type="float" office:value="0.932746115407076" calcext:value-type="float">
            <text:p>0,9327461154</text:p>
          </table:table-cell>
          <table:table-cell table:style-name="ce1" office:value-type="float" office:value="0.946162125797113" calcext:value-type="float">
            <text:p>0,9461621258</text:p>
          </table:table-cell>
          <table:table-cell table:style-name="ce1" office:value-type="float" office:value="0.941429097877538" calcext:value-type="float">
            <text:p>0,941429097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 performant</text:p>
          </table:table-cell>
          <table:table-cell table:style-name="ce1" table:number-columns-repeated="9"/>
          <table:table-cell table:style-name="ce4" office:value-type="float" office:value="0.000004104956" calcext:value-type="float">
            <text:p>4,10E-06</text:p>
          </table:table-cell>
          <table:table-cell table:style-name="ce4" office:value-type="float" office:value="0.000003845707" calcext:value-type="float">
            <text:p>3,85E-06</text:p>
          </table:table-cell>
          <table:table-cell table:style-name="ce1"/>
          <table:table-cell table:style-name="ce4" office:value-type="float" office:value="0.000007637877" calcext:value-type="float">
            <text:p>7,64E-06</text:p>
          </table:table-cell>
          <table:table-cell table:style-name="ce4" office:value-type="float" office:value="0.000004537166" calcext:value-type="float">
            <text:p>4,54E-06</text:p>
          </table:table-cell>
          <table:table-cell table:style-name="ce1" office:value-type="float" office:value="0.000337320109083961" calcext:value-type="float">
            <text:p>0,0003373201</text:p>
          </table:table-cell>
          <table:table-cell table:style-name="ce1" office:value-type="float" office:value="0.000643348833071758" calcext:value-type="float">
            <text:p>0,0006433488</text:p>
          </table:table-cell>
          <table:table-cell table:style-name="ce1" office:value-type="float" office:value="0.00383088483618293" calcext:value-type="float">
            <text:p>0,0038308848</text:p>
          </table:table-cell>
          <table:table-cell table:style-name="ce1" office:value-type="float" office:value="0.00567302754380267" calcext:value-type="float">
            <text:p>0,0056730275</text:p>
          </table:table-cell>
          <table:table-cell table:style-name="ce1" office:value-type="float" office:value="0.00716339238578069" calcext:value-type="float">
            <text:p>0,0071633924</text:p>
          </table:table-cell>
          <table:table-cell table:style-name="ce1" office:value-type="float" office:value="0.0139169502442468" calcext:value-type="float">
            <text:p>0,0139169502</text:p>
          </table:table-cell>
          <table:table-cell table:style-name="ce1" office:value-type="float" office:value="0.0195302497561497" calcext:value-type="float">
            <text:p>0,0195302498</text:p>
          </table:table-cell>
          <table:table-cell table:style-name="ce1" office:value-type="float" office:value="0.020448491163339" calcext:value-type="float">
            <text:p>0,0204484912</text:p>
          </table:table-cell>
          <table:table-cell table:style-name="ce1" office:value-type="float" office:value="0.0205409305586996" calcext:value-type="float">
            <text:p>0,0205409306</text:p>
          </table:table-cell>
          <table:table-cell table:style-name="ce1" office:value-type="float" office:value="0.0197352673324142" calcext:value-type="float">
            <text:p>0,0197352673</text:p>
          </table:table-cell>
          <table:table-cell table:style-name="ce1" office:value-type="float" office:value="0.0185655098475328" calcext:value-type="float">
            <text:p>0,0185655098</text:p>
          </table:table-cell>
          <table:table-cell table:style-name="ce1" office:value-type="float" office:value="0.0327162396041569" calcext:value-type="float">
            <text:p>0,0327162396</text:p>
          </table:table-cell>
          <table:table-cell table:style-name="ce1" office:value-type="float" office:value="0.0313858286183597" calcext:value-type="float">
            <text:p>0,0313858286</text:p>
          </table:table-cell>
          <table:table-cell table:style-name="ce1" office:value-type="float" office:value="0.031160104" calcext:value-type="float">
            <text:p>0,031160104</text:p>
          </table:table-cell>
          <table:table-cell table:style-name="ce1" office:value-type="float" office:value="0.0287688844" calcext:value-type="float">
            <text:p>0,0287688844</text:p>
          </table:table-cell>
          <table:table-cell table:style-name="ce1" office:value-type="float" office:value="0.0280594779693811" calcext:value-type="float">
            <text:p>0,028059478</text:p>
          </table:table-cell>
          <table:table-cell table:style-name="ce1" office:value-type="float" office:value="0.0277562756638232" calcext:value-type="float">
            <text:p>0,0277562757</text:p>
          </table:table-cell>
          <table:table-cell table:style-name="ce1" office:value-type="float" office:value="0.0209952605121471" calcext:value-type="float">
            <text:p>0,0209952605</text:p>
          </table:table-cell>
          <table:table-cell table:style-name="ce1" office:value-type="float" office:value="0.0212692127691319" calcext:value-type="float">
            <text:p>0,0212692128</text:p>
          </table:table-cell>
          <table:table-cell table:style-name="ce1" office:value-type="float" office:value="0.02028781233" calcext:value-type="float">
            <text:p>0,0202878123</text:p>
          </table:table-cell>
          <table:table-cell table:style-name="ce1" office:value-type="float" office:value="0.0187709192380641" calcext:value-type="float">
            <text:p>0,0187709192</text:p>
          </table:table-cell>
          <table:table-cell table:style-name="ce1" office:value-type="float" office:value="0.016453114354366" calcext:value-type="float">
            <text:p>0,0164531144</text:p>
          </table:table-cell>
          <table:table-cell table:style-name="ce1" office:value-type="float" office:value="0.0118734293787454" calcext:value-type="float">
            <text:p>0,0118734294</text:p>
          </table:table-cell>
          <table:table-cell table:style-name="ce1" office:value-type="float" office:value="0.0117411061618695" calcext:value-type="float">
            <text:p>0,0117411062</text:p>
          </table:table-cell>
          <table:table-cell table:style-name="ce1" office:value-type="float" office:value="0.0109171386698636" calcext:value-type="float">
            <text:p>0,0109171387</text:p>
          </table:table-cell>
          <table:table-cell table:style-name="ce1" office:value-type="float" office:value="0.00960871558346842" calcext:value-type="float">
            <text:p>0,0096087156</text:p>
          </table:table-cell>
          <table:table-cell table:style-name="ce1" office:value-type="float" office:value="0.00844821073" calcext:value-type="float">
            <text:p>0,008448210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assette rayonnante</text:p>
          </table:table-cell>
          <table:table-cell table:style-name="ce1" office:value-type="float" office:value="0.00853520426" calcext:value-type="float">
            <text:p>0,0085352043</text:p>
          </table:table-cell>
          <table:table-cell table:style-name="ce1" office:value-type="float" office:value="0.0137231234" calcext:value-type="float">
            <text:p>0,0137231234</text:p>
          </table:table-cell>
          <table:table-cell table:style-name="ce1" office:value-type="float" office:value="0.0189048696" calcext:value-type="float">
            <text:p>0,0189048696</text:p>
          </table:table-cell>
          <table:table-cell table:style-name="ce1" office:value-type="float" office:value="0.0222060436" calcext:value-type="float">
            <text:p>0,0222060436</text:p>
          </table:table-cell>
          <table:table-cell table:style-name="ce1" office:value-type="float" office:value="0.0219183364" calcext:value-type="float">
            <text:p>0,0219183364</text:p>
          </table:table-cell>
          <table:table-cell table:style-name="ce1" office:value-type="float" office:value="0.02241632116" calcext:value-type="float">
            <text:p>0,0224163212</text:p>
          </table:table-cell>
          <table:table-cell table:style-name="ce1" office:value-type="float" office:value="0.0209109858683037" calcext:value-type="float">
            <text:p>0,0209109859</text:p>
          </table:table-cell>
          <table:table-cell table:style-name="ce1" office:value-type="float" office:value="0.02301042254" calcext:value-type="float">
            <text:p>0,0230104225</text:p>
          </table:table-cell>
          <table:table-cell table:style-name="ce1" office:value-type="float" office:value="0.03387557484" calcext:value-type="float">
            <text:p>0,0338755748</text:p>
          </table:table-cell>
          <table:table-cell table:style-name="ce1" office:value-type="float" office:value="0.0350477092909443" calcext:value-type="float">
            <text:p>0,0350477093</text:p>
          </table:table-cell>
          <table:table-cell table:style-name="ce1" office:value-type="float" office:value="0.0335920763537014" calcext:value-type="float">
            <text:p>0,0335920764</text:p>
          </table:table-cell>
          <table:table-cell table:style-name="ce1" office:value-type="float" office:value="0.03601208497" calcext:value-type="float">
            <text:p>0,036012085</text:p>
          </table:table-cell>
          <table:table-cell table:style-name="ce1" office:value-type="float" office:value="0.03773169788" calcext:value-type="float">
            <text:p>0,0377316979</text:p>
          </table:table-cell>
          <table:table-cell table:style-name="ce1" office:value-type="float" office:value="0.03879520573" calcext:value-type="float">
            <text:p>0,0387952057</text:p>
          </table:table-cell>
          <table:table-cell table:style-name="ce1" office:value-type="float" office:value="0.039527027" calcext:value-type="float">
            <text:p>0,039527027</text:p>
          </table:table-cell>
          <table:table-cell table:style-name="ce1" office:value-type="float" office:value="0.0402568713" calcext:value-type="float">
            <text:p>0,0402568713</text:p>
          </table:table-cell>
          <table:table-cell table:style-name="ce1" office:value-type="float" office:value="0.038813964589" calcext:value-type="float">
            <text:p>0,0388139646</text:p>
          </table:table-cell>
          <table:table-cell table:style-name="ce1" office:value-type="float" office:value="0.03824378135" calcext:value-type="float">
            <text:p>0,0382437814</text:p>
          </table:table-cell>
          <table:table-cell table:style-name="ce1" office:value-type="float" office:value="0.0403508515006649" calcext:value-type="float">
            <text:p>0,0403508515</text:p>
          </table:table-cell>
          <table:table-cell table:style-name="ce1" office:value-type="float" office:value="0.0443930063491789" calcext:value-type="float">
            <text:p>0,0443930063</text:p>
          </table:table-cell>
          <table:table-cell table:style-name="ce1" office:value-type="float" office:value="0.0487353572388379" calcext:value-type="float">
            <text:p>0,0487353572</text:p>
          </table:table-cell>
          <table:table-cell table:style-name="ce1" office:value-type="float" office:value="0.0489211248011923" calcext:value-type="float">
            <text:p>0,0489211248</text:p>
          </table:table-cell>
          <table:table-cell table:style-name="ce1" office:value-type="float" office:value="0.047944373559071" calcext:value-type="float">
            <text:p>0,0479443736</text:p>
          </table:table-cell>
          <table:table-cell table:style-name="ce1" office:value-type="float" office:value="0.0455656656772745" calcext:value-type="float">
            <text:p>0,0455656657</text:p>
          </table:table-cell>
          <table:table-cell table:style-name="ce1" office:value-type="float" office:value="0.038742334389185" calcext:value-type="float">
            <text:p>0,0387423344</text:p>
          </table:table-cell>
          <table:table-cell table:style-name="ce1" office:value-type="float" office:value="0.0643407233980271" calcext:value-type="float">
            <text:p>0,0643407234</text:p>
          </table:table-cell>
          <table:table-cell table:style-name="ce1" office:value-type="float" office:value="0.06146750587" calcext:value-type="float">
            <text:p>0,0614675059</text:p>
          </table:table-cell>
          <table:table-cell table:style-name="ce1" office:value-type="float" office:value="0.0608750937535064" calcext:value-type="float">
            <text:p>0,0608750938</text:p>
          </table:table-cell>
          <table:table-cell table:style-name="ce1" office:value-type="float" office:value="0.0565531188115865" calcext:value-type="float">
            <text:p>0,0565531188</text:p>
          </table:table-cell>
          <table:table-cell table:style-name="ce1" office:value-type="float" office:value="0.05687752114" calcext:value-type="float">
            <text:p>0,0568775211</text:p>
          </table:table-cell>
          <table:table-cell table:style-name="ce1" office:value-type="float" office:value="0.06222957395" calcext:value-type="float">
            <text:p>0,062229574</text:p>
          </table:table-cell>
          <table:table-cell table:style-name="ce1" office:value-type="float" office:value="0.0873661771422595" calcext:value-type="float">
            <text:p>0,0873661771</text:p>
          </table:table-cell>
          <table:table-cell table:style-name="ce1" office:value-type="float" office:value="0.0815335783262685" calcext:value-type="float">
            <text:p>0,0815335783</text:p>
          </table:table-cell>
          <table:table-cell table:style-name="ce1" office:value-type="float" office:value="0.0800613713099191" calcext:value-type="float">
            <text:p>0,0800613713</text:p>
          </table:table-cell>
          <table:table-cell table:style-name="ce1" office:value-type="float" office:value="0.0770698136138265" calcext:value-type="float">
            <text:p>0,0770698136</text:p>
          </table:table-cell>
          <table:table-cell table:style-name="ce1" office:value-type="float" office:value="0.0720685714695323" calcext:value-type="float">
            <text:p>0,0720685715</text:p>
          </table:table-cell>
          <table:table-cell table:style-name="ce1" office:value-type="float" office:value="0.0505840672350857" calcext:value-type="float">
            <text:p>0,0505840672</text:p>
          </table:table-cell>
          <table:table-cell table:style-name="ce1" office:value-type="float" office:value="0.0476550668340773" calcext:value-type="float">
            <text:p>0,0476550668</text:p>
          </table:table-cell>
          <table:table-cell table:style-name="ce1" office:value-type="float" office:value="0.0454477911671671" calcext:value-type="float">
            <text:p>0,0454477912</text:p>
          </table:table-cell>
          <table:table-cell table:style-name="ce1" office:value-type="float" office:value="0.0426802734804899" calcext:value-type="float">
            <text:p>0,0426802735</text:p>
          </table:table-cell>
          <table:table-cell table:style-name="ce1" office:value-type="float" office:value="0.0400653559705713" calcext:value-type="float">
            <text:p>0,04006535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 performant</text:p>
          </table:table-cell>
          <table:table-cell table:style-name="ce1" office:value-type="float" office:value="0.4488158698" calcext:value-type="float">
            <text:p>0,4488158698</text:p>
          </table:table-cell>
          <table:table-cell table:style-name="ce1" office:value-type="float" office:value="0.4582435569" calcext:value-type="float">
            <text:p>0,4582435569</text:p>
          </table:table-cell>
          <table:table-cell table:style-name="ce1" office:value-type="float" office:value="0.43073230903" calcext:value-type="float">
            <text:p>0,430732309</text:p>
          </table:table-cell>
          <table:table-cell table:style-name="ce1" office:value-type="float" office:value="0.4539667898" calcext:value-type="float">
            <text:p>0,4539667898</text:p>
          </table:table-cell>
          <table:table-cell table:style-name="ce1" office:value-type="float" office:value="0.4597967701" calcext:value-type="float">
            <text:p>0,4597967701</text:p>
          </table:table-cell>
          <table:table-cell table:style-name="ce1" office:value-type="float" office:value="0.4596589873" calcext:value-type="float">
            <text:p>0,4596589873</text:p>
          </table:table-cell>
          <table:table-cell table:style-name="ce1" office:value-type="float" office:value="0.4608671809" calcext:value-type="float">
            <text:p>0,4608671809</text:p>
          </table:table-cell>
          <table:table-cell table:style-name="ce1" office:value-type="float" office:value="0.42912880815" calcext:value-type="float">
            <text:p>0,4291288082</text:p>
          </table:table-cell>
          <table:table-cell table:style-name="ce1" office:value-type="float" office:value="0.39949475985" calcext:value-type="float">
            <text:p>0,3994947599</text:p>
          </table:table-cell>
          <table:table-cell table:style-name="ce1" office:value-type="float" office:value="0.36659131353" calcext:value-type="float">
            <text:p>0,3665913135</text:p>
          </table:table-cell>
          <table:table-cell table:style-name="ce1" office:value-type="float" office:value="0.34351412176" calcext:value-type="float">
            <text:p>0,3435141218</text:p>
          </table:table-cell>
          <table:table-cell table:style-name="ce1" office:value-type="float" office:value="0.314765799562904" calcext:value-type="float">
            <text:p>0,3147657996</text:p>
          </table:table-cell>
          <table:table-cell table:style-name="ce1" office:value-type="float" office:value="0.28966762577" calcext:value-type="float">
            <text:p>0,2896676258</text:p>
          </table:table-cell>
          <table:table-cell table:style-name="ce1" office:value-type="float" office:value="0.264713503878" calcext:value-type="float">
            <text:p>0,2647135039</text:p>
          </table:table-cell>
          <table:table-cell table:style-name="ce1" office:value-type="float" office:value="0.2420501065414" calcext:value-type="float">
            <text:p>0,2420501065</text:p>
          </table:table-cell>
          <table:table-cell table:style-name="ce1" office:value-type="float" office:value="0.221358737823" calcext:value-type="float">
            <text:p>0,2213587378</text:p>
          </table:table-cell>
          <table:table-cell table:style-name="ce1" office:value-type="float" office:value="0.187287190155332" calcext:value-type="float">
            <text:p>0,1872871902</text:p>
          </table:table-cell>
          <table:table-cell table:style-name="ce1" office:value-type="float" office:value="0.161792238514311" calcext:value-type="float">
            <text:p>0,1617922385</text:p>
          </table:table-cell>
          <table:table-cell table:style-name="ce1" office:value-type="float" office:value="0.131789838675731" calcext:value-type="float">
            <text:p>0,1317898387</text:p>
          </table:table-cell>
          <table:table-cell table:style-name="ce1" office:value-type="float" office:value="0.0946368211051455" calcext:value-type="float">
            <text:p>0,0946368211</text:p>
          </table:table-cell>
          <table:table-cell table:style-name="ce1" office:value-type="float" office:value="0.0630466297067215" calcext:value-type="float">
            <text:p>0,0630466297</text:p>
          </table:table-cell>
          <table:table-cell table:style-name="ce1" office:value-type="float" office:value="0.0512688139551104" calcext:value-type="float">
            <text:p>0,051268814</text:p>
          </table:table-cell>
          <table:table-cell table:style-name="ce1" office:value-type="float" office:value="0.0380550772235894" calcext:value-type="float">
            <text:p>0,0380550772</text:p>
          </table:table-cell>
          <table:table-cell table:style-name="ce1" office:value-type="float" office:value="0.0412164302978215" calcext:value-type="float">
            <text:p>0,0412164303</text:p>
          </table:table-cell>
          <table:table-cell table:style-name="ce1" office:value-type="float" office:value="0.0463559812126612" calcext:value-type="float">
            <text:p>0,0463559812</text:p>
          </table:table-cell>
          <table:table-cell table:style-name="ce1" office:value-type="float" office:value="0.04556810722" calcext:value-type="float">
            <text:p>0,0455681072</text:p>
          </table:table-cell>
          <table:table-cell table:style-name="ce1" office:value-type="float" office:value="0.0395669206492589" calcext:value-type="float">
            <text:p>0,0395669206</text:p>
          </table:table-cell>
          <table:table-cell table:style-name="ce1" office:value-type="float" office:value="0.0347395865860536" calcext:value-type="float">
            <text:p>0,0347395866</text:p>
          </table:table-cell>
          <table:table-cell table:style-name="ce1" office:value-type="float" office:value="0.0310014200725852" calcext:value-type="float">
            <text:p>0,0310014201</text:p>
          </table:table-cell>
          <table:table-cell table:style-name="ce1" office:value-type="float" office:value="0.0282758789349049" calcext:value-type="float">
            <text:p>0,0282758789</text:p>
          </table:table-cell>
          <table:table-cell table:style-name="ce1" office:value-type="float" office:value="0.0309156212149207" calcext:value-type="float">
            <text:p>0,0309156212</text:p>
          </table:table-cell>
          <table:table-cell table:style-name="ce1" office:value-type="float" office:value="0.048870924" calcext:value-type="float">
            <text:p>0,048870924</text:p>
          </table:table-cell>
          <table:table-cell table:style-name="ce1" office:value-type="float" office:value="0.0502000249467672" calcext:value-type="float">
            <text:p>0,0502000249</text:p>
          </table:table-cell>
          <table:table-cell table:style-name="ce1" office:value-type="float" office:value="0.055013926499575" calcext:value-type="float">
            <text:p>0,0550139265</text:p>
          </table:table-cell>
          <table:table-cell table:style-name="ce1" office:value-type="float" office:value="0.0592363628422592" calcext:value-type="float">
            <text:p>0,0592363628</text:p>
          </table:table-cell>
          <table:table-cell table:style-name="ce1" office:value-type="float" office:value="0.0641150918167379" calcext:value-type="float">
            <text:p>0,0641150918</text:p>
          </table:table-cell>
          <table:table-cell table:style-name="ce1" office:value-type="float" office:value="0.0462886315" calcext:value-type="float">
            <text:p>0,0462886315</text:p>
          </table:table-cell>
          <table:table-cell table:style-name="ce1" office:value-type="float" office:value="0.03590681664" calcext:value-type="float">
            <text:p>0,0359068166</text:p>
          </table:table-cell>
          <table:table-cell table:style-name="ce1" office:value-type="float" office:value="0.03469157915" calcext:value-type="float">
            <text:p>0,0346915792</text:p>
          </table:table-cell>
          <table:table-cell table:style-name="ce1" office:value-type="float" office:value="0.0337240775602949" calcext:value-type="float">
            <text:p>0,0337240776</text:p>
          </table:table-cell>
          <table:table-cell table:style-name="ce1" office:value-type="float" office:value="0.0324162633" calcext:value-type="float">
            <text:p>0,032416263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Tube radiant</text:p>
          </table:table-cell>
          <table:table-cell table:style-name="ce1" office:value-type="float" office:value="0.31121671799" calcext:value-type="float">
            <text:p>0,311216718</text:p>
          </table:table-cell>
          <table:table-cell table:style-name="ce1" office:value-type="float" office:value="0.2478185631" calcext:value-type="float">
            <text:p>0,2478185631</text:p>
          </table:table-cell>
          <table:table-cell table:style-name="ce1" office:value-type="float" office:value="0.2085148817" calcext:value-type="float">
            <text:p>0,2085148817</text:p>
          </table:table-cell>
          <table:table-cell table:style-name="ce1" office:value-type="float" office:value="0.20861065889" calcext:value-type="float">
            <text:p>0,2086106589</text:p>
          </table:table-cell>
          <table:table-cell table:style-name="ce1" office:value-type="float" office:value="0.2297476537" calcext:value-type="float">
            <text:p>0,2297476537</text:p>
          </table:table-cell>
          <table:table-cell table:style-name="ce1" office:value-type="float" office:value="0.2517000733" calcext:value-type="float">
            <text:p>0,2517000733</text:p>
          </table:table-cell>
          <table:table-cell table:style-name="ce1" office:value-type="float" office:value="0.188383220669347" calcext:value-type="float">
            <text:p>0,1883832207</text:p>
          </table:table-cell>
          <table:table-cell table:style-name="ce1" office:value-type="float" office:value="0.18084510447" calcext:value-type="float">
            <text:p>0,1808451045</text:p>
          </table:table-cell>
          <table:table-cell table:style-name="ce1" office:value-type="float" office:value="0.16770512213" calcext:value-type="float">
            <text:p>0,1677051221</text:p>
          </table:table-cell>
          <table:table-cell table:style-name="ce1" office:value-type="float" office:value="0.16928345683" calcext:value-type="float">
            <text:p>0,1692834568</text:p>
          </table:table-cell>
          <table:table-cell table:style-name="ce1" office:value-type="float" office:value="0.156697710531512" calcext:value-type="float">
            <text:p>0,1566977105</text:p>
          </table:table-cell>
          <table:table-cell table:style-name="ce1" office:value-type="float" office:value="0.145299153110498" calcext:value-type="float">
            <text:p>0,1452991531</text:p>
          </table:table-cell>
          <table:table-cell table:style-name="ce1" office:value-type="float" office:value="0.130987389556715" calcext:value-type="float">
            <text:p>0,1309873896</text:p>
          </table:table-cell>
          <table:table-cell table:style-name="ce1" office:value-type="float" office:value="0.116676535539354" calcext:value-type="float">
            <text:p>0,1166765355</text:p>
          </table:table-cell>
          <table:table-cell table:style-name="ce1" office:value-type="float" office:value="0.1047220454303" calcext:value-type="float">
            <text:p>0,1047220454</text:p>
          </table:table-cell>
          <table:table-cell table:style-name="ce1" office:value-type="float" office:value="0.0855143834175697" calcext:value-type="float">
            <text:p>0,0855143834</text:p>
          </table:table-cell>
          <table:table-cell table:style-name="ce1" office:value-type="float" office:value="0.0680601998262129" calcext:value-type="float">
            <text:p>0,0680601998</text:p>
          </table:table-cell>
          <table:table-cell table:style-name="ce1" office:value-type="float" office:value="0.0519880550936655" calcext:value-type="float">
            <text:p>0,0519880551</text:p>
          </table:table-cell>
          <table:table-cell table:style-name="ce1" office:value-type="float" office:value="0.0358449092968673" calcext:value-type="float">
            <text:p>0,0358449093</text:p>
          </table:table-cell>
          <table:table-cell table:style-name="ce1" office:value-type="float" office:value="0.0318044077440288" calcext:value-type="float">
            <text:p>0,0318044077</text:p>
          </table:table-cell>
          <table:table-cell table:style-name="ce1" office:value-type="float" office:value="0.0234823227183787" calcext:value-type="float">
            <text:p>0,0234823227</text:p>
          </table:table-cell>
          <table:table-cell table:style-name="ce1" office:value-type="float" office:value="0.0238856857817504" calcext:value-type="float">
            <text:p>0,0238856858</text:p>
          </table:table-cell>
          <table:table-cell table:style-name="ce1" office:value-type="float" office:value="0.0219425626588481" calcext:value-type="float">
            <text:p>0,0219425627</text:p>
          </table:table-cell>
          <table:table-cell table:style-name="ce1" office:value-type="float" office:value="0.00709151475198464" calcext:value-type="float">
            <text:p>0,0070915148</text:p>
          </table:table-cell>
          <table:table-cell table:style-name="ce1" office:value-type="float" office:value="0.00628090553559802" calcext:value-type="float">
            <text:p>0,0062809055</text:p>
          </table:table-cell>
          <table:table-cell table:style-name="ce1" office:value-type="float" office:value="0.01526591452" calcext:value-type="float">
            <text:p>0,0152659145</text:p>
          </table:table-cell>
          <table:table-cell table:style-name="ce1" office:value-type="float" office:value="0.01193779887" calcext:value-type="float">
            <text:p>0,0119377989</text:p>
          </table:table-cell>
          <table:table-cell table:style-name="ce1" office:value-type="float" office:value="0.01007690086" calcext:value-type="float">
            <text:p>0,0100769009</text:p>
          </table:table-cell>
          <table:table-cell table:style-name="ce1" office:value-type="float" office:value="0.00847913239358561" calcext:value-type="float">
            <text:p>0,0084791324</text:p>
          </table:table-cell>
          <table:table-cell table:style-name="ce1" office:value-type="float" office:value="0.00729581502166836" calcext:value-type="float">
            <text:p>0,007295815</text:p>
          </table:table-cell>
          <table:table-cell table:style-name="ce1" office:value-type="float" office:value="0.00870294303226876" calcext:value-type="float">
            <text:p>0,008702943</text:p>
          </table:table-cell>
          <table:table-cell table:style-name="ce1" office:value-type="float" office:value="0.02286538392" calcext:value-type="float">
            <text:p>0,0228653839</text:p>
          </table:table-cell>
          <table:table-cell table:style-name="ce1" office:value-type="float" office:value="0.0170208348782762" calcext:value-type="float">
            <text:p>0,0170208349</text:p>
          </table:table-cell>
          <table:table-cell table:style-name="ce1" office:value-type="float" office:value="0.01539841826" calcext:value-type="float">
            <text:p>0,0153984183</text:p>
          </table:table-cell>
          <table:table-cell table:style-name="ce1" office:value-type="float" office:value="0.0139700637" calcext:value-type="float">
            <text:p>0,0139700637</text:p>
          </table:table-cell>
          <table:table-cell table:style-name="ce1" office:value-type="float" office:value="0.01267033756" calcext:value-type="float">
            <text:p>0,0126703376</text:p>
          </table:table-cell>
          <table:table-cell table:style-name="ce1" office:value-type="float" office:value="0.00816271457823578" calcext:value-type="float">
            <text:p>0,0081627146</text:p>
          </table:table-cell>
          <table:table-cell table:style-name="ce1" office:value-type="float" office:value="0.00645994463446543" calcext:value-type="float">
            <text:p>0,0064599446</text:p>
          </table:table-cell>
          <table:table-cell table:style-name="ce1" office:value-type="float" office:value="0.00625977196429599" calcext:value-type="float">
            <text:p>0,006259772</text:p>
          </table:table-cell>
          <table:table-cell table:style-name="ce1" office:value-type="float" office:value="0.00597918082405774" calcext:value-type="float">
            <text:p>0,0059791808</text:p>
          </table:table-cell>
          <table:table-cell table:style-name="ce1" office:value-type="float" office:value="0.00555988102294246" calcext:value-type="float">
            <text:p>0,00555988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 performant</text:p>
          </table:table-cell>
          <table:table-cell table:style-name="ce1" office:value-type="float" office:value="0.499981421469978" calcext:value-type="float">
            <text:p>0,4999814215</text:p>
          </table:table-cell>
          <table:table-cell table:style-name="ce1" office:value-type="float" office:value="0.514107694389467" calcext:value-type="float">
            <text:p>0,5141076944</text:p>
          </table:table-cell>
          <table:table-cell table:style-name="ce1" office:value-type="float" office:value="0.530864781614427" calcext:value-type="float">
            <text:p>0,5308647816</text:p>
          </table:table-cell>
          <table:table-cell table:style-name="ce1" office:value-type="float" office:value="0.539626664670122" calcext:value-type="float">
            <text:p>0,5396266647</text:p>
          </table:table-cell>
          <table:table-cell table:style-name="ce1" office:value-type="float" office:value="0.546810705606125" calcext:value-type="float">
            <text:p>0,5468107056</text:p>
          </table:table-cell>
          <table:table-cell table:style-name="ce1" office:value-type="float" office:value="0.554068249540023" calcext:value-type="float">
            <text:p>0,5540682495</text:p>
          </table:table-cell>
          <table:table-cell table:style-name="ce1" office:value-type="float" office:value="0.561099541428" calcext:value-type="float">
            <text:p>0,5610995414</text:p>
          </table:table-cell>
          <table:table-cell table:style-name="ce1" office:value-type="float" office:value="0.572894868298944" calcext:value-type="float">
            <text:p>0,5728948683</text:p>
          </table:table-cell>
          <table:table-cell table:style-name="ce1" office:value-type="float" office:value="0.58463261684127" calcext:value-type="float">
            <text:p>0,5846326168</text:p>
          </table:table-cell>
          <table:table-cell table:style-name="ce1" office:value-type="float" office:value="0.592257617876061" calcext:value-type="float">
            <text:p>0,5922576179</text:p>
          </table:table-cell>
          <table:table-cell table:style-name="ce1" office:value-type="float" office:value="0.593102424981358" calcext:value-type="float">
            <text:p>0,593102425</text:p>
          </table:table-cell>
          <table:table-cell table:style-name="ce1" office:value-type="float" office:value="0.592859818933471" calcext:value-type="float">
            <text:p>0,5928598189</text:p>
          </table:table-cell>
          <table:table-cell table:style-name="ce1" office:value-type="float" office:value="0.60741407723026" calcext:value-type="float">
            <text:p>0,6074140772</text:p>
          </table:table-cell>
          <table:table-cell table:style-name="ce1" office:value-type="float" office:value="0.60718859278445" calcext:value-type="float">
            <text:p>0,6071885928</text:p>
          </table:table-cell>
          <table:table-cell table:style-name="ce1" office:value-type="float" office:value="0.617010043911535" calcext:value-type="float">
            <text:p>0,6170100439</text:p>
          </table:table-cell>
          <table:table-cell table:style-name="ce1" office:value-type="float" office:value="0.609489926598923" calcext:value-type="float">
            <text:p>0,6094899266</text:p>
          </table:table-cell>
          <table:table-cell table:style-name="ce1" office:value-type="float" office:value="0.618337790673605" calcext:value-type="float">
            <text:p>0,6183377907</text:p>
          </table:table-cell>
          <table:table-cell table:style-name="ce1" office:value-type="float" office:value="0.614169284423939" calcext:value-type="float">
            <text:p>0,6141692844</text:p>
          </table:table-cell>
          <table:table-cell table:style-name="ce1" office:value-type="float" office:value="0.608641767483744" calcext:value-type="float">
            <text:p>0,6086417675</text:p>
          </table:table-cell>
          <table:table-cell table:style-name="ce1" office:value-type="float" office:value="0.601545295998372" calcext:value-type="float">
            <text:p>0,601545296</text:p>
          </table:table-cell>
          <table:table-cell table:style-name="ce1" office:value-type="float" office:value="0.610248329561678" calcext:value-type="float">
            <text:p>0,6102483296</text:p>
          </table:table-cell>
          <table:table-cell table:style-name="ce1" office:value-type="float" office:value="0.638360833722909" calcext:value-type="float">
            <text:p>0,6383608337</text:p>
          </table:table-cell>
          <table:table-cell table:style-name="ce1" office:value-type="float" office:value="0.687647991141045" calcext:value-type="float">
            <text:p>0,6876479911</text:p>
          </table:table-cell>
          <table:table-cell table:style-name="ce1" office:value-type="float" office:value="0.736220057157755" calcext:value-type="float">
            <text:p>0,7362200572</text:p>
          </table:table-cell>
          <table:table-cell table:style-name="ce1" office:value-type="float" office:value="0.770827307044455" calcext:value-type="float">
            <text:p>0,770827307</text:p>
          </table:table-cell>
          <table:table-cell table:style-name="ce1" office:value-type="float" office:value="0.879021833727474" calcext:value-type="float">
            <text:p>0,8790218337</text:p>
          </table:table-cell>
          <table:table-cell table:style-name="ce1" office:value-type="float" office:value="0.903973269206321" calcext:value-type="float">
            <text:p>0,9039732692</text:p>
          </table:table-cell>
          <table:table-cell table:style-name="ce1" office:value-type="float" office:value="0.927669448130412" calcext:value-type="float">
            <text:p>0,9276694481</text:p>
          </table:table-cell>
          <table:table-cell table:style-name="ce1" office:value-type="float" office:value="0.956601296447733" calcext:value-type="float">
            <text:p>0,9566012964</text:p>
          </table:table-cell>
          <table:table-cell table:style-name="ce1" office:value-type="float" office:value="0.981975627239987" calcext:value-type="float">
            <text:p>0,9819756272</text:p>
          </table:table-cell>
          <table:table-cell table:style-name="ce1" office:value-type="float" office:value="1.00140560685289" calcext:value-type="float">
            <text:p>1,0014056069</text:p>
          </table:table-cell>
          <table:table-cell table:style-name="ce1" office:value-type="float" office:value="0.989900794943522" calcext:value-type="float">
            <text:p>0,9899007949</text:p>
          </table:table-cell>
          <table:table-cell table:style-name="ce1" office:value-type="float" office:value="1.03016933402501" calcext:value-type="float">
            <text:p>1,030169334</text:p>
          </table:table-cell>
          <table:table-cell table:style-name="ce1" office:value-type="float" office:value="1.04021189202453" calcext:value-type="float">
            <text:p>1,040211892</text:p>
          </table:table-cell>
          <table:table-cell table:style-name="ce1" office:value-type="float" office:value="1.05489579320636" calcext:value-type="float">
            <text:p>1,0548957932</text:p>
          </table:table-cell>
          <table:table-cell table:style-name="ce1" office:value-type="float" office:value="1.0496221401719" calcext:value-type="float">
            <text:p>1,0496221402</text:p>
          </table:table-cell>
          <table:table-cell table:style-name="ce1" office:value-type="float" office:value="0.941372594111964" calcext:value-type="float">
            <text:p>0,9413725941</text:p>
          </table:table-cell>
          <table:table-cell table:style-name="ce1" office:value-type="float" office:value="0.933224542181795" calcext:value-type="float">
            <text:p>0,9332245422</text:p>
          </table:table-cell>
          <table:table-cell table:style-name="ce1" office:value-type="float" office:value="0.924487034318973" calcext:value-type="float">
            <text:p>0,9244870343</text:p>
          </table:table-cell>
          <table:table-cell table:style-name="ce1" office:value-type="float" office:value="0.916649798241089" calcext:value-type="float">
            <text:p>0,9166497982</text:p>
          </table:table-cell>
          <table:table-cell table:style-name="ce1" office:value-type="float" office:value="0.910322452058713" calcext:value-type="float">
            <text:p>0,910322452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Rooftop</text:p>
          </table:table-cell>
          <table:table-cell table:style-name="ce1" office:value-type="float" office:value="4.57996837553792" calcext:value-type="float">
            <text:p>4,5799683755</text:p>
          </table:table-cell>
          <table:table-cell table:style-name="ce1" office:value-type="float" office:value="5.4573590070864" calcext:value-type="float">
            <text:p>5,4573590071</text:p>
          </table:table-cell>
          <table:table-cell table:style-name="ce1" office:value-type="float" office:value="6.33808951493686" calcext:value-type="float">
            <text:p>6,3380895149</text:p>
          </table:table-cell>
          <table:table-cell table:style-name="ce1" office:value-type="float" office:value="5.73627426551643" calcext:value-type="float">
            <text:p>5,7362742655</text:p>
          </table:table-cell>
          <table:table-cell table:style-name="ce1" office:value-type="float" office:value="5.26468985967696" calcext:value-type="float">
            <text:p>5,2646898597</text:p>
          </table:table-cell>
          <table:table-cell table:style-name="ce1" office:value-type="float" office:value="4.15092851596985" calcext:value-type="float">
            <text:p>4,150928516</text:p>
          </table:table-cell>
          <table:table-cell table:style-name="ce1" office:value-type="float" office:value="4.90376494750681" calcext:value-type="float">
            <text:p>4,9037649475</text:p>
          </table:table-cell>
          <table:table-cell table:style-name="ce1" office:value-type="float" office:value="4.18263914507127" calcext:value-type="float">
            <text:p>4,1826391451</text:p>
          </table:table-cell>
          <table:table-cell table:style-name="ce1" office:value-type="float" office:value="4.47308656146191" calcext:value-type="float">
            <text:p>4,4730865615</text:p>
          </table:table-cell>
          <table:table-cell table:style-name="ce1" office:value-type="float" office:value="4.48541619728939" calcext:value-type="float">
            <text:p>4,4854161973</text:p>
          </table:table-cell>
          <table:table-cell table:style-name="ce1" office:value-type="float" office:value="4.22806676587066" calcext:value-type="float">
            <text:p>4,2280667659</text:p>
          </table:table-cell>
          <table:table-cell table:style-name="ce1" office:value-type="float" office:value="4.10436810227485" calcext:value-type="float">
            <text:p>4,1043681023</text:p>
          </table:table-cell>
          <table:table-cell table:style-name="ce1" office:value-type="float" office:value="4.01924359013165" calcext:value-type="float">
            <text:p>4,0192435901</text:p>
          </table:table-cell>
          <table:table-cell table:style-name="ce1" office:value-type="float" office:value="3.94957177686877" calcext:value-type="float">
            <text:p>3,9495717769</text:p>
          </table:table-cell>
          <table:table-cell table:style-name="ce1" office:value-type="float" office:value="3.91792050767494" calcext:value-type="float">
            <text:p>3,9179205077</text:p>
          </table:table-cell>
          <table:table-cell table:style-name="ce1" office:value-type="float" office:value="3.87677758742639" calcext:value-type="float">
            <text:p>3,8767775874</text:p>
          </table:table-cell>
          <table:table-cell table:style-name="ce1" office:value-type="float" office:value="3.83536510333513" calcext:value-type="float">
            <text:p>3,8353651033</text:p>
          </table:table-cell>
          <table:table-cell table:style-name="ce1" office:value-type="float" office:value="3.80543188089692" calcext:value-type="float">
            <text:p>3,8054318809</text:p>
          </table:table-cell>
          <table:table-cell table:style-name="ce1" office:value-type="float" office:value="3.78637431486939" calcext:value-type="float">
            <text:p>3,7863743149</text:p>
          </table:table-cell>
          <table:table-cell table:style-name="ce1" office:value-type="float" office:value="3.78334667376631" calcext:value-type="float">
            <text:p>3,7833466738</text:p>
          </table:table-cell>
          <table:table-cell table:style-name="ce1" office:value-type="float" office:value="3.80922520365598" calcext:value-type="float">
            <text:p>3,8092252037</text:p>
          </table:table-cell>
          <table:table-cell table:style-name="ce1" office:value-type="float" office:value="3.87743059930718" calcext:value-type="float">
            <text:p>3,8774305993</text:p>
          </table:table-cell>
          <table:table-cell table:style-name="ce1" office:value-type="float" office:value="3.83911444820456" calcext:value-type="float">
            <text:p>3,8391144482</text:p>
          </table:table-cell>
          <table:table-cell table:style-name="ce1" office:value-type="float" office:value="3.83424196140337" calcext:value-type="float">
            <text:p>3,8342419614</text:p>
          </table:table-cell>
          <table:table-cell table:style-name="ce1" office:value-type="float" office:value="3.83278359603311" calcext:value-type="float">
            <text:p>3,832783596</text:p>
          </table:table-cell>
          <table:table-cell table:style-name="ce1" office:value-type="float" office:value="5.305267697658" calcext:value-type="float">
            <text:p>5,3052676977</text:p>
          </table:table-cell>
          <table:table-cell table:style-name="ce1" office:value-type="float" office:value="5.39983611070764" calcext:value-type="float">
            <text:p>5,3998361107</text:p>
          </table:table-cell>
          <table:table-cell table:style-name="ce1" office:value-type="float" office:value="5.59518640699021" calcext:value-type="float">
            <text:p>5,595186407</text:p>
          </table:table-cell>
          <table:table-cell table:style-name="ce1" office:value-type="float" office:value="5.64155421265384" calcext:value-type="float">
            <text:p>5,6415542127</text:p>
          </table:table-cell>
          <table:table-cell table:style-name="ce1" office:value-type="float" office:value="5.5901992505999" calcext:value-type="float">
            <text:p>5,5901992506</text:p>
          </table:table-cell>
          <table:table-cell table:style-name="ce1" office:value-type="float" office:value="5.6335121603653" calcext:value-type="float">
            <text:p>5,6335121604</text:p>
          </table:table-cell>
          <table:table-cell table:style-name="ce1" office:value-type="float" office:value="5.55713901110478" calcext:value-type="float">
            <text:p>5,5571390111</text:p>
          </table:table-cell>
          <table:table-cell table:style-name="ce1" office:value-type="float" office:value="5.64853383494234" calcext:value-type="float">
            <text:p>5,6485338349</text:p>
          </table:table-cell>
          <table:table-cell table:style-name="ce1" office:value-type="float" office:value="5.64380523249161" calcext:value-type="float">
            <text:p>5,6438052325</text:p>
          </table:table-cell>
          <table:table-cell table:style-name="ce1" office:value-type="float" office:value="5.53642005493055" calcext:value-type="float">
            <text:p>5,5364200549</text:p>
          </table:table-cell>
          <table:table-cell table:style-name="ce1" office:value-type="float" office:value="5.48411025718788" calcext:value-type="float">
            <text:p>5,4841102572</text:p>
          </table:table-cell>
          <table:table-cell table:style-name="ce1" office:value-type="float" office:value="4.8498561479585" calcext:value-type="float">
            <text:p>4,849856148</text:p>
          </table:table-cell>
          <table:table-cell table:style-name="ce1" office:value-type="float" office:value="4.68818504306" calcext:value-type="float">
            <text:p>4,6881850431</text:p>
          </table:table-cell>
          <table:table-cell table:style-name="ce1" office:value-type="float" office:value="4.512326846587" calcext:value-type="float">
            <text:p>4,5123268466</text:p>
          </table:table-cell>
          <table:table-cell table:style-name="ce1" office:value-type="float" office:value="4.31719338591406" calcext:value-type="float">
            <text:p>4,3171933859</text:p>
          </table:table-cell>
          <table:table-cell table:style-name="ce1" office:value-type="float" office:value="4.12767191340896" calcext:value-type="float">
            <text:p>4,127671913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 performant</text:p>
          </table:table-cell>
          <table:table-cell table:style-name="ce1" office:value-type="float" office:value="0.00429819819" calcext:value-type="float">
            <text:p>0,0042981982</text:p>
          </table:table-cell>
          <table:table-cell table:style-name="ce1" office:value-type="float" office:value="0.0044689963" calcext:value-type="float">
            <text:p>0,0044689963</text:p>
          </table:table-cell>
          <table:table-cell table:style-name="ce1" office:value-type="float" office:value="0.00463313463883592" calcext:value-type="float">
            <text:p>0,0046331346</text:p>
          </table:table-cell>
          <table:table-cell table:style-name="ce1" office:value-type="float" office:value="0.00433593261784288" calcext:value-type="float">
            <text:p>0,0043359326</text:p>
          </table:table-cell>
          <table:table-cell table:style-name="ce1" office:value-type="float" office:value="0.00423185141939219" calcext:value-type="float">
            <text:p>0,0042318514</text:p>
          </table:table-cell>
          <table:table-cell table:style-name="ce1" office:value-type="float" office:value="0.00460001565710577" calcext:value-type="float">
            <text:p>0,0046000157</text:p>
          </table:table-cell>
          <table:table-cell table:style-name="ce1" office:value-type="float" office:value="0.00521023501523401" calcext:value-type="float">
            <text:p>0,005210235</text:p>
          </table:table-cell>
          <table:table-cell table:style-name="ce1" office:value-type="float" office:value="0.0109272704312846" calcext:value-type="float">
            <text:p>0,0109272704</text:p>
          </table:table-cell>
          <table:table-cell table:style-name="ce1" office:value-type="float" office:value="0.00960543707102873" calcext:value-type="float">
            <text:p>0,0096054371</text:p>
          </table:table-cell>
          <table:table-cell table:style-name="ce1" office:value-type="float" office:value="0.0494475673228829" calcext:value-type="float">
            <text:p>0,0494475673</text:p>
          </table:table-cell>
          <table:table-cell table:style-name="ce1" office:value-type="float" office:value="0.0477719026744644" calcext:value-type="float">
            <text:p>0,0477719027</text:p>
          </table:table-cell>
          <table:table-cell table:style-name="ce1" office:value-type="float" office:value="0.0467810828451078" calcext:value-type="float">
            <text:p>0,0467810828</text:p>
          </table:table-cell>
          <table:table-cell table:style-name="ce1" office:value-type="float" office:value="0.0646595916573871" calcext:value-type="float">
            <text:p>0,0646595917</text:p>
          </table:table-cell>
          <table:table-cell table:style-name="ce1" office:value-type="float" office:value="0.0878818925022737" calcext:value-type="float">
            <text:p>0,0878818925</text:p>
          </table:table-cell>
          <table:table-cell table:style-name="ce1" office:value-type="float" office:value="0.132165908348616" calcext:value-type="float">
            <text:p>0,1321659083</text:p>
          </table:table-cell>
          <table:table-cell table:style-name="ce1" office:value-type="float" office:value="0.133123162520658" calcext:value-type="float">
            <text:p>0,1331231625</text:p>
          </table:table-cell>
          <table:table-cell table:style-name="ce1" office:value-type="float" office:value="0.19563342800538" calcext:value-type="float">
            <text:p>0,195633428</text:p>
          </table:table-cell>
          <table:table-cell table:style-name="ce1" office:value-type="float" office:value="0.216320747144374" calcext:value-type="float">
            <text:p>0,2163207471</text:p>
          </table:table-cell>
          <table:table-cell table:style-name="ce1" office:value-type="float" office:value="0.223972107658635" calcext:value-type="float">
            <text:p>0,2239721077</text:p>
          </table:table-cell>
          <table:table-cell table:style-name="ce1" office:value-type="float" office:value="0.280261785866162" calcext:value-type="float">
            <text:p>0,2802617859</text:p>
          </table:table-cell>
          <table:table-cell table:style-name="ce1" office:value-type="float" office:value="0.33469088304076" calcext:value-type="float">
            <text:p>0,334690883</text:p>
          </table:table-cell>
          <table:table-cell table:style-name="ce1" office:value-type="float" office:value="0.467845566350451" calcext:value-type="float">
            <text:p>0,4678455664</text:p>
          </table:table-cell>
          <table:table-cell table:style-name="ce1" office:value-type="float" office:value="0.565005855357832" calcext:value-type="float">
            <text:p>0,5650058554</text:p>
          </table:table-cell>
          <table:table-cell table:style-name="ce1" office:value-type="float" office:value="0.638580109092483" calcext:value-type="float">
            <text:p>0,6385801091</text:p>
          </table:table-cell>
          <table:table-cell table:style-name="ce1" office:value-type="float" office:value="0.741271163035687" calcext:value-type="float">
            <text:p>0,741271163</text:p>
          </table:table-cell>
          <table:table-cell table:style-name="ce1" office:value-type="float" office:value="0.392086532262689" calcext:value-type="float">
            <text:p>0,3920865323</text:p>
          </table:table-cell>
          <table:table-cell table:style-name="ce1" office:value-type="float" office:value="0.401078341480473" calcext:value-type="float">
            <text:p>0,4010783415</text:p>
          </table:table-cell>
          <table:table-cell table:style-name="ce1" office:value-type="float" office:value="0.433113048318847" calcext:value-type="float">
            <text:p>0,4331130483</text:p>
          </table:table-cell>
          <table:table-cell table:style-name="ce1" office:value-type="float" office:value="0.45395287131285" calcext:value-type="float">
            <text:p>0,4539528713</text:p>
          </table:table-cell>
          <table:table-cell table:style-name="ce1" office:value-type="float" office:value="0.445472910622046" calcext:value-type="float">
            <text:p>0,4454729106</text:p>
          </table:table-cell>
          <table:table-cell table:style-name="ce1" office:value-type="float" office:value="0.452230554862371" calcext:value-type="float">
            <text:p>0,4522305549</text:p>
          </table:table-cell>
          <table:table-cell table:style-name="ce1" office:value-type="float" office:value="0.463566960229595" calcext:value-type="float">
            <text:p>0,4635669602</text:p>
          </table:table-cell>
          <table:table-cell table:style-name="ce1" office:value-type="float" office:value="0.492280022146133" calcext:value-type="float">
            <text:p>0,4922800221</text:p>
          </table:table-cell>
          <table:table-cell table:style-name="ce1" office:value-type="float" office:value="0.503722879675936" calcext:value-type="float">
            <text:p>0,5037228797</text:p>
          </table:table-cell>
          <table:table-cell table:style-name="ce1" office:value-type="float" office:value="0.500941682767463" calcext:value-type="float">
            <text:p>0,5009416828</text:p>
          </table:table-cell>
          <table:table-cell table:style-name="ce1" office:value-type="float" office:value="0.544069783906202" calcext:value-type="float">
            <text:p>0,5440697839</text:p>
          </table:table-cell>
          <table:table-cell table:style-name="ce1" office:value-type="float" office:value="0.555761306986888" calcext:value-type="float">
            <text:p>0,555761307</text:p>
          </table:table-cell>
          <table:table-cell table:style-name="ce1" office:value-type="float" office:value="0.555945208331612" calcext:value-type="float">
            <text:p>0,5559452083</text:p>
          </table:table-cell>
          <table:table-cell table:style-name="ce1" office:value-type="float" office:value="0.540149455028052" calcext:value-type="float">
            <text:p>0,540149455</text:p>
          </table:table-cell>
          <table:table-cell table:style-name="ce1" office:value-type="float" office:value="0.537433339107939" calcext:value-type="float">
            <text:p>0,5374333391</text:p>
          </table:table-cell>
          <table:table-cell table:style-name="ce1" office:value-type="float" office:value="0.551268746159836" calcext:value-type="float">
            <text:p>0,551268746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PAC</text:p>
          </table:table-cell>
          <table:table-cell table:style-name="ce1" office:value-type="float" office:value="1.53957975194041" calcext:value-type="float">
            <text:p>1,5395797519</text:p>
          </table:table-cell>
          <table:table-cell table:style-name="ce1" office:value-type="float" office:value="1.63389301199045" calcext:value-type="float">
            <text:p>1,633893012</text:p>
          </table:table-cell>
          <table:table-cell table:style-name="ce1" office:value-type="float" office:value="2.87633826584383" calcext:value-type="float">
            <text:p>2,8763382658</text:p>
          </table:table-cell>
          <table:table-cell table:style-name="ce1" office:value-type="float" office:value="2.87258650052146" calcext:value-type="float">
            <text:p>2,8725865005</text:p>
          </table:table-cell>
          <table:table-cell table:style-name="ce1" office:value-type="float" office:value="2.33529130698063" calcext:value-type="float">
            <text:p>2,335291307</text:p>
          </table:table-cell>
          <table:table-cell table:style-name="ce1" office:value-type="float" office:value="1.45501922930155" calcext:value-type="float">
            <text:p>1,4550192293</text:p>
          </table:table-cell>
          <table:table-cell table:style-name="ce1" office:value-type="float" office:value="2.56343095752552" calcext:value-type="float">
            <text:p>2,5634309575</text:p>
          </table:table-cell>
          <table:table-cell table:style-name="ce1" office:value-type="float" office:value="3.05347525744544" calcext:value-type="float">
            <text:p>3,0534752574</text:p>
          </table:table-cell>
          <table:table-cell table:style-name="ce1" office:value-type="float" office:value="3.1517387923796" calcext:value-type="float">
            <text:p>3,1517387924</text:p>
          </table:table-cell>
          <table:table-cell table:style-name="ce1" office:value-type="float" office:value="3.70482079955056" calcext:value-type="float">
            <text:p>3,7048207996</text:p>
          </table:table-cell>
          <table:table-cell table:style-name="ce1" office:value-type="float" office:value="4.37322691671286" calcext:value-type="float">
            <text:p>4,3732269167</text:p>
          </table:table-cell>
          <table:table-cell table:style-name="ce1" office:value-type="float" office:value="5.11332525080267" calcext:value-type="float">
            <text:p>5,1133252508</text:p>
          </table:table-cell>
          <table:table-cell table:style-name="ce1" office:value-type="float" office:value="5.77914732382712" calcext:value-type="float">
            <text:p>5,7791473238</text:p>
          </table:table-cell>
          <table:table-cell table:style-name="ce1" office:value-type="float" office:value="6.66953110273634" calcext:value-type="float">
            <text:p>6,6695311027</text:p>
          </table:table-cell>
          <table:table-cell table:style-name="ce1" office:value-type="float" office:value="7.19465534182223" calcext:value-type="float">
            <text:p>7,1946553418</text:p>
          </table:table-cell>
          <table:table-cell table:style-name="ce1" office:value-type="float" office:value="7.71092149706225" calcext:value-type="float">
            <text:p>7,7109214971</text:p>
          </table:table-cell>
          <table:table-cell table:style-name="ce1" office:value-type="float" office:value="8.10751751191477" calcext:value-type="float">
            <text:p>8,1075175119</text:p>
          </table:table-cell>
          <table:table-cell table:style-name="ce1" office:value-type="float" office:value="8.39759885463314" calcext:value-type="float">
            <text:p>8,3975988546</text:p>
          </table:table-cell>
          <table:table-cell table:style-name="ce1" office:value-type="float" office:value="8.60663222069384" calcext:value-type="float">
            <text:p>8,6066322207</text:p>
          </table:table-cell>
          <table:table-cell table:style-name="ce1" office:value-type="float" office:value="8.61793566781346" calcext:value-type="float">
            <text:p>8,6179356678</text:p>
          </table:table-cell>
          <table:table-cell table:style-name="ce1" office:value-type="float" office:value="8.40124588599553" calcext:value-type="float">
            <text:p>8,401245886</text:p>
          </table:table-cell>
          <table:table-cell table:style-name="ce1" office:value-type="float" office:value="8.43592674581894" calcext:value-type="float">
            <text:p>8,4359267458</text:p>
          </table:table-cell>
          <table:table-cell table:style-name="ce1" office:value-type="float" office:value="8.38448762072267" calcext:value-type="float">
            <text:p>8,3844876207</text:p>
          </table:table-cell>
          <table:table-cell table:style-name="ce1" office:value-type="float" office:value="8.45771954406209" calcext:value-type="float">
            <text:p>8,4577195441</text:p>
          </table:table-cell>
          <table:table-cell table:style-name="ce1" office:value-type="float" office:value="8.69167276719493" calcext:value-type="float">
            <text:p>8,6916727672</text:p>
          </table:table-cell>
          <table:table-cell table:style-name="ce1" office:value-type="float" office:value="7.79272216955039" calcext:value-type="float">
            <text:p>7,7927221696</text:p>
          </table:table-cell>
          <table:table-cell table:style-name="ce1" office:value-type="float" office:value="8.0199520653025" calcext:value-type="float">
            <text:p>8,0199520653</text:p>
          </table:table-cell>
          <table:table-cell table:style-name="ce1" office:value-type="float" office:value="8.82191192288211" calcext:value-type="float">
            <text:p>8,8219119229</text:p>
          </table:table-cell>
          <table:table-cell table:style-name="ce1" office:value-type="float" office:value="9.18406941414303" calcext:value-type="float">
            <text:p>9,1840694141</text:p>
          </table:table-cell>
          <table:table-cell table:style-name="ce1" office:value-type="float" office:value="9.27995883026436" calcext:value-type="float">
            <text:p>9,2799588303</text:p>
          </table:table-cell>
          <table:table-cell table:style-name="ce1" office:value-type="float" office:value="9.30233242462809" calcext:value-type="float">
            <text:p>9,3023324246</text:p>
          </table:table-cell>
          <table:table-cell table:style-name="ce1" office:value-type="float" office:value="8.93347877795826" calcext:value-type="float">
            <text:p>8,933478778</text:p>
          </table:table-cell>
          <table:table-cell table:style-name="ce1" office:value-type="float" office:value="9.53251248671572" calcext:value-type="float">
            <text:p>9,5325124867</text:p>
          </table:table-cell>
          <table:table-cell table:style-name="ce1" office:value-type="float" office:value="9.8422768278757" calcext:value-type="float">
            <text:p>9,8422768279</text:p>
          </table:table-cell>
          <table:table-cell table:style-name="ce1" office:value-type="float" office:value="10.4582254506094" calcext:value-type="float">
            <text:p>10,4582254506</text:p>
          </table:table-cell>
          <table:table-cell table:style-name="ce1" office:value-type="float" office:value="11.232495082284" calcext:value-type="float">
            <text:p>11,2324950823</text:p>
          </table:table-cell>
          <table:table-cell table:style-name="ce1" office:value-type="float" office:value="10.7952815812738" calcext:value-type="float">
            <text:p>10,7952815813</text:p>
          </table:table-cell>
          <table:table-cell table:style-name="ce1" office:value-type="float" office:value="10.9378402232304" calcext:value-type="float">
            <text:p>10,9378402232</text:p>
          </table:table-cell>
          <table:table-cell table:style-name="ce1" office:value-type="float" office:value="11.0370521832462" calcext:value-type="float">
            <text:p>11,0370521832</text:p>
          </table:table-cell>
          <table:table-cell table:style-name="ce1" office:value-type="float" office:value="11.2283828006791" calcext:value-type="float">
            <text:p>11,2283828007</text:p>
          </table:table-cell>
          <table:table-cell table:style-name="ce1" office:value-type="float" office:value="11.7002043020147" calcext:value-type="float">
            <text:p>11,70020430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 performant</text:p>
          </table:table-cell>
          <table:table-cell table:style-name="ce1" office:value-type="float" office:value="0.260503588366126" calcext:value-type="float">
            <text:p>0,2605035884</text:p>
          </table:table-cell>
          <table:table-cell table:style-name="ce1" office:value-type="float" office:value="0.24500332234302" calcext:value-type="float">
            <text:p>0,2450033223</text:p>
          </table:table-cell>
          <table:table-cell table:style-name="ce1" office:value-type="float" office:value="0.252321672876919" calcext:value-type="float">
            <text:p>0,2523216729</text:p>
          </table:table-cell>
          <table:table-cell table:style-name="ce1" office:value-type="float" office:value="0.263105519069434" calcext:value-type="float">
            <text:p>0,2631055191</text:p>
          </table:table-cell>
          <table:table-cell table:style-name="ce1" office:value-type="float" office:value="0.274546226379683" calcext:value-type="float">
            <text:p>0,2745462264</text:p>
          </table:table-cell>
          <table:table-cell table:style-name="ce1" office:value-type="float" office:value="0.294769517850177" calcext:value-type="float">
            <text:p>0,2947695179</text:p>
          </table:table-cell>
          <table:table-cell table:style-name="ce1" office:value-type="float" office:value="0.300213603019456" calcext:value-type="float">
            <text:p>0,300213603</text:p>
          </table:table-cell>
          <table:table-cell table:style-name="ce1" office:value-type="float" office:value="0.337376010652485" calcext:value-type="float">
            <text:p>0,3373760107</text:p>
          </table:table-cell>
          <table:table-cell table:style-name="ce1" office:value-type="float" office:value="0.245203279512798" calcext:value-type="float">
            <text:p>0,2452032795</text:p>
          </table:table-cell>
          <table:table-cell table:style-name="ce1" office:value-type="float" office:value="0.274578187590329" calcext:value-type="float">
            <text:p>0,2745781876</text:p>
          </table:table-cell>
          <table:table-cell table:style-name="ce1" office:value-type="float" office:value="0.282301522812424" calcext:value-type="float">
            <text:p>0,2823015228</text:p>
          </table:table-cell>
          <table:table-cell table:style-name="ce1" office:value-type="float" office:value="0.310084958630125" calcext:value-type="float">
            <text:p>0,3100849586</text:p>
          </table:table-cell>
          <table:table-cell table:style-name="ce1" office:value-type="float" office:value="0.332086861969114" calcext:value-type="float">
            <text:p>0,332086862</text:p>
          </table:table-cell>
          <table:table-cell table:style-name="ce1" office:value-type="float" office:value="0.37308265888422" calcext:value-type="float">
            <text:p>0,3730826589</text:p>
          </table:table-cell>
          <table:table-cell table:style-name="ce1" office:value-type="float" office:value="0.429247444302816" calcext:value-type="float">
            <text:p>0,4292474443</text:p>
          </table:table-cell>
          <table:table-cell table:style-name="ce1" office:value-type="float" office:value="0.502461057925053" calcext:value-type="float">
            <text:p>0,5024610579</text:p>
          </table:table-cell>
          <table:table-cell table:style-name="ce1" office:value-type="float" office:value="0.594011658388252" calcext:value-type="float">
            <text:p>0,5940116584</text:p>
          </table:table-cell>
          <table:table-cell table:style-name="ce1" office:value-type="float" office:value="0.703479192485729" calcext:value-type="float">
            <text:p>0,7034791925</text:p>
          </table:table-cell>
          <table:table-cell table:style-name="ce1" office:value-type="float" office:value="0.859940337144488" calcext:value-type="float">
            <text:p>0,8599403371</text:p>
          </table:table-cell>
          <table:table-cell table:style-name="ce1" office:value-type="float" office:value="0.981837350399953" calcext:value-type="float">
            <text:p>0,9818373504</text:p>
          </table:table-cell>
          <table:table-cell table:style-name="ce1" office:value-type="float" office:value="1.06171124541421" calcext:value-type="float">
            <text:p>1,0617112454</text:p>
          </table:table-cell>
          <table:table-cell table:style-name="ce1" office:value-type="float" office:value="1.08801806464853" calcext:value-type="float">
            <text:p>1,0880180646</text:p>
          </table:table-cell>
          <table:table-cell table:style-name="ce1" office:value-type="float" office:value="1.08873222331856" calcext:value-type="float">
            <text:p>1,0887322233</text:p>
          </table:table-cell>
          <table:table-cell table:style-name="ce1" office:value-type="float" office:value="1.11441323976046" calcext:value-type="float">
            <text:p>1,1144132398</text:p>
          </table:table-cell>
          <table:table-cell table:style-name="ce1" office:value-type="float" office:value="1.12742161524297" calcext:value-type="float">
            <text:p>1,1274216152</text:p>
          </table:table-cell>
          <table:table-cell table:style-name="ce1" office:value-type="float" office:value="1.75207347784603" calcext:value-type="float">
            <text:p>1,7520734778</text:p>
          </table:table-cell>
          <table:table-cell table:style-name="ce1" office:value-type="float" office:value="1.62388371887904" calcext:value-type="float">
            <text:p>1,6238837189</text:p>
          </table:table-cell>
          <table:table-cell table:style-name="ce1" office:value-type="float" office:value="1.48177365737458" calcext:value-type="float">
            <text:p>1,4817736574</text:p>
          </table:table-cell>
          <table:table-cell table:style-name="ce1" office:value-type="float" office:value="1.39543244062759" calcext:value-type="float">
            <text:p>1,3954324406</text:p>
          </table:table-cell>
          <table:table-cell table:style-name="ce1" office:value-type="float" office:value="1.35936317434763" calcext:value-type="float">
            <text:p>1,3593631743</text:p>
          </table:table-cell>
          <table:table-cell table:style-name="ce1" office:value-type="float" office:value="1.29465867168278" calcext:value-type="float">
            <text:p>1,2946586717</text:p>
          </table:table-cell>
          <table:table-cell table:style-name="ce1" office:value-type="float" office:value="0.978645501316786" calcext:value-type="float">
            <text:p>0,9786455013</text:p>
          </table:table-cell>
          <table:table-cell table:style-name="ce1" office:value-type="float" office:value="0.884479371876413" calcext:value-type="float">
            <text:p>0,8844793719</text:p>
          </table:table-cell>
          <table:table-cell table:style-name="ce1" office:value-type="float" office:value="0.790013050826087" calcext:value-type="float">
            <text:p>0,7900130508</text:p>
          </table:table-cell>
          <table:table-cell table:style-name="ce1" office:value-type="float" office:value="0.719270947540335" calcext:value-type="float">
            <text:p>0,7192709475</text:p>
          </table:table-cell>
          <table:table-cell table:style-name="ce1" office:value-type="float" office:value="0.623826464412179" calcext:value-type="float">
            <text:p>0,6238264644</text:p>
          </table:table-cell>
          <table:table-cell table:style-name="ce1" office:value-type="float" office:value="0.455537448408555" calcext:value-type="float">
            <text:p>0,4555374484</text:p>
          </table:table-cell>
          <table:table-cell table:style-name="ce1" office:value-type="float" office:value="0.380168943773261" calcext:value-type="float">
            <text:p>0,3801689438</text:p>
          </table:table-cell>
          <table:table-cell table:style-name="ce1" office:value-type="float" office:value="0.284479927326903" calcext:value-type="float">
            <text:p>0,2844799273</text:p>
          </table:table-cell>
          <table:table-cell table:style-name="ce1" office:value-type="float" office:value="0.226201053339877" calcext:value-type="float">
            <text:p>0,2262010533</text:p>
          </table:table-cell>
          <table:table-cell table:style-name="ce1" office:value-type="float" office:value="0.151798735847383" calcext:value-type="float">
            <text:p>0,151798735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Electrique direct</text:p>
          </table:table-cell>
          <table:table-cell table:style-name="ce1" office:value-type="float" office:value="3.89336390276079" calcext:value-type="float">
            <text:p>3,8933639028</text:p>
          </table:table-cell>
          <table:table-cell table:style-name="ce1" office:value-type="float" office:value="3.82064517115257" calcext:value-type="float">
            <text:p>3,8206451712</text:p>
          </table:table-cell>
          <table:table-cell table:style-name="ce1" office:value-type="float" office:value="3.98335365274909" calcext:value-type="float">
            <text:p>3,9833536527</text:p>
          </table:table-cell>
          <table:table-cell table:style-name="ce1" office:value-type="float" office:value="3.59205197095679" calcext:value-type="float">
            <text:p>3,592051971</text:p>
          </table:table-cell>
          <table:table-cell table:style-name="ce1" office:value-type="float" office:value="3.06316160692398" calcext:value-type="float">
            <text:p>3,0631616069</text:p>
          </table:table-cell>
          <table:table-cell table:style-name="ce1" office:value-type="float" office:value="2.55675336592737" calcext:value-type="float">
            <text:p>2,5567533659</text:p>
          </table:table-cell>
          <table:table-cell table:style-name="ce1" office:value-type="float" office:value="2.34480365857454" calcext:value-type="float">
            <text:p>2,3448036586</text:p>
          </table:table-cell>
          <table:table-cell table:style-name="ce1" office:value-type="float" office:value="2.40687366172657" calcext:value-type="float">
            <text:p>2,4068736617</text:p>
          </table:table-cell>
          <table:table-cell table:style-name="ce1" office:value-type="float" office:value="2.854191839459" calcext:value-type="float">
            <text:p>2,8541918395</text:p>
          </table:table-cell>
          <table:table-cell table:style-name="ce1" office:value-type="float" office:value="3.12742729324424" calcext:value-type="float">
            <text:p>3,1274272932</text:p>
          </table:table-cell>
          <table:table-cell table:style-name="ce1" office:value-type="float" office:value="3.28737873097356" calcext:value-type="float">
            <text:p>3,287378731</text:p>
          </table:table-cell>
          <table:table-cell table:style-name="ce1" office:value-type="float" office:value="3.48574802187642" calcext:value-type="float">
            <text:p>3,4857480219</text:p>
          </table:table-cell>
          <table:table-cell table:style-name="ce1" office:value-type="float" office:value="3.77486910771634" calcext:value-type="float">
            <text:p>3,7748691077</text:p>
          </table:table-cell>
          <table:table-cell table:style-name="ce1" office:value-type="float" office:value="4.12032154217864" calcext:value-type="float">
            <text:p>4,1203215422</text:p>
          </table:table-cell>
          <table:table-cell table:style-name="ce1" office:value-type="float" office:value="4.39051839765751" calcext:value-type="float">
            <text:p>4,3905183977</text:p>
          </table:table-cell>
          <table:table-cell table:style-name="ce1" office:value-type="float" office:value="4.48136129051311" calcext:value-type="float">
            <text:p>4,4813612905</text:p>
          </table:table-cell>
          <table:table-cell table:style-name="ce1" office:value-type="float" office:value="4.68240051663051" calcext:value-type="float">
            <text:p>4,6824005166</text:p>
          </table:table-cell>
          <table:table-cell table:style-name="ce1" office:value-type="float" office:value="5.00227465101435" calcext:value-type="float">
            <text:p>5,002274651</text:p>
          </table:table-cell>
          <table:table-cell table:style-name="ce1" office:value-type="float" office:value="5.25795544505884" calcext:value-type="float">
            <text:p>5,2579554451</text:p>
          </table:table-cell>
          <table:table-cell table:style-name="ce1" office:value-type="float" office:value="5.65595605644651" calcext:value-type="float">
            <text:p>5,6559560564</text:p>
          </table:table-cell>
          <table:table-cell table:style-name="ce1" office:value-type="float" office:value="5.77068956615237" calcext:value-type="float">
            <text:p>5,7706895662</text:p>
          </table:table-cell>
          <table:table-cell table:style-name="ce1" office:value-type="float" office:value="5.72007591245313" calcext:value-type="float">
            <text:p>5,7200759125</text:p>
          </table:table-cell>
          <table:table-cell table:style-name="ce1" office:value-type="float" office:value="5.75121920138259" calcext:value-type="float">
            <text:p>5,7512192014</text:p>
          </table:table-cell>
          <table:table-cell table:style-name="ce1" office:value-type="float" office:value="5.82935717826755" calcext:value-type="float">
            <text:p>5,8293571783</text:p>
          </table:table-cell>
          <table:table-cell table:style-name="ce1" office:value-type="float" office:value="6.12374648514702" calcext:value-type="float">
            <text:p>6,1237464851</text:p>
          </table:table-cell>
          <table:table-cell table:style-name="ce1" office:value-type="float" office:value="10.4284021165012" calcext:value-type="float">
            <text:p>10,4284021165</text:p>
          </table:table-cell>
          <table:table-cell table:style-name="ce1" office:value-type="float" office:value="9.85341893403384" calcext:value-type="float">
            <text:p>9,853418934</text:p>
          </table:table-cell>
          <table:table-cell table:style-name="ce1" office:value-type="float" office:value="9.3887366275512" calcext:value-type="float">
            <text:p>9,3887366276</text:p>
          </table:table-cell>
          <table:table-cell table:style-name="ce1" office:value-type="float" office:value="9.07448105710536" calcext:value-type="float">
            <text:p>9,0744810571</text:p>
          </table:table-cell>
          <table:table-cell table:style-name="ce1" office:value-type="float" office:value="8.79636978939683" calcext:value-type="float">
            <text:p>8,7963697894</text:p>
          </table:table-cell>
          <table:table-cell table:style-name="ce1" office:value-type="float" office:value="8.69410093602849" calcext:value-type="float">
            <text:p>8,694100936</text:p>
          </table:table-cell>
          <table:table-cell table:style-name="ce1" office:value-type="float" office:value="9.39865057927742" calcext:value-type="float">
            <text:p>9,3986505793</text:p>
          </table:table-cell>
          <table:table-cell table:style-name="ce1" office:value-type="float" office:value="8.45307868053676" calcext:value-type="float">
            <text:p>8,4530786805</text:p>
          </table:table-cell>
          <table:table-cell table:style-name="ce1" office:value-type="float" office:value="7.73510380626513" calcext:value-type="float">
            <text:p>7,7351038063</text:p>
          </table:table-cell>
          <table:table-cell table:style-name="ce1" office:value-type="float" office:value="6.98050156923882" calcext:value-type="float">
            <text:p>6,9805015692</text:p>
          </table:table-cell>
          <table:table-cell table:style-name="ce1" office:value-type="float" office:value="6.10206276830247" calcext:value-type="float">
            <text:p>6,1020627683</text:p>
          </table:table-cell>
          <table:table-cell table:style-name="ce1" office:value-type="float" office:value="4.60046279026133" calcext:value-type="float">
            <text:p>4,6004627903</text:p>
          </table:table-cell>
          <table:table-cell table:style-name="ce1" office:value-type="float" office:value="3.59913798573697" calcext:value-type="float">
            <text:p>3,5991379857</text:p>
          </table:table-cell>
          <table:table-cell table:style-name="ce1" office:value-type="float" office:value="2.92926638261096" calcext:value-type="float">
            <text:p>2,9292663826</text:p>
          </table:table-cell>
          <table:table-cell table:style-name="ce1" office:value-type="float" office:value="2.38948559188814" calcext:value-type="float">
            <text:p>2,3894855919</text:p>
          </table:table-cell>
          <table:table-cell table:style-name="ce1" office:value-type="float" office:value="1.85038359212816" calcext:value-type="float">
            <text:p>1,850383592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fioul</text:p>
          </table:table-cell>
          <table:table-cell table:style-name="ce1" table:number-columns-repeated="9"/>
          <table:table-cell table:style-name="ce1" office:value-type="float" office:value="0.000194255084950168" calcext:value-type="float">
            <text:p>0,0001942551</text:p>
          </table:table-cell>
          <table:table-cell table:style-name="ce1" table:number-columns-repeated="31"/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fioul</text:p>
          </table:table-cell>
          <table:table-cell table:style-name="ce1" table:number-columns-repeated="9"/>
          <table:table-cell table:style-name="ce1" office:value-type="float" office:value="0.00010188022" calcext:value-type="float">
            <text:p>0,0001018802</text:p>
          </table:table-cell>
          <table:table-cell table:style-name="ce4" office:value-type="float" office:value="0.000009204651787144" calcext:value-type="float">
            <text:p>9,20E-06</text:p>
          </table:table-cell>
          <table:table-cell table:style-name="ce1"/>
          <table:table-cell table:style-name="ce4" office:value-type="float" office:value="0.0000007287501" calcext:value-type="float">
            <text:p>7,29E-07</text:p>
          </table:table-cell>
          <table:table-cell table:style-name="ce4" office:value-type="float" office:value="0.000001059684" calcext:value-type="float">
            <text:p>1,06E-06</text:p>
          </table:table-cell>
          <table:table-cell table:style-name="ce4" office:value-type="float" office:value="0.00000138436" calcext:value-type="float">
            <text:p>1,38E-06</text:p>
          </table:table-cell>
          <table:table-cell table:style-name="ce1" office:value-type="float" office:value="0.008344266265" calcext:value-type="float">
            <text:p>0,0083442663</text:p>
          </table:table-cell>
          <table:table-cell table:style-name="ce1" office:value-type="float" office:value="0.010192881188" calcext:value-type="float">
            <text:p>0,0101928812</text:p>
          </table:table-cell>
          <table:table-cell table:style-name="ce1" office:value-type="float" office:value="0.0172324779078" calcext:value-type="float">
            <text:p>0,0172324779</text:p>
          </table:table-cell>
          <table:table-cell table:style-name="ce1" office:value-type="float" office:value="0.0297651181448816" calcext:value-type="float">
            <text:p>0,0297651181</text:p>
          </table:table-cell>
          <table:table-cell table:style-name="ce1" office:value-type="float" office:value="0.03784106504" calcext:value-type="float">
            <text:p>0,037841065</text:p>
          </table:table-cell>
          <table:table-cell table:style-name="ce1" office:value-type="float" office:value="0.05089241605" calcext:value-type="float">
            <text:p>0,0508924161</text:p>
          </table:table-cell>
          <table:table-cell table:style-name="ce1" office:value-type="float" office:value="0.04440151312" calcext:value-type="float">
            <text:p>0,0444015131</text:p>
          </table:table-cell>
          <table:table-cell table:style-name="ce1" office:value-type="float" office:value="0.04782921094" calcext:value-type="float">
            <text:p>0,0478292109</text:p>
          </table:table-cell>
          <table:table-cell table:style-name="ce1" office:value-type="float" office:value="0.04917949323" calcext:value-type="float">
            <text:p>0,0491794932</text:p>
          </table:table-cell>
          <table:table-cell table:style-name="ce1" office:value-type="float" office:value="0.052131009691056" calcext:value-type="float">
            <text:p>0,0521310097</text:p>
          </table:table-cell>
          <table:table-cell table:style-name="ce1" office:value-type="float" office:value="0.01240314586" calcext:value-type="float">
            <text:p>0,0124031459</text:p>
          </table:table-cell>
          <table:table-cell table:style-name="ce1" office:value-type="float" office:value="0.009896990034" calcext:value-type="float">
            <text:p>0,00989699</text:p>
          </table:table-cell>
          <table:table-cell table:style-name="ce1" office:value-type="float" office:value="0.00719629406131861" calcext:value-type="float">
            <text:p>0,0071962941</text:p>
          </table:table-cell>
          <table:table-cell table:style-name="ce1" office:value-type="float" office:value="0.00611811323423276" calcext:value-type="float">
            <text:p>0,0061181132</text:p>
          </table:table-cell>
          <table:table-cell table:style-name="ce1" office:value-type="float" office:value="0.00353953759950866" calcext:value-type="float">
            <text:p>0,0035395376</text:p>
          </table:table-cell>
          <table:table-cell table:style-name="ce1" office:value-type="float" office:value="0.002046967464" calcext:value-type="float">
            <text:p>0,0020469675</text:p>
          </table:table-cell>
          <table:table-cell table:style-name="ce1" office:value-type="float" office:value="0.001094418041" calcext:value-type="float">
            <text:p>0,001094418</text:p>
          </table:table-cell>
          <table:table-cell table:style-name="ce1" office:value-type="float" office:value="0.001040850426" calcext:value-type="float">
            <text:p>0,0010408504</text:p>
          </table:table-cell>
          <table:table-cell table:style-name="ce1" office:value-type="float" office:value="0.0008256187" calcext:value-type="float">
            <text:p>0,0008256187</text:p>
          </table:table-cell>
          <table:table-cell table:style-name="ce1" office:value-type="float" office:value="0.000820858689" calcext:value-type="float">
            <text:p>0,0008208587</text:p>
          </table:table-cell>
          <table:table-cell table:style-name="ce1" office:value-type="float" office:value="0.0005013066" calcext:value-type="float">
            <text:p>0,0005013066</text:p>
          </table:table-cell>
          <table:table-cell table:style-name="ce1" office:value-type="float" office:value="0.000378737" calcext:value-type="float">
            <text:p>0,000378737</text:p>
          </table:table-cell>
          <table:table-cell table:style-name="ce1" office:value-type="float" office:value="0.0003966058" calcext:value-type="float">
            <text:p>0,0003966058</text:p>
          </table:table-cell>
          <table:table-cell table:style-name="ce1" office:value-type="float" office:value="0.0002994654" calcext:value-type="float">
            <text:p>0,0002994654</text:p>
          </table:table-cell>
          <table:table-cell table:style-name="ce1" office:value-type="float" office:value="0.0005340833" calcext:value-type="float">
            <text:p>0,0005340833</text:p>
          </table:table-cell>
          <table:table-cell table:style-name="ce1" office:value-type="float" office:value="0.000526756287345664" calcext:value-type="float">
            <text:p>0,000526756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condensation gaz</text:p>
          </table:table-cell>
          <table:table-cell table:style-name="ce1" office:value-type="float" office:value="2.03645796298215" calcext:value-type="float">
            <text:p>2,036457963</text:p>
          </table:table-cell>
          <table:table-cell table:style-name="ce1" office:value-type="float" office:value="2.69078770578184" calcext:value-type="float">
            <text:p>2,6907877058</text:p>
          </table:table-cell>
          <table:table-cell table:style-name="ce1" office:value-type="float" office:value="2.47477520827856" calcext:value-type="float">
            <text:p>2,4747752083</text:p>
          </table:table-cell>
          <table:table-cell table:style-name="ce1" office:value-type="float" office:value="3.13240108072135" calcext:value-type="float">
            <text:p>3,1324010807</text:p>
          </table:table-cell>
          <table:table-cell table:style-name="ce1" office:value-type="float" office:value="3.83210506802556" calcext:value-type="float">
            <text:p>3,832105068</text:p>
          </table:table-cell>
          <table:table-cell table:style-name="ce1" office:value-type="float" office:value="4.15269370115308" calcext:value-type="float">
            <text:p>4,1526937012</text:p>
          </table:table-cell>
          <table:table-cell table:style-name="ce1" office:value-type="float" office:value="5.14304219007076" calcext:value-type="float">
            <text:p>5,1430421901</text:p>
          </table:table-cell>
          <table:table-cell table:style-name="ce1" office:value-type="float" office:value="4.81768047295883" calcext:value-type="float">
            <text:p>4,817680473</text:p>
          </table:table-cell>
          <table:table-cell table:style-name="ce1" office:value-type="float" office:value="4.46199469350569" calcext:value-type="float">
            <text:p>4,4619946935</text:p>
          </table:table-cell>
          <table:table-cell table:style-name="ce1" office:value-type="float" office:value="4.20173052183178" calcext:value-type="float">
            <text:p>4,2017305218</text:p>
          </table:table-cell>
          <table:table-cell table:style-name="ce1" office:value-type="float" office:value="4.01241949572223" calcext:value-type="float">
            <text:p>4,0124194957</text:p>
          </table:table-cell>
          <table:table-cell table:style-name="ce1" office:value-type="float" office:value="3.78106380377272" calcext:value-type="float">
            <text:p>3,7810638038</text:p>
          </table:table-cell>
          <table:table-cell table:style-name="ce1" office:value-type="float" office:value="3.50175371425814" calcext:value-type="float">
            <text:p>3,5017537143</text:p>
          </table:table-cell>
          <table:table-cell table:style-name="ce1" office:value-type="float" office:value="2.94548174467825" calcext:value-type="float">
            <text:p>2,9454817447</text:p>
          </table:table-cell>
          <table:table-cell table:style-name="ce1" office:value-type="float" office:value="2.5899874668997" calcext:value-type="float">
            <text:p>2,5899874669</text:p>
          </table:table-cell>
          <table:table-cell table:style-name="ce1" office:value-type="float" office:value="2.3960740851494" calcext:value-type="float">
            <text:p>2,3960740851</text:p>
          </table:table-cell>
          <table:table-cell table:style-name="ce1" office:value-type="float" office:value="1.89956898149164" calcext:value-type="float">
            <text:p>1,8995689815</text:p>
          </table:table-cell>
          <table:table-cell table:style-name="ce1" office:value-type="float" office:value="1.4564856421581" calcext:value-type="float">
            <text:p>1,4564856422</text:p>
          </table:table-cell>
          <table:table-cell table:style-name="ce1" office:value-type="float" office:value="0.997531978544557" calcext:value-type="float">
            <text:p>0,9975319785</text:p>
          </table:table-cell>
          <table:table-cell table:style-name="ce1" office:value-type="float" office:value="0.579849063892797" calcext:value-type="float">
            <text:p>0,5798490639</text:p>
          </table:table-cell>
          <table:table-cell table:style-name="ce1" office:value-type="float" office:value="0.408989396627581" calcext:value-type="float">
            <text:p>0,4089893966</text:p>
          </table:table-cell>
          <table:table-cell table:style-name="ce1" office:value-type="float" office:value="0.387506250002667" calcext:value-type="float">
            <text:p>0,38750625</text:p>
          </table:table-cell>
          <table:table-cell table:style-name="ce1" office:value-type="float" office:value="0.397787257689649" calcext:value-type="float">
            <text:p>0,3977872577</text:p>
          </table:table-cell>
          <table:table-cell table:style-name="ce1" office:value-type="float" office:value="0.405272713740452" calcext:value-type="float">
            <text:p>0,4052727137</text:p>
          </table:table-cell>
          <table:table-cell table:style-name="ce1" office:value-type="float" office:value="0.415022895347496" calcext:value-type="float">
            <text:p>0,4150228953</text:p>
          </table:table-cell>
          <table:table-cell table:style-name="ce1" office:value-type="float" office:value="0.892841540722283" calcext:value-type="float">
            <text:p>0,8928415407</text:p>
          </table:table-cell>
          <table:table-cell table:style-name="ce1" office:value-type="float" office:value="0.83553838115145" calcext:value-type="float">
            <text:p>0,8355383812</text:p>
          </table:table-cell>
          <table:table-cell table:style-name="ce1" office:value-type="float" office:value="0.80386882681867" calcext:value-type="float">
            <text:p>0,8038688268</text:p>
          </table:table-cell>
          <table:table-cell table:style-name="ce1" office:value-type="float" office:value="0.80279929195123" calcext:value-type="float">
            <text:p>0,802799292</text:p>
          </table:table-cell>
          <table:table-cell table:style-name="ce1" office:value-type="float" office:value="0.824528074571529" calcext:value-type="float">
            <text:p>0,8245280746</text:p>
          </table:table-cell>
          <table:table-cell table:style-name="ce1" office:value-type="float" office:value="0.861006423821918" calcext:value-type="float">
            <text:p>0,8610064238</text:p>
          </table:table-cell>
          <table:table-cell table:style-name="ce1" office:value-type="float" office:value="0.760787851909077" calcext:value-type="float">
            <text:p>0,7607878519</text:p>
          </table:table-cell>
          <table:table-cell table:style-name="ce1" office:value-type="float" office:value="0.707747758146206" calcext:value-type="float">
            <text:p>0,7077477581</text:p>
          </table:table-cell>
          <table:table-cell table:style-name="ce1" office:value-type="float" office:value="0.648762397362438" calcext:value-type="float">
            <text:p>0,6487623974</text:p>
          </table:table-cell>
          <table:table-cell table:style-name="ce1" office:value-type="float" office:value="0.58424775173515" calcext:value-type="float">
            <text:p>0,5842477517</text:p>
          </table:table-cell>
          <table:table-cell table:style-name="ce1" office:value-type="float" office:value="0.507990607274849" calcext:value-type="float">
            <text:p>0,5079906073</text:p>
          </table:table-cell>
          <table:table-cell table:style-name="ce1" office:value-type="float" office:value="0.438022622795262" calcext:value-type="float">
            <text:p>0,4380226228</text:p>
          </table:table-cell>
          <table:table-cell table:style-name="ce1" office:value-type="float" office:value="0.363874691896175" calcext:value-type="float">
            <text:p>0,3638746919</text:p>
          </table:table-cell>
          <table:table-cell table:style-name="ce1" office:value-type="float" office:value="0.281281708922023" calcext:value-type="float">
            <text:p>0,2812817089</text:p>
          </table:table-cell>
          <table:table-cell table:style-name="ce1" office:value-type="float" office:value="0.207138735470368" calcext:value-type="float">
            <text:p>0,2071387355</text:p>
          </table:table-cell>
          <table:table-cell table:style-name="ce1" office:value-type="float" office:value="0.155601245082761" calcext:value-type="float">
            <text:p>0,155601245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AMS3</text:p>
          </table:table-cell>
          <table:table-cell table:style-name="ce1" office:value-type="string" calcext:value-type="string">
            <text:p>Chaudière gaz</text:p>
          </table:table-cell>
          <table:table-cell table:style-name="ce1" office:value-type="float" office:value="17.7710030269783" calcext:value-type="float">
            <text:p>17,771003027</text:p>
          </table:table-cell>
          <table:table-cell table:style-name="ce1" office:value-type="float" office:value="14.4605303358018" calcext:value-type="float">
            <text:p>14,4605303358</text:p>
          </table:table-cell>
          <table:table-cell table:style-name="ce1" office:value-type="float" office:value="11.7923535137183" calcext:value-type="float">
            <text:p>11,7923535137</text:p>
          </table:table-cell>
          <table:table-cell table:style-name="ce1" office:value-type="float" office:value="11.8215411936346" calcext:value-type="float">
            <text:p>11,8215411936</text:p>
          </table:table-cell>
          <table:table-cell table:style-name="ce1" office:value-type="float" office:value="12.6963472793668" calcext:value-type="float">
            <text:p>12,6963472794</text:p>
          </table:table-cell>
          <table:table-cell table:style-name="ce1" office:value-type="float" office:value="14.0144808130795" calcext:value-type="float">
            <text:p>14,0144808131</text:p>
          </table:table-cell>
          <table:table-cell table:style-name="ce1" office:value-type="float" office:value="10.3935218191523" calcext:value-type="float">
            <text:p>10,3935218192</text:p>
          </table:table-cell>
          <table:table-cell table:style-name="ce1" office:value-type="float" office:value="9.47099335428202" calcext:value-type="float">
            <text:p>9,4709933543</text:p>
          </table:table-cell>
          <table:table-cell table:style-name="ce1" office:value-type="float" office:value="9.3938348681716" calcext:value-type="float">
            <text:p>9,3938348682</text:p>
          </table:table-cell>
          <table:table-cell table:style-name="ce1" office:value-type="float" office:value="8.70285145224136" calcext:value-type="float">
            <text:p>8,7028514522</text:p>
          </table:table-cell>
          <table:table-cell table:style-name="ce1" office:value-type="float" office:value="7.77737847345635" calcext:value-type="float">
            <text:p>7,7773784735</text:p>
          </table:table-cell>
          <table:table-cell table:style-name="ce1" office:value-type="float" office:value="6.76077898062398" calcext:value-type="float">
            <text:p>6,7607789806</text:p>
          </table:table-cell>
          <table:table-cell table:style-name="ce1" office:value-type="float" office:value="5.5567626415934" calcext:value-type="float">
            <text:p>5,5567626416</text:p>
          </table:table-cell>
          <table:table-cell table:style-name="ce1" office:value-type="float" office:value="4.48668332934541" calcext:value-type="float">
            <text:p>4,4866833293</text:p>
          </table:table-cell>
          <table:table-cell table:style-name="ce1" office:value-type="float" office:value="3.52409792805506" calcext:value-type="float">
            <text:p>3,5240979281</text:p>
          </table:table-cell>
          <table:table-cell table:style-name="ce1" office:value-type="float" office:value="2.68355476355312" calcext:value-type="float">
            <text:p>2,6835547636</text:p>
          </table:table-cell>
          <table:table-cell table:style-name="ce1" office:value-type="float" office:value="1.95804004453025" calcext:value-type="float">
            <text:p>1,9580400445</text:p>
          </table:table-cell>
          <table:table-cell table:style-name="ce1" office:value-type="float" office:value="1.4884780282408" calcext:value-type="float">
            <text:p>1,4884780282</text:p>
          </table:table-cell>
          <table:table-cell table:style-name="ce1" office:value-type="float" office:value="1.04699823948788" calcext:value-type="float">
            <text:p>1,0469982395</text:p>
          </table:table-cell>
          <table:table-cell table:style-name="ce1" office:value-type="float" office:value="0.697096465339504" calcext:value-type="float">
            <text:p>0,6970964653</text:p>
          </table:table-cell>
          <table:table-cell table:style-name="ce1" office:value-type="float" office:value="0.490498083687767" calcext:value-type="float">
            <text:p>0,4904980837</text:p>
          </table:table-cell>
          <table:table-cell table:style-name="ce1" office:value-type="float" office:value="0.440276530555422" calcext:value-type="float">
            <text:p>0,4402765306</text:p>
          </table:table-cell>
          <table:table-cell table:style-name="ce1" office:value-type="float" office:value="0.418132623775642" calcext:value-type="float">
            <text:p>0,4181326238</text:p>
          </table:table-cell>
          <table:table-cell table:style-name="ce1" office:value-type="float" office:value="0.409586494685098" calcext:value-type="float">
            <text:p>0,4095864947</text:p>
          </table:table-cell>
          <table:table-cell table:style-name="ce1" office:value-type="float" office:value="0.413551290478685" calcext:value-type="float">
            <text:p>0,4135512905</text:p>
          </table:table-cell>
          <table:table-cell table:style-name="ce1" office:value-type="float" office:value="0.798997115505507" calcext:value-type="float">
            <text:p>0,7989971155</text:p>
          </table:table-cell>
          <table:table-cell table:style-name="ce1" office:value-type="float" office:value="0.698983358450302" calcext:value-type="float">
            <text:p>0,6989833585</text:p>
          </table:table-cell>
          <table:table-cell table:style-name="ce1" office:value-type="float" office:value="0.600982541980645" calcext:value-type="float">
            <text:p>0,600982542</text:p>
          </table:table-cell>
          <table:table-cell table:style-name="ce1" office:value-type="float" office:value="0.54444227877" calcext:value-type="float">
            <text:p>0,5444422788</text:p>
          </table:table-cell>
          <table:table-cell table:style-name="ce1" office:value-type="float" office:value="0.49659542114" calcext:value-type="float">
            <text:p>0,4965954211</text:p>
          </table:table-cell>
          <table:table-cell table:style-name="ce1" office:value-type="float" office:value="0.460324413385721" calcext:value-type="float">
            <text:p>0,4603244134</text:p>
          </table:table-cell>
          <table:table-cell table:style-name="ce1" office:value-type="float" office:value="0.440354583817959" calcext:value-type="float">
            <text:p>0,4403545838</text:p>
          </table:table-cell>
          <table:table-cell table:style-name="ce1" office:value-type="float" office:value="0.41915449185587" calcext:value-type="float">
            <text:p>0,4191544919</text:p>
          </table:table-cell>
          <table:table-cell table:style-name="ce1" office:value-type="float" office:value="0.399434906264139" calcext:value-type="float">
            <text:p>0,3994349063</text:p>
          </table:table-cell>
          <table:table-cell table:style-name="ce1" office:value-type="float" office:value="0.372139770504629" calcext:value-type="float">
            <text:p>0,3721397705</text:p>
          </table:table-cell>
          <table:table-cell table:style-name="ce1" office:value-type="float" office:value="0.341019225687842" calcext:value-type="float">
            <text:p>0,3410192257</text:p>
          </table:table-cell>
          <table:table-cell table:style-name="ce1" office:value-type="float" office:value="0.314299265720353" calcext:value-type="float">
            <text:p>0,3142992657</text:p>
          </table:table-cell>
          <table:table-cell table:style-name="ce1" office:value-type="float" office:value="0.249618429056699" calcext:value-type="float">
            <text:p>0,2496184291</text:p>
          </table:table-cell>
          <table:table-cell table:style-name="ce1" office:value-type="float" office:value="0.191777385072635" calcext:value-type="float">
            <text:p>0,1917773851</text:p>
          </table:table-cell>
          <table:table-cell table:style-name="ce1" office:value-type="float" office:value="0.141107368273556" calcext:value-type="float">
            <text:p>0,1411073683</text:p>
          </table:table-cell>
          <table:table-cell table:style-name="ce1" office:value-type="float" office:value="0.0983244818359693" calcext:value-type="float">
            <text:p>0,0983244818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1" table:formula="of:=SUM([.C$28:.C$46])" office:value-type="float" office:value="36.4454761956441" calcext:value-type="float">
            <text:p>36,445</text:p>
          </table:table-cell>
          <table:table-cell table:style-name="ce31" table:formula="of:=SUM([.D$28:.D$46])" office:value-type="float" office:value="36.3766738791464" calcext:value-type="float">
            <text:p>36,377</text:p>
          </table:table-cell>
          <table:table-cell table:style-name="ce31" table:formula="of:=SUM([.E$28:.E$46])" office:value-type="float" office:value="36.3080058245538" calcext:value-type="float">
            <text:p>36,308</text:p>
          </table:table-cell>
          <table:table-cell table:style-name="ce31" table:formula="of:=SUM([.F$28:.F$46])" office:value-type="float" office:value="36.2394813276445" calcext:value-type="float">
            <text:p>36,239</text:p>
          </table:table-cell>
          <table:table-cell table:style-name="ce31" table:formula="of:=SUM([.G$28:.G$46])" office:value-type="float" office:value="36.1710934415235" calcext:value-type="float">
            <text:p>36,171</text:p>
          </table:table-cell>
          <table:table-cell table:style-name="ce31" table:formula="of:=SUM([.H$28:.H$46])" office:value-type="float" office:value="36.1028555998987" calcext:value-type="float">
            <text:p>36,103</text:p>
          </table:table-cell>
          <table:table-cell table:style-name="ce31" table:formula="of:=SUM([.I$28:.I$46])" office:value-type="float" office:value="35.8695200782469" calcext:value-type="float">
            <text:p>35,870</text:p>
          </table:table-cell>
          <table:table-cell table:style-name="ce31" table:formula="of:=SUM([.J$28:.J$46])" office:value-type="float" office:value="35.7562822904361" calcext:value-type="float">
            <text:p>35,756</text:p>
          </table:table-cell>
          <table:table-cell table:style-name="ce31" table:formula="of:=SUM([.K$28:.K$46])" office:value-type="float" office:value="35.6314925022744" calcext:value-type="float">
            <text:p>35,631</text:p>
          </table:table-cell>
          <table:table-cell table:style-name="ce31" table:formula="of:=SUM([.L$28:.L$46])" office:value-type="float" office:value="35.4378268127223" calcext:value-type="float">
            <text:p>35,438</text:p>
          </table:table-cell>
          <table:table-cell table:style-name="ce31" table:formula="of:=SUM([.M$28:.M$46])" office:value-type="float" office:value="35.3320642993274" calcext:value-type="float">
            <text:p>35,332</text:p>
          </table:table-cell>
          <table:table-cell table:style-name="ce31" table:formula="of:=SUM([.N$28:.N$46])" office:value-type="float" office:value="35.2005070685975" calcext:value-type="float">
            <text:p>35,201</text:p>
          </table:table-cell>
          <table:table-cell table:style-name="ce31" table:formula="of:=SUM([.O$28:.O$46])" office:value-type="float" office:value="35.1102402656807" calcext:value-type="float">
            <text:p>35,110</text:p>
          </table:table-cell>
          <table:table-cell table:style-name="ce31" table:formula="of:=SUM([.P$28:.P$46])" office:value-type="float" office:value="35.0478779242883" calcext:value-type="float">
            <text:p>35,048</text:p>
          </table:table-cell>
          <table:table-cell table:style-name="ce31" table:formula="of:=SUM([.Q$28:.Q$46])" office:value-type="float" office:value="34.952525673069" calcext:value-type="float">
            <text:p>34,953</text:p>
          </table:table-cell>
          <table:table-cell table:style-name="ce31" table:formula="of:=SUM([.R$28:.R$46])" office:value-type="float" office:value="34.8818109548323" calcext:value-type="float">
            <text:p>34,882</text:p>
          </table:table-cell>
          <table:table-cell table:style-name="ce31" table:formula="of:=SUM([.S$28:.S$46])" office:value-type="float" office:value="34.769823442988" calcext:value-type="float">
            <text:p>34,770</text:p>
          </table:table-cell>
          <table:table-cell table:style-name="ce31" table:formula="of:=SUM([.T$28:.T$46])" office:value-type="float" office:value="34.5858961158767" calcext:value-type="float">
            <text:p>34,586</text:p>
          </table:table-cell>
          <table:table-cell table:style-name="ce31" table:formula="of:=SUM([.U$28:.U$46])" office:value-type="float" office:value="34.5376362557102" calcext:value-type="float">
            <text:p>34,538</text:p>
          </table:table-cell>
          <table:table-cell table:style-name="ce31" table:formula="of:=SUM([.V$28:.V$46])" office:value-type="float" office:value="34.63842239148" calcext:value-type="float">
            <text:p>34,638</text:p>
          </table:table-cell>
          <table:table-cell table:style-name="ce31" table:formula="of:=SUM([.W$28:.W$46])" office:value-type="float" office:value="34.6408413017439" calcext:value-type="float">
            <text:p>34,641</text:p>
          </table:table-cell>
          <table:table-cell table:style-name="ce31" table:formula="of:=SUM([.X$28:.X$46])" office:value-type="float" office:value="34.7073726984518" calcext:value-type="float">
            <text:p>34,707</text:p>
          </table:table-cell>
          <table:table-cell table:style-name="ce31" table:formula="of:=SUM([.Y$28:.Y$46])" office:value-type="float" office:value="34.7926675786013" calcext:value-type="float">
            <text:p>34,793</text:p>
          </table:table-cell>
          <table:table-cell table:style-name="ce31" table:formula="of:=SUM([.Z$28:.Z$46])" office:value-type="float" office:value="34.9821627133026" calcext:value-type="float">
            <text:p>34,982</text:p>
          </table:table-cell>
          <table:table-cell table:style-name="ce31" table:formula="of:=SUM([.AA$28:.AA$46])" office:value-type="float" office:value="35.4377789756151" calcext:value-type="float">
            <text:p>35,438</text:p>
          </table:table-cell>
          <table:table-cell table:style-name="ce31" table:formula="of:=SUM([.AB$28:.AB$46])" office:value-type="float" office:value="44.9253053289638" calcext:value-type="float">
            <text:p>44,925</text:p>
          </table:table-cell>
          <table:table-cell table:style-name="ce31" table:formula="of:=SUM([.AC$28:.AC$46])" office:value-type="float" office:value="44.3331074796681" calcext:value-type="float">
            <text:p>44,333</text:p>
          </table:table-cell>
          <table:table-cell table:style-name="ce31" table:formula="of:=SUM([.AD$28:.AD$46])" office:value-type="float" office:value="44.3380547243165" calcext:value-type="float">
            <text:p>44,338</text:p>
          </table:table-cell>
          <table:table-cell table:style-name="ce31" table:formula="of:=SUM([.AE$28:.AE$46])" office:value-type="float" office:value="44.3498804767555" calcext:value-type="float">
            <text:p>44,350</text:p>
          </table:table-cell>
          <table:table-cell table:style-name="ce31" table:formula="of:=SUM([.AF$28:.AF$46])" office:value-type="float" office:value="44.3594805307314" calcext:value-type="float">
            <text:p>44,359</text:p>
          </table:table-cell>
          <table:table-cell table:style-name="ce31" table:formula="of:=SUM([.AG$28:.AG$46])" office:value-type="float" office:value="44.3739094741167" calcext:value-type="float">
            <text:p>44,374</text:p>
          </table:table-cell>
          <table:table-cell table:style-name="ce31" table:formula="of:=SUM([.AH$28:.AH$46])" office:value-type="float" office:value="43.0908478956824" calcext:value-type="float">
            <text:p>43,091</text:p>
          </table:table-cell>
          <table:table-cell table:style-name="ce31" table:formula="of:=SUM([.AI$28:.AI$46])" office:value-type="float" office:value="43.0679163889635" calcext:value-type="float">
            <text:p>43,068</text:p>
          </table:table-cell>
          <table:table-cell table:style-name="ce31" table:formula="of:=SUM([.AJ$28:.AJ$46])" office:value-type="float" office:value="43.0237354592435" calcext:value-type="float">
            <text:p>43,024</text:p>
          </table:table-cell>
          <table:table-cell table:style-name="ce31" table:formula="of:=SUM([.AK$28:.AK$46])" office:value-type="float" office:value="42.9237612612294" calcext:value-type="float">
            <text:p>42,924</text:p>
          </table:table-cell>
          <table:table-cell table:style-name="ce31" table:formula="of:=SUM([.AL$28:.AL$46])" office:value-type="float" office:value="42.90791396913" calcext:value-type="float">
            <text:p>42,908</text:p>
          </table:table-cell>
          <table:table-cell table:style-name="ce31" table:formula="of:=SUM([.AM$28:.AM$46])" office:value-type="float" office:value="39.9102836722311" calcext:value-type="float">
            <text:p>39,910</text:p>
          </table:table-cell>
          <table:table-cell table:style-name="ce31" table:formula="of:=SUM([.AN$28:.AN$46])" office:value-type="float" office:value="39.8675270692001" calcext:value-type="float">
            <text:p>39,868</text:p>
          </table:table-cell>
          <table:table-cell table:style-name="ce31" table:formula="of:=SUM([.AO$28:.AO$46])" office:value-type="float" office:value="39.8525201522879" calcext:value-type="float">
            <text:p>39,853</text:p>
          </table:table-cell>
          <table:table-cell table:style-name="ce31" table:formula="of:=SUM([.AP$28:.AP$46])" office:value-type="float" office:value="39.8090286674888" calcext:value-type="float">
            <text:p>39,809</text:p>
          </table:table-cell>
          <table:table-cell table:style-name="ce31" table:formula="of:=SUM([.AQ$28:.AQ$46])" office:value-type="float" office:value="39.7868629023557" calcext:value-type="float">
            <text:p>39,787</text:p>
          </table:table-cell>
          <table:table-cell table:formula="of:=SUM([.C$47:.AQ$47])" office:value-type="float" office:value="1564.87647106402" calcext:value-type="float">
            <text:p>1564,876471064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7">
          <table:table-cell table:style-name="ce26" office:value-type="string" calcext:value-type="string">
            <text:p>COD_SYSTEME_CHAUD</text:p>
          </table:table-cell>
          <table:table-cell table:style-name="ce26" office:value-type="string" calcext:value-type="string">
            <text:p>SYSTEME_CHAUD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string" calcext:value-type="string">
            <text:p>PERIODE</text:p>
          </table:table-cell>
          <table:table-cell table:style-name="ce26" office:value-type="string" calcext:value-type="string">
            <text:p>rdt_moy</text:p>
          </table:table-cell>
          <table:table-cell table:style-name="ce26" office:value-type="string" calcext:value-type="string">
            <text:p>cout moyen au m²</text:p>
          </table:table-cell>
          <table:table-cell table:style-name="ce25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8">
          <table:table-cell table:style-name="ce27" office:value-type="string" calcext:value-type="string">
            <text:p>04</text:p>
          </table:table-cell>
          <table:table-cell table:style-name="ce27" office:value-type="string" calcext:value-type="string">
            <text:p>Chaudière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06535100955144" calcext:value-type="float">
            <text:p>0,81</text:p>
          </table:table-cell>
          <table:table-cell table:style-name="ce30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4</text:p>
          </table:table-cell>
          <table:table-cell table:style-name="ce27" office:value-type="string" calcext:value-type="string">
            <text:p>Chaudière condensation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977922735115467" calcext:value-type="float">
            <text:p>0,98</text:p>
          </table:table-cell>
          <table:table-cell table:style-name="ce30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3</text:p>
          </table:table-cell>
          <table:table-cell table:style-name="ce27" office:value-type="string" calcext:value-type="string">
            <text:p>Chaudière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640709072252482" calcext:value-type="float">
            <text:p>0,64</text:p>
          </table:table-cell>
          <table:table-cell table:style-name="ce30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3</text:p>
          </table:table-cell>
          <table:table-cell table:style-name="ce27" office:value-type="string" calcext:value-type="string">
            <text:p>Chaudière condensation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751663533761707" calcext:value-type="float">
            <text:p>0,75</text:p>
          </table:table-cell>
          <table:table-cell table:style-name="ce30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6</text:p>
          </table:table-cell>
          <table:table-cell table:style-name="ce27" office:value-type="string" calcext:value-type="string">
            <text:p>Electrique direc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919440907741152" calcext:value-type="float">
            <text:p>0,92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Electrique direct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9</text:p>
          </table:table-cell>
          <table:table-cell table:style-name="ce27" office:value-type="string" calcext:value-type="string">
            <text:p>PAC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97551557425822" calcext:value-type="float">
            <text:p>2,98</text:p>
          </table:table-cell>
          <table:table-cell table:style-name="ce30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9</text:p>
          </table:table-cell>
          <table:table-cell table:style-name="ce27" office:value-type="string" calcext:value-type="string">
            <text:p>PAC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35339528364398" calcext:value-type="float">
            <text:p>3,35</text:p>
          </table:table-cell>
          <table:table-cell table:style-name="ce30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Rooftop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80413997422293" calcext:value-type="float">
            <text:p>2,80</text:p>
          </table:table-cell>
          <table:table-cell table:style-name="ce30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30</text:p>
          </table:table-cell>
          <table:table-cell table:style-name="ce27" office:value-type="string" calcext:value-type="string">
            <text:p>Rooftop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32774808510638" calcext:value-type="float">
            <text:p>3,33</text:p>
          </table:table-cell>
          <table:table-cell table:style-name="ce30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11</text:p>
          </table:table-cell>
          <table:table-cell table:style-name="ce27" office:value-type="string" calcext:value-type="string">
            <text:p>Tube radi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4" calcext:value-type="float">
            <text:p>0,84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31</text:p>
          </table:table-cell>
          <table:table-cell table:style-name="ce27" office:value-type="string" calcext:value-type="string">
            <text:p>Tube radiant perform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Cassette rayonnante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0.84" calcext:value-type="float">
            <text:p>0,84</text:p>
          </table:table-cell>
          <table:table-cell table:style-name="ce30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2</text:p>
          </table:table-cell>
          <table:table-cell table:style-name="ce27" office:value-type="string" calcext:value-type="string">
            <text:p>Cassette rayonnante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" calcext:value-type="float">
            <text:p>1,00</text:p>
          </table:table-cell>
          <table:table-cell table:style-name="ce3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DRV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2.45701711046511" calcext:value-type="float">
            <text:p>2,46</text:p>
          </table:table-cell>
          <table:table-cell table:style-name="ce30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5</text:p>
          </table:table-cell>
          <table:table-cell table:style-name="ce27" office:value-type="string" calcext:value-type="string">
            <text:p>DRV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3.17730976744185" calcext:value-type="float">
            <text:p>3,18</text:p>
          </table:table-cell>
          <table:table-cell table:style-name="ce30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19953562961251" calcext:value-type="float">
            <text:p>1,20</text:p>
          </table:table-cell>
          <table:table-cell table:style-name="ce30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2038758241096" calcext:value-type="float">
            <text:p>1,02</text:p>
          </table:table-cell>
          <table:table-cell table:style-name="ce30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33522926665863" calcext:value-type="float">
            <text:p>1,34</text:p>
          </table:table-cell>
          <table:table-cell table:style-name="ce30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37056750391737" calcext:value-type="float">
            <text:p>1,37</text:p>
          </table:table-cell>
          <table:table-cell table:style-name="ce30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2" table:number-rows-repeated="3">
          <table:table-cell table:style-name="ce27" table:number-columns-repeated="4"/>
          <table:table-cell table:style-name="ce30" table:number-columns-repeated="2"/>
          <table:table-cell table:number-columns-repeated="1018"/>
        </table:table-row>
        <table:table-row table:style-name="ro10">
          <table:table-cell table:style-name="ce6" office:value-type="string" calcext:value-type="string">
            <text:p>Systèmes agrégés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8">
          <table:table-cell/>
          <table:table-cell table:style-name="ce28" office:value-type="string" calcext:value-type="string">
            <text:p>Gaz + gaz performant</text:p>
          </table:table-cell>
          <table:table-cell table:style-name="ce20" table:formula="of:=[.C$22]+[.C$12]+[.C$11]+[.C$21]" office:value-type="float" office:value="268.22374037467" calcext:value-type="float">
            <text:p>268</text:p>
          </table:table-cell>
          <table:table-cell table:style-name="ce17" table:formula="of:=[.D$22]+[.D$12]+[.D$11]+[.D$21]" office:value-type="float" office:value="223.128130912076" calcext:value-type="float">
            <text:p>223,1</text:p>
          </table:table-cell>
          <table:table-cell table:style-name="ce17" table:formula="of:=[.E$22]+[.E$12]+[.E$11]+[.E$21]" office:value-type="float" office:value="177.181226716723" calcext:value-type="float">
            <text:p>177,2</text:p>
          </table:table-cell>
          <table:table-cell table:style-name="ce17" table:formula="of:=[.F$22]+[.F$12]+[.F$11]+[.F$21]" office:value-type="float" office:value="191.615619667062" calcext:value-type="float">
            <text:p>191,6</text:p>
          </table:table-cell>
          <table:table-cell table:style-name="ce17" table:formula="of:=[.G$22]+[.G$12]+[.G$11]+[.G$21]" office:value-type="float" office:value="219.989012515321" calcext:value-type="float">
            <text:p>220,0</text:p>
          </table:table-cell>
          <table:table-cell table:style-name="ce17" table:formula="of:=[.H$22]+[.H$12]+[.H$11]+[.H$21]" office:value-type="float" office:value="248.365495085591" calcext:value-type="float">
            <text:p>248,4</text:p>
          </table:table-cell>
          <table:table-cell table:style-name="ce17" table:formula="of:=[.I$22]+[.I$12]+[.I$11]+[.I$21]" office:value-type="float" office:value="309.97351558406" calcext:value-type="float">
            <text:p>310,0</text:p>
          </table:table-cell>
          <table:table-cell table:style-name="ce17" table:formula="of:=[.J$22]+[.J$12]+[.J$11]+[.J$21]" office:value-type="float" office:value="277.373282324928" calcext:value-type="float">
            <text:p>277,4</text:p>
          </table:table-cell>
          <table:table-cell table:style-name="ce17" table:formula="of:=[.K$22]+[.K$12]+[.K$11]+[.K$21]" office:value-type="float" office:value="269.7708962495" calcext:value-type="float">
            <text:p>269,8</text:p>
          </table:table-cell>
          <table:table-cell table:style-name="ce17" table:formula="of:=[.L$22]+[.L$12]+[.L$11]+[.L$21]" office:value-type="float" office:value="285.813580023381" calcext:value-type="float">
            <text:p>285,8</text:p>
          </table:table-cell>
          <table:table-cell table:style-name="ce17" table:formula="of:=[.M$22]+[.M$12]+[.M$11]+[.M$21]" office:value-type="float" office:value="255.73879539854" calcext:value-type="float">
            <text:p>255,7</text:p>
          </table:table-cell>
          <table:table-cell table:style-name="ce17" table:formula="of:=[.N$22]+[.N$12]+[.N$11]+[.N$21]" office:value-type="float" office:value="243.705456456164" calcext:value-type="float">
            <text:p>243,7</text:p>
          </table:table-cell>
          <table:table-cell table:style-name="ce17" table:formula="of:=[.O$22]+[.O$12]+[.O$11]+[.O$21]" office:value-type="float" office:value="206.124332389309" calcext:value-type="float">
            <text:p>206,1</text:p>
          </table:table-cell>
          <table:table-cell table:style-name="ce17" table:formula="of:=[.P$22]+[.P$12]+[.P$11]+[.P$21]" office:value-type="float" office:value="147.079235314093" calcext:value-type="float">
            <text:p>147,1</text:p>
          </table:table-cell>
          <table:table-cell table:style-name="ce17" table:formula="of:=[.Q$22]+[.Q$12]+[.Q$11]+[.Q$21]" office:value-type="float" office:value="121.444471306848" calcext:value-type="float">
            <text:p>121,4</text:p>
          </table:table-cell>
          <table:table-cell table:style-name="ce17" table:formula="of:=[.R$22]+[.R$12]+[.R$11]+[.R$21]" office:value-type="float" office:value="89.81994815841" calcext:value-type="float">
            <text:p>89,8</text:p>
          </table:table-cell>
          <table:table-cell table:style-name="ce17" table:formula="of:=[.S$22]+[.S$12]+[.S$11]+[.S$21]" office:value-type="float" office:value="60.240953164689" calcext:value-type="float">
            <text:p>60,2</text:p>
          </table:table-cell>
          <table:table-cell table:style-name="ce17" table:formula="of:=[.T$22]+[.T$12]+[.T$11]+[.T$21]" office:value-type="float" office:value="43.974136475361" calcext:value-type="float">
            <text:p>44,0</text:p>
          </table:table-cell>
          <table:table-cell table:style-name="ce17" table:formula="of:=[.U$22]+[.U$12]+[.U$11]+[.U$21]" office:value-type="float" office:value="32.798350372103" calcext:value-type="float">
            <text:p>32,8</text:p>
          </table:table-cell>
          <table:table-cell table:style-name="ce17" table:formula="of:=[.V$22]+[.V$12]+[.V$11]+[.V$21]" office:value-type="float" office:value="18.975137563364" calcext:value-type="float">
            <text:p>19,0</text:p>
          </table:table-cell>
          <table:table-cell table:style-name="ce17" table:formula="of:=[.W$22]+[.W$12]+[.W$11]+[.W$21]" office:value-type="float" office:value="11.761715981913" calcext:value-type="float">
            <text:p>11,8</text:p>
          </table:table-cell>
          <table:table-cell table:style-name="ce17" table:formula="of:=[.X$22]+[.X$12]+[.X$11]+[.X$21]" office:value-type="float" office:value="11.81464656663" calcext:value-type="float">
            <text:p>11,8</text:p>
          </table:table-cell>
          <table:table-cell table:style-name="ce17" table:formula="of:=[.Y$22]+[.Y$12]+[.Y$11]+[.Y$21]" office:value-type="float" office:value="10.946118057817" calcext:value-type="float">
            <text:p>10,9</text:p>
          </table:table-cell>
          <table:table-cell table:style-name="ce17" table:formula="of:=[.Z$22]+[.Z$12]+[.Z$11]+[.Z$21]" office:value-type="float" office:value="10.982764678698" calcext:value-type="float">
            <text:p>11,0</text:p>
          </table:table-cell>
          <table:table-cell table:style-name="ce17" table:formula="of:=[.AA$22]+[.AA$12]+[.AA$11]+[.AA$21]" office:value-type="float" office:value="11.109314948299" calcext:value-type="float">
            <text:p>11,1</text:p>
          </table:table-cell>
          <table:table-cell table:style-name="ce17" table:formula="of:=[.AB$22]+[.AB$12]+[.AB$11]+[.AB$21]" office:value-type="float" office:value="18.921035483588" calcext:value-type="float">
            <text:p>18,9</text:p>
          </table:table-cell>
          <table:table-cell table:style-name="ce17" table:formula="of:=[.AC$22]+[.AC$12]+[.AC$11]+[.AC$21]" office:value-type="float" office:value="16.87524046722" calcext:value-type="float">
            <text:p>16,9</text:p>
          </table:table-cell>
          <table:table-cell table:style-name="ce17" table:formula="of:=[.AD$22]+[.AD$12]+[.AD$11]+[.AD$21]" office:value-type="float" office:value="15.430487480105" calcext:value-type="float">
            <text:p>15,4</text:p>
          </table:table-cell>
          <table:table-cell table:style-name="ce17" table:formula="of:=[.AE$22]+[.AE$12]+[.AE$11]+[.AE$21]" office:value-type="float" office:value="14.765267334914" calcext:value-type="float">
            <text:p>14,8</text:p>
          </table:table-cell>
          <table:table-cell table:style-name="ce17" table:formula="of:=[.AF$22]+[.AF$12]+[.AF$11]+[.AF$21]" office:value-type="float" office:value="14.517613379879" calcext:value-type="float">
            <text:p>14,5</text:p>
          </table:table-cell>
          <table:table-cell table:style-name="ce17" table:formula="of:=[.AG$22]+[.AG$12]+[.AG$11]+[.AG$21]" office:value-type="float" office:value="14.47062235354" calcext:value-type="float">
            <text:p>14,5</text:p>
          </table:table-cell>
          <table:table-cell table:style-name="ce17" table:formula="of:=[.AH$22]+[.AH$12]+[.AH$11]+[.AH$21]" office:value-type="float" office:value="12.871272198544" calcext:value-type="float">
            <text:p>12,9</text:p>
          </table:table-cell>
          <table:table-cell table:style-name="ce17" table:formula="of:=[.AI$22]+[.AI$12]+[.AI$11]+[.AI$21]" office:value-type="float" office:value="12.15645257216" calcext:value-type="float">
            <text:p>12,2</text:p>
          </table:table-cell>
          <table:table-cell table:style-name="ce17" table:formula="of:=[.AJ$22]+[.AJ$12]+[.AJ$11]+[.AJ$21]" office:value-type="float" office:value="11.3207776747" calcext:value-type="float">
            <text:p>11,3</text:p>
          </table:table-cell>
          <table:table-cell table:style-name="ce17" table:formula="of:=[.AK$22]+[.AK$12]+[.AK$11]+[.AK$21]" office:value-type="float" office:value="10.4109115152" calcext:value-type="float">
            <text:p>10,4</text:p>
          </table:table-cell>
          <table:table-cell table:style-name="ce17" table:formula="of:=[.AL$22]+[.AL$12]+[.AL$11]+[.AL$21]" office:value-type="float" office:value="9.40772493497" calcext:value-type="float">
            <text:p>9,4</text:p>
          </table:table-cell>
          <table:table-cell table:style-name="ce17" table:formula="of:=[.AM$22]+[.AM$12]+[.AM$11]+[.AM$21]" office:value-type="float" office:value="10.577341170738" calcext:value-type="float">
            <text:p>10,6</text:p>
          </table:table-cell>
          <table:table-cell table:style-name="ce17" table:formula="of:=[.AN$22]+[.AN$12]+[.AN$11]+[.AN$21]" office:value-type="float" office:value="9.15839372327" calcext:value-type="float">
            <text:p>9,2</text:p>
          </table:table-cell>
          <table:table-cell table:style-name="ce17" table:formula="of:=[.AO$22]+[.AO$12]+[.AO$11]+[.AO$21]" office:value-type="float" office:value="7.7922692585997" calcext:value-type="float">
            <text:p>7,8</text:p>
          </table:table-cell>
          <table:table-cell table:style-name="ce17" table:formula="of:=[.AP$22]+[.AP$12]+[.AP$11]+[.AP$21]" office:value-type="float" office:value="6.7404071191153" calcext:value-type="float">
            <text:p>6,7</text:p>
          </table:table-cell>
          <table:table-cell table:style-name="ce17" table:formula="of:=[.AQ$22]+[.AQ$12]+[.AQ$11]+[.AQ$21]" office:value-type="float" office:value="5.6990647277501" calcext:value-type="float">
            <text:p>5,7</text:p>
          </table:table-cell>
          <table:table-cell table:style-name="ce17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Fioul + Fioul performant</text:p>
          </table:table-cell>
          <table:table-cell table:style-name="ce17" table:formula="of:=[.C$20]+[.C$19]" office:value-type="float" office:value="0" calcext:value-type="float">
            <text:p>0,0</text:p>
          </table:table-cell>
          <table:table-cell table:style-name="ce17" table:formula="of:=[.D$20]+[.D$19]" office:value-type="float" office:value="0" calcext:value-type="float">
            <text:p>0,0</text:p>
          </table:table-cell>
          <table:table-cell table:style-name="ce17" table:formula="of:=[.E$20]+[.E$19]" office:value-type="float" office:value="0" calcext:value-type="float">
            <text:p>0,0</text:p>
          </table:table-cell>
          <table:table-cell table:style-name="ce17" table:formula="of:=[.F$20]+[.F$19]" office:value-type="float" office:value="0" calcext:value-type="float">
            <text:p>0,0</text:p>
          </table:table-cell>
          <table:table-cell table:style-name="ce17" table:formula="of:=[.G$20]+[.G$19]" office:value-type="float" office:value="0" calcext:value-type="float">
            <text:p>0,0</text:p>
          </table:table-cell>
          <table:table-cell table:style-name="ce17" table:formula="of:=[.H$20]+[.H$19]" office:value-type="float" office:value="0" calcext:value-type="float">
            <text:p>0,0</text:p>
          </table:table-cell>
          <table:table-cell table:style-name="ce17" table:formula="of:=[.I$20]+[.I$19]" office:value-type="float" office:value="0" calcext:value-type="float">
            <text:p>0,0</text:p>
          </table:table-cell>
          <table:table-cell table:style-name="ce17" table:formula="of:=[.J$20]+[.J$19]" office:value-type="float" office:value="0" calcext:value-type="float">
            <text:p>0,0</text:p>
          </table:table-cell>
          <table:table-cell table:style-name="ce17" table:formula="of:=[.K$20]+[.K$19]" office:value-type="float" office:value="0" calcext:value-type="float">
            <text:p>0,0</text:p>
          </table:table-cell>
          <table:table-cell table:style-name="ce17" table:formula="of:=[.L$20]+[.L$19]" office:value-type="float" office:value="0.0049783735" calcext:value-type="float">
            <text:p>0,0</text:p>
          </table:table-cell>
          <table:table-cell table:style-name="ce17" table:formula="of:=[.M$20]+[.M$19]" office:value-type="float" office:value="0.00011909847" calcext:value-type="float">
            <text:p>0,0</text:p>
          </table:table-cell>
          <table:table-cell table:style-name="ce17" table:formula="of:=[.N$20]+[.N$19]" office:value-type="float" office:value="0" calcext:value-type="float">
            <text:p>0,0</text:p>
          </table:table-cell>
          <table:table-cell table:style-name="ce17" table:formula="of:=[.O$20]+[.O$19]" office:value-type="float" office:value="-0.00004561969" calcext:value-type="float">
            <text:p>0,0</text:p>
          </table:table-cell>
          <table:table-cell table:style-name="ce17" table:formula="of:=[.P$20]+[.P$19]" office:value-type="float" office:value="-0.00006633612" calcext:value-type="float">
            <text:p>0,0</text:p>
          </table:table-cell>
          <table:table-cell table:style-name="ce17" table:formula="of:=[.Q$20]+[.Q$19]" office:value-type="float" office:value="-0.00008666084" calcext:value-type="float">
            <text:p>0,0</text:p>
          </table:table-cell>
          <table:table-cell table:style-name="ce17" table:formula="of:=[.R$20]+[.R$19]" office:value-type="float" office:value="-0.5140729982" calcext:value-type="float">
            <text:p>-0,5</text:p>
          </table:table-cell>
          <table:table-cell table:style-name="ce17" table:formula="of:=[.S$20]+[.S$19]" office:value-type="float" office:value="-0.6279622561" calcext:value-type="float">
            <text:p>-0,6</text:p>
          </table:table-cell>
          <table:table-cell table:style-name="ce17" table:formula="of:=[.T$20]+[.T$19]" office:value-type="float" office:value="-1.06165406297" calcext:value-type="float">
            <text:p>-1,1</text:p>
          </table:table-cell>
          <table:table-cell table:style-name="ce17" table:formula="of:=[.U$20]+[.U$19]" office:value-type="float" office:value="-1.8339571" calcext:value-type="float">
            <text:p>-1,8</text:p>
          </table:table-cell>
          <table:table-cell table:style-name="ce17" table:formula="of:=[.V$20]+[.V$19]" office:value-type="float" office:value="-2.33152625" calcext:value-type="float">
            <text:p>-2,3</text:p>
          </table:table-cell>
          <table:table-cell table:style-name="ce17" table:formula="of:=[.W$20]+[.W$19]" office:value-type="float" office:value="-3.13560532" calcext:value-type="float">
            <text:p>-3,1</text:p>
          </table:table-cell>
          <table:table-cell table:style-name="ce17" table:formula="of:=[.X$20]+[.X$19]" office:value-type="float" office:value="-2.736064317" calcext:value-type="float">
            <text:p>-2,7</text:p>
          </table:table-cell>
          <table:table-cell table:style-name="ce17" table:formula="of:=[.Y$20]+[.Y$19]" office:value-type="float" office:value="-2.947628369" calcext:value-type="float">
            <text:p>-2,9</text:p>
          </table:table-cell>
          <table:table-cell table:style-name="ce17" table:formula="of:=[.Z$20]+[.Z$19]" office:value-type="float" office:value="-3.030723278" calcext:value-type="float">
            <text:p>-3,0</text:p>
          </table:table-cell>
          <table:table-cell table:style-name="ce17" table:formula="of:=[.AA$20]+[.AA$19]" office:value-type="float" office:value="-3.2120563972" calcext:value-type="float">
            <text:p>-3,2</text:p>
          </table:table-cell>
          <table:table-cell table:style-name="ce17" table:formula="of:=[.AB$20]+[.AB$19]" office:value-type="float" office:value="-0.764426054007" calcext:value-type="float">
            <text:p>-0,8</text:p>
          </table:table-cell>
          <table:table-cell table:style-name="ce17" table:formula="of:=[.AC$20]+[.AC$19]" office:value-type="float" office:value="-0.6100388612" calcext:value-type="float">
            <text:p>-0,6</text:p>
          </table:table-cell>
          <table:table-cell table:style-name="ce17" table:formula="of:=[.AD$20]+[.AD$19]" office:value-type="float" office:value="-0.44365490482" calcext:value-type="float">
            <text:p>-0,4</text:p>
          </table:table-cell>
          <table:table-cell table:style-name="ce17" table:formula="of:=[.AE$20]+[.AE$19]" office:value-type="float" office:value="-0.37722477411" calcext:value-type="float">
            <text:p>-0,4</text:p>
          </table:table-cell>
          <table:table-cell table:style-name="ce17" table:formula="of:=[.AF$20]+[.AF$19]" office:value-type="float" office:value="-0.218369842" calcext:value-type="float">
            <text:p>-0,2</text:p>
          </table:table-cell>
          <table:table-cell table:style-name="ce17" table:formula="of:=[.AG$20]+[.AG$19]" office:value-type="float" office:value="-0.12644466559" calcext:value-type="float">
            <text:p>-0,1</text:p>
          </table:table-cell>
          <table:table-cell table:style-name="ce17" table:formula="of:=[.AH$20]+[.AH$19]" office:value-type="float" office:value="-0.06762420353" calcext:value-type="float">
            <text:p>-0,1</text:p>
          </table:table-cell>
          <table:table-cell table:style-name="ce17" table:formula="of:=[.AI$20]+[.AI$19]" office:value-type="float" office:value="-0.06934817795" calcext:value-type="float">
            <text:p>-0,1</text:p>
          </table:table-cell>
          <table:table-cell table:style-name="ce17" table:formula="of:=[.AJ$20]+[.AJ$19]" office:value-type="float" office:value="-0.0569144425" calcext:value-type="float">
            <text:p>-0,1</text:p>
          </table:table-cell>
          <table:table-cell table:style-name="ce17" table:formula="of:=[.AK$20]+[.AK$19]" office:value-type="float" office:value="-0.0575193854" calcext:value-type="float">
            <text:p>-0,1</text:p>
          </table:table-cell>
          <table:table-cell table:style-name="ce17" table:formula="of:=[.AL$20]+[.AL$19]" office:value-type="float" office:value="-0.038188793" calcext:value-type="float">
            <text:p>0,0</text:p>
          </table:table-cell>
          <table:table-cell table:style-name="ce17" table:formula="of:=[.AM$20]+[.AM$19]" office:value-type="float" office:value="-0.02740755725" calcext:value-type="float">
            <text:p>0,0</text:p>
          </table:table-cell>
          <table:table-cell table:style-name="ce17" table:formula="of:=[.AN$20]+[.AN$19]" office:value-type="float" office:value="-0.02905466188" calcext:value-type="float">
            <text:p>0,0</text:p>
          </table:table-cell>
          <table:table-cell table:style-name="ce17" table:formula="of:=[.AO$20]+[.AO$19]" office:value-type="float" office:value="-0.021807475" calcext:value-type="float">
            <text:p>0,0</text:p>
          </table:table-cell>
          <table:table-cell table:style-name="ce17" table:formula="of:=[.AP$20]+[.AP$19]" office:value-type="float" office:value="-0.0356350417" calcext:value-type="float">
            <text:p>0,0</text:p>
          </table:table-cell>
          <table:table-cell table:style-name="ce17" table:formula="of:=[.AQ$20]+[.AQ$19]" office:value-type="float" office:value="-0.0320907509238" calcext:value-type="float">
            <text:p>0,0</text:p>
          </table:table-cell>
          <table:table-cell table:style-name="ce17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PAC + PAC performant</text:p>
          </table:table-cell>
          <table:table-cell table:style-name="ce17" table:formula="of:=[.C$16]+[.C$15]+[.C$14]+[.C$13]+[.C$8]+[.C$7]" office:value-type="float" office:value="199.84617514632" calcext:value-type="float">
            <text:p>199,8</text:p>
          </table:table-cell>
          <table:table-cell table:style-name="ce17" table:formula="of:=[.D$16]+[.D$15]+[.D$14]+[.D$13]+[.D$8]+[.D$7]" office:value-type="float" office:value="227.12843076416" calcext:value-type="float">
            <text:p>227,1</text:p>
          </table:table-cell>
          <table:table-cell table:style-name="ce17" table:formula="of:=[.E$16]+[.E$15]+[.E$14]+[.E$13]+[.E$8]+[.E$7]" office:value-type="float" office:value="295.70778898405" calcext:value-type="float">
            <text:p>295,7</text:p>
          </table:table-cell>
          <table:table-cell table:style-name="ce17" table:formula="of:=[.F$16]+[.F$15]+[.F$14]+[.F$13]+[.F$8]+[.F$7]" office:value-type="float" office:value="277.97315052248" calcext:value-type="float">
            <text:p>278,0</text:p>
          </table:table-cell>
          <table:table-cell table:style-name="ce17" table:formula="of:=[.G$16]+[.G$15]+[.G$14]+[.G$13]+[.G$8]+[.G$7]" office:value-type="float" office:value="245.76044552204" calcext:value-type="float">
            <text:p>245,8</text:p>
          </table:table-cell>
          <table:table-cell table:style-name="ce17" table:formula="of:=[.H$16]+[.H$15]+[.H$14]+[.H$13]+[.H$8]+[.H$7]" office:value-type="float" office:value="174.674185502787" calcext:value-type="float">
            <text:p>174,7</text:p>
          </table:table-cell>
          <table:table-cell table:style-name="ce17" table:formula="of:=[.I$16]+[.I$15]+[.I$14]+[.I$13]+[.I$8]+[.I$7]" office:value-type="float" office:value="280.550586912303" calcext:value-type="float">
            <text:p>280,6</text:p>
          </table:table-cell>
          <table:table-cell table:style-name="ce17" table:formula="of:=[.J$16]+[.J$15]+[.J$14]+[.J$13]+[.J$8]+[.J$7]" office:value-type="float" office:value="269.898907083249" calcext:value-type="float">
            <text:p>269,9</text:p>
          </table:table-cell>
          <table:table-cell table:style-name="ce17" table:formula="of:=[.K$16]+[.K$15]+[.K$14]+[.K$13]+[.K$8]+[.K$7]" office:value-type="float" office:value="296.01440195544" calcext:value-type="float">
            <text:p>296,0</text:p>
          </table:table-cell>
          <table:table-cell table:style-name="ce17" table:formula="of:=[.L$16]+[.L$15]+[.L$14]+[.L$13]+[.L$8]+[.L$7]" office:value-type="float" office:value="334.793254082876" calcext:value-type="float">
            <text:p>334,8</text:p>
          </table:table-cell>
          <table:table-cell table:style-name="ce17" table:formula="of:=[.M$16]+[.M$15]+[.M$14]+[.M$13]+[.M$8]+[.M$7]" office:value-type="float" office:value="363.468956996975" calcext:value-type="float">
            <text:p>363,5</text:p>
          </table:table-cell>
          <table:table-cell table:style-name="ce17" table:formula="of:=[.N$16]+[.N$15]+[.N$14]+[.N$13]+[.N$8]+[.N$7]" office:value-type="float" office:value="431.820275333825" calcext:value-type="float">
            <text:p>431,8</text:p>
          </table:table-cell>
          <table:table-cell table:style-name="ce17" table:formula="of:=[.O$16]+[.O$15]+[.O$14]+[.O$13]+[.O$8]+[.O$7]" office:value-type="float" office:value="468.33748045612" calcext:value-type="float">
            <text:p>468,3</text:p>
          </table:table-cell>
          <table:table-cell table:style-name="ce17" table:formula="of:=[.P$16]+[.P$15]+[.P$14]+[.P$13]+[.P$8]+[.P$7]" office:value-type="float" office:value="520.635868608533" calcext:value-type="float">
            <text:p>520,6</text:p>
          </table:table-cell>
          <table:table-cell table:style-name="ce17" table:formula="of:=[.Q$16]+[.Q$15]+[.Q$14]+[.Q$13]+[.Q$8]+[.Q$7]" office:value-type="float" office:value="538.109339267531" calcext:value-type="float">
            <text:p>538,1</text:p>
          </table:table-cell>
          <table:table-cell table:style-name="ce17" table:formula="of:=[.R$16]+[.R$15]+[.R$14]+[.R$13]+[.R$8]+[.R$7]" office:value-type="float" office:value="561.469261136245" calcext:value-type="float">
            <text:p>561,5</text:p>
          </table:table-cell>
          <table:table-cell table:style-name="ce17" table:formula="of:=[.S$16]+[.S$15]+[.S$14]+[.S$13]+[.S$8]+[.S$7]" office:value-type="float" office:value="566.830302868264" calcext:value-type="float">
            <text:p>566,8</text:p>
          </table:table-cell>
          <table:table-cell table:style-name="ce17" table:formula="of:=[.T$16]+[.T$15]+[.T$14]+[.T$13]+[.T$8]+[.T$7]" office:value-type="float" office:value="567.057611416605" calcext:value-type="float">
            <text:p>567,1</text:p>
          </table:table-cell>
          <table:table-cell table:style-name="ce17" table:formula="of:=[.U$16]+[.U$15]+[.U$14]+[.U$13]+[.U$8]+[.U$7]" office:value-type="float" office:value="574.628625280847" calcext:value-type="float">
            <text:p>574,6</text:p>
          </table:table-cell>
          <table:table-cell table:style-name="ce17" table:formula="of:=[.V$16]+[.V$15]+[.V$14]+[.V$13]+[.V$8]+[.V$7]" office:value-type="float" office:value="569.38267195827" calcext:value-type="float">
            <text:p>569,4</text:p>
          </table:table-cell>
          <table:table-cell table:style-name="ce17" table:formula="of:=[.W$16]+[.W$15]+[.W$14]+[.W$13]+[.W$8]+[.W$7]" office:value-type="float" office:value="554.215219870081" calcext:value-type="float">
            <text:p>554,2</text:p>
          </table:table-cell>
          <table:table-cell table:style-name="ce17" table:formula="of:=[.X$16]+[.X$15]+[.X$14]+[.X$13]+[.X$8]+[.X$7]" office:value-type="float" office:value="566.381913179234" calcext:value-type="float">
            <text:p>566,4</text:p>
          </table:table-cell>
          <table:table-cell table:style-name="ce17" table:formula="of:=[.Y$16]+[.Y$15]+[.Y$14]+[.Y$13]+[.Y$8]+[.Y$7]" office:value-type="float" office:value="560.020433364408" calcext:value-type="float">
            <text:p>560,0</text:p>
          </table:table-cell>
          <table:table-cell table:style-name="ce17" table:formula="of:=[.Z$16]+[.Z$15]+[.Z$14]+[.Z$13]+[.Z$8]+[.Z$7]" office:value-type="float" office:value="563.903335181569" calcext:value-type="float">
            <text:p>563,9</text:p>
          </table:table-cell>
          <table:table-cell table:style-name="ce17" table:formula="of:=[.AA$16]+[.AA$15]+[.AA$14]+[.AA$13]+[.AA$8]+[.AA$7]" office:value-type="float" office:value="582.645001181604" calcext:value-type="float">
            <text:p>582,6</text:p>
          </table:table-cell>
          <table:table-cell table:style-name="ce17" table:formula="of:=[.AB$16]+[.AB$15]+[.AB$14]+[.AB$13]+[.AB$8]+[.AB$7]" office:value-type="float" office:value="459.076540476444" calcext:value-type="float">
            <text:p>459,1</text:p>
          </table:table-cell>
          <table:table-cell table:style-name="ce17" table:formula="of:=[.AC$16]+[.AC$15]+[.AC$14]+[.AC$13]+[.AC$8]+[.AC$7]" office:value-type="float" office:value="464.410537244005" calcext:value-type="float">
            <text:p>464,4</text:p>
          </table:table-cell>
          <table:table-cell table:style-name="ce17" table:formula="of:=[.AD$16]+[.AD$15]+[.AD$14]+[.AD$13]+[.AD$8]+[.AD$7]" office:value-type="float" office:value="493.218664312364" calcext:value-type="float">
            <text:p>493,2</text:p>
          </table:table-cell>
          <table:table-cell table:style-name="ce17" table:formula="of:=[.AE$16]+[.AE$15]+[.AE$14]+[.AE$13]+[.AE$8]+[.AE$7]" office:value-type="float" office:value="503.183825464933" calcext:value-type="float">
            <text:p>503,2</text:p>
          </table:table-cell>
          <table:table-cell table:style-name="ce17" table:formula="of:=[.AF$16]+[.AF$15]+[.AF$14]+[.AF$13]+[.AF$8]+[.AF$7]" office:value-type="float" office:value="500.510644893327" calcext:value-type="float">
            <text:p>500,5</text:p>
          </table:table-cell>
          <table:table-cell table:style-name="ce17" table:formula="of:=[.AG$16]+[.AG$15]+[.AG$14]+[.AG$13]+[.AG$8]+[.AG$7]" office:value-type="float" office:value="500.890247012964" calcext:value-type="float">
            <text:p>500,9</text:p>
          </table:table-cell>
          <table:table-cell table:style-name="ce17" table:formula="of:=[.AH$16]+[.AH$15]+[.AH$14]+[.AH$13]+[.AH$8]+[.AH$7]" office:value-type="float" office:value="483.783874442815" calcext:value-type="float">
            <text:p>483,8</text:p>
          </table:table-cell>
          <table:table-cell table:style-name="ce17" table:formula="of:=[.AI$16]+[.AI$15]+[.AI$14]+[.AI$13]+[.AI$8]+[.AI$7]" office:value-type="float" office:value="504.845783807468" calcext:value-type="float">
            <text:p>504,8</text:p>
          </table:table-cell>
          <table:table-cell table:style-name="ce17" table:formula="of:=[.AJ$16]+[.AJ$15]+[.AJ$14]+[.AJ$13]+[.AJ$8]+[.AJ$7]" office:value-type="float" office:value="507.764837077726" calcext:value-type="float">
            <text:p>507,8</text:p>
          </table:table-cell>
          <table:table-cell table:style-name="ce17" table:formula="of:=[.AK$16]+[.AK$15]+[.AK$14]+[.AK$13]+[.AK$8]+[.AK$7]" office:value-type="float" office:value="518.258111197688" calcext:value-type="float">
            <text:p>518,3</text:p>
          </table:table-cell>
          <table:table-cell table:style-name="ce17" table:formula="of:=[.AL$16]+[.AL$15]+[.AL$14]+[.AL$13]+[.AL$8]+[.AL$7]" office:value-type="float" office:value="535.650921348892" calcext:value-type="float">
            <text:p>535,7</text:p>
          </table:table-cell>
          <table:table-cell table:style-name="ce17" table:formula="of:=[.AM$16]+[.AM$15]+[.AM$14]+[.AM$13]+[.AM$8]+[.AM$7]" office:value-type="float" office:value="518.061703086599" calcext:value-type="float">
            <text:p>518,1</text:p>
          </table:table-cell>
          <table:table-cell table:style-name="ce17" table:formula="of:=[.AN$16]+[.AN$15]+[.AN$14]+[.AN$13]+[.AN$8]+[.AN$7]" office:value-type="float" office:value="516.282783726317" calcext:value-type="float">
            <text:p>516,3</text:p>
          </table:table-cell>
          <table:table-cell table:style-name="ce17" table:formula="of:=[.AO$16]+[.AO$15]+[.AO$14]+[.AO$13]+[.AO$8]+[.AO$7]" office:value-type="float" office:value="513.296774885286" calcext:value-type="float">
            <text:p>513,3</text:p>
          </table:table-cell>
          <table:table-cell table:style-name="ce17" table:formula="of:=[.AP$16]+[.AP$15]+[.AP$14]+[.AP$13]+[.AP$8]+[.AP$7]" office:value-type="float" office:value="512.35113161044" calcext:value-type="float">
            <text:p>512,4</text:p>
          </table:table-cell>
          <table:table-cell table:style-name="ce17" table:formula="of:=[.AQ$16]+[.AQ$15]+[.AQ$14]+[.AQ$13]+[.AQ$8]+[.AQ$7]" office:value-type="float" office:value="516.571327491135" calcext:value-type="float">
            <text:p>516,6</text:p>
          </table:table-cell>
          <table:table-cell table:style-name="ce17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17" table:formula="of:=[.C$18]+[.C$10]+[.C$9]+[.C$17]" office:value-type="float" office:value="14.83174387919" calcext:value-type="float">
            <text:p>14,8</text:p>
          </table:table-cell>
          <table:table-cell table:style-name="ce17" table:formula="of:=[.D$18]+[.D$10]+[.D$9]+[.D$17]" office:value-type="float" office:value="14.4431447690606" calcext:value-type="float">
            <text:p>14,4</text:p>
          </table:table-cell>
          <table:table-cell table:style-name="ce17" table:formula="of:=[.E$18]+[.E$10]+[.E$9]+[.E$17]" office:value-type="float" office:value="15.0346372649336" calcext:value-type="float">
            <text:p>15,0</text:p>
          </table:table-cell>
          <table:table-cell table:style-name="ce17" table:formula="of:=[.F$18]+[.F$10]+[.F$9]+[.F$17]" office:value-type="float" office:value="14.0000436674436" calcext:value-type="float">
            <text:p>14,0</text:p>
          </table:table-cell>
          <table:table-cell table:style-name="ce17" table:formula="of:=[.G$18]+[.G$10]+[.G$9]+[.G$17]" office:value-type="float" office:value="12.5497937491449" calcext:value-type="float">
            <text:p>12,5</text:p>
          </table:table-cell>
          <table:table-cell table:style-name="ce17" table:formula="of:=[.H$18]+[.H$10]+[.H$9]+[.H$17]" office:value-type="float" office:value="11.3144016287397" calcext:value-type="float">
            <text:p>11,3</text:p>
          </table:table-cell>
          <table:table-cell table:style-name="ce17" table:formula="of:=[.I$18]+[.I$10]+[.I$9]+[.I$17]" office:value-type="float" office:value="10.7984900188344" calcext:value-type="float">
            <text:p>10,8</text:p>
          </table:table-cell>
          <table:table-cell table:style-name="ce17" table:formula="of:=[.J$18]+[.J$10]+[.J$9]+[.J$17]" office:value-type="float" office:value="11.5126222065326" calcext:value-type="float">
            <text:p>11,5</text:p>
          </table:table-cell>
          <table:table-cell table:style-name="ce17" table:formula="of:=[.K$18]+[.K$10]+[.K$9]+[.K$17]" office:value-type="float" office:value="12.4394985283548" calcext:value-type="float">
            <text:p>12,4</text:p>
          </table:table-cell>
          <table:table-cell table:style-name="ce17" table:formula="of:=[.L$18]+[.L$10]+[.L$9]+[.L$17]" office:value-type="float" office:value="13.6739941486801" calcext:value-type="float">
            <text:p>13,7</text:p>
          </table:table-cell>
          <table:table-cell table:style-name="ce17" table:formula="of:=[.M$18]+[.M$10]+[.M$9]+[.M$17]" office:value-type="float" office:value="19.8019380609068" calcext:value-type="float">
            <text:p>19,8</text:p>
          </table:table-cell>
          <table:table-cell table:style-name="ce17" table:formula="of:=[.N$18]+[.N$10]+[.N$9]+[.N$17]" office:value-type="float" office:value="30.8205078441813" calcext:value-type="float">
            <text:p>30,8</text:p>
          </table:table-cell>
          <table:table-cell table:style-name="ce17" table:formula="of:=[.O$18]+[.O$10]+[.O$9]+[.O$17]" office:value-type="float" office:value="35.7288136249048" calcext:value-type="float">
            <text:p>35,7</text:p>
          </table:table-cell>
          <table:table-cell table:style-name="ce17" table:formula="of:=[.P$18]+[.P$10]+[.P$9]+[.P$17]" office:value-type="float" office:value="44.540942770516" calcext:value-type="float">
            <text:p>44,5</text:p>
          </table:table-cell>
          <table:table-cell table:style-name="ce17" table:formula="of:=[.Q$18]+[.Q$10]+[.Q$9]+[.Q$17]" office:value-type="float" office:value="46.6991480742601" calcext:value-type="float">
            <text:p>46,7</text:p>
          </table:table-cell>
          <table:table-cell table:style-name="ce17" table:formula="of:=[.R$18]+[.R$10]+[.R$9]+[.R$17]" office:value-type="float" office:value="48.0438236448543" calcext:value-type="float">
            <text:p>48,0</text:p>
          </table:table-cell>
          <table:table-cell table:style-name="ce17" table:formula="of:=[.S$18]+[.S$10]+[.S$9]+[.S$17]" office:value-type="float" office:value="52.3814820182721" calcext:value-type="float">
            <text:p>52,4</text:p>
          </table:table-cell>
          <table:table-cell table:style-name="ce17" table:formula="of:=[.T$18]+[.T$10]+[.T$9]+[.T$17]" office:value-type="float" office:value="59.503171864701" calcext:value-type="float">
            <text:p>59,5</text:p>
          </table:table-cell>
          <table:table-cell table:style-name="ce17" table:formula="of:=[.U$18]+[.U$10]+[.U$9]+[.U$17]" office:value-type="float" office:value="62.037215865117" calcext:value-type="float">
            <text:p>62,0</text:p>
          </table:table-cell>
          <table:table-cell table:style-name="ce17" table:formula="of:=[.V$18]+[.V$10]+[.V$9]+[.V$17]" office:value-type="float" office:value="64.823359102437" calcext:value-type="float">
            <text:p>64,8</text:p>
          </table:table-cell>
          <table:table-cell table:style-name="ce17" table:formula="of:=[.W$18]+[.W$10]+[.W$9]+[.W$17]" office:value-type="float" office:value="67.9802353965165" calcext:value-type="float">
            <text:p>68,0</text:p>
          </table:table-cell>
          <table:table-cell table:style-name="ce17" table:formula="of:=[.X$18]+[.X$10]+[.X$9]+[.X$17]" office:value-type="float" office:value="61.191678337791" calcext:value-type="float">
            <text:p>61,2</text:p>
          </table:table-cell>
          <table:table-cell table:style-name="ce17" table:formula="of:=[.Y$18]+[.Y$10]+[.Y$9]+[.Y$17]" office:value-type="float" office:value="56.0422010612277" calcext:value-type="float">
            <text:p>56,0</text:p>
          </table:table-cell>
          <table:table-cell table:style-name="ce17" table:formula="of:=[.Z$18]+[.Z$10]+[.Z$9]+[.Z$17]" office:value-type="float" office:value="51.3442988958492" calcext:value-type="float">
            <text:p>51,3</text:p>
          </table:table-cell>
          <table:table-cell table:style-name="ce17" table:formula="of:=[.AA$18]+[.AA$10]+[.AA$9]+[.AA$17]" office:value-type="float" office:value="48.5650621283807" calcext:value-type="float">
            <text:p>48,6</text:p>
          </table:table-cell>
          <table:table-cell table:style-name="ce17" table:formula="of:=[.AB$18]+[.AB$10]+[.AB$9]+[.AB$17]" office:value-type="float" office:value="57.946569837106" calcext:value-type="float">
            <text:p>57,9</text:p>
          </table:table-cell>
          <table:table-cell table:style-name="ce17" table:formula="of:=[.AC$18]+[.AC$10]+[.AC$9]+[.AC$17]" office:value-type="float" office:value="54.326231558231" calcext:value-type="float">
            <text:p>54,3</text:p>
          </table:table-cell>
          <table:table-cell table:style-name="ce17" table:formula="of:=[.AD$18]+[.AD$10]+[.AD$9]+[.AD$17]" office:value-type="float" office:value="50.629203138037" calcext:value-type="float">
            <text:p>50,6</text:p>
          </table:table-cell>
          <table:table-cell table:style-name="ce17" table:formula="of:=[.AE$18]+[.AE$10]+[.AE$9]+[.AE$17]" office:value-type="float" office:value="48.3479879056195" calcext:value-type="float">
            <text:p>48,3</text:p>
          </table:table-cell>
          <table:table-cell table:style-name="ce17" table:formula="of:=[.AF$18]+[.AF$10]+[.AF$9]+[.AF$17]" office:value-type="float" office:value="46.920370584907" calcext:value-type="float">
            <text:p>46,9</text:p>
          </table:table-cell>
          <table:table-cell table:style-name="ce17" table:formula="of:=[.AG$18]+[.AG$10]+[.AG$9]+[.AG$17]" office:value-type="float" office:value="47.901287671419" calcext:value-type="float">
            <text:p>47,9</text:p>
          </table:table-cell>
          <table:table-cell table:style-name="ce17" table:formula="of:=[.AH$18]+[.AH$10]+[.AH$9]+[.AH$17]" office:value-type="float" office:value="46.28632719334" calcext:value-type="float">
            <text:p>46,3</text:p>
          </table:table-cell>
          <table:table-cell table:style-name="ce17" table:formula="of:=[.AI$18]+[.AI$10]+[.AI$9]+[.AI$17]" office:value-type="float" office:value="42.910522179486" calcext:value-type="float">
            <text:p>42,9</text:p>
          </table:table-cell>
          <table:table-cell table:style-name="ce17" table:formula="of:=[.AJ$18]+[.AJ$10]+[.AJ$9]+[.AJ$17]" office:value-type="float" office:value="38.92810668689" calcext:value-type="float">
            <text:p>38,9</text:p>
          </table:table-cell>
          <table:table-cell table:style-name="ce17" table:formula="of:=[.AK$18]+[.AK$10]+[.AK$9]+[.AK$17]" office:value-type="float" office:value="34.96379517026" calcext:value-type="float">
            <text:p>35,0</text:p>
          </table:table-cell>
          <table:table-cell table:style-name="ce17" table:formula="of:=[.AL$18]+[.AL$10]+[.AL$9]+[.AL$17]" office:value-type="float" office:value="30.4501795555647" calcext:value-type="float">
            <text:p>30,5</text:p>
          </table:table-cell>
          <table:table-cell table:style-name="ce17" table:formula="of:=[.AM$18]+[.AM$10]+[.AM$9]+[.AM$17]" office:value-type="float" office:value="26.115570601559" calcext:value-type="float">
            <text:p>26,1</text:p>
          </table:table-cell>
          <table:table-cell table:style-name="ce17" table:formula="of:=[.AN$18]+[.AN$10]+[.AN$9]+[.AN$17]" office:value-type="float" office:value="21.5572403155156" calcext:value-type="float">
            <text:p>21,6</text:p>
          </table:table-cell>
          <table:table-cell table:style-name="ce17" table:formula="of:=[.AO$18]+[.AO$10]+[.AO$9]+[.AO$17]" office:value-type="float" office:value="18.439169475024" calcext:value-type="float">
            <text:p>18,4</text:p>
          </table:table-cell>
          <table:table-cell table:style-name="ce17" table:formula="of:=[.AP$18]+[.AP$10]+[.AP$9]+[.AP$17]" office:value-type="float" office:value="15.6992332393825" calcext:value-type="float">
            <text:p>15,7</text:p>
          </table:table-cell>
          <table:table-cell table:style-name="ce17" table:formula="of:=[.AQ$18]+[.AQ$10]+[.AQ$9]+[.AQ$17]" office:value-type="float" office:value="11.417627272593" calcext:value-type="float">
            <text:p>11,4</text:p>
          </table:table-cell>
          <table:table-cell table:style-name="ce17"/>
          <table:table-cell table:number-columns-repeated="980"/>
        </table:table-row>
        <table:table-row table:style-name="ro18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17" table:formula="of:=[.C$5]+[.C$6]" office:value-type="float" office:value="140.6001761112" calcext:value-type="float">
            <text:p>140,6</text:p>
          </table:table-cell>
          <table:table-cell table:style-name="ce17" table:formula="of:=[.D$5]+[.D$6]" office:value-type="float" office:value="197.9871525095" calcext:value-type="float">
            <text:p>198,0</text:p>
          </table:table-cell>
          <table:table-cell table:style-name="ce17" table:formula="of:=[.E$5]+[.E$6]" office:value-type="float" office:value="214.3802862715" calcext:value-type="float">
            <text:p>214,4</text:p>
          </table:table-cell>
          <table:table-cell table:style-name="ce17" table:formula="of:=[.F$5]+[.F$6]" office:value-type="float" office:value="219.37109889554" calcext:value-type="float">
            <text:p>219,4</text:p>
          </table:table-cell>
          <table:table-cell table:style-name="ce17" table:formula="of:=[.G$5]+[.G$6]" office:value-type="float" office:value="212.66419150389" calcext:value-type="float">
            <text:p>212,7</text:p>
          </table:table-cell>
          <table:table-cell table:style-name="ce17" table:formula="of:=[.H$5]+[.H$6]" office:value-type="float" office:value="242.268092575423" calcext:value-type="float">
            <text:p>242,3</text:p>
          </table:table-cell>
          <table:table-cell table:style-name="ce17" table:formula="of:=[.I$5]+[.I$6]" office:value-type="float" office:value="299.588390965045" calcext:value-type="float">
            <text:p>299,6</text:p>
          </table:table-cell>
          <table:table-cell table:style-name="ce17" table:formula="of:=[.J$5]+[.J$6]" office:value-type="float" office:value="341.607223908241" calcext:value-type="float">
            <text:p>341,6</text:p>
          </table:table-cell>
          <table:table-cell table:style-name="ce17" table:formula="of:=[.K$5]+[.K$6]" office:value-type="float" office:value="334.470428206216" calcext:value-type="float">
            <text:p>334,5</text:p>
          </table:table-cell>
          <table:table-cell table:style-name="ce17" table:formula="of:=[.L$5]+[.L$6]" office:value-type="float" office:value="330.274486786771" calcext:value-type="float">
            <text:p>330,3</text:p>
          </table:table-cell>
          <table:table-cell table:style-name="ce17" table:formula="of:=[.M$5]+[.M$6]" office:value-type="float" office:value="348.394808675224" calcext:value-type="float">
            <text:p>348,4</text:p>
          </table:table-cell>
          <table:table-cell table:style-name="ce17" table:formula="of:=[.N$5]+[.N$6]" office:value-type="float" office:value="395.600549649748" calcext:value-type="float">
            <text:p>395,6</text:p>
          </table:table-cell>
          <table:table-cell table:style-name="ce17" table:formula="of:=[.O$5]+[.O$6]" office:value-type="float" office:value="403.57985650559" calcext:value-type="float">
            <text:p>403,6</text:p>
          </table:table-cell>
          <table:table-cell table:style-name="ce17" table:formula="of:=[.P$5]+[.P$6]" office:value-type="float" office:value="404.504738420345" calcext:value-type="float">
            <text:p>404,5</text:p>
          </table:table-cell>
          <table:table-cell table:style-name="ce17" table:formula="of:=[.Q$5]+[.Q$6]" office:value-type="float" office:value="421.00851348579" calcext:value-type="float">
            <text:p>421,0</text:p>
          </table:table-cell>
          <table:table-cell table:style-name="ce17" table:formula="of:=[.R$5]+[.R$6]" office:value-type="float" office:value="435.588254958135" calcext:value-type="float">
            <text:p>435,6</text:p>
          </table:table-cell>
          <table:table-cell table:style-name="ce17" table:formula="of:=[.S$5]+[.S$6]" office:value-type="float" office:value="443.253036301441" calcext:value-type="float">
            <text:p>443,3</text:p>
          </table:table-cell>
          <table:table-cell table:style-name="ce17" table:formula="of:=[.T$5]+[.T$6]" office:value-type="float" office:value="439.255594237734" calcext:value-type="float">
            <text:p>439,3</text:p>
          </table:table-cell>
          <table:table-cell table:style-name="ce17" table:formula="of:=[.U$5]+[.U$6]" office:value-type="float" office:value="441.34337797785" calcext:value-type="float">
            <text:p>441,3</text:p>
          </table:table-cell>
          <table:table-cell table:style-name="ce17" table:formula="of:=[.V$5]+[.V$6]" office:value-type="float" office:value="465.0394561956" calcext:value-type="float">
            <text:p>465,0</text:p>
          </table:table-cell>
          <table:table-cell table:style-name="ce17" table:formula="of:=[.W$5]+[.W$6]" office:value-type="float" office:value="482.471760646961" calcext:value-type="float">
            <text:p>482,5</text:p>
          </table:table-cell>
          <table:table-cell table:style-name="ce17" table:formula="of:=[.X$5]+[.X$6]" office:value-type="float" office:value="476.364517943043" calcext:value-type="float">
            <text:p>476,4</text:p>
          </table:table-cell>
          <table:table-cell table:style-name="ce17" table:formula="of:=[.Y$5]+[.Y$6]" office:value-type="float" office:value="483.159379834081" calcext:value-type="float">
            <text:p>483,2</text:p>
          </table:table-cell>
          <table:table-cell table:style-name="ce17" table:formula="of:=[.Z$5]+[.Z$6]" office:value-type="float" office:value="473.793440938477" calcext:value-type="float">
            <text:p>473,8</text:p>
          </table:table-cell>
          <table:table-cell table:style-name="ce17" table:formula="of:=[.AA$5]+[.AA$6]" office:value-type="float" office:value="465.518042420859" calcext:value-type="float">
            <text:p>465,5</text:p>
          </table:table-cell>
          <table:table-cell table:style-name="ce17" table:formula="of:=[.AB$5]+[.AB$6]" office:value-type="float" office:value="472.62674202586" calcext:value-type="float">
            <text:p>472,6</text:p>
          </table:table-cell>
          <table:table-cell table:style-name="ce17" table:formula="of:=[.AC$5]+[.AC$6]" office:value-type="float" office:value="465.504588510631" calcext:value-type="float">
            <text:p>465,5</text:p>
          </table:table-cell>
          <table:table-cell table:style-name="ce17" table:formula="of:=[.AD$5]+[.AD$6]" office:value-type="float" office:value="454.038963061782" calcext:value-type="float">
            <text:p>454,0</text:p>
          </table:table-cell>
          <table:table-cell table:style-name="ce17" table:formula="of:=[.AE$5]+[.AE$6]" office:value-type="float" office:value="455.95027136393" calcext:value-type="float">
            <text:p>456,0</text:p>
          </table:table-cell>
          <table:table-cell table:style-name="ce17" table:formula="of:=[.AF$5]+[.AF$6]" office:value-type="float" office:value="467.432273768453" calcext:value-type="float">
            <text:p>467,4</text:p>
          </table:table-cell>
          <table:table-cell table:style-name="ce17" table:formula="of:=[.AG$5]+[.AG$6]" office:value-type="float" office:value="474.294670940118" calcext:value-type="float">
            <text:p>474,3</text:p>
          </table:table-cell>
          <table:table-cell table:style-name="ce17" table:formula="of:=[.AH$5]+[.AH$6]" office:value-type="float" office:value="422.925188800898" calcext:value-type="float">
            <text:p>422,9</text:p>
          </table:table-cell>
          <table:table-cell table:style-name="ce17" table:formula="of:=[.AI$5]+[.AI$6]" office:value-type="float" office:value="434.879330931569" calcext:value-type="float">
            <text:p>434,9</text:p>
          </table:table-cell>
          <table:table-cell table:style-name="ce17" table:formula="of:=[.AJ$5]+[.AJ$6]" office:value-type="float" office:value="450.180292305766" calcext:value-type="float">
            <text:p>450,2</text:p>
          </table:table-cell>
          <table:table-cell table:style-name="ce17" table:formula="of:=[.AK$5]+[.AK$6]" office:value-type="float" office:value="459.881389836505" calcext:value-type="float">
            <text:p>459,9</text:p>
          </table:table-cell>
          <table:table-cell table:style-name="ce17" table:formula="of:=[.AL$5]+[.AL$6]" office:value-type="float" office:value="470.381172341711" calcext:value-type="float">
            <text:p>470,4</text:p>
          </table:table-cell>
          <table:table-cell table:style-name="ce17" table:formula="of:=[.AM$5]+[.AM$6]" office:value-type="float" office:value="483.803268548621" calcext:value-type="float">
            <text:p>483,8</text:p>
          </table:table-cell>
          <table:table-cell table:style-name="ce17" table:formula="of:=[.AN$5]+[.AN$6]" office:value-type="float" office:value="523.440148124943" calcext:value-type="float">
            <text:p>523,4</text:p>
          </table:table-cell>
          <table:table-cell table:style-name="ce17" table:formula="of:=[.AO$5]+[.AO$6]" office:value-type="float" office:value="556.019534186838" calcext:value-type="float">
            <text:p>556,0</text:p>
          </table:table-cell>
          <table:table-cell table:style-name="ce17" table:formula="of:=[.AP$5]+[.AP$6]" office:value-type="float" office:value="585.832249663676" calcext:value-type="float">
            <text:p>585,8</text:p>
          </table:table-cell>
          <table:table-cell table:style-name="ce17" table:formula="of:=[.AQ$5]+[.AQ$6]" office:value-type="float" office:value="609.09668767838" calcext:value-type="float">
            <text:p>609,1</text:p>
          </table:table-cell>
          <table:table-cell table:style-name="ce17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nr</text:p>
          </table:table-cell>
          <table:table-cell table:style-name="ce17" table:formula="of:=[.C$4]" office:value-type="float" office:value="24.8663218424" calcext:value-type="float">
            <text:p>24,9</text:p>
          </table:table-cell>
          <table:table-cell table:style-name="ce17" table:formula="of:=[.D$4]" office:value-type="float" office:value="24.8232095361" calcext:value-type="float">
            <text:p>24,8</text:p>
          </table:table-cell>
          <table:table-cell table:style-name="ce17" table:formula="of:=[.E$4]" office:value-type="float" office:value="24.7801587061" calcext:value-type="float">
            <text:p>24,8</text:p>
          </table:table-cell>
          <table:table-cell table:style-name="ce17" table:formula="of:=[.F$4]" office:value-type="float" office:value="24.7371701437" calcext:value-type="float">
            <text:p>24,7</text:p>
          </table:table-cell>
          <table:table-cell table:style-name="ce17" table:formula="of:=[.G$4]" office:value-type="float" office:value="24.6942513827" calcext:value-type="float">
            <text:p>24,7</text:p>
          </table:table-cell>
          <table:table-cell table:style-name="ce17" table:formula="of:=[.H$4]" office:value-type="float" office:value="24.6513710262" calcext:value-type="float">
            <text:p>24,7</text:p>
          </table:table-cell>
          <table:table-cell table:style-name="ce17" table:formula="of:=[.I$4]" office:value-type="float" office:value="30.3017353025" calcext:value-type="float">
            <text:p>30,3</text:p>
          </table:table-cell>
          <table:table-cell table:style-name="ce17" table:formula="of:=[.J$4]" office:value-type="float" office:value="29.5380366574" calcext:value-type="float">
            <text:p>29,5</text:p>
          </table:table-cell>
          <table:table-cell table:style-name="ce17" table:formula="of:=[.K$4]" office:value-type="float" office:value="30.7297217717" calcext:value-type="float">
            <text:p>30,7</text:p>
          </table:table-cell>
          <table:table-cell table:style-name="ce17" table:formula="of:=[.L$4]" office:value-type="float" office:value="31.0349887833" calcext:value-type="float">
            <text:p>31,0</text:p>
          </table:table-cell>
          <table:table-cell table:style-name="ce17" table:formula="of:=[.M$4]" office:value-type="float" office:value="31.0752430364" calcext:value-type="float">
            <text:p>31,1</text:p>
          </table:table-cell>
          <table:table-cell table:style-name="ce17" table:formula="of:=[.N$4]" office:value-type="float" office:value="34.0016454286" calcext:value-type="float">
            <text:p>34,0</text:p>
          </table:table-cell>
          <table:table-cell table:style-name="ce17" table:formula="of:=[.O$4]" office:value-type="float" office:value="34.0703361314" calcext:value-type="float">
            <text:p>34,1</text:p>
          </table:table-cell>
          <table:table-cell table:style-name="ce17" table:formula="of:=[.P$4]" office:value-type="float" office:value="34.7239019815" calcext:value-type="float">
            <text:p>34,7</text:p>
          </table:table-cell>
          <table:table-cell table:style-name="ce17" table:formula="of:=[.Q$4]" office:value-type="float" office:value="35.0916479513" calcext:value-type="float">
            <text:p>35,1</text:p>
          </table:table-cell>
          <table:table-cell table:style-name="ce17" table:formula="of:=[.R$4]" office:value-type="float" office:value="35.2030762713" calcext:value-type="float">
            <text:p>35,2</text:p>
          </table:table-cell>
          <table:table-cell table:style-name="ce17" table:formula="of:=[.S$4]" office:value-type="float" office:value="35.390506723" calcext:value-type="float">
            <text:p>35,4</text:p>
          </table:table-cell>
          <table:table-cell table:style-name="ce17" table:formula="of:=[.T$4]" office:value-type="float" office:value="36.0848549515" calcext:value-type="float">
            <text:p>36,1</text:p>
          </table:table-cell>
          <table:table-cell table:style-name="ce17" table:formula="of:=[.U$4]" office:value-type="float" office:value="36.2371393479" calcext:value-type="float">
            <text:p>36,2</text:p>
          </table:table-cell>
          <table:table-cell table:style-name="ce17" table:formula="of:=[.V$4]" office:value-type="float" office:value="37.6441316628" calcext:value-type="float">
            <text:p>37,6</text:p>
          </table:table-cell>
          <table:table-cell table:style-name="ce17" table:formula="of:=[.W$4]" office:value-type="float" office:value="37.49620840814" calcext:value-type="float">
            <text:p>37,5</text:p>
          </table:table-cell>
          <table:table-cell table:style-name="ce17" table:formula="of:=[.X$4]" office:value-type="float" office:value="36.9291840666" calcext:value-type="float">
            <text:p>36,9</text:p>
          </table:table-cell>
          <table:table-cell table:style-name="ce17" table:formula="of:=[.Y$4]" office:value-type="float" office:value="36.46534312578" calcext:value-type="float">
            <text:p>36,5</text:p>
          </table:table-cell>
          <table:table-cell table:style-name="ce17" table:formula="of:=[.Z$4]" office:value-type="float" office:value="35.98210604867" calcext:value-type="float">
            <text:p>36,0</text:p>
          </table:table-cell>
          <table:table-cell table:style-name="ce17" table:formula="of:=[.AA$4]" office:value-type="float" office:value="35.18317691821" calcext:value-type="float">
            <text:p>35,2</text:p>
          </table:table-cell>
          <table:table-cell table:style-name="ce17" table:formula="of:=[.AB$4]" office:value-type="float" office:value="44.65169997699" calcext:value-type="float">
            <text:p>44,7</text:p>
          </table:table-cell>
          <table:table-cell table:style-name="ce17" table:formula="of:=[.AC$4]" office:value-type="float" office:value="44.57500293721" calcext:value-type="float">
            <text:p>44,6</text:p>
          </table:table-cell>
          <table:table-cell table:style-name="ce17" table:formula="of:=[.AD$4]" office:value-type="float" office:value="44.55000549302" calcext:value-type="float">
            <text:p>44,6</text:p>
          </table:table-cell>
          <table:table-cell table:style-name="ce17" table:formula="of:=[.AE$4]" office:value-type="float" office:value="44.50239677481" calcext:value-type="float">
            <text:p>44,5</text:p>
          </table:table-cell>
          <table:table-cell table:style-name="ce17" table:formula="of:=[.AF$4]" office:value-type="float" office:value="44.45813482629" calcext:value-type="float">
            <text:p>44,5</text:p>
          </table:table-cell>
          <table:table-cell table:style-name="ce17" table:formula="of:=[.AG$4]" office:value-type="float" office:value="44.5147217108" calcext:value-type="float">
            <text:p>44,5</text:p>
          </table:table-cell>
          <table:table-cell table:style-name="ce17" table:formula="of:=[.AH$4]" office:value-type="float" office:value="44.81478045247" calcext:value-type="float">
            <text:p>44,8</text:p>
          </table:table-cell>
          <table:table-cell table:style-name="ce17" table:formula="of:=[.AI$4]" office:value-type="float" office:value="44.95439134283" calcext:value-type="float">
            <text:p>45,0</text:p>
          </table:table-cell>
          <table:table-cell table:style-name="ce17" table:formula="of:=[.AJ$4]" office:value-type="float" office:value="45.1146535574" calcext:value-type="float">
            <text:p>45,1</text:p>
          </table:table-cell>
          <table:table-cell table:style-name="ce17" table:formula="of:=[.AK$4]" office:value-type="float" office:value="45.241760798637" calcext:value-type="float">
            <text:p>45,2</text:p>
          </table:table-cell>
          <table:table-cell table:style-name="ce17" table:formula="of:=[.AL$4]" office:value-type="float" office:value="45.279251348871" calcext:value-type="float">
            <text:p>45,3</text:p>
          </table:table-cell>
          <table:table-cell table:style-name="ce17" table:formula="of:=[.AM$4]" office:value-type="float" office:value="40.68615320398" calcext:value-type="float">
            <text:p>40,7</text:p>
          </table:table-cell>
          <table:table-cell table:style-name="ce17" table:formula="of:=[.AN$4]" office:value-type="float" office:value="40.608327893967" calcext:value-type="float">
            <text:p>40,6</text:p>
          </table:table-cell>
          <table:table-cell table:style-name="ce17" table:formula="of:=[.AO$4]" office:value-type="float" office:value="40.691700946988" calcext:value-type="float">
            <text:p>40,7</text:p>
          </table:table-cell>
          <table:table-cell table:style-name="ce17" table:formula="of:=[.AP$4]" office:value-type="float" office:value="40.6270392403832" calcext:value-type="float">
            <text:p>40,6</text:p>
          </table:table-cell>
          <table:table-cell table:style-name="ce17" table:formula="of:=[.AQ$4]" office:value-type="float" office:value="40.599280792824" calcext:value-type="float">
            <text:p>40,6</text:p>
          </table:table-cell>
          <table:table-cell table:style-name="ce17"/>
          <table:table-cell table:number-columns-repeated="980"/>
        </table:table-row>
        <table:table-row table:style-name="ro2">
          <table:table-cell table:number-columns-repeated="2"/>
          <table:table-cell table:style-name="ce17" table:formula="of:=SUM([.C$83:.C$88])" office:value-type="float" office:value="648.36815735378" calcext:value-type="float">
            <text:p>648,4</text:p>
          </table:table-cell>
          <table:table-cell table:style-name="ce17" table:formula="of:=SUM([.D$83:.D$88])" office:value-type="float" office:value="687.510068490897" calcext:value-type="float">
            <text:p>687,5</text:p>
          </table:table-cell>
          <table:table-cell table:style-name="ce17" table:formula="of:=SUM([.E$83:.E$88])" office:value-type="float" office:value="727.084097943307" calcext:value-type="float">
            <text:p>727,1</text:p>
          </table:table-cell>
          <table:table-cell table:style-name="ce17" table:formula="of:=SUM([.F$83:.F$88])" office:value-type="float" office:value="727.697082896226" calcext:value-type="float">
            <text:p>727,7</text:p>
          </table:table-cell>
          <table:table-cell table:style-name="ce17" table:formula="of:=SUM([.G$83:.G$88])" office:value-type="float" office:value="715.657694673096" calcext:value-type="float">
            <text:p>715,7</text:p>
          </table:table-cell>
          <table:table-cell table:style-name="ce17" table:formula="of:=SUM([.H$83:.H$88])" office:value-type="float" office:value="701.273545818741" calcext:value-type="float">
            <text:p>701,3</text:p>
          </table:table-cell>
          <table:table-cell table:style-name="ce17" table:formula="of:=SUM([.I$83:.I$88])" office:value-type="float" office:value="931.212718782743" calcext:value-type="float">
            <text:p>931,2</text:p>
          </table:table-cell>
          <table:table-cell table:style-name="ce17" table:formula="of:=SUM([.J$83:.J$88])" office:value-type="float" office:value="929.930072180351" calcext:value-type="float">
            <text:p>929,9</text:p>
          </table:table-cell>
          <table:table-cell table:style-name="ce17" table:formula="of:=SUM([.K$83:.K$88])" office:value-type="float" office:value="943.424946711211" calcext:value-type="float">
            <text:p>943,4</text:p>
          </table:table-cell>
          <table:table-cell table:style-name="ce17" table:formula="of:=SUM([.L$83:.L$88])" office:value-type="float" office:value="995.595282198508" calcext:value-type="float">
            <text:p>995,6</text:p>
          </table:table-cell>
          <table:table-cell table:style-name="ce17" table:formula="of:=SUM([.M$83:.M$88])" office:value-type="float" office:value="1018.47986126652" calcext:value-type="float">
            <text:p>1018,5</text:p>
          </table:table-cell>
          <table:table-cell table:style-name="ce17" table:formula="of:=SUM([.N$83:.N$88])" office:value-type="float" office:value="1135.94843471252" calcext:value-type="float">
            <text:p>1135,9</text:p>
          </table:table-cell>
          <table:table-cell table:style-name="ce17" table:formula="of:=SUM([.O$83:.O$88])" office:value-type="float" office:value="1147.84077348763" calcext:value-type="float">
            <text:p>1147,8</text:p>
          </table:table-cell>
          <table:table-cell table:style-name="ce17" table:formula="of:=SUM([.P$83:.P$88])" office:value-type="float" office:value="1151.48462075887" calcext:value-type="float">
            <text:p>1151,5</text:p>
          </table:table-cell>
          <table:table-cell table:style-name="ce17" table:formula="of:=SUM([.Q$83:.Q$88])" office:value-type="float" office:value="1162.35303342489" calcext:value-type="float">
            <text:p>1162,4</text:p>
          </table:table-cell>
          <table:table-cell table:style-name="ce17" table:formula="of:=SUM([.R$83:.R$88])" office:value-type="float" office:value="1169.61029117074" calcext:value-type="float">
            <text:p>1169,6</text:p>
          </table:table-cell>
          <table:table-cell table:style-name="ce17" table:formula="of:=SUM([.S$83:.S$88])" office:value-type="float" office:value="1157.46831881957" calcext:value-type="float">
            <text:p>1157,5</text:p>
          </table:table-cell>
          <table:table-cell table:style-name="ce17" table:formula="of:=SUM([.T$83:.T$88])" office:value-type="float" office:value="1144.81371488293" calcext:value-type="float">
            <text:p>1144,8</text:p>
          </table:table-cell>
          <table:table-cell table:style-name="ce17" table:formula="of:=SUM([.U$83:.U$88])" office:value-type="float" office:value="1145.21075174382" calcext:value-type="float">
            <text:p>1145,2</text:p>
          </table:table-cell>
          <table:table-cell table:style-name="ce17" table:formula="of:=SUM([.V$83:.V$88])" office:value-type="float" office:value="1153.53323023247" calcext:value-type="float">
            <text:p>1153,5</text:p>
          </table:table-cell>
          <table:table-cell table:style-name="ce17" table:formula="of:=SUM([.W$83:.W$88])" office:value-type="float" office:value="1150.78953498361" calcext:value-type="float">
            <text:p>1150,8</text:p>
          </table:table-cell>
          <table:table-cell table:style-name="ce17" table:formula="of:=SUM([.X$83:.X$88])" office:value-type="float" office:value="1149.9458757763" calcext:value-type="float">
            <text:p>1149,9</text:p>
          </table:table-cell>
          <table:table-cell table:style-name="ce17" table:formula="of:=SUM([.Y$83:.Y$88])" office:value-type="float" office:value="1143.68584707431" calcext:value-type="float">
            <text:p>1143,7</text:p>
          </table:table-cell>
          <table:table-cell table:style-name="ce17" table:formula="of:=SUM([.Z$83:.Z$88])" office:value-type="float" office:value="1132.97522246526" calcext:value-type="float">
            <text:p>1133,0</text:p>
          </table:table-cell>
          <table:table-cell table:style-name="ce17" table:formula="of:=SUM([.AA$83:.AA$88])" office:value-type="float" office:value="1139.80854120015" calcext:value-type="float">
            <text:p>1139,8</text:p>
          </table:table-cell>
          <table:table-cell table:style-name="ce17" table:formula="of:=SUM([.AB$83:.AB$88])" office:value-type="float" office:value="1052.45816174598" calcext:value-type="float">
            <text:p>1052,5</text:p>
          </table:table-cell>
          <table:table-cell table:style-name="ce17" table:formula="of:=SUM([.AC$83:.AC$88])" office:value-type="float" office:value="1045.0815618561" calcext:value-type="float">
            <text:p>1045,1</text:p>
          </table:table-cell>
          <table:table-cell table:style-name="ce17" table:formula="of:=SUM([.AD$83:.AD$88])" office:value-type="float" office:value="1057.42366858049" calcext:value-type="float">
            <text:p>1057,4</text:p>
          </table:table-cell>
          <table:table-cell table:style-name="ce17" table:formula="of:=SUM([.AE$83:.AE$88])" office:value-type="float" office:value="1066.3725240701" calcext:value-type="float">
            <text:p>1066,4</text:p>
          </table:table-cell>
          <table:table-cell table:style-name="ce17" table:formula="of:=SUM([.AF$83:.AF$88])" office:value-type="float" office:value="1073.62066761086" calcext:value-type="float">
            <text:p>1073,6</text:p>
          </table:table-cell>
          <table:table-cell table:style-name="ce17" table:formula="of:=SUM([.AG$83:.AG$88])" office:value-type="float" office:value="1081.94510502325" calcext:value-type="float">
            <text:p>1081,9</text:p>
          </table:table-cell>
          <table:table-cell table:style-name="ce17" table:formula="of:=SUM([.AH$83:.AH$88])" office:value-type="float" office:value="1010.61381888454" calcext:value-type="float">
            <text:p>1010,6</text:p>
          </table:table-cell>
          <table:table-cell table:style-name="ce17" table:formula="of:=SUM([.AI$83:.AI$88])" office:value-type="float" office:value="1039.67713265556" calcext:value-type="float">
            <text:p>1039,7</text:p>
          </table:table-cell>
          <table:table-cell table:style-name="ce17" table:formula="of:=SUM([.AJ$83:.AJ$88])" office:value-type="float" office:value="1053.25175285998" calcext:value-type="float">
            <text:p>1053,3</text:p>
          </table:table-cell>
          <table:table-cell table:style-name="ce17" table:formula="of:=SUM([.AK$83:.AK$88])" office:value-type="float" office:value="1068.69844913289" calcext:value-type="float">
            <text:p>1068,7</text:p>
          </table:table-cell>
          <table:table-cell table:style-name="ce17" table:formula="of:=SUM([.AL$83:.AL$88])" office:value-type="float" office:value="1091.13106073701" calcext:value-type="float">
            <text:p>1091,1</text:p>
          </table:table-cell>
          <table:table-cell table:style-name="ce17" table:formula="of:=SUM([.AM$83:.AM$88])" office:value-type="float" office:value="1079.21662905425" calcext:value-type="float">
            <text:p>1079,2</text:p>
          </table:table-cell>
          <table:table-cell table:style-name="ce17" table:formula="of:=SUM([.AN$83:.AN$88])" office:value-type="float" office:value="1111.01783912213" calcext:value-type="float">
            <text:p>1111,0</text:p>
          </table:table-cell>
          <table:table-cell table:style-name="ce17" table:formula="of:=SUM([.AO$83:.AO$88])" office:value-type="float" office:value="1136.21764127774" calcext:value-type="float">
            <text:p>1136,2</text:p>
          </table:table-cell>
          <table:table-cell table:style-name="ce17" table:formula="of:=SUM([.AP$83:.AP$88])" office:value-type="float" office:value="1161.2144258313" calcext:value-type="float">
            <text:p>1161,2</text:p>
          </table:table-cell>
          <table:table-cell table:style-name="ce17" table:formula="of:=SUM([.AQ$83:.AQ$88])" office:value-type="float" office:value="1183.35189721176" calcext:value-type="float">
            <text:p>1183,4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2" table:number-columns-repeated="41"/>
          <table:table-cell table:number-columns-repeated="981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table:style-name="ce32" table:number-columns-repeated="41"/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Gaz + gaz performant</text:p>
          </table:table-cell>
          <table:table-cell table:style-name="ce20" table:formula="of:=[.C$35]+[.C$36]+[.C$45]+[.C$46]" office:value-type="float" office:value="20.5674935777504" calcext:value-type="float">
            <text:p>21</text:p>
          </table:table-cell>
          <table:table-cell table:style-name="ce20" table:formula="of:=[.D$31]+[.D$21]+[.D$20]+[.D$30]" office:value-type="float" office:value="44.1155104409283" calcext:value-type="float">
            <text:p>44</text:p>
          </table:table-cell>
          <table:table-cell table:style-name="ce20" table:formula="of:=[.E$31]+[.E$21]+[.E$20]+[.E$30]" office:value-type="float" office:value="37.9211229553659" calcext:value-type="float">
            <text:p>38</text:p>
          </table:table-cell>
          <table:table-cell table:style-name="ce20" table:formula="of:=[.F$31]+[.F$21]+[.F$20]+[.F$30]" office:value-type="float" office:value="51.5926697534995" calcext:value-type="float">
            <text:p>52</text:p>
          </table:table-cell>
          <table:table-cell table:style-name="ce20" table:formula="of:=[.G$31]+[.G$21]+[.G$20]+[.G$30]" office:value-type="float" office:value="66.3171898885138" calcext:value-type="float">
            <text:p>66</text:p>
          </table:table-cell>
          <table:table-cell table:style-name="ce20" table:formula="of:=[.H$31]+[.H$21]+[.H$20]+[.H$30]" office:value-type="float" office:value="73.242853910785" calcext:value-type="float">
            <text:p>73</text:p>
          </table:table-cell>
          <table:table-cell table:style-name="ce20" table:formula="of:=[.I$31]+[.I$21]+[.I$20]+[.I$30]" office:value-type="float" office:value="151.366814348243" calcext:value-type="float">
            <text:p>151</text:p>
          </table:table-cell>
          <table:table-cell table:style-name="ce20" table:formula="of:=[.J$31]+[.J$21]+[.J$20]+[.J$30]" office:value-type="float" office:value="140.883844103195" calcext:value-type="float">
            <text:p>141</text:p>
          </table:table-cell>
          <table:table-cell table:style-name="ce20" table:formula="of:=[.K$31]+[.K$21]+[.K$20]+[.K$30]" office:value-type="float" office:value="127.944166392286" calcext:value-type="float">
            <text:p>128</text:p>
          </table:table-cell>
          <table:table-cell table:style-name="ce20" table:formula="of:=[.L$31]+[.L$21]+[.L$20]+[.L$30]" office:value-type="float" office:value="123.757234678325" calcext:value-type="float">
            <text:p>124</text:p>
          </table:table-cell>
          <table:table-cell table:style-name="ce20" table:formula="of:=[.M$31]+[.M$21]+[.M$20]+[.M$30]" office:value-type="float" office:value="114.32272773132" calcext:value-type="float">
            <text:p>114</text:p>
          </table:table-cell>
          <table:table-cell table:style-name="ce20" table:formula="of:=[.N$31]+[.N$21]+[.N$20]+[.N$30]" office:value-type="float" office:value="116.672240317263" calcext:value-type="float">
            <text:p>117</text:p>
          </table:table-cell>
          <table:table-cell table:style-name="ce20" table:formula="of:=[.O$31]+[.O$21]+[.O$20]+[.O$30]" office:value-type="float" office:value="111.992852448103" calcext:value-type="float">
            <text:p>112</text:p>
          </table:table-cell>
          <table:table-cell table:style-name="ce20" table:formula="of:=[.P$31]+[.P$21]+[.P$20]+[.P$30]" office:value-type="float" office:value="84.4192275957077" calcext:value-type="float">
            <text:p>84</text:p>
          </table:table-cell>
          <table:table-cell table:style-name="ce20" table:formula="of:=[.Q$31]+[.Q$21]+[.Q$20]+[.Q$30]" office:value-type="float" office:value="67.6895243850467" calcext:value-type="float">
            <text:p>68</text:p>
          </table:table-cell>
          <table:table-cell table:style-name="ce20" table:formula="of:=[.R$31]+[.R$21]+[.R$20]+[.R$30]" office:value-type="float" office:value="52.2031145077212" calcext:value-type="float">
            <text:p>52</text:p>
          </table:table-cell>
          <table:table-cell table:style-name="ce20" table:formula="of:=[.S$31]+[.S$21]+[.S$20]+[.S$30]" office:value-type="float" office:value="40.801951194249" calcext:value-type="float">
            <text:p>41</text:p>
          </table:table-cell>
          <table:table-cell table:style-name="ce20" table:formula="of:=[.T$31]+[.T$21]+[.T$20]+[.T$30]" office:value-type="float" office:value="30.8128514338674" calcext:value-type="float">
            <text:p>31</text:p>
          </table:table-cell>
          <table:table-cell table:style-name="ce20" table:formula="of:=[.U$31]+[.U$21]+[.U$20]+[.U$30]" office:value-type="float" office:value="25.0265976170717" calcext:value-type="float">
            <text:p>25</text:p>
          </table:table-cell>
          <table:table-cell table:style-name="ce20" table:formula="of:=[.V$31]+[.V$21]+[.V$20]+[.V$30]" office:value-type="float" office:value="17.5282492991685" calcext:value-type="float">
            <text:p>18</text:p>
          </table:table-cell>
          <table:table-cell table:style-name="ce20" table:formula="of:=[.W$31]+[.W$21]+[.W$20]+[.W$30]" office:value-type="float" office:value="12.6799606905963" calcext:value-type="float">
            <text:p>13</text:p>
          </table:table-cell>
          <table:table-cell table:style-name="ce20" table:formula="of:=[.X$31]+[.X$21]+[.X$20]+[.X$30]" office:value-type="float" office:value="12.7495653586471" calcext:value-type="float">
            <text:p>13</text:p>
          </table:table-cell>
          <table:table-cell table:style-name="ce20" table:formula="of:=[.Y$31]+[.Y$21]+[.Y$20]+[.Y$30]" office:value-type="float" office:value="12.6741252081791" calcext:value-type="float">
            <text:p>13</text:p>
          </table:table-cell>
          <table:table-cell table:style-name="ce20" table:formula="of:=[.Z$31]+[.Z$21]+[.Z$20]+[.Z$30]" office:value-type="float" office:value="12.2590418776168" calcext:value-type="float">
            <text:p>12</text:p>
          </table:table-cell>
          <table:table-cell table:style-name="ce20" table:formula="of:=[.AA$31]+[.AA$21]+[.AA$20]+[.AA$30]" office:value-type="float" office:value="12.094636879469" calcext:value-type="float">
            <text:p>12</text:p>
          </table:table-cell>
          <table:table-cell table:style-name="ce20" table:formula="of:=[.AB$31]+[.AB$21]+[.AB$20]+[.AB$30]" office:value-type="float" office:value="23.0355633072292" calcext:value-type="float">
            <text:p>23</text:p>
          </table:table-cell>
          <table:table-cell table:style-name="ce20" table:formula="of:=[.AC$31]+[.AC$21]+[.AC$20]+[.AC$30]" office:value-type="float" office:value="22.2821908603439" calcext:value-type="float">
            <text:p>22</text:p>
          </table:table-cell>
          <table:table-cell table:style-name="ce20" table:formula="of:=[.AD$31]+[.AD$21]+[.AD$20]+[.AD$30]" office:value-type="float" office:value="21.7838792704535" calcext:value-type="float">
            <text:p>22</text:p>
          </table:table-cell>
          <table:table-cell table:style-name="ce20" table:formula="of:=[.AE$31]+[.AE$21]+[.AE$20]+[.AE$30]" office:value-type="float" office:value="21.7929942231419" calcext:value-type="float">
            <text:p>22</text:p>
          </table:table-cell>
          <table:table-cell table:style-name="ce20" table:formula="of:=[.AF$31]+[.AF$21]+[.AF$20]+[.AF$30]" office:value-type="float" office:value="22.4745819137286" calcext:value-type="float">
            <text:p>22</text:p>
          </table:table-cell>
          <table:table-cell table:style-name="ce20" table:formula="of:=[.AG$31]+[.AG$21]+[.AG$20]+[.AG$30]" office:value-type="float" office:value="22.9572469196781" calcext:value-type="float">
            <text:p>23</text:p>
          </table:table-cell>
          <table:table-cell table:style-name="ce20" table:formula="of:=[.AH$31]+[.AH$21]+[.AH$20]+[.AH$30]" office:value-type="float" office:value="20.6464565464169" calcext:value-type="float">
            <text:p>21</text:p>
          </table:table-cell>
          <table:table-cell table:style-name="ce20" table:formula="of:=[.AI$31]+[.AI$21]+[.AI$20]+[.AI$30]" office:value-type="float" office:value="20.3448204363866" calcext:value-type="float">
            <text:p>20</text:p>
          </table:table-cell>
          <table:table-cell table:style-name="ce20" table:formula="of:=[.AJ$31]+[.AJ$21]+[.AJ$20]+[.AJ$30]" office:value-type="float" office:value="20.0960981356931" calcext:value-type="float">
            <text:p>20</text:p>
          </table:table-cell>
          <table:table-cell table:style-name="ce20" table:formula="of:=[.AK$31]+[.AK$21]+[.AK$20]+[.AK$30]" office:value-type="float" office:value="19.6249878477293" calcext:value-type="float">
            <text:p>20</text:p>
          </table:table-cell>
          <table:table-cell table:style-name="ce20" table:formula="of:=[.AL$31]+[.AL$21]+[.AL$20]+[.AL$30]" office:value-type="float" office:value="19.0205013509446" calcext:value-type="float">
            <text:p>19</text:p>
          </table:table-cell>
          <table:table-cell table:style-name="ce20" table:formula="of:=[.AM$31]+[.AM$21]+[.AM$20]+[.AM$30]" office:value-type="float" office:value="20.7056096677587" calcext:value-type="float">
            <text:p>21</text:p>
          </table:table-cell>
          <table:table-cell table:style-name="ce20" table:formula="of:=[.AN$31]+[.AN$21]+[.AN$20]+[.AN$30]" office:value-type="float" office:value="20.8960874280045" calcext:value-type="float">
            <text:p>21</text:p>
          </table:table-cell>
          <table:table-cell table:style-name="ce20" table:formula="of:=[.AO$31]+[.AO$21]+[.AO$20]+[.AO$30]" office:value-type="float" office:value="20.7719803242218" calcext:value-type="float">
            <text:p>21</text:p>
          </table:table-cell>
          <table:table-cell table:style-name="ce20" table:formula="of:=[.AP$31]+[.AP$21]+[.AP$20]+[.AP$30]" office:value-type="float" office:value="20.5230322146374" calcext:value-type="float">
            <text:p>21</text:p>
          </table:table-cell>
          <table:table-cell table:style-name="ce20" table:formula="of:=[.AQ$31]+[.AQ$21]+[.AQ$20]+[.AQ$30]" office:value-type="float" office:value="20.1506998513115" calcext:value-type="float">
            <text:p>20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Fioul + Fioul performant</text:p>
          </table:table-cell>
          <table:table-cell table:style-name="ce33" table:formula="of:=[.C$44]+[.C$43]" office:value-type="float" office:value="0" calcext:value-type="float">
            <text:p>0,00000</text:p>
          </table:table-cell>
          <table:table-cell table:style-name="ce20" table:formula="of:=[.D$44]+[.D$43]" office:value-type="float" office:value="0" calcext:value-type="float">
            <text:p>0</text:p>
          </table:table-cell>
          <table:table-cell table:style-name="ce20" table:formula="of:=[.E$44]+[.E$43]" office:value-type="float" office:value="0" calcext:value-type="float">
            <text:p>0</text:p>
          </table:table-cell>
          <table:table-cell table:style-name="ce20" table:formula="of:=[.F$44]+[.F$43]" office:value-type="float" office:value="0" calcext:value-type="float">
            <text:p>0</text:p>
          </table:table-cell>
          <table:table-cell table:style-name="ce20" table:formula="of:=[.G$44]+[.G$43]" office:value-type="float" office:value="0" calcext:value-type="float">
            <text:p>0</text:p>
          </table:table-cell>
          <table:table-cell table:style-name="ce20" table:formula="of:=[.H$44]+[.H$43]" office:value-type="float" office:value="0" calcext:value-type="float">
            <text:p>0</text:p>
          </table:table-cell>
          <table:table-cell table:style-name="ce20" table:formula="of:=[.I$44]+[.I$43]" office:value-type="float" office:value="0" calcext:value-type="float">
            <text:p>0</text:p>
          </table:table-cell>
          <table:table-cell table:style-name="ce20" table:formula="of:=[.J$44]+[.J$43]" office:value-type="float" office:value="0" calcext:value-type="float">
            <text:p>0</text:p>
          </table:table-cell>
          <table:table-cell table:style-name="ce20" table:formula="of:=[.K$44]+[.K$43]" office:value-type="float" office:value="0" calcext:value-type="float">
            <text:p>0</text:p>
          </table:table-cell>
          <table:table-cell table:style-name="ce20" table:formula="of:=[.L$44]+[.L$43]" office:value-type="float" office:value="0.000296135304950168" calcext:value-type="float">
            <text:p>0</text:p>
          </table:table-cell>
          <table:table-cell table:style-name="ce20" table:formula="of:=[.M$44]+[.M$43]" office:value-type="float" office:value="0.000009204651787144" calcext:value-type="float">
            <text:p>0</text:p>
          </table:table-cell>
          <table:table-cell table:style-name="ce20" table:formula="of:=[.N$44]+[.N$43]" office:value-type="float" office:value="0" calcext:value-type="float">
            <text:p>0</text:p>
          </table:table-cell>
          <table:table-cell table:style-name="ce20" table:formula="of:=[.O$44]+[.O$43]" office:value-type="float" office:value="0.0000007287501" calcext:value-type="float">
            <text:p>0</text:p>
          </table:table-cell>
          <table:table-cell table:style-name="ce20" table:formula="of:=[.P$44]+[.P$43]" office:value-type="float" office:value="0.000001059684" calcext:value-type="float">
            <text:p>0</text:p>
          </table:table-cell>
          <table:table-cell table:style-name="ce20" table:formula="of:=[.Q$44]+[.Q$43]" office:value-type="float" office:value="0.00000138436" calcext:value-type="float">
            <text:p>0</text:p>
          </table:table-cell>
          <table:table-cell table:style-name="ce20" table:formula="of:=[.R$44]+[.R$43]" office:value-type="float" office:value="0.008344266265" calcext:value-type="float">
            <text:p>0</text:p>
          </table:table-cell>
          <table:table-cell table:style-name="ce20" table:formula="of:=[.S$44]+[.S$43]" office:value-type="float" office:value="0.010192881188" calcext:value-type="float">
            <text:p>0</text:p>
          </table:table-cell>
          <table:table-cell table:style-name="ce20" table:formula="of:=[.T$44]+[.T$43]" office:value-type="float" office:value="0.0172324779078" calcext:value-type="float">
            <text:p>0</text:p>
          </table:table-cell>
          <table:table-cell table:style-name="ce20" table:formula="of:=[.U$44]+[.U$43]" office:value-type="float" office:value="0.0297651181448816" calcext:value-type="float">
            <text:p>0</text:p>
          </table:table-cell>
          <table:table-cell table:style-name="ce20" table:formula="of:=[.V$44]+[.V$43]" office:value-type="float" office:value="0.03784106504" calcext:value-type="float">
            <text:p>0</text:p>
          </table:table-cell>
          <table:table-cell table:style-name="ce20" table:formula="of:=[.W$44]+[.W$43]" office:value-type="float" office:value="0.05089241605" calcext:value-type="float">
            <text:p>0</text:p>
          </table:table-cell>
          <table:table-cell table:style-name="ce20" table:formula="of:=[.X$44]+[.X$43]" office:value-type="float" office:value="0.04440151312" calcext:value-type="float">
            <text:p>0</text:p>
          </table:table-cell>
          <table:table-cell table:style-name="ce20" table:formula="of:=[.Y$44]+[.Y$43]" office:value-type="float" office:value="0.04782921094" calcext:value-type="float">
            <text:p>0</text:p>
          </table:table-cell>
          <table:table-cell table:style-name="ce20" table:formula="of:=[.Z$44]+[.Z$43]" office:value-type="float" office:value="0.04917949323" calcext:value-type="float">
            <text:p>0</text:p>
          </table:table-cell>
          <table:table-cell table:style-name="ce20" table:formula="of:=[.AA$44]+[.AA$43]" office:value-type="float" office:value="0.052131009691056" calcext:value-type="float">
            <text:p>0</text:p>
          </table:table-cell>
          <table:table-cell table:style-name="ce20" table:formula="of:=[.AB$44]+[.AB$43]" office:value-type="float" office:value="0.01240314586" calcext:value-type="float">
            <text:p>0</text:p>
          </table:table-cell>
          <table:table-cell table:style-name="ce20" table:formula="of:=[.AC$44]+[.AC$43]" office:value-type="float" office:value="0.009896990034" calcext:value-type="float">
            <text:p>0</text:p>
          </table:table-cell>
          <table:table-cell table:style-name="ce20" table:formula="of:=[.AD$44]+[.AD$43]" office:value-type="float" office:value="0.00719629406131861" calcext:value-type="float">
            <text:p>0</text:p>
          </table:table-cell>
          <table:table-cell table:style-name="ce20" table:formula="of:=[.AE$44]+[.AE$43]" office:value-type="float" office:value="0.00611811323423276" calcext:value-type="float">
            <text:p>0</text:p>
          </table:table-cell>
          <table:table-cell table:style-name="ce20" table:formula="of:=[.AF$44]+[.AF$43]" office:value-type="float" office:value="0.00353953759950866" calcext:value-type="float">
            <text:p>0</text:p>
          </table:table-cell>
          <table:table-cell table:style-name="ce20" table:formula="of:=[.AG$44]+[.AG$43]" office:value-type="float" office:value="0.002046967464" calcext:value-type="float">
            <text:p>0</text:p>
          </table:table-cell>
          <table:table-cell table:style-name="ce20" table:formula="of:=[.AH$44]+[.AH$43]" office:value-type="float" office:value="0.001094418041" calcext:value-type="float">
            <text:p>0</text:p>
          </table:table-cell>
          <table:table-cell table:style-name="ce20" table:formula="of:=[.AI$44]+[.AI$43]" office:value-type="float" office:value="0.001040850426" calcext:value-type="float">
            <text:p>0</text:p>
          </table:table-cell>
          <table:table-cell table:style-name="ce20" table:formula="of:=[.AJ$44]+[.AJ$43]" office:value-type="float" office:value="0.0008256187" calcext:value-type="float">
            <text:p>0</text:p>
          </table:table-cell>
          <table:table-cell table:style-name="ce20" table:formula="of:=[.AK$44]+[.AK$43]" office:value-type="float" office:value="0.000820858689" calcext:value-type="float">
            <text:p>0</text:p>
          </table:table-cell>
          <table:table-cell table:style-name="ce20" table:formula="of:=[.AL$44]+[.AL$43]" office:value-type="float" office:value="0.0005013066" calcext:value-type="float">
            <text:p>0</text:p>
          </table:table-cell>
          <table:table-cell table:style-name="ce20" table:formula="of:=[.AM$44]+[.AM$43]" office:value-type="float" office:value="0.000378737" calcext:value-type="float">
            <text:p>0</text:p>
          </table:table-cell>
          <table:table-cell table:style-name="ce20" table:formula="of:=[.AN$44]+[.AN$43]" office:value-type="float" office:value="0.0003966058" calcext:value-type="float">
            <text:p>0</text:p>
          </table:table-cell>
          <table:table-cell table:style-name="ce20" table:formula="of:=[.AO$44]+[.AO$43]" office:value-type="float" office:value="0.0002994654" calcext:value-type="float">
            <text:p>0</text:p>
          </table:table-cell>
          <table:table-cell table:style-name="ce20" table:formula="of:=[.AP$44]+[.AP$43]" office:value-type="float" office:value="0.0005340833" calcext:value-type="float">
            <text:p>0</text:p>
          </table:table-cell>
          <table:table-cell table:style-name="ce20" table:formula="of:=[.AQ$44]+[.AQ$43]" office:value-type="float" office:value="0.000526756287345664" calcext:value-type="float">
            <text:p>0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PAC + PAC performant</text:p>
          </table:table-cell>
          <table:table-cell table:style-name="ce20" table:formula="of:=[.C$31]+[.C$32]+[.C$39]+[.C$40]+[.C$37]+[.C$38]" office:value-type="float" office:value="6.69186301643831" calcext:value-type="float">
            <text:p>7</text:p>
          </table:table-cell>
          <table:table-cell table:style-name="ce20" table:formula="of:=[.D$31]+[.D$32]+[.D$39]+[.D$40]+[.D$37]+[.D$38]" office:value-type="float" office:value="7.68845180700632" calcext:value-type="float">
            <text:p>8</text:p>
          </table:table-cell>
          <table:table-cell table:style-name="ce20" table:formula="of:=[.E$31]+[.E$32]+[.E$39]+[.E$40]+[.E$37]+[.E$38]" office:value-type="float" office:value="9.83673069185916" calcext:value-type="float">
            <text:p>10</text:p>
          </table:table-cell>
          <table:table-cell table:style-name="ce20" table:formula="of:=[.F$31]+[.F$32]+[.F$39]+[.F$40]+[.F$37]+[.F$38]" office:value-type="float" office:value="9.26036926098073" calcext:value-type="float">
            <text:p>9</text:p>
          </table:table-cell>
          <table:table-cell table:style-name="ce20" table:formula="of:=[.G$31]+[.G$32]+[.G$39]+[.G$40]+[.G$37]+[.G$38]" office:value-type="float" office:value="8.26454699685213" calcext:value-type="float">
            <text:p>8</text:p>
          </table:table-cell>
          <table:table-cell table:style-name="ce20" table:formula="of:=[.H$31]+[.H$32]+[.H$39]+[.H$40]+[.H$37]+[.H$38]" office:value-type="float" office:value="6.22097579916353" calcext:value-type="float">
            <text:p>6</text:p>
          </table:table-cell>
          <table:table-cell table:style-name="ce20" table:formula="of:=[.I$31]+[.I$32]+[.I$39]+[.I$40]+[.I$37]+[.I$38]" office:value-type="float" office:value="8.16968658935543" calcext:value-type="float">
            <text:p>8</text:p>
          </table:table-cell>
          <table:table-cell table:style-name="ce20" table:formula="of:=[.J$31]+[.J$32]+[.J$39]+[.J$40]+[.J$37]+[.J$38]" office:value-type="float" office:value="8.07316819641056" calcext:value-type="float">
            <text:p>8</text:p>
          </table:table-cell>
          <table:table-cell table:style-name="ce20" table:formula="of:=[.K$31]+[.K$32]+[.K$39]+[.K$40]+[.K$37]+[.K$38]" office:value-type="float" office:value="8.52005512858092" calcext:value-type="float">
            <text:p>9</text:p>
          </table:table-cell>
          <table:table-cell table:style-name="ce20" table:formula="of:=[.L$31]+[.L$32]+[.L$39]+[.L$40]+[.L$37]+[.L$38]" office:value-type="float" office:value="9.18816837620257" calcext:value-type="float">
            <text:p>9</text:p>
          </table:table-cell>
          <table:table-cell table:style-name="ce20" table:formula="of:=[.M$31]+[.M$32]+[.M$39]+[.M$40]+[.M$37]+[.M$38]" office:value-type="float" office:value="9.63165173070452" calcext:value-type="float">
            <text:p>10</text:p>
          </table:table-cell>
          <table:table-cell table:style-name="ce20" table:formula="of:=[.N$31]+[.N$32]+[.N$39]+[.N$40]+[.N$37]+[.N$38]" office:value-type="float" office:value="10.3255868931402" calcext:value-type="float">
            <text:p>10</text:p>
          </table:table-cell>
          <table:table-cell table:style-name="ce20" table:formula="of:=[.O$31]+[.O$32]+[.O$39]+[.O$40]+[.O$37]+[.O$38]" office:value-type="float" office:value="11.038447815194" calcext:value-type="float">
            <text:p>11</text:p>
          </table:table-cell>
          <table:table-cell table:style-name="ce20" table:formula="of:=[.P$31]+[.P$32]+[.P$39]+[.P$40]+[.P$37]+[.P$38]" office:value-type="float" office:value="11.9510555153641" calcext:value-type="float">
            <text:p>12</text:p>
          </table:table-cell>
          <table:table-cell table:style-name="ce20" table:formula="of:=[.Q$31]+[.Q$32]+[.Q$39]+[.Q$40]+[.Q$37]+[.Q$38]" office:value-type="float" office:value="12.5758611646221" calcext:value-type="float">
            <text:p>13</text:p>
          </table:table-cell>
          <table:table-cell table:style-name="ce20" table:formula="of:=[.R$31]+[.R$32]+[.R$39]+[.R$40]+[.R$37]+[.R$38]" office:value-type="float" office:value="13.0170521087876" calcext:value-type="float">
            <text:p>13</text:p>
          </table:table-cell>
          <table:table-cell table:style-name="ce20" table:formula="of:=[.S$31]+[.S$32]+[.S$39]+[.S$40]+[.S$37]+[.S$38]" office:value-type="float" office:value="13.4610373311327" calcext:value-type="float">
            <text:p>13</text:p>
          </table:table-cell>
          <table:table-cell table:style-name="ce20" table:formula="of:=[.T$31]+[.T$32]+[.T$39]+[.T$40]+[.T$37]+[.T$38]" office:value-type="float" office:value="13.7108566746669" calcext:value-type="float">
            <text:p>14</text:p>
          </table:table-cell>
          <table:table-cell table:style-name="ce20" table:formula="of:=[.U$31]+[.U$32]+[.U$39]+[.U$40]+[.U$37]+[.U$38]" office:value-type="float" office:value="13.8678956905502" calcext:value-type="float">
            <text:p>14</text:p>
          </table:table-cell>
          <table:table-cell table:style-name="ce20" table:formula="of:=[.V$31]+[.V$32]+[.V$39]+[.V$40]+[.V$37]+[.V$38]" office:value-type="float" office:value="13.8936774288378" calcext:value-type="float">
            <text:p>14</text:p>
          </table:table-cell>
          <table:table-cell table:style-name="ce20" table:formula="of:=[.W$31]+[.W$32]+[.W$39]+[.W$40]+[.W$37]+[.W$38]" office:value-type="float" office:value="13.7330540672408" calcext:value-type="float">
            <text:p>14</text:p>
          </table:table-cell>
          <table:table-cell table:style-name="ce20" table:formula="of:=[.X$31]+[.X$32]+[.X$39]+[.X$40]+[.X$37]+[.X$38]" office:value-type="float" office:value="13.9865817050501" calcext:value-type="float">
            <text:p>14</text:p>
          </table:table-cell>
          <table:table-cell table:style-name="ce20" table:formula="of:=[.Y$31]+[.Y$32]+[.Y$39]+[.Y$40]+[.Y$37]+[.Y$38]" office:value-type="float" office:value="14.0214706421245" calcext:value-type="float">
            <text:p>14</text:p>
          </table:table-cell>
          <table:table-cell table:style-name="ce20" table:formula="of:=[.Z$31]+[.Z$32]+[.Z$39]+[.Z$40]+[.Z$37]+[.Z$38]" office:value-type="float" office:value="14.204336207631" calcext:value-type="float">
            <text:p>14</text:p>
          </table:table-cell>
          <table:table-cell table:style-name="ce20" table:formula="of:=[.AA$31]+[.AA$32]+[.AA$39]+[.AA$40]+[.AA$37]+[.AA$38]" office:value-type="float" office:value="14.5619442753111" calcext:value-type="float">
            <text:p>15</text:p>
          </table:table-cell>
          <table:table-cell table:style-name="ce20" table:formula="of:=[.AB$31]+[.AB$32]+[.AB$39]+[.AB$40]+[.AB$37]+[.AB$38]" office:value-type="float" office:value="14.9165227216028" calcext:value-type="float">
            <text:p>15</text:p>
          </table:table-cell>
          <table:table-cell table:style-name="ce20" table:formula="of:=[.AC$31]+[.AC$32]+[.AC$39]+[.AC$40]+[.AC$37]+[.AC$38]" office:value-type="float" office:value="15.2941997526318" calcext:value-type="float">
            <text:p>15</text:p>
          </table:table-cell>
          <table:table-cell table:style-name="ce20" table:formula="of:=[.AD$31]+[.AD$32]+[.AD$39]+[.AD$40]+[.AD$37]+[.AD$38]" office:value-type="float" office:value="16.3694407062279" calcext:value-type="float">
            <text:p>16</text:p>
          </table:table-cell>
          <table:table-cell table:style-name="ce20" table:formula="of:=[.AE$31]+[.AE$32]+[.AE$39]+[.AE$40]+[.AE$37]+[.AE$38]" office:value-type="float" office:value="16.8504010684146" calcext:value-type="float">
            <text:p>17</text:p>
          </table:table-cell>
          <table:table-cell table:style-name="ce20" table:formula="of:=[.AF$31]+[.AF$32]+[.AF$39]+[.AF$40]+[.AF$37]+[.AF$38]" office:value-type="float" office:value="16.9387326893954" calcext:value-type="float">
            <text:p>17</text:p>
          </table:table-cell>
          <table:table-cell table:style-name="ce20" table:formula="of:=[.AG$31]+[.AG$32]+[.AG$39]+[.AG$40]+[.AG$37]+[.AG$38]" office:value-type="float" office:value="17.0595643371647" calcext:value-type="float">
            <text:p>17</text:p>
          </table:table-cell>
          <table:table-cell table:style-name="ce20" table:formula="of:=[.AH$31]+[.AH$32]+[.AH$39]+[.AH$40]+[.AH$37]+[.AH$38]" office:value-type="float" office:value="16.629175356516" calcext:value-type="float">
            <text:p>17</text:p>
          </table:table-cell>
          <table:table-cell table:style-name="ce20" table:formula="of:=[.AI$31]+[.AI$32]+[.AI$39]+[.AI$40]+[.AI$37]+[.AI$38]" office:value-type="float" office:value="17.4338941298053" calcext:value-type="float">
            <text:p>17</text:p>
          </table:table-cell>
          <table:table-cell table:style-name="ce20" table:formula="of:=[.AJ$31]+[.AJ$32]+[.AJ$39]+[.AJ$40]+[.AJ$37]+[.AJ$38]" office:value-type="float" office:value="17.8271270519408" calcext:value-type="float">
            <text:p>18</text:p>
          </table:table-cell>
          <table:table-cell table:style-name="ce20" table:formula="of:=[.AK$31]+[.AK$32]+[.AK$39]+[.AK$40]+[.AK$37]+[.AK$38]" office:value-type="float" office:value="18.4148040165127" calcext:value-type="float">
            <text:p>18</text:p>
          </table:table-cell>
          <table:table-cell table:style-name="ce20" table:formula="of:=[.AL$31]+[.AL$32]+[.AL$39]+[.AL$40]+[.AL$37]+[.AL$38]" office:value-type="float" office:value="19.2303739814262" calcext:value-type="float">
            <text:p>19</text:p>
          </table:table-cell>
          <table:table-cell table:style-name="ce20" table:formula="of:=[.AM$31]+[.AM$32]+[.AM$39]+[.AM$40]+[.AM$37]+[.AM$38]" office:value-type="float" office:value="18.0701886442753" calcext:value-type="float">
            <text:p>18</text:p>
          </table:table-cell>
          <table:table-cell table:style-name="ce20" table:formula="of:=[.AN$31]+[.AN$32]+[.AN$39]+[.AN$40]+[.AN$37]+[.AN$38]" office:value-type="float" office:value="18.0545158268121" calcext:value-type="float">
            <text:p>18</text:p>
          </table:table-cell>
          <table:table-cell table:style-name="ce20" table:formula="of:=[.AO$31]+[.AO$32]+[.AO$39]+[.AO$40]+[.AO$37]+[.AO$38]" office:value-type="float" office:value="17.9651252072923" calcext:value-type="float">
            <text:p>18</text:p>
          </table:table-cell>
          <table:table-cell table:style-name="ce20" table:formula="of:=[.AP$31]+[.AP$32]+[.AP$39]+[.AP$40]+[.AP$37]+[.AP$38]" office:value-type="float" office:value="17.9649625707739" calcext:value-type="float">
            <text:p>18</text:p>
          </table:table-cell>
          <table:table-cell table:style-name="ce20" table:formula="of:=[.AQ$31]+[.AQ$32]+[.AQ$39]+[.AQ$40]+[.AQ$37]+[.AQ$38]" office:value-type="float" office:value="18.2475900566098" calcext:value-type="float">
            <text:p>18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20" table:formula="of:=[.C$33]+[.C$34]+[.C$41]+[.C$42]" office:value-type="float" office:value="4.16240269538692" calcext:value-type="float">
            <text:p>4</text:p>
          </table:table-cell>
          <table:table-cell table:style-name="ce20" table:formula="of:=[.D$33]+[.D$34]+[.D$41]+[.D$42]" office:value-type="float" office:value="4.07937161689559" calcext:value-type="float">
            <text:p>4</text:p>
          </table:table-cell>
          <table:table-cell table:style-name="ce20" table:formula="of:=[.E$33]+[.E$34]+[.E$41]+[.E$42]" office:value-type="float" office:value="4.25458019522601" calcext:value-type="float">
            <text:p>4</text:p>
          </table:table-cell>
          <table:table-cell table:style-name="ce20" table:formula="of:=[.F$33]+[.F$34]+[.F$41]+[.F$42]" office:value-type="float" office:value="3.87736353362622" calcext:value-type="float">
            <text:p>4</text:p>
          </table:table-cell>
          <table:table-cell table:style-name="ce20" table:formula="of:=[.G$33]+[.G$34]+[.G$41]+[.G$42]" office:value-type="float" office:value="3.35962616970366" calcext:value-type="float">
            <text:p>3</text:p>
          </table:table-cell>
          <table:table-cell table:style-name="ce20" table:formula="of:=[.H$33]+[.H$34]+[.H$41]+[.H$42]" office:value-type="float" office:value="2.87393920493755" calcext:value-type="float">
            <text:p>3</text:p>
          </table:table-cell>
          <table:table-cell table:style-name="ce20" table:formula="of:=[.I$33]+[.I$34]+[.I$41]+[.I$42]" office:value-type="float" office:value="2.6659282474623" calcext:value-type="float">
            <text:p>3</text:p>
          </table:table-cell>
          <table:table-cell table:style-name="ce20" table:formula="of:=[.J$33]+[.J$34]+[.J$41]+[.J$42]" office:value-type="float" office:value="2.76726009491905" calcext:value-type="float">
            <text:p>3</text:p>
          </table:table-cell>
          <table:table-cell table:style-name="ce20" table:formula="of:=[.K$33]+[.K$34]+[.K$41]+[.K$42]" office:value-type="float" office:value="3.1332706938118" calcext:value-type="float">
            <text:p>3</text:p>
          </table:table-cell>
          <table:table-cell table:style-name="ce20" table:formula="of:=[.L$33]+[.L$34]+[.L$41]+[.L$42]" office:value-type="float" office:value="3.43705729508151" calcext:value-type="float">
            <text:p>3</text:p>
          </table:table-cell>
          <table:table-cell table:style-name="ce20" table:formula="of:=[.M$33]+[.M$34]+[.M$41]+[.M$42]" office:value-type="float" office:value="3.60327617584669" calcext:value-type="float">
            <text:p>4</text:p>
          </table:table-cell>
          <table:table-cell table:style-name="ce20" table:formula="of:=[.N$33]+[.N$34]+[.N$41]+[.N$42]" office:value-type="float" office:value="3.83184506547654" calcext:value-type="float">
            <text:p>4</text:p>
          </table:table-cell>
          <table:table-cell table:style-name="ce20" table:formula="of:=[.O$33]+[.O$34]+[.O$41]+[.O$42]" office:value-type="float" office:value="4.14469530544245" calcext:value-type="float">
            <text:p>4</text:p>
          </table:table-cell>
          <table:table-cell table:style-name="ce20" table:formula="of:=[.P$33]+[.P$34]+[.P$41]+[.P$42]" office:value-type="float" office:value="4.53220394395886" calcext:value-type="float">
            <text:p>5</text:p>
          </table:table-cell>
          <table:table-cell table:style-name="ce20" table:formula="of:=[.Q$33]+[.Q$34]+[.Q$41]+[.Q$42]" office:value-type="float" office:value="4.85963018906941" calcext:value-type="float">
            <text:p>5</text:p>
          </table:table-cell>
          <table:table-cell table:style-name="ce20" table:formula="of:=[.R$33]+[.R$34]+[.R$41]+[.R$42]" office:value-type="float" office:value="5.02472256857124" calcext:value-type="float">
            <text:p>5</text:p>
          </table:table-cell>
          <table:table-cell table:style-name="ce20" table:formula="of:=[.S$33]+[.S$34]+[.S$41]+[.S$42]" office:value-type="float" office:value="5.31905702444395" calcext:value-type="float">
            <text:p>5</text:p>
          </table:table-cell>
          <table:table-cell table:style-name="ce20" table:formula="of:=[.T$33]+[.T$34]+[.T$41]+[.T$42]" office:value-type="float" office:value="5.74967065239388" calcext:value-type="float">
            <text:p>6</text:p>
          </table:table-cell>
          <table:table-cell table:style-name="ce20" table:formula="of:=[.U$33]+[.U$34]+[.U$41]+[.U$42]" office:value-type="float" office:value="6.16541002608977" calcext:value-type="float">
            <text:p>6</text:p>
          </table:table-cell>
          <table:table-cell table:style-name="ce20" table:formula="of:=[.V$33]+[.V$34]+[.V$41]+[.V$42]" office:value-type="float" office:value="6.69610336343989" calcext:value-type="float">
            <text:p>7</text:p>
          </table:table-cell>
          <table:table-cell table:style-name="ce20" table:formula="of:=[.W$33]+[.W$34]+[.W$41]+[.W$42]" office:value-type="float" office:value="6.90066641856157" calcext:value-type="float">
            <text:p>7</text:p>
          </table:table-cell>
          <table:table-cell table:style-name="ce20" table:formula="of:=[.X$33]+[.X$34]+[.X$41]+[.X$42]" office:value-type="float" office:value="6.87746359306619" calcext:value-type="float">
            <text:p>7</text:p>
          </table:table-cell>
          <table:table-cell table:style-name="ce20" table:formula="of:=[.Y$33]+[.Y$34]+[.Y$41]+[.Y$42]" office:value-type="float" office:value="6.90843672881892" calcext:value-type="float">
            <text:p>7</text:p>
          </table:table-cell>
          <table:table-cell table:style-name="ce20" table:formula="of:=[.Z$33]+[.Z$34]+[.Z$41]+[.Z$42]" office:value-type="float" office:value="7.0090713510377" calcext:value-type="float">
            <text:p>7</text:p>
          </table:table-cell>
          <table:table-cell table:style-name="ce20" table:formula="of:=[.AA$33]+[.AA$34]+[.AA$41]+[.AA$42]" office:value-type="float" office:value="7.30847594462671" calcext:value-type="float">
            <text:p>7</text:p>
          </table:table-cell>
          <table:table-cell table:style-name="ce20" table:formula="of:=[.AB$33]+[.AB$34]+[.AB$41]+[.AB$42]" office:value-type="float" office:value="12.2775325573494" calcext:value-type="float">
            <text:p>12</text:p>
          </table:table-cell>
          <table:table-cell table:style-name="ce20" table:formula="of:=[.AC$33]+[.AC$34]+[.AC$41]+[.AC$42]" office:value-type="float" office:value="11.5701559874012" calcext:value-type="float">
            <text:p>12</text:p>
          </table:table-cell>
          <table:table-cell table:style-name="ce20" table:formula="of:=[.AD$33]+[.AD$34]+[.AD$41]+[.AD$42]" office:value-type="float" office:value="10.9625454826793" calcext:value-type="float">
            <text:p>11</text:p>
          </table:table-cell>
          <table:table-cell table:style-name="ce20" table:formula="of:=[.AE$33]+[.AE$34]+[.AE$41]+[.AE$42]" office:value-type="float" office:value="10.5552355009445" calcext:value-type="float">
            <text:p>11</text:p>
          </table:table-cell>
          <table:table-cell table:style-name="ce20" table:formula="of:=[.AF$33]+[.AF$34]+[.AF$41]+[.AF$42]" office:value-type="float" office:value="10.2406699628538" calcext:value-type="float">
            <text:p>10</text:p>
          </table:table-cell>
          <table:table-cell table:style-name="ce20" table:formula="of:=[.AG$33]+[.AG$34]+[.AG$41]+[.AG$42]" office:value-type="float" office:value="10.0787454573251" calcext:value-type="float">
            <text:p>10</text:p>
          </table:table-cell>
          <table:table-cell table:style-name="ce20" table:formula="of:=[.AH$33]+[.AH$34]+[.AH$41]+[.AH$42]" office:value-type="float" office:value="10.4856575182486" calcext:value-type="float">
            <text:p>10</text:p>
          </table:table-cell>
          <table:table-cell table:style-name="ce20" table:formula="of:=[.AI$33]+[.AI$34]+[.AI$41]+[.AI$42]" office:value-type="float" office:value="9.44036084350858" calcext:value-type="float">
            <text:p>9</text:p>
          </table:table-cell>
          <table:table-cell table:style-name="ce20" table:formula="of:=[.AJ$33]+[.AJ$34]+[.AJ$41]+[.AJ$42]" office:value-type="float" office:value="8.62546604073114" calcext:value-type="float">
            <text:p>9</text:p>
          </table:table-cell>
          <table:table-cell table:style-name="ce20" table:formula="of:=[.AK$33]+[.AK$34]+[.AK$41]+[.AK$42]" office:value-type="float" office:value="7.79561324963105" calcext:value-type="float">
            <text:p>8</text:p>
          </table:table-cell>
          <table:table-cell table:style-name="ce20" table:formula="of:=[.AL$33]+[.AL$34]+[.AL$41]+[.AL$42]" office:value-type="float" office:value="6.81441091853855" calcext:value-type="float">
            <text:p>7</text:p>
          </table:table-cell>
          <table:table-cell table:style-name="ce20" table:formula="of:=[.AM$33]+[.AM$34]+[.AM$41]+[.AM$42]" office:value-type="float" office:value="5.11845773528372" calcext:value-type="float">
            <text:p>5</text:p>
          </table:table-cell>
          <table:table-cell table:style-name="ce20" table:formula="of:=[.AN$33]+[.AN$34]+[.AN$41]+[.AN$42]" office:value-type="float" office:value="4.03870310250618" calcext:value-type="float">
            <text:p>4</text:p>
          </table:table-cell>
          <table:table-cell table:style-name="ce20" table:formula="of:=[.AO$33]+[.AO$34]+[.AO$41]+[.AO$42]" office:value-type="float" office:value="3.27011123977489" calcext:value-type="float">
            <text:p>3</text:p>
          </table:table-cell>
          <table:table-cell table:style-name="ce20" table:formula="of:=[.AP$33]+[.AP$34]+[.AP$41]+[.AP$42]" office:value-type="float" office:value="2.66797563429198" calcext:value-type="float">
            <text:p>3</text:p>
          </table:table-cell>
          <table:table-cell table:style-name="ce20" table:formula="of:=[.AQ$33]+[.AQ$34]+[.AQ$41]+[.AQ$42]" office:value-type="float" office:value="2.05069589467611" calcext:value-type="float">
            <text:p>2</text:p>
          </table:table-cell>
          <table:table-cell table:number-columns-repeated="981"/>
        </table:table-row>
        <table:table-row table:style-name="ro18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20" table:formula="of:=[.C$29]+[.C$30]" office:value-type="float" office:value="4.02906391747242" calcext:value-type="float">
            <text:p>4</text:p>
          </table:table-cell>
          <table:table-cell table:style-name="ce20" table:formula="of:=[.D$29]+[.D$30]" office:value-type="float" office:value="5.7585418165179" calcext:value-type="float">
            <text:p>6</text:p>
          </table:table-cell>
          <table:table-cell table:style-name="ce20" table:formula="of:=[.E$29]+[.E$30]" office:value-type="float" office:value="6.31911323102751" calcext:value-type="float">
            <text:p>6</text:p>
          </table:table-cell>
          <table:table-cell table:style-name="ce20" table:formula="of:=[.F$29]+[.F$30]" office:value-type="float" office:value="6.4957429294828" calcext:value-type="float">
            <text:p>6</text:p>
          </table:table-cell>
          <table:table-cell table:style-name="ce20" table:formula="of:=[.G$29]+[.G$30]" office:value-type="float" office:value="6.34115369199738" calcext:value-type="float">
            <text:p>6</text:p>
          </table:table-cell>
          <table:table-cell table:style-name="ce20" table:formula="of:=[.H$29]+[.H$30]" office:value-type="float" office:value="7.143352616595" calcext:value-type="float">
            <text:p>7</text:p>
          </table:table-cell>
          <table:table-cell table:style-name="ce20" table:formula="of:=[.I$29]+[.I$30]" office:value-type="float" office:value="7.86460229320633" calcext:value-type="float">
            <text:p>8</text:p>
          </table:table-cell>
          <table:table-cell table:style-name="ce20" table:formula="of:=[.J$29]+[.J$30]" office:value-type="float" office:value="9.03628772083515" calcext:value-type="float">
            <text:p>9</text:p>
          </table:table-cell>
          <table:table-cell table:style-name="ce20" table:formula="of:=[.K$29]+[.K$30]" office:value-type="float" office:value="8.57678474253843" calcext:value-type="float">
            <text:p>9</text:p>
          </table:table-cell>
          <table:table-cell table:style-name="ce20" table:formula="of:=[.L$29]+[.L$30]" office:value-type="float" office:value="8.39605555971314" calcext:value-type="float">
            <text:p>8</text:p>
          </table:table-cell>
          <table:table-cell table:style-name="ce20" table:formula="of:=[.M$29]+[.M$30]" office:value-type="float" office:value="8.83387352970628" calcext:value-type="float">
            <text:p>9</text:p>
          </table:table-cell>
          <table:table-cell table:style-name="ce20" table:formula="of:=[.N$29]+[.N$30]" office:value-type="float" office:value="9.07048930743464" calcext:value-type="float">
            <text:p>9</text:p>
          </table:table-cell>
          <table:table-cell table:style-name="ce20" table:formula="of:=[.O$29]+[.O$30]" office:value-type="float" office:value="9.47985180546282" calcext:value-type="float">
            <text:p>9</text:p>
          </table:table-cell>
          <table:table-cell table:style-name="ce20" table:formula="of:=[.P$29]+[.P$30]" office:value-type="float" office:value="9.78562961023631" calcext:value-type="float">
            <text:p>10</text:p>
          </table:table-cell>
          <table:table-cell table:style-name="ce20" table:formula="of:=[.Q$29]+[.Q$30]" office:value-type="float" office:value="10.0933958675548" calcext:value-type="float">
            <text:p>10</text:p>
          </table:table-cell>
          <table:table-cell table:style-name="ce20" table:formula="of:=[.R$29]+[.R$30]" office:value-type="float" office:value="10.485242180563" calcext:value-type="float">
            <text:p>10</text:p>
          </table:table-cell>
          <table:table-cell table:style-name="ce20" table:formula="of:=[.S$29]+[.S$30]" office:value-type="float" office:value="10.9093784482483" calcext:value-type="float">
            <text:p>11</text:p>
          </table:table-cell>
          <table:table-cell table:style-name="ce20" table:formula="of:=[.T$29]+[.T$30]" office:value-type="float" office:value="10.9945949534473" calcext:value-type="float">
            <text:p>11</text:p>
          </table:table-cell>
          <table:table-cell table:style-name="ce20" table:formula="of:=[.U$29]+[.U$30]" office:value-type="float" office:value="11.3096274519553" calcext:value-type="float">
            <text:p>11</text:p>
          </table:table-cell>
          <table:table-cell table:style-name="ce20" table:formula="of:=[.V$29]+[.V$30]" office:value-type="float" office:value="11.656163008272" calcext:value-type="float">
            <text:p>12</text:p>
          </table:table-cell>
          <table:table-cell table:style-name="ce20" table:formula="of:=[.W$29]+[.W$30]" office:value-type="float" office:value="12.0214896890164" calcext:value-type="float">
            <text:p>12</text:p>
          </table:table-cell>
          <table:table-cell table:style-name="ce20" table:formula="of:=[.X$29]+[.X$30]" office:value-type="float" office:value="11.9499790571376" calcext:value-type="float">
            <text:p>12</text:p>
          </table:table-cell>
          <table:table-cell table:style-name="ce20" table:formula="of:=[.Y$29]+[.Y$30]" office:value-type="float" office:value="11.9957196136163" calcext:value-type="float">
            <text:p>12</text:p>
          </table:table-cell>
          <table:table-cell table:style-name="ce20" table:formula="of:=[.Z$29]+[.Z$30]" office:value-type="float" office:value="11.9161760733573" calcext:value-type="float">
            <text:p>12</text:p>
          </table:table-cell>
          <table:table-cell table:style-name="ce20" table:formula="of:=[.AA$29]+[.AA$30]" office:value-type="float" office:value="11.6977512258622" calcext:value-type="float">
            <text:p>12</text:p>
          </table:table-cell>
          <table:table-cell table:style-name="ce20" table:formula="of:=[.AB$29]+[.AB$30]" office:value-type="float" office:value="14.8016857079618" calcext:value-type="float">
            <text:p>15</text:p>
          </table:table-cell>
          <table:table-cell table:style-name="ce20" table:formula="of:=[.AC$29]+[.AC$30]" office:value-type="float" office:value="14.7117326813861" calcext:value-type="float">
            <text:p>15</text:p>
          </table:table-cell>
          <table:table-cell table:style-name="ce20" table:formula="of:=[.AD$29]+[.AD$30]" office:value-type="float" office:value="14.3888710470584" calcext:value-type="float">
            <text:p>14</text:p>
          </table:table-cell>
          <table:table-cell table:style-name="ce20" table:formula="of:=[.AE$29]+[.AE$30]" office:value-type="float" office:value="14.3918091259502" calcext:value-type="float">
            <text:p>14</text:p>
          </table:table-cell>
          <table:table-cell table:style-name="ce20" table:formula="of:=[.AF$29]+[.AF$30]" office:value-type="float" office:value="14.6609757707397" calcext:value-type="float">
            <text:p>15</text:p>
          </table:table-cell>
          <table:table-cell table:style-name="ce20" table:formula="of:=[.AG$29]+[.AG$30]" office:value-type="float" office:value="14.7144245922712" calcext:value-type="float">
            <text:p>15</text:p>
          </table:table-cell>
          <table:table-cell table:style-name="ce20" table:formula="of:=[.AH$29]+[.AH$30]" office:value-type="float" office:value="13.5130075768918" calcext:value-type="float">
            <text:p>14</text:p>
          </table:table-cell>
          <table:table-cell table:style-name="ce20" table:formula="of:=[.AI$29]+[.AI$30]" office:value-type="float" office:value="13.8097854950435" calcext:value-type="float">
            <text:p>14</text:p>
          </table:table-cell>
          <table:table-cell table:style-name="ce20" table:formula="of:=[.AJ$29]+[.AJ$30]" office:value-type="float" office:value="14.2633445393294" calcext:value-type="float">
            <text:p>14</text:p>
          </table:table-cell>
          <table:table-cell table:style-name="ce20" table:formula="of:=[.AK$29]+[.AK$30]" office:value-type="float" office:value="14.4948177122215" calcext:value-type="float">
            <text:p>14</text:p>
          </table:table-cell>
          <table:table-cell table:style-name="ce20" table:formula="of:=[.AL$29]+[.AL$30]" office:value-type="float" office:value="14.7489495432568" calcext:value-type="float">
            <text:p>15</text:p>
          </table:table-cell>
          <table:table-cell table:style-name="ce20" table:formula="of:=[.AM$29]+[.AM$30]" office:value-type="float" office:value="14.8588791812532" calcext:value-type="float">
            <text:p>15</text:p>
          </table:table-cell>
          <table:table-cell table:style-name="ce20" table:formula="of:=[.AN$29]+[.AN$30]" office:value-type="float" office:value="16.0644460149985" calcext:value-type="float">
            <text:p>16</text:p>
          </table:table-cell>
          <table:table-cell table:style-name="ce20" table:formula="of:=[.AO$29]+[.AO$30]" office:value-type="float" office:value="17.0515819539487" calcext:value-type="float">
            <text:p>17</text:p>
          </table:table-cell>
          <table:table-cell table:style-name="ce20" table:formula="of:=[.AP$29]+[.AP$30]" office:value-type="float" office:value="17.7384143721142" calcext:value-type="float">
            <text:p>18</text:p>
          </table:table-cell>
          <table:table-cell table:style-name="ce20" table:formula="of:=[.AQ$29]+[.AQ$30]" office:value-type="float" office:value="18.1490941093617" calcext:value-type="float">
            <text:p>18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nr</text:p>
          </table:table-cell>
          <table:table-cell table:style-name="ce20" table:formula="of:=[.C$28]" office:value-type="float" office:value="0.994652988596" calcext:value-type="float">
            <text:p>1</text:p>
          </table:table-cell>
          <table:table-cell table:style-name="ce20" table:formula="of:=[.D$28]" office:value-type="float" office:value="0.992928477142987" calcext:value-type="float">
            <text:p>1</text:p>
          </table:table-cell>
          <table:table-cell table:style-name="ce20" table:formula="of:=[.E$28]" office:value-type="float" office:value="0.991205793714226" calcext:value-type="float">
            <text:p>1</text:p>
          </table:table-cell>
          <table:table-cell table:style-name="ce20" table:formula="of:=[.F$28]" office:value-type="float" office:value="0.989485880508789" calcext:value-type="float">
            <text:p>1</text:p>
          </table:table-cell>
          <table:table-cell table:style-name="ce20" table:formula="of:=[.G$28]" office:value-type="float" office:value="0.987769811777922" calcext:value-type="float">
            <text:p>1</text:p>
          </table:table-cell>
          <table:table-cell table:style-name="ce20" table:formula="of:=[.H$28]" office:value-type="float" office:value="0.98605440437" calcext:value-type="float">
            <text:p>1</text:p>
          </table:table-cell>
          <table:table-cell table:style-name="ce20" table:formula="of:=[.I$28]" office:value-type="float" office:value="0.983488537430436" calcext:value-type="float">
            <text:p>1</text:p>
          </table:table-cell>
          <table:table-cell table:style-name="ce20" table:formula="of:=[.J$28]" office:value-type="float" office:value="0.9809185384105" calcext:value-type="float">
            <text:p>1</text:p>
          </table:table-cell>
          <table:table-cell table:style-name="ce20" table:formula="of:=[.K$28]" office:value-type="float" office:value="0.978352493686" calcext:value-type="float">
            <text:p>1</text:p>
          </table:table-cell>
          <table:table-cell table:style-name="ce20" table:formula="of:=[.L$28]" office:value-type="float" office:value="0.975792701987" calcext:value-type="float">
            <text:p>1</text:p>
          </table:table-cell>
          <table:table-cell table:style-name="ce20" table:formula="of:=[.M$28]" office:value-type="float" office:value="0.973243856948" calcext:value-type="float">
            <text:p>1</text:p>
          </table:table-cell>
          <table:table-cell table:style-name="ce20" table:formula="of:=[.N$28]" office:value-type="float" office:value="0.970678065476" calcext:value-type="float">
            <text:p>1</text:p>
          </table:table-cell>
          <table:table-cell table:style-name="ce20" table:formula="of:=[.O$28]" office:value-type="float" office:value="0.968073239653" calcext:value-type="float">
            <text:p>1</text:p>
          </table:table-cell>
          <table:table-cell table:style-name="ce20" table:formula="of:=[.P$28]" office:value-type="float" office:value="0.965432681604" calcext:value-type="float">
            <text:p>1</text:p>
          </table:table-cell>
          <table:table-cell table:style-name="ce20" table:formula="of:=[.Q$28]" office:value-type="float" office:value="0.9627795205363" calcext:value-type="float">
            <text:p>1</text:p>
          </table:table-cell>
          <table:table-cell table:style-name="ce20" table:formula="of:=[.R$28]" office:value-type="float" office:value="0.9599478607024" calcext:value-type="float">
            <text:p>1</text:p>
          </table:table-cell>
          <table:table-cell table:style-name="ce20" table:formula="of:=[.S$28]" office:value-type="float" office:value="0.9572013419716" calcext:value-type="float">
            <text:p>1</text:p>
          </table:table-cell>
          <table:table-cell table:style-name="ce20" table:formula="of:=[.T$28]" office:value-type="float" office:value="0.9547973934539" calcext:value-type="float">
            <text:p>1</text:p>
          </table:table-cell>
          <table:table-cell table:style-name="ce20" table:formula="of:=[.U$28]" office:value-type="float" office:value="0.952773002965" calcext:value-type="float">
            <text:p>1</text:p>
          </table:table-cell>
          <table:table-cell table:style-name="ce20" table:formula="of:=[.V$28]" office:value-type="float" office:value="0.9512507678089" calcext:value-type="float">
            <text:p>1</text:p>
          </table:table-cell>
          <table:table-cell table:style-name="ce20" table:formula="of:=[.W$28]" office:value-type="float" office:value="0.9487222781347" calcext:value-type="float">
            <text:p>1</text:p>
          </table:table-cell>
          <table:table-cell table:style-name="ce20" table:formula="of:=[.X$28]" office:value-type="float" office:value="0.946009549783023" calcext:value-type="float">
            <text:p>1</text:p>
          </table:table-cell>
          <table:table-cell table:style-name="ce20" table:formula="of:=[.Y$28]" office:value-type="float" office:value="0.943293861753797" calcext:value-type="float">
            <text:p>1</text:p>
          </table:table-cell>
          <table:table-cell table:style-name="ce20" table:formula="of:=[.Z$28]" office:value-type="float" office:value="0.940232434571156" calcext:value-type="float">
            <text:p>1</text:p>
          </table:table-cell>
          <table:table-cell table:style-name="ce20" table:formula="of:=[.AA$28]" office:value-type="float" office:value="0.936265447549477" calcext:value-type="float">
            <text:p>1</text:p>
          </table:table-cell>
          <table:table-cell table:style-name="ce20" table:formula="of:=[.AB$28]" office:value-type="float" office:value="1.16448851822196" calcext:value-type="float">
            <text:p>1</text:p>
          </table:table-cell>
          <table:table-cell table:style-name="ce20" table:formula="of:=[.AC$28]" office:value-type="float" office:value="1.161095609094" calcext:value-type="float">
            <text:p>1</text:p>
          </table:table-cell>
          <table:table-cell table:style-name="ce20" table:formula="of:=[.AD$28]" office:value-type="float" office:value="1.16033333804422" calcext:value-type="float">
            <text:p>1</text:p>
          </table:table-cell>
          <table:table-cell table:style-name="ce20" table:formula="of:=[.AE$28]" office:value-type="float" office:value="1.15959454502457" calcext:value-type="float">
            <text:p>1</text:p>
          </table:table-cell>
          <table:table-cell table:style-name="ce20" table:formula="of:=[.AF$28]" office:value-type="float" office:value="1.15886738047486" calcext:value-type="float">
            <text:p>1</text:p>
          </table:table-cell>
          <table:table-cell table:style-name="ce20" table:formula="of:=[.AG$28]" office:value-type="float" office:value="1.158178718437" calcext:value-type="float">
            <text:p>1</text:p>
          </table:table-cell>
          <table:table-cell table:style-name="ce20" table:formula="of:=[.AH$28]" office:value-type="float" office:value="1.189034282338" calcext:value-type="float">
            <text:p>1</text:p>
          </table:table-cell>
          <table:table-cell table:style-name="ce20" table:formula="of:=[.AI$28]" office:value-type="float" office:value="1.188711960353" calcext:value-type="float">
            <text:p>1</text:p>
          </table:table-cell>
          <table:table-cell table:style-name="ce20" table:formula="of:=[.AJ$28]" office:value-type="float" office:value="1.188362560156" calcext:value-type="float">
            <text:p>1</text:p>
          </table:table-cell>
          <table:table-cell table:style-name="ce20" table:formula="of:=[.AK$28]" office:value-type="float" office:value="1.188111475393" calcext:value-type="float">
            <text:p>1</text:p>
          </table:table-cell>
          <table:table-cell table:style-name="ce20" table:formula="of:=[.AL$28]" office:value-type="float" office:value="1.187882956969" calcext:value-type="float">
            <text:p>1</text:p>
          </table:table-cell>
          <table:table-cell table:style-name="ce20" table:formula="of:=[.AM$28]" office:value-type="float" office:value="1.055606139825" calcext:value-type="float">
            <text:p>1</text:p>
          </table:table-cell>
          <table:table-cell table:style-name="ce20" table:formula="of:=[.AN$28]" office:value-type="float" office:value="1.053605636856" calcext:value-type="float">
            <text:p>1</text:p>
          </table:table-cell>
          <table:table-cell table:style-name="ce20" table:formula="of:=[.AO$28]" office:value-type="float" office:value="1.051391840763" calcext:value-type="float">
            <text:p>1</text:p>
          </table:table-cell>
          <table:table-cell table:style-name="ce20" table:formula="of:=[.AP$28]" office:value-type="float" office:value="1.04919264488033" calcext:value-type="float">
            <text:p>1</text:p>
          </table:table-cell>
          <table:table-cell table:style-name="ce20" table:formula="of:=[.AQ$28]" office:value-type="float" office:value="1.047054214179" calcext:value-type="float">
            <text:p>1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20" table:formula="of:=SUM([.C$92:.C$97])" office:value-type="float" office:value="36.4454761956441" calcext:value-type="float">
            <text:p>36</text:p>
          </table:table-cell>
          <table:table-cell table:style-name="ce20" table:formula="of:=SUM([.D$92:.D$97])" office:value-type="float" office:value="62.6348041584911" calcext:value-type="float">
            <text:p>63</text:p>
          </table:table-cell>
          <table:table-cell table:style-name="ce20" table:formula="of:=SUM([.E$92:.E$97])" office:value-type="float" office:value="59.3227528671928" calcext:value-type="float">
            <text:p>59</text:p>
          </table:table-cell>
          <table:table-cell table:style-name="ce20" table:formula="of:=SUM([.F$92:.F$97])" office:value-type="float" office:value="72.215631358098" calcext:value-type="float">
            <text:p>72</text:p>
          </table:table-cell>
          <table:table-cell table:style-name="ce20" table:formula="of:=SUM([.G$92:.G$97])" office:value-type="float" office:value="85.2702865588448" calcext:value-type="float">
            <text:p>85</text:p>
          </table:table-cell>
          <table:table-cell table:style-name="ce20" table:formula="of:=SUM([.H$92:.H$97])" office:value-type="float" office:value="90.4671759358511" calcext:value-type="float">
            <text:p>90</text:p>
          </table:table-cell>
          <table:table-cell table:style-name="ce20" table:formula="of:=SUM([.I$92:.I$97])" office:value-type="float" office:value="171.050520015697" calcext:value-type="float">
            <text:p>171</text:p>
          </table:table-cell>
          <table:table-cell table:style-name="ce20" table:formula="of:=SUM([.J$92:.J$97])" office:value-type="float" office:value="161.74147865377" calcext:value-type="float">
            <text:p>162</text:p>
          </table:table-cell>
          <table:table-cell table:style-name="ce20" table:formula="of:=SUM([.K$92:.K$97])" office:value-type="float" office:value="149.152629450903" calcext:value-type="float">
            <text:p>149</text:p>
          </table:table-cell>
          <table:table-cell table:style-name="ce20" table:formula="of:=SUM([.L$92:.L$97])" office:value-type="float" office:value="145.754604746614" calcext:value-type="float">
            <text:p>146</text:p>
          </table:table-cell>
          <table:table-cell table:style-name="ce20" table:formula="of:=SUM([.M$92:.M$97])" office:value-type="float" office:value="137.364782229177" calcext:value-type="float">
            <text:p>137</text:p>
          </table:table-cell>
          <table:table-cell table:style-name="ce20" table:formula="of:=SUM([.N$92:.N$97])" office:value-type="float" office:value="140.87083964879" calcext:value-type="float">
            <text:p>141</text:p>
          </table:table-cell>
          <table:table-cell table:style-name="ce20" table:formula="of:=SUM([.O$92:.O$97])" office:value-type="float" office:value="137.623921342605" calcext:value-type="float">
            <text:p>138</text:p>
          </table:table-cell>
          <table:table-cell table:style-name="ce20" table:formula="of:=SUM([.P$92:.P$97])" office:value-type="float" office:value="111.653550406555" calcext:value-type="float">
            <text:p>112</text:p>
          </table:table-cell>
          <table:table-cell table:style-name="ce20" table:formula="of:=SUM([.Q$92:.Q$97])" office:value-type="float" office:value="96.1811925111893" calcext:value-type="float">
            <text:p>96</text:p>
          </table:table-cell>
          <table:table-cell table:style-name="ce20" table:formula="of:=SUM([.R$92:.R$97])" office:value-type="float" office:value="81.6984234926104" calcext:value-type="float">
            <text:p>82</text:p>
          </table:table-cell>
          <table:table-cell table:style-name="ce20" table:formula="of:=SUM([.S$92:.S$97])" office:value-type="float" office:value="71.4588182212336" calcext:value-type="float">
            <text:p>71</text:p>
          </table:table-cell>
          <table:table-cell table:style-name="ce20" table:formula="of:=SUM([.T$92:.T$97])" office:value-type="float" office:value="62.2400035857371" calcext:value-type="float">
            <text:p>62</text:p>
          </table:table-cell>
          <table:table-cell table:style-name="ce20" table:formula="of:=SUM([.U$92:.U$97])" office:value-type="float" office:value="57.3520689067769" calcext:value-type="float">
            <text:p>57</text:p>
          </table:table-cell>
          <table:table-cell table:style-name="ce20" table:formula="of:=SUM([.V$92:.V$97])" office:value-type="float" office:value="50.7632849325671" calcext:value-type="float">
            <text:p>51</text:p>
          </table:table-cell>
          <table:table-cell table:style-name="ce20" table:formula="of:=SUM([.W$92:.W$97])" office:value-type="float" office:value="46.3347855595998" calcext:value-type="float">
            <text:p>46</text:p>
          </table:table-cell>
          <table:table-cell table:style-name="ce20" table:formula="of:=SUM([.X$92:.X$97])" office:value-type="float" office:value="46.5540007768039" calcext:value-type="float">
            <text:p>47</text:p>
          </table:table-cell>
          <table:table-cell table:style-name="ce20" table:formula="of:=SUM([.Y$92:.Y$97])" office:value-type="float" office:value="46.5908752654327" calcext:value-type="float">
            <text:p>47</text:p>
          </table:table-cell>
          <table:table-cell table:style-name="ce20" table:formula="of:=SUM([.Z$92:.Z$97])" office:value-type="float" office:value="46.378037437444" calcext:value-type="float">
            <text:p>46</text:p>
          </table:table-cell>
          <table:table-cell table:style-name="ce20" table:formula="of:=SUM([.AA$92:.AA$97])" office:value-type="float" office:value="46.6512047825096" calcext:value-type="float">
            <text:p>47</text:p>
          </table:table-cell>
          <table:table-cell table:style-name="ce20" table:formula="of:=SUM([.AB$92:.AB$97])" office:value-type="float" office:value="66.2081959582253" calcext:value-type="float">
            <text:p>66</text:p>
          </table:table-cell>
          <table:table-cell table:style-name="ce20" table:formula="of:=SUM([.AC$92:.AC$97])" office:value-type="float" office:value="65.0292718808909" calcext:value-type="float">
            <text:p>65</text:p>
          </table:table-cell>
          <table:table-cell table:style-name="ce20" table:formula="of:=SUM([.AD$92:.AD$97])" office:value-type="float" office:value="64.6722661385247" calcext:value-type="float">
            <text:p>65</text:p>
          </table:table-cell>
          <table:table-cell table:style-name="ce20" table:formula="of:=SUM([.AE$92:.AE$97])" office:value-type="float" office:value="64.7561525767099" calcext:value-type="float">
            <text:p>65</text:p>
          </table:table-cell>
          <table:table-cell table:style-name="ce20" table:formula="of:=SUM([.AF$92:.AF$97])" office:value-type="float" office:value="65.4773672547919" calcext:value-type="float">
            <text:p>65</text:p>
          </table:table-cell>
          <table:table-cell table:style-name="ce20" table:formula="of:=SUM([.AG$92:.AG$97])" office:value-type="float" office:value="65.9702069923401" calcext:value-type="float">
            <text:p>66</text:p>
          </table:table-cell>
          <table:table-cell table:style-name="ce20" table:formula="of:=SUM([.AH$92:.AH$97])" office:value-type="float" office:value="62.4644256984523" calcext:value-type="float">
            <text:p>62</text:p>
          </table:table-cell>
          <table:table-cell table:style-name="ce20" table:formula="of:=SUM([.AI$92:.AI$97])" office:value-type="float" office:value="62.218613715523" calcext:value-type="float">
            <text:p>62</text:p>
          </table:table-cell>
          <table:table-cell table:style-name="ce20" table:formula="of:=SUM([.AJ$92:.AJ$97])" office:value-type="float" office:value="62.0012239465504" calcext:value-type="float">
            <text:p>62</text:p>
          </table:table-cell>
          <table:table-cell table:style-name="ce20" table:formula="of:=SUM([.AK$92:.AK$97])" office:value-type="float" office:value="61.5191551601766" calcext:value-type="float">
            <text:p>62</text:p>
          </table:table-cell>
          <table:table-cell table:style-name="ce20" table:formula="of:=SUM([.AL$92:.AL$97])" office:value-type="float" office:value="61.0026200577351" calcext:value-type="float">
            <text:p>61</text:p>
          </table:table-cell>
          <table:table-cell table:style-name="ce20" table:formula="of:=SUM([.AM$92:.AM$97])" office:value-type="float" office:value="59.809120105396" calcext:value-type="float">
            <text:p>60</text:p>
          </table:table-cell>
          <table:table-cell table:style-name="ce20" table:formula="of:=SUM([.AN$92:.AN$97])" office:value-type="float" office:value="60.1077546149772" calcext:value-type="float">
            <text:p>60</text:p>
          </table:table-cell>
          <table:table-cell table:style-name="ce20" table:formula="of:=SUM([.AO$92:.AO$97])" office:value-type="float" office:value="60.1104900314008" calcext:value-type="float">
            <text:p>60</text:p>
          </table:table-cell>
          <table:table-cell table:style-name="ce20" table:formula="of:=SUM([.AP$92:.AP$97])" office:value-type="float" office:value="59.9441115199979" calcext:value-type="float">
            <text:p>60</text:p>
          </table:table-cell>
          <table:table-cell table:style-name="ce20" table:formula="of:=SUM([.AQ$92:.AQ$97])" office:value-type="float" office:value="59.6456608824255" calcext:value-type="float">
            <text:p>60</text:p>
          </table:table-cell>
          <table:table-cell table:number-columns-repeated="98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1" fo:font-family="Arial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18cm 0.053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NV_5f_global" style:display-name="Normal_INV_glob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0:38:29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_5f_global" style:display-name="PageStyle_INV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" style:display-name="PageStyle_INV_renov_g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syst" style:display-name="PageStyle_INV_sy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" style:display-name="PageStyle_Inv_type_DGEC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1" style:display-name="PageStyle_Inv_type_DGEC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" style:display-name="PageStyle_INV_renov_geste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1" style:display-name="PageStyle_INV_renov_geste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2" style:display-name="PageStyle_INV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" style:display-name="PageStyle_surfaces_renov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" style:display-name="PageStyle_surfaces_renov_syst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1" style:display-name="PageStyle_surfaces_renov_syst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2" style:display-name="PageStyle_surfaces_renov_syst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" style:display-name="PageStyle_INV_syst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1" style:display-name="PageStyle_INV_syst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3" style:display-name="PageStyle_INV_renov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" style:display-name="PageStyle_Inv_type_DGEC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_20_1" style:display-name="PageStyle_Inv_type_DGEC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" style:display-name="PageStyle_INV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1" style:display-name="PageStyle_INV_renov_geste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2" style:display-name="PageStyle_INV_renov_geste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E" style:display-name="PageStyle_surfaces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E" style:display-name="PageStyle_INV_syst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" style:display-name="PageStyle_surfaces_renov_syst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1" style:display-name="PageStyle_surfaces_renov_syst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2" style:display-name="PageStyle_surfaces_renov_syst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2" style:display-name="PageStyle_Inv_type_DGEC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4" style:display-name="PageStyle_INV_renov_geste_AM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1" style:display-name="PageStyle_surfaces_renov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2" style:display-name="PageStyle_INV_syst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3" style:display-name="PageStyle_surfaces_renov_syst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3" style:display-name="PageStyle_Inv_type_DGEC_AM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4" style:display-name="PageStyle_Inv_type_DGEC_AM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3" style:display-name="PageStyle_INV_syst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4" style:display-name="PageStyle_surfaces_renov_syst_AM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5" style:display-name="PageStyle_INV_renov_geste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2" style:display-name="PageStyle_surfaces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4" style:display-name="PageStyle_INV_syst_geste_AM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5" style:display-name="PageStyle_Inv_type_DGEC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6" style:display-name="PageStyle_Inv_type_DGEC_AMS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6" style:display-name="PageStyle_INV_renov_geste_AMS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3" style:display-name="PageStyle_surfaces_renov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5" style:display-name="PageStyle_INV_syst_geste_AMS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5" style:display-name="PageStyle_surfaces_renov_syst_AMS 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MONT Bruno</meta:initial-creator>
    <meta:creation-date>2018-02-13T08:28:57</meta:creation-date>
    <dc:date>2018-09-28T17:04:16.712000000</dc:date>
    <meta:generator>LibreOffice/4.3.7.2$Windows_x86 LibreOffice_project/8a35821d8636a03b8bf4e15b48f59794652c68ba</meta:generator>
    <meta:editing-duration>P4DT13H21M9S</meta:editing-duration>
    <meta:editing-cycles>8</meta:editing-cycles>
    <meta:document-statistic meta:table-count="5" meta:cell-count="745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